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4272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3335in"/>
    </style:style>
    <style:style style:name="co11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0.3957in"/>
    </style:style>
    <style:style style:name="co19" style:family="table-column">
      <style:table-column-properties fo:break-before="auto" style:column-width="0.3646in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502in" fo:break-before="auto" style:use-optimal-row-height="true"/>
    </style:style>
    <style:style style:name="ro4" style:family="table-row">
      <style:table-row-properties style:row-height="0.55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6" style:family="table-cell" style:parent-style-name="Default" style:data-style-name="N11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 style:data-style-name="N11"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 style:data-style-name="N1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 style:data-style-name="N11">
      <style:table-cell-properties fo:wrap-option="wrap" style:vertical-align="botto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adcb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adcb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 style:data-style-name="N2">
      <style:table-cell-properties fo:background-color="#fadcb3" style:text-align-source="fix" style:repeat-content="false" fo:wrap-option="no-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adcb3" fo:wrap-option="no-wrap" style:vertical-align="bottom"/>
    </style:style>
    <style:style style:name="ce18" style:family="table-cell" style:parent-style-name="Default">
      <style:table-cell-properties fo:background-color="#fadcb3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 style:data-style-name="N11">
      <style:table-cell-properties fo:background-color="#fadcb3" style:text-align-source="fix" style:repeat-content="false"/>
      <style:paragraph-properties fo:text-align="start"/>
      <style:text-properties fo:color="#000000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0" style:family="table-cell" style:parent-style-name="Default" style:data-style-name="N2">
      <style:table-cell-properties fo:background-color="#fadcb3"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no-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bold" style:font-style-complex="normal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weight="normal"/>
    </style:style>
    <style:style style:name="ce35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7" style:family="table-cell" style:parent-style-name="Default" style:data-style-name="N2">
      <style:table-cell-properties fo:background-color="#fadcb3"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11">
      <style:table-cell-properties fo:background-color="#fadcb3" style:text-align-source="fix" style:repeat-content="false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Droid Sans Fallback" style:font-size-asian="10pt" style:font-style-asian="normal" style:font-weight-asian="normal" style:font-name-complex="Arial1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Tri 1 2010" table:style-name="ta1">
        <office:forms form:automatic-focus="false" form:apply-design-mode="false"/>
        <table:table-column table:style-name="co5" table:visibility="collapse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9"/>
        <table:table-column table:style-name="co8" table:default-cell-style-name="ce20"/>
        <table:table-column table:style-name="co9" table:default-cell-style-name="ce21"/>
        <table:table-column table:style-name="co10" table:default-cell-style-name="ce33"/>
        <table:table-column table:style-name="co5" table:default-cell-style-name="ce33"/>
        <table:table-column table:style-name="co10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6" table:default-cell-style-name="ce33"/>
        <table:table-column table:style-name="co5" table:default-cell-style-name="ce33"/>
        <table:table-column table:style-name="co16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7" table:default-cell-style-name="ce33"/>
        <table:table-column table:style-name="co5" table:default-cell-style-name="ce33"/>
        <table:table-column table:style-name="co17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8" table:default-cell-style-name="ce33"/>
        <table:table-column table:style-name="co5" table:default-cell-style-name="ce33"/>
        <table:table-column table:style-name="co18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9" table:default-cell-style-name="ce33"/>
        <table:table-column table:style-name="co5" table:default-cell-style-name="ce33"/>
        <table:table-column table:style-name="co19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5" table:number-columns-repeated="993" table:default-cell-style-name="Default"/>
        <table:table-row table:style-name="ro4"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Student Name</text:p>
          </table:table-cell>
          <table:table-cell table:style-name="ce14" office:value-type="string">
            <text:p>username</text:p>
          </table:table-cell>
          <table:table-cell table:style-name="ce14" office:value-type="string">
            <text:p>Marking Period Grade (%)</text:p>
          </table:table-cell>
          <table:table-cell table:style-name="ce14" office:value-type="string">
            <text:p>Total</text:p>
            <text:p>Points</text:p>
          </table:table-cell>
          <table:table-cell table:style-name="ce13" office:value-type="string">
            <text:p>Comment</text:p>
            <text:p>Codes</text:p>
          </table:table-cell>
          <table:table-cell table:style-name="ce32" office:value-type="string">
            <text:p>→</text:p>
            <text:p>[IA]</text:p>
            <text:p>→</text:p>
          </table:table-cell>
          <table:table-cell table:style-name="ce34"/>
          <table:table-cell table:style-name="ce32" office:value-type="string">
            <text:p>←</text:p>
            <text:p>[IA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Interim Assessment Total Points</text:p>
          </table:table-cell>
          <table:table-cell table:style-name="ce32" office:value-type="string">
            <text:p>→</text:p>
            <text:p>[TQ]</text:p>
            <text:p>→</text:p>
          </table:table-cell>
          <table:table-cell table:style-name="ce34"/>
          <table:table-cell table:style-name="ce32" office:value-type="string">
            <text:p>←</text:p>
            <text:p>[TQ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Tests and Quizzes Total Points</text:p>
          </table:table-cell>
          <table:table-cell table:style-name="ce32" office:value-type="string">
            <text:p>→</text:p>
            <text:p>[CPN]</text:p>
            <text:p>→</text:p>
          </table:table-cell>
          <table:table-cell table:style-name="ce34"/>
          <table:table-cell table:style-name="ce32" office:value-type="string">
            <text:p>←</text:p>
            <text:p>[CPN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Class Participation Total Points</text:p>
          </table:table-cell>
          <table:table-cell table:style-name="ce32" office:value-type="string">
            <text:p>→</text:p>
            <text:p>[HW]</text:p>
            <text:p>→</text:p>
          </table:table-cell>
          <table:table-cell table:style-name="ce34"/>
          <table:table-cell table:style-name="ce32" office:value-type="string">
            <text:p>←</text:p>
            <text:p>[HW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Homework Total Points</text:p>
          </table:table-cell>
          <table:table-cell table:style-name="ce32" office:value-type="string">
            <text:p>→</text:p>
            <text:p>[DP]</text:p>
            <text:p>→</text:p>
          </table:table-cell>
          <table:table-cell table:style-name="ce34"/>
          <table:table-cell table:style-name="ce32" office:value-type="string">
            <text:p>←</text:p>
            <text:p>[DP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Departmental Project Total Points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ri 1 2010</text:p>
          </table:table-cell>
          <table:table-cell table:style-name="ce15" office:value-type="string">
            <text:p>[Points Possible]</text:p>
          </table:table-cell>
          <table:table-cell table:style-name="ce18" table:number-columns-repeated="2"/>
          <table:table-cell table:formula="of:=SUM(IF(SUM([.G$2:.I$2]);[.J2];0);IF(SUM([.L$2:.N$2]);[.O2];0);IF(SUM([.Q$2:.S$2]);[.T2];0);IF(SUM([.V$2:.X$2]);[.Y2];0);IF(SUM([.AA$2:.AC$2]);[.AD2];0))" office:value-type="float" office:value="0">
            <text:p>0.00</text:p>
          </table:table-cell>
          <table:table-cell table:style-name="Default"/>
          <table:table-cell/>
          <table:table-cell table:style-name="ce35"/>
          <table:table-cell/>
          <table:table-cell table:style-name="ce35" table:formula="of:=[.K2]" office:value-type="float" office:value="20">
            <text:p>20.00</text:p>
          </table:table-cell>
          <table:table-cell table:formula="of:=VLOOKUP(LEFT([.K1];(LEN([.K1])-[.$A$3]));['Category Weights'.$A$1:.$Y$16];MATCH([.$A$2];['Category Weights'.$A$1:.$Y$1];0);0)*100" office:value-type="float" office:value="20">
            <text:p>20.00</text:p>
          </table:table-cell>
          <table:table-cell/>
          <table:table-cell table:style-name="ce35"/>
          <table:table-cell/>
          <table:table-cell table:style-name="ce35" table:formula="of:=[.P2]" office:value-type="float" office:value="26.6666666666667">
            <text:p>26.67</text:p>
          </table:table-cell>
          <table:table-cell table:formula="of:=VLOOKUP(LEFT([.P1];(LEN([.P1])-[.$A$3]));['Category Weights'.$A$1:.$Y$16];MATCH([.$A$2];['Category Weights'.$A$1:.$Y$1];0);0)*100" office:value-type="float" office:value="26.6666666666667">
            <text:p>26.67</text:p>
          </table:table-cell>
          <table:table-cell/>
          <table:table-cell table:style-name="ce35"/>
          <table:table-cell/>
          <table:table-cell table:style-name="ce35" table:formula="of:=[.U2]" office:value-type="float" office:value="10.6666666666667">
            <text:p>10.67</text:p>
          </table:table-cell>
          <table:table-cell table:formula="of:=VLOOKUP(LEFT([.U1];(LEN([.U1])-[.$A$3]));['Category Weights'.$A$1:.$Y$16];MATCH([.$A$2];['Category Weights'.$A$1:.$Y$1];0);0)*100" office:value-type="float" office:value="10.6666666666667">
            <text:p>10.67</text:p>
          </table:table-cell>
          <table:table-cell/>
          <table:table-cell table:style-name="ce35"/>
          <table:table-cell/>
          <table:table-cell table:style-name="ce35" table:formula="of:=[.Z2]" office:value-type="float" office:value="21.3333333333333">
            <text:p>21.33</text:p>
          </table:table-cell>
          <table:table-cell table:formula="of:=VLOOKUP(LEFT([.Z1];(LEN([.Z1])-[.$A$3]));['Category Weights'.$A$1:.$Y$16];MATCH([.$A$2];['Category Weights'.$A$1:.$Y$1];0);0)*100" office:value-type="float" office:value="21.3333333333333">
            <text:p>21.33</text:p>
          </table:table-cell>
          <table:table-cell/>
          <table:table-cell table:style-name="ce35"/>
          <table:table-cell/>
          <table:table-cell table:style-name="ce35" table:formula="of:=[.AE2]" office:value-type="float" office:value="21.3333333333333">
            <text:p>21.33</text:p>
          </table:table-cell>
          <table:table-cell table:formula="of:=VLOOKUP(LEFT([.AE1];(LEN([.AE1])-[.$A$3]));['Category Weights'.$A$1:.$Y$16];MATCH([.$A$2];['Category Weights'.$A$1:.$Y$1];0);0)*100" office:value-type="float" office:value="21.3333333333333">
            <text:p>21.33</text:p>
          </table:table-cell>
          <table:table-cell table:number-columns-repeated="993"/>
        </table:table-row>
        <table:table-row table:style-name="ro2">
          <table:table-cell table:style-name="ce2" table:formula="of:=LEN(&quot; Total Points&quot;)" office:value-type="float" office:value="13">
            <text:p>13</text:p>
          </table:table-cell>
          <table:table-cell table:style-name="ce16" office:value-type="string">
            <text:p>$students</text:p>
          </table:table-cell>
          <table:table-cell table:style-name="ce16" office:value-type="string">
            <text:p>$username</text:p>
          </table:table-cell>
          <table:table-cell table:formula="of:=IF(AND((LEN([.C3])&gt;0);SUM([.G3:.AF3]));([.E3]/SUM( IF(LEN([.J3])&gt;0;[.J$2];0); IF(LEN([.P3])&gt;0;[.P$2];0); IF(LEN([.U3])&gt;0;[.U$2];0); IF(LEN([.Z3])&gt;0;[.Z$2];0); IF(LEN([.AE3])&gt;0;[.AE$2];0) ));&quot;&quot;)">
            <text:p/>
          </table:table-cell>
          <table:table-cell table:formula="of:=IF(LEN([.C3]);SUM(IF(SUM([.G$2:.I$2]);[.J3];0);IF(SUM([.L$2:.N$2]);[.O3];0);IF(SUM([.Q$2:.S$2]);[.T3];0);IF(SUM([.V$2:.X$2]);[.Y3];0);IF(SUM([.AA$2:.AC$2]);[.AD3];0));&quot;&quot;)" office:value-type="float" office:value="0">
            <text:p>0.00</text:p>
          </table:table-cell>
          <table:table-cell table:number-columns-repeated="4"/>
          <table:table-cell table:formula="of:=IF(AND(COUNTA([.G3:.I3]);SUMIF([.G3:.I3];&quot;&lt;&gt;*&quot;;[.G$2:.I$2]));((SUMIF([.G3:.I3];&quot;&lt;&gt;*&quot;;[.G3:.I3])/SUMIF([.G3:.I3];&quot;&lt;&gt;*&quot;;[.G$2:.I$2]))*[.J$2]);&quot;&quot;)">
            <text:p/>
          </table:table-cell>
          <table:table-cell table:formula="of:=IF((LEN([.J3])=0);&quot;&quot;;CONCATENATE(ROUND([.J3];2);&quot; (&quot;;ROUND((([.J3]/[.J$2])*100);2);&quot;%)&quot;))">
            <text:p/>
          </table:table-cell>
          <table:table-cell table:number-columns-repeated="3"/>
          <table:table-cell table:formula="of:=IF(AND(COUNTA([.L3:.N3]);SUMIF([.L3:.N3];&quot;&lt;&gt;*&quot;;[.L$2:.N$2]));((SUMIF([.L3:.N3];&quot;&lt;&gt;*&quot;;[.L3:.N3])/SUMIF([.L3:.N3];&quot;&lt;&gt;*&quot;;[.L$2:.N$2]))*[.O$2]);&quot;&quot;)">
            <text:p/>
          </table:table-cell>
          <table:table-cell table:formula="of:=IF((LEN([.O3])=0);&quot;&quot;;CONCATENATE(ROUND([.O3];2);&quot; (&quot;;ROUND((([.O3]/[.O$2])*100);2);&quot;%)&quot;))">
            <text:p/>
          </table:table-cell>
          <table:table-cell table:number-columns-repeated="3"/>
          <table:table-cell table:formula="of:=IF(AND(COUNTA([.Q3:.S3]);SUMIF([.Q3:.S3];&quot;&lt;&gt;*&quot;;[.Q$2:.S$2]));((SUMIF([.Q3:.S3];&quot;&lt;&gt;*&quot;;[.Q3:.S3])/SUMIF([.Q3:.S3];&quot;&lt;&gt;*&quot;;[.Q$2:.S$2]))*[.T$2]);&quot;&quot;)">
            <text:p/>
          </table:table-cell>
          <table:table-cell table:formula="of:=IF((LEN([.T3])=0);&quot;&quot;;CONCATENATE(ROUND([.T3];2);&quot; (&quot;;ROUND((([.T3]/[.T$2])*100);2);&quot;%)&quot;))">
            <text:p/>
          </table:table-cell>
          <table:table-cell table:number-columns-repeated="3"/>
          <table:table-cell table:formula="of:=IF(AND(COUNTA([.V3:.X3]);SUMIF([.V3:.X3];&quot;&lt;&gt;*&quot;;[.V$2:.X$2]));((SUMIF([.V3:.X3];&quot;&lt;&gt;*&quot;;[.V3:.X3])/SUMIF([.V3:.X3];&quot;&lt;&gt;*&quot;;[.V$2:.X$2]))*[.Y$2]);&quot;&quot;)">
            <text:p/>
          </table:table-cell>
          <table:table-cell table:formula="of:=IF((LEN([.Y3])=0);&quot;&quot;;CONCATENATE(ROUND([.Y3];2);&quot; (&quot;;ROUND((([.Y3]/[.Y$2])*100);2);&quot;%)&quot;))">
            <text:p/>
          </table:table-cell>
          <table:table-cell table:number-columns-repeated="3"/>
          <table:table-cell table:formula="of:=IF(AND(COUNTA([.AA3:.AC3]);SUMIF([.AA3:.AC3];&quot;&lt;&gt;*&quot;;[.AA$2:.AC$2]));((SUMIF([.AA3:.AC3];&quot;&lt;&gt;*&quot;;[.AA3:.AC3])/SUMIF([.AA3:.AC3];&quot;&lt;&gt;*&quot;;[.AA$2:.AC$2]))*[.AD$2]);&quot;&quot;)">
            <text:p/>
          </table:table-cell>
          <table:table-cell table:formula="of:=IF((LEN([.AD3])=0);&quot;&quot;;CONCATENATE(ROUND([.AD3];2);&quot; (&quot;;ROUND((([.AD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4])&gt;0);SUM([.G4:.AF4]));([.E4]/SUM( IF(LEN([.J4])&gt;0;[.J$2];0); IF(LEN([.P4])&gt;0;[.P$2];0); IF(LEN([.U4])&gt;0;[.U$2];0); IF(LEN([.Z4])&gt;0;[.Z$2];0); IF(LEN([.AE4])&gt;0;[.AE$2];0) ));&quot;&quot;)">
            <text:p/>
          </table:table-cell>
          <table:table-cell table:formula="of:=IF(LEN([.C4]);SUM(IF(SUM([.G$2:.I$2]);[.J4];0);IF(SUM([.L$2:.N$2]);[.O4];0);IF(SUM([.Q$2:.S$2]);[.T4];0);IF(SUM([.V$2:.X$2]);[.Y4];0);IF(SUM([.AA$2:.AC$2]);[.AD4];0));&quot;&quot;)">
            <text:p/>
          </table:table-cell>
          <table:table-cell table:number-columns-repeated="4"/>
          <table:table-cell table:formula="of:=IF(AND(COUNTA([.G4:.I4]);SUMIF([.G4:.I4];&quot;&lt;&gt;*&quot;;[.G$2:.I$2]));((SUMIF([.G4:.I4];&quot;&lt;&gt;*&quot;;[.G4:.I4])/SUMIF([.G4:.I4];&quot;&lt;&gt;*&quot;;[.G$2:.I$2]))*[.J$2]);&quot;&quot;)">
            <text:p/>
          </table:table-cell>
          <table:table-cell table:formula="of:=IF((LEN([.J4])=0);&quot;&quot;;CONCATENATE(ROUND([.J4];2);&quot; (&quot;;ROUND((([.J4]/[.J$2])*100);2);&quot;%)&quot;))">
            <text:p/>
          </table:table-cell>
          <table:table-cell table:number-columns-repeated="3"/>
          <table:table-cell table:formula="of:=IF(AND(COUNTA([.L4:.N4]);SUMIF([.L4:.N4];&quot;&lt;&gt;*&quot;;[.L$2:.N$2]));((SUMIF([.L4:.N4];&quot;&lt;&gt;*&quot;;[.L4:.N4])/SUMIF([.L4:.N4];&quot;&lt;&gt;*&quot;;[.L$2:.N$2]))*[.O$2]);&quot;&quot;)">
            <text:p/>
          </table:table-cell>
          <table:table-cell table:formula="of:=IF((LEN([.O4])=0);&quot;&quot;;CONCATENATE(ROUND([.O4];2);&quot; (&quot;;ROUND((([.O4]/[.O$2])*100);2);&quot;%)&quot;))">
            <text:p/>
          </table:table-cell>
          <table:table-cell table:number-columns-repeated="3"/>
          <table:table-cell table:formula="of:=IF(AND(COUNTA([.Q4:.S4]);SUMIF([.Q4:.S4];&quot;&lt;&gt;*&quot;;[.Q$2:.S$2]));((SUMIF([.Q4:.S4];&quot;&lt;&gt;*&quot;;[.Q4:.S4])/SUMIF([.Q4:.S4];&quot;&lt;&gt;*&quot;;[.Q$2:.S$2]))*[.T$2]);&quot;&quot;)">
            <text:p/>
          </table:table-cell>
          <table:table-cell table:formula="of:=IF((LEN([.T4])=0);&quot;&quot;;CONCATENATE(ROUND([.T4];2);&quot; (&quot;;ROUND((([.T4]/[.T$2])*100);2);&quot;%)&quot;))">
            <text:p/>
          </table:table-cell>
          <table:table-cell table:number-columns-repeated="3"/>
          <table:table-cell table:formula="of:=IF(AND(COUNTA([.V4:.X4]);SUMIF([.V4:.X4];&quot;&lt;&gt;*&quot;;[.V$2:.X$2]));((SUMIF([.V4:.X4];&quot;&lt;&gt;*&quot;;[.V4:.X4])/SUMIF([.V4:.X4];&quot;&lt;&gt;*&quot;;[.V$2:.X$2]))*[.Y$2]);&quot;&quot;)">
            <text:p/>
          </table:table-cell>
          <table:table-cell table:formula="of:=IF((LEN([.Y4])=0);&quot;&quot;;CONCATENATE(ROUND([.Y4];2);&quot; (&quot;;ROUND((([.Y4]/[.Y$2])*100);2);&quot;%)&quot;))">
            <text:p/>
          </table:table-cell>
          <table:table-cell table:number-columns-repeated="3"/>
          <table:table-cell table:formula="of:=IF(AND(COUNTA([.AA4:.AC4]);SUMIF([.AA4:.AC4];&quot;&lt;&gt;*&quot;;[.AA$2:.AC$2]));((SUMIF([.AA4:.AC4];&quot;&lt;&gt;*&quot;;[.AA4:.AC4])/SUMIF([.AA4:.AC4];&quot;&lt;&gt;*&quot;;[.AA$2:.AC$2]))*[.AD$2]);&quot;&quot;)">
            <text:p/>
          </table:table-cell>
          <table:table-cell table:formula="of:=IF((LEN([.AD4])=0);&quot;&quot;;CONCATENATE(ROUND([.AD4];2);&quot; (&quot;;ROUND((([.AD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5])&gt;0);SUM([.G5:.AF5]));([.E5]/SUM( IF(LEN([.J5])&gt;0;[.J$2];0); IF(LEN([.P5])&gt;0;[.P$2];0); IF(LEN([.U5])&gt;0;[.U$2];0); IF(LEN([.Z5])&gt;0;[.Z$2];0); IF(LEN([.AE5])&gt;0;[.AE$2];0) ));&quot;&quot;)">
            <text:p/>
          </table:table-cell>
          <table:table-cell table:formula="of:=IF(LEN([.C5]);SUM(IF(SUM([.G$2:.I$2]);[.J5];0);IF(SUM([.L$2:.N$2]);[.O5];0);IF(SUM([.Q$2:.S$2]);[.T5];0);IF(SUM([.V$2:.X$2]);[.Y5];0);IF(SUM([.AA$2:.AC$2]);[.AD5];0));&quot;&quot;)">
            <text:p/>
          </table:table-cell>
          <table:table-cell table:number-columns-repeated="4"/>
          <table:table-cell table:formula="of:=IF(AND(COUNTA([.G5:.I5]);SUMIF([.G5:.I5];&quot;&lt;&gt;*&quot;;[.G$2:.I$2]));((SUMIF([.G5:.I5];&quot;&lt;&gt;*&quot;;[.G5:.I5])/SUMIF([.G5:.I5];&quot;&lt;&gt;*&quot;;[.G$2:.I$2]))*[.J$2]);&quot;&quot;)">
            <text:p/>
          </table:table-cell>
          <table:table-cell table:formula="of:=IF((LEN([.J5])=0);&quot;&quot;;CONCATENATE(ROUND([.J5];2);&quot; (&quot;;ROUND((([.J5]/[.J$2])*100);2);&quot;%)&quot;))">
            <text:p/>
          </table:table-cell>
          <table:table-cell table:number-columns-repeated="3"/>
          <table:table-cell table:formula="of:=IF(AND(COUNTA([.L5:.N5]);SUMIF([.L5:.N5];&quot;&lt;&gt;*&quot;;[.L$2:.N$2]));((SUMIF([.L5:.N5];&quot;&lt;&gt;*&quot;;[.L5:.N5])/SUMIF([.L5:.N5];&quot;&lt;&gt;*&quot;;[.L$2:.N$2]))*[.O$2]);&quot;&quot;)">
            <text:p/>
          </table:table-cell>
          <table:table-cell table:formula="of:=IF((LEN([.O5])=0);&quot;&quot;;CONCATENATE(ROUND([.O5];2);&quot; (&quot;;ROUND((([.O5]/[.O$2])*100);2);&quot;%)&quot;))">
            <text:p/>
          </table:table-cell>
          <table:table-cell table:number-columns-repeated="3"/>
          <table:table-cell table:formula="of:=IF(AND(COUNTA([.Q5:.S5]);SUMIF([.Q5:.S5];&quot;&lt;&gt;*&quot;;[.Q$2:.S$2]));((SUMIF([.Q5:.S5];&quot;&lt;&gt;*&quot;;[.Q5:.S5])/SUMIF([.Q5:.S5];&quot;&lt;&gt;*&quot;;[.Q$2:.S$2]))*[.T$2]);&quot;&quot;)">
            <text:p/>
          </table:table-cell>
          <table:table-cell table:formula="of:=IF((LEN([.T5])=0);&quot;&quot;;CONCATENATE(ROUND([.T5];2);&quot; (&quot;;ROUND((([.T5]/[.T$2])*100);2);&quot;%)&quot;))">
            <text:p/>
          </table:table-cell>
          <table:table-cell table:number-columns-repeated="3"/>
          <table:table-cell table:formula="of:=IF(AND(COUNTA([.V5:.X5]);SUMIF([.V5:.X5];&quot;&lt;&gt;*&quot;;[.V$2:.X$2]));((SUMIF([.V5:.X5];&quot;&lt;&gt;*&quot;;[.V5:.X5])/SUMIF([.V5:.X5];&quot;&lt;&gt;*&quot;;[.V$2:.X$2]))*[.Y$2]);&quot;&quot;)">
            <text:p/>
          </table:table-cell>
          <table:table-cell table:formula="of:=IF((LEN([.Y5])=0);&quot;&quot;;CONCATENATE(ROUND([.Y5];2);&quot; (&quot;;ROUND((([.Y5]/[.Y$2])*100);2);&quot;%)&quot;))">
            <text:p/>
          </table:table-cell>
          <table:table-cell table:number-columns-repeated="3"/>
          <table:table-cell table:formula="of:=IF(AND(COUNTA([.AA5:.AC5]);SUMIF([.AA5:.AC5];&quot;&lt;&gt;*&quot;;[.AA$2:.AC$2]));((SUMIF([.AA5:.AC5];&quot;&lt;&gt;*&quot;;[.AA5:.AC5])/SUMIF([.AA5:.AC5];&quot;&lt;&gt;*&quot;;[.AA$2:.AC$2]))*[.AD$2]);&quot;&quot;)">
            <text:p/>
          </table:table-cell>
          <table:table-cell table:formula="of:=IF((LEN([.AD5])=0);&quot;&quot;;CONCATENATE(ROUND([.AD5];2);&quot; (&quot;;ROUND((([.AD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6])&gt;0);SUM([.G6:.AF6]));([.E6]/SUM( IF(LEN([.J6])&gt;0;[.J$2];0); IF(LEN([.P6])&gt;0;[.P$2];0); IF(LEN([.U6])&gt;0;[.U$2];0); IF(LEN([.Z6])&gt;0;[.Z$2];0); IF(LEN([.AE6])&gt;0;[.AE$2];0) ));&quot;&quot;)">
            <text:p/>
          </table:table-cell>
          <table:table-cell table:formula="of:=IF(LEN([.C6]);SUM(IF(SUM([.G$2:.I$2]);[.J6];0);IF(SUM([.L$2:.N$2]);[.O6];0);IF(SUM([.Q$2:.S$2]);[.T6];0);IF(SUM([.V$2:.X$2]);[.Y6];0);IF(SUM([.AA$2:.AC$2]);[.AD6];0));&quot;&quot;)">
            <text:p/>
          </table:table-cell>
          <table:table-cell table:number-columns-repeated="4"/>
          <table:table-cell table:formula="of:=IF(AND(COUNTA([.G6:.I6]);SUMIF([.G6:.I6];&quot;&lt;&gt;*&quot;;[.G$2:.I$2]));((SUMIF([.G6:.I6];&quot;&lt;&gt;*&quot;;[.G6:.I6])/SUMIF([.G6:.I6];&quot;&lt;&gt;*&quot;;[.G$2:.I$2]))*[.J$2]);&quot;&quot;)">
            <text:p/>
          </table:table-cell>
          <table:table-cell table:formula="of:=IF((LEN([.J6])=0);&quot;&quot;;CONCATENATE(ROUND([.J6];2);&quot; (&quot;;ROUND((([.J6]/[.J$2])*100);2);&quot;%)&quot;))">
            <text:p/>
          </table:table-cell>
          <table:table-cell table:number-columns-repeated="3"/>
          <table:table-cell table:formula="of:=IF(AND(COUNTA([.L6:.N6]);SUMIF([.L6:.N6];&quot;&lt;&gt;*&quot;;[.L$2:.N$2]));((SUMIF([.L6:.N6];&quot;&lt;&gt;*&quot;;[.L6:.N6])/SUMIF([.L6:.N6];&quot;&lt;&gt;*&quot;;[.L$2:.N$2]))*[.O$2]);&quot;&quot;)">
            <text:p/>
          </table:table-cell>
          <table:table-cell table:formula="of:=IF((LEN([.O6])=0);&quot;&quot;;CONCATENATE(ROUND([.O6];2);&quot; (&quot;;ROUND((([.O6]/[.O$2])*100);2);&quot;%)&quot;))">
            <text:p/>
          </table:table-cell>
          <table:table-cell table:number-columns-repeated="3"/>
          <table:table-cell table:formula="of:=IF(AND(COUNTA([.Q6:.S6]);SUMIF([.Q6:.S6];&quot;&lt;&gt;*&quot;;[.Q$2:.S$2]));((SUMIF([.Q6:.S6];&quot;&lt;&gt;*&quot;;[.Q6:.S6])/SUMIF([.Q6:.S6];&quot;&lt;&gt;*&quot;;[.Q$2:.S$2]))*[.T$2]);&quot;&quot;)">
            <text:p/>
          </table:table-cell>
          <table:table-cell table:formula="of:=IF((LEN([.T6])=0);&quot;&quot;;CONCATENATE(ROUND([.T6];2);&quot; (&quot;;ROUND((([.T6]/[.T$2])*100);2);&quot;%)&quot;))">
            <text:p/>
          </table:table-cell>
          <table:table-cell table:number-columns-repeated="3"/>
          <table:table-cell table:formula="of:=IF(AND(COUNTA([.V6:.X6]);SUMIF([.V6:.X6];&quot;&lt;&gt;*&quot;;[.V$2:.X$2]));((SUMIF([.V6:.X6];&quot;&lt;&gt;*&quot;;[.V6:.X6])/SUMIF([.V6:.X6];&quot;&lt;&gt;*&quot;;[.V$2:.X$2]))*[.Y$2]);&quot;&quot;)">
            <text:p/>
          </table:table-cell>
          <table:table-cell table:formula="of:=IF((LEN([.Y6])=0);&quot;&quot;;CONCATENATE(ROUND([.Y6];2);&quot; (&quot;;ROUND((([.Y6]/[.Y$2])*100);2);&quot;%)&quot;))">
            <text:p/>
          </table:table-cell>
          <table:table-cell table:number-columns-repeated="3"/>
          <table:table-cell table:formula="of:=IF(AND(COUNTA([.AA6:.AC6]);SUMIF([.AA6:.AC6];&quot;&lt;&gt;*&quot;;[.AA$2:.AC$2]));((SUMIF([.AA6:.AC6];&quot;&lt;&gt;*&quot;;[.AA6:.AC6])/SUMIF([.AA6:.AC6];&quot;&lt;&gt;*&quot;;[.AA$2:.AC$2]))*[.AD$2]);&quot;&quot;)">
            <text:p/>
          </table:table-cell>
          <table:table-cell table:formula="of:=IF((LEN([.AD6])=0);&quot;&quot;;CONCATENATE(ROUND([.AD6];2);&quot; (&quot;;ROUND((([.AD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7])&gt;0);SUM([.G7:.AF7]));([.E7]/SUM( IF(LEN([.J7])&gt;0;[.J$2];0); IF(LEN([.P7])&gt;0;[.P$2];0); IF(LEN([.U7])&gt;0;[.U$2];0); IF(LEN([.Z7])&gt;0;[.Z$2];0); IF(LEN([.AE7])&gt;0;[.AE$2];0) ));&quot;&quot;)">
            <text:p/>
          </table:table-cell>
          <table:table-cell table:formula="of:=IF(LEN([.C7]);SUM(IF(SUM([.G$2:.I$2]);[.J7];0);IF(SUM([.L$2:.N$2]);[.O7];0);IF(SUM([.Q$2:.S$2]);[.T7];0);IF(SUM([.V$2:.X$2]);[.Y7];0);IF(SUM([.AA$2:.AC$2]);[.AD7];0));&quot;&quot;)">
            <text:p/>
          </table:table-cell>
          <table:table-cell table:number-columns-repeated="4"/>
          <table:table-cell table:formula="of:=IF(AND(COUNTA([.G7:.I7]);SUMIF([.G7:.I7];&quot;&lt;&gt;*&quot;;[.G$2:.I$2]));((SUMIF([.G7:.I7];&quot;&lt;&gt;*&quot;;[.G7:.I7])/SUMIF([.G7:.I7];&quot;&lt;&gt;*&quot;;[.G$2:.I$2]))*[.J$2]);&quot;&quot;)">
            <text:p/>
          </table:table-cell>
          <table:table-cell table:formula="of:=IF((LEN([.J7])=0);&quot;&quot;;CONCATENATE(ROUND([.J7];2);&quot; (&quot;;ROUND((([.J7]/[.J$2])*100);2);&quot;%)&quot;))">
            <text:p/>
          </table:table-cell>
          <table:table-cell table:number-columns-repeated="3"/>
          <table:table-cell table:formula="of:=IF(AND(COUNTA([.L7:.N7]);SUMIF([.L7:.N7];&quot;&lt;&gt;*&quot;;[.L$2:.N$2]));((SUMIF([.L7:.N7];&quot;&lt;&gt;*&quot;;[.L7:.N7])/SUMIF([.L7:.N7];&quot;&lt;&gt;*&quot;;[.L$2:.N$2]))*[.O$2]);&quot;&quot;)">
            <text:p/>
          </table:table-cell>
          <table:table-cell table:formula="of:=IF((LEN([.O7])=0);&quot;&quot;;CONCATENATE(ROUND([.O7];2);&quot; (&quot;;ROUND((([.O7]/[.O$2])*100);2);&quot;%)&quot;))">
            <text:p/>
          </table:table-cell>
          <table:table-cell table:number-columns-repeated="3"/>
          <table:table-cell table:formula="of:=IF(AND(COUNTA([.Q7:.S7]);SUMIF([.Q7:.S7];&quot;&lt;&gt;*&quot;;[.Q$2:.S$2]));((SUMIF([.Q7:.S7];&quot;&lt;&gt;*&quot;;[.Q7:.S7])/SUMIF([.Q7:.S7];&quot;&lt;&gt;*&quot;;[.Q$2:.S$2]))*[.T$2]);&quot;&quot;)">
            <text:p/>
          </table:table-cell>
          <table:table-cell table:formula="of:=IF((LEN([.T7])=0);&quot;&quot;;CONCATENATE(ROUND([.T7];2);&quot; (&quot;;ROUND((([.T7]/[.T$2])*100);2);&quot;%)&quot;))">
            <text:p/>
          </table:table-cell>
          <table:table-cell table:number-columns-repeated="3"/>
          <table:table-cell table:formula="of:=IF(AND(COUNTA([.V7:.X7]);SUMIF([.V7:.X7];&quot;&lt;&gt;*&quot;;[.V$2:.X$2]));((SUMIF([.V7:.X7];&quot;&lt;&gt;*&quot;;[.V7:.X7])/SUMIF([.V7:.X7];&quot;&lt;&gt;*&quot;;[.V$2:.X$2]))*[.Y$2]);&quot;&quot;)">
            <text:p/>
          </table:table-cell>
          <table:table-cell table:formula="of:=IF((LEN([.Y7])=0);&quot;&quot;;CONCATENATE(ROUND([.Y7];2);&quot; (&quot;;ROUND((([.Y7]/[.Y$2])*100);2);&quot;%)&quot;))">
            <text:p/>
          </table:table-cell>
          <table:table-cell table:number-columns-repeated="3"/>
          <table:table-cell table:formula="of:=IF(AND(COUNTA([.AA7:.AC7]);SUMIF([.AA7:.AC7];&quot;&lt;&gt;*&quot;;[.AA$2:.AC$2]));((SUMIF([.AA7:.AC7];&quot;&lt;&gt;*&quot;;[.AA7:.AC7])/SUMIF([.AA7:.AC7];&quot;&lt;&gt;*&quot;;[.AA$2:.AC$2]))*[.AD$2]);&quot;&quot;)">
            <text:p/>
          </table:table-cell>
          <table:table-cell table:formula="of:=IF((LEN([.AD7])=0);&quot;&quot;;CONCATENATE(ROUND([.AD7];2);&quot; (&quot;;ROUND((([.AD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8])&gt;0);SUM([.G8:.AF8]));([.E8]/SUM( IF(LEN([.J8])&gt;0;[.J$2];0); IF(LEN([.P8])&gt;0;[.P$2];0); IF(LEN([.U8])&gt;0;[.U$2];0); IF(LEN([.Z8])&gt;0;[.Z$2];0); IF(LEN([.AE8])&gt;0;[.AE$2];0) ));&quot;&quot;)">
            <text:p/>
          </table:table-cell>
          <table:table-cell table:formula="of:=IF(LEN([.C8]);SUM(IF(SUM([.G$2:.I$2]);[.J8];0);IF(SUM([.L$2:.N$2]);[.O8];0);IF(SUM([.Q$2:.S$2]);[.T8];0);IF(SUM([.V$2:.X$2]);[.Y8];0);IF(SUM([.AA$2:.AC$2]);[.AD8];0));&quot;&quot;)">
            <text:p/>
          </table:table-cell>
          <table:table-cell table:number-columns-repeated="4"/>
          <table:table-cell table:formula="of:=IF(AND(COUNTA([.G8:.I8]);SUMIF([.G8:.I8];&quot;&lt;&gt;*&quot;;[.G$2:.I$2]));((SUMIF([.G8:.I8];&quot;&lt;&gt;*&quot;;[.G8:.I8])/SUMIF([.G8:.I8];&quot;&lt;&gt;*&quot;;[.G$2:.I$2]))*[.J$2]);&quot;&quot;)">
            <text:p/>
          </table:table-cell>
          <table:table-cell table:formula="of:=IF((LEN([.J8])=0);&quot;&quot;;CONCATENATE(ROUND([.J8];2);&quot; (&quot;;ROUND((([.J8]/[.J$2])*100);2);&quot;%)&quot;))">
            <text:p/>
          </table:table-cell>
          <table:table-cell table:number-columns-repeated="3"/>
          <table:table-cell table:formula="of:=IF(AND(COUNTA([.L8:.N8]);SUMIF([.L8:.N8];&quot;&lt;&gt;*&quot;;[.L$2:.N$2]));((SUMIF([.L8:.N8];&quot;&lt;&gt;*&quot;;[.L8:.N8])/SUMIF([.L8:.N8];&quot;&lt;&gt;*&quot;;[.L$2:.N$2]))*[.O$2]);&quot;&quot;)">
            <text:p/>
          </table:table-cell>
          <table:table-cell table:formula="of:=IF((LEN([.O8])=0);&quot;&quot;;CONCATENATE(ROUND([.O8];2);&quot; (&quot;;ROUND((([.O8]/[.O$2])*100);2);&quot;%)&quot;))">
            <text:p/>
          </table:table-cell>
          <table:table-cell table:number-columns-repeated="3"/>
          <table:table-cell table:formula="of:=IF(AND(COUNTA([.Q8:.S8]);SUMIF([.Q8:.S8];&quot;&lt;&gt;*&quot;;[.Q$2:.S$2]));((SUMIF([.Q8:.S8];&quot;&lt;&gt;*&quot;;[.Q8:.S8])/SUMIF([.Q8:.S8];&quot;&lt;&gt;*&quot;;[.Q$2:.S$2]))*[.T$2]);&quot;&quot;)">
            <text:p/>
          </table:table-cell>
          <table:table-cell table:formula="of:=IF((LEN([.T8])=0);&quot;&quot;;CONCATENATE(ROUND([.T8];2);&quot; (&quot;;ROUND((([.T8]/[.T$2])*100);2);&quot;%)&quot;))">
            <text:p/>
          </table:table-cell>
          <table:table-cell table:number-columns-repeated="3"/>
          <table:table-cell table:formula="of:=IF(AND(COUNTA([.V8:.X8]);SUMIF([.V8:.X8];&quot;&lt;&gt;*&quot;;[.V$2:.X$2]));((SUMIF([.V8:.X8];&quot;&lt;&gt;*&quot;;[.V8:.X8])/SUMIF([.V8:.X8];&quot;&lt;&gt;*&quot;;[.V$2:.X$2]))*[.Y$2]);&quot;&quot;)">
            <text:p/>
          </table:table-cell>
          <table:table-cell table:formula="of:=IF((LEN([.Y8])=0);&quot;&quot;;CONCATENATE(ROUND([.Y8];2);&quot; (&quot;;ROUND((([.Y8]/[.Y$2])*100);2);&quot;%)&quot;))">
            <text:p/>
          </table:table-cell>
          <table:table-cell table:number-columns-repeated="3"/>
          <table:table-cell table:formula="of:=IF(AND(COUNTA([.AA8:.AC8]);SUMIF([.AA8:.AC8];&quot;&lt;&gt;*&quot;;[.AA$2:.AC$2]));((SUMIF([.AA8:.AC8];&quot;&lt;&gt;*&quot;;[.AA8:.AC8])/SUMIF([.AA8:.AC8];&quot;&lt;&gt;*&quot;;[.AA$2:.AC$2]))*[.AD$2]);&quot;&quot;)">
            <text:p/>
          </table:table-cell>
          <table:table-cell table:formula="of:=IF((LEN([.AD8])=0);&quot;&quot;;CONCATENATE(ROUND([.AD8];2);&quot; (&quot;;ROUND((([.AD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9])&gt;0);SUM([.G9:.AF9]));([.E9]/SUM( IF(LEN([.J9])&gt;0;[.J$2];0); IF(LEN([.P9])&gt;0;[.P$2];0); IF(LEN([.U9])&gt;0;[.U$2];0); IF(LEN([.Z9])&gt;0;[.Z$2];0); IF(LEN([.AE9])&gt;0;[.AE$2];0) ));&quot;&quot;)">
            <text:p/>
          </table:table-cell>
          <table:table-cell table:formula="of:=IF(LEN([.C9]);SUM(IF(SUM([.G$2:.I$2]);[.J9];0);IF(SUM([.L$2:.N$2]);[.O9];0);IF(SUM([.Q$2:.S$2]);[.T9];0);IF(SUM([.V$2:.X$2]);[.Y9];0);IF(SUM([.AA$2:.AC$2]);[.AD9];0));&quot;&quot;)">
            <text:p/>
          </table:table-cell>
          <table:table-cell table:number-columns-repeated="4"/>
          <table:table-cell table:formula="of:=IF(AND(COUNTA([.G9:.I9]);SUMIF([.G9:.I9];&quot;&lt;&gt;*&quot;;[.G$2:.I$2]));((SUMIF([.G9:.I9];&quot;&lt;&gt;*&quot;;[.G9:.I9])/SUMIF([.G9:.I9];&quot;&lt;&gt;*&quot;;[.G$2:.I$2]))*[.J$2]);&quot;&quot;)">
            <text:p/>
          </table:table-cell>
          <table:table-cell table:formula="of:=IF((LEN([.J9])=0);&quot;&quot;;CONCATENATE(ROUND([.J9];2);&quot; (&quot;;ROUND((([.J9]/[.J$2])*100);2);&quot;%)&quot;))">
            <text:p/>
          </table:table-cell>
          <table:table-cell table:number-columns-repeated="3"/>
          <table:table-cell table:formula="of:=IF(AND(COUNTA([.L9:.N9]);SUMIF([.L9:.N9];&quot;&lt;&gt;*&quot;;[.L$2:.N$2]));((SUMIF([.L9:.N9];&quot;&lt;&gt;*&quot;;[.L9:.N9])/SUMIF([.L9:.N9];&quot;&lt;&gt;*&quot;;[.L$2:.N$2]))*[.O$2]);&quot;&quot;)">
            <text:p/>
          </table:table-cell>
          <table:table-cell table:formula="of:=IF((LEN([.O9])=0);&quot;&quot;;CONCATENATE(ROUND([.O9];2);&quot; (&quot;;ROUND((([.O9]/[.O$2])*100);2);&quot;%)&quot;))">
            <text:p/>
          </table:table-cell>
          <table:table-cell table:number-columns-repeated="3"/>
          <table:table-cell table:formula="of:=IF(AND(COUNTA([.Q9:.S9]);SUMIF([.Q9:.S9];&quot;&lt;&gt;*&quot;;[.Q$2:.S$2]));((SUMIF([.Q9:.S9];&quot;&lt;&gt;*&quot;;[.Q9:.S9])/SUMIF([.Q9:.S9];&quot;&lt;&gt;*&quot;;[.Q$2:.S$2]))*[.T$2]);&quot;&quot;)">
            <text:p/>
          </table:table-cell>
          <table:table-cell table:formula="of:=IF((LEN([.T9])=0);&quot;&quot;;CONCATENATE(ROUND([.T9];2);&quot; (&quot;;ROUND((([.T9]/[.T$2])*100);2);&quot;%)&quot;))">
            <text:p/>
          </table:table-cell>
          <table:table-cell table:number-columns-repeated="3"/>
          <table:table-cell table:formula="of:=IF(AND(COUNTA([.V9:.X9]);SUMIF([.V9:.X9];&quot;&lt;&gt;*&quot;;[.V$2:.X$2]));((SUMIF([.V9:.X9];&quot;&lt;&gt;*&quot;;[.V9:.X9])/SUMIF([.V9:.X9];&quot;&lt;&gt;*&quot;;[.V$2:.X$2]))*[.Y$2]);&quot;&quot;)">
            <text:p/>
          </table:table-cell>
          <table:table-cell table:formula="of:=IF((LEN([.Y9])=0);&quot;&quot;;CONCATENATE(ROUND([.Y9];2);&quot; (&quot;;ROUND((([.Y9]/[.Y$2])*100);2);&quot;%)&quot;))">
            <text:p/>
          </table:table-cell>
          <table:table-cell table:number-columns-repeated="3"/>
          <table:table-cell table:formula="of:=IF(AND(COUNTA([.AA9:.AC9]);SUMIF([.AA9:.AC9];&quot;&lt;&gt;*&quot;;[.AA$2:.AC$2]));((SUMIF([.AA9:.AC9];&quot;&lt;&gt;*&quot;;[.AA9:.AC9])/SUMIF([.AA9:.AC9];&quot;&lt;&gt;*&quot;;[.AA$2:.AC$2]))*[.AD$2]);&quot;&quot;)">
            <text:p/>
          </table:table-cell>
          <table:table-cell table:formula="of:=IF((LEN([.AD9])=0);&quot;&quot;;CONCATENATE(ROUND([.AD9];2);&quot; (&quot;;ROUND((([.AD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0])&gt;0);SUM([.G10:.AF10]));([.E10]/SUM( IF(LEN([.J10])&gt;0;[.J$2];0); IF(LEN([.P10])&gt;0;[.P$2];0); IF(LEN([.U10])&gt;0;[.U$2];0); IF(LEN([.Z10])&gt;0;[.Z$2];0); IF(LEN([.AE10])&gt;0;[.AE$2];0) ));&quot;&quot;)">
            <text:p/>
          </table:table-cell>
          <table:table-cell table:formula="of:=IF(LEN([.C10]);SUM(IF(SUM([.G$2:.I$2]);[.J10];0);IF(SUM([.L$2:.N$2]);[.O10];0);IF(SUM([.Q$2:.S$2]);[.T10];0);IF(SUM([.V$2:.X$2]);[.Y10];0);IF(SUM([.AA$2:.AC$2]);[.AD10];0));&quot;&quot;)">
            <text:p/>
          </table:table-cell>
          <table:table-cell table:number-columns-repeated="4"/>
          <table:table-cell table:formula="of:=IF(AND(COUNTA([.G10:.I10]);SUMIF([.G10:.I10];&quot;&lt;&gt;*&quot;;[.G$2:.I$2]));((SUMIF([.G10:.I10];&quot;&lt;&gt;*&quot;;[.G10:.I10])/SUMIF([.G10:.I10];&quot;&lt;&gt;*&quot;;[.G$2:.I$2]))*[.J$2]);&quot;&quot;)">
            <text:p/>
          </table:table-cell>
          <table:table-cell table:formula="of:=IF((LEN([.J10])=0);&quot;&quot;;CONCATENATE(ROUND([.J10];2);&quot; (&quot;;ROUND((([.J10]/[.J$2])*100);2);&quot;%)&quot;))">
            <text:p/>
          </table:table-cell>
          <table:table-cell table:number-columns-repeated="3"/>
          <table:table-cell table:formula="of:=IF(AND(COUNTA([.L10:.N10]);SUMIF([.L10:.N10];&quot;&lt;&gt;*&quot;;[.L$2:.N$2]));((SUMIF([.L10:.N10];&quot;&lt;&gt;*&quot;;[.L10:.N10])/SUMIF([.L10:.N10];&quot;&lt;&gt;*&quot;;[.L$2:.N$2]))*[.O$2]);&quot;&quot;)">
            <text:p/>
          </table:table-cell>
          <table:table-cell table:formula="of:=IF((LEN([.O10])=0);&quot;&quot;;CONCATENATE(ROUND([.O10];2);&quot; (&quot;;ROUND((([.O10]/[.O$2])*100);2);&quot;%)&quot;))">
            <text:p/>
          </table:table-cell>
          <table:table-cell table:number-columns-repeated="3"/>
          <table:table-cell table:formula="of:=IF(AND(COUNTA([.Q10:.S10]);SUMIF([.Q10:.S10];&quot;&lt;&gt;*&quot;;[.Q$2:.S$2]));((SUMIF([.Q10:.S10];&quot;&lt;&gt;*&quot;;[.Q10:.S10])/SUMIF([.Q10:.S10];&quot;&lt;&gt;*&quot;;[.Q$2:.S$2]))*[.T$2]);&quot;&quot;)">
            <text:p/>
          </table:table-cell>
          <table:table-cell table:formula="of:=IF((LEN([.T10])=0);&quot;&quot;;CONCATENATE(ROUND([.T10];2);&quot; (&quot;;ROUND((([.T10]/[.T$2])*100);2);&quot;%)&quot;))">
            <text:p/>
          </table:table-cell>
          <table:table-cell table:number-columns-repeated="3"/>
          <table:table-cell table:formula="of:=IF(AND(COUNTA([.V10:.X10]);SUMIF([.V10:.X10];&quot;&lt;&gt;*&quot;;[.V$2:.X$2]));((SUMIF([.V10:.X10];&quot;&lt;&gt;*&quot;;[.V10:.X10])/SUMIF([.V10:.X10];&quot;&lt;&gt;*&quot;;[.V$2:.X$2]))*[.Y$2]);&quot;&quot;)">
            <text:p/>
          </table:table-cell>
          <table:table-cell table:formula="of:=IF((LEN([.Y10])=0);&quot;&quot;;CONCATENATE(ROUND([.Y10];2);&quot; (&quot;;ROUND((([.Y10]/[.Y$2])*100);2);&quot;%)&quot;))">
            <text:p/>
          </table:table-cell>
          <table:table-cell table:number-columns-repeated="3"/>
          <table:table-cell table:formula="of:=IF(AND(COUNTA([.AA10:.AC10]);SUMIF([.AA10:.AC10];&quot;&lt;&gt;*&quot;;[.AA$2:.AC$2]));((SUMIF([.AA10:.AC10];&quot;&lt;&gt;*&quot;;[.AA10:.AC10])/SUMIF([.AA10:.AC10];&quot;&lt;&gt;*&quot;;[.AA$2:.AC$2]))*[.AD$2]);&quot;&quot;)">
            <text:p/>
          </table:table-cell>
          <table:table-cell table:formula="of:=IF((LEN([.AD10])=0);&quot;&quot;;CONCATENATE(ROUND([.AD10];2);&quot; (&quot;;ROUND((([.AD1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1])&gt;0);SUM([.G11:.AF11]));([.E11]/SUM( IF(LEN([.J11])&gt;0;[.J$2];0); IF(LEN([.P11])&gt;0;[.P$2];0); IF(LEN([.U11])&gt;0;[.U$2];0); IF(LEN([.Z11])&gt;0;[.Z$2];0); IF(LEN([.AE11])&gt;0;[.AE$2];0) ));&quot;&quot;)">
            <text:p/>
          </table:table-cell>
          <table:table-cell table:formula="of:=IF(LEN([.C11]);SUM(IF(SUM([.G$2:.I$2]);[.J11];0);IF(SUM([.L$2:.N$2]);[.O11];0);IF(SUM([.Q$2:.S$2]);[.T11];0);IF(SUM([.V$2:.X$2]);[.Y11];0);IF(SUM([.AA$2:.AC$2]);[.AD11];0));&quot;&quot;)">
            <text:p/>
          </table:table-cell>
          <table:table-cell table:number-columns-repeated="4"/>
          <table:table-cell table:formula="of:=IF(AND(COUNTA([.G11:.I11]);SUMIF([.G11:.I11];&quot;&lt;&gt;*&quot;;[.G$2:.I$2]));((SUMIF([.G11:.I11];&quot;&lt;&gt;*&quot;;[.G11:.I11])/SUMIF([.G11:.I11];&quot;&lt;&gt;*&quot;;[.G$2:.I$2]))*[.J$2]);&quot;&quot;)">
            <text:p/>
          </table:table-cell>
          <table:table-cell table:formula="of:=IF((LEN([.J11])=0);&quot;&quot;;CONCATENATE(ROUND([.J11];2);&quot; (&quot;;ROUND((([.J11]/[.J$2])*100);2);&quot;%)&quot;))">
            <text:p/>
          </table:table-cell>
          <table:table-cell table:number-columns-repeated="3"/>
          <table:table-cell table:formula="of:=IF(AND(COUNTA([.L11:.N11]);SUMIF([.L11:.N11];&quot;&lt;&gt;*&quot;;[.L$2:.N$2]));((SUMIF([.L11:.N11];&quot;&lt;&gt;*&quot;;[.L11:.N11])/SUMIF([.L11:.N11];&quot;&lt;&gt;*&quot;;[.L$2:.N$2]))*[.O$2]);&quot;&quot;)">
            <text:p/>
          </table:table-cell>
          <table:table-cell table:formula="of:=IF((LEN([.O11])=0);&quot;&quot;;CONCATENATE(ROUND([.O11];2);&quot; (&quot;;ROUND((([.O11]/[.O$2])*100);2);&quot;%)&quot;))">
            <text:p/>
          </table:table-cell>
          <table:table-cell table:number-columns-repeated="3"/>
          <table:table-cell table:formula="of:=IF(AND(COUNTA([.Q11:.S11]);SUMIF([.Q11:.S11];&quot;&lt;&gt;*&quot;;[.Q$2:.S$2]));((SUMIF([.Q11:.S11];&quot;&lt;&gt;*&quot;;[.Q11:.S11])/SUMIF([.Q11:.S11];&quot;&lt;&gt;*&quot;;[.Q$2:.S$2]))*[.T$2]);&quot;&quot;)">
            <text:p/>
          </table:table-cell>
          <table:table-cell table:formula="of:=IF((LEN([.T11])=0);&quot;&quot;;CONCATENATE(ROUND([.T11];2);&quot; (&quot;;ROUND((([.T11]/[.T$2])*100);2);&quot;%)&quot;))">
            <text:p/>
          </table:table-cell>
          <table:table-cell table:number-columns-repeated="3"/>
          <table:table-cell table:formula="of:=IF(AND(COUNTA([.V11:.X11]);SUMIF([.V11:.X11];&quot;&lt;&gt;*&quot;;[.V$2:.X$2]));((SUMIF([.V11:.X11];&quot;&lt;&gt;*&quot;;[.V11:.X11])/SUMIF([.V11:.X11];&quot;&lt;&gt;*&quot;;[.V$2:.X$2]))*[.Y$2]);&quot;&quot;)">
            <text:p/>
          </table:table-cell>
          <table:table-cell table:formula="of:=IF((LEN([.Y11])=0);&quot;&quot;;CONCATENATE(ROUND([.Y11];2);&quot; (&quot;;ROUND((([.Y11]/[.Y$2])*100);2);&quot;%)&quot;))">
            <text:p/>
          </table:table-cell>
          <table:table-cell table:number-columns-repeated="3"/>
          <table:table-cell table:formula="of:=IF(AND(COUNTA([.AA11:.AC11]);SUMIF([.AA11:.AC11];&quot;&lt;&gt;*&quot;;[.AA$2:.AC$2]));((SUMIF([.AA11:.AC11];&quot;&lt;&gt;*&quot;;[.AA11:.AC11])/SUMIF([.AA11:.AC11];&quot;&lt;&gt;*&quot;;[.AA$2:.AC$2]))*[.AD$2]);&quot;&quot;)">
            <text:p/>
          </table:table-cell>
          <table:table-cell table:formula="of:=IF((LEN([.AD11])=0);&quot;&quot;;CONCATENATE(ROUND([.AD11];2);&quot; (&quot;;ROUND((([.AD1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2])&gt;0);SUM([.G12:.AF12]));([.E12]/SUM( IF(LEN([.J12])&gt;0;[.J$2];0); IF(LEN([.P12])&gt;0;[.P$2];0); IF(LEN([.U12])&gt;0;[.U$2];0); IF(LEN([.Z12])&gt;0;[.Z$2];0); IF(LEN([.AE12])&gt;0;[.AE$2];0) ));&quot;&quot;)">
            <text:p/>
          </table:table-cell>
          <table:table-cell table:formula="of:=IF(LEN([.C12]);SUM(IF(SUM([.G$2:.I$2]);[.J12];0);IF(SUM([.L$2:.N$2]);[.O12];0);IF(SUM([.Q$2:.S$2]);[.T12];0);IF(SUM([.V$2:.X$2]);[.Y12];0);IF(SUM([.AA$2:.AC$2]);[.AD12];0));&quot;&quot;)">
            <text:p/>
          </table:table-cell>
          <table:table-cell table:number-columns-repeated="4"/>
          <table:table-cell table:formula="of:=IF(AND(COUNTA([.G12:.I12]);SUMIF([.G12:.I12];&quot;&lt;&gt;*&quot;;[.G$2:.I$2]));((SUMIF([.G12:.I12];&quot;&lt;&gt;*&quot;;[.G12:.I12])/SUMIF([.G12:.I12];&quot;&lt;&gt;*&quot;;[.G$2:.I$2]))*[.J$2]);&quot;&quot;)">
            <text:p/>
          </table:table-cell>
          <table:table-cell table:formula="of:=IF((LEN([.J12])=0);&quot;&quot;;CONCATENATE(ROUND([.J12];2);&quot; (&quot;;ROUND((([.J12]/[.J$2])*100);2);&quot;%)&quot;))">
            <text:p/>
          </table:table-cell>
          <table:table-cell table:number-columns-repeated="3"/>
          <table:table-cell table:formula="of:=IF(AND(COUNTA([.L12:.N12]);SUMIF([.L12:.N12];&quot;&lt;&gt;*&quot;;[.L$2:.N$2]));((SUMIF([.L12:.N12];&quot;&lt;&gt;*&quot;;[.L12:.N12])/SUMIF([.L12:.N12];&quot;&lt;&gt;*&quot;;[.L$2:.N$2]))*[.O$2]);&quot;&quot;)">
            <text:p/>
          </table:table-cell>
          <table:table-cell table:formula="of:=IF((LEN([.O12])=0);&quot;&quot;;CONCATENATE(ROUND([.O12];2);&quot; (&quot;;ROUND((([.O12]/[.O$2])*100);2);&quot;%)&quot;))">
            <text:p/>
          </table:table-cell>
          <table:table-cell table:number-columns-repeated="3"/>
          <table:table-cell table:formula="of:=IF(AND(COUNTA([.Q12:.S12]);SUMIF([.Q12:.S12];&quot;&lt;&gt;*&quot;;[.Q$2:.S$2]));((SUMIF([.Q12:.S12];&quot;&lt;&gt;*&quot;;[.Q12:.S12])/SUMIF([.Q12:.S12];&quot;&lt;&gt;*&quot;;[.Q$2:.S$2]))*[.T$2]);&quot;&quot;)">
            <text:p/>
          </table:table-cell>
          <table:table-cell table:formula="of:=IF((LEN([.T12])=0);&quot;&quot;;CONCATENATE(ROUND([.T12];2);&quot; (&quot;;ROUND((([.T12]/[.T$2])*100);2);&quot;%)&quot;))">
            <text:p/>
          </table:table-cell>
          <table:table-cell table:number-columns-repeated="3"/>
          <table:table-cell table:formula="of:=IF(AND(COUNTA([.V12:.X12]);SUMIF([.V12:.X12];&quot;&lt;&gt;*&quot;;[.V$2:.X$2]));((SUMIF([.V12:.X12];&quot;&lt;&gt;*&quot;;[.V12:.X12])/SUMIF([.V12:.X12];&quot;&lt;&gt;*&quot;;[.V$2:.X$2]))*[.Y$2]);&quot;&quot;)">
            <text:p/>
          </table:table-cell>
          <table:table-cell table:formula="of:=IF((LEN([.Y12])=0);&quot;&quot;;CONCATENATE(ROUND([.Y12];2);&quot; (&quot;;ROUND((([.Y12]/[.Y$2])*100);2);&quot;%)&quot;))">
            <text:p/>
          </table:table-cell>
          <table:table-cell table:number-columns-repeated="3"/>
          <table:table-cell table:formula="of:=IF(AND(COUNTA([.AA12:.AC12]);SUMIF([.AA12:.AC12];&quot;&lt;&gt;*&quot;;[.AA$2:.AC$2]));((SUMIF([.AA12:.AC12];&quot;&lt;&gt;*&quot;;[.AA12:.AC12])/SUMIF([.AA12:.AC12];&quot;&lt;&gt;*&quot;;[.AA$2:.AC$2]))*[.AD$2]);&quot;&quot;)">
            <text:p/>
          </table:table-cell>
          <table:table-cell table:formula="of:=IF((LEN([.AD12])=0);&quot;&quot;;CONCATENATE(ROUND([.AD12];2);&quot; (&quot;;ROUND((([.AD1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3])&gt;0);SUM([.G13:.AF13]));([.E13]/SUM( IF(LEN([.J13])&gt;0;[.J$2];0); IF(LEN([.P13])&gt;0;[.P$2];0); IF(LEN([.U13])&gt;0;[.U$2];0); IF(LEN([.Z13])&gt;0;[.Z$2];0); IF(LEN([.AE13])&gt;0;[.AE$2];0) ));&quot;&quot;)">
            <text:p/>
          </table:table-cell>
          <table:table-cell table:formula="of:=IF(LEN([.C13]);SUM(IF(SUM([.G$2:.I$2]);[.J13];0);IF(SUM([.L$2:.N$2]);[.O13];0);IF(SUM([.Q$2:.S$2]);[.T13];0);IF(SUM([.V$2:.X$2]);[.Y13];0);IF(SUM([.AA$2:.AC$2]);[.AD13];0));&quot;&quot;)">
            <text:p/>
          </table:table-cell>
          <table:table-cell table:number-columns-repeated="4"/>
          <table:table-cell table:formula="of:=IF(AND(COUNTA([.G13:.I13]);SUMIF([.G13:.I13];&quot;&lt;&gt;*&quot;;[.G$2:.I$2]));((SUMIF([.G13:.I13];&quot;&lt;&gt;*&quot;;[.G13:.I13])/SUMIF([.G13:.I13];&quot;&lt;&gt;*&quot;;[.G$2:.I$2]))*[.J$2]);&quot;&quot;)">
            <text:p/>
          </table:table-cell>
          <table:table-cell table:formula="of:=IF((LEN([.J13])=0);&quot;&quot;;CONCATENATE(ROUND([.J13];2);&quot; (&quot;;ROUND((([.J13]/[.J$2])*100);2);&quot;%)&quot;))">
            <text:p/>
          </table:table-cell>
          <table:table-cell table:number-columns-repeated="3"/>
          <table:table-cell table:formula="of:=IF(AND(COUNTA([.L13:.N13]);SUMIF([.L13:.N13];&quot;&lt;&gt;*&quot;;[.L$2:.N$2]));((SUMIF([.L13:.N13];&quot;&lt;&gt;*&quot;;[.L13:.N13])/SUMIF([.L13:.N13];&quot;&lt;&gt;*&quot;;[.L$2:.N$2]))*[.O$2]);&quot;&quot;)">
            <text:p/>
          </table:table-cell>
          <table:table-cell table:formula="of:=IF((LEN([.O13])=0);&quot;&quot;;CONCATENATE(ROUND([.O13];2);&quot; (&quot;;ROUND((([.O13]/[.O$2])*100);2);&quot;%)&quot;))">
            <text:p/>
          </table:table-cell>
          <table:table-cell table:number-columns-repeated="3"/>
          <table:table-cell table:formula="of:=IF(AND(COUNTA([.Q13:.S13]);SUMIF([.Q13:.S13];&quot;&lt;&gt;*&quot;;[.Q$2:.S$2]));((SUMIF([.Q13:.S13];&quot;&lt;&gt;*&quot;;[.Q13:.S13])/SUMIF([.Q13:.S13];&quot;&lt;&gt;*&quot;;[.Q$2:.S$2]))*[.T$2]);&quot;&quot;)">
            <text:p/>
          </table:table-cell>
          <table:table-cell table:formula="of:=IF((LEN([.T13])=0);&quot;&quot;;CONCATENATE(ROUND([.T13];2);&quot; (&quot;;ROUND((([.T13]/[.T$2])*100);2);&quot;%)&quot;))">
            <text:p/>
          </table:table-cell>
          <table:table-cell table:number-columns-repeated="3"/>
          <table:table-cell table:formula="of:=IF(AND(COUNTA([.V13:.X13]);SUMIF([.V13:.X13];&quot;&lt;&gt;*&quot;;[.V$2:.X$2]));((SUMIF([.V13:.X13];&quot;&lt;&gt;*&quot;;[.V13:.X13])/SUMIF([.V13:.X13];&quot;&lt;&gt;*&quot;;[.V$2:.X$2]))*[.Y$2]);&quot;&quot;)">
            <text:p/>
          </table:table-cell>
          <table:table-cell table:formula="of:=IF((LEN([.Y13])=0);&quot;&quot;;CONCATENATE(ROUND([.Y13];2);&quot; (&quot;;ROUND((([.Y13]/[.Y$2])*100);2);&quot;%)&quot;))">
            <text:p/>
          </table:table-cell>
          <table:table-cell table:number-columns-repeated="3"/>
          <table:table-cell table:formula="of:=IF(AND(COUNTA([.AA13:.AC13]);SUMIF([.AA13:.AC13];&quot;&lt;&gt;*&quot;;[.AA$2:.AC$2]));((SUMIF([.AA13:.AC13];&quot;&lt;&gt;*&quot;;[.AA13:.AC13])/SUMIF([.AA13:.AC13];&quot;&lt;&gt;*&quot;;[.AA$2:.AC$2]))*[.AD$2]);&quot;&quot;)">
            <text:p/>
          </table:table-cell>
          <table:table-cell table:formula="of:=IF((LEN([.AD13])=0);&quot;&quot;;CONCATENATE(ROUND([.AD13];2);&quot; (&quot;;ROUND((([.AD1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4])&gt;0);SUM([.G14:.AF14]));([.E14]/SUM( IF(LEN([.J14])&gt;0;[.J$2];0); IF(LEN([.P14])&gt;0;[.P$2];0); IF(LEN([.U14])&gt;0;[.U$2];0); IF(LEN([.Z14])&gt;0;[.Z$2];0); IF(LEN([.AE14])&gt;0;[.AE$2];0) ));&quot;&quot;)">
            <text:p/>
          </table:table-cell>
          <table:table-cell table:formula="of:=IF(LEN([.C14]);SUM(IF(SUM([.G$2:.I$2]);[.J14];0);IF(SUM([.L$2:.N$2]);[.O14];0);IF(SUM([.Q$2:.S$2]);[.T14];0);IF(SUM([.V$2:.X$2]);[.Y14];0);IF(SUM([.AA$2:.AC$2]);[.AD14];0));&quot;&quot;)">
            <text:p/>
          </table:table-cell>
          <table:table-cell table:number-columns-repeated="4"/>
          <table:table-cell table:formula="of:=IF(AND(COUNTA([.G14:.I14]);SUMIF([.G14:.I14];&quot;&lt;&gt;*&quot;;[.G$2:.I$2]));((SUMIF([.G14:.I14];&quot;&lt;&gt;*&quot;;[.G14:.I14])/SUMIF([.G14:.I14];&quot;&lt;&gt;*&quot;;[.G$2:.I$2]))*[.J$2]);&quot;&quot;)">
            <text:p/>
          </table:table-cell>
          <table:table-cell table:formula="of:=IF((LEN([.J14])=0);&quot;&quot;;CONCATENATE(ROUND([.J14];2);&quot; (&quot;;ROUND((([.J14]/[.J$2])*100);2);&quot;%)&quot;))">
            <text:p/>
          </table:table-cell>
          <table:table-cell table:number-columns-repeated="3"/>
          <table:table-cell table:formula="of:=IF(AND(COUNTA([.L14:.N14]);SUMIF([.L14:.N14];&quot;&lt;&gt;*&quot;;[.L$2:.N$2]));((SUMIF([.L14:.N14];&quot;&lt;&gt;*&quot;;[.L14:.N14])/SUMIF([.L14:.N14];&quot;&lt;&gt;*&quot;;[.L$2:.N$2]))*[.O$2]);&quot;&quot;)">
            <text:p/>
          </table:table-cell>
          <table:table-cell table:formula="of:=IF((LEN([.O14])=0);&quot;&quot;;CONCATENATE(ROUND([.O14];2);&quot; (&quot;;ROUND((([.O14]/[.O$2])*100);2);&quot;%)&quot;))">
            <text:p/>
          </table:table-cell>
          <table:table-cell table:number-columns-repeated="3"/>
          <table:table-cell table:formula="of:=IF(AND(COUNTA([.Q14:.S14]);SUMIF([.Q14:.S14];&quot;&lt;&gt;*&quot;;[.Q$2:.S$2]));((SUMIF([.Q14:.S14];&quot;&lt;&gt;*&quot;;[.Q14:.S14])/SUMIF([.Q14:.S14];&quot;&lt;&gt;*&quot;;[.Q$2:.S$2]))*[.T$2]);&quot;&quot;)">
            <text:p/>
          </table:table-cell>
          <table:table-cell table:formula="of:=IF((LEN([.T14])=0);&quot;&quot;;CONCATENATE(ROUND([.T14];2);&quot; (&quot;;ROUND((([.T14]/[.T$2])*100);2);&quot;%)&quot;))">
            <text:p/>
          </table:table-cell>
          <table:table-cell table:number-columns-repeated="3"/>
          <table:table-cell table:formula="of:=IF(AND(COUNTA([.V14:.X14]);SUMIF([.V14:.X14];&quot;&lt;&gt;*&quot;;[.V$2:.X$2]));((SUMIF([.V14:.X14];&quot;&lt;&gt;*&quot;;[.V14:.X14])/SUMIF([.V14:.X14];&quot;&lt;&gt;*&quot;;[.V$2:.X$2]))*[.Y$2]);&quot;&quot;)">
            <text:p/>
          </table:table-cell>
          <table:table-cell table:formula="of:=IF((LEN([.Y14])=0);&quot;&quot;;CONCATENATE(ROUND([.Y14];2);&quot; (&quot;;ROUND((([.Y14]/[.Y$2])*100);2);&quot;%)&quot;))">
            <text:p/>
          </table:table-cell>
          <table:table-cell table:number-columns-repeated="3"/>
          <table:table-cell table:formula="of:=IF(AND(COUNTA([.AA14:.AC14]);SUMIF([.AA14:.AC14];&quot;&lt;&gt;*&quot;;[.AA$2:.AC$2]));((SUMIF([.AA14:.AC14];&quot;&lt;&gt;*&quot;;[.AA14:.AC14])/SUMIF([.AA14:.AC14];&quot;&lt;&gt;*&quot;;[.AA$2:.AC$2]))*[.AD$2]);&quot;&quot;)">
            <text:p/>
          </table:table-cell>
          <table:table-cell table:formula="of:=IF((LEN([.AD14])=0);&quot;&quot;;CONCATENATE(ROUND([.AD14];2);&quot; (&quot;;ROUND((([.AD1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5])&gt;0);SUM([.G15:.AF15]));([.E15]/SUM( IF(LEN([.J15])&gt;0;[.J$2];0); IF(LEN([.P15])&gt;0;[.P$2];0); IF(LEN([.U15])&gt;0;[.U$2];0); IF(LEN([.Z15])&gt;0;[.Z$2];0); IF(LEN([.AE15])&gt;0;[.AE$2];0) ));&quot;&quot;)">
            <text:p/>
          </table:table-cell>
          <table:table-cell table:formula="of:=IF(LEN([.C15]);SUM(IF(SUM([.G$2:.I$2]);[.J15];0);IF(SUM([.L$2:.N$2]);[.O15];0);IF(SUM([.Q$2:.S$2]);[.T15];0);IF(SUM([.V$2:.X$2]);[.Y15];0);IF(SUM([.AA$2:.AC$2]);[.AD15];0));&quot;&quot;)">
            <text:p/>
          </table:table-cell>
          <table:table-cell table:number-columns-repeated="4"/>
          <table:table-cell table:formula="of:=IF(AND(COUNTA([.G15:.I15]);SUMIF([.G15:.I15];&quot;&lt;&gt;*&quot;;[.G$2:.I$2]));((SUMIF([.G15:.I15];&quot;&lt;&gt;*&quot;;[.G15:.I15])/SUMIF([.G15:.I15];&quot;&lt;&gt;*&quot;;[.G$2:.I$2]))*[.J$2]);&quot;&quot;)">
            <text:p/>
          </table:table-cell>
          <table:table-cell table:formula="of:=IF((LEN([.J15])=0);&quot;&quot;;CONCATENATE(ROUND([.J15];2);&quot; (&quot;;ROUND((([.J15]/[.J$2])*100);2);&quot;%)&quot;))">
            <text:p/>
          </table:table-cell>
          <table:table-cell table:number-columns-repeated="3"/>
          <table:table-cell table:formula="of:=IF(AND(COUNTA([.L15:.N15]);SUMIF([.L15:.N15];&quot;&lt;&gt;*&quot;;[.L$2:.N$2]));((SUMIF([.L15:.N15];&quot;&lt;&gt;*&quot;;[.L15:.N15])/SUMIF([.L15:.N15];&quot;&lt;&gt;*&quot;;[.L$2:.N$2]))*[.O$2]);&quot;&quot;)">
            <text:p/>
          </table:table-cell>
          <table:table-cell table:formula="of:=IF((LEN([.O15])=0);&quot;&quot;;CONCATENATE(ROUND([.O15];2);&quot; (&quot;;ROUND((([.O15]/[.O$2])*100);2);&quot;%)&quot;))">
            <text:p/>
          </table:table-cell>
          <table:table-cell table:number-columns-repeated="3"/>
          <table:table-cell table:formula="of:=IF(AND(COUNTA([.Q15:.S15]);SUMIF([.Q15:.S15];&quot;&lt;&gt;*&quot;;[.Q$2:.S$2]));((SUMIF([.Q15:.S15];&quot;&lt;&gt;*&quot;;[.Q15:.S15])/SUMIF([.Q15:.S15];&quot;&lt;&gt;*&quot;;[.Q$2:.S$2]))*[.T$2]);&quot;&quot;)">
            <text:p/>
          </table:table-cell>
          <table:table-cell table:formula="of:=IF((LEN([.T15])=0);&quot;&quot;;CONCATENATE(ROUND([.T15];2);&quot; (&quot;;ROUND((([.T15]/[.T$2])*100);2);&quot;%)&quot;))">
            <text:p/>
          </table:table-cell>
          <table:table-cell table:number-columns-repeated="3"/>
          <table:table-cell table:formula="of:=IF(AND(COUNTA([.V15:.X15]);SUMIF([.V15:.X15];&quot;&lt;&gt;*&quot;;[.V$2:.X$2]));((SUMIF([.V15:.X15];&quot;&lt;&gt;*&quot;;[.V15:.X15])/SUMIF([.V15:.X15];&quot;&lt;&gt;*&quot;;[.V$2:.X$2]))*[.Y$2]);&quot;&quot;)">
            <text:p/>
          </table:table-cell>
          <table:table-cell table:formula="of:=IF((LEN([.Y15])=0);&quot;&quot;;CONCATENATE(ROUND([.Y15];2);&quot; (&quot;;ROUND((([.Y15]/[.Y$2])*100);2);&quot;%)&quot;))">
            <text:p/>
          </table:table-cell>
          <table:table-cell table:number-columns-repeated="3"/>
          <table:table-cell table:formula="of:=IF(AND(COUNTA([.AA15:.AC15]);SUMIF([.AA15:.AC15];&quot;&lt;&gt;*&quot;;[.AA$2:.AC$2]));((SUMIF([.AA15:.AC15];&quot;&lt;&gt;*&quot;;[.AA15:.AC15])/SUMIF([.AA15:.AC15];&quot;&lt;&gt;*&quot;;[.AA$2:.AC$2]))*[.AD$2]);&quot;&quot;)">
            <text:p/>
          </table:table-cell>
          <table:table-cell table:formula="of:=IF((LEN([.AD15])=0);&quot;&quot;;CONCATENATE(ROUND([.AD15];2);&quot; (&quot;;ROUND((([.AD1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6])&gt;0);SUM([.G16:.AF16]));([.E16]/SUM( IF(LEN([.J16])&gt;0;[.J$2];0); IF(LEN([.P16])&gt;0;[.P$2];0); IF(LEN([.U16])&gt;0;[.U$2];0); IF(LEN([.Z16])&gt;0;[.Z$2];0); IF(LEN([.AE16])&gt;0;[.AE$2];0) ));&quot;&quot;)">
            <text:p/>
          </table:table-cell>
          <table:table-cell table:formula="of:=IF(LEN([.C16]);SUM(IF(SUM([.G$2:.I$2]);[.J16];0);IF(SUM([.L$2:.N$2]);[.O16];0);IF(SUM([.Q$2:.S$2]);[.T16];0);IF(SUM([.V$2:.X$2]);[.Y16];0);IF(SUM([.AA$2:.AC$2]);[.AD16];0));&quot;&quot;)">
            <text:p/>
          </table:table-cell>
          <table:table-cell table:number-columns-repeated="4"/>
          <table:table-cell table:formula="of:=IF(AND(COUNTA([.G16:.I16]);SUMIF([.G16:.I16];&quot;&lt;&gt;*&quot;;[.G$2:.I$2]));((SUMIF([.G16:.I16];&quot;&lt;&gt;*&quot;;[.G16:.I16])/SUMIF([.G16:.I16];&quot;&lt;&gt;*&quot;;[.G$2:.I$2]))*[.J$2]);&quot;&quot;)">
            <text:p/>
          </table:table-cell>
          <table:table-cell table:formula="of:=IF((LEN([.J16])=0);&quot;&quot;;CONCATENATE(ROUND([.J16];2);&quot; (&quot;;ROUND((([.J16]/[.J$2])*100);2);&quot;%)&quot;))">
            <text:p/>
          </table:table-cell>
          <table:table-cell table:number-columns-repeated="3"/>
          <table:table-cell table:formula="of:=IF(AND(COUNTA([.L16:.N16]);SUMIF([.L16:.N16];&quot;&lt;&gt;*&quot;;[.L$2:.N$2]));((SUMIF([.L16:.N16];&quot;&lt;&gt;*&quot;;[.L16:.N16])/SUMIF([.L16:.N16];&quot;&lt;&gt;*&quot;;[.L$2:.N$2]))*[.O$2]);&quot;&quot;)">
            <text:p/>
          </table:table-cell>
          <table:table-cell table:formula="of:=IF((LEN([.O16])=0);&quot;&quot;;CONCATENATE(ROUND([.O16];2);&quot; (&quot;;ROUND((([.O16]/[.O$2])*100);2);&quot;%)&quot;))">
            <text:p/>
          </table:table-cell>
          <table:table-cell table:number-columns-repeated="3"/>
          <table:table-cell table:formula="of:=IF(AND(COUNTA([.Q16:.S16]);SUMIF([.Q16:.S16];&quot;&lt;&gt;*&quot;;[.Q$2:.S$2]));((SUMIF([.Q16:.S16];&quot;&lt;&gt;*&quot;;[.Q16:.S16])/SUMIF([.Q16:.S16];&quot;&lt;&gt;*&quot;;[.Q$2:.S$2]))*[.T$2]);&quot;&quot;)">
            <text:p/>
          </table:table-cell>
          <table:table-cell table:formula="of:=IF((LEN([.T16])=0);&quot;&quot;;CONCATENATE(ROUND([.T16];2);&quot; (&quot;;ROUND((([.T16]/[.T$2])*100);2);&quot;%)&quot;))">
            <text:p/>
          </table:table-cell>
          <table:table-cell table:number-columns-repeated="3"/>
          <table:table-cell table:formula="of:=IF(AND(COUNTA([.V16:.X16]);SUMIF([.V16:.X16];&quot;&lt;&gt;*&quot;;[.V$2:.X$2]));((SUMIF([.V16:.X16];&quot;&lt;&gt;*&quot;;[.V16:.X16])/SUMIF([.V16:.X16];&quot;&lt;&gt;*&quot;;[.V$2:.X$2]))*[.Y$2]);&quot;&quot;)">
            <text:p/>
          </table:table-cell>
          <table:table-cell table:formula="of:=IF((LEN([.Y16])=0);&quot;&quot;;CONCATENATE(ROUND([.Y16];2);&quot; (&quot;;ROUND((([.Y16]/[.Y$2])*100);2);&quot;%)&quot;))">
            <text:p/>
          </table:table-cell>
          <table:table-cell table:number-columns-repeated="3"/>
          <table:table-cell table:formula="of:=IF(AND(COUNTA([.AA16:.AC16]);SUMIF([.AA16:.AC16];&quot;&lt;&gt;*&quot;;[.AA$2:.AC$2]));((SUMIF([.AA16:.AC16];&quot;&lt;&gt;*&quot;;[.AA16:.AC16])/SUMIF([.AA16:.AC16];&quot;&lt;&gt;*&quot;;[.AA$2:.AC$2]))*[.AD$2]);&quot;&quot;)">
            <text:p/>
          </table:table-cell>
          <table:table-cell table:formula="of:=IF((LEN([.AD16])=0);&quot;&quot;;CONCATENATE(ROUND([.AD16];2);&quot; (&quot;;ROUND((([.AD1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7])&gt;0);SUM([.G17:.AF17]));([.E17]/SUM( IF(LEN([.J17])&gt;0;[.J$2];0); IF(LEN([.P17])&gt;0;[.P$2];0); IF(LEN([.U17])&gt;0;[.U$2];0); IF(LEN([.Z17])&gt;0;[.Z$2];0); IF(LEN([.AE17])&gt;0;[.AE$2];0) ));&quot;&quot;)">
            <text:p/>
          </table:table-cell>
          <table:table-cell table:formula="of:=IF(LEN([.C17]);SUM(IF(SUM([.G$2:.I$2]);[.J17];0);IF(SUM([.L$2:.N$2]);[.O17];0);IF(SUM([.Q$2:.S$2]);[.T17];0);IF(SUM([.V$2:.X$2]);[.Y17];0);IF(SUM([.AA$2:.AC$2]);[.AD17];0));&quot;&quot;)">
            <text:p/>
          </table:table-cell>
          <table:table-cell table:number-columns-repeated="4"/>
          <table:table-cell table:formula="of:=IF(AND(COUNTA([.G17:.I17]);SUMIF([.G17:.I17];&quot;&lt;&gt;*&quot;;[.G$2:.I$2]));((SUMIF([.G17:.I17];&quot;&lt;&gt;*&quot;;[.G17:.I17])/SUMIF([.G17:.I17];&quot;&lt;&gt;*&quot;;[.G$2:.I$2]))*[.J$2]);&quot;&quot;)">
            <text:p/>
          </table:table-cell>
          <table:table-cell table:formula="of:=IF((LEN([.J17])=0);&quot;&quot;;CONCATENATE(ROUND([.J17];2);&quot; (&quot;;ROUND((([.J17]/[.J$2])*100);2);&quot;%)&quot;))">
            <text:p/>
          </table:table-cell>
          <table:table-cell table:number-columns-repeated="3"/>
          <table:table-cell table:formula="of:=IF(AND(COUNTA([.L17:.N17]);SUMIF([.L17:.N17];&quot;&lt;&gt;*&quot;;[.L$2:.N$2]));((SUMIF([.L17:.N17];&quot;&lt;&gt;*&quot;;[.L17:.N17])/SUMIF([.L17:.N17];&quot;&lt;&gt;*&quot;;[.L$2:.N$2]))*[.O$2]);&quot;&quot;)">
            <text:p/>
          </table:table-cell>
          <table:table-cell table:formula="of:=IF((LEN([.O17])=0);&quot;&quot;;CONCATENATE(ROUND([.O17];2);&quot; (&quot;;ROUND((([.O17]/[.O$2])*100);2);&quot;%)&quot;))">
            <text:p/>
          </table:table-cell>
          <table:table-cell table:number-columns-repeated="3"/>
          <table:table-cell table:formula="of:=IF(AND(COUNTA([.Q17:.S17]);SUMIF([.Q17:.S17];&quot;&lt;&gt;*&quot;;[.Q$2:.S$2]));((SUMIF([.Q17:.S17];&quot;&lt;&gt;*&quot;;[.Q17:.S17])/SUMIF([.Q17:.S17];&quot;&lt;&gt;*&quot;;[.Q$2:.S$2]))*[.T$2]);&quot;&quot;)">
            <text:p/>
          </table:table-cell>
          <table:table-cell table:formula="of:=IF((LEN([.T17])=0);&quot;&quot;;CONCATENATE(ROUND([.T17];2);&quot; (&quot;;ROUND((([.T17]/[.T$2])*100);2);&quot;%)&quot;))">
            <text:p/>
          </table:table-cell>
          <table:table-cell table:number-columns-repeated="3"/>
          <table:table-cell table:formula="of:=IF(AND(COUNTA([.V17:.X17]);SUMIF([.V17:.X17];&quot;&lt;&gt;*&quot;;[.V$2:.X$2]));((SUMIF([.V17:.X17];&quot;&lt;&gt;*&quot;;[.V17:.X17])/SUMIF([.V17:.X17];&quot;&lt;&gt;*&quot;;[.V$2:.X$2]))*[.Y$2]);&quot;&quot;)">
            <text:p/>
          </table:table-cell>
          <table:table-cell table:formula="of:=IF((LEN([.Y17])=0);&quot;&quot;;CONCATENATE(ROUND([.Y17];2);&quot; (&quot;;ROUND((([.Y17]/[.Y$2])*100);2);&quot;%)&quot;))">
            <text:p/>
          </table:table-cell>
          <table:table-cell table:number-columns-repeated="3"/>
          <table:table-cell table:formula="of:=IF(AND(COUNTA([.AA17:.AC17]);SUMIF([.AA17:.AC17];&quot;&lt;&gt;*&quot;;[.AA$2:.AC$2]));((SUMIF([.AA17:.AC17];&quot;&lt;&gt;*&quot;;[.AA17:.AC17])/SUMIF([.AA17:.AC17];&quot;&lt;&gt;*&quot;;[.AA$2:.AC$2]))*[.AD$2]);&quot;&quot;)">
            <text:p/>
          </table:table-cell>
          <table:table-cell table:formula="of:=IF((LEN([.AD17])=0);&quot;&quot;;CONCATENATE(ROUND([.AD17];2);&quot; (&quot;;ROUND((([.AD1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8])&gt;0);SUM([.G18:.AF18]));([.E18]/SUM( IF(LEN([.J18])&gt;0;[.J$2];0); IF(LEN([.P18])&gt;0;[.P$2];0); IF(LEN([.U18])&gt;0;[.U$2];0); IF(LEN([.Z18])&gt;0;[.Z$2];0); IF(LEN([.AE18])&gt;0;[.AE$2];0) ));&quot;&quot;)">
            <text:p/>
          </table:table-cell>
          <table:table-cell table:formula="of:=IF(LEN([.C18]);SUM(IF(SUM([.G$2:.I$2]);[.J18];0);IF(SUM([.L$2:.N$2]);[.O18];0);IF(SUM([.Q$2:.S$2]);[.T18];0);IF(SUM([.V$2:.X$2]);[.Y18];0);IF(SUM([.AA$2:.AC$2]);[.AD18];0));&quot;&quot;)">
            <text:p/>
          </table:table-cell>
          <table:table-cell table:number-columns-repeated="4"/>
          <table:table-cell table:formula="of:=IF(AND(COUNTA([.G18:.I18]);SUMIF([.G18:.I18];&quot;&lt;&gt;*&quot;;[.G$2:.I$2]));((SUMIF([.G18:.I18];&quot;&lt;&gt;*&quot;;[.G18:.I18])/SUMIF([.G18:.I18];&quot;&lt;&gt;*&quot;;[.G$2:.I$2]))*[.J$2]);&quot;&quot;)">
            <text:p/>
          </table:table-cell>
          <table:table-cell table:formula="of:=IF((LEN([.J18])=0);&quot;&quot;;CONCATENATE(ROUND([.J18];2);&quot; (&quot;;ROUND((([.J18]/[.J$2])*100);2);&quot;%)&quot;))">
            <text:p/>
          </table:table-cell>
          <table:table-cell table:number-columns-repeated="3"/>
          <table:table-cell table:formula="of:=IF(AND(COUNTA([.L18:.N18]);SUMIF([.L18:.N18];&quot;&lt;&gt;*&quot;;[.L$2:.N$2]));((SUMIF([.L18:.N18];&quot;&lt;&gt;*&quot;;[.L18:.N18])/SUMIF([.L18:.N18];&quot;&lt;&gt;*&quot;;[.L$2:.N$2]))*[.O$2]);&quot;&quot;)">
            <text:p/>
          </table:table-cell>
          <table:table-cell table:formula="of:=IF((LEN([.O18])=0);&quot;&quot;;CONCATENATE(ROUND([.O18];2);&quot; (&quot;;ROUND((([.O18]/[.O$2])*100);2);&quot;%)&quot;))">
            <text:p/>
          </table:table-cell>
          <table:table-cell table:number-columns-repeated="3"/>
          <table:table-cell table:formula="of:=IF(AND(COUNTA([.Q18:.S18]);SUMIF([.Q18:.S18];&quot;&lt;&gt;*&quot;;[.Q$2:.S$2]));((SUMIF([.Q18:.S18];&quot;&lt;&gt;*&quot;;[.Q18:.S18])/SUMIF([.Q18:.S18];&quot;&lt;&gt;*&quot;;[.Q$2:.S$2]))*[.T$2]);&quot;&quot;)">
            <text:p/>
          </table:table-cell>
          <table:table-cell table:formula="of:=IF((LEN([.T18])=0);&quot;&quot;;CONCATENATE(ROUND([.T18];2);&quot; (&quot;;ROUND((([.T18]/[.T$2])*100);2);&quot;%)&quot;))">
            <text:p/>
          </table:table-cell>
          <table:table-cell table:number-columns-repeated="3"/>
          <table:table-cell table:formula="of:=IF(AND(COUNTA([.V18:.X18]);SUMIF([.V18:.X18];&quot;&lt;&gt;*&quot;;[.V$2:.X$2]));((SUMIF([.V18:.X18];&quot;&lt;&gt;*&quot;;[.V18:.X18])/SUMIF([.V18:.X18];&quot;&lt;&gt;*&quot;;[.V$2:.X$2]))*[.Y$2]);&quot;&quot;)">
            <text:p/>
          </table:table-cell>
          <table:table-cell table:formula="of:=IF((LEN([.Y18])=0);&quot;&quot;;CONCATENATE(ROUND([.Y18];2);&quot; (&quot;;ROUND((([.Y18]/[.Y$2])*100);2);&quot;%)&quot;))">
            <text:p/>
          </table:table-cell>
          <table:table-cell table:number-columns-repeated="3"/>
          <table:table-cell table:formula="of:=IF(AND(COUNTA([.AA18:.AC18]);SUMIF([.AA18:.AC18];&quot;&lt;&gt;*&quot;;[.AA$2:.AC$2]));((SUMIF([.AA18:.AC18];&quot;&lt;&gt;*&quot;;[.AA18:.AC18])/SUMIF([.AA18:.AC18];&quot;&lt;&gt;*&quot;;[.AA$2:.AC$2]))*[.AD$2]);&quot;&quot;)">
            <text:p/>
          </table:table-cell>
          <table:table-cell table:formula="of:=IF((LEN([.AD18])=0);&quot;&quot;;CONCATENATE(ROUND([.AD18];2);&quot; (&quot;;ROUND((([.AD1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9])&gt;0);SUM([.G19:.AF19]));([.E19]/SUM( IF(LEN([.J19])&gt;0;[.J$2];0); IF(LEN([.P19])&gt;0;[.P$2];0); IF(LEN([.U19])&gt;0;[.U$2];0); IF(LEN([.Z19])&gt;0;[.Z$2];0); IF(LEN([.AE19])&gt;0;[.AE$2];0) ));&quot;&quot;)">
            <text:p/>
          </table:table-cell>
          <table:table-cell table:formula="of:=IF(LEN([.C19]);SUM(IF(SUM([.G$2:.I$2]);[.J19];0);IF(SUM([.L$2:.N$2]);[.O19];0);IF(SUM([.Q$2:.S$2]);[.T19];0);IF(SUM([.V$2:.X$2]);[.Y19];0);IF(SUM([.AA$2:.AC$2]);[.AD19];0));&quot;&quot;)">
            <text:p/>
          </table:table-cell>
          <table:table-cell table:number-columns-repeated="4"/>
          <table:table-cell table:formula="of:=IF(AND(COUNTA([.G19:.I19]);SUMIF([.G19:.I19];&quot;&lt;&gt;*&quot;;[.G$2:.I$2]));((SUMIF([.G19:.I19];&quot;&lt;&gt;*&quot;;[.G19:.I19])/SUMIF([.G19:.I19];&quot;&lt;&gt;*&quot;;[.G$2:.I$2]))*[.J$2]);&quot;&quot;)">
            <text:p/>
          </table:table-cell>
          <table:table-cell table:formula="of:=IF((LEN([.J19])=0);&quot;&quot;;CONCATENATE(ROUND([.J19];2);&quot; (&quot;;ROUND((([.J19]/[.J$2])*100);2);&quot;%)&quot;))">
            <text:p/>
          </table:table-cell>
          <table:table-cell table:number-columns-repeated="3"/>
          <table:table-cell table:formula="of:=IF(AND(COUNTA([.L19:.N19]);SUMIF([.L19:.N19];&quot;&lt;&gt;*&quot;;[.L$2:.N$2]));((SUMIF([.L19:.N19];&quot;&lt;&gt;*&quot;;[.L19:.N19])/SUMIF([.L19:.N19];&quot;&lt;&gt;*&quot;;[.L$2:.N$2]))*[.O$2]);&quot;&quot;)">
            <text:p/>
          </table:table-cell>
          <table:table-cell table:formula="of:=IF((LEN([.O19])=0);&quot;&quot;;CONCATENATE(ROUND([.O19];2);&quot; (&quot;;ROUND((([.O19]/[.O$2])*100);2);&quot;%)&quot;))">
            <text:p/>
          </table:table-cell>
          <table:table-cell table:number-columns-repeated="3"/>
          <table:table-cell table:formula="of:=IF(AND(COUNTA([.Q19:.S19]);SUMIF([.Q19:.S19];&quot;&lt;&gt;*&quot;;[.Q$2:.S$2]));((SUMIF([.Q19:.S19];&quot;&lt;&gt;*&quot;;[.Q19:.S19])/SUMIF([.Q19:.S19];&quot;&lt;&gt;*&quot;;[.Q$2:.S$2]))*[.T$2]);&quot;&quot;)">
            <text:p/>
          </table:table-cell>
          <table:table-cell table:formula="of:=IF((LEN([.T19])=0);&quot;&quot;;CONCATENATE(ROUND([.T19];2);&quot; (&quot;;ROUND((([.T19]/[.T$2])*100);2);&quot;%)&quot;))">
            <text:p/>
          </table:table-cell>
          <table:table-cell table:number-columns-repeated="3"/>
          <table:table-cell table:formula="of:=IF(AND(COUNTA([.V19:.X19]);SUMIF([.V19:.X19];&quot;&lt;&gt;*&quot;;[.V$2:.X$2]));((SUMIF([.V19:.X19];&quot;&lt;&gt;*&quot;;[.V19:.X19])/SUMIF([.V19:.X19];&quot;&lt;&gt;*&quot;;[.V$2:.X$2]))*[.Y$2]);&quot;&quot;)">
            <text:p/>
          </table:table-cell>
          <table:table-cell table:formula="of:=IF((LEN([.Y19])=0);&quot;&quot;;CONCATENATE(ROUND([.Y19];2);&quot; (&quot;;ROUND((([.Y19]/[.Y$2])*100);2);&quot;%)&quot;))">
            <text:p/>
          </table:table-cell>
          <table:table-cell table:number-columns-repeated="3"/>
          <table:table-cell table:formula="of:=IF(AND(COUNTA([.AA19:.AC19]);SUMIF([.AA19:.AC19];&quot;&lt;&gt;*&quot;;[.AA$2:.AC$2]));((SUMIF([.AA19:.AC19];&quot;&lt;&gt;*&quot;;[.AA19:.AC19])/SUMIF([.AA19:.AC19];&quot;&lt;&gt;*&quot;;[.AA$2:.AC$2]))*[.AD$2]);&quot;&quot;)">
            <text:p/>
          </table:table-cell>
          <table:table-cell table:formula="of:=IF((LEN([.AD19])=0);&quot;&quot;;CONCATENATE(ROUND([.AD19];2);&quot; (&quot;;ROUND((([.AD1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0])&gt;0);SUM([.G20:.AF20]));([.E20]/SUM( IF(LEN([.J20])&gt;0;[.J$2];0); IF(LEN([.P20])&gt;0;[.P$2];0); IF(LEN([.U20])&gt;0;[.U$2];0); IF(LEN([.Z20])&gt;0;[.Z$2];0); IF(LEN([.AE20])&gt;0;[.AE$2];0) ));&quot;&quot;)">
            <text:p/>
          </table:table-cell>
          <table:table-cell table:formula="of:=IF(LEN([.C20]);SUM(IF(SUM([.G$2:.I$2]);[.J20];0);IF(SUM([.L$2:.N$2]);[.O20];0);IF(SUM([.Q$2:.S$2]);[.T20];0);IF(SUM([.V$2:.X$2]);[.Y20];0);IF(SUM([.AA$2:.AC$2]);[.AD20];0));&quot;&quot;)">
            <text:p/>
          </table:table-cell>
          <table:table-cell table:number-columns-repeated="4"/>
          <table:table-cell table:formula="of:=IF(AND(COUNTA([.G20:.I20]);SUMIF([.G20:.I20];&quot;&lt;&gt;*&quot;;[.G$2:.I$2]));((SUMIF([.G20:.I20];&quot;&lt;&gt;*&quot;;[.G20:.I20])/SUMIF([.G20:.I20];&quot;&lt;&gt;*&quot;;[.G$2:.I$2]))*[.J$2]);&quot;&quot;)">
            <text:p/>
          </table:table-cell>
          <table:table-cell table:formula="of:=IF((LEN([.J20])=0);&quot;&quot;;CONCATENATE(ROUND([.J20];2);&quot; (&quot;;ROUND((([.J20]/[.J$2])*100);2);&quot;%)&quot;))">
            <text:p/>
          </table:table-cell>
          <table:table-cell table:number-columns-repeated="3"/>
          <table:table-cell table:formula="of:=IF(AND(COUNTA([.L20:.N20]);SUMIF([.L20:.N20];&quot;&lt;&gt;*&quot;;[.L$2:.N$2]));((SUMIF([.L20:.N20];&quot;&lt;&gt;*&quot;;[.L20:.N20])/SUMIF([.L20:.N20];&quot;&lt;&gt;*&quot;;[.L$2:.N$2]))*[.O$2]);&quot;&quot;)">
            <text:p/>
          </table:table-cell>
          <table:table-cell table:formula="of:=IF((LEN([.O20])=0);&quot;&quot;;CONCATENATE(ROUND([.O20];2);&quot; (&quot;;ROUND((([.O20]/[.O$2])*100);2);&quot;%)&quot;))">
            <text:p/>
          </table:table-cell>
          <table:table-cell table:number-columns-repeated="3"/>
          <table:table-cell table:formula="of:=IF(AND(COUNTA([.Q20:.S20]);SUMIF([.Q20:.S20];&quot;&lt;&gt;*&quot;;[.Q$2:.S$2]));((SUMIF([.Q20:.S20];&quot;&lt;&gt;*&quot;;[.Q20:.S20])/SUMIF([.Q20:.S20];&quot;&lt;&gt;*&quot;;[.Q$2:.S$2]))*[.T$2]);&quot;&quot;)">
            <text:p/>
          </table:table-cell>
          <table:table-cell table:formula="of:=IF((LEN([.T20])=0);&quot;&quot;;CONCATENATE(ROUND([.T20];2);&quot; (&quot;;ROUND((([.T20]/[.T$2])*100);2);&quot;%)&quot;))">
            <text:p/>
          </table:table-cell>
          <table:table-cell table:number-columns-repeated="3"/>
          <table:table-cell table:formula="of:=IF(AND(COUNTA([.V20:.X20]);SUMIF([.V20:.X20];&quot;&lt;&gt;*&quot;;[.V$2:.X$2]));((SUMIF([.V20:.X20];&quot;&lt;&gt;*&quot;;[.V20:.X20])/SUMIF([.V20:.X20];&quot;&lt;&gt;*&quot;;[.V$2:.X$2]))*[.Y$2]);&quot;&quot;)">
            <text:p/>
          </table:table-cell>
          <table:table-cell table:formula="of:=IF((LEN([.Y20])=0);&quot;&quot;;CONCATENATE(ROUND([.Y20];2);&quot; (&quot;;ROUND((([.Y20]/[.Y$2])*100);2);&quot;%)&quot;))">
            <text:p/>
          </table:table-cell>
          <table:table-cell table:number-columns-repeated="3"/>
          <table:table-cell table:formula="of:=IF(AND(COUNTA([.AA20:.AC20]);SUMIF([.AA20:.AC20];&quot;&lt;&gt;*&quot;;[.AA$2:.AC$2]));((SUMIF([.AA20:.AC20];&quot;&lt;&gt;*&quot;;[.AA20:.AC20])/SUMIF([.AA20:.AC20];&quot;&lt;&gt;*&quot;;[.AA$2:.AC$2]))*[.AD$2]);&quot;&quot;)">
            <text:p/>
          </table:table-cell>
          <table:table-cell table:formula="of:=IF((LEN([.AD20])=0);&quot;&quot;;CONCATENATE(ROUND([.AD20];2);&quot; (&quot;;ROUND((([.AD2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1])&gt;0);SUM([.G21:.AF21]));([.E21]/SUM( IF(LEN([.J21])&gt;0;[.J$2];0); IF(LEN([.P21])&gt;0;[.P$2];0); IF(LEN([.U21])&gt;0;[.U$2];0); IF(LEN([.Z21])&gt;0;[.Z$2];0); IF(LEN([.AE21])&gt;0;[.AE$2];0) ));&quot;&quot;)">
            <text:p/>
          </table:table-cell>
          <table:table-cell table:formula="of:=IF(LEN([.C21]);SUM(IF(SUM([.G$2:.I$2]);[.J21];0);IF(SUM([.L$2:.N$2]);[.O21];0);IF(SUM([.Q$2:.S$2]);[.T21];0);IF(SUM([.V$2:.X$2]);[.Y21];0);IF(SUM([.AA$2:.AC$2]);[.AD21];0));&quot;&quot;)">
            <text:p/>
          </table:table-cell>
          <table:table-cell table:number-columns-repeated="4"/>
          <table:table-cell table:formula="of:=IF(AND(COUNTA([.G21:.I21]);SUMIF([.G21:.I21];&quot;&lt;&gt;*&quot;;[.G$2:.I$2]));((SUMIF([.G21:.I21];&quot;&lt;&gt;*&quot;;[.G21:.I21])/SUMIF([.G21:.I21];&quot;&lt;&gt;*&quot;;[.G$2:.I$2]))*[.J$2]);&quot;&quot;)">
            <text:p/>
          </table:table-cell>
          <table:table-cell table:formula="of:=IF((LEN([.J21])=0);&quot;&quot;;CONCATENATE(ROUND([.J21];2);&quot; (&quot;;ROUND((([.J21]/[.J$2])*100);2);&quot;%)&quot;))">
            <text:p/>
          </table:table-cell>
          <table:table-cell table:number-columns-repeated="3"/>
          <table:table-cell table:formula="of:=IF(AND(COUNTA([.L21:.N21]);SUMIF([.L21:.N21];&quot;&lt;&gt;*&quot;;[.L$2:.N$2]));((SUMIF([.L21:.N21];&quot;&lt;&gt;*&quot;;[.L21:.N21])/SUMIF([.L21:.N21];&quot;&lt;&gt;*&quot;;[.L$2:.N$2]))*[.O$2]);&quot;&quot;)">
            <text:p/>
          </table:table-cell>
          <table:table-cell table:formula="of:=IF((LEN([.O21])=0);&quot;&quot;;CONCATENATE(ROUND([.O21];2);&quot; (&quot;;ROUND((([.O21]/[.O$2])*100);2);&quot;%)&quot;))">
            <text:p/>
          </table:table-cell>
          <table:table-cell table:number-columns-repeated="3"/>
          <table:table-cell table:formula="of:=IF(AND(COUNTA([.Q21:.S21]);SUMIF([.Q21:.S21];&quot;&lt;&gt;*&quot;;[.Q$2:.S$2]));((SUMIF([.Q21:.S21];&quot;&lt;&gt;*&quot;;[.Q21:.S21])/SUMIF([.Q21:.S21];&quot;&lt;&gt;*&quot;;[.Q$2:.S$2]))*[.T$2]);&quot;&quot;)">
            <text:p/>
          </table:table-cell>
          <table:table-cell table:formula="of:=IF((LEN([.T21])=0);&quot;&quot;;CONCATENATE(ROUND([.T21];2);&quot; (&quot;;ROUND((([.T21]/[.T$2])*100);2);&quot;%)&quot;))">
            <text:p/>
          </table:table-cell>
          <table:table-cell table:number-columns-repeated="3"/>
          <table:table-cell table:formula="of:=IF(AND(COUNTA([.V21:.X21]);SUMIF([.V21:.X21];&quot;&lt;&gt;*&quot;;[.V$2:.X$2]));((SUMIF([.V21:.X21];&quot;&lt;&gt;*&quot;;[.V21:.X21])/SUMIF([.V21:.X21];&quot;&lt;&gt;*&quot;;[.V$2:.X$2]))*[.Y$2]);&quot;&quot;)">
            <text:p/>
          </table:table-cell>
          <table:table-cell table:formula="of:=IF((LEN([.Y21])=0);&quot;&quot;;CONCATENATE(ROUND([.Y21];2);&quot; (&quot;;ROUND((([.Y21]/[.Y$2])*100);2);&quot;%)&quot;))">
            <text:p/>
          </table:table-cell>
          <table:table-cell table:number-columns-repeated="3"/>
          <table:table-cell table:formula="of:=IF(AND(COUNTA([.AA21:.AC21]);SUMIF([.AA21:.AC21];&quot;&lt;&gt;*&quot;;[.AA$2:.AC$2]));((SUMIF([.AA21:.AC21];&quot;&lt;&gt;*&quot;;[.AA21:.AC21])/SUMIF([.AA21:.AC21];&quot;&lt;&gt;*&quot;;[.AA$2:.AC$2]))*[.AD$2]);&quot;&quot;)">
            <text:p/>
          </table:table-cell>
          <table:table-cell table:formula="of:=IF((LEN([.AD21])=0);&quot;&quot;;CONCATENATE(ROUND([.AD21];2);&quot; (&quot;;ROUND((([.AD2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2])&gt;0);SUM([.G22:.AF22]));([.E22]/SUM( IF(LEN([.J22])&gt;0;[.J$2];0); IF(LEN([.P22])&gt;0;[.P$2];0); IF(LEN([.U22])&gt;0;[.U$2];0); IF(LEN([.Z22])&gt;0;[.Z$2];0); IF(LEN([.AE22])&gt;0;[.AE$2];0) ));&quot;&quot;)">
            <text:p/>
          </table:table-cell>
          <table:table-cell table:formula="of:=IF(LEN([.C22]);SUM(IF(SUM([.G$2:.I$2]);[.J22];0);IF(SUM([.L$2:.N$2]);[.O22];0);IF(SUM([.Q$2:.S$2]);[.T22];0);IF(SUM([.V$2:.X$2]);[.Y22];0);IF(SUM([.AA$2:.AC$2]);[.AD22];0));&quot;&quot;)">
            <text:p/>
          </table:table-cell>
          <table:table-cell table:number-columns-repeated="4"/>
          <table:table-cell table:formula="of:=IF(AND(COUNTA([.G22:.I22]);SUMIF([.G22:.I22];&quot;&lt;&gt;*&quot;;[.G$2:.I$2]));((SUMIF([.G22:.I22];&quot;&lt;&gt;*&quot;;[.G22:.I22])/SUMIF([.G22:.I22];&quot;&lt;&gt;*&quot;;[.G$2:.I$2]))*[.J$2]);&quot;&quot;)">
            <text:p/>
          </table:table-cell>
          <table:table-cell table:formula="of:=IF((LEN([.J22])=0);&quot;&quot;;CONCATENATE(ROUND([.J22];2);&quot; (&quot;;ROUND((([.J22]/[.J$2])*100);2);&quot;%)&quot;))">
            <text:p/>
          </table:table-cell>
          <table:table-cell table:number-columns-repeated="3"/>
          <table:table-cell table:formula="of:=IF(AND(COUNTA([.L22:.N22]);SUMIF([.L22:.N22];&quot;&lt;&gt;*&quot;;[.L$2:.N$2]));((SUMIF([.L22:.N22];&quot;&lt;&gt;*&quot;;[.L22:.N22])/SUMIF([.L22:.N22];&quot;&lt;&gt;*&quot;;[.L$2:.N$2]))*[.O$2]);&quot;&quot;)">
            <text:p/>
          </table:table-cell>
          <table:table-cell table:formula="of:=IF((LEN([.O22])=0);&quot;&quot;;CONCATENATE(ROUND([.O22];2);&quot; (&quot;;ROUND((([.O22]/[.O$2])*100);2);&quot;%)&quot;))">
            <text:p/>
          </table:table-cell>
          <table:table-cell table:number-columns-repeated="3"/>
          <table:table-cell table:formula="of:=IF(AND(COUNTA([.Q22:.S22]);SUMIF([.Q22:.S22];&quot;&lt;&gt;*&quot;;[.Q$2:.S$2]));((SUMIF([.Q22:.S22];&quot;&lt;&gt;*&quot;;[.Q22:.S22])/SUMIF([.Q22:.S22];&quot;&lt;&gt;*&quot;;[.Q$2:.S$2]))*[.T$2]);&quot;&quot;)">
            <text:p/>
          </table:table-cell>
          <table:table-cell table:formula="of:=IF((LEN([.T22])=0);&quot;&quot;;CONCATENATE(ROUND([.T22];2);&quot; (&quot;;ROUND((([.T22]/[.T$2])*100);2);&quot;%)&quot;))">
            <text:p/>
          </table:table-cell>
          <table:table-cell table:number-columns-repeated="3"/>
          <table:table-cell table:formula="of:=IF(AND(COUNTA([.V22:.X22]);SUMIF([.V22:.X22];&quot;&lt;&gt;*&quot;;[.V$2:.X$2]));((SUMIF([.V22:.X22];&quot;&lt;&gt;*&quot;;[.V22:.X22])/SUMIF([.V22:.X22];&quot;&lt;&gt;*&quot;;[.V$2:.X$2]))*[.Y$2]);&quot;&quot;)">
            <text:p/>
          </table:table-cell>
          <table:table-cell table:formula="of:=IF((LEN([.Y22])=0);&quot;&quot;;CONCATENATE(ROUND([.Y22];2);&quot; (&quot;;ROUND((([.Y22]/[.Y$2])*100);2);&quot;%)&quot;))">
            <text:p/>
          </table:table-cell>
          <table:table-cell table:number-columns-repeated="3"/>
          <table:table-cell table:formula="of:=IF(AND(COUNTA([.AA22:.AC22]);SUMIF([.AA22:.AC22];&quot;&lt;&gt;*&quot;;[.AA$2:.AC$2]));((SUMIF([.AA22:.AC22];&quot;&lt;&gt;*&quot;;[.AA22:.AC22])/SUMIF([.AA22:.AC22];&quot;&lt;&gt;*&quot;;[.AA$2:.AC$2]))*[.AD$2]);&quot;&quot;)">
            <text:p/>
          </table:table-cell>
          <table:table-cell table:formula="of:=IF((LEN([.AD22])=0);&quot;&quot;;CONCATENATE(ROUND([.AD22];2);&quot; (&quot;;ROUND((([.AD2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3])&gt;0);SUM([.G23:.AF23]));([.E23]/SUM( IF(LEN([.J23])&gt;0;[.J$2];0); IF(LEN([.P23])&gt;0;[.P$2];0); IF(LEN([.U23])&gt;0;[.U$2];0); IF(LEN([.Z23])&gt;0;[.Z$2];0); IF(LEN([.AE23])&gt;0;[.AE$2];0) ));&quot;&quot;)">
            <text:p/>
          </table:table-cell>
          <table:table-cell table:formula="of:=IF(LEN([.C23]);SUM(IF(SUM([.G$2:.I$2]);[.J23];0);IF(SUM([.L$2:.N$2]);[.O23];0);IF(SUM([.Q$2:.S$2]);[.T23];0);IF(SUM([.V$2:.X$2]);[.Y23];0);IF(SUM([.AA$2:.AC$2]);[.AD23];0));&quot;&quot;)">
            <text:p/>
          </table:table-cell>
          <table:table-cell table:number-columns-repeated="4"/>
          <table:table-cell table:formula="of:=IF(AND(COUNTA([.G23:.I23]);SUMIF([.G23:.I23];&quot;&lt;&gt;*&quot;;[.G$2:.I$2]));((SUMIF([.G23:.I23];&quot;&lt;&gt;*&quot;;[.G23:.I23])/SUMIF([.G23:.I23];&quot;&lt;&gt;*&quot;;[.G$2:.I$2]))*[.J$2]);&quot;&quot;)">
            <text:p/>
          </table:table-cell>
          <table:table-cell table:formula="of:=IF((LEN([.J23])=0);&quot;&quot;;CONCATENATE(ROUND([.J23];2);&quot; (&quot;;ROUND((([.J23]/[.J$2])*100);2);&quot;%)&quot;))">
            <text:p/>
          </table:table-cell>
          <table:table-cell table:number-columns-repeated="3"/>
          <table:table-cell table:formula="of:=IF(AND(COUNTA([.L23:.N23]);SUMIF([.L23:.N23];&quot;&lt;&gt;*&quot;;[.L$2:.N$2]));((SUMIF([.L23:.N23];&quot;&lt;&gt;*&quot;;[.L23:.N23])/SUMIF([.L23:.N23];&quot;&lt;&gt;*&quot;;[.L$2:.N$2]))*[.O$2]);&quot;&quot;)">
            <text:p/>
          </table:table-cell>
          <table:table-cell table:formula="of:=IF((LEN([.O23])=0);&quot;&quot;;CONCATENATE(ROUND([.O23];2);&quot; (&quot;;ROUND((([.O23]/[.O$2])*100);2);&quot;%)&quot;))">
            <text:p/>
          </table:table-cell>
          <table:table-cell table:number-columns-repeated="3"/>
          <table:table-cell table:formula="of:=IF(AND(COUNTA([.Q23:.S23]);SUMIF([.Q23:.S23];&quot;&lt;&gt;*&quot;;[.Q$2:.S$2]));((SUMIF([.Q23:.S23];&quot;&lt;&gt;*&quot;;[.Q23:.S23])/SUMIF([.Q23:.S23];&quot;&lt;&gt;*&quot;;[.Q$2:.S$2]))*[.T$2]);&quot;&quot;)">
            <text:p/>
          </table:table-cell>
          <table:table-cell table:formula="of:=IF((LEN([.T23])=0);&quot;&quot;;CONCATENATE(ROUND([.T23];2);&quot; (&quot;;ROUND((([.T23]/[.T$2])*100);2);&quot;%)&quot;))">
            <text:p/>
          </table:table-cell>
          <table:table-cell table:number-columns-repeated="3"/>
          <table:table-cell table:formula="of:=IF(AND(COUNTA([.V23:.X23]);SUMIF([.V23:.X23];&quot;&lt;&gt;*&quot;;[.V$2:.X$2]));((SUMIF([.V23:.X23];&quot;&lt;&gt;*&quot;;[.V23:.X23])/SUMIF([.V23:.X23];&quot;&lt;&gt;*&quot;;[.V$2:.X$2]))*[.Y$2]);&quot;&quot;)">
            <text:p/>
          </table:table-cell>
          <table:table-cell table:formula="of:=IF((LEN([.Y23])=0);&quot;&quot;;CONCATENATE(ROUND([.Y23];2);&quot; (&quot;;ROUND((([.Y23]/[.Y$2])*100);2);&quot;%)&quot;))">
            <text:p/>
          </table:table-cell>
          <table:table-cell table:number-columns-repeated="3"/>
          <table:table-cell table:formula="of:=IF(AND(COUNTA([.AA23:.AC23]);SUMIF([.AA23:.AC23];&quot;&lt;&gt;*&quot;;[.AA$2:.AC$2]));((SUMIF([.AA23:.AC23];&quot;&lt;&gt;*&quot;;[.AA23:.AC23])/SUMIF([.AA23:.AC23];&quot;&lt;&gt;*&quot;;[.AA$2:.AC$2]))*[.AD$2]);&quot;&quot;)">
            <text:p/>
          </table:table-cell>
          <table:table-cell table:formula="of:=IF((LEN([.AD23])=0);&quot;&quot;;CONCATENATE(ROUND([.AD23];2);&quot; (&quot;;ROUND((([.AD2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4])&gt;0);SUM([.G24:.AF24]));([.E24]/SUM( IF(LEN([.J24])&gt;0;[.J$2];0); IF(LEN([.P24])&gt;0;[.P$2];0); IF(LEN([.U24])&gt;0;[.U$2];0); IF(LEN([.Z24])&gt;0;[.Z$2];0); IF(LEN([.AE24])&gt;0;[.AE$2];0) ));&quot;&quot;)">
            <text:p/>
          </table:table-cell>
          <table:table-cell table:formula="of:=IF(LEN([.C24]);SUM(IF(SUM([.G$2:.I$2]);[.J24];0);IF(SUM([.L$2:.N$2]);[.O24];0);IF(SUM([.Q$2:.S$2]);[.T24];0);IF(SUM([.V$2:.X$2]);[.Y24];0);IF(SUM([.AA$2:.AC$2]);[.AD24];0));&quot;&quot;)">
            <text:p/>
          </table:table-cell>
          <table:table-cell table:number-columns-repeated="4"/>
          <table:table-cell table:formula="of:=IF(AND(COUNTA([.G24:.I24]);SUMIF([.G24:.I24];&quot;&lt;&gt;*&quot;;[.G$2:.I$2]));((SUMIF([.G24:.I24];&quot;&lt;&gt;*&quot;;[.G24:.I24])/SUMIF([.G24:.I24];&quot;&lt;&gt;*&quot;;[.G$2:.I$2]))*[.J$2]);&quot;&quot;)">
            <text:p/>
          </table:table-cell>
          <table:table-cell table:formula="of:=IF((LEN([.J24])=0);&quot;&quot;;CONCATENATE(ROUND([.J24];2);&quot; (&quot;;ROUND((([.J24]/[.J$2])*100);2);&quot;%)&quot;))">
            <text:p/>
          </table:table-cell>
          <table:table-cell table:number-columns-repeated="3"/>
          <table:table-cell table:formula="of:=IF(AND(COUNTA([.L24:.N24]);SUMIF([.L24:.N24];&quot;&lt;&gt;*&quot;;[.L$2:.N$2]));((SUMIF([.L24:.N24];&quot;&lt;&gt;*&quot;;[.L24:.N24])/SUMIF([.L24:.N24];&quot;&lt;&gt;*&quot;;[.L$2:.N$2]))*[.O$2]);&quot;&quot;)">
            <text:p/>
          </table:table-cell>
          <table:table-cell table:formula="of:=IF((LEN([.O24])=0);&quot;&quot;;CONCATENATE(ROUND([.O24];2);&quot; (&quot;;ROUND((([.O24]/[.O$2])*100);2);&quot;%)&quot;))">
            <text:p/>
          </table:table-cell>
          <table:table-cell table:number-columns-repeated="3"/>
          <table:table-cell table:formula="of:=IF(AND(COUNTA([.Q24:.S24]);SUMIF([.Q24:.S24];&quot;&lt;&gt;*&quot;;[.Q$2:.S$2]));((SUMIF([.Q24:.S24];&quot;&lt;&gt;*&quot;;[.Q24:.S24])/SUMIF([.Q24:.S24];&quot;&lt;&gt;*&quot;;[.Q$2:.S$2]))*[.T$2]);&quot;&quot;)">
            <text:p/>
          </table:table-cell>
          <table:table-cell table:formula="of:=IF((LEN([.T24])=0);&quot;&quot;;CONCATENATE(ROUND([.T24];2);&quot; (&quot;;ROUND((([.T24]/[.T$2])*100);2);&quot;%)&quot;))">
            <text:p/>
          </table:table-cell>
          <table:table-cell table:number-columns-repeated="3"/>
          <table:table-cell table:formula="of:=IF(AND(COUNTA([.V24:.X24]);SUMIF([.V24:.X24];&quot;&lt;&gt;*&quot;;[.V$2:.X$2]));((SUMIF([.V24:.X24];&quot;&lt;&gt;*&quot;;[.V24:.X24])/SUMIF([.V24:.X24];&quot;&lt;&gt;*&quot;;[.V$2:.X$2]))*[.Y$2]);&quot;&quot;)">
            <text:p/>
          </table:table-cell>
          <table:table-cell table:formula="of:=IF((LEN([.Y24])=0);&quot;&quot;;CONCATENATE(ROUND([.Y24];2);&quot; (&quot;;ROUND((([.Y24]/[.Y$2])*100);2);&quot;%)&quot;))">
            <text:p/>
          </table:table-cell>
          <table:table-cell table:number-columns-repeated="3"/>
          <table:table-cell table:formula="of:=IF(AND(COUNTA([.AA24:.AC24]);SUMIF([.AA24:.AC24];&quot;&lt;&gt;*&quot;;[.AA$2:.AC$2]));((SUMIF([.AA24:.AC24];&quot;&lt;&gt;*&quot;;[.AA24:.AC24])/SUMIF([.AA24:.AC24];&quot;&lt;&gt;*&quot;;[.AA$2:.AC$2]))*[.AD$2]);&quot;&quot;)">
            <text:p/>
          </table:table-cell>
          <table:table-cell table:formula="of:=IF((LEN([.AD24])=0);&quot;&quot;;CONCATENATE(ROUND([.AD24];2);&quot; (&quot;;ROUND((([.AD2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5])&gt;0);SUM([.G25:.AF25]));([.E25]/SUM( IF(LEN([.J25])&gt;0;[.J$2];0); IF(LEN([.P25])&gt;0;[.P$2];0); IF(LEN([.U25])&gt;0;[.U$2];0); IF(LEN([.Z25])&gt;0;[.Z$2];0); IF(LEN([.AE25])&gt;0;[.AE$2];0) ));&quot;&quot;)">
            <text:p/>
          </table:table-cell>
          <table:table-cell table:formula="of:=IF(LEN([.C25]);SUM(IF(SUM([.G$2:.I$2]);[.J25];0);IF(SUM([.L$2:.N$2]);[.O25];0);IF(SUM([.Q$2:.S$2]);[.T25];0);IF(SUM([.V$2:.X$2]);[.Y25];0);IF(SUM([.AA$2:.AC$2]);[.AD25];0));&quot;&quot;)">
            <text:p/>
          </table:table-cell>
          <table:table-cell table:number-columns-repeated="4"/>
          <table:table-cell table:formula="of:=IF(AND(COUNTA([.G25:.I25]);SUMIF([.G25:.I25];&quot;&lt;&gt;*&quot;;[.G$2:.I$2]));((SUMIF([.G25:.I25];&quot;&lt;&gt;*&quot;;[.G25:.I25])/SUMIF([.G25:.I25];&quot;&lt;&gt;*&quot;;[.G$2:.I$2]))*[.J$2]);&quot;&quot;)">
            <text:p/>
          </table:table-cell>
          <table:table-cell table:formula="of:=IF((LEN([.J25])=0);&quot;&quot;;CONCATENATE(ROUND([.J25];2);&quot; (&quot;;ROUND((([.J25]/[.J$2])*100);2);&quot;%)&quot;))">
            <text:p/>
          </table:table-cell>
          <table:table-cell table:number-columns-repeated="3"/>
          <table:table-cell table:formula="of:=IF(AND(COUNTA([.L25:.N25]);SUMIF([.L25:.N25];&quot;&lt;&gt;*&quot;;[.L$2:.N$2]));((SUMIF([.L25:.N25];&quot;&lt;&gt;*&quot;;[.L25:.N25])/SUMIF([.L25:.N25];&quot;&lt;&gt;*&quot;;[.L$2:.N$2]))*[.O$2]);&quot;&quot;)">
            <text:p/>
          </table:table-cell>
          <table:table-cell table:formula="of:=IF((LEN([.O25])=0);&quot;&quot;;CONCATENATE(ROUND([.O25];2);&quot; (&quot;;ROUND((([.O25]/[.O$2])*100);2);&quot;%)&quot;))">
            <text:p/>
          </table:table-cell>
          <table:table-cell table:number-columns-repeated="3"/>
          <table:table-cell table:formula="of:=IF(AND(COUNTA([.Q25:.S25]);SUMIF([.Q25:.S25];&quot;&lt;&gt;*&quot;;[.Q$2:.S$2]));((SUMIF([.Q25:.S25];&quot;&lt;&gt;*&quot;;[.Q25:.S25])/SUMIF([.Q25:.S25];&quot;&lt;&gt;*&quot;;[.Q$2:.S$2]))*[.T$2]);&quot;&quot;)">
            <text:p/>
          </table:table-cell>
          <table:table-cell table:formula="of:=IF((LEN([.T25])=0);&quot;&quot;;CONCATENATE(ROUND([.T25];2);&quot; (&quot;;ROUND((([.T25]/[.T$2])*100);2);&quot;%)&quot;))">
            <text:p/>
          </table:table-cell>
          <table:table-cell table:number-columns-repeated="3"/>
          <table:table-cell table:formula="of:=IF(AND(COUNTA([.V25:.X25]);SUMIF([.V25:.X25];&quot;&lt;&gt;*&quot;;[.V$2:.X$2]));((SUMIF([.V25:.X25];&quot;&lt;&gt;*&quot;;[.V25:.X25])/SUMIF([.V25:.X25];&quot;&lt;&gt;*&quot;;[.V$2:.X$2]))*[.Y$2]);&quot;&quot;)">
            <text:p/>
          </table:table-cell>
          <table:table-cell table:formula="of:=IF((LEN([.Y25])=0);&quot;&quot;;CONCATENATE(ROUND([.Y25];2);&quot; (&quot;;ROUND((([.Y25]/[.Y$2])*100);2);&quot;%)&quot;))">
            <text:p/>
          </table:table-cell>
          <table:table-cell table:number-columns-repeated="3"/>
          <table:table-cell table:formula="of:=IF(AND(COUNTA([.AA25:.AC25]);SUMIF([.AA25:.AC25];&quot;&lt;&gt;*&quot;;[.AA$2:.AC$2]));((SUMIF([.AA25:.AC25];&quot;&lt;&gt;*&quot;;[.AA25:.AC25])/SUMIF([.AA25:.AC25];&quot;&lt;&gt;*&quot;;[.AA$2:.AC$2]))*[.AD$2]);&quot;&quot;)">
            <text:p/>
          </table:table-cell>
          <table:table-cell table:formula="of:=IF((LEN([.AD25])=0);&quot;&quot;;CONCATENATE(ROUND([.AD25];2);&quot; (&quot;;ROUND((([.AD2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6])&gt;0);SUM([.G26:.AF26]));([.E26]/SUM( IF(LEN([.J26])&gt;0;[.J$2];0); IF(LEN([.P26])&gt;0;[.P$2];0); IF(LEN([.U26])&gt;0;[.U$2];0); IF(LEN([.Z26])&gt;0;[.Z$2];0); IF(LEN([.AE26])&gt;0;[.AE$2];0) ));&quot;&quot;)">
            <text:p/>
          </table:table-cell>
          <table:table-cell table:formula="of:=IF(LEN([.C26]);SUM(IF(SUM([.G$2:.I$2]);[.J26];0);IF(SUM([.L$2:.N$2]);[.O26];0);IF(SUM([.Q$2:.S$2]);[.T26];0);IF(SUM([.V$2:.X$2]);[.Y26];0);IF(SUM([.AA$2:.AC$2]);[.AD26];0));&quot;&quot;)">
            <text:p/>
          </table:table-cell>
          <table:table-cell table:number-columns-repeated="4"/>
          <table:table-cell table:formula="of:=IF(AND(COUNTA([.G26:.I26]);SUMIF([.G26:.I26];&quot;&lt;&gt;*&quot;;[.G$2:.I$2]));((SUMIF([.G26:.I26];&quot;&lt;&gt;*&quot;;[.G26:.I26])/SUMIF([.G26:.I26];&quot;&lt;&gt;*&quot;;[.G$2:.I$2]))*[.J$2]);&quot;&quot;)">
            <text:p/>
          </table:table-cell>
          <table:table-cell table:formula="of:=IF((LEN([.J26])=0);&quot;&quot;;CONCATENATE(ROUND([.J26];2);&quot; (&quot;;ROUND((([.J26]/[.J$2])*100);2);&quot;%)&quot;))">
            <text:p/>
          </table:table-cell>
          <table:table-cell table:number-columns-repeated="3"/>
          <table:table-cell table:formula="of:=IF(AND(COUNTA([.L26:.N26]);SUMIF([.L26:.N26];&quot;&lt;&gt;*&quot;;[.L$2:.N$2]));((SUMIF([.L26:.N26];&quot;&lt;&gt;*&quot;;[.L26:.N26])/SUMIF([.L26:.N26];&quot;&lt;&gt;*&quot;;[.L$2:.N$2]))*[.O$2]);&quot;&quot;)">
            <text:p/>
          </table:table-cell>
          <table:table-cell table:formula="of:=IF((LEN([.O26])=0);&quot;&quot;;CONCATENATE(ROUND([.O26];2);&quot; (&quot;;ROUND((([.O26]/[.O$2])*100);2);&quot;%)&quot;))">
            <text:p/>
          </table:table-cell>
          <table:table-cell table:number-columns-repeated="3"/>
          <table:table-cell table:formula="of:=IF(AND(COUNTA([.Q26:.S26]);SUMIF([.Q26:.S26];&quot;&lt;&gt;*&quot;;[.Q$2:.S$2]));((SUMIF([.Q26:.S26];&quot;&lt;&gt;*&quot;;[.Q26:.S26])/SUMIF([.Q26:.S26];&quot;&lt;&gt;*&quot;;[.Q$2:.S$2]))*[.T$2]);&quot;&quot;)">
            <text:p/>
          </table:table-cell>
          <table:table-cell table:formula="of:=IF((LEN([.T26])=0);&quot;&quot;;CONCATENATE(ROUND([.T26];2);&quot; (&quot;;ROUND((([.T26]/[.T$2])*100);2);&quot;%)&quot;))">
            <text:p/>
          </table:table-cell>
          <table:table-cell table:number-columns-repeated="3"/>
          <table:table-cell table:formula="of:=IF(AND(COUNTA([.V26:.X26]);SUMIF([.V26:.X26];&quot;&lt;&gt;*&quot;;[.V$2:.X$2]));((SUMIF([.V26:.X26];&quot;&lt;&gt;*&quot;;[.V26:.X26])/SUMIF([.V26:.X26];&quot;&lt;&gt;*&quot;;[.V$2:.X$2]))*[.Y$2]);&quot;&quot;)">
            <text:p/>
          </table:table-cell>
          <table:table-cell table:formula="of:=IF((LEN([.Y26])=0);&quot;&quot;;CONCATENATE(ROUND([.Y26];2);&quot; (&quot;;ROUND((([.Y26]/[.Y$2])*100);2);&quot;%)&quot;))">
            <text:p/>
          </table:table-cell>
          <table:table-cell table:number-columns-repeated="3"/>
          <table:table-cell table:formula="of:=IF(AND(COUNTA([.AA26:.AC26]);SUMIF([.AA26:.AC26];&quot;&lt;&gt;*&quot;;[.AA$2:.AC$2]));((SUMIF([.AA26:.AC26];&quot;&lt;&gt;*&quot;;[.AA26:.AC26])/SUMIF([.AA26:.AC26];&quot;&lt;&gt;*&quot;;[.AA$2:.AC$2]))*[.AD$2]);&quot;&quot;)">
            <text:p/>
          </table:table-cell>
          <table:table-cell table:formula="of:=IF((LEN([.AD26])=0);&quot;&quot;;CONCATENATE(ROUND([.AD26];2);&quot; (&quot;;ROUND((([.AD2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7])&gt;0);SUM([.G27:.AF27]));([.E27]/SUM( IF(LEN([.J27])&gt;0;[.J$2];0); IF(LEN([.P27])&gt;0;[.P$2];0); IF(LEN([.U27])&gt;0;[.U$2];0); IF(LEN([.Z27])&gt;0;[.Z$2];0); IF(LEN([.AE27])&gt;0;[.AE$2];0) ));&quot;&quot;)">
            <text:p/>
          </table:table-cell>
          <table:table-cell table:formula="of:=IF(LEN([.C27]);SUM(IF(SUM([.G$2:.I$2]);[.J27];0);IF(SUM([.L$2:.N$2]);[.O27];0);IF(SUM([.Q$2:.S$2]);[.T27];0);IF(SUM([.V$2:.X$2]);[.Y27];0);IF(SUM([.AA$2:.AC$2]);[.AD27];0));&quot;&quot;)">
            <text:p/>
          </table:table-cell>
          <table:table-cell table:number-columns-repeated="4"/>
          <table:table-cell table:formula="of:=IF(AND(COUNTA([.G27:.I27]);SUMIF([.G27:.I27];&quot;&lt;&gt;*&quot;;[.G$2:.I$2]));((SUMIF([.G27:.I27];&quot;&lt;&gt;*&quot;;[.G27:.I27])/SUMIF([.G27:.I27];&quot;&lt;&gt;*&quot;;[.G$2:.I$2]))*[.J$2]);&quot;&quot;)">
            <text:p/>
          </table:table-cell>
          <table:table-cell table:formula="of:=IF((LEN([.J27])=0);&quot;&quot;;CONCATENATE(ROUND([.J27];2);&quot; (&quot;;ROUND((([.J27]/[.J$2])*100);2);&quot;%)&quot;))">
            <text:p/>
          </table:table-cell>
          <table:table-cell table:number-columns-repeated="3"/>
          <table:table-cell table:formula="of:=IF(AND(COUNTA([.L27:.N27]);SUMIF([.L27:.N27];&quot;&lt;&gt;*&quot;;[.L$2:.N$2]));((SUMIF([.L27:.N27];&quot;&lt;&gt;*&quot;;[.L27:.N27])/SUMIF([.L27:.N27];&quot;&lt;&gt;*&quot;;[.L$2:.N$2]))*[.O$2]);&quot;&quot;)">
            <text:p/>
          </table:table-cell>
          <table:table-cell table:formula="of:=IF((LEN([.O27])=0);&quot;&quot;;CONCATENATE(ROUND([.O27];2);&quot; (&quot;;ROUND((([.O27]/[.O$2])*100);2);&quot;%)&quot;))">
            <text:p/>
          </table:table-cell>
          <table:table-cell table:number-columns-repeated="3"/>
          <table:table-cell table:formula="of:=IF(AND(COUNTA([.Q27:.S27]);SUMIF([.Q27:.S27];&quot;&lt;&gt;*&quot;;[.Q$2:.S$2]));((SUMIF([.Q27:.S27];&quot;&lt;&gt;*&quot;;[.Q27:.S27])/SUMIF([.Q27:.S27];&quot;&lt;&gt;*&quot;;[.Q$2:.S$2]))*[.T$2]);&quot;&quot;)">
            <text:p/>
          </table:table-cell>
          <table:table-cell table:formula="of:=IF((LEN([.T27])=0);&quot;&quot;;CONCATENATE(ROUND([.T27];2);&quot; (&quot;;ROUND((([.T27]/[.T$2])*100);2);&quot;%)&quot;))">
            <text:p/>
          </table:table-cell>
          <table:table-cell table:number-columns-repeated="3"/>
          <table:table-cell table:formula="of:=IF(AND(COUNTA([.V27:.X27]);SUMIF([.V27:.X27];&quot;&lt;&gt;*&quot;;[.V$2:.X$2]));((SUMIF([.V27:.X27];&quot;&lt;&gt;*&quot;;[.V27:.X27])/SUMIF([.V27:.X27];&quot;&lt;&gt;*&quot;;[.V$2:.X$2]))*[.Y$2]);&quot;&quot;)">
            <text:p/>
          </table:table-cell>
          <table:table-cell table:formula="of:=IF((LEN([.Y27])=0);&quot;&quot;;CONCATENATE(ROUND([.Y27];2);&quot; (&quot;;ROUND((([.Y27]/[.Y$2])*100);2);&quot;%)&quot;))">
            <text:p/>
          </table:table-cell>
          <table:table-cell table:number-columns-repeated="3"/>
          <table:table-cell table:formula="of:=IF(AND(COUNTA([.AA27:.AC27]);SUMIF([.AA27:.AC27];&quot;&lt;&gt;*&quot;;[.AA$2:.AC$2]));((SUMIF([.AA27:.AC27];&quot;&lt;&gt;*&quot;;[.AA27:.AC27])/SUMIF([.AA27:.AC27];&quot;&lt;&gt;*&quot;;[.AA$2:.AC$2]))*[.AD$2]);&quot;&quot;)">
            <text:p/>
          </table:table-cell>
          <table:table-cell table:formula="of:=IF((LEN([.AD27])=0);&quot;&quot;;CONCATENATE(ROUND([.AD27];2);&quot; (&quot;;ROUND((([.AD2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8])&gt;0);SUM([.G28:.AF28]));([.E28]/SUM( IF(LEN([.J28])&gt;0;[.J$2];0); IF(LEN([.P28])&gt;0;[.P$2];0); IF(LEN([.U28])&gt;0;[.U$2];0); IF(LEN([.Z28])&gt;0;[.Z$2];0); IF(LEN([.AE28])&gt;0;[.AE$2];0) ));&quot;&quot;)">
            <text:p/>
          </table:table-cell>
          <table:table-cell table:formula="of:=IF(LEN([.C28]);SUM(IF(SUM([.G$2:.I$2]);[.J28];0);IF(SUM([.L$2:.N$2]);[.O28];0);IF(SUM([.Q$2:.S$2]);[.T28];0);IF(SUM([.V$2:.X$2]);[.Y28];0);IF(SUM([.AA$2:.AC$2]);[.AD28];0));&quot;&quot;)">
            <text:p/>
          </table:table-cell>
          <table:table-cell table:number-columns-repeated="4"/>
          <table:table-cell table:formula="of:=IF(AND(COUNTA([.G28:.I28]);SUMIF([.G28:.I28];&quot;&lt;&gt;*&quot;;[.G$2:.I$2]));((SUMIF([.G28:.I28];&quot;&lt;&gt;*&quot;;[.G28:.I28])/SUMIF([.G28:.I28];&quot;&lt;&gt;*&quot;;[.G$2:.I$2]))*[.J$2]);&quot;&quot;)">
            <text:p/>
          </table:table-cell>
          <table:table-cell table:formula="of:=IF((LEN([.J28])=0);&quot;&quot;;CONCATENATE(ROUND([.J28];2);&quot; (&quot;;ROUND((([.J28]/[.J$2])*100);2);&quot;%)&quot;))">
            <text:p/>
          </table:table-cell>
          <table:table-cell table:number-columns-repeated="3"/>
          <table:table-cell table:formula="of:=IF(AND(COUNTA([.L28:.N28]);SUMIF([.L28:.N28];&quot;&lt;&gt;*&quot;;[.L$2:.N$2]));((SUMIF([.L28:.N28];&quot;&lt;&gt;*&quot;;[.L28:.N28])/SUMIF([.L28:.N28];&quot;&lt;&gt;*&quot;;[.L$2:.N$2]))*[.O$2]);&quot;&quot;)">
            <text:p/>
          </table:table-cell>
          <table:table-cell table:formula="of:=IF((LEN([.O28])=0);&quot;&quot;;CONCATENATE(ROUND([.O28];2);&quot; (&quot;;ROUND((([.O28]/[.O$2])*100);2);&quot;%)&quot;))">
            <text:p/>
          </table:table-cell>
          <table:table-cell table:number-columns-repeated="3"/>
          <table:table-cell table:formula="of:=IF(AND(COUNTA([.Q28:.S28]);SUMIF([.Q28:.S28];&quot;&lt;&gt;*&quot;;[.Q$2:.S$2]));((SUMIF([.Q28:.S28];&quot;&lt;&gt;*&quot;;[.Q28:.S28])/SUMIF([.Q28:.S28];&quot;&lt;&gt;*&quot;;[.Q$2:.S$2]))*[.T$2]);&quot;&quot;)">
            <text:p/>
          </table:table-cell>
          <table:table-cell table:formula="of:=IF((LEN([.T28])=0);&quot;&quot;;CONCATENATE(ROUND([.T28];2);&quot; (&quot;;ROUND((([.T28]/[.T$2])*100);2);&quot;%)&quot;))">
            <text:p/>
          </table:table-cell>
          <table:table-cell table:number-columns-repeated="3"/>
          <table:table-cell table:formula="of:=IF(AND(COUNTA([.V28:.X28]);SUMIF([.V28:.X28];&quot;&lt;&gt;*&quot;;[.V$2:.X$2]));((SUMIF([.V28:.X28];&quot;&lt;&gt;*&quot;;[.V28:.X28])/SUMIF([.V28:.X28];&quot;&lt;&gt;*&quot;;[.V$2:.X$2]))*[.Y$2]);&quot;&quot;)">
            <text:p/>
          </table:table-cell>
          <table:table-cell table:formula="of:=IF((LEN([.Y28])=0);&quot;&quot;;CONCATENATE(ROUND([.Y28];2);&quot; (&quot;;ROUND((([.Y28]/[.Y$2])*100);2);&quot;%)&quot;))">
            <text:p/>
          </table:table-cell>
          <table:table-cell table:number-columns-repeated="3"/>
          <table:table-cell table:formula="of:=IF(AND(COUNTA([.AA28:.AC28]);SUMIF([.AA28:.AC28];&quot;&lt;&gt;*&quot;;[.AA$2:.AC$2]));((SUMIF([.AA28:.AC28];&quot;&lt;&gt;*&quot;;[.AA28:.AC28])/SUMIF([.AA28:.AC28];&quot;&lt;&gt;*&quot;;[.AA$2:.AC$2]))*[.AD$2]);&quot;&quot;)">
            <text:p/>
          </table:table-cell>
          <table:table-cell table:formula="of:=IF((LEN([.AD28])=0);&quot;&quot;;CONCATENATE(ROUND([.AD28];2);&quot; (&quot;;ROUND((([.AD2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9])&gt;0);SUM([.G29:.AF29]));([.E29]/SUM( IF(LEN([.J29])&gt;0;[.J$2];0); IF(LEN([.P29])&gt;0;[.P$2];0); IF(LEN([.U29])&gt;0;[.U$2];0); IF(LEN([.Z29])&gt;0;[.Z$2];0); IF(LEN([.AE29])&gt;0;[.AE$2];0) ));&quot;&quot;)">
            <text:p/>
          </table:table-cell>
          <table:table-cell table:formula="of:=IF(LEN([.C29]);SUM(IF(SUM([.G$2:.I$2]);[.J29];0);IF(SUM([.L$2:.N$2]);[.O29];0);IF(SUM([.Q$2:.S$2]);[.T29];0);IF(SUM([.V$2:.X$2]);[.Y29];0);IF(SUM([.AA$2:.AC$2]);[.AD29];0));&quot;&quot;)">
            <text:p/>
          </table:table-cell>
          <table:table-cell table:number-columns-repeated="4"/>
          <table:table-cell table:formula="of:=IF(AND(COUNTA([.G29:.I29]);SUMIF([.G29:.I29];&quot;&lt;&gt;*&quot;;[.G$2:.I$2]));((SUMIF([.G29:.I29];&quot;&lt;&gt;*&quot;;[.G29:.I29])/SUMIF([.G29:.I29];&quot;&lt;&gt;*&quot;;[.G$2:.I$2]))*[.J$2]);&quot;&quot;)">
            <text:p/>
          </table:table-cell>
          <table:table-cell table:formula="of:=IF((LEN([.J29])=0);&quot;&quot;;CONCATENATE(ROUND([.J29];2);&quot; (&quot;;ROUND((([.J29]/[.J$2])*100);2);&quot;%)&quot;))">
            <text:p/>
          </table:table-cell>
          <table:table-cell table:number-columns-repeated="3"/>
          <table:table-cell table:formula="of:=IF(AND(COUNTA([.L29:.N29]);SUMIF([.L29:.N29];&quot;&lt;&gt;*&quot;;[.L$2:.N$2]));((SUMIF([.L29:.N29];&quot;&lt;&gt;*&quot;;[.L29:.N29])/SUMIF([.L29:.N29];&quot;&lt;&gt;*&quot;;[.L$2:.N$2]))*[.O$2]);&quot;&quot;)">
            <text:p/>
          </table:table-cell>
          <table:table-cell table:formula="of:=IF((LEN([.O29])=0);&quot;&quot;;CONCATENATE(ROUND([.O29];2);&quot; (&quot;;ROUND((([.O29]/[.O$2])*100);2);&quot;%)&quot;))">
            <text:p/>
          </table:table-cell>
          <table:table-cell table:number-columns-repeated="3"/>
          <table:table-cell table:formula="of:=IF(AND(COUNTA([.Q29:.S29]);SUMIF([.Q29:.S29];&quot;&lt;&gt;*&quot;;[.Q$2:.S$2]));((SUMIF([.Q29:.S29];&quot;&lt;&gt;*&quot;;[.Q29:.S29])/SUMIF([.Q29:.S29];&quot;&lt;&gt;*&quot;;[.Q$2:.S$2]))*[.T$2]);&quot;&quot;)">
            <text:p/>
          </table:table-cell>
          <table:table-cell table:formula="of:=IF((LEN([.T29])=0);&quot;&quot;;CONCATENATE(ROUND([.T29];2);&quot; (&quot;;ROUND((([.T29]/[.T$2])*100);2);&quot;%)&quot;))">
            <text:p/>
          </table:table-cell>
          <table:table-cell table:number-columns-repeated="3"/>
          <table:table-cell table:formula="of:=IF(AND(COUNTA([.V29:.X29]);SUMIF([.V29:.X29];&quot;&lt;&gt;*&quot;;[.V$2:.X$2]));((SUMIF([.V29:.X29];&quot;&lt;&gt;*&quot;;[.V29:.X29])/SUMIF([.V29:.X29];&quot;&lt;&gt;*&quot;;[.V$2:.X$2]))*[.Y$2]);&quot;&quot;)">
            <text:p/>
          </table:table-cell>
          <table:table-cell table:formula="of:=IF((LEN([.Y29])=0);&quot;&quot;;CONCATENATE(ROUND([.Y29];2);&quot; (&quot;;ROUND((([.Y29]/[.Y$2])*100);2);&quot;%)&quot;))">
            <text:p/>
          </table:table-cell>
          <table:table-cell table:number-columns-repeated="3"/>
          <table:table-cell table:formula="of:=IF(AND(COUNTA([.AA29:.AC29]);SUMIF([.AA29:.AC29];&quot;&lt;&gt;*&quot;;[.AA$2:.AC$2]));((SUMIF([.AA29:.AC29];&quot;&lt;&gt;*&quot;;[.AA29:.AC29])/SUMIF([.AA29:.AC29];&quot;&lt;&gt;*&quot;;[.AA$2:.AC$2]))*[.AD$2]);&quot;&quot;)">
            <text:p/>
          </table:table-cell>
          <table:table-cell table:formula="of:=IF((LEN([.AD29])=0);&quot;&quot;;CONCATENATE(ROUND([.AD29];2);&quot; (&quot;;ROUND((([.AD2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0])&gt;0);SUM([.G30:.AF30]));([.E30]/SUM( IF(LEN([.J30])&gt;0;[.J$2];0); IF(LEN([.P30])&gt;0;[.P$2];0); IF(LEN([.U30])&gt;0;[.U$2];0); IF(LEN([.Z30])&gt;0;[.Z$2];0); IF(LEN([.AE30])&gt;0;[.AE$2];0) ));&quot;&quot;)">
            <text:p/>
          </table:table-cell>
          <table:table-cell table:formula="of:=IF(LEN([.C30]);SUM(IF(SUM([.G$2:.I$2]);[.J30];0);IF(SUM([.L$2:.N$2]);[.O30];0);IF(SUM([.Q$2:.S$2]);[.T30];0);IF(SUM([.V$2:.X$2]);[.Y30];0);IF(SUM([.AA$2:.AC$2]);[.AD30];0));&quot;&quot;)">
            <text:p/>
          </table:table-cell>
          <table:table-cell table:number-columns-repeated="4"/>
          <table:table-cell table:formula="of:=IF(AND(COUNTA([.G30:.I30]);SUMIF([.G30:.I30];&quot;&lt;&gt;*&quot;;[.G$2:.I$2]));((SUMIF([.G30:.I30];&quot;&lt;&gt;*&quot;;[.G30:.I30])/SUMIF([.G30:.I30];&quot;&lt;&gt;*&quot;;[.G$2:.I$2]))*[.J$2]);&quot;&quot;)">
            <text:p/>
          </table:table-cell>
          <table:table-cell table:formula="of:=IF((LEN([.J30])=0);&quot;&quot;;CONCATENATE(ROUND([.J30];2);&quot; (&quot;;ROUND((([.J30]/[.J$2])*100);2);&quot;%)&quot;))">
            <text:p/>
          </table:table-cell>
          <table:table-cell table:number-columns-repeated="3"/>
          <table:table-cell table:formula="of:=IF(AND(COUNTA([.L30:.N30]);SUMIF([.L30:.N30];&quot;&lt;&gt;*&quot;;[.L$2:.N$2]));((SUMIF([.L30:.N30];&quot;&lt;&gt;*&quot;;[.L30:.N30])/SUMIF([.L30:.N30];&quot;&lt;&gt;*&quot;;[.L$2:.N$2]))*[.O$2]);&quot;&quot;)">
            <text:p/>
          </table:table-cell>
          <table:table-cell table:formula="of:=IF((LEN([.O30])=0);&quot;&quot;;CONCATENATE(ROUND([.O30];2);&quot; (&quot;;ROUND((([.O30]/[.O$2])*100);2);&quot;%)&quot;))">
            <text:p/>
          </table:table-cell>
          <table:table-cell table:number-columns-repeated="3"/>
          <table:table-cell table:formula="of:=IF(AND(COUNTA([.Q30:.S30]);SUMIF([.Q30:.S30];&quot;&lt;&gt;*&quot;;[.Q$2:.S$2]));((SUMIF([.Q30:.S30];&quot;&lt;&gt;*&quot;;[.Q30:.S30])/SUMIF([.Q30:.S30];&quot;&lt;&gt;*&quot;;[.Q$2:.S$2]))*[.T$2]);&quot;&quot;)">
            <text:p/>
          </table:table-cell>
          <table:table-cell table:formula="of:=IF((LEN([.T30])=0);&quot;&quot;;CONCATENATE(ROUND([.T30];2);&quot; (&quot;;ROUND((([.T30]/[.T$2])*100);2);&quot;%)&quot;))">
            <text:p/>
          </table:table-cell>
          <table:table-cell table:number-columns-repeated="3"/>
          <table:table-cell table:formula="of:=IF(AND(COUNTA([.V30:.X30]);SUMIF([.V30:.X30];&quot;&lt;&gt;*&quot;;[.V$2:.X$2]));((SUMIF([.V30:.X30];&quot;&lt;&gt;*&quot;;[.V30:.X30])/SUMIF([.V30:.X30];&quot;&lt;&gt;*&quot;;[.V$2:.X$2]))*[.Y$2]);&quot;&quot;)">
            <text:p/>
          </table:table-cell>
          <table:table-cell table:formula="of:=IF((LEN([.Y30])=0);&quot;&quot;;CONCATENATE(ROUND([.Y30];2);&quot; (&quot;;ROUND((([.Y30]/[.Y$2])*100);2);&quot;%)&quot;))">
            <text:p/>
          </table:table-cell>
          <table:table-cell table:number-columns-repeated="3"/>
          <table:table-cell table:formula="of:=IF(AND(COUNTA([.AA30:.AC30]);SUMIF([.AA30:.AC30];&quot;&lt;&gt;*&quot;;[.AA$2:.AC$2]));((SUMIF([.AA30:.AC30];&quot;&lt;&gt;*&quot;;[.AA30:.AC30])/SUMIF([.AA30:.AC30];&quot;&lt;&gt;*&quot;;[.AA$2:.AC$2]))*[.AD$2]);&quot;&quot;)">
            <text:p/>
          </table:table-cell>
          <table:table-cell table:formula="of:=IF((LEN([.AD30])=0);&quot;&quot;;CONCATENATE(ROUND([.AD30];2);&quot; (&quot;;ROUND((([.AD3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1])&gt;0);SUM([.G31:.AF31]));([.E31]/SUM( IF(LEN([.J31])&gt;0;[.J$2];0); IF(LEN([.P31])&gt;0;[.P$2];0); IF(LEN([.U31])&gt;0;[.U$2];0); IF(LEN([.Z31])&gt;0;[.Z$2];0); IF(LEN([.AE31])&gt;0;[.AE$2];0) ));&quot;&quot;)">
            <text:p/>
          </table:table-cell>
          <table:table-cell table:formula="of:=IF(LEN([.C31]);SUM(IF(SUM([.G$2:.I$2]);[.J31];0);IF(SUM([.L$2:.N$2]);[.O31];0);IF(SUM([.Q$2:.S$2]);[.T31];0);IF(SUM([.V$2:.X$2]);[.Y31];0);IF(SUM([.AA$2:.AC$2]);[.AD31];0));&quot;&quot;)">
            <text:p/>
          </table:table-cell>
          <table:table-cell table:number-columns-repeated="4"/>
          <table:table-cell table:formula="of:=IF(AND(COUNTA([.G31:.I31]);SUMIF([.G31:.I31];&quot;&lt;&gt;*&quot;;[.G$2:.I$2]));((SUMIF([.G31:.I31];&quot;&lt;&gt;*&quot;;[.G31:.I31])/SUMIF([.G31:.I31];&quot;&lt;&gt;*&quot;;[.G$2:.I$2]))*[.J$2]);&quot;&quot;)">
            <text:p/>
          </table:table-cell>
          <table:table-cell table:formula="of:=IF((LEN([.J31])=0);&quot;&quot;;CONCATENATE(ROUND([.J31];2);&quot; (&quot;;ROUND((([.J31]/[.J$2])*100);2);&quot;%)&quot;))">
            <text:p/>
          </table:table-cell>
          <table:table-cell table:number-columns-repeated="3"/>
          <table:table-cell table:formula="of:=IF(AND(COUNTA([.L31:.N31]);SUMIF([.L31:.N31];&quot;&lt;&gt;*&quot;;[.L$2:.N$2]));((SUMIF([.L31:.N31];&quot;&lt;&gt;*&quot;;[.L31:.N31])/SUMIF([.L31:.N31];&quot;&lt;&gt;*&quot;;[.L$2:.N$2]))*[.O$2]);&quot;&quot;)">
            <text:p/>
          </table:table-cell>
          <table:table-cell table:formula="of:=IF((LEN([.O31])=0);&quot;&quot;;CONCATENATE(ROUND([.O31];2);&quot; (&quot;;ROUND((([.O31]/[.O$2])*100);2);&quot;%)&quot;))">
            <text:p/>
          </table:table-cell>
          <table:table-cell table:number-columns-repeated="3"/>
          <table:table-cell table:formula="of:=IF(AND(COUNTA([.Q31:.S31]);SUMIF([.Q31:.S31];&quot;&lt;&gt;*&quot;;[.Q$2:.S$2]));((SUMIF([.Q31:.S31];&quot;&lt;&gt;*&quot;;[.Q31:.S31])/SUMIF([.Q31:.S31];&quot;&lt;&gt;*&quot;;[.Q$2:.S$2]))*[.T$2]);&quot;&quot;)">
            <text:p/>
          </table:table-cell>
          <table:table-cell table:formula="of:=IF((LEN([.T31])=0);&quot;&quot;;CONCATENATE(ROUND([.T31];2);&quot; (&quot;;ROUND((([.T31]/[.T$2])*100);2);&quot;%)&quot;))">
            <text:p/>
          </table:table-cell>
          <table:table-cell table:number-columns-repeated="3"/>
          <table:table-cell table:formula="of:=IF(AND(COUNTA([.V31:.X31]);SUMIF([.V31:.X31];&quot;&lt;&gt;*&quot;;[.V$2:.X$2]));((SUMIF([.V31:.X31];&quot;&lt;&gt;*&quot;;[.V31:.X31])/SUMIF([.V31:.X31];&quot;&lt;&gt;*&quot;;[.V$2:.X$2]))*[.Y$2]);&quot;&quot;)">
            <text:p/>
          </table:table-cell>
          <table:table-cell table:formula="of:=IF((LEN([.Y31])=0);&quot;&quot;;CONCATENATE(ROUND([.Y31];2);&quot; (&quot;;ROUND((([.Y31]/[.Y$2])*100);2);&quot;%)&quot;))">
            <text:p/>
          </table:table-cell>
          <table:table-cell table:number-columns-repeated="3"/>
          <table:table-cell table:formula="of:=IF(AND(COUNTA([.AA31:.AC31]);SUMIF([.AA31:.AC31];&quot;&lt;&gt;*&quot;;[.AA$2:.AC$2]));((SUMIF([.AA31:.AC31];&quot;&lt;&gt;*&quot;;[.AA31:.AC31])/SUMIF([.AA31:.AC31];&quot;&lt;&gt;*&quot;;[.AA$2:.AC$2]))*[.AD$2]);&quot;&quot;)">
            <text:p/>
          </table:table-cell>
          <table:table-cell table:formula="of:=IF((LEN([.AD31])=0);&quot;&quot;;CONCATENATE(ROUND([.AD31];2);&quot; (&quot;;ROUND((([.AD3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2])&gt;0);SUM([.G32:.AF32]));([.E32]/SUM( IF(LEN([.J32])&gt;0;[.J$2];0); IF(LEN([.P32])&gt;0;[.P$2];0); IF(LEN([.U32])&gt;0;[.U$2];0); IF(LEN([.Z32])&gt;0;[.Z$2];0); IF(LEN([.AE32])&gt;0;[.AE$2];0) ));&quot;&quot;)">
            <text:p/>
          </table:table-cell>
          <table:table-cell table:formula="of:=IF(LEN([.C32]);SUM(IF(SUM([.G$2:.I$2]);[.J32];0);IF(SUM([.L$2:.N$2]);[.O32];0);IF(SUM([.Q$2:.S$2]);[.T32];0);IF(SUM([.V$2:.X$2]);[.Y32];0);IF(SUM([.AA$2:.AC$2]);[.AD32];0));&quot;&quot;)">
            <text:p/>
          </table:table-cell>
          <table:table-cell table:number-columns-repeated="4"/>
          <table:table-cell table:formula="of:=IF(AND(COUNTA([.G32:.I32]);SUMIF([.G32:.I32];&quot;&lt;&gt;*&quot;;[.G$2:.I$2]));((SUMIF([.G32:.I32];&quot;&lt;&gt;*&quot;;[.G32:.I32])/SUMIF([.G32:.I32];&quot;&lt;&gt;*&quot;;[.G$2:.I$2]))*[.J$2]);&quot;&quot;)">
            <text:p/>
          </table:table-cell>
          <table:table-cell table:formula="of:=IF((LEN([.J32])=0);&quot;&quot;;CONCATENATE(ROUND([.J32];2);&quot; (&quot;;ROUND((([.J32]/[.J$2])*100);2);&quot;%)&quot;))">
            <text:p/>
          </table:table-cell>
          <table:table-cell table:number-columns-repeated="3"/>
          <table:table-cell table:formula="of:=IF(AND(COUNTA([.L32:.N32]);SUMIF([.L32:.N32];&quot;&lt;&gt;*&quot;;[.L$2:.N$2]));((SUMIF([.L32:.N32];&quot;&lt;&gt;*&quot;;[.L32:.N32])/SUMIF([.L32:.N32];&quot;&lt;&gt;*&quot;;[.L$2:.N$2]))*[.O$2]);&quot;&quot;)">
            <text:p/>
          </table:table-cell>
          <table:table-cell table:formula="of:=IF((LEN([.O32])=0);&quot;&quot;;CONCATENATE(ROUND([.O32];2);&quot; (&quot;;ROUND((([.O32]/[.O$2])*100);2);&quot;%)&quot;))">
            <text:p/>
          </table:table-cell>
          <table:table-cell table:number-columns-repeated="3"/>
          <table:table-cell table:formula="of:=IF(AND(COUNTA([.Q32:.S32]);SUMIF([.Q32:.S32];&quot;&lt;&gt;*&quot;;[.Q$2:.S$2]));((SUMIF([.Q32:.S32];&quot;&lt;&gt;*&quot;;[.Q32:.S32])/SUMIF([.Q32:.S32];&quot;&lt;&gt;*&quot;;[.Q$2:.S$2]))*[.T$2]);&quot;&quot;)">
            <text:p/>
          </table:table-cell>
          <table:table-cell table:formula="of:=IF((LEN([.T32])=0);&quot;&quot;;CONCATENATE(ROUND([.T32];2);&quot; (&quot;;ROUND((([.T32]/[.T$2])*100);2);&quot;%)&quot;))">
            <text:p/>
          </table:table-cell>
          <table:table-cell table:number-columns-repeated="3"/>
          <table:table-cell table:formula="of:=IF(AND(COUNTA([.V32:.X32]);SUMIF([.V32:.X32];&quot;&lt;&gt;*&quot;;[.V$2:.X$2]));((SUMIF([.V32:.X32];&quot;&lt;&gt;*&quot;;[.V32:.X32])/SUMIF([.V32:.X32];&quot;&lt;&gt;*&quot;;[.V$2:.X$2]))*[.Y$2]);&quot;&quot;)">
            <text:p/>
          </table:table-cell>
          <table:table-cell table:formula="of:=IF((LEN([.Y32])=0);&quot;&quot;;CONCATENATE(ROUND([.Y32];2);&quot; (&quot;;ROUND((([.Y32]/[.Y$2])*100);2);&quot;%)&quot;))">
            <text:p/>
          </table:table-cell>
          <table:table-cell table:number-columns-repeated="3"/>
          <table:table-cell table:formula="of:=IF(AND(COUNTA([.AA32:.AC32]);SUMIF([.AA32:.AC32];&quot;&lt;&gt;*&quot;;[.AA$2:.AC$2]));((SUMIF([.AA32:.AC32];&quot;&lt;&gt;*&quot;;[.AA32:.AC32])/SUMIF([.AA32:.AC32];&quot;&lt;&gt;*&quot;;[.AA$2:.AC$2]))*[.AD$2]);&quot;&quot;)">
            <text:p/>
          </table:table-cell>
          <table:table-cell table:formula="of:=IF((LEN([.AD32])=0);&quot;&quot;;CONCATENATE(ROUND([.AD32];2);&quot; (&quot;;ROUND((([.AD3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3])&gt;0);SUM([.G33:.AF33]));([.E33]/SUM( IF(LEN([.J33])&gt;0;[.J$2];0); IF(LEN([.P33])&gt;0;[.P$2];0); IF(LEN([.U33])&gt;0;[.U$2];0); IF(LEN([.Z33])&gt;0;[.Z$2];0); IF(LEN([.AE33])&gt;0;[.AE$2];0) ));&quot;&quot;)">
            <text:p/>
          </table:table-cell>
          <table:table-cell table:formula="of:=IF(LEN([.C33]);SUM(IF(SUM([.G$2:.I$2]);[.J33];0);IF(SUM([.L$2:.N$2]);[.O33];0);IF(SUM([.Q$2:.S$2]);[.T33];0);IF(SUM([.V$2:.X$2]);[.Y33];0);IF(SUM([.AA$2:.AC$2]);[.AD33];0));&quot;&quot;)">
            <text:p/>
          </table:table-cell>
          <table:table-cell table:number-columns-repeated="4"/>
          <table:table-cell table:formula="of:=IF(AND(COUNTA([.G33:.I33]);SUMIF([.G33:.I33];&quot;&lt;&gt;*&quot;;[.G$2:.I$2]));((SUMIF([.G33:.I33];&quot;&lt;&gt;*&quot;;[.G33:.I33])/SUMIF([.G33:.I33];&quot;&lt;&gt;*&quot;;[.G$2:.I$2]))*[.J$2]);&quot;&quot;)">
            <text:p/>
          </table:table-cell>
          <table:table-cell table:formula="of:=IF((LEN([.J33])=0);&quot;&quot;;CONCATENATE(ROUND([.J33];2);&quot; (&quot;;ROUND((([.J33]/[.J$2])*100);2);&quot;%)&quot;))">
            <text:p/>
          </table:table-cell>
          <table:table-cell table:number-columns-repeated="3"/>
          <table:table-cell table:formula="of:=IF(AND(COUNTA([.L33:.N33]);SUMIF([.L33:.N33];&quot;&lt;&gt;*&quot;;[.L$2:.N$2]));((SUMIF([.L33:.N33];&quot;&lt;&gt;*&quot;;[.L33:.N33])/SUMIF([.L33:.N33];&quot;&lt;&gt;*&quot;;[.L$2:.N$2]))*[.O$2]);&quot;&quot;)">
            <text:p/>
          </table:table-cell>
          <table:table-cell table:formula="of:=IF((LEN([.O33])=0);&quot;&quot;;CONCATENATE(ROUND([.O33];2);&quot; (&quot;;ROUND((([.O33]/[.O$2])*100);2);&quot;%)&quot;))">
            <text:p/>
          </table:table-cell>
          <table:table-cell table:number-columns-repeated="3"/>
          <table:table-cell table:formula="of:=IF(AND(COUNTA([.Q33:.S33]);SUMIF([.Q33:.S33];&quot;&lt;&gt;*&quot;;[.Q$2:.S$2]));((SUMIF([.Q33:.S33];&quot;&lt;&gt;*&quot;;[.Q33:.S33])/SUMIF([.Q33:.S33];&quot;&lt;&gt;*&quot;;[.Q$2:.S$2]))*[.T$2]);&quot;&quot;)">
            <text:p/>
          </table:table-cell>
          <table:table-cell table:formula="of:=IF((LEN([.T33])=0);&quot;&quot;;CONCATENATE(ROUND([.T33];2);&quot; (&quot;;ROUND((([.T33]/[.T$2])*100);2);&quot;%)&quot;))">
            <text:p/>
          </table:table-cell>
          <table:table-cell table:number-columns-repeated="3"/>
          <table:table-cell table:formula="of:=IF(AND(COUNTA([.V33:.X33]);SUMIF([.V33:.X33];&quot;&lt;&gt;*&quot;;[.V$2:.X$2]));((SUMIF([.V33:.X33];&quot;&lt;&gt;*&quot;;[.V33:.X33])/SUMIF([.V33:.X33];&quot;&lt;&gt;*&quot;;[.V$2:.X$2]))*[.Y$2]);&quot;&quot;)">
            <text:p/>
          </table:table-cell>
          <table:table-cell table:formula="of:=IF((LEN([.Y33])=0);&quot;&quot;;CONCATENATE(ROUND([.Y33];2);&quot; (&quot;;ROUND((([.Y33]/[.Y$2])*100);2);&quot;%)&quot;))">
            <text:p/>
          </table:table-cell>
          <table:table-cell table:number-columns-repeated="3"/>
          <table:table-cell table:formula="of:=IF(AND(COUNTA([.AA33:.AC33]);SUMIF([.AA33:.AC33];&quot;&lt;&gt;*&quot;;[.AA$2:.AC$2]));((SUMIF([.AA33:.AC33];&quot;&lt;&gt;*&quot;;[.AA33:.AC33])/SUMIF([.AA33:.AC33];&quot;&lt;&gt;*&quot;;[.AA$2:.AC$2]))*[.AD$2]);&quot;&quot;)">
            <text:p/>
          </table:table-cell>
          <table:table-cell table:formula="of:=IF((LEN([.AD33])=0);&quot;&quot;;CONCATENATE(ROUND([.AD33];2);&quot; (&quot;;ROUND((([.AD3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4])&gt;0);SUM([.G34:.AF34]));([.E34]/SUM( IF(LEN([.J34])&gt;0;[.J$2];0); IF(LEN([.P34])&gt;0;[.P$2];0); IF(LEN([.U34])&gt;0;[.U$2];0); IF(LEN([.Z34])&gt;0;[.Z$2];0); IF(LEN([.AE34])&gt;0;[.AE$2];0) ));&quot;&quot;)">
            <text:p/>
          </table:table-cell>
          <table:table-cell table:formula="of:=IF(LEN([.C34]);SUM(IF(SUM([.G$2:.I$2]);[.J34];0);IF(SUM([.L$2:.N$2]);[.O34];0);IF(SUM([.Q$2:.S$2]);[.T34];0);IF(SUM([.V$2:.X$2]);[.Y34];0);IF(SUM([.AA$2:.AC$2]);[.AD34];0));&quot;&quot;)">
            <text:p/>
          </table:table-cell>
          <table:table-cell table:number-columns-repeated="4"/>
          <table:table-cell table:formula="of:=IF(AND(COUNTA([.G34:.I34]);SUMIF([.G34:.I34];&quot;&lt;&gt;*&quot;;[.G$2:.I$2]));((SUMIF([.G34:.I34];&quot;&lt;&gt;*&quot;;[.G34:.I34])/SUMIF([.G34:.I34];&quot;&lt;&gt;*&quot;;[.G$2:.I$2]))*[.J$2]);&quot;&quot;)">
            <text:p/>
          </table:table-cell>
          <table:table-cell table:formula="of:=IF((LEN([.J34])=0);&quot;&quot;;CONCATENATE(ROUND([.J34];2);&quot; (&quot;;ROUND((([.J34]/[.J$2])*100);2);&quot;%)&quot;))">
            <text:p/>
          </table:table-cell>
          <table:table-cell table:number-columns-repeated="3"/>
          <table:table-cell table:formula="of:=IF(AND(COUNTA([.L34:.N34]);SUMIF([.L34:.N34];&quot;&lt;&gt;*&quot;;[.L$2:.N$2]));((SUMIF([.L34:.N34];&quot;&lt;&gt;*&quot;;[.L34:.N34])/SUMIF([.L34:.N34];&quot;&lt;&gt;*&quot;;[.L$2:.N$2]))*[.O$2]);&quot;&quot;)">
            <text:p/>
          </table:table-cell>
          <table:table-cell table:formula="of:=IF((LEN([.O34])=0);&quot;&quot;;CONCATENATE(ROUND([.O34];2);&quot; (&quot;;ROUND((([.O34]/[.O$2])*100);2);&quot;%)&quot;))">
            <text:p/>
          </table:table-cell>
          <table:table-cell table:number-columns-repeated="3"/>
          <table:table-cell table:formula="of:=IF(AND(COUNTA([.Q34:.S34]);SUMIF([.Q34:.S34];&quot;&lt;&gt;*&quot;;[.Q$2:.S$2]));((SUMIF([.Q34:.S34];&quot;&lt;&gt;*&quot;;[.Q34:.S34])/SUMIF([.Q34:.S34];&quot;&lt;&gt;*&quot;;[.Q$2:.S$2]))*[.T$2]);&quot;&quot;)">
            <text:p/>
          </table:table-cell>
          <table:table-cell table:formula="of:=IF((LEN([.T34])=0);&quot;&quot;;CONCATENATE(ROUND([.T34];2);&quot; (&quot;;ROUND((([.T34]/[.T$2])*100);2);&quot;%)&quot;))">
            <text:p/>
          </table:table-cell>
          <table:table-cell table:number-columns-repeated="3"/>
          <table:table-cell table:formula="of:=IF(AND(COUNTA([.V34:.X34]);SUMIF([.V34:.X34];&quot;&lt;&gt;*&quot;;[.V$2:.X$2]));((SUMIF([.V34:.X34];&quot;&lt;&gt;*&quot;;[.V34:.X34])/SUMIF([.V34:.X34];&quot;&lt;&gt;*&quot;;[.V$2:.X$2]))*[.Y$2]);&quot;&quot;)">
            <text:p/>
          </table:table-cell>
          <table:table-cell table:formula="of:=IF((LEN([.Y34])=0);&quot;&quot;;CONCATENATE(ROUND([.Y34];2);&quot; (&quot;;ROUND((([.Y34]/[.Y$2])*100);2);&quot;%)&quot;))">
            <text:p/>
          </table:table-cell>
          <table:table-cell table:number-columns-repeated="3"/>
          <table:table-cell table:formula="of:=IF(AND(COUNTA([.AA34:.AC34]);SUMIF([.AA34:.AC34];&quot;&lt;&gt;*&quot;;[.AA$2:.AC$2]));((SUMIF([.AA34:.AC34];&quot;&lt;&gt;*&quot;;[.AA34:.AC34])/SUMIF([.AA34:.AC34];&quot;&lt;&gt;*&quot;;[.AA$2:.AC$2]))*[.AD$2]);&quot;&quot;)">
            <text:p/>
          </table:table-cell>
          <table:table-cell table:formula="of:=IF((LEN([.AD34])=0);&quot;&quot;;CONCATENATE(ROUND([.AD34];2);&quot; (&quot;;ROUND((([.AD3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5])&gt;0);SUM([.G35:.AF35]));([.E35]/SUM( IF(LEN([.J35])&gt;0;[.J$2];0); IF(LEN([.P35])&gt;0;[.P$2];0); IF(LEN([.U35])&gt;0;[.U$2];0); IF(LEN([.Z35])&gt;0;[.Z$2];0); IF(LEN([.AE35])&gt;0;[.AE$2];0) ));&quot;&quot;)">
            <text:p/>
          </table:table-cell>
          <table:table-cell table:formula="of:=IF(LEN([.C35]);SUM(IF(SUM([.G$2:.I$2]);[.J35];0);IF(SUM([.L$2:.N$2]);[.O35];0);IF(SUM([.Q$2:.S$2]);[.T35];0);IF(SUM([.V$2:.X$2]);[.Y35];0);IF(SUM([.AA$2:.AC$2]);[.AD35];0));&quot;&quot;)">
            <text:p/>
          </table:table-cell>
          <table:table-cell table:number-columns-repeated="4"/>
          <table:table-cell table:formula="of:=IF(AND(COUNTA([.G35:.I35]);SUMIF([.G35:.I35];&quot;&lt;&gt;*&quot;;[.G$2:.I$2]));((SUMIF([.G35:.I35];&quot;&lt;&gt;*&quot;;[.G35:.I35])/SUMIF([.G35:.I35];&quot;&lt;&gt;*&quot;;[.G$2:.I$2]))*[.J$2]);&quot;&quot;)">
            <text:p/>
          </table:table-cell>
          <table:table-cell table:formula="of:=IF((LEN([.J35])=0);&quot;&quot;;CONCATENATE(ROUND([.J35];2);&quot; (&quot;;ROUND((([.J35]/[.J$2])*100);2);&quot;%)&quot;))">
            <text:p/>
          </table:table-cell>
          <table:table-cell table:number-columns-repeated="3"/>
          <table:table-cell table:formula="of:=IF(AND(COUNTA([.L35:.N35]);SUMIF([.L35:.N35];&quot;&lt;&gt;*&quot;;[.L$2:.N$2]));((SUMIF([.L35:.N35];&quot;&lt;&gt;*&quot;;[.L35:.N35])/SUMIF([.L35:.N35];&quot;&lt;&gt;*&quot;;[.L$2:.N$2]))*[.O$2]);&quot;&quot;)">
            <text:p/>
          </table:table-cell>
          <table:table-cell table:formula="of:=IF((LEN([.O35])=0);&quot;&quot;;CONCATENATE(ROUND([.O35];2);&quot; (&quot;;ROUND((([.O35]/[.O$2])*100);2);&quot;%)&quot;))">
            <text:p/>
          </table:table-cell>
          <table:table-cell table:number-columns-repeated="3"/>
          <table:table-cell table:formula="of:=IF(AND(COUNTA([.Q35:.S35]);SUMIF([.Q35:.S35];&quot;&lt;&gt;*&quot;;[.Q$2:.S$2]));((SUMIF([.Q35:.S35];&quot;&lt;&gt;*&quot;;[.Q35:.S35])/SUMIF([.Q35:.S35];&quot;&lt;&gt;*&quot;;[.Q$2:.S$2]))*[.T$2]);&quot;&quot;)">
            <text:p/>
          </table:table-cell>
          <table:table-cell table:formula="of:=IF((LEN([.T35])=0);&quot;&quot;;CONCATENATE(ROUND([.T35];2);&quot; (&quot;;ROUND((([.T35]/[.T$2])*100);2);&quot;%)&quot;))">
            <text:p/>
          </table:table-cell>
          <table:table-cell table:number-columns-repeated="3"/>
          <table:table-cell table:formula="of:=IF(AND(COUNTA([.V35:.X35]);SUMIF([.V35:.X35];&quot;&lt;&gt;*&quot;;[.V$2:.X$2]));((SUMIF([.V35:.X35];&quot;&lt;&gt;*&quot;;[.V35:.X35])/SUMIF([.V35:.X35];&quot;&lt;&gt;*&quot;;[.V$2:.X$2]))*[.Y$2]);&quot;&quot;)">
            <text:p/>
          </table:table-cell>
          <table:table-cell table:formula="of:=IF((LEN([.Y35])=0);&quot;&quot;;CONCATENATE(ROUND([.Y35];2);&quot; (&quot;;ROUND((([.Y35]/[.Y$2])*100);2);&quot;%)&quot;))">
            <text:p/>
          </table:table-cell>
          <table:table-cell table:number-columns-repeated="3"/>
          <table:table-cell table:formula="of:=IF(AND(COUNTA([.AA35:.AC35]);SUMIF([.AA35:.AC35];&quot;&lt;&gt;*&quot;;[.AA$2:.AC$2]));((SUMIF([.AA35:.AC35];&quot;&lt;&gt;*&quot;;[.AA35:.AC35])/SUMIF([.AA35:.AC35];&quot;&lt;&gt;*&quot;;[.AA$2:.AC$2]))*[.AD$2]);&quot;&quot;)">
            <text:p/>
          </table:table-cell>
          <table:table-cell table:formula="of:=IF((LEN([.AD35])=0);&quot;&quot;;CONCATENATE(ROUND([.AD35];2);&quot; (&quot;;ROUND((([.AD3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6])&gt;0);SUM([.G36:.AF36]));([.E36]/SUM( IF(LEN([.J36])&gt;0;[.J$2];0); IF(LEN([.P36])&gt;0;[.P$2];0); IF(LEN([.U36])&gt;0;[.U$2];0); IF(LEN([.Z36])&gt;0;[.Z$2];0); IF(LEN([.AE36])&gt;0;[.AE$2];0) ));&quot;&quot;)">
            <text:p/>
          </table:table-cell>
          <table:table-cell table:formula="of:=IF(LEN([.C36]);SUM(IF(SUM([.G$2:.I$2]);[.J36];0);IF(SUM([.L$2:.N$2]);[.O36];0);IF(SUM([.Q$2:.S$2]);[.T36];0);IF(SUM([.V$2:.X$2]);[.Y36];0);IF(SUM([.AA$2:.AC$2]);[.AD36];0));&quot;&quot;)">
            <text:p/>
          </table:table-cell>
          <table:table-cell table:number-columns-repeated="4"/>
          <table:table-cell table:formula="of:=IF(AND(COUNTA([.G36:.I36]);SUMIF([.G36:.I36];&quot;&lt;&gt;*&quot;;[.G$2:.I$2]));((SUMIF([.G36:.I36];&quot;&lt;&gt;*&quot;;[.G36:.I36])/SUMIF([.G36:.I36];&quot;&lt;&gt;*&quot;;[.G$2:.I$2]))*[.J$2]);&quot;&quot;)">
            <text:p/>
          </table:table-cell>
          <table:table-cell table:formula="of:=IF((LEN([.J36])=0);&quot;&quot;;CONCATENATE(ROUND([.J36];2);&quot; (&quot;;ROUND((([.J36]/[.J$2])*100);2);&quot;%)&quot;))">
            <text:p/>
          </table:table-cell>
          <table:table-cell table:number-columns-repeated="3"/>
          <table:table-cell table:formula="of:=IF(AND(COUNTA([.L36:.N36]);SUMIF([.L36:.N36];&quot;&lt;&gt;*&quot;;[.L$2:.N$2]));((SUMIF([.L36:.N36];&quot;&lt;&gt;*&quot;;[.L36:.N36])/SUMIF([.L36:.N36];&quot;&lt;&gt;*&quot;;[.L$2:.N$2]))*[.O$2]);&quot;&quot;)">
            <text:p/>
          </table:table-cell>
          <table:table-cell table:formula="of:=IF((LEN([.O36])=0);&quot;&quot;;CONCATENATE(ROUND([.O36];2);&quot; (&quot;;ROUND((([.O36]/[.O$2])*100);2);&quot;%)&quot;))">
            <text:p/>
          </table:table-cell>
          <table:table-cell table:number-columns-repeated="3"/>
          <table:table-cell table:formula="of:=IF(AND(COUNTA([.Q36:.S36]);SUMIF([.Q36:.S36];&quot;&lt;&gt;*&quot;;[.Q$2:.S$2]));((SUMIF([.Q36:.S36];&quot;&lt;&gt;*&quot;;[.Q36:.S36])/SUMIF([.Q36:.S36];&quot;&lt;&gt;*&quot;;[.Q$2:.S$2]))*[.T$2]);&quot;&quot;)">
            <text:p/>
          </table:table-cell>
          <table:table-cell table:formula="of:=IF((LEN([.T36])=0);&quot;&quot;;CONCATENATE(ROUND([.T36];2);&quot; (&quot;;ROUND((([.T36]/[.T$2])*100);2);&quot;%)&quot;))">
            <text:p/>
          </table:table-cell>
          <table:table-cell table:number-columns-repeated="3"/>
          <table:table-cell table:formula="of:=IF(AND(COUNTA([.V36:.X36]);SUMIF([.V36:.X36];&quot;&lt;&gt;*&quot;;[.V$2:.X$2]));((SUMIF([.V36:.X36];&quot;&lt;&gt;*&quot;;[.V36:.X36])/SUMIF([.V36:.X36];&quot;&lt;&gt;*&quot;;[.V$2:.X$2]))*[.Y$2]);&quot;&quot;)">
            <text:p/>
          </table:table-cell>
          <table:table-cell table:formula="of:=IF((LEN([.Y36])=0);&quot;&quot;;CONCATENATE(ROUND([.Y36];2);&quot; (&quot;;ROUND((([.Y36]/[.Y$2])*100);2);&quot;%)&quot;))">
            <text:p/>
          </table:table-cell>
          <table:table-cell table:number-columns-repeated="3"/>
          <table:table-cell table:formula="of:=IF(AND(COUNTA([.AA36:.AC36]);SUMIF([.AA36:.AC36];&quot;&lt;&gt;*&quot;;[.AA$2:.AC$2]));((SUMIF([.AA36:.AC36];&quot;&lt;&gt;*&quot;;[.AA36:.AC36])/SUMIF([.AA36:.AC36];&quot;&lt;&gt;*&quot;;[.AA$2:.AC$2]))*[.AD$2]);&quot;&quot;)">
            <text:p/>
          </table:table-cell>
          <table:table-cell table:formula="of:=IF((LEN([.AD36])=0);&quot;&quot;;CONCATENATE(ROUND([.AD36];2);&quot; (&quot;;ROUND((([.AD3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7])&gt;0);SUM([.G37:.AF37]));([.E37]/SUM( IF(LEN([.J37])&gt;0;[.J$2];0); IF(LEN([.P37])&gt;0;[.P$2];0); IF(LEN([.U37])&gt;0;[.U$2];0); IF(LEN([.Z37])&gt;0;[.Z$2];0); IF(LEN([.AE37])&gt;0;[.AE$2];0) ));&quot;&quot;)">
            <text:p/>
          </table:table-cell>
          <table:table-cell table:formula="of:=IF(LEN([.C37]);SUM(IF(SUM([.G$2:.I$2]);[.J37];0);IF(SUM([.L$2:.N$2]);[.O37];0);IF(SUM([.Q$2:.S$2]);[.T37];0);IF(SUM([.V$2:.X$2]);[.Y37];0);IF(SUM([.AA$2:.AC$2]);[.AD37];0));&quot;&quot;)">
            <text:p/>
          </table:table-cell>
          <table:table-cell table:number-columns-repeated="4"/>
          <table:table-cell table:formula="of:=IF(AND(COUNTA([.G37:.I37]);SUMIF([.G37:.I37];&quot;&lt;&gt;*&quot;;[.G$2:.I$2]));((SUMIF([.G37:.I37];&quot;&lt;&gt;*&quot;;[.G37:.I37])/SUMIF([.G37:.I37];&quot;&lt;&gt;*&quot;;[.G$2:.I$2]))*[.J$2]);&quot;&quot;)">
            <text:p/>
          </table:table-cell>
          <table:table-cell table:formula="of:=IF((LEN([.J37])=0);&quot;&quot;;CONCATENATE(ROUND([.J37];2);&quot; (&quot;;ROUND((([.J37]/[.J$2])*100);2);&quot;%)&quot;))">
            <text:p/>
          </table:table-cell>
          <table:table-cell table:number-columns-repeated="3"/>
          <table:table-cell table:formula="of:=IF(AND(COUNTA([.L37:.N37]);SUMIF([.L37:.N37];&quot;&lt;&gt;*&quot;;[.L$2:.N$2]));((SUMIF([.L37:.N37];&quot;&lt;&gt;*&quot;;[.L37:.N37])/SUMIF([.L37:.N37];&quot;&lt;&gt;*&quot;;[.L$2:.N$2]))*[.O$2]);&quot;&quot;)">
            <text:p/>
          </table:table-cell>
          <table:table-cell table:formula="of:=IF((LEN([.O37])=0);&quot;&quot;;CONCATENATE(ROUND([.O37];2);&quot; (&quot;;ROUND((([.O37]/[.O$2])*100);2);&quot;%)&quot;))">
            <text:p/>
          </table:table-cell>
          <table:table-cell table:number-columns-repeated="3"/>
          <table:table-cell table:formula="of:=IF(AND(COUNTA([.Q37:.S37]);SUMIF([.Q37:.S37];&quot;&lt;&gt;*&quot;;[.Q$2:.S$2]));((SUMIF([.Q37:.S37];&quot;&lt;&gt;*&quot;;[.Q37:.S37])/SUMIF([.Q37:.S37];&quot;&lt;&gt;*&quot;;[.Q$2:.S$2]))*[.T$2]);&quot;&quot;)">
            <text:p/>
          </table:table-cell>
          <table:table-cell table:formula="of:=IF((LEN([.T37])=0);&quot;&quot;;CONCATENATE(ROUND([.T37];2);&quot; (&quot;;ROUND((([.T37]/[.T$2])*100);2);&quot;%)&quot;))">
            <text:p/>
          </table:table-cell>
          <table:table-cell table:number-columns-repeated="3"/>
          <table:table-cell table:formula="of:=IF(AND(COUNTA([.V37:.X37]);SUMIF([.V37:.X37];&quot;&lt;&gt;*&quot;;[.V$2:.X$2]));((SUMIF([.V37:.X37];&quot;&lt;&gt;*&quot;;[.V37:.X37])/SUMIF([.V37:.X37];&quot;&lt;&gt;*&quot;;[.V$2:.X$2]))*[.Y$2]);&quot;&quot;)">
            <text:p/>
          </table:table-cell>
          <table:table-cell table:formula="of:=IF((LEN([.Y37])=0);&quot;&quot;;CONCATENATE(ROUND([.Y37];2);&quot; (&quot;;ROUND((([.Y37]/[.Y$2])*100);2);&quot;%)&quot;))">
            <text:p/>
          </table:table-cell>
          <table:table-cell table:number-columns-repeated="3"/>
          <table:table-cell table:formula="of:=IF(AND(COUNTA([.AA37:.AC37]);SUMIF([.AA37:.AC37];&quot;&lt;&gt;*&quot;;[.AA$2:.AC$2]));((SUMIF([.AA37:.AC37];&quot;&lt;&gt;*&quot;;[.AA37:.AC37])/SUMIF([.AA37:.AC37];&quot;&lt;&gt;*&quot;;[.AA$2:.AC$2]))*[.AD$2]);&quot;&quot;)">
            <text:p/>
          </table:table-cell>
          <table:table-cell table:formula="of:=IF((LEN([.AD37])=0);&quot;&quot;;CONCATENATE(ROUND([.AD37];2);&quot; (&quot;;ROUND((([.AD3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8])&gt;0);SUM([.G38:.AF38]));([.E38]/SUM( IF(LEN([.J38])&gt;0;[.J$2];0); IF(LEN([.P38])&gt;0;[.P$2];0); IF(LEN([.U38])&gt;0;[.U$2];0); IF(LEN([.Z38])&gt;0;[.Z$2];0); IF(LEN([.AE38])&gt;0;[.AE$2];0) ));&quot;&quot;)">
            <text:p/>
          </table:table-cell>
          <table:table-cell table:formula="of:=IF(LEN([.C38]);SUM(IF(SUM([.G$2:.I$2]);[.J38];0);IF(SUM([.L$2:.N$2]);[.O38];0);IF(SUM([.Q$2:.S$2]);[.T38];0);IF(SUM([.V$2:.X$2]);[.Y38];0);IF(SUM([.AA$2:.AC$2]);[.AD38];0));&quot;&quot;)">
            <text:p/>
          </table:table-cell>
          <table:table-cell table:number-columns-repeated="4"/>
          <table:table-cell table:formula="of:=IF(AND(COUNTA([.G38:.I38]);SUMIF([.G38:.I38];&quot;&lt;&gt;*&quot;;[.G$2:.I$2]));((SUMIF([.G38:.I38];&quot;&lt;&gt;*&quot;;[.G38:.I38])/SUMIF([.G38:.I38];&quot;&lt;&gt;*&quot;;[.G$2:.I$2]))*[.J$2]);&quot;&quot;)">
            <text:p/>
          </table:table-cell>
          <table:table-cell table:formula="of:=IF((LEN([.J38])=0);&quot;&quot;;CONCATENATE(ROUND([.J38];2);&quot; (&quot;;ROUND((([.J38]/[.J$2])*100);2);&quot;%)&quot;))">
            <text:p/>
          </table:table-cell>
          <table:table-cell table:number-columns-repeated="3"/>
          <table:table-cell table:formula="of:=IF(AND(COUNTA([.L38:.N38]);SUMIF([.L38:.N38];&quot;&lt;&gt;*&quot;;[.L$2:.N$2]));((SUMIF([.L38:.N38];&quot;&lt;&gt;*&quot;;[.L38:.N38])/SUMIF([.L38:.N38];&quot;&lt;&gt;*&quot;;[.L$2:.N$2]))*[.O$2]);&quot;&quot;)">
            <text:p/>
          </table:table-cell>
          <table:table-cell table:formula="of:=IF((LEN([.O38])=0);&quot;&quot;;CONCATENATE(ROUND([.O38];2);&quot; (&quot;;ROUND((([.O38]/[.O$2])*100);2);&quot;%)&quot;))">
            <text:p/>
          </table:table-cell>
          <table:table-cell table:number-columns-repeated="3"/>
          <table:table-cell table:formula="of:=IF(AND(COUNTA([.Q38:.S38]);SUMIF([.Q38:.S38];&quot;&lt;&gt;*&quot;;[.Q$2:.S$2]));((SUMIF([.Q38:.S38];&quot;&lt;&gt;*&quot;;[.Q38:.S38])/SUMIF([.Q38:.S38];&quot;&lt;&gt;*&quot;;[.Q$2:.S$2]))*[.T$2]);&quot;&quot;)">
            <text:p/>
          </table:table-cell>
          <table:table-cell table:formula="of:=IF((LEN([.T38])=0);&quot;&quot;;CONCATENATE(ROUND([.T38];2);&quot; (&quot;;ROUND((([.T38]/[.T$2])*100);2);&quot;%)&quot;))">
            <text:p/>
          </table:table-cell>
          <table:table-cell table:number-columns-repeated="3"/>
          <table:table-cell table:formula="of:=IF(AND(COUNTA([.V38:.X38]);SUMIF([.V38:.X38];&quot;&lt;&gt;*&quot;;[.V$2:.X$2]));((SUMIF([.V38:.X38];&quot;&lt;&gt;*&quot;;[.V38:.X38])/SUMIF([.V38:.X38];&quot;&lt;&gt;*&quot;;[.V$2:.X$2]))*[.Y$2]);&quot;&quot;)">
            <text:p/>
          </table:table-cell>
          <table:table-cell table:formula="of:=IF((LEN([.Y38])=0);&quot;&quot;;CONCATENATE(ROUND([.Y38];2);&quot; (&quot;;ROUND((([.Y38]/[.Y$2])*100);2);&quot;%)&quot;))">
            <text:p/>
          </table:table-cell>
          <table:table-cell table:number-columns-repeated="3"/>
          <table:table-cell table:formula="of:=IF(AND(COUNTA([.AA38:.AC38]);SUMIF([.AA38:.AC38];&quot;&lt;&gt;*&quot;;[.AA$2:.AC$2]));((SUMIF([.AA38:.AC38];&quot;&lt;&gt;*&quot;;[.AA38:.AC38])/SUMIF([.AA38:.AC38];&quot;&lt;&gt;*&quot;;[.AA$2:.AC$2]))*[.AD$2]);&quot;&quot;)">
            <text:p/>
          </table:table-cell>
          <table:table-cell table:formula="of:=IF((LEN([.AD38])=0);&quot;&quot;;CONCATENATE(ROUND([.AD38];2);&quot; (&quot;;ROUND((([.AD3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9])&gt;0);SUM([.G39:.AF39]));([.E39]/SUM( IF(LEN([.J39])&gt;0;[.J$2];0); IF(LEN([.P39])&gt;0;[.P$2];0); IF(LEN([.U39])&gt;0;[.U$2];0); IF(LEN([.Z39])&gt;0;[.Z$2];0); IF(LEN([.AE39])&gt;0;[.AE$2];0) ));&quot;&quot;)">
            <text:p/>
          </table:table-cell>
          <table:table-cell table:formula="of:=IF(LEN([.C39]);SUM(IF(SUM([.G$2:.I$2]);[.J39];0);IF(SUM([.L$2:.N$2]);[.O39];0);IF(SUM([.Q$2:.S$2]);[.T39];0);IF(SUM([.V$2:.X$2]);[.Y39];0);IF(SUM([.AA$2:.AC$2]);[.AD39];0));&quot;&quot;)">
            <text:p/>
          </table:table-cell>
          <table:table-cell table:number-columns-repeated="4"/>
          <table:table-cell table:formula="of:=IF(AND(COUNTA([.G39:.I39]);SUMIF([.G39:.I39];&quot;&lt;&gt;*&quot;;[.G$2:.I$2]));((SUMIF([.G39:.I39];&quot;&lt;&gt;*&quot;;[.G39:.I39])/SUMIF([.G39:.I39];&quot;&lt;&gt;*&quot;;[.G$2:.I$2]))*[.J$2]);&quot;&quot;)">
            <text:p/>
          </table:table-cell>
          <table:table-cell table:formula="of:=IF((LEN([.J39])=0);&quot;&quot;;CONCATENATE(ROUND([.J39];2);&quot; (&quot;;ROUND((([.J39]/[.J$2])*100);2);&quot;%)&quot;))">
            <text:p/>
          </table:table-cell>
          <table:table-cell table:number-columns-repeated="3"/>
          <table:table-cell table:formula="of:=IF(AND(COUNTA([.L39:.N39]);SUMIF([.L39:.N39];&quot;&lt;&gt;*&quot;;[.L$2:.N$2]));((SUMIF([.L39:.N39];&quot;&lt;&gt;*&quot;;[.L39:.N39])/SUMIF([.L39:.N39];&quot;&lt;&gt;*&quot;;[.L$2:.N$2]))*[.O$2]);&quot;&quot;)">
            <text:p/>
          </table:table-cell>
          <table:table-cell table:formula="of:=IF((LEN([.O39])=0);&quot;&quot;;CONCATENATE(ROUND([.O39];2);&quot; (&quot;;ROUND((([.O39]/[.O$2])*100);2);&quot;%)&quot;))">
            <text:p/>
          </table:table-cell>
          <table:table-cell table:number-columns-repeated="3"/>
          <table:table-cell table:formula="of:=IF(AND(COUNTA([.Q39:.S39]);SUMIF([.Q39:.S39];&quot;&lt;&gt;*&quot;;[.Q$2:.S$2]));((SUMIF([.Q39:.S39];&quot;&lt;&gt;*&quot;;[.Q39:.S39])/SUMIF([.Q39:.S39];&quot;&lt;&gt;*&quot;;[.Q$2:.S$2]))*[.T$2]);&quot;&quot;)">
            <text:p/>
          </table:table-cell>
          <table:table-cell table:formula="of:=IF((LEN([.T39])=0);&quot;&quot;;CONCATENATE(ROUND([.T39];2);&quot; (&quot;;ROUND((([.T39]/[.T$2])*100);2);&quot;%)&quot;))">
            <text:p/>
          </table:table-cell>
          <table:table-cell table:number-columns-repeated="3"/>
          <table:table-cell table:formula="of:=IF(AND(COUNTA([.V39:.X39]);SUMIF([.V39:.X39];&quot;&lt;&gt;*&quot;;[.V$2:.X$2]));((SUMIF([.V39:.X39];&quot;&lt;&gt;*&quot;;[.V39:.X39])/SUMIF([.V39:.X39];&quot;&lt;&gt;*&quot;;[.V$2:.X$2]))*[.Y$2]);&quot;&quot;)">
            <text:p/>
          </table:table-cell>
          <table:table-cell table:formula="of:=IF((LEN([.Y39])=0);&quot;&quot;;CONCATENATE(ROUND([.Y39];2);&quot; (&quot;;ROUND((([.Y39]/[.Y$2])*100);2);&quot;%)&quot;))">
            <text:p/>
          </table:table-cell>
          <table:table-cell table:number-columns-repeated="3"/>
          <table:table-cell table:formula="of:=IF(AND(COUNTA([.AA39:.AC39]);SUMIF([.AA39:.AC39];&quot;&lt;&gt;*&quot;;[.AA$2:.AC$2]));((SUMIF([.AA39:.AC39];&quot;&lt;&gt;*&quot;;[.AA39:.AC39])/SUMIF([.AA39:.AC39];&quot;&lt;&gt;*&quot;;[.AA$2:.AC$2]))*[.AD$2]);&quot;&quot;)">
            <text:p/>
          </table:table-cell>
          <table:table-cell table:formula="of:=IF((LEN([.AD39])=0);&quot;&quot;;CONCATENATE(ROUND([.AD39];2);&quot; (&quot;;ROUND((([.AD3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0])&gt;0);SUM([.G40:.AF40]));([.E40]/SUM( IF(LEN([.J40])&gt;0;[.J$2];0); IF(LEN([.P40])&gt;0;[.P$2];0); IF(LEN([.U40])&gt;0;[.U$2];0); IF(LEN([.Z40])&gt;0;[.Z$2];0); IF(LEN([.AE40])&gt;0;[.AE$2];0) ));&quot;&quot;)">
            <text:p/>
          </table:table-cell>
          <table:table-cell table:formula="of:=IF(LEN([.C40]);SUM(IF(SUM([.G$2:.I$2]);[.J40];0);IF(SUM([.L$2:.N$2]);[.O40];0);IF(SUM([.Q$2:.S$2]);[.T40];0);IF(SUM([.V$2:.X$2]);[.Y40];0);IF(SUM([.AA$2:.AC$2]);[.AD40];0));&quot;&quot;)">
            <text:p/>
          </table:table-cell>
          <table:table-cell table:number-columns-repeated="4"/>
          <table:table-cell table:formula="of:=IF(AND(COUNTA([.G40:.I40]);SUMIF([.G40:.I40];&quot;&lt;&gt;*&quot;;[.G$2:.I$2]));((SUMIF([.G40:.I40];&quot;&lt;&gt;*&quot;;[.G40:.I40])/SUMIF([.G40:.I40];&quot;&lt;&gt;*&quot;;[.G$2:.I$2]))*[.J$2]);&quot;&quot;)">
            <text:p/>
          </table:table-cell>
          <table:table-cell table:formula="of:=IF((LEN([.J40])=0);&quot;&quot;;CONCATENATE(ROUND([.J40];2);&quot; (&quot;;ROUND((([.J40]/[.J$2])*100);2);&quot;%)&quot;))">
            <text:p/>
          </table:table-cell>
          <table:table-cell table:number-columns-repeated="3"/>
          <table:table-cell table:formula="of:=IF(AND(COUNTA([.L40:.N40]);SUMIF([.L40:.N40];&quot;&lt;&gt;*&quot;;[.L$2:.N$2]));((SUMIF([.L40:.N40];&quot;&lt;&gt;*&quot;;[.L40:.N40])/SUMIF([.L40:.N40];&quot;&lt;&gt;*&quot;;[.L$2:.N$2]))*[.O$2]);&quot;&quot;)">
            <text:p/>
          </table:table-cell>
          <table:table-cell table:formula="of:=IF((LEN([.O40])=0);&quot;&quot;;CONCATENATE(ROUND([.O40];2);&quot; (&quot;;ROUND((([.O40]/[.O$2])*100);2);&quot;%)&quot;))">
            <text:p/>
          </table:table-cell>
          <table:table-cell table:number-columns-repeated="3"/>
          <table:table-cell table:formula="of:=IF(AND(COUNTA([.Q40:.S40]);SUMIF([.Q40:.S40];&quot;&lt;&gt;*&quot;;[.Q$2:.S$2]));((SUMIF([.Q40:.S40];&quot;&lt;&gt;*&quot;;[.Q40:.S40])/SUMIF([.Q40:.S40];&quot;&lt;&gt;*&quot;;[.Q$2:.S$2]))*[.T$2]);&quot;&quot;)">
            <text:p/>
          </table:table-cell>
          <table:table-cell table:formula="of:=IF((LEN([.T40])=0);&quot;&quot;;CONCATENATE(ROUND([.T40];2);&quot; (&quot;;ROUND((([.T40]/[.T$2])*100);2);&quot;%)&quot;))">
            <text:p/>
          </table:table-cell>
          <table:table-cell table:number-columns-repeated="3"/>
          <table:table-cell table:formula="of:=IF(AND(COUNTA([.V40:.X40]);SUMIF([.V40:.X40];&quot;&lt;&gt;*&quot;;[.V$2:.X$2]));((SUMIF([.V40:.X40];&quot;&lt;&gt;*&quot;;[.V40:.X40])/SUMIF([.V40:.X40];&quot;&lt;&gt;*&quot;;[.V$2:.X$2]))*[.Y$2]);&quot;&quot;)">
            <text:p/>
          </table:table-cell>
          <table:table-cell table:formula="of:=IF((LEN([.Y40])=0);&quot;&quot;;CONCATENATE(ROUND([.Y40];2);&quot; (&quot;;ROUND((([.Y40]/[.Y$2])*100);2);&quot;%)&quot;))">
            <text:p/>
          </table:table-cell>
          <table:table-cell table:number-columns-repeated="3"/>
          <table:table-cell table:formula="of:=IF(AND(COUNTA([.AA40:.AC40]);SUMIF([.AA40:.AC40];&quot;&lt;&gt;*&quot;;[.AA$2:.AC$2]));((SUMIF([.AA40:.AC40];&quot;&lt;&gt;*&quot;;[.AA40:.AC40])/SUMIF([.AA40:.AC40];&quot;&lt;&gt;*&quot;;[.AA$2:.AC$2]))*[.AD$2]);&quot;&quot;)">
            <text:p/>
          </table:table-cell>
          <table:table-cell table:formula="of:=IF((LEN([.AD40])=0);&quot;&quot;;CONCATENATE(ROUND([.AD40];2);&quot; (&quot;;ROUND((([.AD4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1])&gt;0);SUM([.G41:.AF41]));([.E41]/SUM( IF(LEN([.J41])&gt;0;[.J$2];0); IF(LEN([.P41])&gt;0;[.P$2];0); IF(LEN([.U41])&gt;0;[.U$2];0); IF(LEN([.Z41])&gt;0;[.Z$2];0); IF(LEN([.AE41])&gt;0;[.AE$2];0) ));&quot;&quot;)">
            <text:p/>
          </table:table-cell>
          <table:table-cell table:formula="of:=IF(LEN([.C41]);SUM(IF(SUM([.G$2:.I$2]);[.J41];0);IF(SUM([.L$2:.N$2]);[.O41];0);IF(SUM([.Q$2:.S$2]);[.T41];0);IF(SUM([.V$2:.X$2]);[.Y41];0);IF(SUM([.AA$2:.AC$2]);[.AD41];0));&quot;&quot;)">
            <text:p/>
          </table:table-cell>
          <table:table-cell table:number-columns-repeated="4"/>
          <table:table-cell table:formula="of:=IF(AND(COUNTA([.G41:.I41]);SUMIF([.G41:.I41];&quot;&lt;&gt;*&quot;;[.G$2:.I$2]));((SUMIF([.G41:.I41];&quot;&lt;&gt;*&quot;;[.G41:.I41])/SUMIF([.G41:.I41];&quot;&lt;&gt;*&quot;;[.G$2:.I$2]))*[.J$2]);&quot;&quot;)">
            <text:p/>
          </table:table-cell>
          <table:table-cell table:formula="of:=IF((LEN([.J41])=0);&quot;&quot;;CONCATENATE(ROUND([.J41];2);&quot; (&quot;;ROUND((([.J41]/[.J$2])*100);2);&quot;%)&quot;))">
            <text:p/>
          </table:table-cell>
          <table:table-cell table:number-columns-repeated="3"/>
          <table:table-cell table:formula="of:=IF(AND(COUNTA([.L41:.N41]);SUMIF([.L41:.N41];&quot;&lt;&gt;*&quot;;[.L$2:.N$2]));((SUMIF([.L41:.N41];&quot;&lt;&gt;*&quot;;[.L41:.N41])/SUMIF([.L41:.N41];&quot;&lt;&gt;*&quot;;[.L$2:.N$2]))*[.O$2]);&quot;&quot;)">
            <text:p/>
          </table:table-cell>
          <table:table-cell table:formula="of:=IF((LEN([.O41])=0);&quot;&quot;;CONCATENATE(ROUND([.O41];2);&quot; (&quot;;ROUND((([.O41]/[.O$2])*100);2);&quot;%)&quot;))">
            <text:p/>
          </table:table-cell>
          <table:table-cell table:number-columns-repeated="3"/>
          <table:table-cell table:formula="of:=IF(AND(COUNTA([.Q41:.S41]);SUMIF([.Q41:.S41];&quot;&lt;&gt;*&quot;;[.Q$2:.S$2]));((SUMIF([.Q41:.S41];&quot;&lt;&gt;*&quot;;[.Q41:.S41])/SUMIF([.Q41:.S41];&quot;&lt;&gt;*&quot;;[.Q$2:.S$2]))*[.T$2]);&quot;&quot;)">
            <text:p/>
          </table:table-cell>
          <table:table-cell table:formula="of:=IF((LEN([.T41])=0);&quot;&quot;;CONCATENATE(ROUND([.T41];2);&quot; (&quot;;ROUND((([.T41]/[.T$2])*100);2);&quot;%)&quot;))">
            <text:p/>
          </table:table-cell>
          <table:table-cell table:number-columns-repeated="3"/>
          <table:table-cell table:formula="of:=IF(AND(COUNTA([.V41:.X41]);SUMIF([.V41:.X41];&quot;&lt;&gt;*&quot;;[.V$2:.X$2]));((SUMIF([.V41:.X41];&quot;&lt;&gt;*&quot;;[.V41:.X41])/SUMIF([.V41:.X41];&quot;&lt;&gt;*&quot;;[.V$2:.X$2]))*[.Y$2]);&quot;&quot;)">
            <text:p/>
          </table:table-cell>
          <table:table-cell table:formula="of:=IF((LEN([.Y41])=0);&quot;&quot;;CONCATENATE(ROUND([.Y41];2);&quot; (&quot;;ROUND((([.Y41]/[.Y$2])*100);2);&quot;%)&quot;))">
            <text:p/>
          </table:table-cell>
          <table:table-cell table:number-columns-repeated="3"/>
          <table:table-cell table:formula="of:=IF(AND(COUNTA([.AA41:.AC41]);SUMIF([.AA41:.AC41];&quot;&lt;&gt;*&quot;;[.AA$2:.AC$2]));((SUMIF([.AA41:.AC41];&quot;&lt;&gt;*&quot;;[.AA41:.AC41])/SUMIF([.AA41:.AC41];&quot;&lt;&gt;*&quot;;[.AA$2:.AC$2]))*[.AD$2]);&quot;&quot;)">
            <text:p/>
          </table:table-cell>
          <table:table-cell table:formula="of:=IF((LEN([.AD41])=0);&quot;&quot;;CONCATENATE(ROUND([.AD41];2);&quot; (&quot;;ROUND((([.AD4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2])&gt;0);SUM([.G42:.AF42]));([.E42]/SUM( IF(LEN([.J42])&gt;0;[.J$2];0); IF(LEN([.P42])&gt;0;[.P$2];0); IF(LEN([.U42])&gt;0;[.U$2];0); IF(LEN([.Z42])&gt;0;[.Z$2];0); IF(LEN([.AE42])&gt;0;[.AE$2];0) ));&quot;&quot;)">
            <text:p/>
          </table:table-cell>
          <table:table-cell table:formula="of:=IF(LEN([.C42]);SUM(IF(SUM([.G$2:.I$2]);[.J42];0);IF(SUM([.L$2:.N$2]);[.O42];0);IF(SUM([.Q$2:.S$2]);[.T42];0);IF(SUM([.V$2:.X$2]);[.Y42];0);IF(SUM([.AA$2:.AC$2]);[.AD42];0));&quot;&quot;)">
            <text:p/>
          </table:table-cell>
          <table:table-cell table:number-columns-repeated="4"/>
          <table:table-cell table:formula="of:=IF(AND(COUNTA([.G42:.I42]);SUMIF([.G42:.I42];&quot;&lt;&gt;*&quot;;[.G$2:.I$2]));((SUMIF([.G42:.I42];&quot;&lt;&gt;*&quot;;[.G42:.I42])/SUMIF([.G42:.I42];&quot;&lt;&gt;*&quot;;[.G$2:.I$2]))*[.J$2]);&quot;&quot;)">
            <text:p/>
          </table:table-cell>
          <table:table-cell table:formula="of:=IF((LEN([.J42])=0);&quot;&quot;;CONCATENATE(ROUND([.J42];2);&quot; (&quot;;ROUND((([.J42]/[.J$2])*100);2);&quot;%)&quot;))">
            <text:p/>
          </table:table-cell>
          <table:table-cell table:number-columns-repeated="3"/>
          <table:table-cell table:formula="of:=IF(AND(COUNTA([.L42:.N42]);SUMIF([.L42:.N42];&quot;&lt;&gt;*&quot;;[.L$2:.N$2]));((SUMIF([.L42:.N42];&quot;&lt;&gt;*&quot;;[.L42:.N42])/SUMIF([.L42:.N42];&quot;&lt;&gt;*&quot;;[.L$2:.N$2]))*[.O$2]);&quot;&quot;)">
            <text:p/>
          </table:table-cell>
          <table:table-cell table:formula="of:=IF((LEN([.O42])=0);&quot;&quot;;CONCATENATE(ROUND([.O42];2);&quot; (&quot;;ROUND((([.O42]/[.O$2])*100);2);&quot;%)&quot;))">
            <text:p/>
          </table:table-cell>
          <table:table-cell table:number-columns-repeated="3"/>
          <table:table-cell table:formula="of:=IF(AND(COUNTA([.Q42:.S42]);SUMIF([.Q42:.S42];&quot;&lt;&gt;*&quot;;[.Q$2:.S$2]));((SUMIF([.Q42:.S42];&quot;&lt;&gt;*&quot;;[.Q42:.S42])/SUMIF([.Q42:.S42];&quot;&lt;&gt;*&quot;;[.Q$2:.S$2]))*[.T$2]);&quot;&quot;)">
            <text:p/>
          </table:table-cell>
          <table:table-cell table:formula="of:=IF((LEN([.T42])=0);&quot;&quot;;CONCATENATE(ROUND([.T42];2);&quot; (&quot;;ROUND((([.T42]/[.T$2])*100);2);&quot;%)&quot;))">
            <text:p/>
          </table:table-cell>
          <table:table-cell table:number-columns-repeated="3"/>
          <table:table-cell table:formula="of:=IF(AND(COUNTA([.V42:.X42]);SUMIF([.V42:.X42];&quot;&lt;&gt;*&quot;;[.V$2:.X$2]));((SUMIF([.V42:.X42];&quot;&lt;&gt;*&quot;;[.V42:.X42])/SUMIF([.V42:.X42];&quot;&lt;&gt;*&quot;;[.V$2:.X$2]))*[.Y$2]);&quot;&quot;)">
            <text:p/>
          </table:table-cell>
          <table:table-cell table:formula="of:=IF((LEN([.Y42])=0);&quot;&quot;;CONCATENATE(ROUND([.Y42];2);&quot; (&quot;;ROUND((([.Y42]/[.Y$2])*100);2);&quot;%)&quot;))">
            <text:p/>
          </table:table-cell>
          <table:table-cell table:number-columns-repeated="3"/>
          <table:table-cell table:formula="of:=IF(AND(COUNTA([.AA42:.AC42]);SUMIF([.AA42:.AC42];&quot;&lt;&gt;*&quot;;[.AA$2:.AC$2]));((SUMIF([.AA42:.AC42];&quot;&lt;&gt;*&quot;;[.AA42:.AC42])/SUMIF([.AA42:.AC42];&quot;&lt;&gt;*&quot;;[.AA$2:.AC$2]))*[.AD$2]);&quot;&quot;)">
            <text:p/>
          </table:table-cell>
          <table:table-cell table:formula="of:=IF((LEN([.AD42])=0);&quot;&quot;;CONCATENATE(ROUND([.AD42];2);&quot; (&quot;;ROUND((([.AD4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3])&gt;0);SUM([.G43:.AF43]));([.E43]/SUM( IF(LEN([.J43])&gt;0;[.J$2];0); IF(LEN([.P43])&gt;0;[.P$2];0); IF(LEN([.U43])&gt;0;[.U$2];0); IF(LEN([.Z43])&gt;0;[.Z$2];0); IF(LEN([.AE43])&gt;0;[.AE$2];0) ));&quot;&quot;)">
            <text:p/>
          </table:table-cell>
          <table:table-cell table:formula="of:=IF(LEN([.C43]);SUM(IF(SUM([.G$2:.I$2]);[.J43];0);IF(SUM([.L$2:.N$2]);[.O43];0);IF(SUM([.Q$2:.S$2]);[.T43];0);IF(SUM([.V$2:.X$2]);[.Y43];0);IF(SUM([.AA$2:.AC$2]);[.AD43];0));&quot;&quot;)">
            <text:p/>
          </table:table-cell>
          <table:table-cell table:number-columns-repeated="4"/>
          <table:table-cell table:formula="of:=IF(AND(COUNTA([.G43:.I43]);SUMIF([.G43:.I43];&quot;&lt;&gt;*&quot;;[.G$2:.I$2]));((SUMIF([.G43:.I43];&quot;&lt;&gt;*&quot;;[.G43:.I43])/SUMIF([.G43:.I43];&quot;&lt;&gt;*&quot;;[.G$2:.I$2]))*[.J$2]);&quot;&quot;)">
            <text:p/>
          </table:table-cell>
          <table:table-cell table:formula="of:=IF((LEN([.J43])=0);&quot;&quot;;CONCATENATE(ROUND([.J43];2);&quot; (&quot;;ROUND((([.J43]/[.J$2])*100);2);&quot;%)&quot;))">
            <text:p/>
          </table:table-cell>
          <table:table-cell table:number-columns-repeated="3"/>
          <table:table-cell table:formula="of:=IF(AND(COUNTA([.L43:.N43]);SUMIF([.L43:.N43];&quot;&lt;&gt;*&quot;;[.L$2:.N$2]));((SUMIF([.L43:.N43];&quot;&lt;&gt;*&quot;;[.L43:.N43])/SUMIF([.L43:.N43];&quot;&lt;&gt;*&quot;;[.L$2:.N$2]))*[.O$2]);&quot;&quot;)">
            <text:p/>
          </table:table-cell>
          <table:table-cell table:formula="of:=IF((LEN([.O43])=0);&quot;&quot;;CONCATENATE(ROUND([.O43];2);&quot; (&quot;;ROUND((([.O43]/[.O$2])*100);2);&quot;%)&quot;))">
            <text:p/>
          </table:table-cell>
          <table:table-cell table:number-columns-repeated="3"/>
          <table:table-cell table:formula="of:=IF(AND(COUNTA([.Q43:.S43]);SUMIF([.Q43:.S43];&quot;&lt;&gt;*&quot;;[.Q$2:.S$2]));((SUMIF([.Q43:.S43];&quot;&lt;&gt;*&quot;;[.Q43:.S43])/SUMIF([.Q43:.S43];&quot;&lt;&gt;*&quot;;[.Q$2:.S$2]))*[.T$2]);&quot;&quot;)">
            <text:p/>
          </table:table-cell>
          <table:table-cell table:formula="of:=IF((LEN([.T43])=0);&quot;&quot;;CONCATENATE(ROUND([.T43];2);&quot; (&quot;;ROUND((([.T43]/[.T$2])*100);2);&quot;%)&quot;))">
            <text:p/>
          </table:table-cell>
          <table:table-cell table:number-columns-repeated="3"/>
          <table:table-cell table:formula="of:=IF(AND(COUNTA([.V43:.X43]);SUMIF([.V43:.X43];&quot;&lt;&gt;*&quot;;[.V$2:.X$2]));((SUMIF([.V43:.X43];&quot;&lt;&gt;*&quot;;[.V43:.X43])/SUMIF([.V43:.X43];&quot;&lt;&gt;*&quot;;[.V$2:.X$2]))*[.Y$2]);&quot;&quot;)">
            <text:p/>
          </table:table-cell>
          <table:table-cell table:formula="of:=IF((LEN([.Y43])=0);&quot;&quot;;CONCATENATE(ROUND([.Y43];2);&quot; (&quot;;ROUND((([.Y43]/[.Y$2])*100);2);&quot;%)&quot;))">
            <text:p/>
          </table:table-cell>
          <table:table-cell table:number-columns-repeated="3"/>
          <table:table-cell table:formula="of:=IF(AND(COUNTA([.AA43:.AC43]);SUMIF([.AA43:.AC43];&quot;&lt;&gt;*&quot;;[.AA$2:.AC$2]));((SUMIF([.AA43:.AC43];&quot;&lt;&gt;*&quot;;[.AA43:.AC43])/SUMIF([.AA43:.AC43];&quot;&lt;&gt;*&quot;;[.AA$2:.AC$2]))*[.AD$2]);&quot;&quot;)">
            <text:p/>
          </table:table-cell>
          <table:table-cell table:formula="of:=IF((LEN([.AD43])=0);&quot;&quot;;CONCATENATE(ROUND([.AD43];2);&quot; (&quot;;ROUND((([.AD4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4])&gt;0);SUM([.G44:.AF44]));([.E44]/SUM( IF(LEN([.J44])&gt;0;[.J$2];0); IF(LEN([.P44])&gt;0;[.P$2];0); IF(LEN([.U44])&gt;0;[.U$2];0); IF(LEN([.Z44])&gt;0;[.Z$2];0); IF(LEN([.AE44])&gt;0;[.AE$2];0) ));&quot;&quot;)">
            <text:p/>
          </table:table-cell>
          <table:table-cell table:formula="of:=IF(LEN([.C44]);SUM(IF(SUM([.G$2:.I$2]);[.J44];0);IF(SUM([.L$2:.N$2]);[.O44];0);IF(SUM([.Q$2:.S$2]);[.T44];0);IF(SUM([.V$2:.X$2]);[.Y44];0);IF(SUM([.AA$2:.AC$2]);[.AD44];0));&quot;&quot;)">
            <text:p/>
          </table:table-cell>
          <table:table-cell table:number-columns-repeated="4"/>
          <table:table-cell table:formula="of:=IF(AND(COUNTA([.G44:.I44]);SUMIF([.G44:.I44];&quot;&lt;&gt;*&quot;;[.G$2:.I$2]));((SUMIF([.G44:.I44];&quot;&lt;&gt;*&quot;;[.G44:.I44])/SUMIF([.G44:.I44];&quot;&lt;&gt;*&quot;;[.G$2:.I$2]))*[.J$2]);&quot;&quot;)">
            <text:p/>
          </table:table-cell>
          <table:table-cell table:formula="of:=IF((LEN([.J44])=0);&quot;&quot;;CONCATENATE(ROUND([.J44];2);&quot; (&quot;;ROUND((([.J44]/[.J$2])*100);2);&quot;%)&quot;))">
            <text:p/>
          </table:table-cell>
          <table:table-cell table:number-columns-repeated="3"/>
          <table:table-cell table:formula="of:=IF(AND(COUNTA([.L44:.N44]);SUMIF([.L44:.N44];&quot;&lt;&gt;*&quot;;[.L$2:.N$2]));((SUMIF([.L44:.N44];&quot;&lt;&gt;*&quot;;[.L44:.N44])/SUMIF([.L44:.N44];&quot;&lt;&gt;*&quot;;[.L$2:.N$2]))*[.O$2]);&quot;&quot;)">
            <text:p/>
          </table:table-cell>
          <table:table-cell table:formula="of:=IF((LEN([.O44])=0);&quot;&quot;;CONCATENATE(ROUND([.O44];2);&quot; (&quot;;ROUND((([.O44]/[.O$2])*100);2);&quot;%)&quot;))">
            <text:p/>
          </table:table-cell>
          <table:table-cell table:number-columns-repeated="3"/>
          <table:table-cell table:formula="of:=IF(AND(COUNTA([.Q44:.S44]);SUMIF([.Q44:.S44];&quot;&lt;&gt;*&quot;;[.Q$2:.S$2]));((SUMIF([.Q44:.S44];&quot;&lt;&gt;*&quot;;[.Q44:.S44])/SUMIF([.Q44:.S44];&quot;&lt;&gt;*&quot;;[.Q$2:.S$2]))*[.T$2]);&quot;&quot;)">
            <text:p/>
          </table:table-cell>
          <table:table-cell table:formula="of:=IF((LEN([.T44])=0);&quot;&quot;;CONCATENATE(ROUND([.T44];2);&quot; (&quot;;ROUND((([.T44]/[.T$2])*100);2);&quot;%)&quot;))">
            <text:p/>
          </table:table-cell>
          <table:table-cell table:number-columns-repeated="3"/>
          <table:table-cell table:formula="of:=IF(AND(COUNTA([.V44:.X44]);SUMIF([.V44:.X44];&quot;&lt;&gt;*&quot;;[.V$2:.X$2]));((SUMIF([.V44:.X44];&quot;&lt;&gt;*&quot;;[.V44:.X44])/SUMIF([.V44:.X44];&quot;&lt;&gt;*&quot;;[.V$2:.X$2]))*[.Y$2]);&quot;&quot;)">
            <text:p/>
          </table:table-cell>
          <table:table-cell table:formula="of:=IF((LEN([.Y44])=0);&quot;&quot;;CONCATENATE(ROUND([.Y44];2);&quot; (&quot;;ROUND((([.Y44]/[.Y$2])*100);2);&quot;%)&quot;))">
            <text:p/>
          </table:table-cell>
          <table:table-cell table:number-columns-repeated="3"/>
          <table:table-cell table:formula="of:=IF(AND(COUNTA([.AA44:.AC44]);SUMIF([.AA44:.AC44];&quot;&lt;&gt;*&quot;;[.AA$2:.AC$2]));((SUMIF([.AA44:.AC44];&quot;&lt;&gt;*&quot;;[.AA44:.AC44])/SUMIF([.AA44:.AC44];&quot;&lt;&gt;*&quot;;[.AA$2:.AC$2]))*[.AD$2]);&quot;&quot;)">
            <text:p/>
          </table:table-cell>
          <table:table-cell table:formula="of:=IF((LEN([.AD44])=0);&quot;&quot;;CONCATENATE(ROUND([.AD44];2);&quot; (&quot;;ROUND((([.AD4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5])&gt;0);SUM([.G45:.AF45]));([.E45]/SUM( IF(LEN([.J45])&gt;0;[.J$2];0); IF(LEN([.P45])&gt;0;[.P$2];0); IF(LEN([.U45])&gt;0;[.U$2];0); IF(LEN([.Z45])&gt;0;[.Z$2];0); IF(LEN([.AE45])&gt;0;[.AE$2];0) ));&quot;&quot;)">
            <text:p/>
          </table:table-cell>
          <table:table-cell table:formula="of:=IF(LEN([.C45]);SUM(IF(SUM([.G$2:.I$2]);[.J45];0);IF(SUM([.L$2:.N$2]);[.O45];0);IF(SUM([.Q$2:.S$2]);[.T45];0);IF(SUM([.V$2:.X$2]);[.Y45];0);IF(SUM([.AA$2:.AC$2]);[.AD45];0));&quot;&quot;)">
            <text:p/>
          </table:table-cell>
          <table:table-cell table:number-columns-repeated="4"/>
          <table:table-cell table:formula="of:=IF(AND(COUNTA([.G45:.I45]);SUMIF([.G45:.I45];&quot;&lt;&gt;*&quot;;[.G$2:.I$2]));((SUMIF([.G45:.I45];&quot;&lt;&gt;*&quot;;[.G45:.I45])/SUMIF([.G45:.I45];&quot;&lt;&gt;*&quot;;[.G$2:.I$2]))*[.J$2]);&quot;&quot;)">
            <text:p/>
          </table:table-cell>
          <table:table-cell table:formula="of:=IF((LEN([.J45])=0);&quot;&quot;;CONCATENATE(ROUND([.J45];2);&quot; (&quot;;ROUND((([.J45]/[.J$2])*100);2);&quot;%)&quot;))">
            <text:p/>
          </table:table-cell>
          <table:table-cell table:number-columns-repeated="3"/>
          <table:table-cell table:formula="of:=IF(AND(COUNTA([.L45:.N45]);SUMIF([.L45:.N45];&quot;&lt;&gt;*&quot;;[.L$2:.N$2]));((SUMIF([.L45:.N45];&quot;&lt;&gt;*&quot;;[.L45:.N45])/SUMIF([.L45:.N45];&quot;&lt;&gt;*&quot;;[.L$2:.N$2]))*[.O$2]);&quot;&quot;)">
            <text:p/>
          </table:table-cell>
          <table:table-cell table:formula="of:=IF((LEN([.O45])=0);&quot;&quot;;CONCATENATE(ROUND([.O45];2);&quot; (&quot;;ROUND((([.O45]/[.O$2])*100);2);&quot;%)&quot;))">
            <text:p/>
          </table:table-cell>
          <table:table-cell table:number-columns-repeated="3"/>
          <table:table-cell table:formula="of:=IF(AND(COUNTA([.Q45:.S45]);SUMIF([.Q45:.S45];&quot;&lt;&gt;*&quot;;[.Q$2:.S$2]));((SUMIF([.Q45:.S45];&quot;&lt;&gt;*&quot;;[.Q45:.S45])/SUMIF([.Q45:.S45];&quot;&lt;&gt;*&quot;;[.Q$2:.S$2]))*[.T$2]);&quot;&quot;)">
            <text:p/>
          </table:table-cell>
          <table:table-cell table:formula="of:=IF((LEN([.T45])=0);&quot;&quot;;CONCATENATE(ROUND([.T45];2);&quot; (&quot;;ROUND((([.T45]/[.T$2])*100);2);&quot;%)&quot;))">
            <text:p/>
          </table:table-cell>
          <table:table-cell table:number-columns-repeated="3"/>
          <table:table-cell table:formula="of:=IF(AND(COUNTA([.V45:.X45]);SUMIF([.V45:.X45];&quot;&lt;&gt;*&quot;;[.V$2:.X$2]));((SUMIF([.V45:.X45];&quot;&lt;&gt;*&quot;;[.V45:.X45])/SUMIF([.V45:.X45];&quot;&lt;&gt;*&quot;;[.V$2:.X$2]))*[.Y$2]);&quot;&quot;)">
            <text:p/>
          </table:table-cell>
          <table:table-cell table:formula="of:=IF((LEN([.Y45])=0);&quot;&quot;;CONCATENATE(ROUND([.Y45];2);&quot; (&quot;;ROUND((([.Y45]/[.Y$2])*100);2);&quot;%)&quot;))">
            <text:p/>
          </table:table-cell>
          <table:table-cell table:number-columns-repeated="3"/>
          <table:table-cell table:formula="of:=IF(AND(COUNTA([.AA45:.AC45]);SUMIF([.AA45:.AC45];&quot;&lt;&gt;*&quot;;[.AA$2:.AC$2]));((SUMIF([.AA45:.AC45];&quot;&lt;&gt;*&quot;;[.AA45:.AC45])/SUMIF([.AA45:.AC45];&quot;&lt;&gt;*&quot;;[.AA$2:.AC$2]))*[.AD$2]);&quot;&quot;)">
            <text:p/>
          </table:table-cell>
          <table:table-cell table:formula="of:=IF((LEN([.AD45])=0);&quot;&quot;;CONCATENATE(ROUND([.AD45];2);&quot; (&quot;;ROUND((([.AD4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6])&gt;0);SUM([.G46:.AF46]));([.E46]/SUM( IF(LEN([.J46])&gt;0;[.J$2];0); IF(LEN([.P46])&gt;0;[.P$2];0); IF(LEN([.U46])&gt;0;[.U$2];0); IF(LEN([.Z46])&gt;0;[.Z$2];0); IF(LEN([.AE46])&gt;0;[.AE$2];0) ));&quot;&quot;)">
            <text:p/>
          </table:table-cell>
          <table:table-cell table:formula="of:=IF(LEN([.C46]);SUM(IF(SUM([.G$2:.I$2]);[.J46];0);IF(SUM([.L$2:.N$2]);[.O46];0);IF(SUM([.Q$2:.S$2]);[.T46];0);IF(SUM([.V$2:.X$2]);[.Y46];0);IF(SUM([.AA$2:.AC$2]);[.AD46];0));&quot;&quot;)">
            <text:p/>
          </table:table-cell>
          <table:table-cell table:number-columns-repeated="4"/>
          <table:table-cell table:formula="of:=IF(AND(COUNTA([.G46:.I46]);SUMIF([.G46:.I46];&quot;&lt;&gt;*&quot;;[.G$2:.I$2]));((SUMIF([.G46:.I46];&quot;&lt;&gt;*&quot;;[.G46:.I46])/SUMIF([.G46:.I46];&quot;&lt;&gt;*&quot;;[.G$2:.I$2]))*[.J$2]);&quot;&quot;)">
            <text:p/>
          </table:table-cell>
          <table:table-cell table:formula="of:=IF((LEN([.J46])=0);&quot;&quot;;CONCATENATE(ROUND([.J46];2);&quot; (&quot;;ROUND((([.J46]/[.J$2])*100);2);&quot;%)&quot;))">
            <text:p/>
          </table:table-cell>
          <table:table-cell table:number-columns-repeated="3"/>
          <table:table-cell table:formula="of:=IF(AND(COUNTA([.L46:.N46]);SUMIF([.L46:.N46];&quot;&lt;&gt;*&quot;;[.L$2:.N$2]));((SUMIF([.L46:.N46];&quot;&lt;&gt;*&quot;;[.L46:.N46])/SUMIF([.L46:.N46];&quot;&lt;&gt;*&quot;;[.L$2:.N$2]))*[.O$2]);&quot;&quot;)">
            <text:p/>
          </table:table-cell>
          <table:table-cell table:formula="of:=IF((LEN([.O46])=0);&quot;&quot;;CONCATENATE(ROUND([.O46];2);&quot; (&quot;;ROUND((([.O46]/[.O$2])*100);2);&quot;%)&quot;))">
            <text:p/>
          </table:table-cell>
          <table:table-cell table:number-columns-repeated="3"/>
          <table:table-cell table:formula="of:=IF(AND(COUNTA([.Q46:.S46]);SUMIF([.Q46:.S46];&quot;&lt;&gt;*&quot;;[.Q$2:.S$2]));((SUMIF([.Q46:.S46];&quot;&lt;&gt;*&quot;;[.Q46:.S46])/SUMIF([.Q46:.S46];&quot;&lt;&gt;*&quot;;[.Q$2:.S$2]))*[.T$2]);&quot;&quot;)">
            <text:p/>
          </table:table-cell>
          <table:table-cell table:formula="of:=IF((LEN([.T46])=0);&quot;&quot;;CONCATENATE(ROUND([.T46];2);&quot; (&quot;;ROUND((([.T46]/[.T$2])*100);2);&quot;%)&quot;))">
            <text:p/>
          </table:table-cell>
          <table:table-cell table:number-columns-repeated="3"/>
          <table:table-cell table:formula="of:=IF(AND(COUNTA([.V46:.X46]);SUMIF([.V46:.X46];&quot;&lt;&gt;*&quot;;[.V$2:.X$2]));((SUMIF([.V46:.X46];&quot;&lt;&gt;*&quot;;[.V46:.X46])/SUMIF([.V46:.X46];&quot;&lt;&gt;*&quot;;[.V$2:.X$2]))*[.Y$2]);&quot;&quot;)">
            <text:p/>
          </table:table-cell>
          <table:table-cell table:formula="of:=IF((LEN([.Y46])=0);&quot;&quot;;CONCATENATE(ROUND([.Y46];2);&quot; (&quot;;ROUND((([.Y46]/[.Y$2])*100);2);&quot;%)&quot;))">
            <text:p/>
          </table:table-cell>
          <table:table-cell table:number-columns-repeated="3"/>
          <table:table-cell table:formula="of:=IF(AND(COUNTA([.AA46:.AC46]);SUMIF([.AA46:.AC46];&quot;&lt;&gt;*&quot;;[.AA$2:.AC$2]));((SUMIF([.AA46:.AC46];&quot;&lt;&gt;*&quot;;[.AA46:.AC46])/SUMIF([.AA46:.AC46];&quot;&lt;&gt;*&quot;;[.AA$2:.AC$2]))*[.AD$2]);&quot;&quot;)">
            <text:p/>
          </table:table-cell>
          <table:table-cell table:formula="of:=IF((LEN([.AD46])=0);&quot;&quot;;CONCATENATE(ROUND([.AD46];2);&quot; (&quot;;ROUND((([.AD4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7])&gt;0);SUM([.G47:.AF47]));([.E47]/SUM( IF(LEN([.J47])&gt;0;[.J$2];0); IF(LEN([.P47])&gt;0;[.P$2];0); IF(LEN([.U47])&gt;0;[.U$2];0); IF(LEN([.Z47])&gt;0;[.Z$2];0); IF(LEN([.AE47])&gt;0;[.AE$2];0) ));&quot;&quot;)">
            <text:p/>
          </table:table-cell>
          <table:table-cell table:formula="of:=IF(LEN([.C47]);SUM(IF(SUM([.G$2:.I$2]);[.J47];0);IF(SUM([.L$2:.N$2]);[.O47];0);IF(SUM([.Q$2:.S$2]);[.T47];0);IF(SUM([.V$2:.X$2]);[.Y47];0);IF(SUM([.AA$2:.AC$2]);[.AD47];0));&quot;&quot;)">
            <text:p/>
          </table:table-cell>
          <table:table-cell table:number-columns-repeated="4"/>
          <table:table-cell table:formula="of:=IF(AND(COUNTA([.G47:.I47]);SUMIF([.G47:.I47];&quot;&lt;&gt;*&quot;;[.G$2:.I$2]));((SUMIF([.G47:.I47];&quot;&lt;&gt;*&quot;;[.G47:.I47])/SUMIF([.G47:.I47];&quot;&lt;&gt;*&quot;;[.G$2:.I$2]))*[.J$2]);&quot;&quot;)">
            <text:p/>
          </table:table-cell>
          <table:table-cell table:formula="of:=IF((LEN([.J47])=0);&quot;&quot;;CONCATENATE(ROUND([.J47];2);&quot; (&quot;;ROUND((([.J47]/[.J$2])*100);2);&quot;%)&quot;))">
            <text:p/>
          </table:table-cell>
          <table:table-cell table:number-columns-repeated="3"/>
          <table:table-cell table:formula="of:=IF(AND(COUNTA([.L47:.N47]);SUMIF([.L47:.N47];&quot;&lt;&gt;*&quot;;[.L$2:.N$2]));((SUMIF([.L47:.N47];&quot;&lt;&gt;*&quot;;[.L47:.N47])/SUMIF([.L47:.N47];&quot;&lt;&gt;*&quot;;[.L$2:.N$2]))*[.O$2]);&quot;&quot;)">
            <text:p/>
          </table:table-cell>
          <table:table-cell table:formula="of:=IF((LEN([.O47])=0);&quot;&quot;;CONCATENATE(ROUND([.O47];2);&quot; (&quot;;ROUND((([.O47]/[.O$2])*100);2);&quot;%)&quot;))">
            <text:p/>
          </table:table-cell>
          <table:table-cell table:number-columns-repeated="3"/>
          <table:table-cell table:formula="of:=IF(AND(COUNTA([.Q47:.S47]);SUMIF([.Q47:.S47];&quot;&lt;&gt;*&quot;;[.Q$2:.S$2]));((SUMIF([.Q47:.S47];&quot;&lt;&gt;*&quot;;[.Q47:.S47])/SUMIF([.Q47:.S47];&quot;&lt;&gt;*&quot;;[.Q$2:.S$2]))*[.T$2]);&quot;&quot;)">
            <text:p/>
          </table:table-cell>
          <table:table-cell table:formula="of:=IF((LEN([.T47])=0);&quot;&quot;;CONCATENATE(ROUND([.T47];2);&quot; (&quot;;ROUND((([.T47]/[.T$2])*100);2);&quot;%)&quot;))">
            <text:p/>
          </table:table-cell>
          <table:table-cell table:number-columns-repeated="3"/>
          <table:table-cell table:formula="of:=IF(AND(COUNTA([.V47:.X47]);SUMIF([.V47:.X47];&quot;&lt;&gt;*&quot;;[.V$2:.X$2]));((SUMIF([.V47:.X47];&quot;&lt;&gt;*&quot;;[.V47:.X47])/SUMIF([.V47:.X47];&quot;&lt;&gt;*&quot;;[.V$2:.X$2]))*[.Y$2]);&quot;&quot;)">
            <text:p/>
          </table:table-cell>
          <table:table-cell table:formula="of:=IF((LEN([.Y47])=0);&quot;&quot;;CONCATENATE(ROUND([.Y47];2);&quot; (&quot;;ROUND((([.Y47]/[.Y$2])*100);2);&quot;%)&quot;))">
            <text:p/>
          </table:table-cell>
          <table:table-cell table:number-columns-repeated="3"/>
          <table:table-cell table:formula="of:=IF(AND(COUNTA([.AA47:.AC47]);SUMIF([.AA47:.AC47];&quot;&lt;&gt;*&quot;;[.AA$2:.AC$2]));((SUMIF([.AA47:.AC47];&quot;&lt;&gt;*&quot;;[.AA47:.AC47])/SUMIF([.AA47:.AC47];&quot;&lt;&gt;*&quot;;[.AA$2:.AC$2]))*[.AD$2]);&quot;&quot;)">
            <text:p/>
          </table:table-cell>
          <table:table-cell table:formula="of:=IF((LEN([.AD47])=0);&quot;&quot;;CONCATENATE(ROUND([.AD47];2);&quot; (&quot;;ROUND((([.AD4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8])&gt;0);SUM([.G48:.AF48]));([.E48]/SUM( IF(LEN([.J48])&gt;0;[.J$2];0); IF(LEN([.P48])&gt;0;[.P$2];0); IF(LEN([.U48])&gt;0;[.U$2];0); IF(LEN([.Z48])&gt;0;[.Z$2];0); IF(LEN([.AE48])&gt;0;[.AE$2];0) ));&quot;&quot;)">
            <text:p/>
          </table:table-cell>
          <table:table-cell table:formula="of:=IF(LEN([.C48]);SUM(IF(SUM([.G$2:.I$2]);[.J48];0);IF(SUM([.L$2:.N$2]);[.O48];0);IF(SUM([.Q$2:.S$2]);[.T48];0);IF(SUM([.V$2:.X$2]);[.Y48];0);IF(SUM([.AA$2:.AC$2]);[.AD48];0));&quot;&quot;)">
            <text:p/>
          </table:table-cell>
          <table:table-cell table:number-columns-repeated="4"/>
          <table:table-cell table:formula="of:=IF(AND(COUNTA([.G48:.I48]);SUMIF([.G48:.I48];&quot;&lt;&gt;*&quot;;[.G$2:.I$2]));((SUMIF([.G48:.I48];&quot;&lt;&gt;*&quot;;[.G48:.I48])/SUMIF([.G48:.I48];&quot;&lt;&gt;*&quot;;[.G$2:.I$2]))*[.J$2]);&quot;&quot;)">
            <text:p/>
          </table:table-cell>
          <table:table-cell table:formula="of:=IF((LEN([.J48])=0);&quot;&quot;;CONCATENATE(ROUND([.J48];2);&quot; (&quot;;ROUND((([.J48]/[.J$2])*100);2);&quot;%)&quot;))">
            <text:p/>
          </table:table-cell>
          <table:table-cell table:number-columns-repeated="3"/>
          <table:table-cell table:formula="of:=IF(AND(COUNTA([.L48:.N48]);SUMIF([.L48:.N48];&quot;&lt;&gt;*&quot;;[.L$2:.N$2]));((SUMIF([.L48:.N48];&quot;&lt;&gt;*&quot;;[.L48:.N48])/SUMIF([.L48:.N48];&quot;&lt;&gt;*&quot;;[.L$2:.N$2]))*[.O$2]);&quot;&quot;)">
            <text:p/>
          </table:table-cell>
          <table:table-cell table:formula="of:=IF((LEN([.O48])=0);&quot;&quot;;CONCATENATE(ROUND([.O48];2);&quot; (&quot;;ROUND((([.O48]/[.O$2])*100);2);&quot;%)&quot;))">
            <text:p/>
          </table:table-cell>
          <table:table-cell table:number-columns-repeated="3"/>
          <table:table-cell table:formula="of:=IF(AND(COUNTA([.Q48:.S48]);SUMIF([.Q48:.S48];&quot;&lt;&gt;*&quot;;[.Q$2:.S$2]));((SUMIF([.Q48:.S48];&quot;&lt;&gt;*&quot;;[.Q48:.S48])/SUMIF([.Q48:.S48];&quot;&lt;&gt;*&quot;;[.Q$2:.S$2]))*[.T$2]);&quot;&quot;)">
            <text:p/>
          </table:table-cell>
          <table:table-cell table:formula="of:=IF((LEN([.T48])=0);&quot;&quot;;CONCATENATE(ROUND([.T48];2);&quot; (&quot;;ROUND((([.T48]/[.T$2])*100);2);&quot;%)&quot;))">
            <text:p/>
          </table:table-cell>
          <table:table-cell table:number-columns-repeated="3"/>
          <table:table-cell table:formula="of:=IF(AND(COUNTA([.V48:.X48]);SUMIF([.V48:.X48];&quot;&lt;&gt;*&quot;;[.V$2:.X$2]));((SUMIF([.V48:.X48];&quot;&lt;&gt;*&quot;;[.V48:.X48])/SUMIF([.V48:.X48];&quot;&lt;&gt;*&quot;;[.V$2:.X$2]))*[.Y$2]);&quot;&quot;)">
            <text:p/>
          </table:table-cell>
          <table:table-cell table:formula="of:=IF((LEN([.Y48])=0);&quot;&quot;;CONCATENATE(ROUND([.Y48];2);&quot; (&quot;;ROUND((([.Y48]/[.Y$2])*100);2);&quot;%)&quot;))">
            <text:p/>
          </table:table-cell>
          <table:table-cell table:number-columns-repeated="3"/>
          <table:table-cell table:formula="of:=IF(AND(COUNTA([.AA48:.AC48]);SUMIF([.AA48:.AC48];&quot;&lt;&gt;*&quot;;[.AA$2:.AC$2]));((SUMIF([.AA48:.AC48];&quot;&lt;&gt;*&quot;;[.AA48:.AC48])/SUMIF([.AA48:.AC48];&quot;&lt;&gt;*&quot;;[.AA$2:.AC$2]))*[.AD$2]);&quot;&quot;)">
            <text:p/>
          </table:table-cell>
          <table:table-cell table:formula="of:=IF((LEN([.AD48])=0);&quot;&quot;;CONCATENATE(ROUND([.AD48];2);&quot; (&quot;;ROUND((([.AD4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9])&gt;0);SUM([.G49:.AF49]));([.E49]/SUM( IF(LEN([.J49])&gt;0;[.J$2];0); IF(LEN([.P49])&gt;0;[.P$2];0); IF(LEN([.U49])&gt;0;[.U$2];0); IF(LEN([.Z49])&gt;0;[.Z$2];0); IF(LEN([.AE49])&gt;0;[.AE$2];0) ));&quot;&quot;)">
            <text:p/>
          </table:table-cell>
          <table:table-cell table:formula="of:=IF(LEN([.C49]);SUM(IF(SUM([.G$2:.I$2]);[.J49];0);IF(SUM([.L$2:.N$2]);[.O49];0);IF(SUM([.Q$2:.S$2]);[.T49];0);IF(SUM([.V$2:.X$2]);[.Y49];0);IF(SUM([.AA$2:.AC$2]);[.AD49];0));&quot;&quot;)">
            <text:p/>
          </table:table-cell>
          <table:table-cell table:number-columns-repeated="4"/>
          <table:table-cell table:formula="of:=IF(AND(COUNTA([.G49:.I49]);SUMIF([.G49:.I49];&quot;&lt;&gt;*&quot;;[.G$2:.I$2]));((SUMIF([.G49:.I49];&quot;&lt;&gt;*&quot;;[.G49:.I49])/SUMIF([.G49:.I49];&quot;&lt;&gt;*&quot;;[.G$2:.I$2]))*[.J$2]);&quot;&quot;)">
            <text:p/>
          </table:table-cell>
          <table:table-cell table:formula="of:=IF((LEN([.J49])=0);&quot;&quot;;CONCATENATE(ROUND([.J49];2);&quot; (&quot;;ROUND((([.J49]/[.J$2])*100);2);&quot;%)&quot;))">
            <text:p/>
          </table:table-cell>
          <table:table-cell table:number-columns-repeated="3"/>
          <table:table-cell table:formula="of:=IF(AND(COUNTA([.L49:.N49]);SUMIF([.L49:.N49];&quot;&lt;&gt;*&quot;;[.L$2:.N$2]));((SUMIF([.L49:.N49];&quot;&lt;&gt;*&quot;;[.L49:.N49])/SUMIF([.L49:.N49];&quot;&lt;&gt;*&quot;;[.L$2:.N$2]))*[.O$2]);&quot;&quot;)">
            <text:p/>
          </table:table-cell>
          <table:table-cell table:formula="of:=IF((LEN([.O49])=0);&quot;&quot;;CONCATENATE(ROUND([.O49];2);&quot; (&quot;;ROUND((([.O49]/[.O$2])*100);2);&quot;%)&quot;))">
            <text:p/>
          </table:table-cell>
          <table:table-cell table:number-columns-repeated="3"/>
          <table:table-cell table:formula="of:=IF(AND(COUNTA([.Q49:.S49]);SUMIF([.Q49:.S49];&quot;&lt;&gt;*&quot;;[.Q$2:.S$2]));((SUMIF([.Q49:.S49];&quot;&lt;&gt;*&quot;;[.Q49:.S49])/SUMIF([.Q49:.S49];&quot;&lt;&gt;*&quot;;[.Q$2:.S$2]))*[.T$2]);&quot;&quot;)">
            <text:p/>
          </table:table-cell>
          <table:table-cell table:formula="of:=IF((LEN([.T49])=0);&quot;&quot;;CONCATENATE(ROUND([.T49];2);&quot; (&quot;;ROUND((([.T49]/[.T$2])*100);2);&quot;%)&quot;))">
            <text:p/>
          </table:table-cell>
          <table:table-cell table:number-columns-repeated="3"/>
          <table:table-cell table:formula="of:=IF(AND(COUNTA([.V49:.X49]);SUMIF([.V49:.X49];&quot;&lt;&gt;*&quot;;[.V$2:.X$2]));((SUMIF([.V49:.X49];&quot;&lt;&gt;*&quot;;[.V49:.X49])/SUMIF([.V49:.X49];&quot;&lt;&gt;*&quot;;[.V$2:.X$2]))*[.Y$2]);&quot;&quot;)">
            <text:p/>
          </table:table-cell>
          <table:table-cell table:formula="of:=IF((LEN([.Y49])=0);&quot;&quot;;CONCATENATE(ROUND([.Y49];2);&quot; (&quot;;ROUND((([.Y49]/[.Y$2])*100);2);&quot;%)&quot;))">
            <text:p/>
          </table:table-cell>
          <table:table-cell table:number-columns-repeated="3"/>
          <table:table-cell table:formula="of:=IF(AND(COUNTA([.AA49:.AC49]);SUMIF([.AA49:.AC49];&quot;&lt;&gt;*&quot;;[.AA$2:.AC$2]));((SUMIF([.AA49:.AC49];&quot;&lt;&gt;*&quot;;[.AA49:.AC49])/SUMIF([.AA49:.AC49];&quot;&lt;&gt;*&quot;;[.AA$2:.AC$2]))*[.AD$2]);&quot;&quot;)">
            <text:p/>
          </table:table-cell>
          <table:table-cell table:formula="of:=IF((LEN([.AD49])=0);&quot;&quot;;CONCATENATE(ROUND([.AD49];2);&quot; (&quot;;ROUND((([.AD4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0])&gt;0);SUM([.G50:.AF50]));([.E50]/SUM( IF(LEN([.J50])&gt;0;[.J$2];0); IF(LEN([.P50])&gt;0;[.P$2];0); IF(LEN([.U50])&gt;0;[.U$2];0); IF(LEN([.Z50])&gt;0;[.Z$2];0); IF(LEN([.AE50])&gt;0;[.AE$2];0) ));&quot;&quot;)">
            <text:p/>
          </table:table-cell>
          <table:table-cell table:formula="of:=IF(LEN([.C50]);SUM(IF(SUM([.G$2:.I$2]);[.J50];0);IF(SUM([.L$2:.N$2]);[.O50];0);IF(SUM([.Q$2:.S$2]);[.T50];0);IF(SUM([.V$2:.X$2]);[.Y50];0);IF(SUM([.AA$2:.AC$2]);[.AD50];0));&quot;&quot;)">
            <text:p/>
          </table:table-cell>
          <table:table-cell table:number-columns-repeated="4"/>
          <table:table-cell table:formula="of:=IF(AND(COUNTA([.G50:.I50]);SUMIF([.G50:.I50];&quot;&lt;&gt;*&quot;;[.G$2:.I$2]));((SUMIF([.G50:.I50];&quot;&lt;&gt;*&quot;;[.G50:.I50])/SUMIF([.G50:.I50];&quot;&lt;&gt;*&quot;;[.G$2:.I$2]))*[.J$2]);&quot;&quot;)">
            <text:p/>
          </table:table-cell>
          <table:table-cell table:formula="of:=IF((LEN([.J50])=0);&quot;&quot;;CONCATENATE(ROUND([.J50];2);&quot; (&quot;;ROUND((([.J50]/[.J$2])*100);2);&quot;%)&quot;))">
            <text:p/>
          </table:table-cell>
          <table:table-cell table:number-columns-repeated="3"/>
          <table:table-cell table:formula="of:=IF(AND(COUNTA([.L50:.N50]);SUMIF([.L50:.N50];&quot;&lt;&gt;*&quot;;[.L$2:.N$2]));((SUMIF([.L50:.N50];&quot;&lt;&gt;*&quot;;[.L50:.N50])/SUMIF([.L50:.N50];&quot;&lt;&gt;*&quot;;[.L$2:.N$2]))*[.O$2]);&quot;&quot;)">
            <text:p/>
          </table:table-cell>
          <table:table-cell table:formula="of:=IF((LEN([.O50])=0);&quot;&quot;;CONCATENATE(ROUND([.O50];2);&quot; (&quot;;ROUND((([.O50]/[.O$2])*100);2);&quot;%)&quot;))">
            <text:p/>
          </table:table-cell>
          <table:table-cell table:number-columns-repeated="3"/>
          <table:table-cell table:formula="of:=IF(AND(COUNTA([.Q50:.S50]);SUMIF([.Q50:.S50];&quot;&lt;&gt;*&quot;;[.Q$2:.S$2]));((SUMIF([.Q50:.S50];&quot;&lt;&gt;*&quot;;[.Q50:.S50])/SUMIF([.Q50:.S50];&quot;&lt;&gt;*&quot;;[.Q$2:.S$2]))*[.T$2]);&quot;&quot;)">
            <text:p/>
          </table:table-cell>
          <table:table-cell table:formula="of:=IF((LEN([.T50])=0);&quot;&quot;;CONCATENATE(ROUND([.T50];2);&quot; (&quot;;ROUND((([.T50]/[.T$2])*100);2);&quot;%)&quot;))">
            <text:p/>
          </table:table-cell>
          <table:table-cell table:number-columns-repeated="3"/>
          <table:table-cell table:formula="of:=IF(AND(COUNTA([.V50:.X50]);SUMIF([.V50:.X50];&quot;&lt;&gt;*&quot;;[.V$2:.X$2]));((SUMIF([.V50:.X50];&quot;&lt;&gt;*&quot;;[.V50:.X50])/SUMIF([.V50:.X50];&quot;&lt;&gt;*&quot;;[.V$2:.X$2]))*[.Y$2]);&quot;&quot;)">
            <text:p/>
          </table:table-cell>
          <table:table-cell table:formula="of:=IF((LEN([.Y50])=0);&quot;&quot;;CONCATENATE(ROUND([.Y50];2);&quot; (&quot;;ROUND((([.Y50]/[.Y$2])*100);2);&quot;%)&quot;))">
            <text:p/>
          </table:table-cell>
          <table:table-cell table:number-columns-repeated="3"/>
          <table:table-cell table:formula="of:=IF(AND(COUNTA([.AA50:.AC50]);SUMIF([.AA50:.AC50];&quot;&lt;&gt;*&quot;;[.AA$2:.AC$2]));((SUMIF([.AA50:.AC50];&quot;&lt;&gt;*&quot;;[.AA50:.AC50])/SUMIF([.AA50:.AC50];&quot;&lt;&gt;*&quot;;[.AA$2:.AC$2]))*[.AD$2]);&quot;&quot;)">
            <text:p/>
          </table:table-cell>
          <table:table-cell table:formula="of:=IF((LEN([.AD50])=0);&quot;&quot;;CONCATENATE(ROUND([.AD50];2);&quot; (&quot;;ROUND((([.AD5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1])&gt;0);SUM([.G51:.AF51]));([.E51]/SUM( IF(LEN([.J51])&gt;0;[.J$2];0); IF(LEN([.P51])&gt;0;[.P$2];0); IF(LEN([.U51])&gt;0;[.U$2];0); IF(LEN([.Z51])&gt;0;[.Z$2];0); IF(LEN([.AE51])&gt;0;[.AE$2];0) ));&quot;&quot;)">
            <text:p/>
          </table:table-cell>
          <table:table-cell table:formula="of:=IF(LEN([.C51]);SUM(IF(SUM([.G$2:.I$2]);[.J51];0);IF(SUM([.L$2:.N$2]);[.O51];0);IF(SUM([.Q$2:.S$2]);[.T51];0);IF(SUM([.V$2:.X$2]);[.Y51];0);IF(SUM([.AA$2:.AC$2]);[.AD51];0));&quot;&quot;)">
            <text:p/>
          </table:table-cell>
          <table:table-cell table:number-columns-repeated="4"/>
          <table:table-cell table:formula="of:=IF(AND(COUNTA([.G51:.I51]);SUMIF([.G51:.I51];&quot;&lt;&gt;*&quot;;[.G$2:.I$2]));((SUMIF([.G51:.I51];&quot;&lt;&gt;*&quot;;[.G51:.I51])/SUMIF([.G51:.I51];&quot;&lt;&gt;*&quot;;[.G$2:.I$2]))*[.J$2]);&quot;&quot;)">
            <text:p/>
          </table:table-cell>
          <table:table-cell table:formula="of:=IF((LEN([.J51])=0);&quot;&quot;;CONCATENATE(ROUND([.J51];2);&quot; (&quot;;ROUND((([.J51]/[.J$2])*100);2);&quot;%)&quot;))">
            <text:p/>
          </table:table-cell>
          <table:table-cell table:number-columns-repeated="3"/>
          <table:table-cell table:formula="of:=IF(AND(COUNTA([.L51:.N51]);SUMIF([.L51:.N51];&quot;&lt;&gt;*&quot;;[.L$2:.N$2]));((SUMIF([.L51:.N51];&quot;&lt;&gt;*&quot;;[.L51:.N51])/SUMIF([.L51:.N51];&quot;&lt;&gt;*&quot;;[.L$2:.N$2]))*[.O$2]);&quot;&quot;)">
            <text:p/>
          </table:table-cell>
          <table:table-cell table:formula="of:=IF((LEN([.O51])=0);&quot;&quot;;CONCATENATE(ROUND([.O51];2);&quot; (&quot;;ROUND((([.O51]/[.O$2])*100);2);&quot;%)&quot;))">
            <text:p/>
          </table:table-cell>
          <table:table-cell table:number-columns-repeated="3"/>
          <table:table-cell table:formula="of:=IF(AND(COUNTA([.Q51:.S51]);SUMIF([.Q51:.S51];&quot;&lt;&gt;*&quot;;[.Q$2:.S$2]));((SUMIF([.Q51:.S51];&quot;&lt;&gt;*&quot;;[.Q51:.S51])/SUMIF([.Q51:.S51];&quot;&lt;&gt;*&quot;;[.Q$2:.S$2]))*[.T$2]);&quot;&quot;)">
            <text:p/>
          </table:table-cell>
          <table:table-cell table:formula="of:=IF((LEN([.T51])=0);&quot;&quot;;CONCATENATE(ROUND([.T51];2);&quot; (&quot;;ROUND((([.T51]/[.T$2])*100);2);&quot;%)&quot;))">
            <text:p/>
          </table:table-cell>
          <table:table-cell table:number-columns-repeated="3"/>
          <table:table-cell table:formula="of:=IF(AND(COUNTA([.V51:.X51]);SUMIF([.V51:.X51];&quot;&lt;&gt;*&quot;;[.V$2:.X$2]));((SUMIF([.V51:.X51];&quot;&lt;&gt;*&quot;;[.V51:.X51])/SUMIF([.V51:.X51];&quot;&lt;&gt;*&quot;;[.V$2:.X$2]))*[.Y$2]);&quot;&quot;)">
            <text:p/>
          </table:table-cell>
          <table:table-cell table:formula="of:=IF((LEN([.Y51])=0);&quot;&quot;;CONCATENATE(ROUND([.Y51];2);&quot; (&quot;;ROUND((([.Y51]/[.Y$2])*100);2);&quot;%)&quot;))">
            <text:p/>
          </table:table-cell>
          <table:table-cell table:number-columns-repeated="3"/>
          <table:table-cell table:formula="of:=IF(AND(COUNTA([.AA51:.AC51]);SUMIF([.AA51:.AC51];&quot;&lt;&gt;*&quot;;[.AA$2:.AC$2]));((SUMIF([.AA51:.AC51];&quot;&lt;&gt;*&quot;;[.AA51:.AC51])/SUMIF([.AA51:.AC51];&quot;&lt;&gt;*&quot;;[.AA$2:.AC$2]))*[.AD$2]);&quot;&quot;)">
            <text:p/>
          </table:table-cell>
          <table:table-cell table:formula="of:=IF((LEN([.AD51])=0);&quot;&quot;;CONCATENATE(ROUND([.AD51];2);&quot; (&quot;;ROUND((([.AD5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2])&gt;0);SUM([.G52:.AF52]));([.E52]/SUM( IF(LEN([.J52])&gt;0;[.J$2];0); IF(LEN([.P52])&gt;0;[.P$2];0); IF(LEN([.U52])&gt;0;[.U$2];0); IF(LEN([.Z52])&gt;0;[.Z$2];0); IF(LEN([.AE52])&gt;0;[.AE$2];0) ));&quot;&quot;)">
            <text:p/>
          </table:table-cell>
          <table:table-cell table:formula="of:=IF(LEN([.C52]);SUM(IF(SUM([.G$2:.I$2]);[.J52];0);IF(SUM([.L$2:.N$2]);[.O52];0);IF(SUM([.Q$2:.S$2]);[.T52];0);IF(SUM([.V$2:.X$2]);[.Y52];0);IF(SUM([.AA$2:.AC$2]);[.AD52];0));&quot;&quot;)">
            <text:p/>
          </table:table-cell>
          <table:table-cell table:number-columns-repeated="4"/>
          <table:table-cell table:formula="of:=IF(AND(COUNTA([.G52:.I52]);SUMIF([.G52:.I52];&quot;&lt;&gt;*&quot;;[.G$2:.I$2]));((SUMIF([.G52:.I52];&quot;&lt;&gt;*&quot;;[.G52:.I52])/SUMIF([.G52:.I52];&quot;&lt;&gt;*&quot;;[.G$2:.I$2]))*[.J$2]);&quot;&quot;)">
            <text:p/>
          </table:table-cell>
          <table:table-cell table:formula="of:=IF((LEN([.J52])=0);&quot;&quot;;CONCATENATE(ROUND([.J52];2);&quot; (&quot;;ROUND((([.J52]/[.J$2])*100);2);&quot;%)&quot;))">
            <text:p/>
          </table:table-cell>
          <table:table-cell table:number-columns-repeated="3"/>
          <table:table-cell table:formula="of:=IF(AND(COUNTA([.L52:.N52]);SUMIF([.L52:.N52];&quot;&lt;&gt;*&quot;;[.L$2:.N$2]));((SUMIF([.L52:.N52];&quot;&lt;&gt;*&quot;;[.L52:.N52])/SUMIF([.L52:.N52];&quot;&lt;&gt;*&quot;;[.L$2:.N$2]))*[.O$2]);&quot;&quot;)">
            <text:p/>
          </table:table-cell>
          <table:table-cell table:formula="of:=IF((LEN([.O52])=0);&quot;&quot;;CONCATENATE(ROUND([.O52];2);&quot; (&quot;;ROUND((([.O52]/[.O$2])*100);2);&quot;%)&quot;))">
            <text:p/>
          </table:table-cell>
          <table:table-cell table:number-columns-repeated="3"/>
          <table:table-cell table:formula="of:=IF(AND(COUNTA([.Q52:.S52]);SUMIF([.Q52:.S52];&quot;&lt;&gt;*&quot;;[.Q$2:.S$2]));((SUMIF([.Q52:.S52];&quot;&lt;&gt;*&quot;;[.Q52:.S52])/SUMIF([.Q52:.S52];&quot;&lt;&gt;*&quot;;[.Q$2:.S$2]))*[.T$2]);&quot;&quot;)">
            <text:p/>
          </table:table-cell>
          <table:table-cell table:formula="of:=IF((LEN([.T52])=0);&quot;&quot;;CONCATENATE(ROUND([.T52];2);&quot; (&quot;;ROUND((([.T52]/[.T$2])*100);2);&quot;%)&quot;))">
            <text:p/>
          </table:table-cell>
          <table:table-cell table:number-columns-repeated="3"/>
          <table:table-cell table:formula="of:=IF(AND(COUNTA([.V52:.X52]);SUMIF([.V52:.X52];&quot;&lt;&gt;*&quot;;[.V$2:.X$2]));((SUMIF([.V52:.X52];&quot;&lt;&gt;*&quot;;[.V52:.X52])/SUMIF([.V52:.X52];&quot;&lt;&gt;*&quot;;[.V$2:.X$2]))*[.Y$2]);&quot;&quot;)">
            <text:p/>
          </table:table-cell>
          <table:table-cell table:formula="of:=IF((LEN([.Y52])=0);&quot;&quot;;CONCATENATE(ROUND([.Y52];2);&quot; (&quot;;ROUND((([.Y52]/[.Y$2])*100);2);&quot;%)&quot;))">
            <text:p/>
          </table:table-cell>
          <table:table-cell table:number-columns-repeated="3"/>
          <table:table-cell table:formula="of:=IF(AND(COUNTA([.AA52:.AC52]);SUMIF([.AA52:.AC52];&quot;&lt;&gt;*&quot;;[.AA$2:.AC$2]));((SUMIF([.AA52:.AC52];&quot;&lt;&gt;*&quot;;[.AA52:.AC52])/SUMIF([.AA52:.AC52];&quot;&lt;&gt;*&quot;;[.AA$2:.AC$2]))*[.AD$2]);&quot;&quot;)">
            <text:p/>
          </table:table-cell>
          <table:table-cell table:formula="of:=IF((LEN([.AD52])=0);&quot;&quot;;CONCATENATE(ROUND([.AD52];2);&quot; (&quot;;ROUND((([.AD5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3])&gt;0);SUM([.G53:.AF53]));([.E53]/SUM( IF(LEN([.J53])&gt;0;[.J$2];0); IF(LEN([.P53])&gt;0;[.P$2];0); IF(LEN([.U53])&gt;0;[.U$2];0); IF(LEN([.Z53])&gt;0;[.Z$2];0); IF(LEN([.AE53])&gt;0;[.AE$2];0) ));&quot;&quot;)">
            <text:p/>
          </table:table-cell>
          <table:table-cell table:formula="of:=IF(LEN([.C53]);SUM(IF(SUM([.G$2:.I$2]);[.J53];0);IF(SUM([.L$2:.N$2]);[.O53];0);IF(SUM([.Q$2:.S$2]);[.T53];0);IF(SUM([.V$2:.X$2]);[.Y53];0);IF(SUM([.AA$2:.AC$2]);[.AD53];0));&quot;&quot;)">
            <text:p/>
          </table:table-cell>
          <table:table-cell table:number-columns-repeated="4"/>
          <table:table-cell table:formula="of:=IF(AND(COUNTA([.G53:.I53]);SUMIF([.G53:.I53];&quot;&lt;&gt;*&quot;;[.G$2:.I$2]));((SUMIF([.G53:.I53];&quot;&lt;&gt;*&quot;;[.G53:.I53])/SUMIF([.G53:.I53];&quot;&lt;&gt;*&quot;;[.G$2:.I$2]))*[.J$2]);&quot;&quot;)">
            <text:p/>
          </table:table-cell>
          <table:table-cell table:formula="of:=IF((LEN([.J53])=0);&quot;&quot;;CONCATENATE(ROUND([.J53];2);&quot; (&quot;;ROUND((([.J53]/[.J$2])*100);2);&quot;%)&quot;))">
            <text:p/>
          </table:table-cell>
          <table:table-cell table:number-columns-repeated="3"/>
          <table:table-cell table:formula="of:=IF(AND(COUNTA([.L53:.N53]);SUMIF([.L53:.N53];&quot;&lt;&gt;*&quot;;[.L$2:.N$2]));((SUMIF([.L53:.N53];&quot;&lt;&gt;*&quot;;[.L53:.N53])/SUMIF([.L53:.N53];&quot;&lt;&gt;*&quot;;[.L$2:.N$2]))*[.O$2]);&quot;&quot;)">
            <text:p/>
          </table:table-cell>
          <table:table-cell table:formula="of:=IF((LEN([.O53])=0);&quot;&quot;;CONCATENATE(ROUND([.O53];2);&quot; (&quot;;ROUND((([.O53]/[.O$2])*100);2);&quot;%)&quot;))">
            <text:p/>
          </table:table-cell>
          <table:table-cell table:number-columns-repeated="3"/>
          <table:table-cell table:formula="of:=IF(AND(COUNTA([.Q53:.S53]);SUMIF([.Q53:.S53];&quot;&lt;&gt;*&quot;;[.Q$2:.S$2]));((SUMIF([.Q53:.S53];&quot;&lt;&gt;*&quot;;[.Q53:.S53])/SUMIF([.Q53:.S53];&quot;&lt;&gt;*&quot;;[.Q$2:.S$2]))*[.T$2]);&quot;&quot;)">
            <text:p/>
          </table:table-cell>
          <table:table-cell table:formula="of:=IF((LEN([.T53])=0);&quot;&quot;;CONCATENATE(ROUND([.T53];2);&quot; (&quot;;ROUND((([.T53]/[.T$2])*100);2);&quot;%)&quot;))">
            <text:p/>
          </table:table-cell>
          <table:table-cell table:number-columns-repeated="3"/>
          <table:table-cell table:formula="of:=IF(AND(COUNTA([.V53:.X53]);SUMIF([.V53:.X53];&quot;&lt;&gt;*&quot;;[.V$2:.X$2]));((SUMIF([.V53:.X53];&quot;&lt;&gt;*&quot;;[.V53:.X53])/SUMIF([.V53:.X53];&quot;&lt;&gt;*&quot;;[.V$2:.X$2]))*[.Y$2]);&quot;&quot;)">
            <text:p/>
          </table:table-cell>
          <table:table-cell table:formula="of:=IF((LEN([.Y53])=0);&quot;&quot;;CONCATENATE(ROUND([.Y53];2);&quot; (&quot;;ROUND((([.Y53]/[.Y$2])*100);2);&quot;%)&quot;))">
            <text:p/>
          </table:table-cell>
          <table:table-cell table:number-columns-repeated="3"/>
          <table:table-cell table:formula="of:=IF(AND(COUNTA([.AA53:.AC53]);SUMIF([.AA53:.AC53];&quot;&lt;&gt;*&quot;;[.AA$2:.AC$2]));((SUMIF([.AA53:.AC53];&quot;&lt;&gt;*&quot;;[.AA53:.AC53])/SUMIF([.AA53:.AC53];&quot;&lt;&gt;*&quot;;[.AA$2:.AC$2]))*[.AD$2]);&quot;&quot;)">
            <text:p/>
          </table:table-cell>
          <table:table-cell table:formula="of:=IF((LEN([.AD53])=0);&quot;&quot;;CONCATENATE(ROUND([.AD53];2);&quot; (&quot;;ROUND((([.AD5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4])&gt;0);SUM([.G54:.AF54]));([.E54]/SUM( IF(LEN([.J54])&gt;0;[.J$2];0); IF(LEN([.P54])&gt;0;[.P$2];0); IF(LEN([.U54])&gt;0;[.U$2];0); IF(LEN([.Z54])&gt;0;[.Z$2];0); IF(LEN([.AE54])&gt;0;[.AE$2];0) ));&quot;&quot;)">
            <text:p/>
          </table:table-cell>
          <table:table-cell table:formula="of:=IF(LEN([.C54]);SUM(IF(SUM([.G$2:.I$2]);[.J54];0);IF(SUM([.L$2:.N$2]);[.O54];0);IF(SUM([.Q$2:.S$2]);[.T54];0);IF(SUM([.V$2:.X$2]);[.Y54];0);IF(SUM([.AA$2:.AC$2]);[.AD54];0));&quot;&quot;)">
            <text:p/>
          </table:table-cell>
          <table:table-cell table:number-columns-repeated="4"/>
          <table:table-cell table:formula="of:=IF(AND(COUNTA([.G54:.I54]);SUMIF([.G54:.I54];&quot;&lt;&gt;*&quot;;[.G$2:.I$2]));((SUMIF([.G54:.I54];&quot;&lt;&gt;*&quot;;[.G54:.I54])/SUMIF([.G54:.I54];&quot;&lt;&gt;*&quot;;[.G$2:.I$2]))*[.J$2]);&quot;&quot;)">
            <text:p/>
          </table:table-cell>
          <table:table-cell table:formula="of:=IF((LEN([.J54])=0);&quot;&quot;;CONCATENATE(ROUND([.J54];2);&quot; (&quot;;ROUND((([.J54]/[.J$2])*100);2);&quot;%)&quot;))">
            <text:p/>
          </table:table-cell>
          <table:table-cell table:number-columns-repeated="3"/>
          <table:table-cell table:formula="of:=IF(AND(COUNTA([.L54:.N54]);SUMIF([.L54:.N54];&quot;&lt;&gt;*&quot;;[.L$2:.N$2]));((SUMIF([.L54:.N54];&quot;&lt;&gt;*&quot;;[.L54:.N54])/SUMIF([.L54:.N54];&quot;&lt;&gt;*&quot;;[.L$2:.N$2]))*[.O$2]);&quot;&quot;)">
            <text:p/>
          </table:table-cell>
          <table:table-cell table:formula="of:=IF((LEN([.O54])=0);&quot;&quot;;CONCATENATE(ROUND([.O54];2);&quot; (&quot;;ROUND((([.O54]/[.O$2])*100);2);&quot;%)&quot;))">
            <text:p/>
          </table:table-cell>
          <table:table-cell table:number-columns-repeated="3"/>
          <table:table-cell table:formula="of:=IF(AND(COUNTA([.Q54:.S54]);SUMIF([.Q54:.S54];&quot;&lt;&gt;*&quot;;[.Q$2:.S$2]));((SUMIF([.Q54:.S54];&quot;&lt;&gt;*&quot;;[.Q54:.S54])/SUMIF([.Q54:.S54];&quot;&lt;&gt;*&quot;;[.Q$2:.S$2]))*[.T$2]);&quot;&quot;)">
            <text:p/>
          </table:table-cell>
          <table:table-cell table:formula="of:=IF((LEN([.T54])=0);&quot;&quot;;CONCATENATE(ROUND([.T54];2);&quot; (&quot;;ROUND((([.T54]/[.T$2])*100);2);&quot;%)&quot;))">
            <text:p/>
          </table:table-cell>
          <table:table-cell table:number-columns-repeated="3"/>
          <table:table-cell table:formula="of:=IF(AND(COUNTA([.V54:.X54]);SUMIF([.V54:.X54];&quot;&lt;&gt;*&quot;;[.V$2:.X$2]));((SUMIF([.V54:.X54];&quot;&lt;&gt;*&quot;;[.V54:.X54])/SUMIF([.V54:.X54];&quot;&lt;&gt;*&quot;;[.V$2:.X$2]))*[.Y$2]);&quot;&quot;)">
            <text:p/>
          </table:table-cell>
          <table:table-cell table:formula="of:=IF((LEN([.Y54])=0);&quot;&quot;;CONCATENATE(ROUND([.Y54];2);&quot; (&quot;;ROUND((([.Y54]/[.Y$2])*100);2);&quot;%)&quot;))">
            <text:p/>
          </table:table-cell>
          <table:table-cell table:number-columns-repeated="3"/>
          <table:table-cell table:formula="of:=IF(AND(COUNTA([.AA54:.AC54]);SUMIF([.AA54:.AC54];&quot;&lt;&gt;*&quot;;[.AA$2:.AC$2]));((SUMIF([.AA54:.AC54];&quot;&lt;&gt;*&quot;;[.AA54:.AC54])/SUMIF([.AA54:.AC54];&quot;&lt;&gt;*&quot;;[.AA$2:.AC$2]))*[.AD$2]);&quot;&quot;)">
            <text:p/>
          </table:table-cell>
          <table:table-cell table:formula="of:=IF((LEN([.AD54])=0);&quot;&quot;;CONCATENATE(ROUND([.AD54];2);&quot; (&quot;;ROUND((([.AD5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5])&gt;0);SUM([.G55:.AF55]));([.E55]/SUM( IF(LEN([.J55])&gt;0;[.J$2];0); IF(LEN([.P55])&gt;0;[.P$2];0); IF(LEN([.U55])&gt;0;[.U$2];0); IF(LEN([.Z55])&gt;0;[.Z$2];0); IF(LEN([.AE55])&gt;0;[.AE$2];0) ));&quot;&quot;)">
            <text:p/>
          </table:table-cell>
          <table:table-cell table:formula="of:=IF(LEN([.C55]);SUM(IF(SUM([.G$2:.I$2]);[.J55];0);IF(SUM([.L$2:.N$2]);[.O55];0);IF(SUM([.Q$2:.S$2]);[.T55];0);IF(SUM([.V$2:.X$2]);[.Y55];0);IF(SUM([.AA$2:.AC$2]);[.AD55];0));&quot;&quot;)">
            <text:p/>
          </table:table-cell>
          <table:table-cell table:number-columns-repeated="4"/>
          <table:table-cell table:formula="of:=IF(AND(COUNTA([.G55:.I55]);SUMIF([.G55:.I55];&quot;&lt;&gt;*&quot;;[.G$2:.I$2]));((SUMIF([.G55:.I55];&quot;&lt;&gt;*&quot;;[.G55:.I55])/SUMIF([.G55:.I55];&quot;&lt;&gt;*&quot;;[.G$2:.I$2]))*[.J$2]);&quot;&quot;)">
            <text:p/>
          </table:table-cell>
          <table:table-cell table:formula="of:=IF((LEN([.J55])=0);&quot;&quot;;CONCATENATE(ROUND([.J55];2);&quot; (&quot;;ROUND((([.J55]/[.J$2])*100);2);&quot;%)&quot;))">
            <text:p/>
          </table:table-cell>
          <table:table-cell table:number-columns-repeated="3"/>
          <table:table-cell table:formula="of:=IF(AND(COUNTA([.L55:.N55]);SUMIF([.L55:.N55];&quot;&lt;&gt;*&quot;;[.L$2:.N$2]));((SUMIF([.L55:.N55];&quot;&lt;&gt;*&quot;;[.L55:.N55])/SUMIF([.L55:.N55];&quot;&lt;&gt;*&quot;;[.L$2:.N$2]))*[.O$2]);&quot;&quot;)">
            <text:p/>
          </table:table-cell>
          <table:table-cell table:formula="of:=IF((LEN([.O55])=0);&quot;&quot;;CONCATENATE(ROUND([.O55];2);&quot; (&quot;;ROUND((([.O55]/[.O$2])*100);2);&quot;%)&quot;))">
            <text:p/>
          </table:table-cell>
          <table:table-cell table:number-columns-repeated="3"/>
          <table:table-cell table:formula="of:=IF(AND(COUNTA([.Q55:.S55]);SUMIF([.Q55:.S55];&quot;&lt;&gt;*&quot;;[.Q$2:.S$2]));((SUMIF([.Q55:.S55];&quot;&lt;&gt;*&quot;;[.Q55:.S55])/SUMIF([.Q55:.S55];&quot;&lt;&gt;*&quot;;[.Q$2:.S$2]))*[.T$2]);&quot;&quot;)">
            <text:p/>
          </table:table-cell>
          <table:table-cell table:formula="of:=IF((LEN([.T55])=0);&quot;&quot;;CONCATENATE(ROUND([.T55];2);&quot; (&quot;;ROUND((([.T55]/[.T$2])*100);2);&quot;%)&quot;))">
            <text:p/>
          </table:table-cell>
          <table:table-cell table:number-columns-repeated="3"/>
          <table:table-cell table:formula="of:=IF(AND(COUNTA([.V55:.X55]);SUMIF([.V55:.X55];&quot;&lt;&gt;*&quot;;[.V$2:.X$2]));((SUMIF([.V55:.X55];&quot;&lt;&gt;*&quot;;[.V55:.X55])/SUMIF([.V55:.X55];&quot;&lt;&gt;*&quot;;[.V$2:.X$2]))*[.Y$2]);&quot;&quot;)">
            <text:p/>
          </table:table-cell>
          <table:table-cell table:formula="of:=IF((LEN([.Y55])=0);&quot;&quot;;CONCATENATE(ROUND([.Y55];2);&quot; (&quot;;ROUND((([.Y55]/[.Y$2])*100);2);&quot;%)&quot;))">
            <text:p/>
          </table:table-cell>
          <table:table-cell table:number-columns-repeated="3"/>
          <table:table-cell table:formula="of:=IF(AND(COUNTA([.AA55:.AC55]);SUMIF([.AA55:.AC55];&quot;&lt;&gt;*&quot;;[.AA$2:.AC$2]));((SUMIF([.AA55:.AC55];&quot;&lt;&gt;*&quot;;[.AA55:.AC55])/SUMIF([.AA55:.AC55];&quot;&lt;&gt;*&quot;;[.AA$2:.AC$2]))*[.AD$2]);&quot;&quot;)">
            <text:p/>
          </table:table-cell>
          <table:table-cell table:formula="of:=IF((LEN([.AD55])=0);&quot;&quot;;CONCATENATE(ROUND([.AD55];2);&quot; (&quot;;ROUND((([.AD5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6])&gt;0);SUM([.G56:.AF56]));([.E56]/SUM( IF(LEN([.J56])&gt;0;[.J$2];0); IF(LEN([.P56])&gt;0;[.P$2];0); IF(LEN([.U56])&gt;0;[.U$2];0); IF(LEN([.Z56])&gt;0;[.Z$2];0); IF(LEN([.AE56])&gt;0;[.AE$2];0) ));&quot;&quot;)">
            <text:p/>
          </table:table-cell>
          <table:table-cell table:formula="of:=IF(LEN([.C56]);SUM(IF(SUM([.G$2:.I$2]);[.J56];0);IF(SUM([.L$2:.N$2]);[.O56];0);IF(SUM([.Q$2:.S$2]);[.T56];0);IF(SUM([.V$2:.X$2]);[.Y56];0);IF(SUM([.AA$2:.AC$2]);[.AD56];0));&quot;&quot;)">
            <text:p/>
          </table:table-cell>
          <table:table-cell table:number-columns-repeated="4"/>
          <table:table-cell table:formula="of:=IF(AND(COUNTA([.G56:.I56]);SUMIF([.G56:.I56];&quot;&lt;&gt;*&quot;;[.G$2:.I$2]));((SUMIF([.G56:.I56];&quot;&lt;&gt;*&quot;;[.G56:.I56])/SUMIF([.G56:.I56];&quot;&lt;&gt;*&quot;;[.G$2:.I$2]))*[.J$2]);&quot;&quot;)">
            <text:p/>
          </table:table-cell>
          <table:table-cell table:formula="of:=IF((LEN([.J56])=0);&quot;&quot;;CONCATENATE(ROUND([.J56];2);&quot; (&quot;;ROUND((([.J56]/[.J$2])*100);2);&quot;%)&quot;))">
            <text:p/>
          </table:table-cell>
          <table:table-cell table:number-columns-repeated="3"/>
          <table:table-cell table:formula="of:=IF(AND(COUNTA([.L56:.N56]);SUMIF([.L56:.N56];&quot;&lt;&gt;*&quot;;[.L$2:.N$2]));((SUMIF([.L56:.N56];&quot;&lt;&gt;*&quot;;[.L56:.N56])/SUMIF([.L56:.N56];&quot;&lt;&gt;*&quot;;[.L$2:.N$2]))*[.O$2]);&quot;&quot;)">
            <text:p/>
          </table:table-cell>
          <table:table-cell table:formula="of:=IF((LEN([.O56])=0);&quot;&quot;;CONCATENATE(ROUND([.O56];2);&quot; (&quot;;ROUND((([.O56]/[.O$2])*100);2);&quot;%)&quot;))">
            <text:p/>
          </table:table-cell>
          <table:table-cell table:number-columns-repeated="3"/>
          <table:table-cell table:formula="of:=IF(AND(COUNTA([.Q56:.S56]);SUMIF([.Q56:.S56];&quot;&lt;&gt;*&quot;;[.Q$2:.S$2]));((SUMIF([.Q56:.S56];&quot;&lt;&gt;*&quot;;[.Q56:.S56])/SUMIF([.Q56:.S56];&quot;&lt;&gt;*&quot;;[.Q$2:.S$2]))*[.T$2]);&quot;&quot;)">
            <text:p/>
          </table:table-cell>
          <table:table-cell table:formula="of:=IF((LEN([.T56])=0);&quot;&quot;;CONCATENATE(ROUND([.T56];2);&quot; (&quot;;ROUND((([.T56]/[.T$2])*100);2);&quot;%)&quot;))">
            <text:p/>
          </table:table-cell>
          <table:table-cell table:number-columns-repeated="3"/>
          <table:table-cell table:formula="of:=IF(AND(COUNTA([.V56:.X56]);SUMIF([.V56:.X56];&quot;&lt;&gt;*&quot;;[.V$2:.X$2]));((SUMIF([.V56:.X56];&quot;&lt;&gt;*&quot;;[.V56:.X56])/SUMIF([.V56:.X56];&quot;&lt;&gt;*&quot;;[.V$2:.X$2]))*[.Y$2]);&quot;&quot;)">
            <text:p/>
          </table:table-cell>
          <table:table-cell table:formula="of:=IF((LEN([.Y56])=0);&quot;&quot;;CONCATENATE(ROUND([.Y56];2);&quot; (&quot;;ROUND((([.Y56]/[.Y$2])*100);2);&quot;%)&quot;))">
            <text:p/>
          </table:table-cell>
          <table:table-cell table:number-columns-repeated="3"/>
          <table:table-cell table:formula="of:=IF(AND(COUNTA([.AA56:.AC56]);SUMIF([.AA56:.AC56];&quot;&lt;&gt;*&quot;;[.AA$2:.AC$2]));((SUMIF([.AA56:.AC56];&quot;&lt;&gt;*&quot;;[.AA56:.AC56])/SUMIF([.AA56:.AC56];&quot;&lt;&gt;*&quot;;[.AA$2:.AC$2]))*[.AD$2]);&quot;&quot;)">
            <text:p/>
          </table:table-cell>
          <table:table-cell table:formula="of:=IF((LEN([.AD56])=0);&quot;&quot;;CONCATENATE(ROUND([.AD56];2);&quot; (&quot;;ROUND((([.AD5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7])&gt;0);SUM([.G57:.AF57]));([.E57]/SUM( IF(LEN([.J57])&gt;0;[.J$2];0); IF(LEN([.P57])&gt;0;[.P$2];0); IF(LEN([.U57])&gt;0;[.U$2];0); IF(LEN([.Z57])&gt;0;[.Z$2];0); IF(LEN([.AE57])&gt;0;[.AE$2];0) ));&quot;&quot;)">
            <text:p/>
          </table:table-cell>
          <table:table-cell table:formula="of:=IF(LEN([.C57]);SUM(IF(SUM([.G$2:.I$2]);[.J57];0);IF(SUM([.L$2:.N$2]);[.O57];0);IF(SUM([.Q$2:.S$2]);[.T57];0);IF(SUM([.V$2:.X$2]);[.Y57];0);IF(SUM([.AA$2:.AC$2]);[.AD57];0));&quot;&quot;)">
            <text:p/>
          </table:table-cell>
          <table:table-cell table:number-columns-repeated="4"/>
          <table:table-cell table:formula="of:=IF(AND(COUNTA([.G57:.I57]);SUMIF([.G57:.I57];&quot;&lt;&gt;*&quot;;[.G$2:.I$2]));((SUMIF([.G57:.I57];&quot;&lt;&gt;*&quot;;[.G57:.I57])/SUMIF([.G57:.I57];&quot;&lt;&gt;*&quot;;[.G$2:.I$2]))*[.J$2]);&quot;&quot;)">
            <text:p/>
          </table:table-cell>
          <table:table-cell table:formula="of:=IF((LEN([.J57])=0);&quot;&quot;;CONCATENATE(ROUND([.J57];2);&quot; (&quot;;ROUND((([.J57]/[.J$2])*100);2);&quot;%)&quot;))">
            <text:p/>
          </table:table-cell>
          <table:table-cell table:number-columns-repeated="3"/>
          <table:table-cell table:formula="of:=IF(AND(COUNTA([.L57:.N57]);SUMIF([.L57:.N57];&quot;&lt;&gt;*&quot;;[.L$2:.N$2]));((SUMIF([.L57:.N57];&quot;&lt;&gt;*&quot;;[.L57:.N57])/SUMIF([.L57:.N57];&quot;&lt;&gt;*&quot;;[.L$2:.N$2]))*[.O$2]);&quot;&quot;)">
            <text:p/>
          </table:table-cell>
          <table:table-cell table:formula="of:=IF((LEN([.O57])=0);&quot;&quot;;CONCATENATE(ROUND([.O57];2);&quot; (&quot;;ROUND((([.O57]/[.O$2])*100);2);&quot;%)&quot;))">
            <text:p/>
          </table:table-cell>
          <table:table-cell table:number-columns-repeated="3"/>
          <table:table-cell table:formula="of:=IF(AND(COUNTA([.Q57:.S57]);SUMIF([.Q57:.S57];&quot;&lt;&gt;*&quot;;[.Q$2:.S$2]));((SUMIF([.Q57:.S57];&quot;&lt;&gt;*&quot;;[.Q57:.S57])/SUMIF([.Q57:.S57];&quot;&lt;&gt;*&quot;;[.Q$2:.S$2]))*[.T$2]);&quot;&quot;)">
            <text:p/>
          </table:table-cell>
          <table:table-cell table:formula="of:=IF((LEN([.T57])=0);&quot;&quot;;CONCATENATE(ROUND([.T57];2);&quot; (&quot;;ROUND((([.T57]/[.T$2])*100);2);&quot;%)&quot;))">
            <text:p/>
          </table:table-cell>
          <table:table-cell table:number-columns-repeated="3"/>
          <table:table-cell table:formula="of:=IF(AND(COUNTA([.V57:.X57]);SUMIF([.V57:.X57];&quot;&lt;&gt;*&quot;;[.V$2:.X$2]));((SUMIF([.V57:.X57];&quot;&lt;&gt;*&quot;;[.V57:.X57])/SUMIF([.V57:.X57];&quot;&lt;&gt;*&quot;;[.V$2:.X$2]))*[.Y$2]);&quot;&quot;)">
            <text:p/>
          </table:table-cell>
          <table:table-cell table:formula="of:=IF((LEN([.Y57])=0);&quot;&quot;;CONCATENATE(ROUND([.Y57];2);&quot; (&quot;;ROUND((([.Y57]/[.Y$2])*100);2);&quot;%)&quot;))">
            <text:p/>
          </table:table-cell>
          <table:table-cell table:number-columns-repeated="3"/>
          <table:table-cell table:formula="of:=IF(AND(COUNTA([.AA57:.AC57]);SUMIF([.AA57:.AC57];&quot;&lt;&gt;*&quot;;[.AA$2:.AC$2]));((SUMIF([.AA57:.AC57];&quot;&lt;&gt;*&quot;;[.AA57:.AC57])/SUMIF([.AA57:.AC57];&quot;&lt;&gt;*&quot;;[.AA$2:.AC$2]))*[.AD$2]);&quot;&quot;)">
            <text:p/>
          </table:table-cell>
          <table:table-cell table:formula="of:=IF((LEN([.AD57])=0);&quot;&quot;;CONCATENATE(ROUND([.AD57];2);&quot; (&quot;;ROUND((([.AD5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8])&gt;0);SUM([.G58:.AF58]));([.E58]/SUM( IF(LEN([.J58])&gt;0;[.J$2];0); IF(LEN([.P58])&gt;0;[.P$2];0); IF(LEN([.U58])&gt;0;[.U$2];0); IF(LEN([.Z58])&gt;0;[.Z$2];0); IF(LEN([.AE58])&gt;0;[.AE$2];0) ));&quot;&quot;)">
            <text:p/>
          </table:table-cell>
          <table:table-cell table:formula="of:=IF(LEN([.C58]);SUM(IF(SUM([.G$2:.I$2]);[.J58];0);IF(SUM([.L$2:.N$2]);[.O58];0);IF(SUM([.Q$2:.S$2]);[.T58];0);IF(SUM([.V$2:.X$2]);[.Y58];0);IF(SUM([.AA$2:.AC$2]);[.AD58];0));&quot;&quot;)">
            <text:p/>
          </table:table-cell>
          <table:table-cell table:number-columns-repeated="4"/>
          <table:table-cell table:formula="of:=IF(AND(COUNTA([.G58:.I58]);SUMIF([.G58:.I58];&quot;&lt;&gt;*&quot;;[.G$2:.I$2]));((SUMIF([.G58:.I58];&quot;&lt;&gt;*&quot;;[.G58:.I58])/SUMIF([.G58:.I58];&quot;&lt;&gt;*&quot;;[.G$2:.I$2]))*[.J$2]);&quot;&quot;)">
            <text:p/>
          </table:table-cell>
          <table:table-cell table:formula="of:=IF((LEN([.J58])=0);&quot;&quot;;CONCATENATE(ROUND([.J58];2);&quot; (&quot;;ROUND((([.J58]/[.J$2])*100);2);&quot;%)&quot;))">
            <text:p/>
          </table:table-cell>
          <table:table-cell table:number-columns-repeated="3"/>
          <table:table-cell table:formula="of:=IF(AND(COUNTA([.L58:.N58]);SUMIF([.L58:.N58];&quot;&lt;&gt;*&quot;;[.L$2:.N$2]));((SUMIF([.L58:.N58];&quot;&lt;&gt;*&quot;;[.L58:.N58])/SUMIF([.L58:.N58];&quot;&lt;&gt;*&quot;;[.L$2:.N$2]))*[.O$2]);&quot;&quot;)">
            <text:p/>
          </table:table-cell>
          <table:table-cell table:formula="of:=IF((LEN([.O58])=0);&quot;&quot;;CONCATENATE(ROUND([.O58];2);&quot; (&quot;;ROUND((([.O58]/[.O$2])*100);2);&quot;%)&quot;))">
            <text:p/>
          </table:table-cell>
          <table:table-cell table:number-columns-repeated="3"/>
          <table:table-cell table:formula="of:=IF(AND(COUNTA([.Q58:.S58]);SUMIF([.Q58:.S58];&quot;&lt;&gt;*&quot;;[.Q$2:.S$2]));((SUMIF([.Q58:.S58];&quot;&lt;&gt;*&quot;;[.Q58:.S58])/SUMIF([.Q58:.S58];&quot;&lt;&gt;*&quot;;[.Q$2:.S$2]))*[.T$2]);&quot;&quot;)">
            <text:p/>
          </table:table-cell>
          <table:table-cell table:formula="of:=IF((LEN([.T58])=0);&quot;&quot;;CONCATENATE(ROUND([.T58];2);&quot; (&quot;;ROUND((([.T58]/[.T$2])*100);2);&quot;%)&quot;))">
            <text:p/>
          </table:table-cell>
          <table:table-cell table:number-columns-repeated="3"/>
          <table:table-cell table:formula="of:=IF(AND(COUNTA([.V58:.X58]);SUMIF([.V58:.X58];&quot;&lt;&gt;*&quot;;[.V$2:.X$2]));((SUMIF([.V58:.X58];&quot;&lt;&gt;*&quot;;[.V58:.X58])/SUMIF([.V58:.X58];&quot;&lt;&gt;*&quot;;[.V$2:.X$2]))*[.Y$2]);&quot;&quot;)">
            <text:p/>
          </table:table-cell>
          <table:table-cell table:formula="of:=IF((LEN([.Y58])=0);&quot;&quot;;CONCATENATE(ROUND([.Y58];2);&quot; (&quot;;ROUND((([.Y58]/[.Y$2])*100);2);&quot;%)&quot;))">
            <text:p/>
          </table:table-cell>
          <table:table-cell table:number-columns-repeated="3"/>
          <table:table-cell table:formula="of:=IF(AND(COUNTA([.AA58:.AC58]);SUMIF([.AA58:.AC58];&quot;&lt;&gt;*&quot;;[.AA$2:.AC$2]));((SUMIF([.AA58:.AC58];&quot;&lt;&gt;*&quot;;[.AA58:.AC58])/SUMIF([.AA58:.AC58];&quot;&lt;&gt;*&quot;;[.AA$2:.AC$2]))*[.AD$2]);&quot;&quot;)">
            <text:p/>
          </table:table-cell>
          <table:table-cell table:formula="of:=IF((LEN([.AD58])=0);&quot;&quot;;CONCATENATE(ROUND([.AD58];2);&quot; (&quot;;ROUND((([.AD5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9])&gt;0);SUM([.G59:.AF59]));([.E59]/SUM( IF(LEN([.J59])&gt;0;[.J$2];0); IF(LEN([.P59])&gt;0;[.P$2];0); IF(LEN([.U59])&gt;0;[.U$2];0); IF(LEN([.Z59])&gt;0;[.Z$2];0); IF(LEN([.AE59])&gt;0;[.AE$2];0) ));&quot;&quot;)">
            <text:p/>
          </table:table-cell>
          <table:table-cell table:formula="of:=IF(LEN([.C59]);SUM(IF(SUM([.G$2:.I$2]);[.J59];0);IF(SUM([.L$2:.N$2]);[.O59];0);IF(SUM([.Q$2:.S$2]);[.T59];0);IF(SUM([.V$2:.X$2]);[.Y59];0);IF(SUM([.AA$2:.AC$2]);[.AD59];0));&quot;&quot;)">
            <text:p/>
          </table:table-cell>
          <table:table-cell table:number-columns-repeated="4"/>
          <table:table-cell table:formula="of:=IF(AND(COUNTA([.G59:.I59]);SUMIF([.G59:.I59];&quot;&lt;&gt;*&quot;;[.G$2:.I$2]));((SUMIF([.G59:.I59];&quot;&lt;&gt;*&quot;;[.G59:.I59])/SUMIF([.G59:.I59];&quot;&lt;&gt;*&quot;;[.G$2:.I$2]))*[.J$2]);&quot;&quot;)">
            <text:p/>
          </table:table-cell>
          <table:table-cell table:formula="of:=IF((LEN([.J59])=0);&quot;&quot;;CONCATENATE(ROUND([.J59];2);&quot; (&quot;;ROUND((([.J59]/[.J$2])*100);2);&quot;%)&quot;))">
            <text:p/>
          </table:table-cell>
          <table:table-cell table:number-columns-repeated="3"/>
          <table:table-cell table:formula="of:=IF(AND(COUNTA([.L59:.N59]);SUMIF([.L59:.N59];&quot;&lt;&gt;*&quot;;[.L$2:.N$2]));((SUMIF([.L59:.N59];&quot;&lt;&gt;*&quot;;[.L59:.N59])/SUMIF([.L59:.N59];&quot;&lt;&gt;*&quot;;[.L$2:.N$2]))*[.O$2]);&quot;&quot;)">
            <text:p/>
          </table:table-cell>
          <table:table-cell table:formula="of:=IF((LEN([.O59])=0);&quot;&quot;;CONCATENATE(ROUND([.O59];2);&quot; (&quot;;ROUND((([.O59]/[.O$2])*100);2);&quot;%)&quot;))">
            <text:p/>
          </table:table-cell>
          <table:table-cell table:number-columns-repeated="3"/>
          <table:table-cell table:formula="of:=IF(AND(COUNTA([.Q59:.S59]);SUMIF([.Q59:.S59];&quot;&lt;&gt;*&quot;;[.Q$2:.S$2]));((SUMIF([.Q59:.S59];&quot;&lt;&gt;*&quot;;[.Q59:.S59])/SUMIF([.Q59:.S59];&quot;&lt;&gt;*&quot;;[.Q$2:.S$2]))*[.T$2]);&quot;&quot;)">
            <text:p/>
          </table:table-cell>
          <table:table-cell table:formula="of:=IF((LEN([.T59])=0);&quot;&quot;;CONCATENATE(ROUND([.T59];2);&quot; (&quot;;ROUND((([.T59]/[.T$2])*100);2);&quot;%)&quot;))">
            <text:p/>
          </table:table-cell>
          <table:table-cell table:number-columns-repeated="3"/>
          <table:table-cell table:formula="of:=IF(AND(COUNTA([.V59:.X59]);SUMIF([.V59:.X59];&quot;&lt;&gt;*&quot;;[.V$2:.X$2]));((SUMIF([.V59:.X59];&quot;&lt;&gt;*&quot;;[.V59:.X59])/SUMIF([.V59:.X59];&quot;&lt;&gt;*&quot;;[.V$2:.X$2]))*[.Y$2]);&quot;&quot;)">
            <text:p/>
          </table:table-cell>
          <table:table-cell table:formula="of:=IF((LEN([.Y59])=0);&quot;&quot;;CONCATENATE(ROUND([.Y59];2);&quot; (&quot;;ROUND((([.Y59]/[.Y$2])*100);2);&quot;%)&quot;))">
            <text:p/>
          </table:table-cell>
          <table:table-cell table:number-columns-repeated="3"/>
          <table:table-cell table:formula="of:=IF(AND(COUNTA([.AA59:.AC59]);SUMIF([.AA59:.AC59];&quot;&lt;&gt;*&quot;;[.AA$2:.AC$2]));((SUMIF([.AA59:.AC59];&quot;&lt;&gt;*&quot;;[.AA59:.AC59])/SUMIF([.AA59:.AC59];&quot;&lt;&gt;*&quot;;[.AA$2:.AC$2]))*[.AD$2]);&quot;&quot;)">
            <text:p/>
          </table:table-cell>
          <table:table-cell table:formula="of:=IF((LEN([.AD59])=0);&quot;&quot;;CONCATENATE(ROUND([.AD59];2);&quot; (&quot;;ROUND((([.AD5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0])&gt;0);SUM([.G60:.AF60]));([.E60]/SUM( IF(LEN([.J60])&gt;0;[.J$2];0); IF(LEN([.P60])&gt;0;[.P$2];0); IF(LEN([.U60])&gt;0;[.U$2];0); IF(LEN([.Z60])&gt;0;[.Z$2];0); IF(LEN([.AE60])&gt;0;[.AE$2];0) ));&quot;&quot;)">
            <text:p/>
          </table:table-cell>
          <table:table-cell table:formula="of:=IF(LEN([.C60]);SUM(IF(SUM([.G$2:.I$2]);[.J60];0);IF(SUM([.L$2:.N$2]);[.O60];0);IF(SUM([.Q$2:.S$2]);[.T60];0);IF(SUM([.V$2:.X$2]);[.Y60];0);IF(SUM([.AA$2:.AC$2]);[.AD60];0));&quot;&quot;)">
            <text:p/>
          </table:table-cell>
          <table:table-cell table:number-columns-repeated="4"/>
          <table:table-cell table:formula="of:=IF(AND(COUNTA([.G60:.I60]);SUMIF([.G60:.I60];&quot;&lt;&gt;*&quot;;[.G$2:.I$2]));((SUMIF([.G60:.I60];&quot;&lt;&gt;*&quot;;[.G60:.I60])/SUMIF([.G60:.I60];&quot;&lt;&gt;*&quot;;[.G$2:.I$2]))*[.J$2]);&quot;&quot;)">
            <text:p/>
          </table:table-cell>
          <table:table-cell table:formula="of:=IF((LEN([.J60])=0);&quot;&quot;;CONCATENATE(ROUND([.J60];2);&quot; (&quot;;ROUND((([.J60]/[.J$2])*100);2);&quot;%)&quot;))">
            <text:p/>
          </table:table-cell>
          <table:table-cell table:number-columns-repeated="3"/>
          <table:table-cell table:formula="of:=IF(AND(COUNTA([.L60:.N60]);SUMIF([.L60:.N60];&quot;&lt;&gt;*&quot;;[.L$2:.N$2]));((SUMIF([.L60:.N60];&quot;&lt;&gt;*&quot;;[.L60:.N60])/SUMIF([.L60:.N60];&quot;&lt;&gt;*&quot;;[.L$2:.N$2]))*[.O$2]);&quot;&quot;)">
            <text:p/>
          </table:table-cell>
          <table:table-cell table:formula="of:=IF((LEN([.O60])=0);&quot;&quot;;CONCATENATE(ROUND([.O60];2);&quot; (&quot;;ROUND((([.O60]/[.O$2])*100);2);&quot;%)&quot;))">
            <text:p/>
          </table:table-cell>
          <table:table-cell table:number-columns-repeated="3"/>
          <table:table-cell table:formula="of:=IF(AND(COUNTA([.Q60:.S60]);SUMIF([.Q60:.S60];&quot;&lt;&gt;*&quot;;[.Q$2:.S$2]));((SUMIF([.Q60:.S60];&quot;&lt;&gt;*&quot;;[.Q60:.S60])/SUMIF([.Q60:.S60];&quot;&lt;&gt;*&quot;;[.Q$2:.S$2]))*[.T$2]);&quot;&quot;)">
            <text:p/>
          </table:table-cell>
          <table:table-cell table:formula="of:=IF((LEN([.T60])=0);&quot;&quot;;CONCATENATE(ROUND([.T60];2);&quot; (&quot;;ROUND((([.T60]/[.T$2])*100);2);&quot;%)&quot;))">
            <text:p/>
          </table:table-cell>
          <table:table-cell table:number-columns-repeated="3"/>
          <table:table-cell table:formula="of:=IF(AND(COUNTA([.V60:.X60]);SUMIF([.V60:.X60];&quot;&lt;&gt;*&quot;;[.V$2:.X$2]));((SUMIF([.V60:.X60];&quot;&lt;&gt;*&quot;;[.V60:.X60])/SUMIF([.V60:.X60];&quot;&lt;&gt;*&quot;;[.V$2:.X$2]))*[.Y$2]);&quot;&quot;)">
            <text:p/>
          </table:table-cell>
          <table:table-cell table:formula="of:=IF((LEN([.Y60])=0);&quot;&quot;;CONCATENATE(ROUND([.Y60];2);&quot; (&quot;;ROUND((([.Y60]/[.Y$2])*100);2);&quot;%)&quot;))">
            <text:p/>
          </table:table-cell>
          <table:table-cell table:number-columns-repeated="3"/>
          <table:table-cell table:formula="of:=IF(AND(COUNTA([.AA60:.AC60]);SUMIF([.AA60:.AC60];&quot;&lt;&gt;*&quot;;[.AA$2:.AC$2]));((SUMIF([.AA60:.AC60];&quot;&lt;&gt;*&quot;;[.AA60:.AC60])/SUMIF([.AA60:.AC60];&quot;&lt;&gt;*&quot;;[.AA$2:.AC$2]))*[.AD$2]);&quot;&quot;)">
            <text:p/>
          </table:table-cell>
          <table:table-cell table:formula="of:=IF((LEN([.AD60])=0);&quot;&quot;;CONCATENATE(ROUND([.AD60];2);&quot; (&quot;;ROUND((([.AD6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1])&gt;0);SUM([.G61:.AF61]));([.E61]/SUM( IF(LEN([.J61])&gt;0;[.J$2];0); IF(LEN([.P61])&gt;0;[.P$2];0); IF(LEN([.U61])&gt;0;[.U$2];0); IF(LEN([.Z61])&gt;0;[.Z$2];0); IF(LEN([.AE61])&gt;0;[.AE$2];0) ));&quot;&quot;)">
            <text:p/>
          </table:table-cell>
          <table:table-cell table:formula="of:=IF(LEN([.C61]);SUM(IF(SUM([.G$2:.I$2]);[.J61];0);IF(SUM([.L$2:.N$2]);[.O61];0);IF(SUM([.Q$2:.S$2]);[.T61];0);IF(SUM([.V$2:.X$2]);[.Y61];0);IF(SUM([.AA$2:.AC$2]);[.AD61];0));&quot;&quot;)">
            <text:p/>
          </table:table-cell>
          <table:table-cell table:number-columns-repeated="4"/>
          <table:table-cell table:formula="of:=IF(AND(COUNTA([.G61:.I61]);SUMIF([.G61:.I61];&quot;&lt;&gt;*&quot;;[.G$2:.I$2]));((SUMIF([.G61:.I61];&quot;&lt;&gt;*&quot;;[.G61:.I61])/SUMIF([.G61:.I61];&quot;&lt;&gt;*&quot;;[.G$2:.I$2]))*[.J$2]);&quot;&quot;)">
            <text:p/>
          </table:table-cell>
          <table:table-cell table:formula="of:=IF((LEN([.J61])=0);&quot;&quot;;CONCATENATE(ROUND([.J61];2);&quot; (&quot;;ROUND((([.J61]/[.J$2])*100);2);&quot;%)&quot;))">
            <text:p/>
          </table:table-cell>
          <table:table-cell table:number-columns-repeated="3"/>
          <table:table-cell table:formula="of:=IF(AND(COUNTA([.L61:.N61]);SUMIF([.L61:.N61];&quot;&lt;&gt;*&quot;;[.L$2:.N$2]));((SUMIF([.L61:.N61];&quot;&lt;&gt;*&quot;;[.L61:.N61])/SUMIF([.L61:.N61];&quot;&lt;&gt;*&quot;;[.L$2:.N$2]))*[.O$2]);&quot;&quot;)">
            <text:p/>
          </table:table-cell>
          <table:table-cell table:formula="of:=IF((LEN([.O61])=0);&quot;&quot;;CONCATENATE(ROUND([.O61];2);&quot; (&quot;;ROUND((([.O61]/[.O$2])*100);2);&quot;%)&quot;))">
            <text:p/>
          </table:table-cell>
          <table:table-cell table:number-columns-repeated="3"/>
          <table:table-cell table:formula="of:=IF(AND(COUNTA([.Q61:.S61]);SUMIF([.Q61:.S61];&quot;&lt;&gt;*&quot;;[.Q$2:.S$2]));((SUMIF([.Q61:.S61];&quot;&lt;&gt;*&quot;;[.Q61:.S61])/SUMIF([.Q61:.S61];&quot;&lt;&gt;*&quot;;[.Q$2:.S$2]))*[.T$2]);&quot;&quot;)">
            <text:p/>
          </table:table-cell>
          <table:table-cell table:formula="of:=IF((LEN([.T61])=0);&quot;&quot;;CONCATENATE(ROUND([.T61];2);&quot; (&quot;;ROUND((([.T61]/[.T$2])*100);2);&quot;%)&quot;))">
            <text:p/>
          </table:table-cell>
          <table:table-cell table:number-columns-repeated="3"/>
          <table:table-cell table:formula="of:=IF(AND(COUNTA([.V61:.X61]);SUMIF([.V61:.X61];&quot;&lt;&gt;*&quot;;[.V$2:.X$2]));((SUMIF([.V61:.X61];&quot;&lt;&gt;*&quot;;[.V61:.X61])/SUMIF([.V61:.X61];&quot;&lt;&gt;*&quot;;[.V$2:.X$2]))*[.Y$2]);&quot;&quot;)">
            <text:p/>
          </table:table-cell>
          <table:table-cell table:formula="of:=IF((LEN([.Y61])=0);&quot;&quot;;CONCATENATE(ROUND([.Y61];2);&quot; (&quot;;ROUND((([.Y61]/[.Y$2])*100);2);&quot;%)&quot;))">
            <text:p/>
          </table:table-cell>
          <table:table-cell table:number-columns-repeated="3"/>
          <table:table-cell table:formula="of:=IF(AND(COUNTA([.AA61:.AC61]);SUMIF([.AA61:.AC61];&quot;&lt;&gt;*&quot;;[.AA$2:.AC$2]));((SUMIF([.AA61:.AC61];&quot;&lt;&gt;*&quot;;[.AA61:.AC61])/SUMIF([.AA61:.AC61];&quot;&lt;&gt;*&quot;;[.AA$2:.AC$2]))*[.AD$2]);&quot;&quot;)">
            <text:p/>
          </table:table-cell>
          <table:table-cell table:formula="of:=IF((LEN([.AD61])=0);&quot;&quot;;CONCATENATE(ROUND([.AD61];2);&quot; (&quot;;ROUND((([.AD6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2])&gt;0);SUM([.G62:.AF62]));([.E62]/SUM( IF(LEN([.J62])&gt;0;[.J$2];0); IF(LEN([.P62])&gt;0;[.P$2];0); IF(LEN([.U62])&gt;0;[.U$2];0); IF(LEN([.Z62])&gt;0;[.Z$2];0); IF(LEN([.AE62])&gt;0;[.AE$2];0) ));&quot;&quot;)">
            <text:p/>
          </table:table-cell>
          <table:table-cell table:formula="of:=IF(LEN([.C62]);SUM(IF(SUM([.G$2:.I$2]);[.J62];0);IF(SUM([.L$2:.N$2]);[.O62];0);IF(SUM([.Q$2:.S$2]);[.T62];0);IF(SUM([.V$2:.X$2]);[.Y62];0);IF(SUM([.AA$2:.AC$2]);[.AD62];0));&quot;&quot;)">
            <text:p/>
          </table:table-cell>
          <table:table-cell table:number-columns-repeated="4"/>
          <table:table-cell table:formula="of:=IF(AND(COUNTA([.G62:.I62]);SUMIF([.G62:.I62];&quot;&lt;&gt;*&quot;;[.G$2:.I$2]));((SUMIF([.G62:.I62];&quot;&lt;&gt;*&quot;;[.G62:.I62])/SUMIF([.G62:.I62];&quot;&lt;&gt;*&quot;;[.G$2:.I$2]))*[.J$2]);&quot;&quot;)">
            <text:p/>
          </table:table-cell>
          <table:table-cell table:formula="of:=IF((LEN([.J62])=0);&quot;&quot;;CONCATENATE(ROUND([.J62];2);&quot; (&quot;;ROUND((([.J62]/[.J$2])*100);2);&quot;%)&quot;))">
            <text:p/>
          </table:table-cell>
          <table:table-cell table:number-columns-repeated="3"/>
          <table:table-cell table:formula="of:=IF(AND(COUNTA([.L62:.N62]);SUMIF([.L62:.N62];&quot;&lt;&gt;*&quot;;[.L$2:.N$2]));((SUMIF([.L62:.N62];&quot;&lt;&gt;*&quot;;[.L62:.N62])/SUMIF([.L62:.N62];&quot;&lt;&gt;*&quot;;[.L$2:.N$2]))*[.O$2]);&quot;&quot;)">
            <text:p/>
          </table:table-cell>
          <table:table-cell table:formula="of:=IF((LEN([.O62])=0);&quot;&quot;;CONCATENATE(ROUND([.O62];2);&quot; (&quot;;ROUND((([.O62]/[.O$2])*100);2);&quot;%)&quot;))">
            <text:p/>
          </table:table-cell>
          <table:table-cell table:number-columns-repeated="3"/>
          <table:table-cell table:formula="of:=IF(AND(COUNTA([.Q62:.S62]);SUMIF([.Q62:.S62];&quot;&lt;&gt;*&quot;;[.Q$2:.S$2]));((SUMIF([.Q62:.S62];&quot;&lt;&gt;*&quot;;[.Q62:.S62])/SUMIF([.Q62:.S62];&quot;&lt;&gt;*&quot;;[.Q$2:.S$2]))*[.T$2]);&quot;&quot;)">
            <text:p/>
          </table:table-cell>
          <table:table-cell table:formula="of:=IF((LEN([.T62])=0);&quot;&quot;;CONCATENATE(ROUND([.T62];2);&quot; (&quot;;ROUND((([.T62]/[.T$2])*100);2);&quot;%)&quot;))">
            <text:p/>
          </table:table-cell>
          <table:table-cell table:number-columns-repeated="3"/>
          <table:table-cell table:formula="of:=IF(AND(COUNTA([.V62:.X62]);SUMIF([.V62:.X62];&quot;&lt;&gt;*&quot;;[.V$2:.X$2]));((SUMIF([.V62:.X62];&quot;&lt;&gt;*&quot;;[.V62:.X62])/SUMIF([.V62:.X62];&quot;&lt;&gt;*&quot;;[.V$2:.X$2]))*[.Y$2]);&quot;&quot;)">
            <text:p/>
          </table:table-cell>
          <table:table-cell table:formula="of:=IF((LEN([.Y62])=0);&quot;&quot;;CONCATENATE(ROUND([.Y62];2);&quot; (&quot;;ROUND((([.Y62]/[.Y$2])*100);2);&quot;%)&quot;))">
            <text:p/>
          </table:table-cell>
          <table:table-cell table:number-columns-repeated="3"/>
          <table:table-cell table:formula="of:=IF(AND(COUNTA([.AA62:.AC62]);SUMIF([.AA62:.AC62];&quot;&lt;&gt;*&quot;;[.AA$2:.AC$2]));((SUMIF([.AA62:.AC62];&quot;&lt;&gt;*&quot;;[.AA62:.AC62])/SUMIF([.AA62:.AC62];&quot;&lt;&gt;*&quot;;[.AA$2:.AC$2]))*[.AD$2]);&quot;&quot;)">
            <text:p/>
          </table:table-cell>
          <table:table-cell table:formula="of:=IF((LEN([.AD62])=0);&quot;&quot;;CONCATENATE(ROUND([.AD62];2);&quot; (&quot;;ROUND((([.AD6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3])&gt;0);SUM([.G63:.AF63]));([.E63]/SUM( IF(LEN([.J63])&gt;0;[.J$2];0); IF(LEN([.P63])&gt;0;[.P$2];0); IF(LEN([.U63])&gt;0;[.U$2];0); IF(LEN([.Z63])&gt;0;[.Z$2];0); IF(LEN([.AE63])&gt;0;[.AE$2];0) ));&quot;&quot;)">
            <text:p/>
          </table:table-cell>
          <table:table-cell table:formula="of:=IF(LEN([.C63]);SUM(IF(SUM([.G$2:.I$2]);[.J63];0);IF(SUM([.L$2:.N$2]);[.O63];0);IF(SUM([.Q$2:.S$2]);[.T63];0);IF(SUM([.V$2:.X$2]);[.Y63];0);IF(SUM([.AA$2:.AC$2]);[.AD63];0));&quot;&quot;)">
            <text:p/>
          </table:table-cell>
          <table:table-cell table:number-columns-repeated="4"/>
          <table:table-cell table:formula="of:=IF(AND(COUNTA([.G63:.I63]);SUMIF([.G63:.I63];&quot;&lt;&gt;*&quot;;[.G$2:.I$2]));((SUMIF([.G63:.I63];&quot;&lt;&gt;*&quot;;[.G63:.I63])/SUMIF([.G63:.I63];&quot;&lt;&gt;*&quot;;[.G$2:.I$2]))*[.J$2]);&quot;&quot;)">
            <text:p/>
          </table:table-cell>
          <table:table-cell table:formula="of:=IF((LEN([.J63])=0);&quot;&quot;;CONCATENATE(ROUND([.J63];2);&quot; (&quot;;ROUND((([.J63]/[.J$2])*100);2);&quot;%)&quot;))">
            <text:p/>
          </table:table-cell>
          <table:table-cell table:number-columns-repeated="3"/>
          <table:table-cell table:formula="of:=IF(AND(COUNTA([.L63:.N63]);SUMIF([.L63:.N63];&quot;&lt;&gt;*&quot;;[.L$2:.N$2]));((SUMIF([.L63:.N63];&quot;&lt;&gt;*&quot;;[.L63:.N63])/SUMIF([.L63:.N63];&quot;&lt;&gt;*&quot;;[.L$2:.N$2]))*[.O$2]);&quot;&quot;)">
            <text:p/>
          </table:table-cell>
          <table:table-cell table:formula="of:=IF((LEN([.O63])=0);&quot;&quot;;CONCATENATE(ROUND([.O63];2);&quot; (&quot;;ROUND((([.O63]/[.O$2])*100);2);&quot;%)&quot;))">
            <text:p/>
          </table:table-cell>
          <table:table-cell table:number-columns-repeated="3"/>
          <table:table-cell table:formula="of:=IF(AND(COUNTA([.Q63:.S63]);SUMIF([.Q63:.S63];&quot;&lt;&gt;*&quot;;[.Q$2:.S$2]));((SUMIF([.Q63:.S63];&quot;&lt;&gt;*&quot;;[.Q63:.S63])/SUMIF([.Q63:.S63];&quot;&lt;&gt;*&quot;;[.Q$2:.S$2]))*[.T$2]);&quot;&quot;)">
            <text:p/>
          </table:table-cell>
          <table:table-cell table:formula="of:=IF((LEN([.T63])=0);&quot;&quot;;CONCATENATE(ROUND([.T63];2);&quot; (&quot;;ROUND((([.T63]/[.T$2])*100);2);&quot;%)&quot;))">
            <text:p/>
          </table:table-cell>
          <table:table-cell table:number-columns-repeated="3"/>
          <table:table-cell table:formula="of:=IF(AND(COUNTA([.V63:.X63]);SUMIF([.V63:.X63];&quot;&lt;&gt;*&quot;;[.V$2:.X$2]));((SUMIF([.V63:.X63];&quot;&lt;&gt;*&quot;;[.V63:.X63])/SUMIF([.V63:.X63];&quot;&lt;&gt;*&quot;;[.V$2:.X$2]))*[.Y$2]);&quot;&quot;)">
            <text:p/>
          </table:table-cell>
          <table:table-cell table:formula="of:=IF((LEN([.Y63])=0);&quot;&quot;;CONCATENATE(ROUND([.Y63];2);&quot; (&quot;;ROUND((([.Y63]/[.Y$2])*100);2);&quot;%)&quot;))">
            <text:p/>
          </table:table-cell>
          <table:table-cell table:number-columns-repeated="3"/>
          <table:table-cell table:formula="of:=IF(AND(COUNTA([.AA63:.AC63]);SUMIF([.AA63:.AC63];&quot;&lt;&gt;*&quot;;[.AA$2:.AC$2]));((SUMIF([.AA63:.AC63];&quot;&lt;&gt;*&quot;;[.AA63:.AC63])/SUMIF([.AA63:.AC63];&quot;&lt;&gt;*&quot;;[.AA$2:.AC$2]))*[.AD$2]);&quot;&quot;)">
            <text:p/>
          </table:table-cell>
          <table:table-cell table:formula="of:=IF((LEN([.AD63])=0);&quot;&quot;;CONCATENATE(ROUND([.AD63];2);&quot; (&quot;;ROUND((([.AD6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4])&gt;0);SUM([.G64:.AF64]));([.E64]/SUM( IF(LEN([.J64])&gt;0;[.J$2];0); IF(LEN([.P64])&gt;0;[.P$2];0); IF(LEN([.U64])&gt;0;[.U$2];0); IF(LEN([.Z64])&gt;0;[.Z$2];0); IF(LEN([.AE64])&gt;0;[.AE$2];0) ));&quot;&quot;)">
            <text:p/>
          </table:table-cell>
          <table:table-cell table:formula="of:=IF(LEN([.C64]);SUM(IF(SUM([.G$2:.I$2]);[.J64];0);IF(SUM([.L$2:.N$2]);[.O64];0);IF(SUM([.Q$2:.S$2]);[.T64];0);IF(SUM([.V$2:.X$2]);[.Y64];0);IF(SUM([.AA$2:.AC$2]);[.AD64];0));&quot;&quot;)">
            <text:p/>
          </table:table-cell>
          <table:table-cell table:number-columns-repeated="4"/>
          <table:table-cell table:formula="of:=IF(AND(COUNTA([.G64:.I64]);SUMIF([.G64:.I64];&quot;&lt;&gt;*&quot;;[.G$2:.I$2]));((SUMIF([.G64:.I64];&quot;&lt;&gt;*&quot;;[.G64:.I64])/SUMIF([.G64:.I64];&quot;&lt;&gt;*&quot;;[.G$2:.I$2]))*[.J$2]);&quot;&quot;)">
            <text:p/>
          </table:table-cell>
          <table:table-cell table:formula="of:=IF((LEN([.J64])=0);&quot;&quot;;CONCATENATE(ROUND([.J64];2);&quot; (&quot;;ROUND((([.J64]/[.J$2])*100);2);&quot;%)&quot;))">
            <text:p/>
          </table:table-cell>
          <table:table-cell table:number-columns-repeated="3"/>
          <table:table-cell table:formula="of:=IF(AND(COUNTA([.L64:.N64]);SUMIF([.L64:.N64];&quot;&lt;&gt;*&quot;;[.L$2:.N$2]));((SUMIF([.L64:.N64];&quot;&lt;&gt;*&quot;;[.L64:.N64])/SUMIF([.L64:.N64];&quot;&lt;&gt;*&quot;;[.L$2:.N$2]))*[.O$2]);&quot;&quot;)">
            <text:p/>
          </table:table-cell>
          <table:table-cell table:formula="of:=IF((LEN([.O64])=0);&quot;&quot;;CONCATENATE(ROUND([.O64];2);&quot; (&quot;;ROUND((([.O64]/[.O$2])*100);2);&quot;%)&quot;))">
            <text:p/>
          </table:table-cell>
          <table:table-cell table:number-columns-repeated="3"/>
          <table:table-cell table:formula="of:=IF(AND(COUNTA([.Q64:.S64]);SUMIF([.Q64:.S64];&quot;&lt;&gt;*&quot;;[.Q$2:.S$2]));((SUMIF([.Q64:.S64];&quot;&lt;&gt;*&quot;;[.Q64:.S64])/SUMIF([.Q64:.S64];&quot;&lt;&gt;*&quot;;[.Q$2:.S$2]))*[.T$2]);&quot;&quot;)">
            <text:p/>
          </table:table-cell>
          <table:table-cell table:formula="of:=IF((LEN([.T64])=0);&quot;&quot;;CONCATENATE(ROUND([.T64];2);&quot; (&quot;;ROUND((([.T64]/[.T$2])*100);2);&quot;%)&quot;))">
            <text:p/>
          </table:table-cell>
          <table:table-cell table:number-columns-repeated="3"/>
          <table:table-cell table:formula="of:=IF(AND(COUNTA([.V64:.X64]);SUMIF([.V64:.X64];&quot;&lt;&gt;*&quot;;[.V$2:.X$2]));((SUMIF([.V64:.X64];&quot;&lt;&gt;*&quot;;[.V64:.X64])/SUMIF([.V64:.X64];&quot;&lt;&gt;*&quot;;[.V$2:.X$2]))*[.Y$2]);&quot;&quot;)">
            <text:p/>
          </table:table-cell>
          <table:table-cell table:formula="of:=IF((LEN([.Y64])=0);&quot;&quot;;CONCATENATE(ROUND([.Y64];2);&quot; (&quot;;ROUND((([.Y64]/[.Y$2])*100);2);&quot;%)&quot;))">
            <text:p/>
          </table:table-cell>
          <table:table-cell table:number-columns-repeated="3"/>
          <table:table-cell table:formula="of:=IF(AND(COUNTA([.AA64:.AC64]);SUMIF([.AA64:.AC64];&quot;&lt;&gt;*&quot;;[.AA$2:.AC$2]));((SUMIF([.AA64:.AC64];&quot;&lt;&gt;*&quot;;[.AA64:.AC64])/SUMIF([.AA64:.AC64];&quot;&lt;&gt;*&quot;;[.AA$2:.AC$2]))*[.AD$2]);&quot;&quot;)">
            <text:p/>
          </table:table-cell>
          <table:table-cell table:formula="of:=IF((LEN([.AD64])=0);&quot;&quot;;CONCATENATE(ROUND([.AD64];2);&quot; (&quot;;ROUND((([.AD6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5])&gt;0);SUM([.G65:.AF65]));([.E65]/SUM( IF(LEN([.J65])&gt;0;[.J$2];0); IF(LEN([.P65])&gt;0;[.P$2];0); IF(LEN([.U65])&gt;0;[.U$2];0); IF(LEN([.Z65])&gt;0;[.Z$2];0); IF(LEN([.AE65])&gt;0;[.AE$2];0) ));&quot;&quot;)">
            <text:p/>
          </table:table-cell>
          <table:table-cell table:formula="of:=IF(LEN([.C65]);SUM(IF(SUM([.G$2:.I$2]);[.J65];0);IF(SUM([.L$2:.N$2]);[.O65];0);IF(SUM([.Q$2:.S$2]);[.T65];0);IF(SUM([.V$2:.X$2]);[.Y65];0);IF(SUM([.AA$2:.AC$2]);[.AD65];0));&quot;&quot;)">
            <text:p/>
          </table:table-cell>
          <table:table-cell table:number-columns-repeated="4"/>
          <table:table-cell table:formula="of:=IF(AND(COUNTA([.G65:.I65]);SUMIF([.G65:.I65];&quot;&lt;&gt;*&quot;;[.G$2:.I$2]));((SUMIF([.G65:.I65];&quot;&lt;&gt;*&quot;;[.G65:.I65])/SUMIF([.G65:.I65];&quot;&lt;&gt;*&quot;;[.G$2:.I$2]))*[.J$2]);&quot;&quot;)">
            <text:p/>
          </table:table-cell>
          <table:table-cell table:formula="of:=IF((LEN([.J65])=0);&quot;&quot;;CONCATENATE(ROUND([.J65];2);&quot; (&quot;;ROUND((([.J65]/[.J$2])*100);2);&quot;%)&quot;))">
            <text:p/>
          </table:table-cell>
          <table:table-cell table:number-columns-repeated="3"/>
          <table:table-cell table:formula="of:=IF(AND(COUNTA([.L65:.N65]);SUMIF([.L65:.N65];&quot;&lt;&gt;*&quot;;[.L$2:.N$2]));((SUMIF([.L65:.N65];&quot;&lt;&gt;*&quot;;[.L65:.N65])/SUMIF([.L65:.N65];&quot;&lt;&gt;*&quot;;[.L$2:.N$2]))*[.O$2]);&quot;&quot;)">
            <text:p/>
          </table:table-cell>
          <table:table-cell table:formula="of:=IF((LEN([.O65])=0);&quot;&quot;;CONCATENATE(ROUND([.O65];2);&quot; (&quot;;ROUND((([.O65]/[.O$2])*100);2);&quot;%)&quot;))">
            <text:p/>
          </table:table-cell>
          <table:table-cell table:number-columns-repeated="3"/>
          <table:table-cell table:formula="of:=IF(AND(COUNTA([.Q65:.S65]);SUMIF([.Q65:.S65];&quot;&lt;&gt;*&quot;;[.Q$2:.S$2]));((SUMIF([.Q65:.S65];&quot;&lt;&gt;*&quot;;[.Q65:.S65])/SUMIF([.Q65:.S65];&quot;&lt;&gt;*&quot;;[.Q$2:.S$2]))*[.T$2]);&quot;&quot;)">
            <text:p/>
          </table:table-cell>
          <table:table-cell table:formula="of:=IF((LEN([.T65])=0);&quot;&quot;;CONCATENATE(ROUND([.T65];2);&quot; (&quot;;ROUND((([.T65]/[.T$2])*100);2);&quot;%)&quot;))">
            <text:p/>
          </table:table-cell>
          <table:table-cell table:number-columns-repeated="3"/>
          <table:table-cell table:formula="of:=IF(AND(COUNTA([.V65:.X65]);SUMIF([.V65:.X65];&quot;&lt;&gt;*&quot;;[.V$2:.X$2]));((SUMIF([.V65:.X65];&quot;&lt;&gt;*&quot;;[.V65:.X65])/SUMIF([.V65:.X65];&quot;&lt;&gt;*&quot;;[.V$2:.X$2]))*[.Y$2]);&quot;&quot;)">
            <text:p/>
          </table:table-cell>
          <table:table-cell table:formula="of:=IF((LEN([.Y65])=0);&quot;&quot;;CONCATENATE(ROUND([.Y65];2);&quot; (&quot;;ROUND((([.Y65]/[.Y$2])*100);2);&quot;%)&quot;))">
            <text:p/>
          </table:table-cell>
          <table:table-cell table:number-columns-repeated="3"/>
          <table:table-cell table:formula="of:=IF(AND(COUNTA([.AA65:.AC65]);SUMIF([.AA65:.AC65];&quot;&lt;&gt;*&quot;;[.AA$2:.AC$2]));((SUMIF([.AA65:.AC65];&quot;&lt;&gt;*&quot;;[.AA65:.AC65])/SUMIF([.AA65:.AC65];&quot;&lt;&gt;*&quot;;[.AA$2:.AC$2]))*[.AD$2]);&quot;&quot;)">
            <text:p/>
          </table:table-cell>
          <table:table-cell table:formula="of:=IF((LEN([.AD65])=0);&quot;&quot;;CONCATENATE(ROUND([.AD65];2);&quot; (&quot;;ROUND((([.AD6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6])&gt;0);SUM([.G66:.AF66]));([.E66]/SUM( IF(LEN([.J66])&gt;0;[.J$2];0); IF(LEN([.P66])&gt;0;[.P$2];0); IF(LEN([.U66])&gt;0;[.U$2];0); IF(LEN([.Z66])&gt;0;[.Z$2];0); IF(LEN([.AE66])&gt;0;[.AE$2];0) ));&quot;&quot;)">
            <text:p/>
          </table:table-cell>
          <table:table-cell table:formula="of:=IF(LEN([.C66]);SUM(IF(SUM([.G$2:.I$2]);[.J66];0);IF(SUM([.L$2:.N$2]);[.O66];0);IF(SUM([.Q$2:.S$2]);[.T66];0);IF(SUM([.V$2:.X$2]);[.Y66];0);IF(SUM([.AA$2:.AC$2]);[.AD66];0));&quot;&quot;)">
            <text:p/>
          </table:table-cell>
          <table:table-cell table:number-columns-repeated="4"/>
          <table:table-cell table:formula="of:=IF(AND(COUNTA([.G66:.I66]);SUMIF([.G66:.I66];&quot;&lt;&gt;*&quot;;[.G$2:.I$2]));((SUMIF([.G66:.I66];&quot;&lt;&gt;*&quot;;[.G66:.I66])/SUMIF([.G66:.I66];&quot;&lt;&gt;*&quot;;[.G$2:.I$2]))*[.J$2]);&quot;&quot;)">
            <text:p/>
          </table:table-cell>
          <table:table-cell table:formula="of:=IF((LEN([.J66])=0);&quot;&quot;;CONCATENATE(ROUND([.J66];2);&quot; (&quot;;ROUND((([.J66]/[.J$2])*100);2);&quot;%)&quot;))">
            <text:p/>
          </table:table-cell>
          <table:table-cell table:number-columns-repeated="3"/>
          <table:table-cell table:formula="of:=IF(AND(COUNTA([.L66:.N66]);SUMIF([.L66:.N66];&quot;&lt;&gt;*&quot;;[.L$2:.N$2]));((SUMIF([.L66:.N66];&quot;&lt;&gt;*&quot;;[.L66:.N66])/SUMIF([.L66:.N66];&quot;&lt;&gt;*&quot;;[.L$2:.N$2]))*[.O$2]);&quot;&quot;)">
            <text:p/>
          </table:table-cell>
          <table:table-cell table:formula="of:=IF((LEN([.O66])=0);&quot;&quot;;CONCATENATE(ROUND([.O66];2);&quot; (&quot;;ROUND((([.O66]/[.O$2])*100);2);&quot;%)&quot;))">
            <text:p/>
          </table:table-cell>
          <table:table-cell table:number-columns-repeated="3"/>
          <table:table-cell table:formula="of:=IF(AND(COUNTA([.Q66:.S66]);SUMIF([.Q66:.S66];&quot;&lt;&gt;*&quot;;[.Q$2:.S$2]));((SUMIF([.Q66:.S66];&quot;&lt;&gt;*&quot;;[.Q66:.S66])/SUMIF([.Q66:.S66];&quot;&lt;&gt;*&quot;;[.Q$2:.S$2]))*[.T$2]);&quot;&quot;)">
            <text:p/>
          </table:table-cell>
          <table:table-cell table:formula="of:=IF((LEN([.T66])=0);&quot;&quot;;CONCATENATE(ROUND([.T66];2);&quot; (&quot;;ROUND((([.T66]/[.T$2])*100);2);&quot;%)&quot;))">
            <text:p/>
          </table:table-cell>
          <table:table-cell table:number-columns-repeated="3"/>
          <table:table-cell table:formula="of:=IF(AND(COUNTA([.V66:.X66]);SUMIF([.V66:.X66];&quot;&lt;&gt;*&quot;;[.V$2:.X$2]));((SUMIF([.V66:.X66];&quot;&lt;&gt;*&quot;;[.V66:.X66])/SUMIF([.V66:.X66];&quot;&lt;&gt;*&quot;;[.V$2:.X$2]))*[.Y$2]);&quot;&quot;)">
            <text:p/>
          </table:table-cell>
          <table:table-cell table:formula="of:=IF((LEN([.Y66])=0);&quot;&quot;;CONCATENATE(ROUND([.Y66];2);&quot; (&quot;;ROUND((([.Y66]/[.Y$2])*100);2);&quot;%)&quot;))">
            <text:p/>
          </table:table-cell>
          <table:table-cell table:number-columns-repeated="3"/>
          <table:table-cell table:formula="of:=IF(AND(COUNTA([.AA66:.AC66]);SUMIF([.AA66:.AC66];&quot;&lt;&gt;*&quot;;[.AA$2:.AC$2]));((SUMIF([.AA66:.AC66];&quot;&lt;&gt;*&quot;;[.AA66:.AC66])/SUMIF([.AA66:.AC66];&quot;&lt;&gt;*&quot;;[.AA$2:.AC$2]))*[.AD$2]);&quot;&quot;)">
            <text:p/>
          </table:table-cell>
          <table:table-cell table:formula="of:=IF((LEN([.AD66])=0);&quot;&quot;;CONCATENATE(ROUND([.AD66];2);&quot; (&quot;;ROUND((([.AD6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7])&gt;0);SUM([.G67:.AF67]));([.E67]/SUM( IF(LEN([.J67])&gt;0;[.J$2];0); IF(LEN([.P67])&gt;0;[.P$2];0); IF(LEN([.U67])&gt;0;[.U$2];0); IF(LEN([.Z67])&gt;0;[.Z$2];0); IF(LEN([.AE67])&gt;0;[.AE$2];0) ));&quot;&quot;)">
            <text:p/>
          </table:table-cell>
          <table:table-cell table:formula="of:=IF(LEN([.C67]);SUM(IF(SUM([.G$2:.I$2]);[.J67];0);IF(SUM([.L$2:.N$2]);[.O67];0);IF(SUM([.Q$2:.S$2]);[.T67];0);IF(SUM([.V$2:.X$2]);[.Y67];0);IF(SUM([.AA$2:.AC$2]);[.AD67];0));&quot;&quot;)">
            <text:p/>
          </table:table-cell>
          <table:table-cell table:number-columns-repeated="4"/>
          <table:table-cell table:formula="of:=IF(AND(COUNTA([.G67:.I67]);SUMIF([.G67:.I67];&quot;&lt;&gt;*&quot;;[.G$2:.I$2]));((SUMIF([.G67:.I67];&quot;&lt;&gt;*&quot;;[.G67:.I67])/SUMIF([.G67:.I67];&quot;&lt;&gt;*&quot;;[.G$2:.I$2]))*[.J$2]);&quot;&quot;)">
            <text:p/>
          </table:table-cell>
          <table:table-cell table:formula="of:=IF((LEN([.J67])=0);&quot;&quot;;CONCATENATE(ROUND([.J67];2);&quot; (&quot;;ROUND((([.J67]/[.J$2])*100);2);&quot;%)&quot;))">
            <text:p/>
          </table:table-cell>
          <table:table-cell table:number-columns-repeated="3"/>
          <table:table-cell table:formula="of:=IF(AND(COUNTA([.L67:.N67]);SUMIF([.L67:.N67];&quot;&lt;&gt;*&quot;;[.L$2:.N$2]));((SUMIF([.L67:.N67];&quot;&lt;&gt;*&quot;;[.L67:.N67])/SUMIF([.L67:.N67];&quot;&lt;&gt;*&quot;;[.L$2:.N$2]))*[.O$2]);&quot;&quot;)">
            <text:p/>
          </table:table-cell>
          <table:table-cell table:formula="of:=IF((LEN([.O67])=0);&quot;&quot;;CONCATENATE(ROUND([.O67];2);&quot; (&quot;;ROUND((([.O67]/[.O$2])*100);2);&quot;%)&quot;))">
            <text:p/>
          </table:table-cell>
          <table:table-cell table:number-columns-repeated="3"/>
          <table:table-cell table:formula="of:=IF(AND(COUNTA([.Q67:.S67]);SUMIF([.Q67:.S67];&quot;&lt;&gt;*&quot;;[.Q$2:.S$2]));((SUMIF([.Q67:.S67];&quot;&lt;&gt;*&quot;;[.Q67:.S67])/SUMIF([.Q67:.S67];&quot;&lt;&gt;*&quot;;[.Q$2:.S$2]))*[.T$2]);&quot;&quot;)">
            <text:p/>
          </table:table-cell>
          <table:table-cell table:formula="of:=IF((LEN([.T67])=0);&quot;&quot;;CONCATENATE(ROUND([.T67];2);&quot; (&quot;;ROUND((([.T67]/[.T$2])*100);2);&quot;%)&quot;))">
            <text:p/>
          </table:table-cell>
          <table:table-cell table:number-columns-repeated="3"/>
          <table:table-cell table:formula="of:=IF(AND(COUNTA([.V67:.X67]);SUMIF([.V67:.X67];&quot;&lt;&gt;*&quot;;[.V$2:.X$2]));((SUMIF([.V67:.X67];&quot;&lt;&gt;*&quot;;[.V67:.X67])/SUMIF([.V67:.X67];&quot;&lt;&gt;*&quot;;[.V$2:.X$2]))*[.Y$2]);&quot;&quot;)">
            <text:p/>
          </table:table-cell>
          <table:table-cell table:formula="of:=IF((LEN([.Y67])=0);&quot;&quot;;CONCATENATE(ROUND([.Y67];2);&quot; (&quot;;ROUND((([.Y67]/[.Y$2])*100);2);&quot;%)&quot;))">
            <text:p/>
          </table:table-cell>
          <table:table-cell table:number-columns-repeated="3"/>
          <table:table-cell table:formula="of:=IF(AND(COUNTA([.AA67:.AC67]);SUMIF([.AA67:.AC67];&quot;&lt;&gt;*&quot;;[.AA$2:.AC$2]));((SUMIF([.AA67:.AC67];&quot;&lt;&gt;*&quot;;[.AA67:.AC67])/SUMIF([.AA67:.AC67];&quot;&lt;&gt;*&quot;;[.AA$2:.AC$2]))*[.AD$2]);&quot;&quot;)">
            <text:p/>
          </table:table-cell>
          <table:table-cell table:formula="of:=IF((LEN([.AD67])=0);&quot;&quot;;CONCATENATE(ROUND([.AD67];2);&quot; (&quot;;ROUND((([.AD6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8])&gt;0);SUM([.G68:.AF68]));([.E68]/SUM( IF(LEN([.J68])&gt;0;[.J$2];0); IF(LEN([.P68])&gt;0;[.P$2];0); IF(LEN([.U68])&gt;0;[.U$2];0); IF(LEN([.Z68])&gt;0;[.Z$2];0); IF(LEN([.AE68])&gt;0;[.AE$2];0) ));&quot;&quot;)">
            <text:p/>
          </table:table-cell>
          <table:table-cell table:formula="of:=IF(LEN([.C68]);SUM(IF(SUM([.G$2:.I$2]);[.J68];0);IF(SUM([.L$2:.N$2]);[.O68];0);IF(SUM([.Q$2:.S$2]);[.T68];0);IF(SUM([.V$2:.X$2]);[.Y68];0);IF(SUM([.AA$2:.AC$2]);[.AD68];0));&quot;&quot;)">
            <text:p/>
          </table:table-cell>
          <table:table-cell table:number-columns-repeated="4"/>
          <table:table-cell table:formula="of:=IF(AND(COUNTA([.G68:.I68]);SUMIF([.G68:.I68];&quot;&lt;&gt;*&quot;;[.G$2:.I$2]));((SUMIF([.G68:.I68];&quot;&lt;&gt;*&quot;;[.G68:.I68])/SUMIF([.G68:.I68];&quot;&lt;&gt;*&quot;;[.G$2:.I$2]))*[.J$2]);&quot;&quot;)">
            <text:p/>
          </table:table-cell>
          <table:table-cell table:formula="of:=IF((LEN([.J68])=0);&quot;&quot;;CONCATENATE(ROUND([.J68];2);&quot; (&quot;;ROUND((([.J68]/[.J$2])*100);2);&quot;%)&quot;))">
            <text:p/>
          </table:table-cell>
          <table:table-cell table:number-columns-repeated="3"/>
          <table:table-cell table:formula="of:=IF(AND(COUNTA([.L68:.N68]);SUMIF([.L68:.N68];&quot;&lt;&gt;*&quot;;[.L$2:.N$2]));((SUMIF([.L68:.N68];&quot;&lt;&gt;*&quot;;[.L68:.N68])/SUMIF([.L68:.N68];&quot;&lt;&gt;*&quot;;[.L$2:.N$2]))*[.O$2]);&quot;&quot;)">
            <text:p/>
          </table:table-cell>
          <table:table-cell table:formula="of:=IF((LEN([.O68])=0);&quot;&quot;;CONCATENATE(ROUND([.O68];2);&quot; (&quot;;ROUND((([.O68]/[.O$2])*100);2);&quot;%)&quot;))">
            <text:p/>
          </table:table-cell>
          <table:table-cell table:number-columns-repeated="3"/>
          <table:table-cell table:formula="of:=IF(AND(COUNTA([.Q68:.S68]);SUMIF([.Q68:.S68];&quot;&lt;&gt;*&quot;;[.Q$2:.S$2]));((SUMIF([.Q68:.S68];&quot;&lt;&gt;*&quot;;[.Q68:.S68])/SUMIF([.Q68:.S68];&quot;&lt;&gt;*&quot;;[.Q$2:.S$2]))*[.T$2]);&quot;&quot;)">
            <text:p/>
          </table:table-cell>
          <table:table-cell table:formula="of:=IF((LEN([.T68])=0);&quot;&quot;;CONCATENATE(ROUND([.T68];2);&quot; (&quot;;ROUND((([.T68]/[.T$2])*100);2);&quot;%)&quot;))">
            <text:p/>
          </table:table-cell>
          <table:table-cell table:number-columns-repeated="3"/>
          <table:table-cell table:formula="of:=IF(AND(COUNTA([.V68:.X68]);SUMIF([.V68:.X68];&quot;&lt;&gt;*&quot;;[.V$2:.X$2]));((SUMIF([.V68:.X68];&quot;&lt;&gt;*&quot;;[.V68:.X68])/SUMIF([.V68:.X68];&quot;&lt;&gt;*&quot;;[.V$2:.X$2]))*[.Y$2]);&quot;&quot;)">
            <text:p/>
          </table:table-cell>
          <table:table-cell table:formula="of:=IF((LEN([.Y68])=0);&quot;&quot;;CONCATENATE(ROUND([.Y68];2);&quot; (&quot;;ROUND((([.Y68]/[.Y$2])*100);2);&quot;%)&quot;))">
            <text:p/>
          </table:table-cell>
          <table:table-cell table:number-columns-repeated="3"/>
          <table:table-cell table:formula="of:=IF(AND(COUNTA([.AA68:.AC68]);SUMIF([.AA68:.AC68];&quot;&lt;&gt;*&quot;;[.AA$2:.AC$2]));((SUMIF([.AA68:.AC68];&quot;&lt;&gt;*&quot;;[.AA68:.AC68])/SUMIF([.AA68:.AC68];&quot;&lt;&gt;*&quot;;[.AA$2:.AC$2]))*[.AD$2]);&quot;&quot;)">
            <text:p/>
          </table:table-cell>
          <table:table-cell table:formula="of:=IF((LEN([.AD68])=0);&quot;&quot;;CONCATENATE(ROUND([.AD68];2);&quot; (&quot;;ROUND((([.AD6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9])&gt;0);SUM([.G69:.AF69]));([.E69]/SUM( IF(LEN([.J69])&gt;0;[.J$2];0); IF(LEN([.P69])&gt;0;[.P$2];0); IF(LEN([.U69])&gt;0;[.U$2];0); IF(LEN([.Z69])&gt;0;[.Z$2];0); IF(LEN([.AE69])&gt;0;[.AE$2];0) ));&quot;&quot;)">
            <text:p/>
          </table:table-cell>
          <table:table-cell table:formula="of:=IF(LEN([.C69]);SUM(IF(SUM([.G$2:.I$2]);[.J69];0);IF(SUM([.L$2:.N$2]);[.O69];0);IF(SUM([.Q$2:.S$2]);[.T69];0);IF(SUM([.V$2:.X$2]);[.Y69];0);IF(SUM([.AA$2:.AC$2]);[.AD69];0));&quot;&quot;)">
            <text:p/>
          </table:table-cell>
          <table:table-cell table:number-columns-repeated="4"/>
          <table:table-cell table:formula="of:=IF(AND(COUNTA([.G69:.I69]);SUMIF([.G69:.I69];&quot;&lt;&gt;*&quot;;[.G$2:.I$2]));((SUMIF([.G69:.I69];&quot;&lt;&gt;*&quot;;[.G69:.I69])/SUMIF([.G69:.I69];&quot;&lt;&gt;*&quot;;[.G$2:.I$2]))*[.J$2]);&quot;&quot;)">
            <text:p/>
          </table:table-cell>
          <table:table-cell table:formula="of:=IF((LEN([.J69])=0);&quot;&quot;;CONCATENATE(ROUND([.J69];2);&quot; (&quot;;ROUND((([.J69]/[.J$2])*100);2);&quot;%)&quot;))">
            <text:p/>
          </table:table-cell>
          <table:table-cell table:number-columns-repeated="3"/>
          <table:table-cell table:formula="of:=IF(AND(COUNTA([.L69:.N69]);SUMIF([.L69:.N69];&quot;&lt;&gt;*&quot;;[.L$2:.N$2]));((SUMIF([.L69:.N69];&quot;&lt;&gt;*&quot;;[.L69:.N69])/SUMIF([.L69:.N69];&quot;&lt;&gt;*&quot;;[.L$2:.N$2]))*[.O$2]);&quot;&quot;)">
            <text:p/>
          </table:table-cell>
          <table:table-cell table:formula="of:=IF((LEN([.O69])=0);&quot;&quot;;CONCATENATE(ROUND([.O69];2);&quot; (&quot;;ROUND((([.O69]/[.O$2])*100);2);&quot;%)&quot;))">
            <text:p/>
          </table:table-cell>
          <table:table-cell table:number-columns-repeated="3"/>
          <table:table-cell table:formula="of:=IF(AND(COUNTA([.Q69:.S69]);SUMIF([.Q69:.S69];&quot;&lt;&gt;*&quot;;[.Q$2:.S$2]));((SUMIF([.Q69:.S69];&quot;&lt;&gt;*&quot;;[.Q69:.S69])/SUMIF([.Q69:.S69];&quot;&lt;&gt;*&quot;;[.Q$2:.S$2]))*[.T$2]);&quot;&quot;)">
            <text:p/>
          </table:table-cell>
          <table:table-cell table:formula="of:=IF((LEN([.T69])=0);&quot;&quot;;CONCATENATE(ROUND([.T69];2);&quot; (&quot;;ROUND((([.T69]/[.T$2])*100);2);&quot;%)&quot;))">
            <text:p/>
          </table:table-cell>
          <table:table-cell table:number-columns-repeated="3"/>
          <table:table-cell table:formula="of:=IF(AND(COUNTA([.V69:.X69]);SUMIF([.V69:.X69];&quot;&lt;&gt;*&quot;;[.V$2:.X$2]));((SUMIF([.V69:.X69];&quot;&lt;&gt;*&quot;;[.V69:.X69])/SUMIF([.V69:.X69];&quot;&lt;&gt;*&quot;;[.V$2:.X$2]))*[.Y$2]);&quot;&quot;)">
            <text:p/>
          </table:table-cell>
          <table:table-cell table:formula="of:=IF((LEN([.Y69])=0);&quot;&quot;;CONCATENATE(ROUND([.Y69];2);&quot; (&quot;;ROUND((([.Y69]/[.Y$2])*100);2);&quot;%)&quot;))">
            <text:p/>
          </table:table-cell>
          <table:table-cell table:number-columns-repeated="3"/>
          <table:table-cell table:formula="of:=IF(AND(COUNTA([.AA69:.AC69]);SUMIF([.AA69:.AC69];&quot;&lt;&gt;*&quot;;[.AA$2:.AC$2]));((SUMIF([.AA69:.AC69];&quot;&lt;&gt;*&quot;;[.AA69:.AC69])/SUMIF([.AA69:.AC69];&quot;&lt;&gt;*&quot;;[.AA$2:.AC$2]))*[.AD$2]);&quot;&quot;)">
            <text:p/>
          </table:table-cell>
          <table:table-cell table:formula="of:=IF((LEN([.AD69])=0);&quot;&quot;;CONCATENATE(ROUND([.AD69];2);&quot; (&quot;;ROUND((([.AD6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0])&gt;0);SUM([.G70:.AF70]));([.E70]/SUM( IF(LEN([.J70])&gt;0;[.J$2];0); IF(LEN([.P70])&gt;0;[.P$2];0); IF(LEN([.U70])&gt;0;[.U$2];0); IF(LEN([.Z70])&gt;0;[.Z$2];0); IF(LEN([.AE70])&gt;0;[.AE$2];0) ));&quot;&quot;)">
            <text:p/>
          </table:table-cell>
          <table:table-cell table:formula="of:=IF(LEN([.C70]);SUM(IF(SUM([.G$2:.I$2]);[.J70];0);IF(SUM([.L$2:.N$2]);[.O70];0);IF(SUM([.Q$2:.S$2]);[.T70];0);IF(SUM([.V$2:.X$2]);[.Y70];0);IF(SUM([.AA$2:.AC$2]);[.AD70];0));&quot;&quot;)">
            <text:p/>
          </table:table-cell>
          <table:table-cell table:number-columns-repeated="4"/>
          <table:table-cell table:formula="of:=IF(AND(COUNTA([.G70:.I70]);SUMIF([.G70:.I70];&quot;&lt;&gt;*&quot;;[.G$2:.I$2]));((SUMIF([.G70:.I70];&quot;&lt;&gt;*&quot;;[.G70:.I70])/SUMIF([.G70:.I70];&quot;&lt;&gt;*&quot;;[.G$2:.I$2]))*[.J$2]);&quot;&quot;)">
            <text:p/>
          </table:table-cell>
          <table:table-cell table:formula="of:=IF((LEN([.J70])=0);&quot;&quot;;CONCATENATE(ROUND([.J70];2);&quot; (&quot;;ROUND((([.J70]/[.J$2])*100);2);&quot;%)&quot;))">
            <text:p/>
          </table:table-cell>
          <table:table-cell table:number-columns-repeated="3"/>
          <table:table-cell table:formula="of:=IF(AND(COUNTA([.L70:.N70]);SUMIF([.L70:.N70];&quot;&lt;&gt;*&quot;;[.L$2:.N$2]));((SUMIF([.L70:.N70];&quot;&lt;&gt;*&quot;;[.L70:.N70])/SUMIF([.L70:.N70];&quot;&lt;&gt;*&quot;;[.L$2:.N$2]))*[.O$2]);&quot;&quot;)">
            <text:p/>
          </table:table-cell>
          <table:table-cell table:formula="of:=IF((LEN([.O70])=0);&quot;&quot;;CONCATENATE(ROUND([.O70];2);&quot; (&quot;;ROUND((([.O70]/[.O$2])*100);2);&quot;%)&quot;))">
            <text:p/>
          </table:table-cell>
          <table:table-cell table:number-columns-repeated="3"/>
          <table:table-cell table:formula="of:=IF(AND(COUNTA([.Q70:.S70]);SUMIF([.Q70:.S70];&quot;&lt;&gt;*&quot;;[.Q$2:.S$2]));((SUMIF([.Q70:.S70];&quot;&lt;&gt;*&quot;;[.Q70:.S70])/SUMIF([.Q70:.S70];&quot;&lt;&gt;*&quot;;[.Q$2:.S$2]))*[.T$2]);&quot;&quot;)">
            <text:p/>
          </table:table-cell>
          <table:table-cell table:formula="of:=IF((LEN([.T70])=0);&quot;&quot;;CONCATENATE(ROUND([.T70];2);&quot; (&quot;;ROUND((([.T70]/[.T$2])*100);2);&quot;%)&quot;))">
            <text:p/>
          </table:table-cell>
          <table:table-cell table:number-columns-repeated="3"/>
          <table:table-cell table:formula="of:=IF(AND(COUNTA([.V70:.X70]);SUMIF([.V70:.X70];&quot;&lt;&gt;*&quot;;[.V$2:.X$2]));((SUMIF([.V70:.X70];&quot;&lt;&gt;*&quot;;[.V70:.X70])/SUMIF([.V70:.X70];&quot;&lt;&gt;*&quot;;[.V$2:.X$2]))*[.Y$2]);&quot;&quot;)">
            <text:p/>
          </table:table-cell>
          <table:table-cell table:formula="of:=IF((LEN([.Y70])=0);&quot;&quot;;CONCATENATE(ROUND([.Y70];2);&quot; (&quot;;ROUND((([.Y70]/[.Y$2])*100);2);&quot;%)&quot;))">
            <text:p/>
          </table:table-cell>
          <table:table-cell table:number-columns-repeated="3"/>
          <table:table-cell table:formula="of:=IF(AND(COUNTA([.AA70:.AC70]);SUMIF([.AA70:.AC70];&quot;&lt;&gt;*&quot;;[.AA$2:.AC$2]));((SUMIF([.AA70:.AC70];&quot;&lt;&gt;*&quot;;[.AA70:.AC70])/SUMIF([.AA70:.AC70];&quot;&lt;&gt;*&quot;;[.AA$2:.AC$2]))*[.AD$2]);&quot;&quot;)">
            <text:p/>
          </table:table-cell>
          <table:table-cell table:formula="of:=IF((LEN([.AD70])=0);&quot;&quot;;CONCATENATE(ROUND([.AD70];2);&quot; (&quot;;ROUND((([.AD7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1])&gt;0);SUM([.G71:.AF71]));([.E71]/SUM( IF(LEN([.J71])&gt;0;[.J$2];0); IF(LEN([.P71])&gt;0;[.P$2];0); IF(LEN([.U71])&gt;0;[.U$2];0); IF(LEN([.Z71])&gt;0;[.Z$2];0); IF(LEN([.AE71])&gt;0;[.AE$2];0) ));&quot;&quot;)">
            <text:p/>
          </table:table-cell>
          <table:table-cell table:formula="of:=IF(LEN([.C71]);SUM(IF(SUM([.G$2:.I$2]);[.J71];0);IF(SUM([.L$2:.N$2]);[.O71];0);IF(SUM([.Q$2:.S$2]);[.T71];0);IF(SUM([.V$2:.X$2]);[.Y71];0);IF(SUM([.AA$2:.AC$2]);[.AD71];0));&quot;&quot;)">
            <text:p/>
          </table:table-cell>
          <table:table-cell table:number-columns-repeated="4"/>
          <table:table-cell table:formula="of:=IF(AND(COUNTA([.G71:.I71]);SUMIF([.G71:.I71];&quot;&lt;&gt;*&quot;;[.G$2:.I$2]));((SUMIF([.G71:.I71];&quot;&lt;&gt;*&quot;;[.G71:.I71])/SUMIF([.G71:.I71];&quot;&lt;&gt;*&quot;;[.G$2:.I$2]))*[.J$2]);&quot;&quot;)">
            <text:p/>
          </table:table-cell>
          <table:table-cell table:formula="of:=IF((LEN([.J71])=0);&quot;&quot;;CONCATENATE(ROUND([.J71];2);&quot; (&quot;;ROUND((([.J71]/[.J$2])*100);2);&quot;%)&quot;))">
            <text:p/>
          </table:table-cell>
          <table:table-cell table:number-columns-repeated="3"/>
          <table:table-cell table:formula="of:=IF(AND(COUNTA([.L71:.N71]);SUMIF([.L71:.N71];&quot;&lt;&gt;*&quot;;[.L$2:.N$2]));((SUMIF([.L71:.N71];&quot;&lt;&gt;*&quot;;[.L71:.N71])/SUMIF([.L71:.N71];&quot;&lt;&gt;*&quot;;[.L$2:.N$2]))*[.O$2]);&quot;&quot;)">
            <text:p/>
          </table:table-cell>
          <table:table-cell table:formula="of:=IF((LEN([.O71])=0);&quot;&quot;;CONCATENATE(ROUND([.O71];2);&quot; (&quot;;ROUND((([.O71]/[.O$2])*100);2);&quot;%)&quot;))">
            <text:p/>
          </table:table-cell>
          <table:table-cell table:number-columns-repeated="3"/>
          <table:table-cell table:formula="of:=IF(AND(COUNTA([.Q71:.S71]);SUMIF([.Q71:.S71];&quot;&lt;&gt;*&quot;;[.Q$2:.S$2]));((SUMIF([.Q71:.S71];&quot;&lt;&gt;*&quot;;[.Q71:.S71])/SUMIF([.Q71:.S71];&quot;&lt;&gt;*&quot;;[.Q$2:.S$2]))*[.T$2]);&quot;&quot;)">
            <text:p/>
          </table:table-cell>
          <table:table-cell table:formula="of:=IF((LEN([.T71])=0);&quot;&quot;;CONCATENATE(ROUND([.T71];2);&quot; (&quot;;ROUND((([.T71]/[.T$2])*100);2);&quot;%)&quot;))">
            <text:p/>
          </table:table-cell>
          <table:table-cell table:number-columns-repeated="3"/>
          <table:table-cell table:formula="of:=IF(AND(COUNTA([.V71:.X71]);SUMIF([.V71:.X71];&quot;&lt;&gt;*&quot;;[.V$2:.X$2]));((SUMIF([.V71:.X71];&quot;&lt;&gt;*&quot;;[.V71:.X71])/SUMIF([.V71:.X71];&quot;&lt;&gt;*&quot;;[.V$2:.X$2]))*[.Y$2]);&quot;&quot;)">
            <text:p/>
          </table:table-cell>
          <table:table-cell table:formula="of:=IF((LEN([.Y71])=0);&quot;&quot;;CONCATENATE(ROUND([.Y71];2);&quot; (&quot;;ROUND((([.Y71]/[.Y$2])*100);2);&quot;%)&quot;))">
            <text:p/>
          </table:table-cell>
          <table:table-cell table:number-columns-repeated="3"/>
          <table:table-cell table:formula="of:=IF(AND(COUNTA([.AA71:.AC71]);SUMIF([.AA71:.AC71];&quot;&lt;&gt;*&quot;;[.AA$2:.AC$2]));((SUMIF([.AA71:.AC71];&quot;&lt;&gt;*&quot;;[.AA71:.AC71])/SUMIF([.AA71:.AC71];&quot;&lt;&gt;*&quot;;[.AA$2:.AC$2]))*[.AD$2]);&quot;&quot;)">
            <text:p/>
          </table:table-cell>
          <table:table-cell table:formula="of:=IF((LEN([.AD71])=0);&quot;&quot;;CONCATENATE(ROUND([.AD71];2);&quot; (&quot;;ROUND((([.AD7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2])&gt;0);SUM([.G72:.AF72]));([.E72]/SUM( IF(LEN([.J72])&gt;0;[.J$2];0); IF(LEN([.P72])&gt;0;[.P$2];0); IF(LEN([.U72])&gt;0;[.U$2];0); IF(LEN([.Z72])&gt;0;[.Z$2];0); IF(LEN([.AE72])&gt;0;[.AE$2];0) ));&quot;&quot;)">
            <text:p/>
          </table:table-cell>
          <table:table-cell table:formula="of:=IF(LEN([.C72]);SUM(IF(SUM([.G$2:.I$2]);[.J72];0);IF(SUM([.L$2:.N$2]);[.O72];0);IF(SUM([.Q$2:.S$2]);[.T72];0);IF(SUM([.V$2:.X$2]);[.Y72];0);IF(SUM([.AA$2:.AC$2]);[.AD72];0));&quot;&quot;)">
            <text:p/>
          </table:table-cell>
          <table:table-cell table:number-columns-repeated="4"/>
          <table:table-cell table:formula="of:=IF(AND(COUNTA([.G72:.I72]);SUMIF([.G72:.I72];&quot;&lt;&gt;*&quot;;[.G$2:.I$2]));((SUMIF([.G72:.I72];&quot;&lt;&gt;*&quot;;[.G72:.I72])/SUMIF([.G72:.I72];&quot;&lt;&gt;*&quot;;[.G$2:.I$2]))*[.J$2]);&quot;&quot;)">
            <text:p/>
          </table:table-cell>
          <table:table-cell table:formula="of:=IF((LEN([.J72])=0);&quot;&quot;;CONCATENATE(ROUND([.J72];2);&quot; (&quot;;ROUND((([.J72]/[.J$2])*100);2);&quot;%)&quot;))">
            <text:p/>
          </table:table-cell>
          <table:table-cell table:number-columns-repeated="3"/>
          <table:table-cell table:formula="of:=IF(AND(COUNTA([.L72:.N72]);SUMIF([.L72:.N72];&quot;&lt;&gt;*&quot;;[.L$2:.N$2]));((SUMIF([.L72:.N72];&quot;&lt;&gt;*&quot;;[.L72:.N72])/SUMIF([.L72:.N72];&quot;&lt;&gt;*&quot;;[.L$2:.N$2]))*[.O$2]);&quot;&quot;)">
            <text:p/>
          </table:table-cell>
          <table:table-cell table:formula="of:=IF((LEN([.O72])=0);&quot;&quot;;CONCATENATE(ROUND([.O72];2);&quot; (&quot;;ROUND((([.O72]/[.O$2])*100);2);&quot;%)&quot;))">
            <text:p/>
          </table:table-cell>
          <table:table-cell table:number-columns-repeated="3"/>
          <table:table-cell table:formula="of:=IF(AND(COUNTA([.Q72:.S72]);SUMIF([.Q72:.S72];&quot;&lt;&gt;*&quot;;[.Q$2:.S$2]));((SUMIF([.Q72:.S72];&quot;&lt;&gt;*&quot;;[.Q72:.S72])/SUMIF([.Q72:.S72];&quot;&lt;&gt;*&quot;;[.Q$2:.S$2]))*[.T$2]);&quot;&quot;)">
            <text:p/>
          </table:table-cell>
          <table:table-cell table:formula="of:=IF((LEN([.T72])=0);&quot;&quot;;CONCATENATE(ROUND([.T72];2);&quot; (&quot;;ROUND((([.T72]/[.T$2])*100);2);&quot;%)&quot;))">
            <text:p/>
          </table:table-cell>
          <table:table-cell table:number-columns-repeated="3"/>
          <table:table-cell table:formula="of:=IF(AND(COUNTA([.V72:.X72]);SUMIF([.V72:.X72];&quot;&lt;&gt;*&quot;;[.V$2:.X$2]));((SUMIF([.V72:.X72];&quot;&lt;&gt;*&quot;;[.V72:.X72])/SUMIF([.V72:.X72];&quot;&lt;&gt;*&quot;;[.V$2:.X$2]))*[.Y$2]);&quot;&quot;)">
            <text:p/>
          </table:table-cell>
          <table:table-cell table:formula="of:=IF((LEN([.Y72])=0);&quot;&quot;;CONCATENATE(ROUND([.Y72];2);&quot; (&quot;;ROUND((([.Y72]/[.Y$2])*100);2);&quot;%)&quot;))">
            <text:p/>
          </table:table-cell>
          <table:table-cell table:number-columns-repeated="3"/>
          <table:table-cell table:formula="of:=IF(AND(COUNTA([.AA72:.AC72]);SUMIF([.AA72:.AC72];&quot;&lt;&gt;*&quot;;[.AA$2:.AC$2]));((SUMIF([.AA72:.AC72];&quot;&lt;&gt;*&quot;;[.AA72:.AC72])/SUMIF([.AA72:.AC72];&quot;&lt;&gt;*&quot;;[.AA$2:.AC$2]))*[.AD$2]);&quot;&quot;)">
            <text:p/>
          </table:table-cell>
          <table:table-cell table:formula="of:=IF((LEN([.AD72])=0);&quot;&quot;;CONCATENATE(ROUND([.AD72];2);&quot; (&quot;;ROUND((([.AD7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3])&gt;0);SUM([.G73:.AF73]));([.E73]/SUM( IF(LEN([.J73])&gt;0;[.J$2];0); IF(LEN([.P73])&gt;0;[.P$2];0); IF(LEN([.U73])&gt;0;[.U$2];0); IF(LEN([.Z73])&gt;0;[.Z$2];0); IF(LEN([.AE73])&gt;0;[.AE$2];0) ));&quot;&quot;)">
            <text:p/>
          </table:table-cell>
          <table:table-cell table:formula="of:=IF(LEN([.C73]);SUM(IF(SUM([.G$2:.I$2]);[.J73];0);IF(SUM([.L$2:.N$2]);[.O73];0);IF(SUM([.Q$2:.S$2]);[.T73];0);IF(SUM([.V$2:.X$2]);[.Y73];0);IF(SUM([.AA$2:.AC$2]);[.AD73];0));&quot;&quot;)">
            <text:p/>
          </table:table-cell>
          <table:table-cell table:number-columns-repeated="4"/>
          <table:table-cell table:formula="of:=IF(AND(COUNTA([.G73:.I73]);SUMIF([.G73:.I73];&quot;&lt;&gt;*&quot;;[.G$2:.I$2]));((SUMIF([.G73:.I73];&quot;&lt;&gt;*&quot;;[.G73:.I73])/SUMIF([.G73:.I73];&quot;&lt;&gt;*&quot;;[.G$2:.I$2]))*[.J$2]);&quot;&quot;)">
            <text:p/>
          </table:table-cell>
          <table:table-cell table:formula="of:=IF((LEN([.J73])=0);&quot;&quot;;CONCATENATE(ROUND([.J73];2);&quot; (&quot;;ROUND((([.J73]/[.J$2])*100);2);&quot;%)&quot;))">
            <text:p/>
          </table:table-cell>
          <table:table-cell table:number-columns-repeated="3"/>
          <table:table-cell table:formula="of:=IF(AND(COUNTA([.L73:.N73]);SUMIF([.L73:.N73];&quot;&lt;&gt;*&quot;;[.L$2:.N$2]));((SUMIF([.L73:.N73];&quot;&lt;&gt;*&quot;;[.L73:.N73])/SUMIF([.L73:.N73];&quot;&lt;&gt;*&quot;;[.L$2:.N$2]))*[.O$2]);&quot;&quot;)">
            <text:p/>
          </table:table-cell>
          <table:table-cell table:formula="of:=IF((LEN([.O73])=0);&quot;&quot;;CONCATENATE(ROUND([.O73];2);&quot; (&quot;;ROUND((([.O73]/[.O$2])*100);2);&quot;%)&quot;))">
            <text:p/>
          </table:table-cell>
          <table:table-cell table:number-columns-repeated="3"/>
          <table:table-cell table:formula="of:=IF(AND(COUNTA([.Q73:.S73]);SUMIF([.Q73:.S73];&quot;&lt;&gt;*&quot;;[.Q$2:.S$2]));((SUMIF([.Q73:.S73];&quot;&lt;&gt;*&quot;;[.Q73:.S73])/SUMIF([.Q73:.S73];&quot;&lt;&gt;*&quot;;[.Q$2:.S$2]))*[.T$2]);&quot;&quot;)">
            <text:p/>
          </table:table-cell>
          <table:table-cell table:formula="of:=IF((LEN([.T73])=0);&quot;&quot;;CONCATENATE(ROUND([.T73];2);&quot; (&quot;;ROUND((([.T73]/[.T$2])*100);2);&quot;%)&quot;))">
            <text:p/>
          </table:table-cell>
          <table:table-cell table:number-columns-repeated="3"/>
          <table:table-cell table:formula="of:=IF(AND(COUNTA([.V73:.X73]);SUMIF([.V73:.X73];&quot;&lt;&gt;*&quot;;[.V$2:.X$2]));((SUMIF([.V73:.X73];&quot;&lt;&gt;*&quot;;[.V73:.X73])/SUMIF([.V73:.X73];&quot;&lt;&gt;*&quot;;[.V$2:.X$2]))*[.Y$2]);&quot;&quot;)">
            <text:p/>
          </table:table-cell>
          <table:table-cell table:formula="of:=IF((LEN([.Y73])=0);&quot;&quot;;CONCATENATE(ROUND([.Y73];2);&quot; (&quot;;ROUND((([.Y73]/[.Y$2])*100);2);&quot;%)&quot;))">
            <text:p/>
          </table:table-cell>
          <table:table-cell table:number-columns-repeated="3"/>
          <table:table-cell table:formula="of:=IF(AND(COUNTA([.AA73:.AC73]);SUMIF([.AA73:.AC73];&quot;&lt;&gt;*&quot;;[.AA$2:.AC$2]));((SUMIF([.AA73:.AC73];&quot;&lt;&gt;*&quot;;[.AA73:.AC73])/SUMIF([.AA73:.AC73];&quot;&lt;&gt;*&quot;;[.AA$2:.AC$2]))*[.AD$2]);&quot;&quot;)">
            <text:p/>
          </table:table-cell>
          <table:table-cell table:formula="of:=IF((LEN([.AD73])=0);&quot;&quot;;CONCATENATE(ROUND([.AD73];2);&quot; (&quot;;ROUND((([.AD7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4])&gt;0);SUM([.G74:.AF74]));([.E74]/SUM( IF(LEN([.J74])&gt;0;[.J$2];0); IF(LEN([.P74])&gt;0;[.P$2];0); IF(LEN([.U74])&gt;0;[.U$2];0); IF(LEN([.Z74])&gt;0;[.Z$2];0); IF(LEN([.AE74])&gt;0;[.AE$2];0) ));&quot;&quot;)">
            <text:p/>
          </table:table-cell>
          <table:table-cell table:formula="of:=IF(LEN([.C74]);SUM(IF(SUM([.G$2:.I$2]);[.J74];0);IF(SUM([.L$2:.N$2]);[.O74];0);IF(SUM([.Q$2:.S$2]);[.T74];0);IF(SUM([.V$2:.X$2]);[.Y74];0);IF(SUM([.AA$2:.AC$2]);[.AD74];0));&quot;&quot;)">
            <text:p/>
          </table:table-cell>
          <table:table-cell table:number-columns-repeated="4"/>
          <table:table-cell table:formula="of:=IF(AND(COUNTA([.G74:.I74]);SUMIF([.G74:.I74];&quot;&lt;&gt;*&quot;;[.G$2:.I$2]));((SUMIF([.G74:.I74];&quot;&lt;&gt;*&quot;;[.G74:.I74])/SUMIF([.G74:.I74];&quot;&lt;&gt;*&quot;;[.G$2:.I$2]))*[.J$2]);&quot;&quot;)">
            <text:p/>
          </table:table-cell>
          <table:table-cell table:formula="of:=IF((LEN([.J74])=0);&quot;&quot;;CONCATENATE(ROUND([.J74];2);&quot; (&quot;;ROUND((([.J74]/[.J$2])*100);2);&quot;%)&quot;))">
            <text:p/>
          </table:table-cell>
          <table:table-cell table:number-columns-repeated="3"/>
          <table:table-cell table:formula="of:=IF(AND(COUNTA([.L74:.N74]);SUMIF([.L74:.N74];&quot;&lt;&gt;*&quot;;[.L$2:.N$2]));((SUMIF([.L74:.N74];&quot;&lt;&gt;*&quot;;[.L74:.N74])/SUMIF([.L74:.N74];&quot;&lt;&gt;*&quot;;[.L$2:.N$2]))*[.O$2]);&quot;&quot;)">
            <text:p/>
          </table:table-cell>
          <table:table-cell table:formula="of:=IF((LEN([.O74])=0);&quot;&quot;;CONCATENATE(ROUND([.O74];2);&quot; (&quot;;ROUND((([.O74]/[.O$2])*100);2);&quot;%)&quot;))">
            <text:p/>
          </table:table-cell>
          <table:table-cell table:number-columns-repeated="3"/>
          <table:table-cell table:formula="of:=IF(AND(COUNTA([.Q74:.S74]);SUMIF([.Q74:.S74];&quot;&lt;&gt;*&quot;;[.Q$2:.S$2]));((SUMIF([.Q74:.S74];&quot;&lt;&gt;*&quot;;[.Q74:.S74])/SUMIF([.Q74:.S74];&quot;&lt;&gt;*&quot;;[.Q$2:.S$2]))*[.T$2]);&quot;&quot;)">
            <text:p/>
          </table:table-cell>
          <table:table-cell table:formula="of:=IF((LEN([.T74])=0);&quot;&quot;;CONCATENATE(ROUND([.T74];2);&quot; (&quot;;ROUND((([.T74]/[.T$2])*100);2);&quot;%)&quot;))">
            <text:p/>
          </table:table-cell>
          <table:table-cell table:number-columns-repeated="3"/>
          <table:table-cell table:formula="of:=IF(AND(COUNTA([.V74:.X74]);SUMIF([.V74:.X74];&quot;&lt;&gt;*&quot;;[.V$2:.X$2]));((SUMIF([.V74:.X74];&quot;&lt;&gt;*&quot;;[.V74:.X74])/SUMIF([.V74:.X74];&quot;&lt;&gt;*&quot;;[.V$2:.X$2]))*[.Y$2]);&quot;&quot;)">
            <text:p/>
          </table:table-cell>
          <table:table-cell table:formula="of:=IF((LEN([.Y74])=0);&quot;&quot;;CONCATENATE(ROUND([.Y74];2);&quot; (&quot;;ROUND((([.Y74]/[.Y$2])*100);2);&quot;%)&quot;))">
            <text:p/>
          </table:table-cell>
          <table:table-cell table:number-columns-repeated="3"/>
          <table:table-cell table:formula="of:=IF(AND(COUNTA([.AA74:.AC74]);SUMIF([.AA74:.AC74];&quot;&lt;&gt;*&quot;;[.AA$2:.AC$2]));((SUMIF([.AA74:.AC74];&quot;&lt;&gt;*&quot;;[.AA74:.AC74])/SUMIF([.AA74:.AC74];&quot;&lt;&gt;*&quot;;[.AA$2:.AC$2]))*[.AD$2]);&quot;&quot;)">
            <text:p/>
          </table:table-cell>
          <table:table-cell table:formula="of:=IF((LEN([.AD74])=0);&quot;&quot;;CONCATENATE(ROUND([.AD74];2);&quot; (&quot;;ROUND((([.AD7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5])&gt;0);SUM([.G75:.AF75]));([.E75]/SUM( IF(LEN([.J75])&gt;0;[.J$2];0); IF(LEN([.P75])&gt;0;[.P$2];0); IF(LEN([.U75])&gt;0;[.U$2];0); IF(LEN([.Z75])&gt;0;[.Z$2];0); IF(LEN([.AE75])&gt;0;[.AE$2];0) ));&quot;&quot;)">
            <text:p/>
          </table:table-cell>
          <table:table-cell table:formula="of:=IF(LEN([.C75]);SUM(IF(SUM([.G$2:.I$2]);[.J75];0);IF(SUM([.L$2:.N$2]);[.O75];0);IF(SUM([.Q$2:.S$2]);[.T75];0);IF(SUM([.V$2:.X$2]);[.Y75];0);IF(SUM([.AA$2:.AC$2]);[.AD75];0));&quot;&quot;)">
            <text:p/>
          </table:table-cell>
          <table:table-cell table:number-columns-repeated="4"/>
          <table:table-cell table:formula="of:=IF(AND(COUNTA([.G75:.I75]);SUMIF([.G75:.I75];&quot;&lt;&gt;*&quot;;[.G$2:.I$2]));((SUMIF([.G75:.I75];&quot;&lt;&gt;*&quot;;[.G75:.I75])/SUMIF([.G75:.I75];&quot;&lt;&gt;*&quot;;[.G$2:.I$2]))*[.J$2]);&quot;&quot;)">
            <text:p/>
          </table:table-cell>
          <table:table-cell table:formula="of:=IF((LEN([.J75])=0);&quot;&quot;;CONCATENATE(ROUND([.J75];2);&quot; (&quot;;ROUND((([.J75]/[.J$2])*100);2);&quot;%)&quot;))">
            <text:p/>
          </table:table-cell>
          <table:table-cell table:number-columns-repeated="3"/>
          <table:table-cell table:formula="of:=IF(AND(COUNTA([.L75:.N75]);SUMIF([.L75:.N75];&quot;&lt;&gt;*&quot;;[.L$2:.N$2]));((SUMIF([.L75:.N75];&quot;&lt;&gt;*&quot;;[.L75:.N75])/SUMIF([.L75:.N75];&quot;&lt;&gt;*&quot;;[.L$2:.N$2]))*[.O$2]);&quot;&quot;)">
            <text:p/>
          </table:table-cell>
          <table:table-cell table:formula="of:=IF((LEN([.O75])=0);&quot;&quot;;CONCATENATE(ROUND([.O75];2);&quot; (&quot;;ROUND((([.O75]/[.O$2])*100);2);&quot;%)&quot;))">
            <text:p/>
          </table:table-cell>
          <table:table-cell table:number-columns-repeated="3"/>
          <table:table-cell table:formula="of:=IF(AND(COUNTA([.Q75:.S75]);SUMIF([.Q75:.S75];&quot;&lt;&gt;*&quot;;[.Q$2:.S$2]));((SUMIF([.Q75:.S75];&quot;&lt;&gt;*&quot;;[.Q75:.S75])/SUMIF([.Q75:.S75];&quot;&lt;&gt;*&quot;;[.Q$2:.S$2]))*[.T$2]);&quot;&quot;)">
            <text:p/>
          </table:table-cell>
          <table:table-cell table:formula="of:=IF((LEN([.T75])=0);&quot;&quot;;CONCATENATE(ROUND([.T75];2);&quot; (&quot;;ROUND((([.T75]/[.T$2])*100);2);&quot;%)&quot;))">
            <text:p/>
          </table:table-cell>
          <table:table-cell table:number-columns-repeated="3"/>
          <table:table-cell table:formula="of:=IF(AND(COUNTA([.V75:.X75]);SUMIF([.V75:.X75];&quot;&lt;&gt;*&quot;;[.V$2:.X$2]));((SUMIF([.V75:.X75];&quot;&lt;&gt;*&quot;;[.V75:.X75])/SUMIF([.V75:.X75];&quot;&lt;&gt;*&quot;;[.V$2:.X$2]))*[.Y$2]);&quot;&quot;)">
            <text:p/>
          </table:table-cell>
          <table:table-cell table:formula="of:=IF((LEN([.Y75])=0);&quot;&quot;;CONCATENATE(ROUND([.Y75];2);&quot; (&quot;;ROUND((([.Y75]/[.Y$2])*100);2);&quot;%)&quot;))">
            <text:p/>
          </table:table-cell>
          <table:table-cell table:number-columns-repeated="3"/>
          <table:table-cell table:formula="of:=IF(AND(COUNTA([.AA75:.AC75]);SUMIF([.AA75:.AC75];&quot;&lt;&gt;*&quot;;[.AA$2:.AC$2]));((SUMIF([.AA75:.AC75];&quot;&lt;&gt;*&quot;;[.AA75:.AC75])/SUMIF([.AA75:.AC75];&quot;&lt;&gt;*&quot;;[.AA$2:.AC$2]))*[.AD$2]);&quot;&quot;)">
            <text:p/>
          </table:table-cell>
          <table:table-cell table:formula="of:=IF((LEN([.AD75])=0);&quot;&quot;;CONCATENATE(ROUND([.AD75];2);&quot; (&quot;;ROUND((([.AD7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6])&gt;0);SUM([.G76:.AF76]));([.E76]/SUM( IF(LEN([.J76])&gt;0;[.J$2];0); IF(LEN([.P76])&gt;0;[.P$2];0); IF(LEN([.U76])&gt;0;[.U$2];0); IF(LEN([.Z76])&gt;0;[.Z$2];0); IF(LEN([.AE76])&gt;0;[.AE$2];0) ));&quot;&quot;)">
            <text:p/>
          </table:table-cell>
          <table:table-cell table:formula="of:=IF(LEN([.C76]);SUM(IF(SUM([.G$2:.I$2]);[.J76];0);IF(SUM([.L$2:.N$2]);[.O76];0);IF(SUM([.Q$2:.S$2]);[.T76];0);IF(SUM([.V$2:.X$2]);[.Y76];0);IF(SUM([.AA$2:.AC$2]);[.AD76];0));&quot;&quot;)">
            <text:p/>
          </table:table-cell>
          <table:table-cell table:number-columns-repeated="4"/>
          <table:table-cell table:formula="of:=IF(AND(COUNTA([.G76:.I76]);SUMIF([.G76:.I76];&quot;&lt;&gt;*&quot;;[.G$2:.I$2]));((SUMIF([.G76:.I76];&quot;&lt;&gt;*&quot;;[.G76:.I76])/SUMIF([.G76:.I76];&quot;&lt;&gt;*&quot;;[.G$2:.I$2]))*[.J$2]);&quot;&quot;)">
            <text:p/>
          </table:table-cell>
          <table:table-cell table:formula="of:=IF((LEN([.J76])=0);&quot;&quot;;CONCATENATE(ROUND([.J76];2);&quot; (&quot;;ROUND((([.J76]/[.J$2])*100);2);&quot;%)&quot;))">
            <text:p/>
          </table:table-cell>
          <table:table-cell table:number-columns-repeated="3"/>
          <table:table-cell table:formula="of:=IF(AND(COUNTA([.L76:.N76]);SUMIF([.L76:.N76];&quot;&lt;&gt;*&quot;;[.L$2:.N$2]));((SUMIF([.L76:.N76];&quot;&lt;&gt;*&quot;;[.L76:.N76])/SUMIF([.L76:.N76];&quot;&lt;&gt;*&quot;;[.L$2:.N$2]))*[.O$2]);&quot;&quot;)">
            <text:p/>
          </table:table-cell>
          <table:table-cell table:formula="of:=IF((LEN([.O76])=0);&quot;&quot;;CONCATENATE(ROUND([.O76];2);&quot; (&quot;;ROUND((([.O76]/[.O$2])*100);2);&quot;%)&quot;))">
            <text:p/>
          </table:table-cell>
          <table:table-cell table:number-columns-repeated="3"/>
          <table:table-cell table:formula="of:=IF(AND(COUNTA([.Q76:.S76]);SUMIF([.Q76:.S76];&quot;&lt;&gt;*&quot;;[.Q$2:.S$2]));((SUMIF([.Q76:.S76];&quot;&lt;&gt;*&quot;;[.Q76:.S76])/SUMIF([.Q76:.S76];&quot;&lt;&gt;*&quot;;[.Q$2:.S$2]))*[.T$2]);&quot;&quot;)">
            <text:p/>
          </table:table-cell>
          <table:table-cell table:formula="of:=IF((LEN([.T76])=0);&quot;&quot;;CONCATENATE(ROUND([.T76];2);&quot; (&quot;;ROUND((([.T76]/[.T$2])*100);2);&quot;%)&quot;))">
            <text:p/>
          </table:table-cell>
          <table:table-cell table:number-columns-repeated="3"/>
          <table:table-cell table:formula="of:=IF(AND(COUNTA([.V76:.X76]);SUMIF([.V76:.X76];&quot;&lt;&gt;*&quot;;[.V$2:.X$2]));((SUMIF([.V76:.X76];&quot;&lt;&gt;*&quot;;[.V76:.X76])/SUMIF([.V76:.X76];&quot;&lt;&gt;*&quot;;[.V$2:.X$2]))*[.Y$2]);&quot;&quot;)">
            <text:p/>
          </table:table-cell>
          <table:table-cell table:formula="of:=IF((LEN([.Y76])=0);&quot;&quot;;CONCATENATE(ROUND([.Y76];2);&quot; (&quot;;ROUND((([.Y76]/[.Y$2])*100);2);&quot;%)&quot;))">
            <text:p/>
          </table:table-cell>
          <table:table-cell table:number-columns-repeated="3"/>
          <table:table-cell table:formula="of:=IF(AND(COUNTA([.AA76:.AC76]);SUMIF([.AA76:.AC76];&quot;&lt;&gt;*&quot;;[.AA$2:.AC$2]));((SUMIF([.AA76:.AC76];&quot;&lt;&gt;*&quot;;[.AA76:.AC76])/SUMIF([.AA76:.AC76];&quot;&lt;&gt;*&quot;;[.AA$2:.AC$2]))*[.AD$2]);&quot;&quot;)">
            <text:p/>
          </table:table-cell>
          <table:table-cell table:formula="of:=IF((LEN([.AD76])=0);&quot;&quot;;CONCATENATE(ROUND([.AD76];2);&quot; (&quot;;ROUND((([.AD7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7])&gt;0);SUM([.G77:.AF77]));([.E77]/SUM( IF(LEN([.J77])&gt;0;[.J$2];0); IF(LEN([.P77])&gt;0;[.P$2];0); IF(LEN([.U77])&gt;0;[.U$2];0); IF(LEN([.Z77])&gt;0;[.Z$2];0); IF(LEN([.AE77])&gt;0;[.AE$2];0) ));&quot;&quot;)">
            <text:p/>
          </table:table-cell>
          <table:table-cell table:formula="of:=IF(LEN([.C77]);SUM(IF(SUM([.G$2:.I$2]);[.J77];0);IF(SUM([.L$2:.N$2]);[.O77];0);IF(SUM([.Q$2:.S$2]);[.T77];0);IF(SUM([.V$2:.X$2]);[.Y77];0);IF(SUM([.AA$2:.AC$2]);[.AD77];0));&quot;&quot;)">
            <text:p/>
          </table:table-cell>
          <table:table-cell table:number-columns-repeated="4"/>
          <table:table-cell table:formula="of:=IF(AND(COUNTA([.G77:.I77]);SUMIF([.G77:.I77];&quot;&lt;&gt;*&quot;;[.G$2:.I$2]));((SUMIF([.G77:.I77];&quot;&lt;&gt;*&quot;;[.G77:.I77])/SUMIF([.G77:.I77];&quot;&lt;&gt;*&quot;;[.G$2:.I$2]))*[.J$2]);&quot;&quot;)">
            <text:p/>
          </table:table-cell>
          <table:table-cell table:formula="of:=IF((LEN([.J77])=0);&quot;&quot;;CONCATENATE(ROUND([.J77];2);&quot; (&quot;;ROUND((([.J77]/[.J$2])*100);2);&quot;%)&quot;))">
            <text:p/>
          </table:table-cell>
          <table:table-cell table:number-columns-repeated="3"/>
          <table:table-cell table:formula="of:=IF(AND(COUNTA([.L77:.N77]);SUMIF([.L77:.N77];&quot;&lt;&gt;*&quot;;[.L$2:.N$2]));((SUMIF([.L77:.N77];&quot;&lt;&gt;*&quot;;[.L77:.N77])/SUMIF([.L77:.N77];&quot;&lt;&gt;*&quot;;[.L$2:.N$2]))*[.O$2]);&quot;&quot;)">
            <text:p/>
          </table:table-cell>
          <table:table-cell table:formula="of:=IF((LEN([.O77])=0);&quot;&quot;;CONCATENATE(ROUND([.O77];2);&quot; (&quot;;ROUND((([.O77]/[.O$2])*100);2);&quot;%)&quot;))">
            <text:p/>
          </table:table-cell>
          <table:table-cell table:number-columns-repeated="3"/>
          <table:table-cell table:formula="of:=IF(AND(COUNTA([.Q77:.S77]);SUMIF([.Q77:.S77];&quot;&lt;&gt;*&quot;;[.Q$2:.S$2]));((SUMIF([.Q77:.S77];&quot;&lt;&gt;*&quot;;[.Q77:.S77])/SUMIF([.Q77:.S77];&quot;&lt;&gt;*&quot;;[.Q$2:.S$2]))*[.T$2]);&quot;&quot;)">
            <text:p/>
          </table:table-cell>
          <table:table-cell table:formula="of:=IF((LEN([.T77])=0);&quot;&quot;;CONCATENATE(ROUND([.T77];2);&quot; (&quot;;ROUND((([.T77]/[.T$2])*100);2);&quot;%)&quot;))">
            <text:p/>
          </table:table-cell>
          <table:table-cell table:number-columns-repeated="3"/>
          <table:table-cell table:formula="of:=IF(AND(COUNTA([.V77:.X77]);SUMIF([.V77:.X77];&quot;&lt;&gt;*&quot;;[.V$2:.X$2]));((SUMIF([.V77:.X77];&quot;&lt;&gt;*&quot;;[.V77:.X77])/SUMIF([.V77:.X77];&quot;&lt;&gt;*&quot;;[.V$2:.X$2]))*[.Y$2]);&quot;&quot;)">
            <text:p/>
          </table:table-cell>
          <table:table-cell table:formula="of:=IF((LEN([.Y77])=0);&quot;&quot;;CONCATENATE(ROUND([.Y77];2);&quot; (&quot;;ROUND((([.Y77]/[.Y$2])*100);2);&quot;%)&quot;))">
            <text:p/>
          </table:table-cell>
          <table:table-cell table:number-columns-repeated="3"/>
          <table:table-cell table:formula="of:=IF(AND(COUNTA([.AA77:.AC77]);SUMIF([.AA77:.AC77];&quot;&lt;&gt;*&quot;;[.AA$2:.AC$2]));((SUMIF([.AA77:.AC77];&quot;&lt;&gt;*&quot;;[.AA77:.AC77])/SUMIF([.AA77:.AC77];&quot;&lt;&gt;*&quot;;[.AA$2:.AC$2]))*[.AD$2]);&quot;&quot;)">
            <text:p/>
          </table:table-cell>
          <table:table-cell table:formula="of:=IF((LEN([.AD77])=0);&quot;&quot;;CONCATENATE(ROUND([.AD77];2);&quot; (&quot;;ROUND((([.AD7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8])&gt;0);SUM([.G78:.AF78]));([.E78]/SUM( IF(LEN([.J78])&gt;0;[.J$2];0); IF(LEN([.P78])&gt;0;[.P$2];0); IF(LEN([.U78])&gt;0;[.U$2];0); IF(LEN([.Z78])&gt;0;[.Z$2];0); IF(LEN([.AE78])&gt;0;[.AE$2];0) ));&quot;&quot;)">
            <text:p/>
          </table:table-cell>
          <table:table-cell table:formula="of:=IF(LEN([.C78]);SUM(IF(SUM([.G$2:.I$2]);[.J78];0);IF(SUM([.L$2:.N$2]);[.O78];0);IF(SUM([.Q$2:.S$2]);[.T78];0);IF(SUM([.V$2:.X$2]);[.Y78];0);IF(SUM([.AA$2:.AC$2]);[.AD78];0));&quot;&quot;)">
            <text:p/>
          </table:table-cell>
          <table:table-cell table:number-columns-repeated="4"/>
          <table:table-cell table:formula="of:=IF(AND(COUNTA([.G78:.I78]);SUMIF([.G78:.I78];&quot;&lt;&gt;*&quot;;[.G$2:.I$2]));((SUMIF([.G78:.I78];&quot;&lt;&gt;*&quot;;[.G78:.I78])/SUMIF([.G78:.I78];&quot;&lt;&gt;*&quot;;[.G$2:.I$2]))*[.J$2]);&quot;&quot;)">
            <text:p/>
          </table:table-cell>
          <table:table-cell table:formula="of:=IF((LEN([.J78])=0);&quot;&quot;;CONCATENATE(ROUND([.J78];2);&quot; (&quot;;ROUND((([.J78]/[.J$2])*100);2);&quot;%)&quot;))">
            <text:p/>
          </table:table-cell>
          <table:table-cell table:number-columns-repeated="3"/>
          <table:table-cell table:formula="of:=IF(AND(COUNTA([.L78:.N78]);SUMIF([.L78:.N78];&quot;&lt;&gt;*&quot;;[.L$2:.N$2]));((SUMIF([.L78:.N78];&quot;&lt;&gt;*&quot;;[.L78:.N78])/SUMIF([.L78:.N78];&quot;&lt;&gt;*&quot;;[.L$2:.N$2]))*[.O$2]);&quot;&quot;)">
            <text:p/>
          </table:table-cell>
          <table:table-cell table:formula="of:=IF((LEN([.O78])=0);&quot;&quot;;CONCATENATE(ROUND([.O78];2);&quot; (&quot;;ROUND((([.O78]/[.O$2])*100);2);&quot;%)&quot;))">
            <text:p/>
          </table:table-cell>
          <table:table-cell table:number-columns-repeated="3"/>
          <table:table-cell table:formula="of:=IF(AND(COUNTA([.Q78:.S78]);SUMIF([.Q78:.S78];&quot;&lt;&gt;*&quot;;[.Q$2:.S$2]));((SUMIF([.Q78:.S78];&quot;&lt;&gt;*&quot;;[.Q78:.S78])/SUMIF([.Q78:.S78];&quot;&lt;&gt;*&quot;;[.Q$2:.S$2]))*[.T$2]);&quot;&quot;)">
            <text:p/>
          </table:table-cell>
          <table:table-cell table:formula="of:=IF((LEN([.T78])=0);&quot;&quot;;CONCATENATE(ROUND([.T78];2);&quot; (&quot;;ROUND((([.T78]/[.T$2])*100);2);&quot;%)&quot;))">
            <text:p/>
          </table:table-cell>
          <table:table-cell table:number-columns-repeated="3"/>
          <table:table-cell table:formula="of:=IF(AND(COUNTA([.V78:.X78]);SUMIF([.V78:.X78];&quot;&lt;&gt;*&quot;;[.V$2:.X$2]));((SUMIF([.V78:.X78];&quot;&lt;&gt;*&quot;;[.V78:.X78])/SUMIF([.V78:.X78];&quot;&lt;&gt;*&quot;;[.V$2:.X$2]))*[.Y$2]);&quot;&quot;)">
            <text:p/>
          </table:table-cell>
          <table:table-cell table:formula="of:=IF((LEN([.Y78])=0);&quot;&quot;;CONCATENATE(ROUND([.Y78];2);&quot; (&quot;;ROUND((([.Y78]/[.Y$2])*100);2);&quot;%)&quot;))">
            <text:p/>
          </table:table-cell>
          <table:table-cell table:number-columns-repeated="3"/>
          <table:table-cell table:formula="of:=IF(AND(COUNTA([.AA78:.AC78]);SUMIF([.AA78:.AC78];&quot;&lt;&gt;*&quot;;[.AA$2:.AC$2]));((SUMIF([.AA78:.AC78];&quot;&lt;&gt;*&quot;;[.AA78:.AC78])/SUMIF([.AA78:.AC78];&quot;&lt;&gt;*&quot;;[.AA$2:.AC$2]))*[.AD$2]);&quot;&quot;)">
            <text:p/>
          </table:table-cell>
          <table:table-cell table:formula="of:=IF((LEN([.AD78])=0);&quot;&quot;;CONCATENATE(ROUND([.AD78];2);&quot; (&quot;;ROUND((([.AD7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9])&gt;0);SUM([.G79:.AF79]));([.E79]/SUM( IF(LEN([.J79])&gt;0;[.J$2];0); IF(LEN([.P79])&gt;0;[.P$2];0); IF(LEN([.U79])&gt;0;[.U$2];0); IF(LEN([.Z79])&gt;0;[.Z$2];0); IF(LEN([.AE79])&gt;0;[.AE$2];0) ));&quot;&quot;)">
            <text:p/>
          </table:table-cell>
          <table:table-cell table:formula="of:=IF(LEN([.C79]);SUM(IF(SUM([.G$2:.I$2]);[.J79];0);IF(SUM([.L$2:.N$2]);[.O79];0);IF(SUM([.Q$2:.S$2]);[.T79];0);IF(SUM([.V$2:.X$2]);[.Y79];0);IF(SUM([.AA$2:.AC$2]);[.AD79];0));&quot;&quot;)">
            <text:p/>
          </table:table-cell>
          <table:table-cell table:number-columns-repeated="4"/>
          <table:table-cell table:formula="of:=IF(AND(COUNTA([.G79:.I79]);SUMIF([.G79:.I79];&quot;&lt;&gt;*&quot;;[.G$2:.I$2]));((SUMIF([.G79:.I79];&quot;&lt;&gt;*&quot;;[.G79:.I79])/SUMIF([.G79:.I79];&quot;&lt;&gt;*&quot;;[.G$2:.I$2]))*[.J$2]);&quot;&quot;)">
            <text:p/>
          </table:table-cell>
          <table:table-cell table:formula="of:=IF((LEN([.J79])=0);&quot;&quot;;CONCATENATE(ROUND([.J79];2);&quot; (&quot;;ROUND((([.J79]/[.J$2])*100);2);&quot;%)&quot;))">
            <text:p/>
          </table:table-cell>
          <table:table-cell table:number-columns-repeated="3"/>
          <table:table-cell table:formula="of:=IF(AND(COUNTA([.L79:.N79]);SUMIF([.L79:.N79];&quot;&lt;&gt;*&quot;;[.L$2:.N$2]));((SUMIF([.L79:.N79];&quot;&lt;&gt;*&quot;;[.L79:.N79])/SUMIF([.L79:.N79];&quot;&lt;&gt;*&quot;;[.L$2:.N$2]))*[.O$2]);&quot;&quot;)">
            <text:p/>
          </table:table-cell>
          <table:table-cell table:formula="of:=IF((LEN([.O79])=0);&quot;&quot;;CONCATENATE(ROUND([.O79];2);&quot; (&quot;;ROUND((([.O79]/[.O$2])*100);2);&quot;%)&quot;))">
            <text:p/>
          </table:table-cell>
          <table:table-cell table:number-columns-repeated="3"/>
          <table:table-cell table:formula="of:=IF(AND(COUNTA([.Q79:.S79]);SUMIF([.Q79:.S79];&quot;&lt;&gt;*&quot;;[.Q$2:.S$2]));((SUMIF([.Q79:.S79];&quot;&lt;&gt;*&quot;;[.Q79:.S79])/SUMIF([.Q79:.S79];&quot;&lt;&gt;*&quot;;[.Q$2:.S$2]))*[.T$2]);&quot;&quot;)">
            <text:p/>
          </table:table-cell>
          <table:table-cell table:formula="of:=IF((LEN([.T79])=0);&quot;&quot;;CONCATENATE(ROUND([.T79];2);&quot; (&quot;;ROUND((([.T79]/[.T$2])*100);2);&quot;%)&quot;))">
            <text:p/>
          </table:table-cell>
          <table:table-cell table:number-columns-repeated="3"/>
          <table:table-cell table:formula="of:=IF(AND(COUNTA([.V79:.X79]);SUMIF([.V79:.X79];&quot;&lt;&gt;*&quot;;[.V$2:.X$2]));((SUMIF([.V79:.X79];&quot;&lt;&gt;*&quot;;[.V79:.X79])/SUMIF([.V79:.X79];&quot;&lt;&gt;*&quot;;[.V$2:.X$2]))*[.Y$2]);&quot;&quot;)">
            <text:p/>
          </table:table-cell>
          <table:table-cell table:formula="of:=IF((LEN([.Y79])=0);&quot;&quot;;CONCATENATE(ROUND([.Y79];2);&quot; (&quot;;ROUND((([.Y79]/[.Y$2])*100);2);&quot;%)&quot;))">
            <text:p/>
          </table:table-cell>
          <table:table-cell table:number-columns-repeated="3"/>
          <table:table-cell table:formula="of:=IF(AND(COUNTA([.AA79:.AC79]);SUMIF([.AA79:.AC79];&quot;&lt;&gt;*&quot;;[.AA$2:.AC$2]));((SUMIF([.AA79:.AC79];&quot;&lt;&gt;*&quot;;[.AA79:.AC79])/SUMIF([.AA79:.AC79];&quot;&lt;&gt;*&quot;;[.AA$2:.AC$2]))*[.AD$2]);&quot;&quot;)">
            <text:p/>
          </table:table-cell>
          <table:table-cell table:formula="of:=IF((LEN([.AD79])=0);&quot;&quot;;CONCATENATE(ROUND([.AD79];2);&quot; (&quot;;ROUND((([.AD7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0])&gt;0);SUM([.G80:.AF80]));([.E80]/SUM( IF(LEN([.J80])&gt;0;[.J$2];0); IF(LEN([.P80])&gt;0;[.P$2];0); IF(LEN([.U80])&gt;0;[.U$2];0); IF(LEN([.Z80])&gt;0;[.Z$2];0); IF(LEN([.AE80])&gt;0;[.AE$2];0) ));&quot;&quot;)">
            <text:p/>
          </table:table-cell>
          <table:table-cell table:formula="of:=IF(LEN([.C80]);SUM(IF(SUM([.G$2:.I$2]);[.J80];0);IF(SUM([.L$2:.N$2]);[.O80];0);IF(SUM([.Q$2:.S$2]);[.T80];0);IF(SUM([.V$2:.X$2]);[.Y80];0);IF(SUM([.AA$2:.AC$2]);[.AD80];0));&quot;&quot;)">
            <text:p/>
          </table:table-cell>
          <table:table-cell table:number-columns-repeated="4"/>
          <table:table-cell table:formula="of:=IF(AND(COUNTA([.G80:.I80]);SUMIF([.G80:.I80];&quot;&lt;&gt;*&quot;;[.G$2:.I$2]));((SUMIF([.G80:.I80];&quot;&lt;&gt;*&quot;;[.G80:.I80])/SUMIF([.G80:.I80];&quot;&lt;&gt;*&quot;;[.G$2:.I$2]))*[.J$2]);&quot;&quot;)">
            <text:p/>
          </table:table-cell>
          <table:table-cell table:formula="of:=IF((LEN([.J80])=0);&quot;&quot;;CONCATENATE(ROUND([.J80];2);&quot; (&quot;;ROUND((([.J80]/[.J$2])*100);2);&quot;%)&quot;))">
            <text:p/>
          </table:table-cell>
          <table:table-cell table:number-columns-repeated="3"/>
          <table:table-cell table:formula="of:=IF(AND(COUNTA([.L80:.N80]);SUMIF([.L80:.N80];&quot;&lt;&gt;*&quot;;[.L$2:.N$2]));((SUMIF([.L80:.N80];&quot;&lt;&gt;*&quot;;[.L80:.N80])/SUMIF([.L80:.N80];&quot;&lt;&gt;*&quot;;[.L$2:.N$2]))*[.O$2]);&quot;&quot;)">
            <text:p/>
          </table:table-cell>
          <table:table-cell table:formula="of:=IF((LEN([.O80])=0);&quot;&quot;;CONCATENATE(ROUND([.O80];2);&quot; (&quot;;ROUND((([.O80]/[.O$2])*100);2);&quot;%)&quot;))">
            <text:p/>
          </table:table-cell>
          <table:table-cell table:number-columns-repeated="3"/>
          <table:table-cell table:formula="of:=IF(AND(COUNTA([.Q80:.S80]);SUMIF([.Q80:.S80];&quot;&lt;&gt;*&quot;;[.Q$2:.S$2]));((SUMIF([.Q80:.S80];&quot;&lt;&gt;*&quot;;[.Q80:.S80])/SUMIF([.Q80:.S80];&quot;&lt;&gt;*&quot;;[.Q$2:.S$2]))*[.T$2]);&quot;&quot;)">
            <text:p/>
          </table:table-cell>
          <table:table-cell table:formula="of:=IF((LEN([.T80])=0);&quot;&quot;;CONCATENATE(ROUND([.T80];2);&quot; (&quot;;ROUND((([.T80]/[.T$2])*100);2);&quot;%)&quot;))">
            <text:p/>
          </table:table-cell>
          <table:table-cell table:number-columns-repeated="3"/>
          <table:table-cell table:formula="of:=IF(AND(COUNTA([.V80:.X80]);SUMIF([.V80:.X80];&quot;&lt;&gt;*&quot;;[.V$2:.X$2]));((SUMIF([.V80:.X80];&quot;&lt;&gt;*&quot;;[.V80:.X80])/SUMIF([.V80:.X80];&quot;&lt;&gt;*&quot;;[.V$2:.X$2]))*[.Y$2]);&quot;&quot;)">
            <text:p/>
          </table:table-cell>
          <table:table-cell table:formula="of:=IF((LEN([.Y80])=0);&quot;&quot;;CONCATENATE(ROUND([.Y80];2);&quot; (&quot;;ROUND((([.Y80]/[.Y$2])*100);2);&quot;%)&quot;))">
            <text:p/>
          </table:table-cell>
          <table:table-cell table:number-columns-repeated="3"/>
          <table:table-cell table:formula="of:=IF(AND(COUNTA([.AA80:.AC80]);SUMIF([.AA80:.AC80];&quot;&lt;&gt;*&quot;;[.AA$2:.AC$2]));((SUMIF([.AA80:.AC80];&quot;&lt;&gt;*&quot;;[.AA80:.AC80])/SUMIF([.AA80:.AC80];&quot;&lt;&gt;*&quot;;[.AA$2:.AC$2]))*[.AD$2]);&quot;&quot;)">
            <text:p/>
          </table:table-cell>
          <table:table-cell table:formula="of:=IF((LEN([.AD80])=0);&quot;&quot;;CONCATENATE(ROUND([.AD80];2);&quot; (&quot;;ROUND((([.AD8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1])&gt;0);SUM([.G81:.AF81]));([.E81]/SUM( IF(LEN([.J81])&gt;0;[.J$2];0); IF(LEN([.P81])&gt;0;[.P$2];0); IF(LEN([.U81])&gt;0;[.U$2];0); IF(LEN([.Z81])&gt;0;[.Z$2];0); IF(LEN([.AE81])&gt;0;[.AE$2];0) ));&quot;&quot;)">
            <text:p/>
          </table:table-cell>
          <table:table-cell table:formula="of:=IF(LEN([.C81]);SUM(IF(SUM([.G$2:.I$2]);[.J81];0);IF(SUM([.L$2:.N$2]);[.O81];0);IF(SUM([.Q$2:.S$2]);[.T81];0);IF(SUM([.V$2:.X$2]);[.Y81];0);IF(SUM([.AA$2:.AC$2]);[.AD81];0));&quot;&quot;)">
            <text:p/>
          </table:table-cell>
          <table:table-cell table:number-columns-repeated="4"/>
          <table:table-cell table:formula="of:=IF(AND(COUNTA([.G81:.I81]);SUMIF([.G81:.I81];&quot;&lt;&gt;*&quot;;[.G$2:.I$2]));((SUMIF([.G81:.I81];&quot;&lt;&gt;*&quot;;[.G81:.I81])/SUMIF([.G81:.I81];&quot;&lt;&gt;*&quot;;[.G$2:.I$2]))*[.J$2]);&quot;&quot;)">
            <text:p/>
          </table:table-cell>
          <table:table-cell table:formula="of:=IF((LEN([.J81])=0);&quot;&quot;;CONCATENATE(ROUND([.J81];2);&quot; (&quot;;ROUND((([.J81]/[.J$2])*100);2);&quot;%)&quot;))">
            <text:p/>
          </table:table-cell>
          <table:table-cell table:number-columns-repeated="3"/>
          <table:table-cell table:formula="of:=IF(AND(COUNTA([.L81:.N81]);SUMIF([.L81:.N81];&quot;&lt;&gt;*&quot;;[.L$2:.N$2]));((SUMIF([.L81:.N81];&quot;&lt;&gt;*&quot;;[.L81:.N81])/SUMIF([.L81:.N81];&quot;&lt;&gt;*&quot;;[.L$2:.N$2]))*[.O$2]);&quot;&quot;)">
            <text:p/>
          </table:table-cell>
          <table:table-cell table:formula="of:=IF((LEN([.O81])=0);&quot;&quot;;CONCATENATE(ROUND([.O81];2);&quot; (&quot;;ROUND((([.O81]/[.O$2])*100);2);&quot;%)&quot;))">
            <text:p/>
          </table:table-cell>
          <table:table-cell table:number-columns-repeated="3"/>
          <table:table-cell table:formula="of:=IF(AND(COUNTA([.Q81:.S81]);SUMIF([.Q81:.S81];&quot;&lt;&gt;*&quot;;[.Q$2:.S$2]));((SUMIF([.Q81:.S81];&quot;&lt;&gt;*&quot;;[.Q81:.S81])/SUMIF([.Q81:.S81];&quot;&lt;&gt;*&quot;;[.Q$2:.S$2]))*[.T$2]);&quot;&quot;)">
            <text:p/>
          </table:table-cell>
          <table:table-cell table:formula="of:=IF((LEN([.T81])=0);&quot;&quot;;CONCATENATE(ROUND([.T81];2);&quot; (&quot;;ROUND((([.T81]/[.T$2])*100);2);&quot;%)&quot;))">
            <text:p/>
          </table:table-cell>
          <table:table-cell table:number-columns-repeated="3"/>
          <table:table-cell table:formula="of:=IF(AND(COUNTA([.V81:.X81]);SUMIF([.V81:.X81];&quot;&lt;&gt;*&quot;;[.V$2:.X$2]));((SUMIF([.V81:.X81];&quot;&lt;&gt;*&quot;;[.V81:.X81])/SUMIF([.V81:.X81];&quot;&lt;&gt;*&quot;;[.V$2:.X$2]))*[.Y$2]);&quot;&quot;)">
            <text:p/>
          </table:table-cell>
          <table:table-cell table:formula="of:=IF((LEN([.Y81])=0);&quot;&quot;;CONCATENATE(ROUND([.Y81];2);&quot; (&quot;;ROUND((([.Y81]/[.Y$2])*100);2);&quot;%)&quot;))">
            <text:p/>
          </table:table-cell>
          <table:table-cell table:number-columns-repeated="3"/>
          <table:table-cell table:formula="of:=IF(AND(COUNTA([.AA81:.AC81]);SUMIF([.AA81:.AC81];&quot;&lt;&gt;*&quot;;[.AA$2:.AC$2]));((SUMIF([.AA81:.AC81];&quot;&lt;&gt;*&quot;;[.AA81:.AC81])/SUMIF([.AA81:.AC81];&quot;&lt;&gt;*&quot;;[.AA$2:.AC$2]))*[.AD$2]);&quot;&quot;)">
            <text:p/>
          </table:table-cell>
          <table:table-cell table:formula="of:=IF((LEN([.AD81])=0);&quot;&quot;;CONCATENATE(ROUND([.AD81];2);&quot; (&quot;;ROUND((([.AD8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2])&gt;0);SUM([.G82:.AF82]));([.E82]/SUM( IF(LEN([.J82])&gt;0;[.J$2];0); IF(LEN([.P82])&gt;0;[.P$2];0); IF(LEN([.U82])&gt;0;[.U$2];0); IF(LEN([.Z82])&gt;0;[.Z$2];0); IF(LEN([.AE82])&gt;0;[.AE$2];0) ));&quot;&quot;)">
            <text:p/>
          </table:table-cell>
          <table:table-cell table:formula="of:=IF(LEN([.C82]);SUM(IF(SUM([.G$2:.I$2]);[.J82];0);IF(SUM([.L$2:.N$2]);[.O82];0);IF(SUM([.Q$2:.S$2]);[.T82];0);IF(SUM([.V$2:.X$2]);[.Y82];0);IF(SUM([.AA$2:.AC$2]);[.AD82];0));&quot;&quot;)">
            <text:p/>
          </table:table-cell>
          <table:table-cell table:number-columns-repeated="4"/>
          <table:table-cell table:formula="of:=IF(AND(COUNTA([.G82:.I82]);SUMIF([.G82:.I82];&quot;&lt;&gt;*&quot;;[.G$2:.I$2]));((SUMIF([.G82:.I82];&quot;&lt;&gt;*&quot;;[.G82:.I82])/SUMIF([.G82:.I82];&quot;&lt;&gt;*&quot;;[.G$2:.I$2]))*[.J$2]);&quot;&quot;)">
            <text:p/>
          </table:table-cell>
          <table:table-cell table:formula="of:=IF((LEN([.J82])=0);&quot;&quot;;CONCATENATE(ROUND([.J82];2);&quot; (&quot;;ROUND((([.J82]/[.J$2])*100);2);&quot;%)&quot;))">
            <text:p/>
          </table:table-cell>
          <table:table-cell table:number-columns-repeated="3"/>
          <table:table-cell table:formula="of:=IF(AND(COUNTA([.L82:.N82]);SUMIF([.L82:.N82];&quot;&lt;&gt;*&quot;;[.L$2:.N$2]));((SUMIF([.L82:.N82];&quot;&lt;&gt;*&quot;;[.L82:.N82])/SUMIF([.L82:.N82];&quot;&lt;&gt;*&quot;;[.L$2:.N$2]))*[.O$2]);&quot;&quot;)">
            <text:p/>
          </table:table-cell>
          <table:table-cell table:formula="of:=IF((LEN([.O82])=0);&quot;&quot;;CONCATENATE(ROUND([.O82];2);&quot; (&quot;;ROUND((([.O82]/[.O$2])*100);2);&quot;%)&quot;))">
            <text:p/>
          </table:table-cell>
          <table:table-cell table:number-columns-repeated="3"/>
          <table:table-cell table:formula="of:=IF(AND(COUNTA([.Q82:.S82]);SUMIF([.Q82:.S82];&quot;&lt;&gt;*&quot;;[.Q$2:.S$2]));((SUMIF([.Q82:.S82];&quot;&lt;&gt;*&quot;;[.Q82:.S82])/SUMIF([.Q82:.S82];&quot;&lt;&gt;*&quot;;[.Q$2:.S$2]))*[.T$2]);&quot;&quot;)">
            <text:p/>
          </table:table-cell>
          <table:table-cell table:formula="of:=IF((LEN([.T82])=0);&quot;&quot;;CONCATENATE(ROUND([.T82];2);&quot; (&quot;;ROUND((([.T82]/[.T$2])*100);2);&quot;%)&quot;))">
            <text:p/>
          </table:table-cell>
          <table:table-cell table:number-columns-repeated="3"/>
          <table:table-cell table:formula="of:=IF(AND(COUNTA([.V82:.X82]);SUMIF([.V82:.X82];&quot;&lt;&gt;*&quot;;[.V$2:.X$2]));((SUMIF([.V82:.X82];&quot;&lt;&gt;*&quot;;[.V82:.X82])/SUMIF([.V82:.X82];&quot;&lt;&gt;*&quot;;[.V$2:.X$2]))*[.Y$2]);&quot;&quot;)">
            <text:p/>
          </table:table-cell>
          <table:table-cell table:formula="of:=IF((LEN([.Y82])=0);&quot;&quot;;CONCATENATE(ROUND([.Y82];2);&quot; (&quot;;ROUND((([.Y82]/[.Y$2])*100);2);&quot;%)&quot;))">
            <text:p/>
          </table:table-cell>
          <table:table-cell table:number-columns-repeated="3"/>
          <table:table-cell table:formula="of:=IF(AND(COUNTA([.AA82:.AC82]);SUMIF([.AA82:.AC82];&quot;&lt;&gt;*&quot;;[.AA$2:.AC$2]));((SUMIF([.AA82:.AC82];&quot;&lt;&gt;*&quot;;[.AA82:.AC82])/SUMIF([.AA82:.AC82];&quot;&lt;&gt;*&quot;;[.AA$2:.AC$2]))*[.AD$2]);&quot;&quot;)">
            <text:p/>
          </table:table-cell>
          <table:table-cell table:formula="of:=IF((LEN([.AD82])=0);&quot;&quot;;CONCATENATE(ROUND([.AD82];2);&quot; (&quot;;ROUND((([.AD8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3])&gt;0);SUM([.G83:.AF83]));([.E83]/SUM( IF(LEN([.J83])&gt;0;[.J$2];0); IF(LEN([.P83])&gt;0;[.P$2];0); IF(LEN([.U83])&gt;0;[.U$2];0); IF(LEN([.Z83])&gt;0;[.Z$2];0); IF(LEN([.AE83])&gt;0;[.AE$2];0) ));&quot;&quot;)">
            <text:p/>
          </table:table-cell>
          <table:table-cell table:formula="of:=IF(LEN([.C83]);SUM(IF(SUM([.G$2:.I$2]);[.J83];0);IF(SUM([.L$2:.N$2]);[.O83];0);IF(SUM([.Q$2:.S$2]);[.T83];0);IF(SUM([.V$2:.X$2]);[.Y83];0);IF(SUM([.AA$2:.AC$2]);[.AD83];0));&quot;&quot;)">
            <text:p/>
          </table:table-cell>
          <table:table-cell table:number-columns-repeated="4"/>
          <table:table-cell table:formula="of:=IF(AND(COUNTA([.G83:.I83]);SUMIF([.G83:.I83];&quot;&lt;&gt;*&quot;;[.G$2:.I$2]));((SUMIF([.G83:.I83];&quot;&lt;&gt;*&quot;;[.G83:.I83])/SUMIF([.G83:.I83];&quot;&lt;&gt;*&quot;;[.G$2:.I$2]))*[.J$2]);&quot;&quot;)">
            <text:p/>
          </table:table-cell>
          <table:table-cell table:formula="of:=IF((LEN([.J83])=0);&quot;&quot;;CONCATENATE(ROUND([.J83];2);&quot; (&quot;;ROUND((([.J83]/[.J$2])*100);2);&quot;%)&quot;))">
            <text:p/>
          </table:table-cell>
          <table:table-cell table:number-columns-repeated="3"/>
          <table:table-cell table:formula="of:=IF(AND(COUNTA([.L83:.N83]);SUMIF([.L83:.N83];&quot;&lt;&gt;*&quot;;[.L$2:.N$2]));((SUMIF([.L83:.N83];&quot;&lt;&gt;*&quot;;[.L83:.N83])/SUMIF([.L83:.N83];&quot;&lt;&gt;*&quot;;[.L$2:.N$2]))*[.O$2]);&quot;&quot;)">
            <text:p/>
          </table:table-cell>
          <table:table-cell table:formula="of:=IF((LEN([.O83])=0);&quot;&quot;;CONCATENATE(ROUND([.O83];2);&quot; (&quot;;ROUND((([.O83]/[.O$2])*100);2);&quot;%)&quot;))">
            <text:p/>
          </table:table-cell>
          <table:table-cell table:number-columns-repeated="3"/>
          <table:table-cell table:formula="of:=IF(AND(COUNTA([.Q83:.S83]);SUMIF([.Q83:.S83];&quot;&lt;&gt;*&quot;;[.Q$2:.S$2]));((SUMIF([.Q83:.S83];&quot;&lt;&gt;*&quot;;[.Q83:.S83])/SUMIF([.Q83:.S83];&quot;&lt;&gt;*&quot;;[.Q$2:.S$2]))*[.T$2]);&quot;&quot;)">
            <text:p/>
          </table:table-cell>
          <table:table-cell table:formula="of:=IF((LEN([.T83])=0);&quot;&quot;;CONCATENATE(ROUND([.T83];2);&quot; (&quot;;ROUND((([.T83]/[.T$2])*100);2);&quot;%)&quot;))">
            <text:p/>
          </table:table-cell>
          <table:table-cell table:number-columns-repeated="3"/>
          <table:table-cell table:formula="of:=IF(AND(COUNTA([.V83:.X83]);SUMIF([.V83:.X83];&quot;&lt;&gt;*&quot;;[.V$2:.X$2]));((SUMIF([.V83:.X83];&quot;&lt;&gt;*&quot;;[.V83:.X83])/SUMIF([.V83:.X83];&quot;&lt;&gt;*&quot;;[.V$2:.X$2]))*[.Y$2]);&quot;&quot;)">
            <text:p/>
          </table:table-cell>
          <table:table-cell table:formula="of:=IF((LEN([.Y83])=0);&quot;&quot;;CONCATENATE(ROUND([.Y83];2);&quot; (&quot;;ROUND((([.Y83]/[.Y$2])*100);2);&quot;%)&quot;))">
            <text:p/>
          </table:table-cell>
          <table:table-cell table:number-columns-repeated="3"/>
          <table:table-cell table:formula="of:=IF(AND(COUNTA([.AA83:.AC83]);SUMIF([.AA83:.AC83];&quot;&lt;&gt;*&quot;;[.AA$2:.AC$2]));((SUMIF([.AA83:.AC83];&quot;&lt;&gt;*&quot;;[.AA83:.AC83])/SUMIF([.AA83:.AC83];&quot;&lt;&gt;*&quot;;[.AA$2:.AC$2]))*[.AD$2]);&quot;&quot;)">
            <text:p/>
          </table:table-cell>
          <table:table-cell table:formula="of:=IF((LEN([.AD83])=0);&quot;&quot;;CONCATENATE(ROUND([.AD83];2);&quot; (&quot;;ROUND((([.AD8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4])&gt;0);SUM([.G84:.AF84]));([.E84]/SUM( IF(LEN([.J84])&gt;0;[.J$2];0); IF(LEN([.P84])&gt;0;[.P$2];0); IF(LEN([.U84])&gt;0;[.U$2];0); IF(LEN([.Z84])&gt;0;[.Z$2];0); IF(LEN([.AE84])&gt;0;[.AE$2];0) ));&quot;&quot;)">
            <text:p/>
          </table:table-cell>
          <table:table-cell table:formula="of:=IF(LEN([.C84]);SUM(IF(SUM([.G$2:.I$2]);[.J84];0);IF(SUM([.L$2:.N$2]);[.O84];0);IF(SUM([.Q$2:.S$2]);[.T84];0);IF(SUM([.V$2:.X$2]);[.Y84];0);IF(SUM([.AA$2:.AC$2]);[.AD84];0));&quot;&quot;)">
            <text:p/>
          </table:table-cell>
          <table:table-cell table:number-columns-repeated="4"/>
          <table:table-cell table:formula="of:=IF(AND(COUNTA([.G84:.I84]);SUMIF([.G84:.I84];&quot;&lt;&gt;*&quot;;[.G$2:.I$2]));((SUMIF([.G84:.I84];&quot;&lt;&gt;*&quot;;[.G84:.I84])/SUMIF([.G84:.I84];&quot;&lt;&gt;*&quot;;[.G$2:.I$2]))*[.J$2]);&quot;&quot;)">
            <text:p/>
          </table:table-cell>
          <table:table-cell table:formula="of:=IF((LEN([.J84])=0);&quot;&quot;;CONCATENATE(ROUND([.J84];2);&quot; (&quot;;ROUND((([.J84]/[.J$2])*100);2);&quot;%)&quot;))">
            <text:p/>
          </table:table-cell>
          <table:table-cell table:number-columns-repeated="3"/>
          <table:table-cell table:formula="of:=IF(AND(COUNTA([.L84:.N84]);SUMIF([.L84:.N84];&quot;&lt;&gt;*&quot;;[.L$2:.N$2]));((SUMIF([.L84:.N84];&quot;&lt;&gt;*&quot;;[.L84:.N84])/SUMIF([.L84:.N84];&quot;&lt;&gt;*&quot;;[.L$2:.N$2]))*[.O$2]);&quot;&quot;)">
            <text:p/>
          </table:table-cell>
          <table:table-cell table:formula="of:=IF((LEN([.O84])=0);&quot;&quot;;CONCATENATE(ROUND([.O84];2);&quot; (&quot;;ROUND((([.O84]/[.O$2])*100);2);&quot;%)&quot;))">
            <text:p/>
          </table:table-cell>
          <table:table-cell table:number-columns-repeated="3"/>
          <table:table-cell table:formula="of:=IF(AND(COUNTA([.Q84:.S84]);SUMIF([.Q84:.S84];&quot;&lt;&gt;*&quot;;[.Q$2:.S$2]));((SUMIF([.Q84:.S84];&quot;&lt;&gt;*&quot;;[.Q84:.S84])/SUMIF([.Q84:.S84];&quot;&lt;&gt;*&quot;;[.Q$2:.S$2]))*[.T$2]);&quot;&quot;)">
            <text:p/>
          </table:table-cell>
          <table:table-cell table:formula="of:=IF((LEN([.T84])=0);&quot;&quot;;CONCATENATE(ROUND([.T84];2);&quot; (&quot;;ROUND((([.T84]/[.T$2])*100);2);&quot;%)&quot;))">
            <text:p/>
          </table:table-cell>
          <table:table-cell table:number-columns-repeated="3"/>
          <table:table-cell table:formula="of:=IF(AND(COUNTA([.V84:.X84]);SUMIF([.V84:.X84];&quot;&lt;&gt;*&quot;;[.V$2:.X$2]));((SUMIF([.V84:.X84];&quot;&lt;&gt;*&quot;;[.V84:.X84])/SUMIF([.V84:.X84];&quot;&lt;&gt;*&quot;;[.V$2:.X$2]))*[.Y$2]);&quot;&quot;)">
            <text:p/>
          </table:table-cell>
          <table:table-cell table:formula="of:=IF((LEN([.Y84])=0);&quot;&quot;;CONCATENATE(ROUND([.Y84];2);&quot; (&quot;;ROUND((([.Y84]/[.Y$2])*100);2);&quot;%)&quot;))">
            <text:p/>
          </table:table-cell>
          <table:table-cell table:number-columns-repeated="3"/>
          <table:table-cell table:formula="of:=IF(AND(COUNTA([.AA84:.AC84]);SUMIF([.AA84:.AC84];&quot;&lt;&gt;*&quot;;[.AA$2:.AC$2]));((SUMIF([.AA84:.AC84];&quot;&lt;&gt;*&quot;;[.AA84:.AC84])/SUMIF([.AA84:.AC84];&quot;&lt;&gt;*&quot;;[.AA$2:.AC$2]))*[.AD$2]);&quot;&quot;)">
            <text:p/>
          </table:table-cell>
          <table:table-cell table:formula="of:=IF((LEN([.AD84])=0);&quot;&quot;;CONCATENATE(ROUND([.AD84];2);&quot; (&quot;;ROUND((([.AD8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5])&gt;0);SUM([.G85:.AF85]));([.E85]/SUM( IF(LEN([.J85])&gt;0;[.J$2];0); IF(LEN([.P85])&gt;0;[.P$2];0); IF(LEN([.U85])&gt;0;[.U$2];0); IF(LEN([.Z85])&gt;0;[.Z$2];0); IF(LEN([.AE85])&gt;0;[.AE$2];0) ));&quot;&quot;)">
            <text:p/>
          </table:table-cell>
          <table:table-cell table:formula="of:=IF(LEN([.C85]);SUM(IF(SUM([.G$2:.I$2]);[.J85];0);IF(SUM([.L$2:.N$2]);[.O85];0);IF(SUM([.Q$2:.S$2]);[.T85];0);IF(SUM([.V$2:.X$2]);[.Y85];0);IF(SUM([.AA$2:.AC$2]);[.AD85];0));&quot;&quot;)">
            <text:p/>
          </table:table-cell>
          <table:table-cell table:number-columns-repeated="4"/>
          <table:table-cell table:formula="of:=IF(AND(COUNTA([.G85:.I85]);SUMIF([.G85:.I85];&quot;&lt;&gt;*&quot;;[.G$2:.I$2]));((SUMIF([.G85:.I85];&quot;&lt;&gt;*&quot;;[.G85:.I85])/SUMIF([.G85:.I85];&quot;&lt;&gt;*&quot;;[.G$2:.I$2]))*[.J$2]);&quot;&quot;)">
            <text:p/>
          </table:table-cell>
          <table:table-cell table:formula="of:=IF((LEN([.J85])=0);&quot;&quot;;CONCATENATE(ROUND([.J85];2);&quot; (&quot;;ROUND((([.J85]/[.J$2])*100);2);&quot;%)&quot;))">
            <text:p/>
          </table:table-cell>
          <table:table-cell table:number-columns-repeated="3"/>
          <table:table-cell table:formula="of:=IF(AND(COUNTA([.L85:.N85]);SUMIF([.L85:.N85];&quot;&lt;&gt;*&quot;;[.L$2:.N$2]));((SUMIF([.L85:.N85];&quot;&lt;&gt;*&quot;;[.L85:.N85])/SUMIF([.L85:.N85];&quot;&lt;&gt;*&quot;;[.L$2:.N$2]))*[.O$2]);&quot;&quot;)">
            <text:p/>
          </table:table-cell>
          <table:table-cell table:formula="of:=IF((LEN([.O85])=0);&quot;&quot;;CONCATENATE(ROUND([.O85];2);&quot; (&quot;;ROUND((([.O85]/[.O$2])*100);2);&quot;%)&quot;))">
            <text:p/>
          </table:table-cell>
          <table:table-cell table:number-columns-repeated="3"/>
          <table:table-cell table:formula="of:=IF(AND(COUNTA([.Q85:.S85]);SUMIF([.Q85:.S85];&quot;&lt;&gt;*&quot;;[.Q$2:.S$2]));((SUMIF([.Q85:.S85];&quot;&lt;&gt;*&quot;;[.Q85:.S85])/SUMIF([.Q85:.S85];&quot;&lt;&gt;*&quot;;[.Q$2:.S$2]))*[.T$2]);&quot;&quot;)">
            <text:p/>
          </table:table-cell>
          <table:table-cell table:formula="of:=IF((LEN([.T85])=0);&quot;&quot;;CONCATENATE(ROUND([.T85];2);&quot; (&quot;;ROUND((([.T85]/[.T$2])*100);2);&quot;%)&quot;))">
            <text:p/>
          </table:table-cell>
          <table:table-cell table:number-columns-repeated="3"/>
          <table:table-cell table:formula="of:=IF(AND(COUNTA([.V85:.X85]);SUMIF([.V85:.X85];&quot;&lt;&gt;*&quot;;[.V$2:.X$2]));((SUMIF([.V85:.X85];&quot;&lt;&gt;*&quot;;[.V85:.X85])/SUMIF([.V85:.X85];&quot;&lt;&gt;*&quot;;[.V$2:.X$2]))*[.Y$2]);&quot;&quot;)">
            <text:p/>
          </table:table-cell>
          <table:table-cell table:formula="of:=IF((LEN([.Y85])=0);&quot;&quot;;CONCATENATE(ROUND([.Y85];2);&quot; (&quot;;ROUND((([.Y85]/[.Y$2])*100);2);&quot;%)&quot;))">
            <text:p/>
          </table:table-cell>
          <table:table-cell table:number-columns-repeated="3"/>
          <table:table-cell table:formula="of:=IF(AND(COUNTA([.AA85:.AC85]);SUMIF([.AA85:.AC85];&quot;&lt;&gt;*&quot;;[.AA$2:.AC$2]));((SUMIF([.AA85:.AC85];&quot;&lt;&gt;*&quot;;[.AA85:.AC85])/SUMIF([.AA85:.AC85];&quot;&lt;&gt;*&quot;;[.AA$2:.AC$2]))*[.AD$2]);&quot;&quot;)">
            <text:p/>
          </table:table-cell>
          <table:table-cell table:formula="of:=IF((LEN([.AD85])=0);&quot;&quot;;CONCATENATE(ROUND([.AD85];2);&quot; (&quot;;ROUND((([.AD8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6])&gt;0);SUM([.G86:.AF86]));([.E86]/SUM( IF(LEN([.J86])&gt;0;[.J$2];0); IF(LEN([.P86])&gt;0;[.P$2];0); IF(LEN([.U86])&gt;0;[.U$2];0); IF(LEN([.Z86])&gt;0;[.Z$2];0); IF(LEN([.AE86])&gt;0;[.AE$2];0) ));&quot;&quot;)">
            <text:p/>
          </table:table-cell>
          <table:table-cell table:formula="of:=IF(LEN([.C86]);SUM(IF(SUM([.G$2:.I$2]);[.J86];0);IF(SUM([.L$2:.N$2]);[.O86];0);IF(SUM([.Q$2:.S$2]);[.T86];0);IF(SUM([.V$2:.X$2]);[.Y86];0);IF(SUM([.AA$2:.AC$2]);[.AD86];0));&quot;&quot;)">
            <text:p/>
          </table:table-cell>
          <table:table-cell table:number-columns-repeated="4"/>
          <table:table-cell table:formula="of:=IF(AND(COUNTA([.G86:.I86]);SUMIF([.G86:.I86];&quot;&lt;&gt;*&quot;;[.G$2:.I$2]));((SUMIF([.G86:.I86];&quot;&lt;&gt;*&quot;;[.G86:.I86])/SUMIF([.G86:.I86];&quot;&lt;&gt;*&quot;;[.G$2:.I$2]))*[.J$2]);&quot;&quot;)">
            <text:p/>
          </table:table-cell>
          <table:table-cell table:formula="of:=IF((LEN([.J86])=0);&quot;&quot;;CONCATENATE(ROUND([.J86];2);&quot; (&quot;;ROUND((([.J86]/[.J$2])*100);2);&quot;%)&quot;))">
            <text:p/>
          </table:table-cell>
          <table:table-cell table:number-columns-repeated="3"/>
          <table:table-cell table:formula="of:=IF(AND(COUNTA([.L86:.N86]);SUMIF([.L86:.N86];&quot;&lt;&gt;*&quot;;[.L$2:.N$2]));((SUMIF([.L86:.N86];&quot;&lt;&gt;*&quot;;[.L86:.N86])/SUMIF([.L86:.N86];&quot;&lt;&gt;*&quot;;[.L$2:.N$2]))*[.O$2]);&quot;&quot;)">
            <text:p/>
          </table:table-cell>
          <table:table-cell table:formula="of:=IF((LEN([.O86])=0);&quot;&quot;;CONCATENATE(ROUND([.O86];2);&quot; (&quot;;ROUND((([.O86]/[.O$2])*100);2);&quot;%)&quot;))">
            <text:p/>
          </table:table-cell>
          <table:table-cell table:number-columns-repeated="3"/>
          <table:table-cell table:formula="of:=IF(AND(COUNTA([.Q86:.S86]);SUMIF([.Q86:.S86];&quot;&lt;&gt;*&quot;;[.Q$2:.S$2]));((SUMIF([.Q86:.S86];&quot;&lt;&gt;*&quot;;[.Q86:.S86])/SUMIF([.Q86:.S86];&quot;&lt;&gt;*&quot;;[.Q$2:.S$2]))*[.T$2]);&quot;&quot;)">
            <text:p/>
          </table:table-cell>
          <table:table-cell table:formula="of:=IF((LEN([.T86])=0);&quot;&quot;;CONCATENATE(ROUND([.T86];2);&quot; (&quot;;ROUND((([.T86]/[.T$2])*100);2);&quot;%)&quot;))">
            <text:p/>
          </table:table-cell>
          <table:table-cell table:number-columns-repeated="3"/>
          <table:table-cell table:formula="of:=IF(AND(COUNTA([.V86:.X86]);SUMIF([.V86:.X86];&quot;&lt;&gt;*&quot;;[.V$2:.X$2]));((SUMIF([.V86:.X86];&quot;&lt;&gt;*&quot;;[.V86:.X86])/SUMIF([.V86:.X86];&quot;&lt;&gt;*&quot;;[.V$2:.X$2]))*[.Y$2]);&quot;&quot;)">
            <text:p/>
          </table:table-cell>
          <table:table-cell table:formula="of:=IF((LEN([.Y86])=0);&quot;&quot;;CONCATENATE(ROUND([.Y86];2);&quot; (&quot;;ROUND((([.Y86]/[.Y$2])*100);2);&quot;%)&quot;))">
            <text:p/>
          </table:table-cell>
          <table:table-cell table:number-columns-repeated="3"/>
          <table:table-cell table:formula="of:=IF(AND(COUNTA([.AA86:.AC86]);SUMIF([.AA86:.AC86];&quot;&lt;&gt;*&quot;;[.AA$2:.AC$2]));((SUMIF([.AA86:.AC86];&quot;&lt;&gt;*&quot;;[.AA86:.AC86])/SUMIF([.AA86:.AC86];&quot;&lt;&gt;*&quot;;[.AA$2:.AC$2]))*[.AD$2]);&quot;&quot;)">
            <text:p/>
          </table:table-cell>
          <table:table-cell table:formula="of:=IF((LEN([.AD86])=0);&quot;&quot;;CONCATENATE(ROUND([.AD86];2);&quot; (&quot;;ROUND((([.AD8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7])&gt;0);SUM([.G87:.AF87]));([.E87]/SUM( IF(LEN([.J87])&gt;0;[.J$2];0); IF(LEN([.P87])&gt;0;[.P$2];0); IF(LEN([.U87])&gt;0;[.U$2];0); IF(LEN([.Z87])&gt;0;[.Z$2];0); IF(LEN([.AE87])&gt;0;[.AE$2];0) ));&quot;&quot;)">
            <text:p/>
          </table:table-cell>
          <table:table-cell table:formula="of:=IF(LEN([.C87]);SUM(IF(SUM([.G$2:.I$2]);[.J87];0);IF(SUM([.L$2:.N$2]);[.O87];0);IF(SUM([.Q$2:.S$2]);[.T87];0);IF(SUM([.V$2:.X$2]);[.Y87];0);IF(SUM([.AA$2:.AC$2]);[.AD87];0));&quot;&quot;)">
            <text:p/>
          </table:table-cell>
          <table:table-cell table:number-columns-repeated="4"/>
          <table:table-cell table:formula="of:=IF(AND(COUNTA([.G87:.I87]);SUMIF([.G87:.I87];&quot;&lt;&gt;*&quot;;[.G$2:.I$2]));((SUMIF([.G87:.I87];&quot;&lt;&gt;*&quot;;[.G87:.I87])/SUMIF([.G87:.I87];&quot;&lt;&gt;*&quot;;[.G$2:.I$2]))*[.J$2]);&quot;&quot;)">
            <text:p/>
          </table:table-cell>
          <table:table-cell table:formula="of:=IF((LEN([.J87])=0);&quot;&quot;;CONCATENATE(ROUND([.J87];2);&quot; (&quot;;ROUND((([.J87]/[.J$2])*100);2);&quot;%)&quot;))">
            <text:p/>
          </table:table-cell>
          <table:table-cell table:number-columns-repeated="3"/>
          <table:table-cell table:formula="of:=IF(AND(COUNTA([.L87:.N87]);SUMIF([.L87:.N87];&quot;&lt;&gt;*&quot;;[.L$2:.N$2]));((SUMIF([.L87:.N87];&quot;&lt;&gt;*&quot;;[.L87:.N87])/SUMIF([.L87:.N87];&quot;&lt;&gt;*&quot;;[.L$2:.N$2]))*[.O$2]);&quot;&quot;)">
            <text:p/>
          </table:table-cell>
          <table:table-cell table:formula="of:=IF((LEN([.O87])=0);&quot;&quot;;CONCATENATE(ROUND([.O87];2);&quot; (&quot;;ROUND((([.O87]/[.O$2])*100);2);&quot;%)&quot;))">
            <text:p/>
          </table:table-cell>
          <table:table-cell table:number-columns-repeated="3"/>
          <table:table-cell table:formula="of:=IF(AND(COUNTA([.Q87:.S87]);SUMIF([.Q87:.S87];&quot;&lt;&gt;*&quot;;[.Q$2:.S$2]));((SUMIF([.Q87:.S87];&quot;&lt;&gt;*&quot;;[.Q87:.S87])/SUMIF([.Q87:.S87];&quot;&lt;&gt;*&quot;;[.Q$2:.S$2]))*[.T$2]);&quot;&quot;)">
            <text:p/>
          </table:table-cell>
          <table:table-cell table:formula="of:=IF((LEN([.T87])=0);&quot;&quot;;CONCATENATE(ROUND([.T87];2);&quot; (&quot;;ROUND((([.T87]/[.T$2])*100);2);&quot;%)&quot;))">
            <text:p/>
          </table:table-cell>
          <table:table-cell table:number-columns-repeated="3"/>
          <table:table-cell table:formula="of:=IF(AND(COUNTA([.V87:.X87]);SUMIF([.V87:.X87];&quot;&lt;&gt;*&quot;;[.V$2:.X$2]));((SUMIF([.V87:.X87];&quot;&lt;&gt;*&quot;;[.V87:.X87])/SUMIF([.V87:.X87];&quot;&lt;&gt;*&quot;;[.V$2:.X$2]))*[.Y$2]);&quot;&quot;)">
            <text:p/>
          </table:table-cell>
          <table:table-cell table:formula="of:=IF((LEN([.Y87])=0);&quot;&quot;;CONCATENATE(ROUND([.Y87];2);&quot; (&quot;;ROUND((([.Y87]/[.Y$2])*100);2);&quot;%)&quot;))">
            <text:p/>
          </table:table-cell>
          <table:table-cell table:number-columns-repeated="3"/>
          <table:table-cell table:formula="of:=IF(AND(COUNTA([.AA87:.AC87]);SUMIF([.AA87:.AC87];&quot;&lt;&gt;*&quot;;[.AA$2:.AC$2]));((SUMIF([.AA87:.AC87];&quot;&lt;&gt;*&quot;;[.AA87:.AC87])/SUMIF([.AA87:.AC87];&quot;&lt;&gt;*&quot;;[.AA$2:.AC$2]))*[.AD$2]);&quot;&quot;)">
            <text:p/>
          </table:table-cell>
          <table:table-cell table:formula="of:=IF((LEN([.AD87])=0);&quot;&quot;;CONCATENATE(ROUND([.AD87];2);&quot; (&quot;;ROUND((([.AD8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8])&gt;0);SUM([.G88:.AF88]));([.E88]/SUM( IF(LEN([.J88])&gt;0;[.J$2];0); IF(LEN([.P88])&gt;0;[.P$2];0); IF(LEN([.U88])&gt;0;[.U$2];0); IF(LEN([.Z88])&gt;0;[.Z$2];0); IF(LEN([.AE88])&gt;0;[.AE$2];0) ));&quot;&quot;)">
            <text:p/>
          </table:table-cell>
          <table:table-cell table:formula="of:=IF(LEN([.C88]);SUM(IF(SUM([.G$2:.I$2]);[.J88];0);IF(SUM([.L$2:.N$2]);[.O88];0);IF(SUM([.Q$2:.S$2]);[.T88];0);IF(SUM([.V$2:.X$2]);[.Y88];0);IF(SUM([.AA$2:.AC$2]);[.AD88];0));&quot;&quot;)">
            <text:p/>
          </table:table-cell>
          <table:table-cell table:number-columns-repeated="4"/>
          <table:table-cell table:formula="of:=IF(AND(COUNTA([.G88:.I88]);SUMIF([.G88:.I88];&quot;&lt;&gt;*&quot;;[.G$2:.I$2]));((SUMIF([.G88:.I88];&quot;&lt;&gt;*&quot;;[.G88:.I88])/SUMIF([.G88:.I88];&quot;&lt;&gt;*&quot;;[.G$2:.I$2]))*[.J$2]);&quot;&quot;)">
            <text:p/>
          </table:table-cell>
          <table:table-cell table:formula="of:=IF((LEN([.J88])=0);&quot;&quot;;CONCATENATE(ROUND([.J88];2);&quot; (&quot;;ROUND((([.J88]/[.J$2])*100);2);&quot;%)&quot;))">
            <text:p/>
          </table:table-cell>
          <table:table-cell table:number-columns-repeated="3"/>
          <table:table-cell table:formula="of:=IF(AND(COUNTA([.L88:.N88]);SUMIF([.L88:.N88];&quot;&lt;&gt;*&quot;;[.L$2:.N$2]));((SUMIF([.L88:.N88];&quot;&lt;&gt;*&quot;;[.L88:.N88])/SUMIF([.L88:.N88];&quot;&lt;&gt;*&quot;;[.L$2:.N$2]))*[.O$2]);&quot;&quot;)">
            <text:p/>
          </table:table-cell>
          <table:table-cell table:formula="of:=IF((LEN([.O88])=0);&quot;&quot;;CONCATENATE(ROUND([.O88];2);&quot; (&quot;;ROUND((([.O88]/[.O$2])*100);2);&quot;%)&quot;))">
            <text:p/>
          </table:table-cell>
          <table:table-cell table:number-columns-repeated="3"/>
          <table:table-cell table:formula="of:=IF(AND(COUNTA([.Q88:.S88]);SUMIF([.Q88:.S88];&quot;&lt;&gt;*&quot;;[.Q$2:.S$2]));((SUMIF([.Q88:.S88];&quot;&lt;&gt;*&quot;;[.Q88:.S88])/SUMIF([.Q88:.S88];&quot;&lt;&gt;*&quot;;[.Q$2:.S$2]))*[.T$2]);&quot;&quot;)">
            <text:p/>
          </table:table-cell>
          <table:table-cell table:formula="of:=IF((LEN([.T88])=0);&quot;&quot;;CONCATENATE(ROUND([.T88];2);&quot; (&quot;;ROUND((([.T88]/[.T$2])*100);2);&quot;%)&quot;))">
            <text:p/>
          </table:table-cell>
          <table:table-cell table:number-columns-repeated="3"/>
          <table:table-cell table:formula="of:=IF(AND(COUNTA([.V88:.X88]);SUMIF([.V88:.X88];&quot;&lt;&gt;*&quot;;[.V$2:.X$2]));((SUMIF([.V88:.X88];&quot;&lt;&gt;*&quot;;[.V88:.X88])/SUMIF([.V88:.X88];&quot;&lt;&gt;*&quot;;[.V$2:.X$2]))*[.Y$2]);&quot;&quot;)">
            <text:p/>
          </table:table-cell>
          <table:table-cell table:formula="of:=IF((LEN([.Y88])=0);&quot;&quot;;CONCATENATE(ROUND([.Y88];2);&quot; (&quot;;ROUND((([.Y88]/[.Y$2])*100);2);&quot;%)&quot;))">
            <text:p/>
          </table:table-cell>
          <table:table-cell table:number-columns-repeated="3"/>
          <table:table-cell table:formula="of:=IF(AND(COUNTA([.AA88:.AC88]);SUMIF([.AA88:.AC88];&quot;&lt;&gt;*&quot;;[.AA$2:.AC$2]));((SUMIF([.AA88:.AC88];&quot;&lt;&gt;*&quot;;[.AA88:.AC88])/SUMIF([.AA88:.AC88];&quot;&lt;&gt;*&quot;;[.AA$2:.AC$2]))*[.AD$2]);&quot;&quot;)">
            <text:p/>
          </table:table-cell>
          <table:table-cell table:formula="of:=IF((LEN([.AD88])=0);&quot;&quot;;CONCATENATE(ROUND([.AD88];2);&quot; (&quot;;ROUND((([.AD8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9])&gt;0);SUM([.G89:.AF89]));([.E89]/SUM( IF(LEN([.J89])&gt;0;[.J$2];0); IF(LEN([.P89])&gt;0;[.P$2];0); IF(LEN([.U89])&gt;0;[.U$2];0); IF(LEN([.Z89])&gt;0;[.Z$2];0); IF(LEN([.AE89])&gt;0;[.AE$2];0) ));&quot;&quot;)">
            <text:p/>
          </table:table-cell>
          <table:table-cell table:formula="of:=IF(LEN([.C89]);SUM(IF(SUM([.G$2:.I$2]);[.J89];0);IF(SUM([.L$2:.N$2]);[.O89];0);IF(SUM([.Q$2:.S$2]);[.T89];0);IF(SUM([.V$2:.X$2]);[.Y89];0);IF(SUM([.AA$2:.AC$2]);[.AD89];0));&quot;&quot;)">
            <text:p/>
          </table:table-cell>
          <table:table-cell table:number-columns-repeated="4"/>
          <table:table-cell table:formula="of:=IF(AND(COUNTA([.G89:.I89]);SUMIF([.G89:.I89];&quot;&lt;&gt;*&quot;;[.G$2:.I$2]));((SUMIF([.G89:.I89];&quot;&lt;&gt;*&quot;;[.G89:.I89])/SUMIF([.G89:.I89];&quot;&lt;&gt;*&quot;;[.G$2:.I$2]))*[.J$2]);&quot;&quot;)">
            <text:p/>
          </table:table-cell>
          <table:table-cell table:formula="of:=IF((LEN([.J89])=0);&quot;&quot;;CONCATENATE(ROUND([.J89];2);&quot; (&quot;;ROUND((([.J89]/[.J$2])*100);2);&quot;%)&quot;))">
            <text:p/>
          </table:table-cell>
          <table:table-cell table:number-columns-repeated="3"/>
          <table:table-cell table:formula="of:=IF(AND(COUNTA([.L89:.N89]);SUMIF([.L89:.N89];&quot;&lt;&gt;*&quot;;[.L$2:.N$2]));((SUMIF([.L89:.N89];&quot;&lt;&gt;*&quot;;[.L89:.N89])/SUMIF([.L89:.N89];&quot;&lt;&gt;*&quot;;[.L$2:.N$2]))*[.O$2]);&quot;&quot;)">
            <text:p/>
          </table:table-cell>
          <table:table-cell table:formula="of:=IF((LEN([.O89])=0);&quot;&quot;;CONCATENATE(ROUND([.O89];2);&quot; (&quot;;ROUND((([.O89]/[.O$2])*100);2);&quot;%)&quot;))">
            <text:p/>
          </table:table-cell>
          <table:table-cell table:number-columns-repeated="3"/>
          <table:table-cell table:formula="of:=IF(AND(COUNTA([.Q89:.S89]);SUMIF([.Q89:.S89];&quot;&lt;&gt;*&quot;;[.Q$2:.S$2]));((SUMIF([.Q89:.S89];&quot;&lt;&gt;*&quot;;[.Q89:.S89])/SUMIF([.Q89:.S89];&quot;&lt;&gt;*&quot;;[.Q$2:.S$2]))*[.T$2]);&quot;&quot;)">
            <text:p/>
          </table:table-cell>
          <table:table-cell table:formula="of:=IF((LEN([.T89])=0);&quot;&quot;;CONCATENATE(ROUND([.T89];2);&quot; (&quot;;ROUND((([.T89]/[.T$2])*100);2);&quot;%)&quot;))">
            <text:p/>
          </table:table-cell>
          <table:table-cell table:number-columns-repeated="3"/>
          <table:table-cell table:formula="of:=IF(AND(COUNTA([.V89:.X89]);SUMIF([.V89:.X89];&quot;&lt;&gt;*&quot;;[.V$2:.X$2]));((SUMIF([.V89:.X89];&quot;&lt;&gt;*&quot;;[.V89:.X89])/SUMIF([.V89:.X89];&quot;&lt;&gt;*&quot;;[.V$2:.X$2]))*[.Y$2]);&quot;&quot;)">
            <text:p/>
          </table:table-cell>
          <table:table-cell table:formula="of:=IF((LEN([.Y89])=0);&quot;&quot;;CONCATENATE(ROUND([.Y89];2);&quot; (&quot;;ROUND((([.Y89]/[.Y$2])*100);2);&quot;%)&quot;))">
            <text:p/>
          </table:table-cell>
          <table:table-cell table:number-columns-repeated="3"/>
          <table:table-cell table:formula="of:=IF(AND(COUNTA([.AA89:.AC89]);SUMIF([.AA89:.AC89];&quot;&lt;&gt;*&quot;;[.AA$2:.AC$2]));((SUMIF([.AA89:.AC89];&quot;&lt;&gt;*&quot;;[.AA89:.AC89])/SUMIF([.AA89:.AC89];&quot;&lt;&gt;*&quot;;[.AA$2:.AC$2]))*[.AD$2]);&quot;&quot;)">
            <text:p/>
          </table:table-cell>
          <table:table-cell table:formula="of:=IF((LEN([.AD89])=0);&quot;&quot;;CONCATENATE(ROUND([.AD89];2);&quot; (&quot;;ROUND((([.AD8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0])&gt;0);SUM([.G90:.AF90]));([.E90]/SUM( IF(LEN([.J90])&gt;0;[.J$2];0); IF(LEN([.P90])&gt;0;[.P$2];0); IF(LEN([.U90])&gt;0;[.U$2];0); IF(LEN([.Z90])&gt;0;[.Z$2];0); IF(LEN([.AE90])&gt;0;[.AE$2];0) ));&quot;&quot;)">
            <text:p/>
          </table:table-cell>
          <table:table-cell table:formula="of:=IF(LEN([.C90]);SUM(IF(SUM([.G$2:.I$2]);[.J90];0);IF(SUM([.L$2:.N$2]);[.O90];0);IF(SUM([.Q$2:.S$2]);[.T90];0);IF(SUM([.V$2:.X$2]);[.Y90];0);IF(SUM([.AA$2:.AC$2]);[.AD90];0));&quot;&quot;)">
            <text:p/>
          </table:table-cell>
          <table:table-cell table:number-columns-repeated="4"/>
          <table:table-cell table:formula="of:=IF(AND(COUNTA([.G90:.I90]);SUMIF([.G90:.I90];&quot;&lt;&gt;*&quot;;[.G$2:.I$2]));((SUMIF([.G90:.I90];&quot;&lt;&gt;*&quot;;[.G90:.I90])/SUMIF([.G90:.I90];&quot;&lt;&gt;*&quot;;[.G$2:.I$2]))*[.J$2]);&quot;&quot;)">
            <text:p/>
          </table:table-cell>
          <table:table-cell table:formula="of:=IF((LEN([.J90])=0);&quot;&quot;;CONCATENATE(ROUND([.J90];2);&quot; (&quot;;ROUND((([.J90]/[.J$2])*100);2);&quot;%)&quot;))">
            <text:p/>
          </table:table-cell>
          <table:table-cell table:number-columns-repeated="3"/>
          <table:table-cell table:formula="of:=IF(AND(COUNTA([.L90:.N90]);SUMIF([.L90:.N90];&quot;&lt;&gt;*&quot;;[.L$2:.N$2]));((SUMIF([.L90:.N90];&quot;&lt;&gt;*&quot;;[.L90:.N90])/SUMIF([.L90:.N90];&quot;&lt;&gt;*&quot;;[.L$2:.N$2]))*[.O$2]);&quot;&quot;)">
            <text:p/>
          </table:table-cell>
          <table:table-cell table:formula="of:=IF((LEN([.O90])=0);&quot;&quot;;CONCATENATE(ROUND([.O90];2);&quot; (&quot;;ROUND((([.O90]/[.O$2])*100);2);&quot;%)&quot;))">
            <text:p/>
          </table:table-cell>
          <table:table-cell table:number-columns-repeated="3"/>
          <table:table-cell table:formula="of:=IF(AND(COUNTA([.Q90:.S90]);SUMIF([.Q90:.S90];&quot;&lt;&gt;*&quot;;[.Q$2:.S$2]));((SUMIF([.Q90:.S90];&quot;&lt;&gt;*&quot;;[.Q90:.S90])/SUMIF([.Q90:.S90];&quot;&lt;&gt;*&quot;;[.Q$2:.S$2]))*[.T$2]);&quot;&quot;)">
            <text:p/>
          </table:table-cell>
          <table:table-cell table:formula="of:=IF((LEN([.T90])=0);&quot;&quot;;CONCATENATE(ROUND([.T90];2);&quot; (&quot;;ROUND((([.T90]/[.T$2])*100);2);&quot;%)&quot;))">
            <text:p/>
          </table:table-cell>
          <table:table-cell table:number-columns-repeated="3"/>
          <table:table-cell table:formula="of:=IF(AND(COUNTA([.V90:.X90]);SUMIF([.V90:.X90];&quot;&lt;&gt;*&quot;;[.V$2:.X$2]));((SUMIF([.V90:.X90];&quot;&lt;&gt;*&quot;;[.V90:.X90])/SUMIF([.V90:.X90];&quot;&lt;&gt;*&quot;;[.V$2:.X$2]))*[.Y$2]);&quot;&quot;)">
            <text:p/>
          </table:table-cell>
          <table:table-cell table:formula="of:=IF((LEN([.Y90])=0);&quot;&quot;;CONCATENATE(ROUND([.Y90];2);&quot; (&quot;;ROUND((([.Y90]/[.Y$2])*100);2);&quot;%)&quot;))">
            <text:p/>
          </table:table-cell>
          <table:table-cell table:number-columns-repeated="3"/>
          <table:table-cell table:formula="of:=IF(AND(COUNTA([.AA90:.AC90]);SUMIF([.AA90:.AC90];&quot;&lt;&gt;*&quot;;[.AA$2:.AC$2]));((SUMIF([.AA90:.AC90];&quot;&lt;&gt;*&quot;;[.AA90:.AC90])/SUMIF([.AA90:.AC90];&quot;&lt;&gt;*&quot;;[.AA$2:.AC$2]))*[.AD$2]);&quot;&quot;)">
            <text:p/>
          </table:table-cell>
          <table:table-cell table:formula="of:=IF((LEN([.AD90])=0);&quot;&quot;;CONCATENATE(ROUND([.AD90];2);&quot; (&quot;;ROUND((([.AD9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1])&gt;0);SUM([.G91:.AF91]));([.E91]/SUM( IF(LEN([.J91])&gt;0;[.J$2];0); IF(LEN([.P91])&gt;0;[.P$2];0); IF(LEN([.U91])&gt;0;[.U$2];0); IF(LEN([.Z91])&gt;0;[.Z$2];0); IF(LEN([.AE91])&gt;0;[.AE$2];0) ));&quot;&quot;)">
            <text:p/>
          </table:table-cell>
          <table:table-cell table:formula="of:=IF(LEN([.C91]);SUM(IF(SUM([.G$2:.I$2]);[.J91];0);IF(SUM([.L$2:.N$2]);[.O91];0);IF(SUM([.Q$2:.S$2]);[.T91];0);IF(SUM([.V$2:.X$2]);[.Y91];0);IF(SUM([.AA$2:.AC$2]);[.AD91];0));&quot;&quot;)">
            <text:p/>
          </table:table-cell>
          <table:table-cell table:number-columns-repeated="4"/>
          <table:table-cell table:formula="of:=IF(AND(COUNTA([.G91:.I91]);SUMIF([.G91:.I91];&quot;&lt;&gt;*&quot;;[.G$2:.I$2]));((SUMIF([.G91:.I91];&quot;&lt;&gt;*&quot;;[.G91:.I91])/SUMIF([.G91:.I91];&quot;&lt;&gt;*&quot;;[.G$2:.I$2]))*[.J$2]);&quot;&quot;)">
            <text:p/>
          </table:table-cell>
          <table:table-cell table:formula="of:=IF((LEN([.J91])=0);&quot;&quot;;CONCATENATE(ROUND([.J91];2);&quot; (&quot;;ROUND((([.J91]/[.J$2])*100);2);&quot;%)&quot;))">
            <text:p/>
          </table:table-cell>
          <table:table-cell table:number-columns-repeated="3"/>
          <table:table-cell table:formula="of:=IF(AND(COUNTA([.L91:.N91]);SUMIF([.L91:.N91];&quot;&lt;&gt;*&quot;;[.L$2:.N$2]));((SUMIF([.L91:.N91];&quot;&lt;&gt;*&quot;;[.L91:.N91])/SUMIF([.L91:.N91];&quot;&lt;&gt;*&quot;;[.L$2:.N$2]))*[.O$2]);&quot;&quot;)">
            <text:p/>
          </table:table-cell>
          <table:table-cell table:formula="of:=IF((LEN([.O91])=0);&quot;&quot;;CONCATENATE(ROUND([.O91];2);&quot; (&quot;;ROUND((([.O91]/[.O$2])*100);2);&quot;%)&quot;))">
            <text:p/>
          </table:table-cell>
          <table:table-cell table:number-columns-repeated="3"/>
          <table:table-cell table:formula="of:=IF(AND(COUNTA([.Q91:.S91]);SUMIF([.Q91:.S91];&quot;&lt;&gt;*&quot;;[.Q$2:.S$2]));((SUMIF([.Q91:.S91];&quot;&lt;&gt;*&quot;;[.Q91:.S91])/SUMIF([.Q91:.S91];&quot;&lt;&gt;*&quot;;[.Q$2:.S$2]))*[.T$2]);&quot;&quot;)">
            <text:p/>
          </table:table-cell>
          <table:table-cell table:formula="of:=IF((LEN([.T91])=0);&quot;&quot;;CONCATENATE(ROUND([.T91];2);&quot; (&quot;;ROUND((([.T91]/[.T$2])*100);2);&quot;%)&quot;))">
            <text:p/>
          </table:table-cell>
          <table:table-cell table:number-columns-repeated="3"/>
          <table:table-cell table:formula="of:=IF(AND(COUNTA([.V91:.X91]);SUMIF([.V91:.X91];&quot;&lt;&gt;*&quot;;[.V$2:.X$2]));((SUMIF([.V91:.X91];&quot;&lt;&gt;*&quot;;[.V91:.X91])/SUMIF([.V91:.X91];&quot;&lt;&gt;*&quot;;[.V$2:.X$2]))*[.Y$2]);&quot;&quot;)">
            <text:p/>
          </table:table-cell>
          <table:table-cell table:formula="of:=IF((LEN([.Y91])=0);&quot;&quot;;CONCATENATE(ROUND([.Y91];2);&quot; (&quot;;ROUND((([.Y91]/[.Y$2])*100);2);&quot;%)&quot;))">
            <text:p/>
          </table:table-cell>
          <table:table-cell table:number-columns-repeated="3"/>
          <table:table-cell table:formula="of:=IF(AND(COUNTA([.AA91:.AC91]);SUMIF([.AA91:.AC91];&quot;&lt;&gt;*&quot;;[.AA$2:.AC$2]));((SUMIF([.AA91:.AC91];&quot;&lt;&gt;*&quot;;[.AA91:.AC91])/SUMIF([.AA91:.AC91];&quot;&lt;&gt;*&quot;;[.AA$2:.AC$2]))*[.AD$2]);&quot;&quot;)">
            <text:p/>
          </table:table-cell>
          <table:table-cell table:formula="of:=IF((LEN([.AD91])=0);&quot;&quot;;CONCATENATE(ROUND([.AD91];2);&quot; (&quot;;ROUND((([.AD9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2])&gt;0);SUM([.G92:.AF92]));([.E92]/SUM( IF(LEN([.J92])&gt;0;[.J$2];0); IF(LEN([.P92])&gt;0;[.P$2];0); IF(LEN([.U92])&gt;0;[.U$2];0); IF(LEN([.Z92])&gt;0;[.Z$2];0); IF(LEN([.AE92])&gt;0;[.AE$2];0) ));&quot;&quot;)">
            <text:p/>
          </table:table-cell>
          <table:table-cell table:formula="of:=IF(LEN([.C92]);SUM(IF(SUM([.G$2:.I$2]);[.J92];0);IF(SUM([.L$2:.N$2]);[.O92];0);IF(SUM([.Q$2:.S$2]);[.T92];0);IF(SUM([.V$2:.X$2]);[.Y92];0);IF(SUM([.AA$2:.AC$2]);[.AD92];0));&quot;&quot;)">
            <text:p/>
          </table:table-cell>
          <table:table-cell table:number-columns-repeated="4"/>
          <table:table-cell table:formula="of:=IF(AND(COUNTA([.G92:.I92]);SUMIF([.G92:.I92];&quot;&lt;&gt;*&quot;;[.G$2:.I$2]));((SUMIF([.G92:.I92];&quot;&lt;&gt;*&quot;;[.G92:.I92])/SUMIF([.G92:.I92];&quot;&lt;&gt;*&quot;;[.G$2:.I$2]))*[.J$2]);&quot;&quot;)">
            <text:p/>
          </table:table-cell>
          <table:table-cell table:formula="of:=IF((LEN([.J92])=0);&quot;&quot;;CONCATENATE(ROUND([.J92];2);&quot; (&quot;;ROUND((([.J92]/[.J$2])*100);2);&quot;%)&quot;))">
            <text:p/>
          </table:table-cell>
          <table:table-cell table:number-columns-repeated="3"/>
          <table:table-cell table:formula="of:=IF(AND(COUNTA([.L92:.N92]);SUMIF([.L92:.N92];&quot;&lt;&gt;*&quot;;[.L$2:.N$2]));((SUMIF([.L92:.N92];&quot;&lt;&gt;*&quot;;[.L92:.N92])/SUMIF([.L92:.N92];&quot;&lt;&gt;*&quot;;[.L$2:.N$2]))*[.O$2]);&quot;&quot;)">
            <text:p/>
          </table:table-cell>
          <table:table-cell table:formula="of:=IF((LEN([.O92])=0);&quot;&quot;;CONCATENATE(ROUND([.O92];2);&quot; (&quot;;ROUND((([.O92]/[.O$2])*100);2);&quot;%)&quot;))">
            <text:p/>
          </table:table-cell>
          <table:table-cell table:number-columns-repeated="3"/>
          <table:table-cell table:formula="of:=IF(AND(COUNTA([.Q92:.S92]);SUMIF([.Q92:.S92];&quot;&lt;&gt;*&quot;;[.Q$2:.S$2]));((SUMIF([.Q92:.S92];&quot;&lt;&gt;*&quot;;[.Q92:.S92])/SUMIF([.Q92:.S92];&quot;&lt;&gt;*&quot;;[.Q$2:.S$2]))*[.T$2]);&quot;&quot;)">
            <text:p/>
          </table:table-cell>
          <table:table-cell table:formula="of:=IF((LEN([.T92])=0);&quot;&quot;;CONCATENATE(ROUND([.T92];2);&quot; (&quot;;ROUND((([.T92]/[.T$2])*100);2);&quot;%)&quot;))">
            <text:p/>
          </table:table-cell>
          <table:table-cell table:number-columns-repeated="3"/>
          <table:table-cell table:formula="of:=IF(AND(COUNTA([.V92:.X92]);SUMIF([.V92:.X92];&quot;&lt;&gt;*&quot;;[.V$2:.X$2]));((SUMIF([.V92:.X92];&quot;&lt;&gt;*&quot;;[.V92:.X92])/SUMIF([.V92:.X92];&quot;&lt;&gt;*&quot;;[.V$2:.X$2]))*[.Y$2]);&quot;&quot;)">
            <text:p/>
          </table:table-cell>
          <table:table-cell table:formula="of:=IF((LEN([.Y92])=0);&quot;&quot;;CONCATENATE(ROUND([.Y92];2);&quot; (&quot;;ROUND((([.Y92]/[.Y$2])*100);2);&quot;%)&quot;))">
            <text:p/>
          </table:table-cell>
          <table:table-cell table:number-columns-repeated="3"/>
          <table:table-cell table:formula="of:=IF(AND(COUNTA([.AA92:.AC92]);SUMIF([.AA92:.AC92];&quot;&lt;&gt;*&quot;;[.AA$2:.AC$2]));((SUMIF([.AA92:.AC92];&quot;&lt;&gt;*&quot;;[.AA92:.AC92])/SUMIF([.AA92:.AC92];&quot;&lt;&gt;*&quot;;[.AA$2:.AC$2]))*[.AD$2]);&quot;&quot;)">
            <text:p/>
          </table:table-cell>
          <table:table-cell table:formula="of:=IF((LEN([.AD92])=0);&quot;&quot;;CONCATENATE(ROUND([.AD92];2);&quot; (&quot;;ROUND((([.AD9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3])&gt;0);SUM([.G93:.AF93]));([.E93]/SUM( IF(LEN([.J93])&gt;0;[.J$2];0); IF(LEN([.P93])&gt;0;[.P$2];0); IF(LEN([.U93])&gt;0;[.U$2];0); IF(LEN([.Z93])&gt;0;[.Z$2];0); IF(LEN([.AE93])&gt;0;[.AE$2];0) ));&quot;&quot;)">
            <text:p/>
          </table:table-cell>
          <table:table-cell table:formula="of:=IF(LEN([.C93]);SUM(IF(SUM([.G$2:.I$2]);[.J93];0);IF(SUM([.L$2:.N$2]);[.O93];0);IF(SUM([.Q$2:.S$2]);[.T93];0);IF(SUM([.V$2:.X$2]);[.Y93];0);IF(SUM([.AA$2:.AC$2]);[.AD93];0));&quot;&quot;)">
            <text:p/>
          </table:table-cell>
          <table:table-cell table:number-columns-repeated="4"/>
          <table:table-cell table:formula="of:=IF(AND(COUNTA([.G93:.I93]);SUMIF([.G93:.I93];&quot;&lt;&gt;*&quot;;[.G$2:.I$2]));((SUMIF([.G93:.I93];&quot;&lt;&gt;*&quot;;[.G93:.I93])/SUMIF([.G93:.I93];&quot;&lt;&gt;*&quot;;[.G$2:.I$2]))*[.J$2]);&quot;&quot;)">
            <text:p/>
          </table:table-cell>
          <table:table-cell table:formula="of:=IF((LEN([.J93])=0);&quot;&quot;;CONCATENATE(ROUND([.J93];2);&quot; (&quot;;ROUND((([.J93]/[.J$2])*100);2);&quot;%)&quot;))">
            <text:p/>
          </table:table-cell>
          <table:table-cell table:number-columns-repeated="3"/>
          <table:table-cell table:formula="of:=IF(AND(COUNTA([.L93:.N93]);SUMIF([.L93:.N93];&quot;&lt;&gt;*&quot;;[.L$2:.N$2]));((SUMIF([.L93:.N93];&quot;&lt;&gt;*&quot;;[.L93:.N93])/SUMIF([.L93:.N93];&quot;&lt;&gt;*&quot;;[.L$2:.N$2]))*[.O$2]);&quot;&quot;)">
            <text:p/>
          </table:table-cell>
          <table:table-cell table:formula="of:=IF((LEN([.O93])=0);&quot;&quot;;CONCATENATE(ROUND([.O93];2);&quot; (&quot;;ROUND((([.O93]/[.O$2])*100);2);&quot;%)&quot;))">
            <text:p/>
          </table:table-cell>
          <table:table-cell table:number-columns-repeated="3"/>
          <table:table-cell table:formula="of:=IF(AND(COUNTA([.Q93:.S93]);SUMIF([.Q93:.S93];&quot;&lt;&gt;*&quot;;[.Q$2:.S$2]));((SUMIF([.Q93:.S93];&quot;&lt;&gt;*&quot;;[.Q93:.S93])/SUMIF([.Q93:.S93];&quot;&lt;&gt;*&quot;;[.Q$2:.S$2]))*[.T$2]);&quot;&quot;)">
            <text:p/>
          </table:table-cell>
          <table:table-cell table:formula="of:=IF((LEN([.T93])=0);&quot;&quot;;CONCATENATE(ROUND([.T93];2);&quot; (&quot;;ROUND((([.T93]/[.T$2])*100);2);&quot;%)&quot;))">
            <text:p/>
          </table:table-cell>
          <table:table-cell table:number-columns-repeated="3"/>
          <table:table-cell table:formula="of:=IF(AND(COUNTA([.V93:.X93]);SUMIF([.V93:.X93];&quot;&lt;&gt;*&quot;;[.V$2:.X$2]));((SUMIF([.V93:.X93];&quot;&lt;&gt;*&quot;;[.V93:.X93])/SUMIF([.V93:.X93];&quot;&lt;&gt;*&quot;;[.V$2:.X$2]))*[.Y$2]);&quot;&quot;)">
            <text:p/>
          </table:table-cell>
          <table:table-cell table:formula="of:=IF((LEN([.Y93])=0);&quot;&quot;;CONCATENATE(ROUND([.Y93];2);&quot; (&quot;;ROUND((([.Y93]/[.Y$2])*100);2);&quot;%)&quot;))">
            <text:p/>
          </table:table-cell>
          <table:table-cell table:number-columns-repeated="3"/>
          <table:table-cell table:formula="of:=IF(AND(COUNTA([.AA93:.AC93]);SUMIF([.AA93:.AC93];&quot;&lt;&gt;*&quot;;[.AA$2:.AC$2]));((SUMIF([.AA93:.AC93];&quot;&lt;&gt;*&quot;;[.AA93:.AC93])/SUMIF([.AA93:.AC93];&quot;&lt;&gt;*&quot;;[.AA$2:.AC$2]))*[.AD$2]);&quot;&quot;)">
            <text:p/>
          </table:table-cell>
          <table:table-cell table:formula="of:=IF((LEN([.AD93])=0);&quot;&quot;;CONCATENATE(ROUND([.AD93];2);&quot; (&quot;;ROUND((([.AD9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4])&gt;0);SUM([.G94:.AF94]));([.E94]/SUM( IF(LEN([.J94])&gt;0;[.J$2];0); IF(LEN([.P94])&gt;0;[.P$2];0); IF(LEN([.U94])&gt;0;[.U$2];0); IF(LEN([.Z94])&gt;0;[.Z$2];0); IF(LEN([.AE94])&gt;0;[.AE$2];0) ));&quot;&quot;)">
            <text:p/>
          </table:table-cell>
          <table:table-cell table:formula="of:=IF(LEN([.C94]);SUM(IF(SUM([.G$2:.I$2]);[.J94];0);IF(SUM([.L$2:.N$2]);[.O94];0);IF(SUM([.Q$2:.S$2]);[.T94];0);IF(SUM([.V$2:.X$2]);[.Y94];0);IF(SUM([.AA$2:.AC$2]);[.AD94];0));&quot;&quot;)">
            <text:p/>
          </table:table-cell>
          <table:table-cell table:number-columns-repeated="4"/>
          <table:table-cell table:formula="of:=IF(AND(COUNTA([.G94:.I94]);SUMIF([.G94:.I94];&quot;&lt;&gt;*&quot;;[.G$2:.I$2]));((SUMIF([.G94:.I94];&quot;&lt;&gt;*&quot;;[.G94:.I94])/SUMIF([.G94:.I94];&quot;&lt;&gt;*&quot;;[.G$2:.I$2]))*[.J$2]);&quot;&quot;)">
            <text:p/>
          </table:table-cell>
          <table:table-cell table:formula="of:=IF((LEN([.J94])=0);&quot;&quot;;CONCATENATE(ROUND([.J94];2);&quot; (&quot;;ROUND((([.J94]/[.J$2])*100);2);&quot;%)&quot;))">
            <text:p/>
          </table:table-cell>
          <table:table-cell table:number-columns-repeated="3"/>
          <table:table-cell table:formula="of:=IF(AND(COUNTA([.L94:.N94]);SUMIF([.L94:.N94];&quot;&lt;&gt;*&quot;;[.L$2:.N$2]));((SUMIF([.L94:.N94];&quot;&lt;&gt;*&quot;;[.L94:.N94])/SUMIF([.L94:.N94];&quot;&lt;&gt;*&quot;;[.L$2:.N$2]))*[.O$2]);&quot;&quot;)">
            <text:p/>
          </table:table-cell>
          <table:table-cell table:formula="of:=IF((LEN([.O94])=0);&quot;&quot;;CONCATENATE(ROUND([.O94];2);&quot; (&quot;;ROUND((([.O94]/[.O$2])*100);2);&quot;%)&quot;))">
            <text:p/>
          </table:table-cell>
          <table:table-cell table:number-columns-repeated="3"/>
          <table:table-cell table:formula="of:=IF(AND(COUNTA([.Q94:.S94]);SUMIF([.Q94:.S94];&quot;&lt;&gt;*&quot;;[.Q$2:.S$2]));((SUMIF([.Q94:.S94];&quot;&lt;&gt;*&quot;;[.Q94:.S94])/SUMIF([.Q94:.S94];&quot;&lt;&gt;*&quot;;[.Q$2:.S$2]))*[.T$2]);&quot;&quot;)">
            <text:p/>
          </table:table-cell>
          <table:table-cell table:formula="of:=IF((LEN([.T94])=0);&quot;&quot;;CONCATENATE(ROUND([.T94];2);&quot; (&quot;;ROUND((([.T94]/[.T$2])*100);2);&quot;%)&quot;))">
            <text:p/>
          </table:table-cell>
          <table:table-cell table:number-columns-repeated="3"/>
          <table:table-cell table:formula="of:=IF(AND(COUNTA([.V94:.X94]);SUMIF([.V94:.X94];&quot;&lt;&gt;*&quot;;[.V$2:.X$2]));((SUMIF([.V94:.X94];&quot;&lt;&gt;*&quot;;[.V94:.X94])/SUMIF([.V94:.X94];&quot;&lt;&gt;*&quot;;[.V$2:.X$2]))*[.Y$2]);&quot;&quot;)">
            <text:p/>
          </table:table-cell>
          <table:table-cell table:formula="of:=IF((LEN([.Y94])=0);&quot;&quot;;CONCATENATE(ROUND([.Y94];2);&quot; (&quot;;ROUND((([.Y94]/[.Y$2])*100);2);&quot;%)&quot;))">
            <text:p/>
          </table:table-cell>
          <table:table-cell table:number-columns-repeated="3"/>
          <table:table-cell table:formula="of:=IF(AND(COUNTA([.AA94:.AC94]);SUMIF([.AA94:.AC94];&quot;&lt;&gt;*&quot;;[.AA$2:.AC$2]));((SUMIF([.AA94:.AC94];&quot;&lt;&gt;*&quot;;[.AA94:.AC94])/SUMIF([.AA94:.AC94];&quot;&lt;&gt;*&quot;;[.AA$2:.AC$2]))*[.AD$2]);&quot;&quot;)">
            <text:p/>
          </table:table-cell>
          <table:table-cell table:formula="of:=IF((LEN([.AD94])=0);&quot;&quot;;CONCATENATE(ROUND([.AD94];2);&quot; (&quot;;ROUND((([.AD9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5])&gt;0);SUM([.G95:.AF95]));([.E95]/SUM( IF(LEN([.J95])&gt;0;[.J$2];0); IF(LEN([.P95])&gt;0;[.P$2];0); IF(LEN([.U95])&gt;0;[.U$2];0); IF(LEN([.Z95])&gt;0;[.Z$2];0); IF(LEN([.AE95])&gt;0;[.AE$2];0) ));&quot;&quot;)">
            <text:p/>
          </table:table-cell>
          <table:table-cell table:formula="of:=IF(LEN([.C95]);SUM(IF(SUM([.G$2:.I$2]);[.J95];0);IF(SUM([.L$2:.N$2]);[.O95];0);IF(SUM([.Q$2:.S$2]);[.T95];0);IF(SUM([.V$2:.X$2]);[.Y95];0);IF(SUM([.AA$2:.AC$2]);[.AD95];0));&quot;&quot;)">
            <text:p/>
          </table:table-cell>
          <table:table-cell table:number-columns-repeated="4"/>
          <table:table-cell table:formula="of:=IF(AND(COUNTA([.G95:.I95]);SUMIF([.G95:.I95];&quot;&lt;&gt;*&quot;;[.G$2:.I$2]));((SUMIF([.G95:.I95];&quot;&lt;&gt;*&quot;;[.G95:.I95])/SUMIF([.G95:.I95];&quot;&lt;&gt;*&quot;;[.G$2:.I$2]))*[.J$2]);&quot;&quot;)">
            <text:p/>
          </table:table-cell>
          <table:table-cell table:formula="of:=IF((LEN([.J95])=0);&quot;&quot;;CONCATENATE(ROUND([.J95];2);&quot; (&quot;;ROUND((([.J95]/[.J$2])*100);2);&quot;%)&quot;))">
            <text:p/>
          </table:table-cell>
          <table:table-cell table:number-columns-repeated="3"/>
          <table:table-cell table:formula="of:=IF(AND(COUNTA([.L95:.N95]);SUMIF([.L95:.N95];&quot;&lt;&gt;*&quot;;[.L$2:.N$2]));((SUMIF([.L95:.N95];&quot;&lt;&gt;*&quot;;[.L95:.N95])/SUMIF([.L95:.N95];&quot;&lt;&gt;*&quot;;[.L$2:.N$2]))*[.O$2]);&quot;&quot;)">
            <text:p/>
          </table:table-cell>
          <table:table-cell table:formula="of:=IF((LEN([.O95])=0);&quot;&quot;;CONCATENATE(ROUND([.O95];2);&quot; (&quot;;ROUND((([.O95]/[.O$2])*100);2);&quot;%)&quot;))">
            <text:p/>
          </table:table-cell>
          <table:table-cell table:number-columns-repeated="3"/>
          <table:table-cell table:formula="of:=IF(AND(COUNTA([.Q95:.S95]);SUMIF([.Q95:.S95];&quot;&lt;&gt;*&quot;;[.Q$2:.S$2]));((SUMIF([.Q95:.S95];&quot;&lt;&gt;*&quot;;[.Q95:.S95])/SUMIF([.Q95:.S95];&quot;&lt;&gt;*&quot;;[.Q$2:.S$2]))*[.T$2]);&quot;&quot;)">
            <text:p/>
          </table:table-cell>
          <table:table-cell table:formula="of:=IF((LEN([.T95])=0);&quot;&quot;;CONCATENATE(ROUND([.T95];2);&quot; (&quot;;ROUND((([.T95]/[.T$2])*100);2);&quot;%)&quot;))">
            <text:p/>
          </table:table-cell>
          <table:table-cell table:number-columns-repeated="3"/>
          <table:table-cell table:formula="of:=IF(AND(COUNTA([.V95:.X95]);SUMIF([.V95:.X95];&quot;&lt;&gt;*&quot;;[.V$2:.X$2]));((SUMIF([.V95:.X95];&quot;&lt;&gt;*&quot;;[.V95:.X95])/SUMIF([.V95:.X95];&quot;&lt;&gt;*&quot;;[.V$2:.X$2]))*[.Y$2]);&quot;&quot;)">
            <text:p/>
          </table:table-cell>
          <table:table-cell table:formula="of:=IF((LEN([.Y95])=0);&quot;&quot;;CONCATENATE(ROUND([.Y95];2);&quot; (&quot;;ROUND((([.Y95]/[.Y$2])*100);2);&quot;%)&quot;))">
            <text:p/>
          </table:table-cell>
          <table:table-cell table:number-columns-repeated="3"/>
          <table:table-cell table:formula="of:=IF(AND(COUNTA([.AA95:.AC95]);SUMIF([.AA95:.AC95];&quot;&lt;&gt;*&quot;;[.AA$2:.AC$2]));((SUMIF([.AA95:.AC95];&quot;&lt;&gt;*&quot;;[.AA95:.AC95])/SUMIF([.AA95:.AC95];&quot;&lt;&gt;*&quot;;[.AA$2:.AC$2]))*[.AD$2]);&quot;&quot;)">
            <text:p/>
          </table:table-cell>
          <table:table-cell table:formula="of:=IF((LEN([.AD95])=0);&quot;&quot;;CONCATENATE(ROUND([.AD95];2);&quot; (&quot;;ROUND((([.AD9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6])&gt;0);SUM([.G96:.AF96]));([.E96]/SUM( IF(LEN([.J96])&gt;0;[.J$2];0); IF(LEN([.P96])&gt;0;[.P$2];0); IF(LEN([.U96])&gt;0;[.U$2];0); IF(LEN([.Z96])&gt;0;[.Z$2];0); IF(LEN([.AE96])&gt;0;[.AE$2];0) ));&quot;&quot;)">
            <text:p/>
          </table:table-cell>
          <table:table-cell table:formula="of:=IF(LEN([.C96]);SUM(IF(SUM([.G$2:.I$2]);[.J96];0);IF(SUM([.L$2:.N$2]);[.O96];0);IF(SUM([.Q$2:.S$2]);[.T96];0);IF(SUM([.V$2:.X$2]);[.Y96];0);IF(SUM([.AA$2:.AC$2]);[.AD96];0));&quot;&quot;)">
            <text:p/>
          </table:table-cell>
          <table:table-cell table:number-columns-repeated="4"/>
          <table:table-cell table:formula="of:=IF(AND(COUNTA([.G96:.I96]);SUMIF([.G96:.I96];&quot;&lt;&gt;*&quot;;[.G$2:.I$2]));((SUMIF([.G96:.I96];&quot;&lt;&gt;*&quot;;[.G96:.I96])/SUMIF([.G96:.I96];&quot;&lt;&gt;*&quot;;[.G$2:.I$2]))*[.J$2]);&quot;&quot;)">
            <text:p/>
          </table:table-cell>
          <table:table-cell table:formula="of:=IF((LEN([.J96])=0);&quot;&quot;;CONCATENATE(ROUND([.J96];2);&quot; (&quot;;ROUND((([.J96]/[.J$2])*100);2);&quot;%)&quot;))">
            <text:p/>
          </table:table-cell>
          <table:table-cell table:number-columns-repeated="3"/>
          <table:table-cell table:formula="of:=IF(AND(COUNTA([.L96:.N96]);SUMIF([.L96:.N96];&quot;&lt;&gt;*&quot;;[.L$2:.N$2]));((SUMIF([.L96:.N96];&quot;&lt;&gt;*&quot;;[.L96:.N96])/SUMIF([.L96:.N96];&quot;&lt;&gt;*&quot;;[.L$2:.N$2]))*[.O$2]);&quot;&quot;)">
            <text:p/>
          </table:table-cell>
          <table:table-cell table:formula="of:=IF((LEN([.O96])=0);&quot;&quot;;CONCATENATE(ROUND([.O96];2);&quot; (&quot;;ROUND((([.O96]/[.O$2])*100);2);&quot;%)&quot;))">
            <text:p/>
          </table:table-cell>
          <table:table-cell table:number-columns-repeated="3"/>
          <table:table-cell table:formula="of:=IF(AND(COUNTA([.Q96:.S96]);SUMIF([.Q96:.S96];&quot;&lt;&gt;*&quot;;[.Q$2:.S$2]));((SUMIF([.Q96:.S96];&quot;&lt;&gt;*&quot;;[.Q96:.S96])/SUMIF([.Q96:.S96];&quot;&lt;&gt;*&quot;;[.Q$2:.S$2]))*[.T$2]);&quot;&quot;)">
            <text:p/>
          </table:table-cell>
          <table:table-cell table:formula="of:=IF((LEN([.T96])=0);&quot;&quot;;CONCATENATE(ROUND([.T96];2);&quot; (&quot;;ROUND((([.T96]/[.T$2])*100);2);&quot;%)&quot;))">
            <text:p/>
          </table:table-cell>
          <table:table-cell table:number-columns-repeated="3"/>
          <table:table-cell table:formula="of:=IF(AND(COUNTA([.V96:.X96]);SUMIF([.V96:.X96];&quot;&lt;&gt;*&quot;;[.V$2:.X$2]));((SUMIF([.V96:.X96];&quot;&lt;&gt;*&quot;;[.V96:.X96])/SUMIF([.V96:.X96];&quot;&lt;&gt;*&quot;;[.V$2:.X$2]))*[.Y$2]);&quot;&quot;)">
            <text:p/>
          </table:table-cell>
          <table:table-cell table:formula="of:=IF((LEN([.Y96])=0);&quot;&quot;;CONCATENATE(ROUND([.Y96];2);&quot; (&quot;;ROUND((([.Y96]/[.Y$2])*100);2);&quot;%)&quot;))">
            <text:p/>
          </table:table-cell>
          <table:table-cell table:number-columns-repeated="3"/>
          <table:table-cell table:formula="of:=IF(AND(COUNTA([.AA96:.AC96]);SUMIF([.AA96:.AC96];&quot;&lt;&gt;*&quot;;[.AA$2:.AC$2]));((SUMIF([.AA96:.AC96];&quot;&lt;&gt;*&quot;;[.AA96:.AC96])/SUMIF([.AA96:.AC96];&quot;&lt;&gt;*&quot;;[.AA$2:.AC$2]))*[.AD$2]);&quot;&quot;)">
            <text:p/>
          </table:table-cell>
          <table:table-cell table:formula="of:=IF((LEN([.AD96])=0);&quot;&quot;;CONCATENATE(ROUND([.AD96];2);&quot; (&quot;;ROUND((([.AD9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7])&gt;0);SUM([.G97:.AF97]));([.E97]/SUM( IF(LEN([.J97])&gt;0;[.J$2];0); IF(LEN([.P97])&gt;0;[.P$2];0); IF(LEN([.U97])&gt;0;[.U$2];0); IF(LEN([.Z97])&gt;0;[.Z$2];0); IF(LEN([.AE97])&gt;0;[.AE$2];0) ));&quot;&quot;)">
            <text:p/>
          </table:table-cell>
          <table:table-cell table:formula="of:=IF(LEN([.C97]);SUM(IF(SUM([.G$2:.I$2]);[.J97];0);IF(SUM([.L$2:.N$2]);[.O97];0);IF(SUM([.Q$2:.S$2]);[.T97];0);IF(SUM([.V$2:.X$2]);[.Y97];0);IF(SUM([.AA$2:.AC$2]);[.AD97];0));&quot;&quot;)">
            <text:p/>
          </table:table-cell>
          <table:table-cell table:number-columns-repeated="4"/>
          <table:table-cell table:formula="of:=IF(AND(COUNTA([.G97:.I97]);SUMIF([.G97:.I97];&quot;&lt;&gt;*&quot;;[.G$2:.I$2]));((SUMIF([.G97:.I97];&quot;&lt;&gt;*&quot;;[.G97:.I97])/SUMIF([.G97:.I97];&quot;&lt;&gt;*&quot;;[.G$2:.I$2]))*[.J$2]);&quot;&quot;)">
            <text:p/>
          </table:table-cell>
          <table:table-cell table:formula="of:=IF((LEN([.J97])=0);&quot;&quot;;CONCATENATE(ROUND([.J97];2);&quot; (&quot;;ROUND((([.J97]/[.J$2])*100);2);&quot;%)&quot;))">
            <text:p/>
          </table:table-cell>
          <table:table-cell table:number-columns-repeated="3"/>
          <table:table-cell table:formula="of:=IF(AND(COUNTA([.L97:.N97]);SUMIF([.L97:.N97];&quot;&lt;&gt;*&quot;;[.L$2:.N$2]));((SUMIF([.L97:.N97];&quot;&lt;&gt;*&quot;;[.L97:.N97])/SUMIF([.L97:.N97];&quot;&lt;&gt;*&quot;;[.L$2:.N$2]))*[.O$2]);&quot;&quot;)">
            <text:p/>
          </table:table-cell>
          <table:table-cell table:formula="of:=IF((LEN([.O97])=0);&quot;&quot;;CONCATENATE(ROUND([.O97];2);&quot; (&quot;;ROUND((([.O97]/[.O$2])*100);2);&quot;%)&quot;))">
            <text:p/>
          </table:table-cell>
          <table:table-cell table:number-columns-repeated="3"/>
          <table:table-cell table:formula="of:=IF(AND(COUNTA([.Q97:.S97]);SUMIF([.Q97:.S97];&quot;&lt;&gt;*&quot;;[.Q$2:.S$2]));((SUMIF([.Q97:.S97];&quot;&lt;&gt;*&quot;;[.Q97:.S97])/SUMIF([.Q97:.S97];&quot;&lt;&gt;*&quot;;[.Q$2:.S$2]))*[.T$2]);&quot;&quot;)">
            <text:p/>
          </table:table-cell>
          <table:table-cell table:formula="of:=IF((LEN([.T97])=0);&quot;&quot;;CONCATENATE(ROUND([.T97];2);&quot; (&quot;;ROUND((([.T97]/[.T$2])*100);2);&quot;%)&quot;))">
            <text:p/>
          </table:table-cell>
          <table:table-cell table:number-columns-repeated="3"/>
          <table:table-cell table:formula="of:=IF(AND(COUNTA([.V97:.X97]);SUMIF([.V97:.X97];&quot;&lt;&gt;*&quot;;[.V$2:.X$2]));((SUMIF([.V97:.X97];&quot;&lt;&gt;*&quot;;[.V97:.X97])/SUMIF([.V97:.X97];&quot;&lt;&gt;*&quot;;[.V$2:.X$2]))*[.Y$2]);&quot;&quot;)">
            <text:p/>
          </table:table-cell>
          <table:table-cell table:formula="of:=IF((LEN([.Y97])=0);&quot;&quot;;CONCATENATE(ROUND([.Y97];2);&quot; (&quot;;ROUND((([.Y97]/[.Y$2])*100);2);&quot;%)&quot;))">
            <text:p/>
          </table:table-cell>
          <table:table-cell table:number-columns-repeated="3"/>
          <table:table-cell table:formula="of:=IF(AND(COUNTA([.AA97:.AC97]);SUMIF([.AA97:.AC97];&quot;&lt;&gt;*&quot;;[.AA$2:.AC$2]));((SUMIF([.AA97:.AC97];&quot;&lt;&gt;*&quot;;[.AA97:.AC97])/SUMIF([.AA97:.AC97];&quot;&lt;&gt;*&quot;;[.AA$2:.AC$2]))*[.AD$2]);&quot;&quot;)">
            <text:p/>
          </table:table-cell>
          <table:table-cell table:formula="of:=IF((LEN([.AD97])=0);&quot;&quot;;CONCATENATE(ROUND([.AD97];2);&quot; (&quot;;ROUND((([.AD9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8])&gt;0);SUM([.G98:.AF98]));([.E98]/SUM( IF(LEN([.J98])&gt;0;[.J$2];0); IF(LEN([.P98])&gt;0;[.P$2];0); IF(LEN([.U98])&gt;0;[.U$2];0); IF(LEN([.Z98])&gt;0;[.Z$2];0); IF(LEN([.AE98])&gt;0;[.AE$2];0) ));&quot;&quot;)">
            <text:p/>
          </table:table-cell>
          <table:table-cell table:formula="of:=IF(LEN([.C98]);SUM(IF(SUM([.G$2:.I$2]);[.J98];0);IF(SUM([.L$2:.N$2]);[.O98];0);IF(SUM([.Q$2:.S$2]);[.T98];0);IF(SUM([.V$2:.X$2]);[.Y98];0);IF(SUM([.AA$2:.AC$2]);[.AD98];0));&quot;&quot;)">
            <text:p/>
          </table:table-cell>
          <table:table-cell table:number-columns-repeated="4"/>
          <table:table-cell table:formula="of:=IF(AND(COUNTA([.G98:.I98]);SUMIF([.G98:.I98];&quot;&lt;&gt;*&quot;;[.G$2:.I$2]));((SUMIF([.G98:.I98];&quot;&lt;&gt;*&quot;;[.G98:.I98])/SUMIF([.G98:.I98];&quot;&lt;&gt;*&quot;;[.G$2:.I$2]))*[.J$2]);&quot;&quot;)">
            <text:p/>
          </table:table-cell>
          <table:table-cell table:formula="of:=IF((LEN([.J98])=0);&quot;&quot;;CONCATENATE(ROUND([.J98];2);&quot; (&quot;;ROUND((([.J98]/[.J$2])*100);2);&quot;%)&quot;))">
            <text:p/>
          </table:table-cell>
          <table:table-cell table:number-columns-repeated="3"/>
          <table:table-cell table:formula="of:=IF(AND(COUNTA([.L98:.N98]);SUMIF([.L98:.N98];&quot;&lt;&gt;*&quot;;[.L$2:.N$2]));((SUMIF([.L98:.N98];&quot;&lt;&gt;*&quot;;[.L98:.N98])/SUMIF([.L98:.N98];&quot;&lt;&gt;*&quot;;[.L$2:.N$2]))*[.O$2]);&quot;&quot;)">
            <text:p/>
          </table:table-cell>
          <table:table-cell table:formula="of:=IF((LEN([.O98])=0);&quot;&quot;;CONCATENATE(ROUND([.O98];2);&quot; (&quot;;ROUND((([.O98]/[.O$2])*100);2);&quot;%)&quot;))">
            <text:p/>
          </table:table-cell>
          <table:table-cell table:number-columns-repeated="3"/>
          <table:table-cell table:formula="of:=IF(AND(COUNTA([.Q98:.S98]);SUMIF([.Q98:.S98];&quot;&lt;&gt;*&quot;;[.Q$2:.S$2]));((SUMIF([.Q98:.S98];&quot;&lt;&gt;*&quot;;[.Q98:.S98])/SUMIF([.Q98:.S98];&quot;&lt;&gt;*&quot;;[.Q$2:.S$2]))*[.T$2]);&quot;&quot;)">
            <text:p/>
          </table:table-cell>
          <table:table-cell table:formula="of:=IF((LEN([.T98])=0);&quot;&quot;;CONCATENATE(ROUND([.T98];2);&quot; (&quot;;ROUND((([.T98]/[.T$2])*100);2);&quot;%)&quot;))">
            <text:p/>
          </table:table-cell>
          <table:table-cell table:number-columns-repeated="3"/>
          <table:table-cell table:formula="of:=IF(AND(COUNTA([.V98:.X98]);SUMIF([.V98:.X98];&quot;&lt;&gt;*&quot;;[.V$2:.X$2]));((SUMIF([.V98:.X98];&quot;&lt;&gt;*&quot;;[.V98:.X98])/SUMIF([.V98:.X98];&quot;&lt;&gt;*&quot;;[.V$2:.X$2]))*[.Y$2]);&quot;&quot;)">
            <text:p/>
          </table:table-cell>
          <table:table-cell table:formula="of:=IF((LEN([.Y98])=0);&quot;&quot;;CONCATENATE(ROUND([.Y98];2);&quot; (&quot;;ROUND((([.Y98]/[.Y$2])*100);2);&quot;%)&quot;))">
            <text:p/>
          </table:table-cell>
          <table:table-cell table:number-columns-repeated="3"/>
          <table:table-cell table:formula="of:=IF(AND(COUNTA([.AA98:.AC98]);SUMIF([.AA98:.AC98];&quot;&lt;&gt;*&quot;;[.AA$2:.AC$2]));((SUMIF([.AA98:.AC98];&quot;&lt;&gt;*&quot;;[.AA98:.AC98])/SUMIF([.AA98:.AC98];&quot;&lt;&gt;*&quot;;[.AA$2:.AC$2]))*[.AD$2]);&quot;&quot;)">
            <text:p/>
          </table:table-cell>
          <table:table-cell table:formula="of:=IF((LEN([.AD98])=0);&quot;&quot;;CONCATENATE(ROUND([.AD98];2);&quot; (&quot;;ROUND((([.AD9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9])&gt;0);SUM([.G99:.AF99]));([.E99]/SUM( IF(LEN([.J99])&gt;0;[.J$2];0); IF(LEN([.P99])&gt;0;[.P$2];0); IF(LEN([.U99])&gt;0;[.U$2];0); IF(LEN([.Z99])&gt;0;[.Z$2];0); IF(LEN([.AE99])&gt;0;[.AE$2];0) ));&quot;&quot;)">
            <text:p/>
          </table:table-cell>
          <table:table-cell table:formula="of:=IF(LEN([.C99]);SUM(IF(SUM([.G$2:.I$2]);[.J99];0);IF(SUM([.L$2:.N$2]);[.O99];0);IF(SUM([.Q$2:.S$2]);[.T99];0);IF(SUM([.V$2:.X$2]);[.Y99];0);IF(SUM([.AA$2:.AC$2]);[.AD99];0));&quot;&quot;)">
            <text:p/>
          </table:table-cell>
          <table:table-cell table:number-columns-repeated="4"/>
          <table:table-cell table:formula="of:=IF(AND(COUNTA([.G99:.I99]);SUMIF([.G99:.I99];&quot;&lt;&gt;*&quot;;[.G$2:.I$2]));((SUMIF([.G99:.I99];&quot;&lt;&gt;*&quot;;[.G99:.I99])/SUMIF([.G99:.I99];&quot;&lt;&gt;*&quot;;[.G$2:.I$2]))*[.J$2]);&quot;&quot;)">
            <text:p/>
          </table:table-cell>
          <table:table-cell table:formula="of:=IF((LEN([.J99])=0);&quot;&quot;;CONCATENATE(ROUND([.J99];2);&quot; (&quot;;ROUND((([.J99]/[.J$2])*100);2);&quot;%)&quot;))">
            <text:p/>
          </table:table-cell>
          <table:table-cell table:number-columns-repeated="3"/>
          <table:table-cell table:formula="of:=IF(AND(COUNTA([.L99:.N99]);SUMIF([.L99:.N99];&quot;&lt;&gt;*&quot;;[.L$2:.N$2]));((SUMIF([.L99:.N99];&quot;&lt;&gt;*&quot;;[.L99:.N99])/SUMIF([.L99:.N99];&quot;&lt;&gt;*&quot;;[.L$2:.N$2]))*[.O$2]);&quot;&quot;)">
            <text:p/>
          </table:table-cell>
          <table:table-cell table:formula="of:=IF((LEN([.O99])=0);&quot;&quot;;CONCATENATE(ROUND([.O99];2);&quot; (&quot;;ROUND((([.O99]/[.O$2])*100);2);&quot;%)&quot;))">
            <text:p/>
          </table:table-cell>
          <table:table-cell table:number-columns-repeated="3"/>
          <table:table-cell table:formula="of:=IF(AND(COUNTA([.Q99:.S99]);SUMIF([.Q99:.S99];&quot;&lt;&gt;*&quot;;[.Q$2:.S$2]));((SUMIF([.Q99:.S99];&quot;&lt;&gt;*&quot;;[.Q99:.S99])/SUMIF([.Q99:.S99];&quot;&lt;&gt;*&quot;;[.Q$2:.S$2]))*[.T$2]);&quot;&quot;)">
            <text:p/>
          </table:table-cell>
          <table:table-cell table:formula="of:=IF((LEN([.T99])=0);&quot;&quot;;CONCATENATE(ROUND([.T99];2);&quot; (&quot;;ROUND((([.T99]/[.T$2])*100);2);&quot;%)&quot;))">
            <text:p/>
          </table:table-cell>
          <table:table-cell table:number-columns-repeated="3"/>
          <table:table-cell table:formula="of:=IF(AND(COUNTA([.V99:.X99]);SUMIF([.V99:.X99];&quot;&lt;&gt;*&quot;;[.V$2:.X$2]));((SUMIF([.V99:.X99];&quot;&lt;&gt;*&quot;;[.V99:.X99])/SUMIF([.V99:.X99];&quot;&lt;&gt;*&quot;;[.V$2:.X$2]))*[.Y$2]);&quot;&quot;)">
            <text:p/>
          </table:table-cell>
          <table:table-cell table:formula="of:=IF((LEN([.Y99])=0);&quot;&quot;;CONCATENATE(ROUND([.Y99];2);&quot; (&quot;;ROUND((([.Y99]/[.Y$2])*100);2);&quot;%)&quot;))">
            <text:p/>
          </table:table-cell>
          <table:table-cell table:number-columns-repeated="3"/>
          <table:table-cell table:formula="of:=IF(AND(COUNTA([.AA99:.AC99]);SUMIF([.AA99:.AC99];&quot;&lt;&gt;*&quot;;[.AA$2:.AC$2]));((SUMIF([.AA99:.AC99];&quot;&lt;&gt;*&quot;;[.AA99:.AC99])/SUMIF([.AA99:.AC99];&quot;&lt;&gt;*&quot;;[.AA$2:.AC$2]))*[.AD$2]);&quot;&quot;)">
            <text:p/>
          </table:table-cell>
          <table:table-cell table:formula="of:=IF((LEN([.AD99])=0);&quot;&quot;;CONCATENATE(ROUND([.AD99];2);&quot; (&quot;;ROUND((([.AD9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100])&gt;0);SUM([.G100:.AF100]));([.E100]/SUM( IF(LEN([.J100])&gt;0;[.J$2];0); IF(LEN([.P100])&gt;0;[.P$2];0); IF(LEN([.U100])&gt;0;[.U$2];0); IF(LEN([.Z100])&gt;0;[.Z$2];0); IF(LEN([.AE100])&gt;0;[.AE$2];0) ));&quot;&quot;)">
            <text:p/>
          </table:table-cell>
          <table:table-cell table:formula="of:=IF(LEN([.C100]);SUM(IF(SUM([.G$2:.I$2]);[.J100];0);IF(SUM([.L$2:.N$2]);[.O100];0);IF(SUM([.Q$2:.S$2]);[.T100];0);IF(SUM([.V$2:.X$2]);[.Y100];0);IF(SUM([.AA$2:.AC$2]);[.AD100];0));&quot;&quot;)">
            <text:p/>
          </table:table-cell>
          <table:table-cell table:number-columns-repeated="4"/>
          <table:table-cell table:formula="of:=IF(AND(COUNTA([.G100:.I100]);SUMIF([.G100:.I100];&quot;&lt;&gt;*&quot;;[.G$2:.I$2]));((SUMIF([.G100:.I100];&quot;&lt;&gt;*&quot;;[.G100:.I100])/SUMIF([.G100:.I100];&quot;&lt;&gt;*&quot;;[.G$2:.I$2]))*[.J$2]);&quot;&quot;)">
            <text:p/>
          </table:table-cell>
          <table:table-cell table:formula="of:=IF((LEN([.J100])=0);&quot;&quot;;CONCATENATE(ROUND([.J100];2);&quot; (&quot;;ROUND((([.J100]/[.J$2])*100);2);&quot;%)&quot;))">
            <text:p/>
          </table:table-cell>
          <table:table-cell table:number-columns-repeated="3"/>
          <table:table-cell table:formula="of:=IF(AND(COUNTA([.L100:.N100]);SUMIF([.L100:.N100];&quot;&lt;&gt;*&quot;;[.L$2:.N$2]));((SUMIF([.L100:.N100];&quot;&lt;&gt;*&quot;;[.L100:.N100])/SUMIF([.L100:.N100];&quot;&lt;&gt;*&quot;;[.L$2:.N$2]))*[.O$2]);&quot;&quot;)">
            <text:p/>
          </table:table-cell>
          <table:table-cell table:formula="of:=IF((LEN([.O100])=0);&quot;&quot;;CONCATENATE(ROUND([.O100];2);&quot; (&quot;;ROUND((([.O100]/[.O$2])*100);2);&quot;%)&quot;))">
            <text:p/>
          </table:table-cell>
          <table:table-cell table:number-columns-repeated="3"/>
          <table:table-cell table:formula="of:=IF(AND(COUNTA([.Q100:.S100]);SUMIF([.Q100:.S100];&quot;&lt;&gt;*&quot;;[.Q$2:.S$2]));((SUMIF([.Q100:.S100];&quot;&lt;&gt;*&quot;;[.Q100:.S100])/SUMIF([.Q100:.S100];&quot;&lt;&gt;*&quot;;[.Q$2:.S$2]))*[.T$2]);&quot;&quot;)">
            <text:p/>
          </table:table-cell>
          <table:table-cell table:formula="of:=IF((LEN([.T100])=0);&quot;&quot;;CONCATENATE(ROUND([.T100];2);&quot; (&quot;;ROUND((([.T100]/[.T$2])*100);2);&quot;%)&quot;))">
            <text:p/>
          </table:table-cell>
          <table:table-cell table:number-columns-repeated="3"/>
          <table:table-cell table:formula="of:=IF(AND(COUNTA([.V100:.X100]);SUMIF([.V100:.X100];&quot;&lt;&gt;*&quot;;[.V$2:.X$2]));((SUMIF([.V100:.X100];&quot;&lt;&gt;*&quot;;[.V100:.X100])/SUMIF([.V100:.X100];&quot;&lt;&gt;*&quot;;[.V$2:.X$2]))*[.Y$2]);&quot;&quot;)">
            <text:p/>
          </table:table-cell>
          <table:table-cell table:formula="of:=IF((LEN([.Y100])=0);&quot;&quot;;CONCATENATE(ROUND([.Y100];2);&quot; (&quot;;ROUND((([.Y100]/[.Y$2])*100);2);&quot;%)&quot;))">
            <text:p/>
          </table:table-cell>
          <table:table-cell table:number-columns-repeated="3"/>
          <table:table-cell table:formula="of:=IF(AND(COUNTA([.AA100:.AC100]);SUMIF([.AA100:.AC100];&quot;&lt;&gt;*&quot;;[.AA$2:.AC$2]));((SUMIF([.AA100:.AC100];&quot;&lt;&gt;*&quot;;[.AA100:.AC100])/SUMIF([.AA100:.AC100];&quot;&lt;&gt;*&quot;;[.AA$2:.AC$2]))*[.AD$2]);&quot;&quot;)">
            <text:p/>
          </table:table-cell>
          <table:table-cell table:formula="of:=IF((LEN([.AD100])=0);&quot;&quot;;CONCATENATE(ROUND([.AD100];2);&quot; (&quot;;ROUND((([.AD100]/[.AD$2])*100);2);&quot;%)&quot;))">
            <text:p/>
          </table:table-cell>
          <table:table-cell table:number-columns-repeated="993"/>
        </table:table-row>
      </table:table>
      <table:table table:name="Tri 2 2010" table:style-name="ta1">
        <table:table-column table:style-name="co5" table:visibility="collapse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9"/>
        <table:table-column table:style-name="co8" table:default-cell-style-name="ce20"/>
        <table:table-column table:style-name="co9" table:default-cell-style-name="Default"/>
        <table:table-column table:style-name="co10" table:default-cell-style-name="ce33"/>
        <table:table-column table:style-name="co5" table:default-cell-style-name="ce33"/>
        <table:table-column table:style-name="co10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6" table:default-cell-style-name="ce33"/>
        <table:table-column table:style-name="co5" table:default-cell-style-name="ce33"/>
        <table:table-column table:style-name="co16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7" table:default-cell-style-name="ce33"/>
        <table:table-column table:style-name="co5" table:default-cell-style-name="ce33"/>
        <table:table-column table:style-name="co17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8" table:default-cell-style-name="ce33"/>
        <table:table-column table:style-name="co5" table:default-cell-style-name="ce33"/>
        <table:table-column table:style-name="co18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9" table:default-cell-style-name="ce33"/>
        <table:table-column table:style-name="co5" table:default-cell-style-name="ce33"/>
        <table:table-column table:style-name="co19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5" table:number-columns-repeated="993" table:default-cell-style-name="Default"/>
        <table:table-row table:style-name="ro4"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Student Name</text:p>
          </table:table-cell>
          <table:table-cell table:style-name="ce14" office:value-type="string">
            <text:p>username</text:p>
          </table:table-cell>
          <table:table-cell table:style-name="ce14" office:value-type="string">
            <text:p>Marking Period Grade (%)</text:p>
          </table:table-cell>
          <table:table-cell table:style-name="ce14" office:value-type="string">
            <text:p>Total</text:p>
            <text:p>Points</text:p>
          </table:table-cell>
          <table:table-cell table:style-name="ce13" office:value-type="string">
            <text:p>Comment</text:p>
            <text:p>Codes</text:p>
          </table:table-cell>
          <table:table-cell table:style-name="ce38" office:value-type="string">
            <text:p>→</text:p>
            <text:p>[IA]</text:p>
            <text:p>→</text:p>
          </table:table-cell>
          <table:table-cell table:style-name="ce39"/>
          <table:table-cell table:style-name="ce38" office:value-type="string">
            <text:p>←</text:p>
            <text:p>[IA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Interim Assessment Total Points</text:p>
          </table:table-cell>
          <table:table-cell table:style-name="ce38" office:value-type="string">
            <text:p>→</text:p>
            <text:p>[TQ]</text:p>
            <text:p>→</text:p>
          </table:table-cell>
          <table:table-cell table:style-name="ce39"/>
          <table:table-cell table:style-name="ce38" office:value-type="string">
            <text:p>←</text:p>
            <text:p>[TQ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Tests and Quizzes Total Points</text:p>
          </table:table-cell>
          <table:table-cell table:style-name="ce38" office:value-type="string">
            <text:p>→</text:p>
            <text:p>[CPN]</text:p>
            <text:p>→</text:p>
          </table:table-cell>
          <table:table-cell table:style-name="ce39"/>
          <table:table-cell table:style-name="ce38" office:value-type="string">
            <text:p>←</text:p>
            <text:p>[CPN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Class Participation Total Points</text:p>
          </table:table-cell>
          <table:table-cell table:style-name="ce38" office:value-type="string">
            <text:p>→</text:p>
            <text:p>[HW]</text:p>
            <text:p>→</text:p>
          </table:table-cell>
          <table:table-cell table:style-name="ce39"/>
          <table:table-cell table:style-name="ce38" office:value-type="string">
            <text:p>←</text:p>
            <text:p>[HW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Homework Total Points</text:p>
          </table:table-cell>
          <table:table-cell table:style-name="ce38" office:value-type="string">
            <text:p>→</text:p>
            <text:p>[DP]</text:p>
            <text:p>→</text:p>
          </table:table-cell>
          <table:table-cell table:style-name="ce39"/>
          <table:table-cell table:style-name="ce38" office:value-type="string">
            <text:p>←</text:p>
            <text:p>[DP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Departmental Project Total Points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ri 2 2010</text:p>
          </table:table-cell>
          <table:table-cell table:style-name="ce15" office:value-type="string">
            <text:p>[Points Possible]</text:p>
          </table:table-cell>
          <table:table-cell table:style-name="ce18" table:number-columns-repeated="2"/>
          <table:table-cell table:formula="of:=SUM(IF(SUM([.G$2:.I$2]);[.J2];0);IF(SUM([.L$2:.N$2]);[.O2];0);IF(SUM([.Q$2:.S$2]);[.T2];0);IF(SUM([.V$2:.X$2]);[.Y2];0);IF(SUM([.AA$2:.AC$2]);[.AD2];0))" office:value-type="float" office:value="0">
            <text:p>0.00</text:p>
          </table:table-cell>
          <table:table-cell table:number-columns-repeated="2"/>
          <table:table-cell table:style-name="ce35"/>
          <table:table-cell/>
          <table:table-cell table:style-name="ce35" table:formula="of:=[.K2]" office:value-type="float" office:value="25">
            <text:p>25.00</text:p>
          </table:table-cell>
          <table:table-cell table:formula="of:=VLOOKUP(LEFT([.K1];(LEN([.K1])-[.$A$3]));['Category Weights'.$A$1:.$Y$16];MATCH([.$A$2];['Category Weights'.$A$1:.$Y$1];0);0)*100" office:value-type="float" office:value="25">
            <text:p>25.00</text:p>
          </table:table-cell>
          <table:table-cell/>
          <table:table-cell table:style-name="ce35"/>
          <table:table-cell/>
          <table:table-cell table:style-name="ce35" table:formula="of:=[.P2]" office:value-type="float" office:value="25">
            <text:p>25.00</text:p>
          </table:table-cell>
          <table:table-cell table:formula="of:=VLOOKUP(LEFT([.P1];(LEN([.P1])-[.$A$3]));['Category Weights'.$A$1:.$Y$16];MATCH([.$A$2];['Category Weights'.$A$1:.$Y$1];0);0)*100" office:value-type="float" office:value="25">
            <text:p>25.00</text:p>
          </table:table-cell>
          <table:table-cell/>
          <table:table-cell table:style-name="ce35"/>
          <table:table-cell/>
          <table:table-cell table:style-name="ce35" table:formula="of:=[.U2]" office:value-type="float" office:value="10">
            <text:p>10.00</text:p>
          </table:table-cell>
          <table:table-cell table:formula="of:=VLOOKUP(LEFT([.U1];(LEN([.U1])-[.$A$3]));['Category Weights'.$A$1:.$Y$16];MATCH([.$A$2];['Category Weights'.$A$1:.$Y$1];0);0)*100" office:value-type="float" office:value="10">
            <text:p>10.00</text:p>
          </table:table-cell>
          <table:table-cell/>
          <table:table-cell table:style-name="ce35"/>
          <table:table-cell/>
          <table:table-cell table:style-name="ce35" table:formula="of:=[.Z2]" office:value-type="float" office:value="20">
            <text:p>20.00</text:p>
          </table:table-cell>
          <table:table-cell table:formula="of:=VLOOKUP(LEFT([.Z1];(LEN([.Z1])-[.$A$3]));['Category Weights'.$A$1:.$Y$16];MATCH([.$A$2];['Category Weights'.$A$1:.$Y$1];0);0)*100" office:value-type="float" office:value="20">
            <text:p>20.00</text:p>
          </table:table-cell>
          <table:table-cell/>
          <table:table-cell table:style-name="ce35"/>
          <table:table-cell/>
          <table:table-cell table:style-name="ce35" table:formula="of:=[.AE2]" office:value-type="float" office:value="20">
            <text:p>20.00</text:p>
          </table:table-cell>
          <table:table-cell table:formula="of:=VLOOKUP(LEFT([.AE1];(LEN([.AE1])-[.$A$3]));['Category Weights'.$A$1:.$Y$16];MATCH([.$A$2];['Category Weights'.$A$1:.$Y$1];0);0)*100" office:value-type="float" office:value="20">
            <text:p>20.00</text:p>
          </table:table-cell>
          <table:table-cell table:number-columns-repeated="993"/>
        </table:table-row>
        <table:table-row table:style-name="ro2">
          <table:table-cell table:style-name="ce2" table:formula="of:=LEN(&quot; Total Points&quot;)" office:value-type="float" office:value="13">
            <text:p>13</text:p>
          </table:table-cell>
          <table:table-cell table:style-name="ce16" office:value-type="string">
            <text:p>$students</text:p>
          </table:table-cell>
          <table:table-cell table:style-name="ce16" office:value-type="string">
            <text:p>$username</text:p>
          </table:table-cell>
          <table:table-cell table:formula="of:=IF(AND((LEN([.C3])&gt;0);SUM([.G3:.AF3]));([.E3]/SUM( IF(LEN([.J3])&gt;0;[.J$2];0); IF(LEN([.P3])&gt;0;[.P$2];0); IF(LEN([.U3])&gt;0;[.U$2];0); IF(LEN([.Z3])&gt;0;[.Z$2];0); IF(LEN([.AE3])&gt;0;[.AE$2];0) ));&quot;&quot;)">
            <text:p/>
          </table:table-cell>
          <table:table-cell table:formula="of:=IF(LEN([.C3]);SUM(IF(SUM([.G$2:.I$2]);[.J3];0);IF(SUM([.L$2:.N$2]);[.O3];0);IF(SUM([.Q$2:.S$2]);[.T3];0);IF(SUM([.V$2:.X$2]);[.Y3];0);IF(SUM([.AA$2:.AC$2]);[.AD3];0));&quot;&quot;)" office:value-type="float" office:value="0">
            <text:p>0.00</text:p>
          </table:table-cell>
          <table:table-cell table:number-columns-repeated="4"/>
          <table:table-cell table:formula="of:=IF(AND(COUNTA([.G3:.I3]);SUMIF([.G3:.I3];&quot;&lt;&gt;*&quot;;[.G$2:.I$2]));((SUMIF([.G3:.I3];&quot;&lt;&gt;*&quot;;[.G3:.I3])/SUMIF([.G3:.I3];&quot;&lt;&gt;*&quot;;[.G$2:.I$2]))*[.J$2]);&quot;&quot;)">
            <text:p/>
          </table:table-cell>
          <table:table-cell table:formula="of:=IF((LEN([.J3])=0);&quot;&quot;;CONCATENATE(ROUND([.J3];2);&quot; (&quot;;ROUND((([.J3]/[.J$2])*100);2);&quot;%)&quot;))">
            <text:p/>
          </table:table-cell>
          <table:table-cell table:number-columns-repeated="3"/>
          <table:table-cell table:formula="of:=IF(AND(COUNTA([.L3:.N3]);SUMIF([.L3:.N3];&quot;&lt;&gt;*&quot;;[.L$2:.N$2]));((SUMIF([.L3:.N3];&quot;&lt;&gt;*&quot;;[.L3:.N3])/SUMIF([.L3:.N3];&quot;&lt;&gt;*&quot;;[.L$2:.N$2]))*[.O$2]);&quot;&quot;)">
            <text:p/>
          </table:table-cell>
          <table:table-cell table:formula="of:=IF((LEN([.O3])=0);&quot;&quot;;CONCATENATE(ROUND([.O3];2);&quot; (&quot;;ROUND((([.O3]/[.O$2])*100);2);&quot;%)&quot;))">
            <text:p/>
          </table:table-cell>
          <table:table-cell table:number-columns-repeated="3"/>
          <table:table-cell table:formula="of:=IF(AND(COUNTA([.Q3:.S3]);SUMIF([.Q3:.S3];&quot;&lt;&gt;*&quot;;[.Q$2:.S$2]));((SUMIF([.Q3:.S3];&quot;&lt;&gt;*&quot;;[.Q3:.S3])/SUMIF([.Q3:.S3];&quot;&lt;&gt;*&quot;;[.Q$2:.S$2]))*[.T$2]);&quot;&quot;)">
            <text:p/>
          </table:table-cell>
          <table:table-cell table:formula="of:=IF((LEN([.T3])=0);&quot;&quot;;CONCATENATE(ROUND([.T3];2);&quot; (&quot;;ROUND((([.T3]/[.T$2])*100);2);&quot;%)&quot;))">
            <text:p/>
          </table:table-cell>
          <table:table-cell table:number-columns-repeated="3"/>
          <table:table-cell table:formula="of:=IF(AND(COUNTA([.V3:.X3]);SUMIF([.V3:.X3];&quot;&lt;&gt;*&quot;;[.V$2:.X$2]));((SUMIF([.V3:.X3];&quot;&lt;&gt;*&quot;;[.V3:.X3])/SUMIF([.V3:.X3];&quot;&lt;&gt;*&quot;;[.V$2:.X$2]))*[.Y$2]);&quot;&quot;)">
            <text:p/>
          </table:table-cell>
          <table:table-cell table:formula="of:=IF((LEN([.Y3])=0);&quot;&quot;;CONCATENATE(ROUND([.Y3];2);&quot; (&quot;;ROUND((([.Y3]/[.Y$2])*100);2);&quot;%)&quot;))">
            <text:p/>
          </table:table-cell>
          <table:table-cell table:number-columns-repeated="3"/>
          <table:table-cell table:formula="of:=IF(AND(COUNTA([.AA3:.AC3]);SUMIF([.AA3:.AC3];&quot;&lt;&gt;*&quot;;[.AA$2:.AC$2]));((SUMIF([.AA3:.AC3];&quot;&lt;&gt;*&quot;;[.AA3:.AC3])/SUMIF([.AA3:.AC3];&quot;&lt;&gt;*&quot;;[.AA$2:.AC$2]))*[.AD$2]);&quot;&quot;)">
            <text:p/>
          </table:table-cell>
          <table:table-cell table:formula="of:=IF((LEN([.AD3])=0);&quot;&quot;;CONCATENATE(ROUND([.AD3];2);&quot; (&quot;;ROUND((([.AD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4])&gt;0);SUM([.G4:.AF4]));([.E4]/SUM( IF(LEN([.J4])&gt;0;[.J$2];0); IF(LEN([.P4])&gt;0;[.P$2];0); IF(LEN([.U4])&gt;0;[.U$2];0); IF(LEN([.Z4])&gt;0;[.Z$2];0); IF(LEN([.AE4])&gt;0;[.AE$2];0) ));&quot;&quot;)">
            <text:p/>
          </table:table-cell>
          <table:table-cell table:formula="of:=IF(LEN([.C4]);SUM(IF(SUM([.G$2:.I$2]);[.J4];0);IF(SUM([.L$2:.N$2]);[.O4];0);IF(SUM([.Q$2:.S$2]);[.T4];0);IF(SUM([.V$2:.X$2]);[.Y4];0);IF(SUM([.AA$2:.AC$2]);[.AD4];0));&quot;&quot;)">
            <text:p/>
          </table:table-cell>
          <table:table-cell table:number-columns-repeated="4"/>
          <table:table-cell table:formula="of:=IF(AND(COUNTA([.G4:.I4]);SUMIF([.G4:.I4];&quot;&lt;&gt;*&quot;;[.G$2:.I$2]));((SUMIF([.G4:.I4];&quot;&lt;&gt;*&quot;;[.G4:.I4])/SUMIF([.G4:.I4];&quot;&lt;&gt;*&quot;;[.G$2:.I$2]))*[.J$2]);&quot;&quot;)">
            <text:p/>
          </table:table-cell>
          <table:table-cell table:formula="of:=IF((LEN([.J4])=0);&quot;&quot;;CONCATENATE(ROUND([.J4];2);&quot; (&quot;;ROUND((([.J4]/[.J$2])*100);2);&quot;%)&quot;))">
            <text:p/>
          </table:table-cell>
          <table:table-cell table:number-columns-repeated="3"/>
          <table:table-cell table:formula="of:=IF(AND(COUNTA([.L4:.N4]);SUMIF([.L4:.N4];&quot;&lt;&gt;*&quot;;[.L$2:.N$2]));((SUMIF([.L4:.N4];&quot;&lt;&gt;*&quot;;[.L4:.N4])/SUMIF([.L4:.N4];&quot;&lt;&gt;*&quot;;[.L$2:.N$2]))*[.O$2]);&quot;&quot;)">
            <text:p/>
          </table:table-cell>
          <table:table-cell table:formula="of:=IF((LEN([.O4])=0);&quot;&quot;;CONCATENATE(ROUND([.O4];2);&quot; (&quot;;ROUND((([.O4]/[.O$2])*100);2);&quot;%)&quot;))">
            <text:p/>
          </table:table-cell>
          <table:table-cell table:number-columns-repeated="3"/>
          <table:table-cell table:formula="of:=IF(AND(COUNTA([.Q4:.S4]);SUMIF([.Q4:.S4];&quot;&lt;&gt;*&quot;;[.Q$2:.S$2]));((SUMIF([.Q4:.S4];&quot;&lt;&gt;*&quot;;[.Q4:.S4])/SUMIF([.Q4:.S4];&quot;&lt;&gt;*&quot;;[.Q$2:.S$2]))*[.T$2]);&quot;&quot;)">
            <text:p/>
          </table:table-cell>
          <table:table-cell table:formula="of:=IF((LEN([.T4])=0);&quot;&quot;;CONCATENATE(ROUND([.T4];2);&quot; (&quot;;ROUND((([.T4]/[.T$2])*100);2);&quot;%)&quot;))">
            <text:p/>
          </table:table-cell>
          <table:table-cell table:number-columns-repeated="3"/>
          <table:table-cell table:formula="of:=IF(AND(COUNTA([.V4:.X4]);SUMIF([.V4:.X4];&quot;&lt;&gt;*&quot;;[.V$2:.X$2]));((SUMIF([.V4:.X4];&quot;&lt;&gt;*&quot;;[.V4:.X4])/SUMIF([.V4:.X4];&quot;&lt;&gt;*&quot;;[.V$2:.X$2]))*[.Y$2]);&quot;&quot;)">
            <text:p/>
          </table:table-cell>
          <table:table-cell table:formula="of:=IF((LEN([.Y4])=0);&quot;&quot;;CONCATENATE(ROUND([.Y4];2);&quot; (&quot;;ROUND((([.Y4]/[.Y$2])*100);2);&quot;%)&quot;))">
            <text:p/>
          </table:table-cell>
          <table:table-cell table:number-columns-repeated="3"/>
          <table:table-cell table:formula="of:=IF(AND(COUNTA([.AA4:.AC4]);SUMIF([.AA4:.AC4];&quot;&lt;&gt;*&quot;;[.AA$2:.AC$2]));((SUMIF([.AA4:.AC4];&quot;&lt;&gt;*&quot;;[.AA4:.AC4])/SUMIF([.AA4:.AC4];&quot;&lt;&gt;*&quot;;[.AA$2:.AC$2]))*[.AD$2]);&quot;&quot;)">
            <text:p/>
          </table:table-cell>
          <table:table-cell table:formula="of:=IF((LEN([.AD4])=0);&quot;&quot;;CONCATENATE(ROUND([.AD4];2);&quot; (&quot;;ROUND((([.AD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5])&gt;0);SUM([.G5:.AF5]));([.E5]/SUM( IF(LEN([.J5])&gt;0;[.J$2];0); IF(LEN([.P5])&gt;0;[.P$2];0); IF(LEN([.U5])&gt;0;[.U$2];0); IF(LEN([.Z5])&gt;0;[.Z$2];0); IF(LEN([.AE5])&gt;0;[.AE$2];0) ));&quot;&quot;)">
            <text:p/>
          </table:table-cell>
          <table:table-cell table:formula="of:=IF(LEN([.C5]);SUM(IF(SUM([.G$2:.I$2]);[.J5];0);IF(SUM([.L$2:.N$2]);[.O5];0);IF(SUM([.Q$2:.S$2]);[.T5];0);IF(SUM([.V$2:.X$2]);[.Y5];0);IF(SUM([.AA$2:.AC$2]);[.AD5];0));&quot;&quot;)">
            <text:p/>
          </table:table-cell>
          <table:table-cell table:number-columns-repeated="4"/>
          <table:table-cell table:formula="of:=IF(AND(COUNTA([.G5:.I5]);SUMIF([.G5:.I5];&quot;&lt;&gt;*&quot;;[.G$2:.I$2]));((SUMIF([.G5:.I5];&quot;&lt;&gt;*&quot;;[.G5:.I5])/SUMIF([.G5:.I5];&quot;&lt;&gt;*&quot;;[.G$2:.I$2]))*[.J$2]);&quot;&quot;)">
            <text:p/>
          </table:table-cell>
          <table:table-cell table:formula="of:=IF((LEN([.J5])=0);&quot;&quot;;CONCATENATE(ROUND([.J5];2);&quot; (&quot;;ROUND((([.J5]/[.J$2])*100);2);&quot;%)&quot;))">
            <text:p/>
          </table:table-cell>
          <table:table-cell table:number-columns-repeated="3"/>
          <table:table-cell table:formula="of:=IF(AND(COUNTA([.L5:.N5]);SUMIF([.L5:.N5];&quot;&lt;&gt;*&quot;;[.L$2:.N$2]));((SUMIF([.L5:.N5];&quot;&lt;&gt;*&quot;;[.L5:.N5])/SUMIF([.L5:.N5];&quot;&lt;&gt;*&quot;;[.L$2:.N$2]))*[.O$2]);&quot;&quot;)">
            <text:p/>
          </table:table-cell>
          <table:table-cell table:formula="of:=IF((LEN([.O5])=0);&quot;&quot;;CONCATENATE(ROUND([.O5];2);&quot; (&quot;;ROUND((([.O5]/[.O$2])*100);2);&quot;%)&quot;))">
            <text:p/>
          </table:table-cell>
          <table:table-cell table:number-columns-repeated="3"/>
          <table:table-cell table:formula="of:=IF(AND(COUNTA([.Q5:.S5]);SUMIF([.Q5:.S5];&quot;&lt;&gt;*&quot;;[.Q$2:.S$2]));((SUMIF([.Q5:.S5];&quot;&lt;&gt;*&quot;;[.Q5:.S5])/SUMIF([.Q5:.S5];&quot;&lt;&gt;*&quot;;[.Q$2:.S$2]))*[.T$2]);&quot;&quot;)">
            <text:p/>
          </table:table-cell>
          <table:table-cell table:formula="of:=IF((LEN([.T5])=0);&quot;&quot;;CONCATENATE(ROUND([.T5];2);&quot; (&quot;;ROUND((([.T5]/[.T$2])*100);2);&quot;%)&quot;))">
            <text:p/>
          </table:table-cell>
          <table:table-cell table:number-columns-repeated="3"/>
          <table:table-cell table:formula="of:=IF(AND(COUNTA([.V5:.X5]);SUMIF([.V5:.X5];&quot;&lt;&gt;*&quot;;[.V$2:.X$2]));((SUMIF([.V5:.X5];&quot;&lt;&gt;*&quot;;[.V5:.X5])/SUMIF([.V5:.X5];&quot;&lt;&gt;*&quot;;[.V$2:.X$2]))*[.Y$2]);&quot;&quot;)">
            <text:p/>
          </table:table-cell>
          <table:table-cell table:formula="of:=IF((LEN([.Y5])=0);&quot;&quot;;CONCATENATE(ROUND([.Y5];2);&quot; (&quot;;ROUND((([.Y5]/[.Y$2])*100);2);&quot;%)&quot;))">
            <text:p/>
          </table:table-cell>
          <table:table-cell table:number-columns-repeated="3"/>
          <table:table-cell table:formula="of:=IF(AND(COUNTA([.AA5:.AC5]);SUMIF([.AA5:.AC5];&quot;&lt;&gt;*&quot;;[.AA$2:.AC$2]));((SUMIF([.AA5:.AC5];&quot;&lt;&gt;*&quot;;[.AA5:.AC5])/SUMIF([.AA5:.AC5];&quot;&lt;&gt;*&quot;;[.AA$2:.AC$2]))*[.AD$2]);&quot;&quot;)">
            <text:p/>
          </table:table-cell>
          <table:table-cell table:formula="of:=IF((LEN([.AD5])=0);&quot;&quot;;CONCATENATE(ROUND([.AD5];2);&quot; (&quot;;ROUND((([.AD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6])&gt;0);SUM([.G6:.AF6]));([.E6]/SUM( IF(LEN([.J6])&gt;0;[.J$2];0); IF(LEN([.P6])&gt;0;[.P$2];0); IF(LEN([.U6])&gt;0;[.U$2];0); IF(LEN([.Z6])&gt;0;[.Z$2];0); IF(LEN([.AE6])&gt;0;[.AE$2];0) ));&quot;&quot;)">
            <text:p/>
          </table:table-cell>
          <table:table-cell table:formula="of:=IF(LEN([.C6]);SUM(IF(SUM([.G$2:.I$2]);[.J6];0);IF(SUM([.L$2:.N$2]);[.O6];0);IF(SUM([.Q$2:.S$2]);[.T6];0);IF(SUM([.V$2:.X$2]);[.Y6];0);IF(SUM([.AA$2:.AC$2]);[.AD6];0));&quot;&quot;)">
            <text:p/>
          </table:table-cell>
          <table:table-cell table:number-columns-repeated="4"/>
          <table:table-cell table:formula="of:=IF(AND(COUNTA([.G6:.I6]);SUMIF([.G6:.I6];&quot;&lt;&gt;*&quot;;[.G$2:.I$2]));((SUMIF([.G6:.I6];&quot;&lt;&gt;*&quot;;[.G6:.I6])/SUMIF([.G6:.I6];&quot;&lt;&gt;*&quot;;[.G$2:.I$2]))*[.J$2]);&quot;&quot;)">
            <text:p/>
          </table:table-cell>
          <table:table-cell table:formula="of:=IF((LEN([.J6])=0);&quot;&quot;;CONCATENATE(ROUND([.J6];2);&quot; (&quot;;ROUND((([.J6]/[.J$2])*100);2);&quot;%)&quot;))">
            <text:p/>
          </table:table-cell>
          <table:table-cell table:number-columns-repeated="3"/>
          <table:table-cell table:formula="of:=IF(AND(COUNTA([.L6:.N6]);SUMIF([.L6:.N6];&quot;&lt;&gt;*&quot;;[.L$2:.N$2]));((SUMIF([.L6:.N6];&quot;&lt;&gt;*&quot;;[.L6:.N6])/SUMIF([.L6:.N6];&quot;&lt;&gt;*&quot;;[.L$2:.N$2]))*[.O$2]);&quot;&quot;)">
            <text:p/>
          </table:table-cell>
          <table:table-cell table:formula="of:=IF((LEN([.O6])=0);&quot;&quot;;CONCATENATE(ROUND([.O6];2);&quot; (&quot;;ROUND((([.O6]/[.O$2])*100);2);&quot;%)&quot;))">
            <text:p/>
          </table:table-cell>
          <table:table-cell table:number-columns-repeated="3"/>
          <table:table-cell table:formula="of:=IF(AND(COUNTA([.Q6:.S6]);SUMIF([.Q6:.S6];&quot;&lt;&gt;*&quot;;[.Q$2:.S$2]));((SUMIF([.Q6:.S6];&quot;&lt;&gt;*&quot;;[.Q6:.S6])/SUMIF([.Q6:.S6];&quot;&lt;&gt;*&quot;;[.Q$2:.S$2]))*[.T$2]);&quot;&quot;)">
            <text:p/>
          </table:table-cell>
          <table:table-cell table:formula="of:=IF((LEN([.T6])=0);&quot;&quot;;CONCATENATE(ROUND([.T6];2);&quot; (&quot;;ROUND((([.T6]/[.T$2])*100);2);&quot;%)&quot;))">
            <text:p/>
          </table:table-cell>
          <table:table-cell table:number-columns-repeated="3"/>
          <table:table-cell table:formula="of:=IF(AND(COUNTA([.V6:.X6]);SUMIF([.V6:.X6];&quot;&lt;&gt;*&quot;;[.V$2:.X$2]));((SUMIF([.V6:.X6];&quot;&lt;&gt;*&quot;;[.V6:.X6])/SUMIF([.V6:.X6];&quot;&lt;&gt;*&quot;;[.V$2:.X$2]))*[.Y$2]);&quot;&quot;)">
            <text:p/>
          </table:table-cell>
          <table:table-cell table:formula="of:=IF((LEN([.Y6])=0);&quot;&quot;;CONCATENATE(ROUND([.Y6];2);&quot; (&quot;;ROUND((([.Y6]/[.Y$2])*100);2);&quot;%)&quot;))">
            <text:p/>
          </table:table-cell>
          <table:table-cell table:number-columns-repeated="3"/>
          <table:table-cell table:formula="of:=IF(AND(COUNTA([.AA6:.AC6]);SUMIF([.AA6:.AC6];&quot;&lt;&gt;*&quot;;[.AA$2:.AC$2]));((SUMIF([.AA6:.AC6];&quot;&lt;&gt;*&quot;;[.AA6:.AC6])/SUMIF([.AA6:.AC6];&quot;&lt;&gt;*&quot;;[.AA$2:.AC$2]))*[.AD$2]);&quot;&quot;)">
            <text:p/>
          </table:table-cell>
          <table:table-cell table:formula="of:=IF((LEN([.AD6])=0);&quot;&quot;;CONCATENATE(ROUND([.AD6];2);&quot; (&quot;;ROUND((([.AD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7])&gt;0);SUM([.G7:.AF7]));([.E7]/SUM( IF(LEN([.J7])&gt;0;[.J$2];0); IF(LEN([.P7])&gt;0;[.P$2];0); IF(LEN([.U7])&gt;0;[.U$2];0); IF(LEN([.Z7])&gt;0;[.Z$2];0); IF(LEN([.AE7])&gt;0;[.AE$2];0) ));&quot;&quot;)">
            <text:p/>
          </table:table-cell>
          <table:table-cell table:formula="of:=IF(LEN([.C7]);SUM(IF(SUM([.G$2:.I$2]);[.J7];0);IF(SUM([.L$2:.N$2]);[.O7];0);IF(SUM([.Q$2:.S$2]);[.T7];0);IF(SUM([.V$2:.X$2]);[.Y7];0);IF(SUM([.AA$2:.AC$2]);[.AD7];0));&quot;&quot;)">
            <text:p/>
          </table:table-cell>
          <table:table-cell table:number-columns-repeated="4"/>
          <table:table-cell table:formula="of:=IF(AND(COUNTA([.G7:.I7]);SUMIF([.G7:.I7];&quot;&lt;&gt;*&quot;;[.G$2:.I$2]));((SUMIF([.G7:.I7];&quot;&lt;&gt;*&quot;;[.G7:.I7])/SUMIF([.G7:.I7];&quot;&lt;&gt;*&quot;;[.G$2:.I$2]))*[.J$2]);&quot;&quot;)">
            <text:p/>
          </table:table-cell>
          <table:table-cell table:formula="of:=IF((LEN([.J7])=0);&quot;&quot;;CONCATENATE(ROUND([.J7];2);&quot; (&quot;;ROUND((([.J7]/[.J$2])*100);2);&quot;%)&quot;))">
            <text:p/>
          </table:table-cell>
          <table:table-cell table:number-columns-repeated="3"/>
          <table:table-cell table:formula="of:=IF(AND(COUNTA([.L7:.N7]);SUMIF([.L7:.N7];&quot;&lt;&gt;*&quot;;[.L$2:.N$2]));((SUMIF([.L7:.N7];&quot;&lt;&gt;*&quot;;[.L7:.N7])/SUMIF([.L7:.N7];&quot;&lt;&gt;*&quot;;[.L$2:.N$2]))*[.O$2]);&quot;&quot;)">
            <text:p/>
          </table:table-cell>
          <table:table-cell table:formula="of:=IF((LEN([.O7])=0);&quot;&quot;;CONCATENATE(ROUND([.O7];2);&quot; (&quot;;ROUND((([.O7]/[.O$2])*100);2);&quot;%)&quot;))">
            <text:p/>
          </table:table-cell>
          <table:table-cell table:number-columns-repeated="3"/>
          <table:table-cell table:formula="of:=IF(AND(COUNTA([.Q7:.S7]);SUMIF([.Q7:.S7];&quot;&lt;&gt;*&quot;;[.Q$2:.S$2]));((SUMIF([.Q7:.S7];&quot;&lt;&gt;*&quot;;[.Q7:.S7])/SUMIF([.Q7:.S7];&quot;&lt;&gt;*&quot;;[.Q$2:.S$2]))*[.T$2]);&quot;&quot;)">
            <text:p/>
          </table:table-cell>
          <table:table-cell table:formula="of:=IF((LEN([.T7])=0);&quot;&quot;;CONCATENATE(ROUND([.T7];2);&quot; (&quot;;ROUND((([.T7]/[.T$2])*100);2);&quot;%)&quot;))">
            <text:p/>
          </table:table-cell>
          <table:table-cell table:number-columns-repeated="3"/>
          <table:table-cell table:formula="of:=IF(AND(COUNTA([.V7:.X7]);SUMIF([.V7:.X7];&quot;&lt;&gt;*&quot;;[.V$2:.X$2]));((SUMIF([.V7:.X7];&quot;&lt;&gt;*&quot;;[.V7:.X7])/SUMIF([.V7:.X7];&quot;&lt;&gt;*&quot;;[.V$2:.X$2]))*[.Y$2]);&quot;&quot;)">
            <text:p/>
          </table:table-cell>
          <table:table-cell table:formula="of:=IF((LEN([.Y7])=0);&quot;&quot;;CONCATENATE(ROUND([.Y7];2);&quot; (&quot;;ROUND((([.Y7]/[.Y$2])*100);2);&quot;%)&quot;))">
            <text:p/>
          </table:table-cell>
          <table:table-cell table:number-columns-repeated="3"/>
          <table:table-cell table:formula="of:=IF(AND(COUNTA([.AA7:.AC7]);SUMIF([.AA7:.AC7];&quot;&lt;&gt;*&quot;;[.AA$2:.AC$2]));((SUMIF([.AA7:.AC7];&quot;&lt;&gt;*&quot;;[.AA7:.AC7])/SUMIF([.AA7:.AC7];&quot;&lt;&gt;*&quot;;[.AA$2:.AC$2]))*[.AD$2]);&quot;&quot;)">
            <text:p/>
          </table:table-cell>
          <table:table-cell table:formula="of:=IF((LEN([.AD7])=0);&quot;&quot;;CONCATENATE(ROUND([.AD7];2);&quot; (&quot;;ROUND((([.AD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8])&gt;0);SUM([.G8:.AF8]));([.E8]/SUM( IF(LEN([.J8])&gt;0;[.J$2];0); IF(LEN([.P8])&gt;0;[.P$2];0); IF(LEN([.U8])&gt;0;[.U$2];0); IF(LEN([.Z8])&gt;0;[.Z$2];0); IF(LEN([.AE8])&gt;0;[.AE$2];0) ));&quot;&quot;)">
            <text:p/>
          </table:table-cell>
          <table:table-cell table:formula="of:=IF(LEN([.C8]);SUM(IF(SUM([.G$2:.I$2]);[.J8];0);IF(SUM([.L$2:.N$2]);[.O8];0);IF(SUM([.Q$2:.S$2]);[.T8];0);IF(SUM([.V$2:.X$2]);[.Y8];0);IF(SUM([.AA$2:.AC$2]);[.AD8];0));&quot;&quot;)">
            <text:p/>
          </table:table-cell>
          <table:table-cell table:number-columns-repeated="4"/>
          <table:table-cell table:formula="of:=IF(AND(COUNTA([.G8:.I8]);SUMIF([.G8:.I8];&quot;&lt;&gt;*&quot;;[.G$2:.I$2]));((SUMIF([.G8:.I8];&quot;&lt;&gt;*&quot;;[.G8:.I8])/SUMIF([.G8:.I8];&quot;&lt;&gt;*&quot;;[.G$2:.I$2]))*[.J$2]);&quot;&quot;)">
            <text:p/>
          </table:table-cell>
          <table:table-cell table:formula="of:=IF((LEN([.J8])=0);&quot;&quot;;CONCATENATE(ROUND([.J8];2);&quot; (&quot;;ROUND((([.J8]/[.J$2])*100);2);&quot;%)&quot;))">
            <text:p/>
          </table:table-cell>
          <table:table-cell table:number-columns-repeated="3"/>
          <table:table-cell table:formula="of:=IF(AND(COUNTA([.L8:.N8]);SUMIF([.L8:.N8];&quot;&lt;&gt;*&quot;;[.L$2:.N$2]));((SUMIF([.L8:.N8];&quot;&lt;&gt;*&quot;;[.L8:.N8])/SUMIF([.L8:.N8];&quot;&lt;&gt;*&quot;;[.L$2:.N$2]))*[.O$2]);&quot;&quot;)">
            <text:p/>
          </table:table-cell>
          <table:table-cell table:formula="of:=IF((LEN([.O8])=0);&quot;&quot;;CONCATENATE(ROUND([.O8];2);&quot; (&quot;;ROUND((([.O8]/[.O$2])*100);2);&quot;%)&quot;))">
            <text:p/>
          </table:table-cell>
          <table:table-cell table:number-columns-repeated="3"/>
          <table:table-cell table:formula="of:=IF(AND(COUNTA([.Q8:.S8]);SUMIF([.Q8:.S8];&quot;&lt;&gt;*&quot;;[.Q$2:.S$2]));((SUMIF([.Q8:.S8];&quot;&lt;&gt;*&quot;;[.Q8:.S8])/SUMIF([.Q8:.S8];&quot;&lt;&gt;*&quot;;[.Q$2:.S$2]))*[.T$2]);&quot;&quot;)">
            <text:p/>
          </table:table-cell>
          <table:table-cell table:formula="of:=IF((LEN([.T8])=0);&quot;&quot;;CONCATENATE(ROUND([.T8];2);&quot; (&quot;;ROUND((([.T8]/[.T$2])*100);2);&quot;%)&quot;))">
            <text:p/>
          </table:table-cell>
          <table:table-cell table:number-columns-repeated="3"/>
          <table:table-cell table:formula="of:=IF(AND(COUNTA([.V8:.X8]);SUMIF([.V8:.X8];&quot;&lt;&gt;*&quot;;[.V$2:.X$2]));((SUMIF([.V8:.X8];&quot;&lt;&gt;*&quot;;[.V8:.X8])/SUMIF([.V8:.X8];&quot;&lt;&gt;*&quot;;[.V$2:.X$2]))*[.Y$2]);&quot;&quot;)">
            <text:p/>
          </table:table-cell>
          <table:table-cell table:formula="of:=IF((LEN([.Y8])=0);&quot;&quot;;CONCATENATE(ROUND([.Y8];2);&quot; (&quot;;ROUND((([.Y8]/[.Y$2])*100);2);&quot;%)&quot;))">
            <text:p/>
          </table:table-cell>
          <table:table-cell table:number-columns-repeated="3"/>
          <table:table-cell table:formula="of:=IF(AND(COUNTA([.AA8:.AC8]);SUMIF([.AA8:.AC8];&quot;&lt;&gt;*&quot;;[.AA$2:.AC$2]));((SUMIF([.AA8:.AC8];&quot;&lt;&gt;*&quot;;[.AA8:.AC8])/SUMIF([.AA8:.AC8];&quot;&lt;&gt;*&quot;;[.AA$2:.AC$2]))*[.AD$2]);&quot;&quot;)">
            <text:p/>
          </table:table-cell>
          <table:table-cell table:formula="of:=IF((LEN([.AD8])=0);&quot;&quot;;CONCATENATE(ROUND([.AD8];2);&quot; (&quot;;ROUND((([.AD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9])&gt;0);SUM([.G9:.AF9]));([.E9]/SUM( IF(LEN([.J9])&gt;0;[.J$2];0); IF(LEN([.P9])&gt;0;[.P$2];0); IF(LEN([.U9])&gt;0;[.U$2];0); IF(LEN([.Z9])&gt;0;[.Z$2];0); IF(LEN([.AE9])&gt;0;[.AE$2];0) ));&quot;&quot;)">
            <text:p/>
          </table:table-cell>
          <table:table-cell table:formula="of:=IF(LEN([.C9]);SUM(IF(SUM([.G$2:.I$2]);[.J9];0);IF(SUM([.L$2:.N$2]);[.O9];0);IF(SUM([.Q$2:.S$2]);[.T9];0);IF(SUM([.V$2:.X$2]);[.Y9];0);IF(SUM([.AA$2:.AC$2]);[.AD9];0));&quot;&quot;)">
            <text:p/>
          </table:table-cell>
          <table:table-cell table:number-columns-repeated="4"/>
          <table:table-cell table:formula="of:=IF(AND(COUNTA([.G9:.I9]);SUMIF([.G9:.I9];&quot;&lt;&gt;*&quot;;[.G$2:.I$2]));((SUMIF([.G9:.I9];&quot;&lt;&gt;*&quot;;[.G9:.I9])/SUMIF([.G9:.I9];&quot;&lt;&gt;*&quot;;[.G$2:.I$2]))*[.J$2]);&quot;&quot;)">
            <text:p/>
          </table:table-cell>
          <table:table-cell table:formula="of:=IF((LEN([.J9])=0);&quot;&quot;;CONCATENATE(ROUND([.J9];2);&quot; (&quot;;ROUND((([.J9]/[.J$2])*100);2);&quot;%)&quot;))">
            <text:p/>
          </table:table-cell>
          <table:table-cell table:number-columns-repeated="3"/>
          <table:table-cell table:formula="of:=IF(AND(COUNTA([.L9:.N9]);SUMIF([.L9:.N9];&quot;&lt;&gt;*&quot;;[.L$2:.N$2]));((SUMIF([.L9:.N9];&quot;&lt;&gt;*&quot;;[.L9:.N9])/SUMIF([.L9:.N9];&quot;&lt;&gt;*&quot;;[.L$2:.N$2]))*[.O$2]);&quot;&quot;)">
            <text:p/>
          </table:table-cell>
          <table:table-cell table:formula="of:=IF((LEN([.O9])=0);&quot;&quot;;CONCATENATE(ROUND([.O9];2);&quot; (&quot;;ROUND((([.O9]/[.O$2])*100);2);&quot;%)&quot;))">
            <text:p/>
          </table:table-cell>
          <table:table-cell table:number-columns-repeated="3"/>
          <table:table-cell table:formula="of:=IF(AND(COUNTA([.Q9:.S9]);SUMIF([.Q9:.S9];&quot;&lt;&gt;*&quot;;[.Q$2:.S$2]));((SUMIF([.Q9:.S9];&quot;&lt;&gt;*&quot;;[.Q9:.S9])/SUMIF([.Q9:.S9];&quot;&lt;&gt;*&quot;;[.Q$2:.S$2]))*[.T$2]);&quot;&quot;)">
            <text:p/>
          </table:table-cell>
          <table:table-cell table:formula="of:=IF((LEN([.T9])=0);&quot;&quot;;CONCATENATE(ROUND([.T9];2);&quot; (&quot;;ROUND((([.T9]/[.T$2])*100);2);&quot;%)&quot;))">
            <text:p/>
          </table:table-cell>
          <table:table-cell table:number-columns-repeated="3"/>
          <table:table-cell table:formula="of:=IF(AND(COUNTA([.V9:.X9]);SUMIF([.V9:.X9];&quot;&lt;&gt;*&quot;;[.V$2:.X$2]));((SUMIF([.V9:.X9];&quot;&lt;&gt;*&quot;;[.V9:.X9])/SUMIF([.V9:.X9];&quot;&lt;&gt;*&quot;;[.V$2:.X$2]))*[.Y$2]);&quot;&quot;)">
            <text:p/>
          </table:table-cell>
          <table:table-cell table:formula="of:=IF((LEN([.Y9])=0);&quot;&quot;;CONCATENATE(ROUND([.Y9];2);&quot; (&quot;;ROUND((([.Y9]/[.Y$2])*100);2);&quot;%)&quot;))">
            <text:p/>
          </table:table-cell>
          <table:table-cell table:number-columns-repeated="3"/>
          <table:table-cell table:formula="of:=IF(AND(COUNTA([.AA9:.AC9]);SUMIF([.AA9:.AC9];&quot;&lt;&gt;*&quot;;[.AA$2:.AC$2]));((SUMIF([.AA9:.AC9];&quot;&lt;&gt;*&quot;;[.AA9:.AC9])/SUMIF([.AA9:.AC9];&quot;&lt;&gt;*&quot;;[.AA$2:.AC$2]))*[.AD$2]);&quot;&quot;)">
            <text:p/>
          </table:table-cell>
          <table:table-cell table:formula="of:=IF((LEN([.AD9])=0);&quot;&quot;;CONCATENATE(ROUND([.AD9];2);&quot; (&quot;;ROUND((([.AD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0])&gt;0);SUM([.G10:.AF10]));([.E10]/SUM( IF(LEN([.J10])&gt;0;[.J$2];0); IF(LEN([.P10])&gt;0;[.P$2];0); IF(LEN([.U10])&gt;0;[.U$2];0); IF(LEN([.Z10])&gt;0;[.Z$2];0); IF(LEN([.AE10])&gt;0;[.AE$2];0) ));&quot;&quot;)">
            <text:p/>
          </table:table-cell>
          <table:table-cell table:formula="of:=IF(LEN([.C10]);SUM(IF(SUM([.G$2:.I$2]);[.J10];0);IF(SUM([.L$2:.N$2]);[.O10];0);IF(SUM([.Q$2:.S$2]);[.T10];0);IF(SUM([.V$2:.X$2]);[.Y10];0);IF(SUM([.AA$2:.AC$2]);[.AD10];0));&quot;&quot;)">
            <text:p/>
          </table:table-cell>
          <table:table-cell table:number-columns-repeated="4"/>
          <table:table-cell table:formula="of:=IF(AND(COUNTA([.G10:.I10]);SUMIF([.G10:.I10];&quot;&lt;&gt;*&quot;;[.G$2:.I$2]));((SUMIF([.G10:.I10];&quot;&lt;&gt;*&quot;;[.G10:.I10])/SUMIF([.G10:.I10];&quot;&lt;&gt;*&quot;;[.G$2:.I$2]))*[.J$2]);&quot;&quot;)">
            <text:p/>
          </table:table-cell>
          <table:table-cell table:formula="of:=IF((LEN([.J10])=0);&quot;&quot;;CONCATENATE(ROUND([.J10];2);&quot; (&quot;;ROUND((([.J10]/[.J$2])*100);2);&quot;%)&quot;))">
            <text:p/>
          </table:table-cell>
          <table:table-cell table:number-columns-repeated="3"/>
          <table:table-cell table:formula="of:=IF(AND(COUNTA([.L10:.N10]);SUMIF([.L10:.N10];&quot;&lt;&gt;*&quot;;[.L$2:.N$2]));((SUMIF([.L10:.N10];&quot;&lt;&gt;*&quot;;[.L10:.N10])/SUMIF([.L10:.N10];&quot;&lt;&gt;*&quot;;[.L$2:.N$2]))*[.O$2]);&quot;&quot;)">
            <text:p/>
          </table:table-cell>
          <table:table-cell table:formula="of:=IF((LEN([.O10])=0);&quot;&quot;;CONCATENATE(ROUND([.O10];2);&quot; (&quot;;ROUND((([.O10]/[.O$2])*100);2);&quot;%)&quot;))">
            <text:p/>
          </table:table-cell>
          <table:table-cell table:number-columns-repeated="3"/>
          <table:table-cell table:formula="of:=IF(AND(COUNTA([.Q10:.S10]);SUMIF([.Q10:.S10];&quot;&lt;&gt;*&quot;;[.Q$2:.S$2]));((SUMIF([.Q10:.S10];&quot;&lt;&gt;*&quot;;[.Q10:.S10])/SUMIF([.Q10:.S10];&quot;&lt;&gt;*&quot;;[.Q$2:.S$2]))*[.T$2]);&quot;&quot;)">
            <text:p/>
          </table:table-cell>
          <table:table-cell table:formula="of:=IF((LEN([.T10])=0);&quot;&quot;;CONCATENATE(ROUND([.T10];2);&quot; (&quot;;ROUND((([.T10]/[.T$2])*100);2);&quot;%)&quot;))">
            <text:p/>
          </table:table-cell>
          <table:table-cell table:number-columns-repeated="3"/>
          <table:table-cell table:formula="of:=IF(AND(COUNTA([.V10:.X10]);SUMIF([.V10:.X10];&quot;&lt;&gt;*&quot;;[.V$2:.X$2]));((SUMIF([.V10:.X10];&quot;&lt;&gt;*&quot;;[.V10:.X10])/SUMIF([.V10:.X10];&quot;&lt;&gt;*&quot;;[.V$2:.X$2]))*[.Y$2]);&quot;&quot;)">
            <text:p/>
          </table:table-cell>
          <table:table-cell table:formula="of:=IF((LEN([.Y10])=0);&quot;&quot;;CONCATENATE(ROUND([.Y10];2);&quot; (&quot;;ROUND((([.Y10]/[.Y$2])*100);2);&quot;%)&quot;))">
            <text:p/>
          </table:table-cell>
          <table:table-cell table:number-columns-repeated="3"/>
          <table:table-cell table:formula="of:=IF(AND(COUNTA([.AA10:.AC10]);SUMIF([.AA10:.AC10];&quot;&lt;&gt;*&quot;;[.AA$2:.AC$2]));((SUMIF([.AA10:.AC10];&quot;&lt;&gt;*&quot;;[.AA10:.AC10])/SUMIF([.AA10:.AC10];&quot;&lt;&gt;*&quot;;[.AA$2:.AC$2]))*[.AD$2]);&quot;&quot;)">
            <text:p/>
          </table:table-cell>
          <table:table-cell table:formula="of:=IF((LEN([.AD10])=0);&quot;&quot;;CONCATENATE(ROUND([.AD10];2);&quot; (&quot;;ROUND((([.AD1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1])&gt;0);SUM([.G11:.AF11]));([.E11]/SUM( IF(LEN([.J11])&gt;0;[.J$2];0); IF(LEN([.P11])&gt;0;[.P$2];0); IF(LEN([.U11])&gt;0;[.U$2];0); IF(LEN([.Z11])&gt;0;[.Z$2];0); IF(LEN([.AE11])&gt;0;[.AE$2];0) ));&quot;&quot;)">
            <text:p/>
          </table:table-cell>
          <table:table-cell table:formula="of:=IF(LEN([.C11]);SUM(IF(SUM([.G$2:.I$2]);[.J11];0);IF(SUM([.L$2:.N$2]);[.O11];0);IF(SUM([.Q$2:.S$2]);[.T11];0);IF(SUM([.V$2:.X$2]);[.Y11];0);IF(SUM([.AA$2:.AC$2]);[.AD11];0));&quot;&quot;)">
            <text:p/>
          </table:table-cell>
          <table:table-cell table:number-columns-repeated="4"/>
          <table:table-cell table:formula="of:=IF(AND(COUNTA([.G11:.I11]);SUMIF([.G11:.I11];&quot;&lt;&gt;*&quot;;[.G$2:.I$2]));((SUMIF([.G11:.I11];&quot;&lt;&gt;*&quot;;[.G11:.I11])/SUMIF([.G11:.I11];&quot;&lt;&gt;*&quot;;[.G$2:.I$2]))*[.J$2]);&quot;&quot;)">
            <text:p/>
          </table:table-cell>
          <table:table-cell table:formula="of:=IF((LEN([.J11])=0);&quot;&quot;;CONCATENATE(ROUND([.J11];2);&quot; (&quot;;ROUND((([.J11]/[.J$2])*100);2);&quot;%)&quot;))">
            <text:p/>
          </table:table-cell>
          <table:table-cell table:number-columns-repeated="3"/>
          <table:table-cell table:formula="of:=IF(AND(COUNTA([.L11:.N11]);SUMIF([.L11:.N11];&quot;&lt;&gt;*&quot;;[.L$2:.N$2]));((SUMIF([.L11:.N11];&quot;&lt;&gt;*&quot;;[.L11:.N11])/SUMIF([.L11:.N11];&quot;&lt;&gt;*&quot;;[.L$2:.N$2]))*[.O$2]);&quot;&quot;)">
            <text:p/>
          </table:table-cell>
          <table:table-cell table:formula="of:=IF((LEN([.O11])=0);&quot;&quot;;CONCATENATE(ROUND([.O11];2);&quot; (&quot;;ROUND((([.O11]/[.O$2])*100);2);&quot;%)&quot;))">
            <text:p/>
          </table:table-cell>
          <table:table-cell table:number-columns-repeated="3"/>
          <table:table-cell table:formula="of:=IF(AND(COUNTA([.Q11:.S11]);SUMIF([.Q11:.S11];&quot;&lt;&gt;*&quot;;[.Q$2:.S$2]));((SUMIF([.Q11:.S11];&quot;&lt;&gt;*&quot;;[.Q11:.S11])/SUMIF([.Q11:.S11];&quot;&lt;&gt;*&quot;;[.Q$2:.S$2]))*[.T$2]);&quot;&quot;)">
            <text:p/>
          </table:table-cell>
          <table:table-cell table:formula="of:=IF((LEN([.T11])=0);&quot;&quot;;CONCATENATE(ROUND([.T11];2);&quot; (&quot;;ROUND((([.T11]/[.T$2])*100);2);&quot;%)&quot;))">
            <text:p/>
          </table:table-cell>
          <table:table-cell table:number-columns-repeated="3"/>
          <table:table-cell table:formula="of:=IF(AND(COUNTA([.V11:.X11]);SUMIF([.V11:.X11];&quot;&lt;&gt;*&quot;;[.V$2:.X$2]));((SUMIF([.V11:.X11];&quot;&lt;&gt;*&quot;;[.V11:.X11])/SUMIF([.V11:.X11];&quot;&lt;&gt;*&quot;;[.V$2:.X$2]))*[.Y$2]);&quot;&quot;)">
            <text:p/>
          </table:table-cell>
          <table:table-cell table:formula="of:=IF((LEN([.Y11])=0);&quot;&quot;;CONCATENATE(ROUND([.Y11];2);&quot; (&quot;;ROUND((([.Y11]/[.Y$2])*100);2);&quot;%)&quot;))">
            <text:p/>
          </table:table-cell>
          <table:table-cell table:number-columns-repeated="3"/>
          <table:table-cell table:formula="of:=IF(AND(COUNTA([.AA11:.AC11]);SUMIF([.AA11:.AC11];&quot;&lt;&gt;*&quot;;[.AA$2:.AC$2]));((SUMIF([.AA11:.AC11];&quot;&lt;&gt;*&quot;;[.AA11:.AC11])/SUMIF([.AA11:.AC11];&quot;&lt;&gt;*&quot;;[.AA$2:.AC$2]))*[.AD$2]);&quot;&quot;)">
            <text:p/>
          </table:table-cell>
          <table:table-cell table:formula="of:=IF((LEN([.AD11])=0);&quot;&quot;;CONCATENATE(ROUND([.AD11];2);&quot; (&quot;;ROUND((([.AD1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2])&gt;0);SUM([.G12:.AF12]));([.E12]/SUM( IF(LEN([.J12])&gt;0;[.J$2];0); IF(LEN([.P12])&gt;0;[.P$2];0); IF(LEN([.U12])&gt;0;[.U$2];0); IF(LEN([.Z12])&gt;0;[.Z$2];0); IF(LEN([.AE12])&gt;0;[.AE$2];0) ));&quot;&quot;)">
            <text:p/>
          </table:table-cell>
          <table:table-cell table:formula="of:=IF(LEN([.C12]);SUM(IF(SUM([.G$2:.I$2]);[.J12];0);IF(SUM([.L$2:.N$2]);[.O12];0);IF(SUM([.Q$2:.S$2]);[.T12];0);IF(SUM([.V$2:.X$2]);[.Y12];0);IF(SUM([.AA$2:.AC$2]);[.AD12];0));&quot;&quot;)">
            <text:p/>
          </table:table-cell>
          <table:table-cell table:number-columns-repeated="4"/>
          <table:table-cell table:formula="of:=IF(AND(COUNTA([.G12:.I12]);SUMIF([.G12:.I12];&quot;&lt;&gt;*&quot;;[.G$2:.I$2]));((SUMIF([.G12:.I12];&quot;&lt;&gt;*&quot;;[.G12:.I12])/SUMIF([.G12:.I12];&quot;&lt;&gt;*&quot;;[.G$2:.I$2]))*[.J$2]);&quot;&quot;)">
            <text:p/>
          </table:table-cell>
          <table:table-cell table:formula="of:=IF((LEN([.J12])=0);&quot;&quot;;CONCATENATE(ROUND([.J12];2);&quot; (&quot;;ROUND((([.J12]/[.J$2])*100);2);&quot;%)&quot;))">
            <text:p/>
          </table:table-cell>
          <table:table-cell table:number-columns-repeated="3"/>
          <table:table-cell table:formula="of:=IF(AND(COUNTA([.L12:.N12]);SUMIF([.L12:.N12];&quot;&lt;&gt;*&quot;;[.L$2:.N$2]));((SUMIF([.L12:.N12];&quot;&lt;&gt;*&quot;;[.L12:.N12])/SUMIF([.L12:.N12];&quot;&lt;&gt;*&quot;;[.L$2:.N$2]))*[.O$2]);&quot;&quot;)">
            <text:p/>
          </table:table-cell>
          <table:table-cell table:formula="of:=IF((LEN([.O12])=0);&quot;&quot;;CONCATENATE(ROUND([.O12];2);&quot; (&quot;;ROUND((([.O12]/[.O$2])*100);2);&quot;%)&quot;))">
            <text:p/>
          </table:table-cell>
          <table:table-cell table:number-columns-repeated="3"/>
          <table:table-cell table:formula="of:=IF(AND(COUNTA([.Q12:.S12]);SUMIF([.Q12:.S12];&quot;&lt;&gt;*&quot;;[.Q$2:.S$2]));((SUMIF([.Q12:.S12];&quot;&lt;&gt;*&quot;;[.Q12:.S12])/SUMIF([.Q12:.S12];&quot;&lt;&gt;*&quot;;[.Q$2:.S$2]))*[.T$2]);&quot;&quot;)">
            <text:p/>
          </table:table-cell>
          <table:table-cell table:formula="of:=IF((LEN([.T12])=0);&quot;&quot;;CONCATENATE(ROUND([.T12];2);&quot; (&quot;;ROUND((([.T12]/[.T$2])*100);2);&quot;%)&quot;))">
            <text:p/>
          </table:table-cell>
          <table:table-cell table:number-columns-repeated="3"/>
          <table:table-cell table:formula="of:=IF(AND(COUNTA([.V12:.X12]);SUMIF([.V12:.X12];&quot;&lt;&gt;*&quot;;[.V$2:.X$2]));((SUMIF([.V12:.X12];&quot;&lt;&gt;*&quot;;[.V12:.X12])/SUMIF([.V12:.X12];&quot;&lt;&gt;*&quot;;[.V$2:.X$2]))*[.Y$2]);&quot;&quot;)">
            <text:p/>
          </table:table-cell>
          <table:table-cell table:formula="of:=IF((LEN([.Y12])=0);&quot;&quot;;CONCATENATE(ROUND([.Y12];2);&quot; (&quot;;ROUND((([.Y12]/[.Y$2])*100);2);&quot;%)&quot;))">
            <text:p/>
          </table:table-cell>
          <table:table-cell table:number-columns-repeated="3"/>
          <table:table-cell table:formula="of:=IF(AND(COUNTA([.AA12:.AC12]);SUMIF([.AA12:.AC12];&quot;&lt;&gt;*&quot;;[.AA$2:.AC$2]));((SUMIF([.AA12:.AC12];&quot;&lt;&gt;*&quot;;[.AA12:.AC12])/SUMIF([.AA12:.AC12];&quot;&lt;&gt;*&quot;;[.AA$2:.AC$2]))*[.AD$2]);&quot;&quot;)">
            <text:p/>
          </table:table-cell>
          <table:table-cell table:formula="of:=IF((LEN([.AD12])=0);&quot;&quot;;CONCATENATE(ROUND([.AD12];2);&quot; (&quot;;ROUND((([.AD1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3])&gt;0);SUM([.G13:.AF13]));([.E13]/SUM( IF(LEN([.J13])&gt;0;[.J$2];0); IF(LEN([.P13])&gt;0;[.P$2];0); IF(LEN([.U13])&gt;0;[.U$2];0); IF(LEN([.Z13])&gt;0;[.Z$2];0); IF(LEN([.AE13])&gt;0;[.AE$2];0) ));&quot;&quot;)">
            <text:p/>
          </table:table-cell>
          <table:table-cell table:formula="of:=IF(LEN([.C13]);SUM(IF(SUM([.G$2:.I$2]);[.J13];0);IF(SUM([.L$2:.N$2]);[.O13];0);IF(SUM([.Q$2:.S$2]);[.T13];0);IF(SUM([.V$2:.X$2]);[.Y13];0);IF(SUM([.AA$2:.AC$2]);[.AD13];0));&quot;&quot;)">
            <text:p/>
          </table:table-cell>
          <table:table-cell table:number-columns-repeated="4"/>
          <table:table-cell table:formula="of:=IF(AND(COUNTA([.G13:.I13]);SUMIF([.G13:.I13];&quot;&lt;&gt;*&quot;;[.G$2:.I$2]));((SUMIF([.G13:.I13];&quot;&lt;&gt;*&quot;;[.G13:.I13])/SUMIF([.G13:.I13];&quot;&lt;&gt;*&quot;;[.G$2:.I$2]))*[.J$2]);&quot;&quot;)">
            <text:p/>
          </table:table-cell>
          <table:table-cell table:formula="of:=IF((LEN([.J13])=0);&quot;&quot;;CONCATENATE(ROUND([.J13];2);&quot; (&quot;;ROUND((([.J13]/[.J$2])*100);2);&quot;%)&quot;))">
            <text:p/>
          </table:table-cell>
          <table:table-cell table:number-columns-repeated="3"/>
          <table:table-cell table:formula="of:=IF(AND(COUNTA([.L13:.N13]);SUMIF([.L13:.N13];&quot;&lt;&gt;*&quot;;[.L$2:.N$2]));((SUMIF([.L13:.N13];&quot;&lt;&gt;*&quot;;[.L13:.N13])/SUMIF([.L13:.N13];&quot;&lt;&gt;*&quot;;[.L$2:.N$2]))*[.O$2]);&quot;&quot;)">
            <text:p/>
          </table:table-cell>
          <table:table-cell table:formula="of:=IF((LEN([.O13])=0);&quot;&quot;;CONCATENATE(ROUND([.O13];2);&quot; (&quot;;ROUND((([.O13]/[.O$2])*100);2);&quot;%)&quot;))">
            <text:p/>
          </table:table-cell>
          <table:table-cell table:number-columns-repeated="3"/>
          <table:table-cell table:formula="of:=IF(AND(COUNTA([.Q13:.S13]);SUMIF([.Q13:.S13];&quot;&lt;&gt;*&quot;;[.Q$2:.S$2]));((SUMIF([.Q13:.S13];&quot;&lt;&gt;*&quot;;[.Q13:.S13])/SUMIF([.Q13:.S13];&quot;&lt;&gt;*&quot;;[.Q$2:.S$2]))*[.T$2]);&quot;&quot;)">
            <text:p/>
          </table:table-cell>
          <table:table-cell table:formula="of:=IF((LEN([.T13])=0);&quot;&quot;;CONCATENATE(ROUND([.T13];2);&quot; (&quot;;ROUND((([.T13]/[.T$2])*100);2);&quot;%)&quot;))">
            <text:p/>
          </table:table-cell>
          <table:table-cell table:number-columns-repeated="3"/>
          <table:table-cell table:formula="of:=IF(AND(COUNTA([.V13:.X13]);SUMIF([.V13:.X13];&quot;&lt;&gt;*&quot;;[.V$2:.X$2]));((SUMIF([.V13:.X13];&quot;&lt;&gt;*&quot;;[.V13:.X13])/SUMIF([.V13:.X13];&quot;&lt;&gt;*&quot;;[.V$2:.X$2]))*[.Y$2]);&quot;&quot;)">
            <text:p/>
          </table:table-cell>
          <table:table-cell table:formula="of:=IF((LEN([.Y13])=0);&quot;&quot;;CONCATENATE(ROUND([.Y13];2);&quot; (&quot;;ROUND((([.Y13]/[.Y$2])*100);2);&quot;%)&quot;))">
            <text:p/>
          </table:table-cell>
          <table:table-cell table:number-columns-repeated="3"/>
          <table:table-cell table:formula="of:=IF(AND(COUNTA([.AA13:.AC13]);SUMIF([.AA13:.AC13];&quot;&lt;&gt;*&quot;;[.AA$2:.AC$2]));((SUMIF([.AA13:.AC13];&quot;&lt;&gt;*&quot;;[.AA13:.AC13])/SUMIF([.AA13:.AC13];&quot;&lt;&gt;*&quot;;[.AA$2:.AC$2]))*[.AD$2]);&quot;&quot;)">
            <text:p/>
          </table:table-cell>
          <table:table-cell table:formula="of:=IF((LEN([.AD13])=0);&quot;&quot;;CONCATENATE(ROUND([.AD13];2);&quot; (&quot;;ROUND((([.AD1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4])&gt;0);SUM([.G14:.AF14]));([.E14]/SUM( IF(LEN([.J14])&gt;0;[.J$2];0); IF(LEN([.P14])&gt;0;[.P$2];0); IF(LEN([.U14])&gt;0;[.U$2];0); IF(LEN([.Z14])&gt;0;[.Z$2];0); IF(LEN([.AE14])&gt;0;[.AE$2];0) ));&quot;&quot;)">
            <text:p/>
          </table:table-cell>
          <table:table-cell table:formula="of:=IF(LEN([.C14]);SUM(IF(SUM([.G$2:.I$2]);[.J14];0);IF(SUM([.L$2:.N$2]);[.O14];0);IF(SUM([.Q$2:.S$2]);[.T14];0);IF(SUM([.V$2:.X$2]);[.Y14];0);IF(SUM([.AA$2:.AC$2]);[.AD14];0));&quot;&quot;)">
            <text:p/>
          </table:table-cell>
          <table:table-cell table:number-columns-repeated="4"/>
          <table:table-cell table:formula="of:=IF(AND(COUNTA([.G14:.I14]);SUMIF([.G14:.I14];&quot;&lt;&gt;*&quot;;[.G$2:.I$2]));((SUMIF([.G14:.I14];&quot;&lt;&gt;*&quot;;[.G14:.I14])/SUMIF([.G14:.I14];&quot;&lt;&gt;*&quot;;[.G$2:.I$2]))*[.J$2]);&quot;&quot;)">
            <text:p/>
          </table:table-cell>
          <table:table-cell table:formula="of:=IF((LEN([.J14])=0);&quot;&quot;;CONCATENATE(ROUND([.J14];2);&quot; (&quot;;ROUND((([.J14]/[.J$2])*100);2);&quot;%)&quot;))">
            <text:p/>
          </table:table-cell>
          <table:table-cell table:number-columns-repeated="3"/>
          <table:table-cell table:formula="of:=IF(AND(COUNTA([.L14:.N14]);SUMIF([.L14:.N14];&quot;&lt;&gt;*&quot;;[.L$2:.N$2]));((SUMIF([.L14:.N14];&quot;&lt;&gt;*&quot;;[.L14:.N14])/SUMIF([.L14:.N14];&quot;&lt;&gt;*&quot;;[.L$2:.N$2]))*[.O$2]);&quot;&quot;)">
            <text:p/>
          </table:table-cell>
          <table:table-cell table:formula="of:=IF((LEN([.O14])=0);&quot;&quot;;CONCATENATE(ROUND([.O14];2);&quot; (&quot;;ROUND((([.O14]/[.O$2])*100);2);&quot;%)&quot;))">
            <text:p/>
          </table:table-cell>
          <table:table-cell table:number-columns-repeated="3"/>
          <table:table-cell table:formula="of:=IF(AND(COUNTA([.Q14:.S14]);SUMIF([.Q14:.S14];&quot;&lt;&gt;*&quot;;[.Q$2:.S$2]));((SUMIF([.Q14:.S14];&quot;&lt;&gt;*&quot;;[.Q14:.S14])/SUMIF([.Q14:.S14];&quot;&lt;&gt;*&quot;;[.Q$2:.S$2]))*[.T$2]);&quot;&quot;)">
            <text:p/>
          </table:table-cell>
          <table:table-cell table:formula="of:=IF((LEN([.T14])=0);&quot;&quot;;CONCATENATE(ROUND([.T14];2);&quot; (&quot;;ROUND((([.T14]/[.T$2])*100);2);&quot;%)&quot;))">
            <text:p/>
          </table:table-cell>
          <table:table-cell table:number-columns-repeated="3"/>
          <table:table-cell table:formula="of:=IF(AND(COUNTA([.V14:.X14]);SUMIF([.V14:.X14];&quot;&lt;&gt;*&quot;;[.V$2:.X$2]));((SUMIF([.V14:.X14];&quot;&lt;&gt;*&quot;;[.V14:.X14])/SUMIF([.V14:.X14];&quot;&lt;&gt;*&quot;;[.V$2:.X$2]))*[.Y$2]);&quot;&quot;)">
            <text:p/>
          </table:table-cell>
          <table:table-cell table:formula="of:=IF((LEN([.Y14])=0);&quot;&quot;;CONCATENATE(ROUND([.Y14];2);&quot; (&quot;;ROUND((([.Y14]/[.Y$2])*100);2);&quot;%)&quot;))">
            <text:p/>
          </table:table-cell>
          <table:table-cell table:number-columns-repeated="3"/>
          <table:table-cell table:formula="of:=IF(AND(COUNTA([.AA14:.AC14]);SUMIF([.AA14:.AC14];&quot;&lt;&gt;*&quot;;[.AA$2:.AC$2]));((SUMIF([.AA14:.AC14];&quot;&lt;&gt;*&quot;;[.AA14:.AC14])/SUMIF([.AA14:.AC14];&quot;&lt;&gt;*&quot;;[.AA$2:.AC$2]))*[.AD$2]);&quot;&quot;)">
            <text:p/>
          </table:table-cell>
          <table:table-cell table:formula="of:=IF((LEN([.AD14])=0);&quot;&quot;;CONCATENATE(ROUND([.AD14];2);&quot; (&quot;;ROUND((([.AD1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5])&gt;0);SUM([.G15:.AF15]));([.E15]/SUM( IF(LEN([.J15])&gt;0;[.J$2];0); IF(LEN([.P15])&gt;0;[.P$2];0); IF(LEN([.U15])&gt;0;[.U$2];0); IF(LEN([.Z15])&gt;0;[.Z$2];0); IF(LEN([.AE15])&gt;0;[.AE$2];0) ));&quot;&quot;)">
            <text:p/>
          </table:table-cell>
          <table:table-cell table:formula="of:=IF(LEN([.C15]);SUM(IF(SUM([.G$2:.I$2]);[.J15];0);IF(SUM([.L$2:.N$2]);[.O15];0);IF(SUM([.Q$2:.S$2]);[.T15];0);IF(SUM([.V$2:.X$2]);[.Y15];0);IF(SUM([.AA$2:.AC$2]);[.AD15];0));&quot;&quot;)">
            <text:p/>
          </table:table-cell>
          <table:table-cell table:number-columns-repeated="4"/>
          <table:table-cell table:formula="of:=IF(AND(COUNTA([.G15:.I15]);SUMIF([.G15:.I15];&quot;&lt;&gt;*&quot;;[.G$2:.I$2]));((SUMIF([.G15:.I15];&quot;&lt;&gt;*&quot;;[.G15:.I15])/SUMIF([.G15:.I15];&quot;&lt;&gt;*&quot;;[.G$2:.I$2]))*[.J$2]);&quot;&quot;)">
            <text:p/>
          </table:table-cell>
          <table:table-cell table:formula="of:=IF((LEN([.J15])=0);&quot;&quot;;CONCATENATE(ROUND([.J15];2);&quot; (&quot;;ROUND((([.J15]/[.J$2])*100);2);&quot;%)&quot;))">
            <text:p/>
          </table:table-cell>
          <table:table-cell table:number-columns-repeated="3"/>
          <table:table-cell table:formula="of:=IF(AND(COUNTA([.L15:.N15]);SUMIF([.L15:.N15];&quot;&lt;&gt;*&quot;;[.L$2:.N$2]));((SUMIF([.L15:.N15];&quot;&lt;&gt;*&quot;;[.L15:.N15])/SUMIF([.L15:.N15];&quot;&lt;&gt;*&quot;;[.L$2:.N$2]))*[.O$2]);&quot;&quot;)">
            <text:p/>
          </table:table-cell>
          <table:table-cell table:formula="of:=IF((LEN([.O15])=0);&quot;&quot;;CONCATENATE(ROUND([.O15];2);&quot; (&quot;;ROUND((([.O15]/[.O$2])*100);2);&quot;%)&quot;))">
            <text:p/>
          </table:table-cell>
          <table:table-cell table:number-columns-repeated="3"/>
          <table:table-cell table:formula="of:=IF(AND(COUNTA([.Q15:.S15]);SUMIF([.Q15:.S15];&quot;&lt;&gt;*&quot;;[.Q$2:.S$2]));((SUMIF([.Q15:.S15];&quot;&lt;&gt;*&quot;;[.Q15:.S15])/SUMIF([.Q15:.S15];&quot;&lt;&gt;*&quot;;[.Q$2:.S$2]))*[.T$2]);&quot;&quot;)">
            <text:p/>
          </table:table-cell>
          <table:table-cell table:formula="of:=IF((LEN([.T15])=0);&quot;&quot;;CONCATENATE(ROUND([.T15];2);&quot; (&quot;;ROUND((([.T15]/[.T$2])*100);2);&quot;%)&quot;))">
            <text:p/>
          </table:table-cell>
          <table:table-cell table:number-columns-repeated="3"/>
          <table:table-cell table:formula="of:=IF(AND(COUNTA([.V15:.X15]);SUMIF([.V15:.X15];&quot;&lt;&gt;*&quot;;[.V$2:.X$2]));((SUMIF([.V15:.X15];&quot;&lt;&gt;*&quot;;[.V15:.X15])/SUMIF([.V15:.X15];&quot;&lt;&gt;*&quot;;[.V$2:.X$2]))*[.Y$2]);&quot;&quot;)">
            <text:p/>
          </table:table-cell>
          <table:table-cell table:formula="of:=IF((LEN([.Y15])=0);&quot;&quot;;CONCATENATE(ROUND([.Y15];2);&quot; (&quot;;ROUND((([.Y15]/[.Y$2])*100);2);&quot;%)&quot;))">
            <text:p/>
          </table:table-cell>
          <table:table-cell table:number-columns-repeated="3"/>
          <table:table-cell table:formula="of:=IF(AND(COUNTA([.AA15:.AC15]);SUMIF([.AA15:.AC15];&quot;&lt;&gt;*&quot;;[.AA$2:.AC$2]));((SUMIF([.AA15:.AC15];&quot;&lt;&gt;*&quot;;[.AA15:.AC15])/SUMIF([.AA15:.AC15];&quot;&lt;&gt;*&quot;;[.AA$2:.AC$2]))*[.AD$2]);&quot;&quot;)">
            <text:p/>
          </table:table-cell>
          <table:table-cell table:formula="of:=IF((LEN([.AD15])=0);&quot;&quot;;CONCATENATE(ROUND([.AD15];2);&quot; (&quot;;ROUND((([.AD1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6])&gt;0);SUM([.G16:.AF16]));([.E16]/SUM( IF(LEN([.J16])&gt;0;[.J$2];0); IF(LEN([.P16])&gt;0;[.P$2];0); IF(LEN([.U16])&gt;0;[.U$2];0); IF(LEN([.Z16])&gt;0;[.Z$2];0); IF(LEN([.AE16])&gt;0;[.AE$2];0) ));&quot;&quot;)">
            <text:p/>
          </table:table-cell>
          <table:table-cell table:formula="of:=IF(LEN([.C16]);SUM(IF(SUM([.G$2:.I$2]);[.J16];0);IF(SUM([.L$2:.N$2]);[.O16];0);IF(SUM([.Q$2:.S$2]);[.T16];0);IF(SUM([.V$2:.X$2]);[.Y16];0);IF(SUM([.AA$2:.AC$2]);[.AD16];0));&quot;&quot;)">
            <text:p/>
          </table:table-cell>
          <table:table-cell table:number-columns-repeated="4"/>
          <table:table-cell table:formula="of:=IF(AND(COUNTA([.G16:.I16]);SUMIF([.G16:.I16];&quot;&lt;&gt;*&quot;;[.G$2:.I$2]));((SUMIF([.G16:.I16];&quot;&lt;&gt;*&quot;;[.G16:.I16])/SUMIF([.G16:.I16];&quot;&lt;&gt;*&quot;;[.G$2:.I$2]))*[.J$2]);&quot;&quot;)">
            <text:p/>
          </table:table-cell>
          <table:table-cell table:formula="of:=IF((LEN([.J16])=0);&quot;&quot;;CONCATENATE(ROUND([.J16];2);&quot; (&quot;;ROUND((([.J16]/[.J$2])*100);2);&quot;%)&quot;))">
            <text:p/>
          </table:table-cell>
          <table:table-cell table:number-columns-repeated="3"/>
          <table:table-cell table:formula="of:=IF(AND(COUNTA([.L16:.N16]);SUMIF([.L16:.N16];&quot;&lt;&gt;*&quot;;[.L$2:.N$2]));((SUMIF([.L16:.N16];&quot;&lt;&gt;*&quot;;[.L16:.N16])/SUMIF([.L16:.N16];&quot;&lt;&gt;*&quot;;[.L$2:.N$2]))*[.O$2]);&quot;&quot;)">
            <text:p/>
          </table:table-cell>
          <table:table-cell table:formula="of:=IF((LEN([.O16])=0);&quot;&quot;;CONCATENATE(ROUND([.O16];2);&quot; (&quot;;ROUND((([.O16]/[.O$2])*100);2);&quot;%)&quot;))">
            <text:p/>
          </table:table-cell>
          <table:table-cell table:number-columns-repeated="3"/>
          <table:table-cell table:formula="of:=IF(AND(COUNTA([.Q16:.S16]);SUMIF([.Q16:.S16];&quot;&lt;&gt;*&quot;;[.Q$2:.S$2]));((SUMIF([.Q16:.S16];&quot;&lt;&gt;*&quot;;[.Q16:.S16])/SUMIF([.Q16:.S16];&quot;&lt;&gt;*&quot;;[.Q$2:.S$2]))*[.T$2]);&quot;&quot;)">
            <text:p/>
          </table:table-cell>
          <table:table-cell table:formula="of:=IF((LEN([.T16])=0);&quot;&quot;;CONCATENATE(ROUND([.T16];2);&quot; (&quot;;ROUND((([.T16]/[.T$2])*100);2);&quot;%)&quot;))">
            <text:p/>
          </table:table-cell>
          <table:table-cell table:number-columns-repeated="3"/>
          <table:table-cell table:formula="of:=IF(AND(COUNTA([.V16:.X16]);SUMIF([.V16:.X16];&quot;&lt;&gt;*&quot;;[.V$2:.X$2]));((SUMIF([.V16:.X16];&quot;&lt;&gt;*&quot;;[.V16:.X16])/SUMIF([.V16:.X16];&quot;&lt;&gt;*&quot;;[.V$2:.X$2]))*[.Y$2]);&quot;&quot;)">
            <text:p/>
          </table:table-cell>
          <table:table-cell table:formula="of:=IF((LEN([.Y16])=0);&quot;&quot;;CONCATENATE(ROUND([.Y16];2);&quot; (&quot;;ROUND((([.Y16]/[.Y$2])*100);2);&quot;%)&quot;))">
            <text:p/>
          </table:table-cell>
          <table:table-cell table:number-columns-repeated="3"/>
          <table:table-cell table:formula="of:=IF(AND(COUNTA([.AA16:.AC16]);SUMIF([.AA16:.AC16];&quot;&lt;&gt;*&quot;;[.AA$2:.AC$2]));((SUMIF([.AA16:.AC16];&quot;&lt;&gt;*&quot;;[.AA16:.AC16])/SUMIF([.AA16:.AC16];&quot;&lt;&gt;*&quot;;[.AA$2:.AC$2]))*[.AD$2]);&quot;&quot;)">
            <text:p/>
          </table:table-cell>
          <table:table-cell table:formula="of:=IF((LEN([.AD16])=0);&quot;&quot;;CONCATENATE(ROUND([.AD16];2);&quot; (&quot;;ROUND((([.AD1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7])&gt;0);SUM([.G17:.AF17]));([.E17]/SUM( IF(LEN([.J17])&gt;0;[.J$2];0); IF(LEN([.P17])&gt;0;[.P$2];0); IF(LEN([.U17])&gt;0;[.U$2];0); IF(LEN([.Z17])&gt;0;[.Z$2];0); IF(LEN([.AE17])&gt;0;[.AE$2];0) ));&quot;&quot;)">
            <text:p/>
          </table:table-cell>
          <table:table-cell table:formula="of:=IF(LEN([.C17]);SUM(IF(SUM([.G$2:.I$2]);[.J17];0);IF(SUM([.L$2:.N$2]);[.O17];0);IF(SUM([.Q$2:.S$2]);[.T17];0);IF(SUM([.V$2:.X$2]);[.Y17];0);IF(SUM([.AA$2:.AC$2]);[.AD17];0));&quot;&quot;)">
            <text:p/>
          </table:table-cell>
          <table:table-cell table:number-columns-repeated="4"/>
          <table:table-cell table:formula="of:=IF(AND(COUNTA([.G17:.I17]);SUMIF([.G17:.I17];&quot;&lt;&gt;*&quot;;[.G$2:.I$2]));((SUMIF([.G17:.I17];&quot;&lt;&gt;*&quot;;[.G17:.I17])/SUMIF([.G17:.I17];&quot;&lt;&gt;*&quot;;[.G$2:.I$2]))*[.J$2]);&quot;&quot;)">
            <text:p/>
          </table:table-cell>
          <table:table-cell table:formula="of:=IF((LEN([.J17])=0);&quot;&quot;;CONCATENATE(ROUND([.J17];2);&quot; (&quot;;ROUND((([.J17]/[.J$2])*100);2);&quot;%)&quot;))">
            <text:p/>
          </table:table-cell>
          <table:table-cell table:number-columns-repeated="3"/>
          <table:table-cell table:formula="of:=IF(AND(COUNTA([.L17:.N17]);SUMIF([.L17:.N17];&quot;&lt;&gt;*&quot;;[.L$2:.N$2]));((SUMIF([.L17:.N17];&quot;&lt;&gt;*&quot;;[.L17:.N17])/SUMIF([.L17:.N17];&quot;&lt;&gt;*&quot;;[.L$2:.N$2]))*[.O$2]);&quot;&quot;)">
            <text:p/>
          </table:table-cell>
          <table:table-cell table:formula="of:=IF((LEN([.O17])=0);&quot;&quot;;CONCATENATE(ROUND([.O17];2);&quot; (&quot;;ROUND((([.O17]/[.O$2])*100);2);&quot;%)&quot;))">
            <text:p/>
          </table:table-cell>
          <table:table-cell table:number-columns-repeated="3"/>
          <table:table-cell table:formula="of:=IF(AND(COUNTA([.Q17:.S17]);SUMIF([.Q17:.S17];&quot;&lt;&gt;*&quot;;[.Q$2:.S$2]));((SUMIF([.Q17:.S17];&quot;&lt;&gt;*&quot;;[.Q17:.S17])/SUMIF([.Q17:.S17];&quot;&lt;&gt;*&quot;;[.Q$2:.S$2]))*[.T$2]);&quot;&quot;)">
            <text:p/>
          </table:table-cell>
          <table:table-cell table:formula="of:=IF((LEN([.T17])=0);&quot;&quot;;CONCATENATE(ROUND([.T17];2);&quot; (&quot;;ROUND((([.T17]/[.T$2])*100);2);&quot;%)&quot;))">
            <text:p/>
          </table:table-cell>
          <table:table-cell table:number-columns-repeated="3"/>
          <table:table-cell table:formula="of:=IF(AND(COUNTA([.V17:.X17]);SUMIF([.V17:.X17];&quot;&lt;&gt;*&quot;;[.V$2:.X$2]));((SUMIF([.V17:.X17];&quot;&lt;&gt;*&quot;;[.V17:.X17])/SUMIF([.V17:.X17];&quot;&lt;&gt;*&quot;;[.V$2:.X$2]))*[.Y$2]);&quot;&quot;)">
            <text:p/>
          </table:table-cell>
          <table:table-cell table:formula="of:=IF((LEN([.Y17])=0);&quot;&quot;;CONCATENATE(ROUND([.Y17];2);&quot; (&quot;;ROUND((([.Y17]/[.Y$2])*100);2);&quot;%)&quot;))">
            <text:p/>
          </table:table-cell>
          <table:table-cell table:number-columns-repeated="3"/>
          <table:table-cell table:formula="of:=IF(AND(COUNTA([.AA17:.AC17]);SUMIF([.AA17:.AC17];&quot;&lt;&gt;*&quot;;[.AA$2:.AC$2]));((SUMIF([.AA17:.AC17];&quot;&lt;&gt;*&quot;;[.AA17:.AC17])/SUMIF([.AA17:.AC17];&quot;&lt;&gt;*&quot;;[.AA$2:.AC$2]))*[.AD$2]);&quot;&quot;)">
            <text:p/>
          </table:table-cell>
          <table:table-cell table:formula="of:=IF((LEN([.AD17])=0);&quot;&quot;;CONCATENATE(ROUND([.AD17];2);&quot; (&quot;;ROUND((([.AD1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8])&gt;0);SUM([.G18:.AF18]));([.E18]/SUM( IF(LEN([.J18])&gt;0;[.J$2];0); IF(LEN([.P18])&gt;0;[.P$2];0); IF(LEN([.U18])&gt;0;[.U$2];0); IF(LEN([.Z18])&gt;0;[.Z$2];0); IF(LEN([.AE18])&gt;0;[.AE$2];0) ));&quot;&quot;)">
            <text:p/>
          </table:table-cell>
          <table:table-cell table:formula="of:=IF(LEN([.C18]);SUM(IF(SUM([.G$2:.I$2]);[.J18];0);IF(SUM([.L$2:.N$2]);[.O18];0);IF(SUM([.Q$2:.S$2]);[.T18];0);IF(SUM([.V$2:.X$2]);[.Y18];0);IF(SUM([.AA$2:.AC$2]);[.AD18];0));&quot;&quot;)">
            <text:p/>
          </table:table-cell>
          <table:table-cell table:number-columns-repeated="4"/>
          <table:table-cell table:formula="of:=IF(AND(COUNTA([.G18:.I18]);SUMIF([.G18:.I18];&quot;&lt;&gt;*&quot;;[.G$2:.I$2]));((SUMIF([.G18:.I18];&quot;&lt;&gt;*&quot;;[.G18:.I18])/SUMIF([.G18:.I18];&quot;&lt;&gt;*&quot;;[.G$2:.I$2]))*[.J$2]);&quot;&quot;)">
            <text:p/>
          </table:table-cell>
          <table:table-cell table:formula="of:=IF((LEN([.J18])=0);&quot;&quot;;CONCATENATE(ROUND([.J18];2);&quot; (&quot;;ROUND((([.J18]/[.J$2])*100);2);&quot;%)&quot;))">
            <text:p/>
          </table:table-cell>
          <table:table-cell table:number-columns-repeated="3"/>
          <table:table-cell table:formula="of:=IF(AND(COUNTA([.L18:.N18]);SUMIF([.L18:.N18];&quot;&lt;&gt;*&quot;;[.L$2:.N$2]));((SUMIF([.L18:.N18];&quot;&lt;&gt;*&quot;;[.L18:.N18])/SUMIF([.L18:.N18];&quot;&lt;&gt;*&quot;;[.L$2:.N$2]))*[.O$2]);&quot;&quot;)">
            <text:p/>
          </table:table-cell>
          <table:table-cell table:formula="of:=IF((LEN([.O18])=0);&quot;&quot;;CONCATENATE(ROUND([.O18];2);&quot; (&quot;;ROUND((([.O18]/[.O$2])*100);2);&quot;%)&quot;))">
            <text:p/>
          </table:table-cell>
          <table:table-cell table:number-columns-repeated="3"/>
          <table:table-cell table:formula="of:=IF(AND(COUNTA([.Q18:.S18]);SUMIF([.Q18:.S18];&quot;&lt;&gt;*&quot;;[.Q$2:.S$2]));((SUMIF([.Q18:.S18];&quot;&lt;&gt;*&quot;;[.Q18:.S18])/SUMIF([.Q18:.S18];&quot;&lt;&gt;*&quot;;[.Q$2:.S$2]))*[.T$2]);&quot;&quot;)">
            <text:p/>
          </table:table-cell>
          <table:table-cell table:formula="of:=IF((LEN([.T18])=0);&quot;&quot;;CONCATENATE(ROUND([.T18];2);&quot; (&quot;;ROUND((([.T18]/[.T$2])*100);2);&quot;%)&quot;))">
            <text:p/>
          </table:table-cell>
          <table:table-cell table:number-columns-repeated="3"/>
          <table:table-cell table:formula="of:=IF(AND(COUNTA([.V18:.X18]);SUMIF([.V18:.X18];&quot;&lt;&gt;*&quot;;[.V$2:.X$2]));((SUMIF([.V18:.X18];&quot;&lt;&gt;*&quot;;[.V18:.X18])/SUMIF([.V18:.X18];&quot;&lt;&gt;*&quot;;[.V$2:.X$2]))*[.Y$2]);&quot;&quot;)">
            <text:p/>
          </table:table-cell>
          <table:table-cell table:formula="of:=IF((LEN([.Y18])=0);&quot;&quot;;CONCATENATE(ROUND([.Y18];2);&quot; (&quot;;ROUND((([.Y18]/[.Y$2])*100);2);&quot;%)&quot;))">
            <text:p/>
          </table:table-cell>
          <table:table-cell table:number-columns-repeated="3"/>
          <table:table-cell table:formula="of:=IF(AND(COUNTA([.AA18:.AC18]);SUMIF([.AA18:.AC18];&quot;&lt;&gt;*&quot;;[.AA$2:.AC$2]));((SUMIF([.AA18:.AC18];&quot;&lt;&gt;*&quot;;[.AA18:.AC18])/SUMIF([.AA18:.AC18];&quot;&lt;&gt;*&quot;;[.AA$2:.AC$2]))*[.AD$2]);&quot;&quot;)">
            <text:p/>
          </table:table-cell>
          <table:table-cell table:formula="of:=IF((LEN([.AD18])=0);&quot;&quot;;CONCATENATE(ROUND([.AD18];2);&quot; (&quot;;ROUND((([.AD1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9])&gt;0);SUM([.G19:.AF19]));([.E19]/SUM( IF(LEN([.J19])&gt;0;[.J$2];0); IF(LEN([.P19])&gt;0;[.P$2];0); IF(LEN([.U19])&gt;0;[.U$2];0); IF(LEN([.Z19])&gt;0;[.Z$2];0); IF(LEN([.AE19])&gt;0;[.AE$2];0) ));&quot;&quot;)">
            <text:p/>
          </table:table-cell>
          <table:table-cell table:formula="of:=IF(LEN([.C19]);SUM(IF(SUM([.G$2:.I$2]);[.J19];0);IF(SUM([.L$2:.N$2]);[.O19];0);IF(SUM([.Q$2:.S$2]);[.T19];0);IF(SUM([.V$2:.X$2]);[.Y19];0);IF(SUM([.AA$2:.AC$2]);[.AD19];0));&quot;&quot;)">
            <text:p/>
          </table:table-cell>
          <table:table-cell table:number-columns-repeated="4"/>
          <table:table-cell table:formula="of:=IF(AND(COUNTA([.G19:.I19]);SUMIF([.G19:.I19];&quot;&lt;&gt;*&quot;;[.G$2:.I$2]));((SUMIF([.G19:.I19];&quot;&lt;&gt;*&quot;;[.G19:.I19])/SUMIF([.G19:.I19];&quot;&lt;&gt;*&quot;;[.G$2:.I$2]))*[.J$2]);&quot;&quot;)">
            <text:p/>
          </table:table-cell>
          <table:table-cell table:formula="of:=IF((LEN([.J19])=0);&quot;&quot;;CONCATENATE(ROUND([.J19];2);&quot; (&quot;;ROUND((([.J19]/[.J$2])*100);2);&quot;%)&quot;))">
            <text:p/>
          </table:table-cell>
          <table:table-cell table:number-columns-repeated="3"/>
          <table:table-cell table:formula="of:=IF(AND(COUNTA([.L19:.N19]);SUMIF([.L19:.N19];&quot;&lt;&gt;*&quot;;[.L$2:.N$2]));((SUMIF([.L19:.N19];&quot;&lt;&gt;*&quot;;[.L19:.N19])/SUMIF([.L19:.N19];&quot;&lt;&gt;*&quot;;[.L$2:.N$2]))*[.O$2]);&quot;&quot;)">
            <text:p/>
          </table:table-cell>
          <table:table-cell table:formula="of:=IF((LEN([.O19])=0);&quot;&quot;;CONCATENATE(ROUND([.O19];2);&quot; (&quot;;ROUND((([.O19]/[.O$2])*100);2);&quot;%)&quot;))">
            <text:p/>
          </table:table-cell>
          <table:table-cell table:number-columns-repeated="3"/>
          <table:table-cell table:formula="of:=IF(AND(COUNTA([.Q19:.S19]);SUMIF([.Q19:.S19];&quot;&lt;&gt;*&quot;;[.Q$2:.S$2]));((SUMIF([.Q19:.S19];&quot;&lt;&gt;*&quot;;[.Q19:.S19])/SUMIF([.Q19:.S19];&quot;&lt;&gt;*&quot;;[.Q$2:.S$2]))*[.T$2]);&quot;&quot;)">
            <text:p/>
          </table:table-cell>
          <table:table-cell table:formula="of:=IF((LEN([.T19])=0);&quot;&quot;;CONCATENATE(ROUND([.T19];2);&quot; (&quot;;ROUND((([.T19]/[.T$2])*100);2);&quot;%)&quot;))">
            <text:p/>
          </table:table-cell>
          <table:table-cell table:number-columns-repeated="3"/>
          <table:table-cell table:formula="of:=IF(AND(COUNTA([.V19:.X19]);SUMIF([.V19:.X19];&quot;&lt;&gt;*&quot;;[.V$2:.X$2]));((SUMIF([.V19:.X19];&quot;&lt;&gt;*&quot;;[.V19:.X19])/SUMIF([.V19:.X19];&quot;&lt;&gt;*&quot;;[.V$2:.X$2]))*[.Y$2]);&quot;&quot;)">
            <text:p/>
          </table:table-cell>
          <table:table-cell table:formula="of:=IF((LEN([.Y19])=0);&quot;&quot;;CONCATENATE(ROUND([.Y19];2);&quot; (&quot;;ROUND((([.Y19]/[.Y$2])*100);2);&quot;%)&quot;))">
            <text:p/>
          </table:table-cell>
          <table:table-cell table:number-columns-repeated="3"/>
          <table:table-cell table:formula="of:=IF(AND(COUNTA([.AA19:.AC19]);SUMIF([.AA19:.AC19];&quot;&lt;&gt;*&quot;;[.AA$2:.AC$2]));((SUMIF([.AA19:.AC19];&quot;&lt;&gt;*&quot;;[.AA19:.AC19])/SUMIF([.AA19:.AC19];&quot;&lt;&gt;*&quot;;[.AA$2:.AC$2]))*[.AD$2]);&quot;&quot;)">
            <text:p/>
          </table:table-cell>
          <table:table-cell table:formula="of:=IF((LEN([.AD19])=0);&quot;&quot;;CONCATENATE(ROUND([.AD19];2);&quot; (&quot;;ROUND((([.AD1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0])&gt;0);SUM([.G20:.AF20]));([.E20]/SUM( IF(LEN([.J20])&gt;0;[.J$2];0); IF(LEN([.P20])&gt;0;[.P$2];0); IF(LEN([.U20])&gt;0;[.U$2];0); IF(LEN([.Z20])&gt;0;[.Z$2];0); IF(LEN([.AE20])&gt;0;[.AE$2];0) ));&quot;&quot;)">
            <text:p/>
          </table:table-cell>
          <table:table-cell table:formula="of:=IF(LEN([.C20]);SUM(IF(SUM([.G$2:.I$2]);[.J20];0);IF(SUM([.L$2:.N$2]);[.O20];0);IF(SUM([.Q$2:.S$2]);[.T20];0);IF(SUM([.V$2:.X$2]);[.Y20];0);IF(SUM([.AA$2:.AC$2]);[.AD20];0));&quot;&quot;)">
            <text:p/>
          </table:table-cell>
          <table:table-cell table:number-columns-repeated="4"/>
          <table:table-cell table:formula="of:=IF(AND(COUNTA([.G20:.I20]);SUMIF([.G20:.I20];&quot;&lt;&gt;*&quot;;[.G$2:.I$2]));((SUMIF([.G20:.I20];&quot;&lt;&gt;*&quot;;[.G20:.I20])/SUMIF([.G20:.I20];&quot;&lt;&gt;*&quot;;[.G$2:.I$2]))*[.J$2]);&quot;&quot;)">
            <text:p/>
          </table:table-cell>
          <table:table-cell table:formula="of:=IF((LEN([.J20])=0);&quot;&quot;;CONCATENATE(ROUND([.J20];2);&quot; (&quot;;ROUND((([.J20]/[.J$2])*100);2);&quot;%)&quot;))">
            <text:p/>
          </table:table-cell>
          <table:table-cell table:number-columns-repeated="3"/>
          <table:table-cell table:formula="of:=IF(AND(COUNTA([.L20:.N20]);SUMIF([.L20:.N20];&quot;&lt;&gt;*&quot;;[.L$2:.N$2]));((SUMIF([.L20:.N20];&quot;&lt;&gt;*&quot;;[.L20:.N20])/SUMIF([.L20:.N20];&quot;&lt;&gt;*&quot;;[.L$2:.N$2]))*[.O$2]);&quot;&quot;)">
            <text:p/>
          </table:table-cell>
          <table:table-cell table:formula="of:=IF((LEN([.O20])=0);&quot;&quot;;CONCATENATE(ROUND([.O20];2);&quot; (&quot;;ROUND((([.O20]/[.O$2])*100);2);&quot;%)&quot;))">
            <text:p/>
          </table:table-cell>
          <table:table-cell table:number-columns-repeated="3"/>
          <table:table-cell table:formula="of:=IF(AND(COUNTA([.Q20:.S20]);SUMIF([.Q20:.S20];&quot;&lt;&gt;*&quot;;[.Q$2:.S$2]));((SUMIF([.Q20:.S20];&quot;&lt;&gt;*&quot;;[.Q20:.S20])/SUMIF([.Q20:.S20];&quot;&lt;&gt;*&quot;;[.Q$2:.S$2]))*[.T$2]);&quot;&quot;)">
            <text:p/>
          </table:table-cell>
          <table:table-cell table:formula="of:=IF((LEN([.T20])=0);&quot;&quot;;CONCATENATE(ROUND([.T20];2);&quot; (&quot;;ROUND((([.T20]/[.T$2])*100);2);&quot;%)&quot;))">
            <text:p/>
          </table:table-cell>
          <table:table-cell table:number-columns-repeated="3"/>
          <table:table-cell table:formula="of:=IF(AND(COUNTA([.V20:.X20]);SUMIF([.V20:.X20];&quot;&lt;&gt;*&quot;;[.V$2:.X$2]));((SUMIF([.V20:.X20];&quot;&lt;&gt;*&quot;;[.V20:.X20])/SUMIF([.V20:.X20];&quot;&lt;&gt;*&quot;;[.V$2:.X$2]))*[.Y$2]);&quot;&quot;)">
            <text:p/>
          </table:table-cell>
          <table:table-cell table:formula="of:=IF((LEN([.Y20])=0);&quot;&quot;;CONCATENATE(ROUND([.Y20];2);&quot; (&quot;;ROUND((([.Y20]/[.Y$2])*100);2);&quot;%)&quot;))">
            <text:p/>
          </table:table-cell>
          <table:table-cell table:number-columns-repeated="3"/>
          <table:table-cell table:formula="of:=IF(AND(COUNTA([.AA20:.AC20]);SUMIF([.AA20:.AC20];&quot;&lt;&gt;*&quot;;[.AA$2:.AC$2]));((SUMIF([.AA20:.AC20];&quot;&lt;&gt;*&quot;;[.AA20:.AC20])/SUMIF([.AA20:.AC20];&quot;&lt;&gt;*&quot;;[.AA$2:.AC$2]))*[.AD$2]);&quot;&quot;)">
            <text:p/>
          </table:table-cell>
          <table:table-cell table:formula="of:=IF((LEN([.AD20])=0);&quot;&quot;;CONCATENATE(ROUND([.AD20];2);&quot; (&quot;;ROUND((([.AD2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1])&gt;0);SUM([.G21:.AF21]));([.E21]/SUM( IF(LEN([.J21])&gt;0;[.J$2];0); IF(LEN([.P21])&gt;0;[.P$2];0); IF(LEN([.U21])&gt;0;[.U$2];0); IF(LEN([.Z21])&gt;0;[.Z$2];0); IF(LEN([.AE21])&gt;0;[.AE$2];0) ));&quot;&quot;)">
            <text:p/>
          </table:table-cell>
          <table:table-cell table:formula="of:=IF(LEN([.C21]);SUM(IF(SUM([.G$2:.I$2]);[.J21];0);IF(SUM([.L$2:.N$2]);[.O21];0);IF(SUM([.Q$2:.S$2]);[.T21];0);IF(SUM([.V$2:.X$2]);[.Y21];0);IF(SUM([.AA$2:.AC$2]);[.AD21];0));&quot;&quot;)">
            <text:p/>
          </table:table-cell>
          <table:table-cell table:number-columns-repeated="4"/>
          <table:table-cell table:formula="of:=IF(AND(COUNTA([.G21:.I21]);SUMIF([.G21:.I21];&quot;&lt;&gt;*&quot;;[.G$2:.I$2]));((SUMIF([.G21:.I21];&quot;&lt;&gt;*&quot;;[.G21:.I21])/SUMIF([.G21:.I21];&quot;&lt;&gt;*&quot;;[.G$2:.I$2]))*[.J$2]);&quot;&quot;)">
            <text:p/>
          </table:table-cell>
          <table:table-cell table:formula="of:=IF((LEN([.J21])=0);&quot;&quot;;CONCATENATE(ROUND([.J21];2);&quot; (&quot;;ROUND((([.J21]/[.J$2])*100);2);&quot;%)&quot;))">
            <text:p/>
          </table:table-cell>
          <table:table-cell table:number-columns-repeated="3"/>
          <table:table-cell table:formula="of:=IF(AND(COUNTA([.L21:.N21]);SUMIF([.L21:.N21];&quot;&lt;&gt;*&quot;;[.L$2:.N$2]));((SUMIF([.L21:.N21];&quot;&lt;&gt;*&quot;;[.L21:.N21])/SUMIF([.L21:.N21];&quot;&lt;&gt;*&quot;;[.L$2:.N$2]))*[.O$2]);&quot;&quot;)">
            <text:p/>
          </table:table-cell>
          <table:table-cell table:formula="of:=IF((LEN([.O21])=0);&quot;&quot;;CONCATENATE(ROUND([.O21];2);&quot; (&quot;;ROUND((([.O21]/[.O$2])*100);2);&quot;%)&quot;))">
            <text:p/>
          </table:table-cell>
          <table:table-cell table:number-columns-repeated="3"/>
          <table:table-cell table:formula="of:=IF(AND(COUNTA([.Q21:.S21]);SUMIF([.Q21:.S21];&quot;&lt;&gt;*&quot;;[.Q$2:.S$2]));((SUMIF([.Q21:.S21];&quot;&lt;&gt;*&quot;;[.Q21:.S21])/SUMIF([.Q21:.S21];&quot;&lt;&gt;*&quot;;[.Q$2:.S$2]))*[.T$2]);&quot;&quot;)">
            <text:p/>
          </table:table-cell>
          <table:table-cell table:formula="of:=IF((LEN([.T21])=0);&quot;&quot;;CONCATENATE(ROUND([.T21];2);&quot; (&quot;;ROUND((([.T21]/[.T$2])*100);2);&quot;%)&quot;))">
            <text:p/>
          </table:table-cell>
          <table:table-cell table:number-columns-repeated="3"/>
          <table:table-cell table:formula="of:=IF(AND(COUNTA([.V21:.X21]);SUMIF([.V21:.X21];&quot;&lt;&gt;*&quot;;[.V$2:.X$2]));((SUMIF([.V21:.X21];&quot;&lt;&gt;*&quot;;[.V21:.X21])/SUMIF([.V21:.X21];&quot;&lt;&gt;*&quot;;[.V$2:.X$2]))*[.Y$2]);&quot;&quot;)">
            <text:p/>
          </table:table-cell>
          <table:table-cell table:formula="of:=IF((LEN([.Y21])=0);&quot;&quot;;CONCATENATE(ROUND([.Y21];2);&quot; (&quot;;ROUND((([.Y21]/[.Y$2])*100);2);&quot;%)&quot;))">
            <text:p/>
          </table:table-cell>
          <table:table-cell table:number-columns-repeated="3"/>
          <table:table-cell table:formula="of:=IF(AND(COUNTA([.AA21:.AC21]);SUMIF([.AA21:.AC21];&quot;&lt;&gt;*&quot;;[.AA$2:.AC$2]));((SUMIF([.AA21:.AC21];&quot;&lt;&gt;*&quot;;[.AA21:.AC21])/SUMIF([.AA21:.AC21];&quot;&lt;&gt;*&quot;;[.AA$2:.AC$2]))*[.AD$2]);&quot;&quot;)">
            <text:p/>
          </table:table-cell>
          <table:table-cell table:formula="of:=IF((LEN([.AD21])=0);&quot;&quot;;CONCATENATE(ROUND([.AD21];2);&quot; (&quot;;ROUND((([.AD2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2])&gt;0);SUM([.G22:.AF22]));([.E22]/SUM( IF(LEN([.J22])&gt;0;[.J$2];0); IF(LEN([.P22])&gt;0;[.P$2];0); IF(LEN([.U22])&gt;0;[.U$2];0); IF(LEN([.Z22])&gt;0;[.Z$2];0); IF(LEN([.AE22])&gt;0;[.AE$2];0) ));&quot;&quot;)">
            <text:p/>
          </table:table-cell>
          <table:table-cell table:formula="of:=IF(LEN([.C22]);SUM(IF(SUM([.G$2:.I$2]);[.J22];0);IF(SUM([.L$2:.N$2]);[.O22];0);IF(SUM([.Q$2:.S$2]);[.T22];0);IF(SUM([.V$2:.X$2]);[.Y22];0);IF(SUM([.AA$2:.AC$2]);[.AD22];0));&quot;&quot;)">
            <text:p/>
          </table:table-cell>
          <table:table-cell table:number-columns-repeated="4"/>
          <table:table-cell table:formula="of:=IF(AND(COUNTA([.G22:.I22]);SUMIF([.G22:.I22];&quot;&lt;&gt;*&quot;;[.G$2:.I$2]));((SUMIF([.G22:.I22];&quot;&lt;&gt;*&quot;;[.G22:.I22])/SUMIF([.G22:.I22];&quot;&lt;&gt;*&quot;;[.G$2:.I$2]))*[.J$2]);&quot;&quot;)">
            <text:p/>
          </table:table-cell>
          <table:table-cell table:formula="of:=IF((LEN([.J22])=0);&quot;&quot;;CONCATENATE(ROUND([.J22];2);&quot; (&quot;;ROUND((([.J22]/[.J$2])*100);2);&quot;%)&quot;))">
            <text:p/>
          </table:table-cell>
          <table:table-cell table:number-columns-repeated="3"/>
          <table:table-cell table:formula="of:=IF(AND(COUNTA([.L22:.N22]);SUMIF([.L22:.N22];&quot;&lt;&gt;*&quot;;[.L$2:.N$2]));((SUMIF([.L22:.N22];&quot;&lt;&gt;*&quot;;[.L22:.N22])/SUMIF([.L22:.N22];&quot;&lt;&gt;*&quot;;[.L$2:.N$2]))*[.O$2]);&quot;&quot;)">
            <text:p/>
          </table:table-cell>
          <table:table-cell table:formula="of:=IF((LEN([.O22])=0);&quot;&quot;;CONCATENATE(ROUND([.O22];2);&quot; (&quot;;ROUND((([.O22]/[.O$2])*100);2);&quot;%)&quot;))">
            <text:p/>
          </table:table-cell>
          <table:table-cell table:number-columns-repeated="3"/>
          <table:table-cell table:formula="of:=IF(AND(COUNTA([.Q22:.S22]);SUMIF([.Q22:.S22];&quot;&lt;&gt;*&quot;;[.Q$2:.S$2]));((SUMIF([.Q22:.S22];&quot;&lt;&gt;*&quot;;[.Q22:.S22])/SUMIF([.Q22:.S22];&quot;&lt;&gt;*&quot;;[.Q$2:.S$2]))*[.T$2]);&quot;&quot;)">
            <text:p/>
          </table:table-cell>
          <table:table-cell table:formula="of:=IF((LEN([.T22])=0);&quot;&quot;;CONCATENATE(ROUND([.T22];2);&quot; (&quot;;ROUND((([.T22]/[.T$2])*100);2);&quot;%)&quot;))">
            <text:p/>
          </table:table-cell>
          <table:table-cell table:number-columns-repeated="3"/>
          <table:table-cell table:formula="of:=IF(AND(COUNTA([.V22:.X22]);SUMIF([.V22:.X22];&quot;&lt;&gt;*&quot;;[.V$2:.X$2]));((SUMIF([.V22:.X22];&quot;&lt;&gt;*&quot;;[.V22:.X22])/SUMIF([.V22:.X22];&quot;&lt;&gt;*&quot;;[.V$2:.X$2]))*[.Y$2]);&quot;&quot;)">
            <text:p/>
          </table:table-cell>
          <table:table-cell table:formula="of:=IF((LEN([.Y22])=0);&quot;&quot;;CONCATENATE(ROUND([.Y22];2);&quot; (&quot;;ROUND((([.Y22]/[.Y$2])*100);2);&quot;%)&quot;))">
            <text:p/>
          </table:table-cell>
          <table:table-cell table:number-columns-repeated="3"/>
          <table:table-cell table:formula="of:=IF(AND(COUNTA([.AA22:.AC22]);SUMIF([.AA22:.AC22];&quot;&lt;&gt;*&quot;;[.AA$2:.AC$2]));((SUMIF([.AA22:.AC22];&quot;&lt;&gt;*&quot;;[.AA22:.AC22])/SUMIF([.AA22:.AC22];&quot;&lt;&gt;*&quot;;[.AA$2:.AC$2]))*[.AD$2]);&quot;&quot;)">
            <text:p/>
          </table:table-cell>
          <table:table-cell table:formula="of:=IF((LEN([.AD22])=0);&quot;&quot;;CONCATENATE(ROUND([.AD22];2);&quot; (&quot;;ROUND((([.AD2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3])&gt;0);SUM([.G23:.AF23]));([.E23]/SUM( IF(LEN([.J23])&gt;0;[.J$2];0); IF(LEN([.P23])&gt;0;[.P$2];0); IF(LEN([.U23])&gt;0;[.U$2];0); IF(LEN([.Z23])&gt;0;[.Z$2];0); IF(LEN([.AE23])&gt;0;[.AE$2];0) ));&quot;&quot;)">
            <text:p/>
          </table:table-cell>
          <table:table-cell table:formula="of:=IF(LEN([.C23]);SUM(IF(SUM([.G$2:.I$2]);[.J23];0);IF(SUM([.L$2:.N$2]);[.O23];0);IF(SUM([.Q$2:.S$2]);[.T23];0);IF(SUM([.V$2:.X$2]);[.Y23];0);IF(SUM([.AA$2:.AC$2]);[.AD23];0));&quot;&quot;)">
            <text:p/>
          </table:table-cell>
          <table:table-cell table:number-columns-repeated="4"/>
          <table:table-cell table:formula="of:=IF(AND(COUNTA([.G23:.I23]);SUMIF([.G23:.I23];&quot;&lt;&gt;*&quot;;[.G$2:.I$2]));((SUMIF([.G23:.I23];&quot;&lt;&gt;*&quot;;[.G23:.I23])/SUMIF([.G23:.I23];&quot;&lt;&gt;*&quot;;[.G$2:.I$2]))*[.J$2]);&quot;&quot;)">
            <text:p/>
          </table:table-cell>
          <table:table-cell table:formula="of:=IF((LEN([.J23])=0);&quot;&quot;;CONCATENATE(ROUND([.J23];2);&quot; (&quot;;ROUND((([.J23]/[.J$2])*100);2);&quot;%)&quot;))">
            <text:p/>
          </table:table-cell>
          <table:table-cell table:number-columns-repeated="3"/>
          <table:table-cell table:formula="of:=IF(AND(COUNTA([.L23:.N23]);SUMIF([.L23:.N23];&quot;&lt;&gt;*&quot;;[.L$2:.N$2]));((SUMIF([.L23:.N23];&quot;&lt;&gt;*&quot;;[.L23:.N23])/SUMIF([.L23:.N23];&quot;&lt;&gt;*&quot;;[.L$2:.N$2]))*[.O$2]);&quot;&quot;)">
            <text:p/>
          </table:table-cell>
          <table:table-cell table:formula="of:=IF((LEN([.O23])=0);&quot;&quot;;CONCATENATE(ROUND([.O23];2);&quot; (&quot;;ROUND((([.O23]/[.O$2])*100);2);&quot;%)&quot;))">
            <text:p/>
          </table:table-cell>
          <table:table-cell table:number-columns-repeated="3"/>
          <table:table-cell table:formula="of:=IF(AND(COUNTA([.Q23:.S23]);SUMIF([.Q23:.S23];&quot;&lt;&gt;*&quot;;[.Q$2:.S$2]));((SUMIF([.Q23:.S23];&quot;&lt;&gt;*&quot;;[.Q23:.S23])/SUMIF([.Q23:.S23];&quot;&lt;&gt;*&quot;;[.Q$2:.S$2]))*[.T$2]);&quot;&quot;)">
            <text:p/>
          </table:table-cell>
          <table:table-cell table:formula="of:=IF((LEN([.T23])=0);&quot;&quot;;CONCATENATE(ROUND([.T23];2);&quot; (&quot;;ROUND((([.T23]/[.T$2])*100);2);&quot;%)&quot;))">
            <text:p/>
          </table:table-cell>
          <table:table-cell table:number-columns-repeated="3"/>
          <table:table-cell table:formula="of:=IF(AND(COUNTA([.V23:.X23]);SUMIF([.V23:.X23];&quot;&lt;&gt;*&quot;;[.V$2:.X$2]));((SUMIF([.V23:.X23];&quot;&lt;&gt;*&quot;;[.V23:.X23])/SUMIF([.V23:.X23];&quot;&lt;&gt;*&quot;;[.V$2:.X$2]))*[.Y$2]);&quot;&quot;)">
            <text:p/>
          </table:table-cell>
          <table:table-cell table:formula="of:=IF((LEN([.Y23])=0);&quot;&quot;;CONCATENATE(ROUND([.Y23];2);&quot; (&quot;;ROUND((([.Y23]/[.Y$2])*100);2);&quot;%)&quot;))">
            <text:p/>
          </table:table-cell>
          <table:table-cell table:number-columns-repeated="3"/>
          <table:table-cell table:formula="of:=IF(AND(COUNTA([.AA23:.AC23]);SUMIF([.AA23:.AC23];&quot;&lt;&gt;*&quot;;[.AA$2:.AC$2]));((SUMIF([.AA23:.AC23];&quot;&lt;&gt;*&quot;;[.AA23:.AC23])/SUMIF([.AA23:.AC23];&quot;&lt;&gt;*&quot;;[.AA$2:.AC$2]))*[.AD$2]);&quot;&quot;)">
            <text:p/>
          </table:table-cell>
          <table:table-cell table:formula="of:=IF((LEN([.AD23])=0);&quot;&quot;;CONCATENATE(ROUND([.AD23];2);&quot; (&quot;;ROUND((([.AD2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4])&gt;0);SUM([.G24:.AF24]));([.E24]/SUM( IF(LEN([.J24])&gt;0;[.J$2];0); IF(LEN([.P24])&gt;0;[.P$2];0); IF(LEN([.U24])&gt;0;[.U$2];0); IF(LEN([.Z24])&gt;0;[.Z$2];0); IF(LEN([.AE24])&gt;0;[.AE$2];0) ));&quot;&quot;)">
            <text:p/>
          </table:table-cell>
          <table:table-cell table:formula="of:=IF(LEN([.C24]);SUM(IF(SUM([.G$2:.I$2]);[.J24];0);IF(SUM([.L$2:.N$2]);[.O24];0);IF(SUM([.Q$2:.S$2]);[.T24];0);IF(SUM([.V$2:.X$2]);[.Y24];0);IF(SUM([.AA$2:.AC$2]);[.AD24];0));&quot;&quot;)">
            <text:p/>
          </table:table-cell>
          <table:table-cell table:number-columns-repeated="4"/>
          <table:table-cell table:formula="of:=IF(AND(COUNTA([.G24:.I24]);SUMIF([.G24:.I24];&quot;&lt;&gt;*&quot;;[.G$2:.I$2]));((SUMIF([.G24:.I24];&quot;&lt;&gt;*&quot;;[.G24:.I24])/SUMIF([.G24:.I24];&quot;&lt;&gt;*&quot;;[.G$2:.I$2]))*[.J$2]);&quot;&quot;)">
            <text:p/>
          </table:table-cell>
          <table:table-cell table:formula="of:=IF((LEN([.J24])=0);&quot;&quot;;CONCATENATE(ROUND([.J24];2);&quot; (&quot;;ROUND((([.J24]/[.J$2])*100);2);&quot;%)&quot;))">
            <text:p/>
          </table:table-cell>
          <table:table-cell table:number-columns-repeated="3"/>
          <table:table-cell table:formula="of:=IF(AND(COUNTA([.L24:.N24]);SUMIF([.L24:.N24];&quot;&lt;&gt;*&quot;;[.L$2:.N$2]));((SUMIF([.L24:.N24];&quot;&lt;&gt;*&quot;;[.L24:.N24])/SUMIF([.L24:.N24];&quot;&lt;&gt;*&quot;;[.L$2:.N$2]))*[.O$2]);&quot;&quot;)">
            <text:p/>
          </table:table-cell>
          <table:table-cell table:formula="of:=IF((LEN([.O24])=0);&quot;&quot;;CONCATENATE(ROUND([.O24];2);&quot; (&quot;;ROUND((([.O24]/[.O$2])*100);2);&quot;%)&quot;))">
            <text:p/>
          </table:table-cell>
          <table:table-cell table:number-columns-repeated="3"/>
          <table:table-cell table:formula="of:=IF(AND(COUNTA([.Q24:.S24]);SUMIF([.Q24:.S24];&quot;&lt;&gt;*&quot;;[.Q$2:.S$2]));((SUMIF([.Q24:.S24];&quot;&lt;&gt;*&quot;;[.Q24:.S24])/SUMIF([.Q24:.S24];&quot;&lt;&gt;*&quot;;[.Q$2:.S$2]))*[.T$2]);&quot;&quot;)">
            <text:p/>
          </table:table-cell>
          <table:table-cell table:formula="of:=IF((LEN([.T24])=0);&quot;&quot;;CONCATENATE(ROUND([.T24];2);&quot; (&quot;;ROUND((([.T24]/[.T$2])*100);2);&quot;%)&quot;))">
            <text:p/>
          </table:table-cell>
          <table:table-cell table:number-columns-repeated="3"/>
          <table:table-cell table:formula="of:=IF(AND(COUNTA([.V24:.X24]);SUMIF([.V24:.X24];&quot;&lt;&gt;*&quot;;[.V$2:.X$2]));((SUMIF([.V24:.X24];&quot;&lt;&gt;*&quot;;[.V24:.X24])/SUMIF([.V24:.X24];&quot;&lt;&gt;*&quot;;[.V$2:.X$2]))*[.Y$2]);&quot;&quot;)">
            <text:p/>
          </table:table-cell>
          <table:table-cell table:formula="of:=IF((LEN([.Y24])=0);&quot;&quot;;CONCATENATE(ROUND([.Y24];2);&quot; (&quot;;ROUND((([.Y24]/[.Y$2])*100);2);&quot;%)&quot;))">
            <text:p/>
          </table:table-cell>
          <table:table-cell table:number-columns-repeated="3"/>
          <table:table-cell table:formula="of:=IF(AND(COUNTA([.AA24:.AC24]);SUMIF([.AA24:.AC24];&quot;&lt;&gt;*&quot;;[.AA$2:.AC$2]));((SUMIF([.AA24:.AC24];&quot;&lt;&gt;*&quot;;[.AA24:.AC24])/SUMIF([.AA24:.AC24];&quot;&lt;&gt;*&quot;;[.AA$2:.AC$2]))*[.AD$2]);&quot;&quot;)">
            <text:p/>
          </table:table-cell>
          <table:table-cell table:formula="of:=IF((LEN([.AD24])=0);&quot;&quot;;CONCATENATE(ROUND([.AD24];2);&quot; (&quot;;ROUND((([.AD2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5])&gt;0);SUM([.G25:.AF25]));([.E25]/SUM( IF(LEN([.J25])&gt;0;[.J$2];0); IF(LEN([.P25])&gt;0;[.P$2];0); IF(LEN([.U25])&gt;0;[.U$2];0); IF(LEN([.Z25])&gt;0;[.Z$2];0); IF(LEN([.AE25])&gt;0;[.AE$2];0) ));&quot;&quot;)">
            <text:p/>
          </table:table-cell>
          <table:table-cell table:formula="of:=IF(LEN([.C25]);SUM(IF(SUM([.G$2:.I$2]);[.J25];0);IF(SUM([.L$2:.N$2]);[.O25];0);IF(SUM([.Q$2:.S$2]);[.T25];0);IF(SUM([.V$2:.X$2]);[.Y25];0);IF(SUM([.AA$2:.AC$2]);[.AD25];0));&quot;&quot;)">
            <text:p/>
          </table:table-cell>
          <table:table-cell table:number-columns-repeated="4"/>
          <table:table-cell table:formula="of:=IF(AND(COUNTA([.G25:.I25]);SUMIF([.G25:.I25];&quot;&lt;&gt;*&quot;;[.G$2:.I$2]));((SUMIF([.G25:.I25];&quot;&lt;&gt;*&quot;;[.G25:.I25])/SUMIF([.G25:.I25];&quot;&lt;&gt;*&quot;;[.G$2:.I$2]))*[.J$2]);&quot;&quot;)">
            <text:p/>
          </table:table-cell>
          <table:table-cell table:formula="of:=IF((LEN([.J25])=0);&quot;&quot;;CONCATENATE(ROUND([.J25];2);&quot; (&quot;;ROUND((([.J25]/[.J$2])*100);2);&quot;%)&quot;))">
            <text:p/>
          </table:table-cell>
          <table:table-cell table:number-columns-repeated="3"/>
          <table:table-cell table:formula="of:=IF(AND(COUNTA([.L25:.N25]);SUMIF([.L25:.N25];&quot;&lt;&gt;*&quot;;[.L$2:.N$2]));((SUMIF([.L25:.N25];&quot;&lt;&gt;*&quot;;[.L25:.N25])/SUMIF([.L25:.N25];&quot;&lt;&gt;*&quot;;[.L$2:.N$2]))*[.O$2]);&quot;&quot;)">
            <text:p/>
          </table:table-cell>
          <table:table-cell table:formula="of:=IF((LEN([.O25])=0);&quot;&quot;;CONCATENATE(ROUND([.O25];2);&quot; (&quot;;ROUND((([.O25]/[.O$2])*100);2);&quot;%)&quot;))">
            <text:p/>
          </table:table-cell>
          <table:table-cell table:number-columns-repeated="3"/>
          <table:table-cell table:formula="of:=IF(AND(COUNTA([.Q25:.S25]);SUMIF([.Q25:.S25];&quot;&lt;&gt;*&quot;;[.Q$2:.S$2]));((SUMIF([.Q25:.S25];&quot;&lt;&gt;*&quot;;[.Q25:.S25])/SUMIF([.Q25:.S25];&quot;&lt;&gt;*&quot;;[.Q$2:.S$2]))*[.T$2]);&quot;&quot;)">
            <text:p/>
          </table:table-cell>
          <table:table-cell table:formula="of:=IF((LEN([.T25])=0);&quot;&quot;;CONCATENATE(ROUND([.T25];2);&quot; (&quot;;ROUND((([.T25]/[.T$2])*100);2);&quot;%)&quot;))">
            <text:p/>
          </table:table-cell>
          <table:table-cell table:number-columns-repeated="3"/>
          <table:table-cell table:formula="of:=IF(AND(COUNTA([.V25:.X25]);SUMIF([.V25:.X25];&quot;&lt;&gt;*&quot;;[.V$2:.X$2]));((SUMIF([.V25:.X25];&quot;&lt;&gt;*&quot;;[.V25:.X25])/SUMIF([.V25:.X25];&quot;&lt;&gt;*&quot;;[.V$2:.X$2]))*[.Y$2]);&quot;&quot;)">
            <text:p/>
          </table:table-cell>
          <table:table-cell table:formula="of:=IF((LEN([.Y25])=0);&quot;&quot;;CONCATENATE(ROUND([.Y25];2);&quot; (&quot;;ROUND((([.Y25]/[.Y$2])*100);2);&quot;%)&quot;))">
            <text:p/>
          </table:table-cell>
          <table:table-cell table:number-columns-repeated="3"/>
          <table:table-cell table:formula="of:=IF(AND(COUNTA([.AA25:.AC25]);SUMIF([.AA25:.AC25];&quot;&lt;&gt;*&quot;;[.AA$2:.AC$2]));((SUMIF([.AA25:.AC25];&quot;&lt;&gt;*&quot;;[.AA25:.AC25])/SUMIF([.AA25:.AC25];&quot;&lt;&gt;*&quot;;[.AA$2:.AC$2]))*[.AD$2]);&quot;&quot;)">
            <text:p/>
          </table:table-cell>
          <table:table-cell table:formula="of:=IF((LEN([.AD25])=0);&quot;&quot;;CONCATENATE(ROUND([.AD25];2);&quot; (&quot;;ROUND((([.AD2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6])&gt;0);SUM([.G26:.AF26]));([.E26]/SUM( IF(LEN([.J26])&gt;0;[.J$2];0); IF(LEN([.P26])&gt;0;[.P$2];0); IF(LEN([.U26])&gt;0;[.U$2];0); IF(LEN([.Z26])&gt;0;[.Z$2];0); IF(LEN([.AE26])&gt;0;[.AE$2];0) ));&quot;&quot;)">
            <text:p/>
          </table:table-cell>
          <table:table-cell table:formula="of:=IF(LEN([.C26]);SUM(IF(SUM([.G$2:.I$2]);[.J26];0);IF(SUM([.L$2:.N$2]);[.O26];0);IF(SUM([.Q$2:.S$2]);[.T26];0);IF(SUM([.V$2:.X$2]);[.Y26];0);IF(SUM([.AA$2:.AC$2]);[.AD26];0));&quot;&quot;)">
            <text:p/>
          </table:table-cell>
          <table:table-cell table:number-columns-repeated="4"/>
          <table:table-cell table:formula="of:=IF(AND(COUNTA([.G26:.I26]);SUMIF([.G26:.I26];&quot;&lt;&gt;*&quot;;[.G$2:.I$2]));((SUMIF([.G26:.I26];&quot;&lt;&gt;*&quot;;[.G26:.I26])/SUMIF([.G26:.I26];&quot;&lt;&gt;*&quot;;[.G$2:.I$2]))*[.J$2]);&quot;&quot;)">
            <text:p/>
          </table:table-cell>
          <table:table-cell table:formula="of:=IF((LEN([.J26])=0);&quot;&quot;;CONCATENATE(ROUND([.J26];2);&quot; (&quot;;ROUND((([.J26]/[.J$2])*100);2);&quot;%)&quot;))">
            <text:p/>
          </table:table-cell>
          <table:table-cell table:number-columns-repeated="3"/>
          <table:table-cell table:formula="of:=IF(AND(COUNTA([.L26:.N26]);SUMIF([.L26:.N26];&quot;&lt;&gt;*&quot;;[.L$2:.N$2]));((SUMIF([.L26:.N26];&quot;&lt;&gt;*&quot;;[.L26:.N26])/SUMIF([.L26:.N26];&quot;&lt;&gt;*&quot;;[.L$2:.N$2]))*[.O$2]);&quot;&quot;)">
            <text:p/>
          </table:table-cell>
          <table:table-cell table:formula="of:=IF((LEN([.O26])=0);&quot;&quot;;CONCATENATE(ROUND([.O26];2);&quot; (&quot;;ROUND((([.O26]/[.O$2])*100);2);&quot;%)&quot;))">
            <text:p/>
          </table:table-cell>
          <table:table-cell table:number-columns-repeated="3"/>
          <table:table-cell table:formula="of:=IF(AND(COUNTA([.Q26:.S26]);SUMIF([.Q26:.S26];&quot;&lt;&gt;*&quot;;[.Q$2:.S$2]));((SUMIF([.Q26:.S26];&quot;&lt;&gt;*&quot;;[.Q26:.S26])/SUMIF([.Q26:.S26];&quot;&lt;&gt;*&quot;;[.Q$2:.S$2]))*[.T$2]);&quot;&quot;)">
            <text:p/>
          </table:table-cell>
          <table:table-cell table:formula="of:=IF((LEN([.T26])=0);&quot;&quot;;CONCATENATE(ROUND([.T26];2);&quot; (&quot;;ROUND((([.T26]/[.T$2])*100);2);&quot;%)&quot;))">
            <text:p/>
          </table:table-cell>
          <table:table-cell table:number-columns-repeated="3"/>
          <table:table-cell table:formula="of:=IF(AND(COUNTA([.V26:.X26]);SUMIF([.V26:.X26];&quot;&lt;&gt;*&quot;;[.V$2:.X$2]));((SUMIF([.V26:.X26];&quot;&lt;&gt;*&quot;;[.V26:.X26])/SUMIF([.V26:.X26];&quot;&lt;&gt;*&quot;;[.V$2:.X$2]))*[.Y$2]);&quot;&quot;)">
            <text:p/>
          </table:table-cell>
          <table:table-cell table:formula="of:=IF((LEN([.Y26])=0);&quot;&quot;;CONCATENATE(ROUND([.Y26];2);&quot; (&quot;;ROUND((([.Y26]/[.Y$2])*100);2);&quot;%)&quot;))">
            <text:p/>
          </table:table-cell>
          <table:table-cell table:number-columns-repeated="3"/>
          <table:table-cell table:formula="of:=IF(AND(COUNTA([.AA26:.AC26]);SUMIF([.AA26:.AC26];&quot;&lt;&gt;*&quot;;[.AA$2:.AC$2]));((SUMIF([.AA26:.AC26];&quot;&lt;&gt;*&quot;;[.AA26:.AC26])/SUMIF([.AA26:.AC26];&quot;&lt;&gt;*&quot;;[.AA$2:.AC$2]))*[.AD$2]);&quot;&quot;)">
            <text:p/>
          </table:table-cell>
          <table:table-cell table:formula="of:=IF((LEN([.AD26])=0);&quot;&quot;;CONCATENATE(ROUND([.AD26];2);&quot; (&quot;;ROUND((([.AD2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7])&gt;0);SUM([.G27:.AF27]));([.E27]/SUM( IF(LEN([.J27])&gt;0;[.J$2];0); IF(LEN([.P27])&gt;0;[.P$2];0); IF(LEN([.U27])&gt;0;[.U$2];0); IF(LEN([.Z27])&gt;0;[.Z$2];0); IF(LEN([.AE27])&gt;0;[.AE$2];0) ));&quot;&quot;)">
            <text:p/>
          </table:table-cell>
          <table:table-cell table:formula="of:=IF(LEN([.C27]);SUM(IF(SUM([.G$2:.I$2]);[.J27];0);IF(SUM([.L$2:.N$2]);[.O27];0);IF(SUM([.Q$2:.S$2]);[.T27];0);IF(SUM([.V$2:.X$2]);[.Y27];0);IF(SUM([.AA$2:.AC$2]);[.AD27];0));&quot;&quot;)">
            <text:p/>
          </table:table-cell>
          <table:table-cell table:number-columns-repeated="4"/>
          <table:table-cell table:formula="of:=IF(AND(COUNTA([.G27:.I27]);SUMIF([.G27:.I27];&quot;&lt;&gt;*&quot;;[.G$2:.I$2]));((SUMIF([.G27:.I27];&quot;&lt;&gt;*&quot;;[.G27:.I27])/SUMIF([.G27:.I27];&quot;&lt;&gt;*&quot;;[.G$2:.I$2]))*[.J$2]);&quot;&quot;)">
            <text:p/>
          </table:table-cell>
          <table:table-cell table:formula="of:=IF((LEN([.J27])=0);&quot;&quot;;CONCATENATE(ROUND([.J27];2);&quot; (&quot;;ROUND((([.J27]/[.J$2])*100);2);&quot;%)&quot;))">
            <text:p/>
          </table:table-cell>
          <table:table-cell table:number-columns-repeated="3"/>
          <table:table-cell table:formula="of:=IF(AND(COUNTA([.L27:.N27]);SUMIF([.L27:.N27];&quot;&lt;&gt;*&quot;;[.L$2:.N$2]));((SUMIF([.L27:.N27];&quot;&lt;&gt;*&quot;;[.L27:.N27])/SUMIF([.L27:.N27];&quot;&lt;&gt;*&quot;;[.L$2:.N$2]))*[.O$2]);&quot;&quot;)">
            <text:p/>
          </table:table-cell>
          <table:table-cell table:formula="of:=IF((LEN([.O27])=0);&quot;&quot;;CONCATENATE(ROUND([.O27];2);&quot; (&quot;;ROUND((([.O27]/[.O$2])*100);2);&quot;%)&quot;))">
            <text:p/>
          </table:table-cell>
          <table:table-cell table:number-columns-repeated="3"/>
          <table:table-cell table:formula="of:=IF(AND(COUNTA([.Q27:.S27]);SUMIF([.Q27:.S27];&quot;&lt;&gt;*&quot;;[.Q$2:.S$2]));((SUMIF([.Q27:.S27];&quot;&lt;&gt;*&quot;;[.Q27:.S27])/SUMIF([.Q27:.S27];&quot;&lt;&gt;*&quot;;[.Q$2:.S$2]))*[.T$2]);&quot;&quot;)">
            <text:p/>
          </table:table-cell>
          <table:table-cell table:formula="of:=IF((LEN([.T27])=0);&quot;&quot;;CONCATENATE(ROUND([.T27];2);&quot; (&quot;;ROUND((([.T27]/[.T$2])*100);2);&quot;%)&quot;))">
            <text:p/>
          </table:table-cell>
          <table:table-cell table:number-columns-repeated="3"/>
          <table:table-cell table:formula="of:=IF(AND(COUNTA([.V27:.X27]);SUMIF([.V27:.X27];&quot;&lt;&gt;*&quot;;[.V$2:.X$2]));((SUMIF([.V27:.X27];&quot;&lt;&gt;*&quot;;[.V27:.X27])/SUMIF([.V27:.X27];&quot;&lt;&gt;*&quot;;[.V$2:.X$2]))*[.Y$2]);&quot;&quot;)">
            <text:p/>
          </table:table-cell>
          <table:table-cell table:formula="of:=IF((LEN([.Y27])=0);&quot;&quot;;CONCATENATE(ROUND([.Y27];2);&quot; (&quot;;ROUND((([.Y27]/[.Y$2])*100);2);&quot;%)&quot;))">
            <text:p/>
          </table:table-cell>
          <table:table-cell table:number-columns-repeated="3"/>
          <table:table-cell table:formula="of:=IF(AND(COUNTA([.AA27:.AC27]);SUMIF([.AA27:.AC27];&quot;&lt;&gt;*&quot;;[.AA$2:.AC$2]));((SUMIF([.AA27:.AC27];&quot;&lt;&gt;*&quot;;[.AA27:.AC27])/SUMIF([.AA27:.AC27];&quot;&lt;&gt;*&quot;;[.AA$2:.AC$2]))*[.AD$2]);&quot;&quot;)">
            <text:p/>
          </table:table-cell>
          <table:table-cell table:formula="of:=IF((LEN([.AD27])=0);&quot;&quot;;CONCATENATE(ROUND([.AD27];2);&quot; (&quot;;ROUND((([.AD2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8])&gt;0);SUM([.G28:.AF28]));([.E28]/SUM( IF(LEN([.J28])&gt;0;[.J$2];0); IF(LEN([.P28])&gt;0;[.P$2];0); IF(LEN([.U28])&gt;0;[.U$2];0); IF(LEN([.Z28])&gt;0;[.Z$2];0); IF(LEN([.AE28])&gt;0;[.AE$2];0) ));&quot;&quot;)">
            <text:p/>
          </table:table-cell>
          <table:table-cell table:formula="of:=IF(LEN([.C28]);SUM(IF(SUM([.G$2:.I$2]);[.J28];0);IF(SUM([.L$2:.N$2]);[.O28];0);IF(SUM([.Q$2:.S$2]);[.T28];0);IF(SUM([.V$2:.X$2]);[.Y28];0);IF(SUM([.AA$2:.AC$2]);[.AD28];0));&quot;&quot;)">
            <text:p/>
          </table:table-cell>
          <table:table-cell table:number-columns-repeated="4"/>
          <table:table-cell table:formula="of:=IF(AND(COUNTA([.G28:.I28]);SUMIF([.G28:.I28];&quot;&lt;&gt;*&quot;;[.G$2:.I$2]));((SUMIF([.G28:.I28];&quot;&lt;&gt;*&quot;;[.G28:.I28])/SUMIF([.G28:.I28];&quot;&lt;&gt;*&quot;;[.G$2:.I$2]))*[.J$2]);&quot;&quot;)">
            <text:p/>
          </table:table-cell>
          <table:table-cell table:formula="of:=IF((LEN([.J28])=0);&quot;&quot;;CONCATENATE(ROUND([.J28];2);&quot; (&quot;;ROUND((([.J28]/[.J$2])*100);2);&quot;%)&quot;))">
            <text:p/>
          </table:table-cell>
          <table:table-cell table:number-columns-repeated="3"/>
          <table:table-cell table:formula="of:=IF(AND(COUNTA([.L28:.N28]);SUMIF([.L28:.N28];&quot;&lt;&gt;*&quot;;[.L$2:.N$2]));((SUMIF([.L28:.N28];&quot;&lt;&gt;*&quot;;[.L28:.N28])/SUMIF([.L28:.N28];&quot;&lt;&gt;*&quot;;[.L$2:.N$2]))*[.O$2]);&quot;&quot;)">
            <text:p/>
          </table:table-cell>
          <table:table-cell table:formula="of:=IF((LEN([.O28])=0);&quot;&quot;;CONCATENATE(ROUND([.O28];2);&quot; (&quot;;ROUND((([.O28]/[.O$2])*100);2);&quot;%)&quot;))">
            <text:p/>
          </table:table-cell>
          <table:table-cell table:number-columns-repeated="3"/>
          <table:table-cell table:formula="of:=IF(AND(COUNTA([.Q28:.S28]);SUMIF([.Q28:.S28];&quot;&lt;&gt;*&quot;;[.Q$2:.S$2]));((SUMIF([.Q28:.S28];&quot;&lt;&gt;*&quot;;[.Q28:.S28])/SUMIF([.Q28:.S28];&quot;&lt;&gt;*&quot;;[.Q$2:.S$2]))*[.T$2]);&quot;&quot;)">
            <text:p/>
          </table:table-cell>
          <table:table-cell table:formula="of:=IF((LEN([.T28])=0);&quot;&quot;;CONCATENATE(ROUND([.T28];2);&quot; (&quot;;ROUND((([.T28]/[.T$2])*100);2);&quot;%)&quot;))">
            <text:p/>
          </table:table-cell>
          <table:table-cell table:number-columns-repeated="3"/>
          <table:table-cell table:formula="of:=IF(AND(COUNTA([.V28:.X28]);SUMIF([.V28:.X28];&quot;&lt;&gt;*&quot;;[.V$2:.X$2]));((SUMIF([.V28:.X28];&quot;&lt;&gt;*&quot;;[.V28:.X28])/SUMIF([.V28:.X28];&quot;&lt;&gt;*&quot;;[.V$2:.X$2]))*[.Y$2]);&quot;&quot;)">
            <text:p/>
          </table:table-cell>
          <table:table-cell table:formula="of:=IF((LEN([.Y28])=0);&quot;&quot;;CONCATENATE(ROUND([.Y28];2);&quot; (&quot;;ROUND((([.Y28]/[.Y$2])*100);2);&quot;%)&quot;))">
            <text:p/>
          </table:table-cell>
          <table:table-cell table:number-columns-repeated="3"/>
          <table:table-cell table:formula="of:=IF(AND(COUNTA([.AA28:.AC28]);SUMIF([.AA28:.AC28];&quot;&lt;&gt;*&quot;;[.AA$2:.AC$2]));((SUMIF([.AA28:.AC28];&quot;&lt;&gt;*&quot;;[.AA28:.AC28])/SUMIF([.AA28:.AC28];&quot;&lt;&gt;*&quot;;[.AA$2:.AC$2]))*[.AD$2]);&quot;&quot;)">
            <text:p/>
          </table:table-cell>
          <table:table-cell table:formula="of:=IF((LEN([.AD28])=0);&quot;&quot;;CONCATENATE(ROUND([.AD28];2);&quot; (&quot;;ROUND((([.AD2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9])&gt;0);SUM([.G29:.AF29]));([.E29]/SUM( IF(LEN([.J29])&gt;0;[.J$2];0); IF(LEN([.P29])&gt;0;[.P$2];0); IF(LEN([.U29])&gt;0;[.U$2];0); IF(LEN([.Z29])&gt;0;[.Z$2];0); IF(LEN([.AE29])&gt;0;[.AE$2];0) ));&quot;&quot;)">
            <text:p/>
          </table:table-cell>
          <table:table-cell table:formula="of:=IF(LEN([.C29]);SUM(IF(SUM([.G$2:.I$2]);[.J29];0);IF(SUM([.L$2:.N$2]);[.O29];0);IF(SUM([.Q$2:.S$2]);[.T29];0);IF(SUM([.V$2:.X$2]);[.Y29];0);IF(SUM([.AA$2:.AC$2]);[.AD29];0));&quot;&quot;)">
            <text:p/>
          </table:table-cell>
          <table:table-cell table:number-columns-repeated="4"/>
          <table:table-cell table:formula="of:=IF(AND(COUNTA([.G29:.I29]);SUMIF([.G29:.I29];&quot;&lt;&gt;*&quot;;[.G$2:.I$2]));((SUMIF([.G29:.I29];&quot;&lt;&gt;*&quot;;[.G29:.I29])/SUMIF([.G29:.I29];&quot;&lt;&gt;*&quot;;[.G$2:.I$2]))*[.J$2]);&quot;&quot;)">
            <text:p/>
          </table:table-cell>
          <table:table-cell table:formula="of:=IF((LEN([.J29])=0);&quot;&quot;;CONCATENATE(ROUND([.J29];2);&quot; (&quot;;ROUND((([.J29]/[.J$2])*100);2);&quot;%)&quot;))">
            <text:p/>
          </table:table-cell>
          <table:table-cell table:number-columns-repeated="3"/>
          <table:table-cell table:formula="of:=IF(AND(COUNTA([.L29:.N29]);SUMIF([.L29:.N29];&quot;&lt;&gt;*&quot;;[.L$2:.N$2]));((SUMIF([.L29:.N29];&quot;&lt;&gt;*&quot;;[.L29:.N29])/SUMIF([.L29:.N29];&quot;&lt;&gt;*&quot;;[.L$2:.N$2]))*[.O$2]);&quot;&quot;)">
            <text:p/>
          </table:table-cell>
          <table:table-cell table:formula="of:=IF((LEN([.O29])=0);&quot;&quot;;CONCATENATE(ROUND([.O29];2);&quot; (&quot;;ROUND((([.O29]/[.O$2])*100);2);&quot;%)&quot;))">
            <text:p/>
          </table:table-cell>
          <table:table-cell table:number-columns-repeated="3"/>
          <table:table-cell table:formula="of:=IF(AND(COUNTA([.Q29:.S29]);SUMIF([.Q29:.S29];&quot;&lt;&gt;*&quot;;[.Q$2:.S$2]));((SUMIF([.Q29:.S29];&quot;&lt;&gt;*&quot;;[.Q29:.S29])/SUMIF([.Q29:.S29];&quot;&lt;&gt;*&quot;;[.Q$2:.S$2]))*[.T$2]);&quot;&quot;)">
            <text:p/>
          </table:table-cell>
          <table:table-cell table:formula="of:=IF((LEN([.T29])=0);&quot;&quot;;CONCATENATE(ROUND([.T29];2);&quot; (&quot;;ROUND((([.T29]/[.T$2])*100);2);&quot;%)&quot;))">
            <text:p/>
          </table:table-cell>
          <table:table-cell table:number-columns-repeated="3"/>
          <table:table-cell table:formula="of:=IF(AND(COUNTA([.V29:.X29]);SUMIF([.V29:.X29];&quot;&lt;&gt;*&quot;;[.V$2:.X$2]));((SUMIF([.V29:.X29];&quot;&lt;&gt;*&quot;;[.V29:.X29])/SUMIF([.V29:.X29];&quot;&lt;&gt;*&quot;;[.V$2:.X$2]))*[.Y$2]);&quot;&quot;)">
            <text:p/>
          </table:table-cell>
          <table:table-cell table:formula="of:=IF((LEN([.Y29])=0);&quot;&quot;;CONCATENATE(ROUND([.Y29];2);&quot; (&quot;;ROUND((([.Y29]/[.Y$2])*100);2);&quot;%)&quot;))">
            <text:p/>
          </table:table-cell>
          <table:table-cell table:number-columns-repeated="3"/>
          <table:table-cell table:formula="of:=IF(AND(COUNTA([.AA29:.AC29]);SUMIF([.AA29:.AC29];&quot;&lt;&gt;*&quot;;[.AA$2:.AC$2]));((SUMIF([.AA29:.AC29];&quot;&lt;&gt;*&quot;;[.AA29:.AC29])/SUMIF([.AA29:.AC29];&quot;&lt;&gt;*&quot;;[.AA$2:.AC$2]))*[.AD$2]);&quot;&quot;)">
            <text:p/>
          </table:table-cell>
          <table:table-cell table:formula="of:=IF((LEN([.AD29])=0);&quot;&quot;;CONCATENATE(ROUND([.AD29];2);&quot; (&quot;;ROUND((([.AD2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0])&gt;0);SUM([.G30:.AF30]));([.E30]/SUM( IF(LEN([.J30])&gt;0;[.J$2];0); IF(LEN([.P30])&gt;0;[.P$2];0); IF(LEN([.U30])&gt;0;[.U$2];0); IF(LEN([.Z30])&gt;0;[.Z$2];0); IF(LEN([.AE30])&gt;0;[.AE$2];0) ));&quot;&quot;)">
            <text:p/>
          </table:table-cell>
          <table:table-cell table:formula="of:=IF(LEN([.C30]);SUM(IF(SUM([.G$2:.I$2]);[.J30];0);IF(SUM([.L$2:.N$2]);[.O30];0);IF(SUM([.Q$2:.S$2]);[.T30];0);IF(SUM([.V$2:.X$2]);[.Y30];0);IF(SUM([.AA$2:.AC$2]);[.AD30];0));&quot;&quot;)">
            <text:p/>
          </table:table-cell>
          <table:table-cell table:number-columns-repeated="4"/>
          <table:table-cell table:formula="of:=IF(AND(COUNTA([.G30:.I30]);SUMIF([.G30:.I30];&quot;&lt;&gt;*&quot;;[.G$2:.I$2]));((SUMIF([.G30:.I30];&quot;&lt;&gt;*&quot;;[.G30:.I30])/SUMIF([.G30:.I30];&quot;&lt;&gt;*&quot;;[.G$2:.I$2]))*[.J$2]);&quot;&quot;)">
            <text:p/>
          </table:table-cell>
          <table:table-cell table:formula="of:=IF((LEN([.J30])=0);&quot;&quot;;CONCATENATE(ROUND([.J30];2);&quot; (&quot;;ROUND((([.J30]/[.J$2])*100);2);&quot;%)&quot;))">
            <text:p/>
          </table:table-cell>
          <table:table-cell table:number-columns-repeated="3"/>
          <table:table-cell table:formula="of:=IF(AND(COUNTA([.L30:.N30]);SUMIF([.L30:.N30];&quot;&lt;&gt;*&quot;;[.L$2:.N$2]));((SUMIF([.L30:.N30];&quot;&lt;&gt;*&quot;;[.L30:.N30])/SUMIF([.L30:.N30];&quot;&lt;&gt;*&quot;;[.L$2:.N$2]))*[.O$2]);&quot;&quot;)">
            <text:p/>
          </table:table-cell>
          <table:table-cell table:formula="of:=IF((LEN([.O30])=0);&quot;&quot;;CONCATENATE(ROUND([.O30];2);&quot; (&quot;;ROUND((([.O30]/[.O$2])*100);2);&quot;%)&quot;))">
            <text:p/>
          </table:table-cell>
          <table:table-cell table:number-columns-repeated="3"/>
          <table:table-cell table:formula="of:=IF(AND(COUNTA([.Q30:.S30]);SUMIF([.Q30:.S30];&quot;&lt;&gt;*&quot;;[.Q$2:.S$2]));((SUMIF([.Q30:.S30];&quot;&lt;&gt;*&quot;;[.Q30:.S30])/SUMIF([.Q30:.S30];&quot;&lt;&gt;*&quot;;[.Q$2:.S$2]))*[.T$2]);&quot;&quot;)">
            <text:p/>
          </table:table-cell>
          <table:table-cell table:formula="of:=IF((LEN([.T30])=0);&quot;&quot;;CONCATENATE(ROUND([.T30];2);&quot; (&quot;;ROUND((([.T30]/[.T$2])*100);2);&quot;%)&quot;))">
            <text:p/>
          </table:table-cell>
          <table:table-cell table:number-columns-repeated="3"/>
          <table:table-cell table:formula="of:=IF(AND(COUNTA([.V30:.X30]);SUMIF([.V30:.X30];&quot;&lt;&gt;*&quot;;[.V$2:.X$2]));((SUMIF([.V30:.X30];&quot;&lt;&gt;*&quot;;[.V30:.X30])/SUMIF([.V30:.X30];&quot;&lt;&gt;*&quot;;[.V$2:.X$2]))*[.Y$2]);&quot;&quot;)">
            <text:p/>
          </table:table-cell>
          <table:table-cell table:formula="of:=IF((LEN([.Y30])=0);&quot;&quot;;CONCATENATE(ROUND([.Y30];2);&quot; (&quot;;ROUND((([.Y30]/[.Y$2])*100);2);&quot;%)&quot;))">
            <text:p/>
          </table:table-cell>
          <table:table-cell table:number-columns-repeated="3"/>
          <table:table-cell table:formula="of:=IF(AND(COUNTA([.AA30:.AC30]);SUMIF([.AA30:.AC30];&quot;&lt;&gt;*&quot;;[.AA$2:.AC$2]));((SUMIF([.AA30:.AC30];&quot;&lt;&gt;*&quot;;[.AA30:.AC30])/SUMIF([.AA30:.AC30];&quot;&lt;&gt;*&quot;;[.AA$2:.AC$2]))*[.AD$2]);&quot;&quot;)">
            <text:p/>
          </table:table-cell>
          <table:table-cell table:formula="of:=IF((LEN([.AD30])=0);&quot;&quot;;CONCATENATE(ROUND([.AD30];2);&quot; (&quot;;ROUND((([.AD3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1])&gt;0);SUM([.G31:.AF31]));([.E31]/SUM( IF(LEN([.J31])&gt;0;[.J$2];0); IF(LEN([.P31])&gt;0;[.P$2];0); IF(LEN([.U31])&gt;0;[.U$2];0); IF(LEN([.Z31])&gt;0;[.Z$2];0); IF(LEN([.AE31])&gt;0;[.AE$2];0) ));&quot;&quot;)">
            <text:p/>
          </table:table-cell>
          <table:table-cell table:formula="of:=IF(LEN([.C31]);SUM(IF(SUM([.G$2:.I$2]);[.J31];0);IF(SUM([.L$2:.N$2]);[.O31];0);IF(SUM([.Q$2:.S$2]);[.T31];0);IF(SUM([.V$2:.X$2]);[.Y31];0);IF(SUM([.AA$2:.AC$2]);[.AD31];0));&quot;&quot;)">
            <text:p/>
          </table:table-cell>
          <table:table-cell table:number-columns-repeated="4"/>
          <table:table-cell table:formula="of:=IF(AND(COUNTA([.G31:.I31]);SUMIF([.G31:.I31];&quot;&lt;&gt;*&quot;;[.G$2:.I$2]));((SUMIF([.G31:.I31];&quot;&lt;&gt;*&quot;;[.G31:.I31])/SUMIF([.G31:.I31];&quot;&lt;&gt;*&quot;;[.G$2:.I$2]))*[.J$2]);&quot;&quot;)">
            <text:p/>
          </table:table-cell>
          <table:table-cell table:formula="of:=IF((LEN([.J31])=0);&quot;&quot;;CONCATENATE(ROUND([.J31];2);&quot; (&quot;;ROUND((([.J31]/[.J$2])*100);2);&quot;%)&quot;))">
            <text:p/>
          </table:table-cell>
          <table:table-cell table:number-columns-repeated="3"/>
          <table:table-cell table:formula="of:=IF(AND(COUNTA([.L31:.N31]);SUMIF([.L31:.N31];&quot;&lt;&gt;*&quot;;[.L$2:.N$2]));((SUMIF([.L31:.N31];&quot;&lt;&gt;*&quot;;[.L31:.N31])/SUMIF([.L31:.N31];&quot;&lt;&gt;*&quot;;[.L$2:.N$2]))*[.O$2]);&quot;&quot;)">
            <text:p/>
          </table:table-cell>
          <table:table-cell table:formula="of:=IF((LEN([.O31])=0);&quot;&quot;;CONCATENATE(ROUND([.O31];2);&quot; (&quot;;ROUND((([.O31]/[.O$2])*100);2);&quot;%)&quot;))">
            <text:p/>
          </table:table-cell>
          <table:table-cell table:number-columns-repeated="3"/>
          <table:table-cell table:formula="of:=IF(AND(COUNTA([.Q31:.S31]);SUMIF([.Q31:.S31];&quot;&lt;&gt;*&quot;;[.Q$2:.S$2]));((SUMIF([.Q31:.S31];&quot;&lt;&gt;*&quot;;[.Q31:.S31])/SUMIF([.Q31:.S31];&quot;&lt;&gt;*&quot;;[.Q$2:.S$2]))*[.T$2]);&quot;&quot;)">
            <text:p/>
          </table:table-cell>
          <table:table-cell table:formula="of:=IF((LEN([.T31])=0);&quot;&quot;;CONCATENATE(ROUND([.T31];2);&quot; (&quot;;ROUND((([.T31]/[.T$2])*100);2);&quot;%)&quot;))">
            <text:p/>
          </table:table-cell>
          <table:table-cell table:number-columns-repeated="3"/>
          <table:table-cell table:formula="of:=IF(AND(COUNTA([.V31:.X31]);SUMIF([.V31:.X31];&quot;&lt;&gt;*&quot;;[.V$2:.X$2]));((SUMIF([.V31:.X31];&quot;&lt;&gt;*&quot;;[.V31:.X31])/SUMIF([.V31:.X31];&quot;&lt;&gt;*&quot;;[.V$2:.X$2]))*[.Y$2]);&quot;&quot;)">
            <text:p/>
          </table:table-cell>
          <table:table-cell table:formula="of:=IF((LEN([.Y31])=0);&quot;&quot;;CONCATENATE(ROUND([.Y31];2);&quot; (&quot;;ROUND((([.Y31]/[.Y$2])*100);2);&quot;%)&quot;))">
            <text:p/>
          </table:table-cell>
          <table:table-cell table:number-columns-repeated="3"/>
          <table:table-cell table:formula="of:=IF(AND(COUNTA([.AA31:.AC31]);SUMIF([.AA31:.AC31];&quot;&lt;&gt;*&quot;;[.AA$2:.AC$2]));((SUMIF([.AA31:.AC31];&quot;&lt;&gt;*&quot;;[.AA31:.AC31])/SUMIF([.AA31:.AC31];&quot;&lt;&gt;*&quot;;[.AA$2:.AC$2]))*[.AD$2]);&quot;&quot;)">
            <text:p/>
          </table:table-cell>
          <table:table-cell table:formula="of:=IF((LEN([.AD31])=0);&quot;&quot;;CONCATENATE(ROUND([.AD31];2);&quot; (&quot;;ROUND((([.AD3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2])&gt;0);SUM([.G32:.AF32]));([.E32]/SUM( IF(LEN([.J32])&gt;0;[.J$2];0); IF(LEN([.P32])&gt;0;[.P$2];0); IF(LEN([.U32])&gt;0;[.U$2];0); IF(LEN([.Z32])&gt;0;[.Z$2];0); IF(LEN([.AE32])&gt;0;[.AE$2];0) ));&quot;&quot;)">
            <text:p/>
          </table:table-cell>
          <table:table-cell table:formula="of:=IF(LEN([.C32]);SUM(IF(SUM([.G$2:.I$2]);[.J32];0);IF(SUM([.L$2:.N$2]);[.O32];0);IF(SUM([.Q$2:.S$2]);[.T32];0);IF(SUM([.V$2:.X$2]);[.Y32];0);IF(SUM([.AA$2:.AC$2]);[.AD32];0));&quot;&quot;)">
            <text:p/>
          </table:table-cell>
          <table:table-cell table:number-columns-repeated="4"/>
          <table:table-cell table:formula="of:=IF(AND(COUNTA([.G32:.I32]);SUMIF([.G32:.I32];&quot;&lt;&gt;*&quot;;[.G$2:.I$2]));((SUMIF([.G32:.I32];&quot;&lt;&gt;*&quot;;[.G32:.I32])/SUMIF([.G32:.I32];&quot;&lt;&gt;*&quot;;[.G$2:.I$2]))*[.J$2]);&quot;&quot;)">
            <text:p/>
          </table:table-cell>
          <table:table-cell table:formula="of:=IF((LEN([.J32])=0);&quot;&quot;;CONCATENATE(ROUND([.J32];2);&quot; (&quot;;ROUND((([.J32]/[.J$2])*100);2);&quot;%)&quot;))">
            <text:p/>
          </table:table-cell>
          <table:table-cell table:number-columns-repeated="3"/>
          <table:table-cell table:formula="of:=IF(AND(COUNTA([.L32:.N32]);SUMIF([.L32:.N32];&quot;&lt;&gt;*&quot;;[.L$2:.N$2]));((SUMIF([.L32:.N32];&quot;&lt;&gt;*&quot;;[.L32:.N32])/SUMIF([.L32:.N32];&quot;&lt;&gt;*&quot;;[.L$2:.N$2]))*[.O$2]);&quot;&quot;)">
            <text:p/>
          </table:table-cell>
          <table:table-cell table:formula="of:=IF((LEN([.O32])=0);&quot;&quot;;CONCATENATE(ROUND([.O32];2);&quot; (&quot;;ROUND((([.O32]/[.O$2])*100);2);&quot;%)&quot;))">
            <text:p/>
          </table:table-cell>
          <table:table-cell table:number-columns-repeated="3"/>
          <table:table-cell table:formula="of:=IF(AND(COUNTA([.Q32:.S32]);SUMIF([.Q32:.S32];&quot;&lt;&gt;*&quot;;[.Q$2:.S$2]));((SUMIF([.Q32:.S32];&quot;&lt;&gt;*&quot;;[.Q32:.S32])/SUMIF([.Q32:.S32];&quot;&lt;&gt;*&quot;;[.Q$2:.S$2]))*[.T$2]);&quot;&quot;)">
            <text:p/>
          </table:table-cell>
          <table:table-cell table:formula="of:=IF((LEN([.T32])=0);&quot;&quot;;CONCATENATE(ROUND([.T32];2);&quot; (&quot;;ROUND((([.T32]/[.T$2])*100);2);&quot;%)&quot;))">
            <text:p/>
          </table:table-cell>
          <table:table-cell table:number-columns-repeated="3"/>
          <table:table-cell table:formula="of:=IF(AND(COUNTA([.V32:.X32]);SUMIF([.V32:.X32];&quot;&lt;&gt;*&quot;;[.V$2:.X$2]));((SUMIF([.V32:.X32];&quot;&lt;&gt;*&quot;;[.V32:.X32])/SUMIF([.V32:.X32];&quot;&lt;&gt;*&quot;;[.V$2:.X$2]))*[.Y$2]);&quot;&quot;)">
            <text:p/>
          </table:table-cell>
          <table:table-cell table:formula="of:=IF((LEN([.Y32])=0);&quot;&quot;;CONCATENATE(ROUND([.Y32];2);&quot; (&quot;;ROUND((([.Y32]/[.Y$2])*100);2);&quot;%)&quot;))">
            <text:p/>
          </table:table-cell>
          <table:table-cell table:number-columns-repeated="3"/>
          <table:table-cell table:formula="of:=IF(AND(COUNTA([.AA32:.AC32]);SUMIF([.AA32:.AC32];&quot;&lt;&gt;*&quot;;[.AA$2:.AC$2]));((SUMIF([.AA32:.AC32];&quot;&lt;&gt;*&quot;;[.AA32:.AC32])/SUMIF([.AA32:.AC32];&quot;&lt;&gt;*&quot;;[.AA$2:.AC$2]))*[.AD$2]);&quot;&quot;)">
            <text:p/>
          </table:table-cell>
          <table:table-cell table:formula="of:=IF((LEN([.AD32])=0);&quot;&quot;;CONCATENATE(ROUND([.AD32];2);&quot; (&quot;;ROUND((([.AD3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3])&gt;0);SUM([.G33:.AF33]));([.E33]/SUM( IF(LEN([.J33])&gt;0;[.J$2];0); IF(LEN([.P33])&gt;0;[.P$2];0); IF(LEN([.U33])&gt;0;[.U$2];0); IF(LEN([.Z33])&gt;0;[.Z$2];0); IF(LEN([.AE33])&gt;0;[.AE$2];0) ));&quot;&quot;)">
            <text:p/>
          </table:table-cell>
          <table:table-cell table:formula="of:=IF(LEN([.C33]);SUM(IF(SUM([.G$2:.I$2]);[.J33];0);IF(SUM([.L$2:.N$2]);[.O33];0);IF(SUM([.Q$2:.S$2]);[.T33];0);IF(SUM([.V$2:.X$2]);[.Y33];0);IF(SUM([.AA$2:.AC$2]);[.AD33];0));&quot;&quot;)">
            <text:p/>
          </table:table-cell>
          <table:table-cell table:number-columns-repeated="4"/>
          <table:table-cell table:formula="of:=IF(AND(COUNTA([.G33:.I33]);SUMIF([.G33:.I33];&quot;&lt;&gt;*&quot;;[.G$2:.I$2]));((SUMIF([.G33:.I33];&quot;&lt;&gt;*&quot;;[.G33:.I33])/SUMIF([.G33:.I33];&quot;&lt;&gt;*&quot;;[.G$2:.I$2]))*[.J$2]);&quot;&quot;)">
            <text:p/>
          </table:table-cell>
          <table:table-cell table:formula="of:=IF((LEN([.J33])=0);&quot;&quot;;CONCATENATE(ROUND([.J33];2);&quot; (&quot;;ROUND((([.J33]/[.J$2])*100);2);&quot;%)&quot;))">
            <text:p/>
          </table:table-cell>
          <table:table-cell table:number-columns-repeated="3"/>
          <table:table-cell table:formula="of:=IF(AND(COUNTA([.L33:.N33]);SUMIF([.L33:.N33];&quot;&lt;&gt;*&quot;;[.L$2:.N$2]));((SUMIF([.L33:.N33];&quot;&lt;&gt;*&quot;;[.L33:.N33])/SUMIF([.L33:.N33];&quot;&lt;&gt;*&quot;;[.L$2:.N$2]))*[.O$2]);&quot;&quot;)">
            <text:p/>
          </table:table-cell>
          <table:table-cell table:formula="of:=IF((LEN([.O33])=0);&quot;&quot;;CONCATENATE(ROUND([.O33];2);&quot; (&quot;;ROUND((([.O33]/[.O$2])*100);2);&quot;%)&quot;))">
            <text:p/>
          </table:table-cell>
          <table:table-cell table:number-columns-repeated="3"/>
          <table:table-cell table:formula="of:=IF(AND(COUNTA([.Q33:.S33]);SUMIF([.Q33:.S33];&quot;&lt;&gt;*&quot;;[.Q$2:.S$2]));((SUMIF([.Q33:.S33];&quot;&lt;&gt;*&quot;;[.Q33:.S33])/SUMIF([.Q33:.S33];&quot;&lt;&gt;*&quot;;[.Q$2:.S$2]))*[.T$2]);&quot;&quot;)">
            <text:p/>
          </table:table-cell>
          <table:table-cell table:formula="of:=IF((LEN([.T33])=0);&quot;&quot;;CONCATENATE(ROUND([.T33];2);&quot; (&quot;;ROUND((([.T33]/[.T$2])*100);2);&quot;%)&quot;))">
            <text:p/>
          </table:table-cell>
          <table:table-cell table:number-columns-repeated="3"/>
          <table:table-cell table:formula="of:=IF(AND(COUNTA([.V33:.X33]);SUMIF([.V33:.X33];&quot;&lt;&gt;*&quot;;[.V$2:.X$2]));((SUMIF([.V33:.X33];&quot;&lt;&gt;*&quot;;[.V33:.X33])/SUMIF([.V33:.X33];&quot;&lt;&gt;*&quot;;[.V$2:.X$2]))*[.Y$2]);&quot;&quot;)">
            <text:p/>
          </table:table-cell>
          <table:table-cell table:formula="of:=IF((LEN([.Y33])=0);&quot;&quot;;CONCATENATE(ROUND([.Y33];2);&quot; (&quot;;ROUND((([.Y33]/[.Y$2])*100);2);&quot;%)&quot;))">
            <text:p/>
          </table:table-cell>
          <table:table-cell table:number-columns-repeated="3"/>
          <table:table-cell table:formula="of:=IF(AND(COUNTA([.AA33:.AC33]);SUMIF([.AA33:.AC33];&quot;&lt;&gt;*&quot;;[.AA$2:.AC$2]));((SUMIF([.AA33:.AC33];&quot;&lt;&gt;*&quot;;[.AA33:.AC33])/SUMIF([.AA33:.AC33];&quot;&lt;&gt;*&quot;;[.AA$2:.AC$2]))*[.AD$2]);&quot;&quot;)">
            <text:p/>
          </table:table-cell>
          <table:table-cell table:formula="of:=IF((LEN([.AD33])=0);&quot;&quot;;CONCATENATE(ROUND([.AD33];2);&quot; (&quot;;ROUND((([.AD3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4])&gt;0);SUM([.G34:.AF34]));([.E34]/SUM( IF(LEN([.J34])&gt;0;[.J$2];0); IF(LEN([.P34])&gt;0;[.P$2];0); IF(LEN([.U34])&gt;0;[.U$2];0); IF(LEN([.Z34])&gt;0;[.Z$2];0); IF(LEN([.AE34])&gt;0;[.AE$2];0) ));&quot;&quot;)">
            <text:p/>
          </table:table-cell>
          <table:table-cell table:formula="of:=IF(LEN([.C34]);SUM(IF(SUM([.G$2:.I$2]);[.J34];0);IF(SUM([.L$2:.N$2]);[.O34];0);IF(SUM([.Q$2:.S$2]);[.T34];0);IF(SUM([.V$2:.X$2]);[.Y34];0);IF(SUM([.AA$2:.AC$2]);[.AD34];0));&quot;&quot;)">
            <text:p/>
          </table:table-cell>
          <table:table-cell table:number-columns-repeated="4"/>
          <table:table-cell table:formula="of:=IF(AND(COUNTA([.G34:.I34]);SUMIF([.G34:.I34];&quot;&lt;&gt;*&quot;;[.G$2:.I$2]));((SUMIF([.G34:.I34];&quot;&lt;&gt;*&quot;;[.G34:.I34])/SUMIF([.G34:.I34];&quot;&lt;&gt;*&quot;;[.G$2:.I$2]))*[.J$2]);&quot;&quot;)">
            <text:p/>
          </table:table-cell>
          <table:table-cell table:formula="of:=IF((LEN([.J34])=0);&quot;&quot;;CONCATENATE(ROUND([.J34];2);&quot; (&quot;;ROUND((([.J34]/[.J$2])*100);2);&quot;%)&quot;))">
            <text:p/>
          </table:table-cell>
          <table:table-cell table:number-columns-repeated="3"/>
          <table:table-cell table:formula="of:=IF(AND(COUNTA([.L34:.N34]);SUMIF([.L34:.N34];&quot;&lt;&gt;*&quot;;[.L$2:.N$2]));((SUMIF([.L34:.N34];&quot;&lt;&gt;*&quot;;[.L34:.N34])/SUMIF([.L34:.N34];&quot;&lt;&gt;*&quot;;[.L$2:.N$2]))*[.O$2]);&quot;&quot;)">
            <text:p/>
          </table:table-cell>
          <table:table-cell table:formula="of:=IF((LEN([.O34])=0);&quot;&quot;;CONCATENATE(ROUND([.O34];2);&quot; (&quot;;ROUND((([.O34]/[.O$2])*100);2);&quot;%)&quot;))">
            <text:p/>
          </table:table-cell>
          <table:table-cell table:number-columns-repeated="3"/>
          <table:table-cell table:formula="of:=IF(AND(COUNTA([.Q34:.S34]);SUMIF([.Q34:.S34];&quot;&lt;&gt;*&quot;;[.Q$2:.S$2]));((SUMIF([.Q34:.S34];&quot;&lt;&gt;*&quot;;[.Q34:.S34])/SUMIF([.Q34:.S34];&quot;&lt;&gt;*&quot;;[.Q$2:.S$2]))*[.T$2]);&quot;&quot;)">
            <text:p/>
          </table:table-cell>
          <table:table-cell table:formula="of:=IF((LEN([.T34])=0);&quot;&quot;;CONCATENATE(ROUND([.T34];2);&quot; (&quot;;ROUND((([.T34]/[.T$2])*100);2);&quot;%)&quot;))">
            <text:p/>
          </table:table-cell>
          <table:table-cell table:number-columns-repeated="3"/>
          <table:table-cell table:formula="of:=IF(AND(COUNTA([.V34:.X34]);SUMIF([.V34:.X34];&quot;&lt;&gt;*&quot;;[.V$2:.X$2]));((SUMIF([.V34:.X34];&quot;&lt;&gt;*&quot;;[.V34:.X34])/SUMIF([.V34:.X34];&quot;&lt;&gt;*&quot;;[.V$2:.X$2]))*[.Y$2]);&quot;&quot;)">
            <text:p/>
          </table:table-cell>
          <table:table-cell table:formula="of:=IF((LEN([.Y34])=0);&quot;&quot;;CONCATENATE(ROUND([.Y34];2);&quot; (&quot;;ROUND((([.Y34]/[.Y$2])*100);2);&quot;%)&quot;))">
            <text:p/>
          </table:table-cell>
          <table:table-cell table:number-columns-repeated="3"/>
          <table:table-cell table:formula="of:=IF(AND(COUNTA([.AA34:.AC34]);SUMIF([.AA34:.AC34];&quot;&lt;&gt;*&quot;;[.AA$2:.AC$2]));((SUMIF([.AA34:.AC34];&quot;&lt;&gt;*&quot;;[.AA34:.AC34])/SUMIF([.AA34:.AC34];&quot;&lt;&gt;*&quot;;[.AA$2:.AC$2]))*[.AD$2]);&quot;&quot;)">
            <text:p/>
          </table:table-cell>
          <table:table-cell table:formula="of:=IF((LEN([.AD34])=0);&quot;&quot;;CONCATENATE(ROUND([.AD34];2);&quot; (&quot;;ROUND((([.AD3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5])&gt;0);SUM([.G35:.AF35]));([.E35]/SUM( IF(LEN([.J35])&gt;0;[.J$2];0); IF(LEN([.P35])&gt;0;[.P$2];0); IF(LEN([.U35])&gt;0;[.U$2];0); IF(LEN([.Z35])&gt;0;[.Z$2];0); IF(LEN([.AE35])&gt;0;[.AE$2];0) ));&quot;&quot;)">
            <text:p/>
          </table:table-cell>
          <table:table-cell table:formula="of:=IF(LEN([.C35]);SUM(IF(SUM([.G$2:.I$2]);[.J35];0);IF(SUM([.L$2:.N$2]);[.O35];0);IF(SUM([.Q$2:.S$2]);[.T35];0);IF(SUM([.V$2:.X$2]);[.Y35];0);IF(SUM([.AA$2:.AC$2]);[.AD35];0));&quot;&quot;)">
            <text:p/>
          </table:table-cell>
          <table:table-cell table:number-columns-repeated="4"/>
          <table:table-cell table:formula="of:=IF(AND(COUNTA([.G35:.I35]);SUMIF([.G35:.I35];&quot;&lt;&gt;*&quot;;[.G$2:.I$2]));((SUMIF([.G35:.I35];&quot;&lt;&gt;*&quot;;[.G35:.I35])/SUMIF([.G35:.I35];&quot;&lt;&gt;*&quot;;[.G$2:.I$2]))*[.J$2]);&quot;&quot;)">
            <text:p/>
          </table:table-cell>
          <table:table-cell table:formula="of:=IF((LEN([.J35])=0);&quot;&quot;;CONCATENATE(ROUND([.J35];2);&quot; (&quot;;ROUND((([.J35]/[.J$2])*100);2);&quot;%)&quot;))">
            <text:p/>
          </table:table-cell>
          <table:table-cell table:number-columns-repeated="3"/>
          <table:table-cell table:formula="of:=IF(AND(COUNTA([.L35:.N35]);SUMIF([.L35:.N35];&quot;&lt;&gt;*&quot;;[.L$2:.N$2]));((SUMIF([.L35:.N35];&quot;&lt;&gt;*&quot;;[.L35:.N35])/SUMIF([.L35:.N35];&quot;&lt;&gt;*&quot;;[.L$2:.N$2]))*[.O$2]);&quot;&quot;)">
            <text:p/>
          </table:table-cell>
          <table:table-cell table:formula="of:=IF((LEN([.O35])=0);&quot;&quot;;CONCATENATE(ROUND([.O35];2);&quot; (&quot;;ROUND((([.O35]/[.O$2])*100);2);&quot;%)&quot;))">
            <text:p/>
          </table:table-cell>
          <table:table-cell table:number-columns-repeated="3"/>
          <table:table-cell table:formula="of:=IF(AND(COUNTA([.Q35:.S35]);SUMIF([.Q35:.S35];&quot;&lt;&gt;*&quot;;[.Q$2:.S$2]));((SUMIF([.Q35:.S35];&quot;&lt;&gt;*&quot;;[.Q35:.S35])/SUMIF([.Q35:.S35];&quot;&lt;&gt;*&quot;;[.Q$2:.S$2]))*[.T$2]);&quot;&quot;)">
            <text:p/>
          </table:table-cell>
          <table:table-cell table:formula="of:=IF((LEN([.T35])=0);&quot;&quot;;CONCATENATE(ROUND([.T35];2);&quot; (&quot;;ROUND((([.T35]/[.T$2])*100);2);&quot;%)&quot;))">
            <text:p/>
          </table:table-cell>
          <table:table-cell table:number-columns-repeated="3"/>
          <table:table-cell table:formula="of:=IF(AND(COUNTA([.V35:.X35]);SUMIF([.V35:.X35];&quot;&lt;&gt;*&quot;;[.V$2:.X$2]));((SUMIF([.V35:.X35];&quot;&lt;&gt;*&quot;;[.V35:.X35])/SUMIF([.V35:.X35];&quot;&lt;&gt;*&quot;;[.V$2:.X$2]))*[.Y$2]);&quot;&quot;)">
            <text:p/>
          </table:table-cell>
          <table:table-cell table:formula="of:=IF((LEN([.Y35])=0);&quot;&quot;;CONCATENATE(ROUND([.Y35];2);&quot; (&quot;;ROUND((([.Y35]/[.Y$2])*100);2);&quot;%)&quot;))">
            <text:p/>
          </table:table-cell>
          <table:table-cell table:number-columns-repeated="3"/>
          <table:table-cell table:formula="of:=IF(AND(COUNTA([.AA35:.AC35]);SUMIF([.AA35:.AC35];&quot;&lt;&gt;*&quot;;[.AA$2:.AC$2]));((SUMIF([.AA35:.AC35];&quot;&lt;&gt;*&quot;;[.AA35:.AC35])/SUMIF([.AA35:.AC35];&quot;&lt;&gt;*&quot;;[.AA$2:.AC$2]))*[.AD$2]);&quot;&quot;)">
            <text:p/>
          </table:table-cell>
          <table:table-cell table:formula="of:=IF((LEN([.AD35])=0);&quot;&quot;;CONCATENATE(ROUND([.AD35];2);&quot; (&quot;;ROUND((([.AD3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6])&gt;0);SUM([.G36:.AF36]));([.E36]/SUM( IF(LEN([.J36])&gt;0;[.J$2];0); IF(LEN([.P36])&gt;0;[.P$2];0); IF(LEN([.U36])&gt;0;[.U$2];0); IF(LEN([.Z36])&gt;0;[.Z$2];0); IF(LEN([.AE36])&gt;0;[.AE$2];0) ));&quot;&quot;)">
            <text:p/>
          </table:table-cell>
          <table:table-cell table:formula="of:=IF(LEN([.C36]);SUM(IF(SUM([.G$2:.I$2]);[.J36];0);IF(SUM([.L$2:.N$2]);[.O36];0);IF(SUM([.Q$2:.S$2]);[.T36];0);IF(SUM([.V$2:.X$2]);[.Y36];0);IF(SUM([.AA$2:.AC$2]);[.AD36];0));&quot;&quot;)">
            <text:p/>
          </table:table-cell>
          <table:table-cell table:number-columns-repeated="4"/>
          <table:table-cell table:formula="of:=IF(AND(COUNTA([.G36:.I36]);SUMIF([.G36:.I36];&quot;&lt;&gt;*&quot;;[.G$2:.I$2]));((SUMIF([.G36:.I36];&quot;&lt;&gt;*&quot;;[.G36:.I36])/SUMIF([.G36:.I36];&quot;&lt;&gt;*&quot;;[.G$2:.I$2]))*[.J$2]);&quot;&quot;)">
            <text:p/>
          </table:table-cell>
          <table:table-cell table:formula="of:=IF((LEN([.J36])=0);&quot;&quot;;CONCATENATE(ROUND([.J36];2);&quot; (&quot;;ROUND((([.J36]/[.J$2])*100);2);&quot;%)&quot;))">
            <text:p/>
          </table:table-cell>
          <table:table-cell table:number-columns-repeated="3"/>
          <table:table-cell table:formula="of:=IF(AND(COUNTA([.L36:.N36]);SUMIF([.L36:.N36];&quot;&lt;&gt;*&quot;;[.L$2:.N$2]));((SUMIF([.L36:.N36];&quot;&lt;&gt;*&quot;;[.L36:.N36])/SUMIF([.L36:.N36];&quot;&lt;&gt;*&quot;;[.L$2:.N$2]))*[.O$2]);&quot;&quot;)">
            <text:p/>
          </table:table-cell>
          <table:table-cell table:formula="of:=IF((LEN([.O36])=0);&quot;&quot;;CONCATENATE(ROUND([.O36];2);&quot; (&quot;;ROUND((([.O36]/[.O$2])*100);2);&quot;%)&quot;))">
            <text:p/>
          </table:table-cell>
          <table:table-cell table:number-columns-repeated="3"/>
          <table:table-cell table:formula="of:=IF(AND(COUNTA([.Q36:.S36]);SUMIF([.Q36:.S36];&quot;&lt;&gt;*&quot;;[.Q$2:.S$2]));((SUMIF([.Q36:.S36];&quot;&lt;&gt;*&quot;;[.Q36:.S36])/SUMIF([.Q36:.S36];&quot;&lt;&gt;*&quot;;[.Q$2:.S$2]))*[.T$2]);&quot;&quot;)">
            <text:p/>
          </table:table-cell>
          <table:table-cell table:formula="of:=IF((LEN([.T36])=0);&quot;&quot;;CONCATENATE(ROUND([.T36];2);&quot; (&quot;;ROUND((([.T36]/[.T$2])*100);2);&quot;%)&quot;))">
            <text:p/>
          </table:table-cell>
          <table:table-cell table:number-columns-repeated="3"/>
          <table:table-cell table:formula="of:=IF(AND(COUNTA([.V36:.X36]);SUMIF([.V36:.X36];&quot;&lt;&gt;*&quot;;[.V$2:.X$2]));((SUMIF([.V36:.X36];&quot;&lt;&gt;*&quot;;[.V36:.X36])/SUMIF([.V36:.X36];&quot;&lt;&gt;*&quot;;[.V$2:.X$2]))*[.Y$2]);&quot;&quot;)">
            <text:p/>
          </table:table-cell>
          <table:table-cell table:formula="of:=IF((LEN([.Y36])=0);&quot;&quot;;CONCATENATE(ROUND([.Y36];2);&quot; (&quot;;ROUND((([.Y36]/[.Y$2])*100);2);&quot;%)&quot;))">
            <text:p/>
          </table:table-cell>
          <table:table-cell table:number-columns-repeated="3"/>
          <table:table-cell table:formula="of:=IF(AND(COUNTA([.AA36:.AC36]);SUMIF([.AA36:.AC36];&quot;&lt;&gt;*&quot;;[.AA$2:.AC$2]));((SUMIF([.AA36:.AC36];&quot;&lt;&gt;*&quot;;[.AA36:.AC36])/SUMIF([.AA36:.AC36];&quot;&lt;&gt;*&quot;;[.AA$2:.AC$2]))*[.AD$2]);&quot;&quot;)">
            <text:p/>
          </table:table-cell>
          <table:table-cell table:formula="of:=IF((LEN([.AD36])=0);&quot;&quot;;CONCATENATE(ROUND([.AD36];2);&quot; (&quot;;ROUND((([.AD3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7])&gt;0);SUM([.G37:.AF37]));([.E37]/SUM( IF(LEN([.J37])&gt;0;[.J$2];0); IF(LEN([.P37])&gt;0;[.P$2];0); IF(LEN([.U37])&gt;0;[.U$2];0); IF(LEN([.Z37])&gt;0;[.Z$2];0); IF(LEN([.AE37])&gt;0;[.AE$2];0) ));&quot;&quot;)">
            <text:p/>
          </table:table-cell>
          <table:table-cell table:formula="of:=IF(LEN([.C37]);SUM(IF(SUM([.G$2:.I$2]);[.J37];0);IF(SUM([.L$2:.N$2]);[.O37];0);IF(SUM([.Q$2:.S$2]);[.T37];0);IF(SUM([.V$2:.X$2]);[.Y37];0);IF(SUM([.AA$2:.AC$2]);[.AD37];0));&quot;&quot;)">
            <text:p/>
          </table:table-cell>
          <table:table-cell table:number-columns-repeated="4"/>
          <table:table-cell table:formula="of:=IF(AND(COUNTA([.G37:.I37]);SUMIF([.G37:.I37];&quot;&lt;&gt;*&quot;;[.G$2:.I$2]));((SUMIF([.G37:.I37];&quot;&lt;&gt;*&quot;;[.G37:.I37])/SUMIF([.G37:.I37];&quot;&lt;&gt;*&quot;;[.G$2:.I$2]))*[.J$2]);&quot;&quot;)">
            <text:p/>
          </table:table-cell>
          <table:table-cell table:formula="of:=IF((LEN([.J37])=0);&quot;&quot;;CONCATENATE(ROUND([.J37];2);&quot; (&quot;;ROUND((([.J37]/[.J$2])*100);2);&quot;%)&quot;))">
            <text:p/>
          </table:table-cell>
          <table:table-cell table:number-columns-repeated="3"/>
          <table:table-cell table:formula="of:=IF(AND(COUNTA([.L37:.N37]);SUMIF([.L37:.N37];&quot;&lt;&gt;*&quot;;[.L$2:.N$2]));((SUMIF([.L37:.N37];&quot;&lt;&gt;*&quot;;[.L37:.N37])/SUMIF([.L37:.N37];&quot;&lt;&gt;*&quot;;[.L$2:.N$2]))*[.O$2]);&quot;&quot;)">
            <text:p/>
          </table:table-cell>
          <table:table-cell table:formula="of:=IF((LEN([.O37])=0);&quot;&quot;;CONCATENATE(ROUND([.O37];2);&quot; (&quot;;ROUND((([.O37]/[.O$2])*100);2);&quot;%)&quot;))">
            <text:p/>
          </table:table-cell>
          <table:table-cell table:number-columns-repeated="3"/>
          <table:table-cell table:formula="of:=IF(AND(COUNTA([.Q37:.S37]);SUMIF([.Q37:.S37];&quot;&lt;&gt;*&quot;;[.Q$2:.S$2]));((SUMIF([.Q37:.S37];&quot;&lt;&gt;*&quot;;[.Q37:.S37])/SUMIF([.Q37:.S37];&quot;&lt;&gt;*&quot;;[.Q$2:.S$2]))*[.T$2]);&quot;&quot;)">
            <text:p/>
          </table:table-cell>
          <table:table-cell table:formula="of:=IF((LEN([.T37])=0);&quot;&quot;;CONCATENATE(ROUND([.T37];2);&quot; (&quot;;ROUND((([.T37]/[.T$2])*100);2);&quot;%)&quot;))">
            <text:p/>
          </table:table-cell>
          <table:table-cell table:number-columns-repeated="3"/>
          <table:table-cell table:formula="of:=IF(AND(COUNTA([.V37:.X37]);SUMIF([.V37:.X37];&quot;&lt;&gt;*&quot;;[.V$2:.X$2]));((SUMIF([.V37:.X37];&quot;&lt;&gt;*&quot;;[.V37:.X37])/SUMIF([.V37:.X37];&quot;&lt;&gt;*&quot;;[.V$2:.X$2]))*[.Y$2]);&quot;&quot;)">
            <text:p/>
          </table:table-cell>
          <table:table-cell table:formula="of:=IF((LEN([.Y37])=0);&quot;&quot;;CONCATENATE(ROUND([.Y37];2);&quot; (&quot;;ROUND((([.Y37]/[.Y$2])*100);2);&quot;%)&quot;))">
            <text:p/>
          </table:table-cell>
          <table:table-cell table:number-columns-repeated="3"/>
          <table:table-cell table:formula="of:=IF(AND(COUNTA([.AA37:.AC37]);SUMIF([.AA37:.AC37];&quot;&lt;&gt;*&quot;;[.AA$2:.AC$2]));((SUMIF([.AA37:.AC37];&quot;&lt;&gt;*&quot;;[.AA37:.AC37])/SUMIF([.AA37:.AC37];&quot;&lt;&gt;*&quot;;[.AA$2:.AC$2]))*[.AD$2]);&quot;&quot;)">
            <text:p/>
          </table:table-cell>
          <table:table-cell table:formula="of:=IF((LEN([.AD37])=0);&quot;&quot;;CONCATENATE(ROUND([.AD37];2);&quot; (&quot;;ROUND((([.AD3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8])&gt;0);SUM([.G38:.AF38]));([.E38]/SUM( IF(LEN([.J38])&gt;0;[.J$2];0); IF(LEN([.P38])&gt;0;[.P$2];0); IF(LEN([.U38])&gt;0;[.U$2];0); IF(LEN([.Z38])&gt;0;[.Z$2];0); IF(LEN([.AE38])&gt;0;[.AE$2];0) ));&quot;&quot;)">
            <text:p/>
          </table:table-cell>
          <table:table-cell table:formula="of:=IF(LEN([.C38]);SUM(IF(SUM([.G$2:.I$2]);[.J38];0);IF(SUM([.L$2:.N$2]);[.O38];0);IF(SUM([.Q$2:.S$2]);[.T38];0);IF(SUM([.V$2:.X$2]);[.Y38];0);IF(SUM([.AA$2:.AC$2]);[.AD38];0));&quot;&quot;)">
            <text:p/>
          </table:table-cell>
          <table:table-cell table:number-columns-repeated="4"/>
          <table:table-cell table:formula="of:=IF(AND(COUNTA([.G38:.I38]);SUMIF([.G38:.I38];&quot;&lt;&gt;*&quot;;[.G$2:.I$2]));((SUMIF([.G38:.I38];&quot;&lt;&gt;*&quot;;[.G38:.I38])/SUMIF([.G38:.I38];&quot;&lt;&gt;*&quot;;[.G$2:.I$2]))*[.J$2]);&quot;&quot;)">
            <text:p/>
          </table:table-cell>
          <table:table-cell table:formula="of:=IF((LEN([.J38])=0);&quot;&quot;;CONCATENATE(ROUND([.J38];2);&quot; (&quot;;ROUND((([.J38]/[.J$2])*100);2);&quot;%)&quot;))">
            <text:p/>
          </table:table-cell>
          <table:table-cell table:number-columns-repeated="3"/>
          <table:table-cell table:formula="of:=IF(AND(COUNTA([.L38:.N38]);SUMIF([.L38:.N38];&quot;&lt;&gt;*&quot;;[.L$2:.N$2]));((SUMIF([.L38:.N38];&quot;&lt;&gt;*&quot;;[.L38:.N38])/SUMIF([.L38:.N38];&quot;&lt;&gt;*&quot;;[.L$2:.N$2]))*[.O$2]);&quot;&quot;)">
            <text:p/>
          </table:table-cell>
          <table:table-cell table:formula="of:=IF((LEN([.O38])=0);&quot;&quot;;CONCATENATE(ROUND([.O38];2);&quot; (&quot;;ROUND((([.O38]/[.O$2])*100);2);&quot;%)&quot;))">
            <text:p/>
          </table:table-cell>
          <table:table-cell table:number-columns-repeated="3"/>
          <table:table-cell table:formula="of:=IF(AND(COUNTA([.Q38:.S38]);SUMIF([.Q38:.S38];&quot;&lt;&gt;*&quot;;[.Q$2:.S$2]));((SUMIF([.Q38:.S38];&quot;&lt;&gt;*&quot;;[.Q38:.S38])/SUMIF([.Q38:.S38];&quot;&lt;&gt;*&quot;;[.Q$2:.S$2]))*[.T$2]);&quot;&quot;)">
            <text:p/>
          </table:table-cell>
          <table:table-cell table:formula="of:=IF((LEN([.T38])=0);&quot;&quot;;CONCATENATE(ROUND([.T38];2);&quot; (&quot;;ROUND((([.T38]/[.T$2])*100);2);&quot;%)&quot;))">
            <text:p/>
          </table:table-cell>
          <table:table-cell table:number-columns-repeated="3"/>
          <table:table-cell table:formula="of:=IF(AND(COUNTA([.V38:.X38]);SUMIF([.V38:.X38];&quot;&lt;&gt;*&quot;;[.V$2:.X$2]));((SUMIF([.V38:.X38];&quot;&lt;&gt;*&quot;;[.V38:.X38])/SUMIF([.V38:.X38];&quot;&lt;&gt;*&quot;;[.V$2:.X$2]))*[.Y$2]);&quot;&quot;)">
            <text:p/>
          </table:table-cell>
          <table:table-cell table:formula="of:=IF((LEN([.Y38])=0);&quot;&quot;;CONCATENATE(ROUND([.Y38];2);&quot; (&quot;;ROUND((([.Y38]/[.Y$2])*100);2);&quot;%)&quot;))">
            <text:p/>
          </table:table-cell>
          <table:table-cell table:number-columns-repeated="3"/>
          <table:table-cell table:formula="of:=IF(AND(COUNTA([.AA38:.AC38]);SUMIF([.AA38:.AC38];&quot;&lt;&gt;*&quot;;[.AA$2:.AC$2]));((SUMIF([.AA38:.AC38];&quot;&lt;&gt;*&quot;;[.AA38:.AC38])/SUMIF([.AA38:.AC38];&quot;&lt;&gt;*&quot;;[.AA$2:.AC$2]))*[.AD$2]);&quot;&quot;)">
            <text:p/>
          </table:table-cell>
          <table:table-cell table:formula="of:=IF((LEN([.AD38])=0);&quot;&quot;;CONCATENATE(ROUND([.AD38];2);&quot; (&quot;;ROUND((([.AD3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9])&gt;0);SUM([.G39:.AF39]));([.E39]/SUM( IF(LEN([.J39])&gt;0;[.J$2];0); IF(LEN([.P39])&gt;0;[.P$2];0); IF(LEN([.U39])&gt;0;[.U$2];0); IF(LEN([.Z39])&gt;0;[.Z$2];0); IF(LEN([.AE39])&gt;0;[.AE$2];0) ));&quot;&quot;)">
            <text:p/>
          </table:table-cell>
          <table:table-cell table:formula="of:=IF(LEN([.C39]);SUM(IF(SUM([.G$2:.I$2]);[.J39];0);IF(SUM([.L$2:.N$2]);[.O39];0);IF(SUM([.Q$2:.S$2]);[.T39];0);IF(SUM([.V$2:.X$2]);[.Y39];0);IF(SUM([.AA$2:.AC$2]);[.AD39];0));&quot;&quot;)">
            <text:p/>
          </table:table-cell>
          <table:table-cell table:number-columns-repeated="4"/>
          <table:table-cell table:formula="of:=IF(AND(COUNTA([.G39:.I39]);SUMIF([.G39:.I39];&quot;&lt;&gt;*&quot;;[.G$2:.I$2]));((SUMIF([.G39:.I39];&quot;&lt;&gt;*&quot;;[.G39:.I39])/SUMIF([.G39:.I39];&quot;&lt;&gt;*&quot;;[.G$2:.I$2]))*[.J$2]);&quot;&quot;)">
            <text:p/>
          </table:table-cell>
          <table:table-cell table:formula="of:=IF((LEN([.J39])=0);&quot;&quot;;CONCATENATE(ROUND([.J39];2);&quot; (&quot;;ROUND((([.J39]/[.J$2])*100);2);&quot;%)&quot;))">
            <text:p/>
          </table:table-cell>
          <table:table-cell table:number-columns-repeated="3"/>
          <table:table-cell table:formula="of:=IF(AND(COUNTA([.L39:.N39]);SUMIF([.L39:.N39];&quot;&lt;&gt;*&quot;;[.L$2:.N$2]));((SUMIF([.L39:.N39];&quot;&lt;&gt;*&quot;;[.L39:.N39])/SUMIF([.L39:.N39];&quot;&lt;&gt;*&quot;;[.L$2:.N$2]))*[.O$2]);&quot;&quot;)">
            <text:p/>
          </table:table-cell>
          <table:table-cell table:formula="of:=IF((LEN([.O39])=0);&quot;&quot;;CONCATENATE(ROUND([.O39];2);&quot; (&quot;;ROUND((([.O39]/[.O$2])*100);2);&quot;%)&quot;))">
            <text:p/>
          </table:table-cell>
          <table:table-cell table:number-columns-repeated="3"/>
          <table:table-cell table:formula="of:=IF(AND(COUNTA([.Q39:.S39]);SUMIF([.Q39:.S39];&quot;&lt;&gt;*&quot;;[.Q$2:.S$2]));((SUMIF([.Q39:.S39];&quot;&lt;&gt;*&quot;;[.Q39:.S39])/SUMIF([.Q39:.S39];&quot;&lt;&gt;*&quot;;[.Q$2:.S$2]))*[.T$2]);&quot;&quot;)">
            <text:p/>
          </table:table-cell>
          <table:table-cell table:formula="of:=IF((LEN([.T39])=0);&quot;&quot;;CONCATENATE(ROUND([.T39];2);&quot; (&quot;;ROUND((([.T39]/[.T$2])*100);2);&quot;%)&quot;))">
            <text:p/>
          </table:table-cell>
          <table:table-cell table:number-columns-repeated="3"/>
          <table:table-cell table:formula="of:=IF(AND(COUNTA([.V39:.X39]);SUMIF([.V39:.X39];&quot;&lt;&gt;*&quot;;[.V$2:.X$2]));((SUMIF([.V39:.X39];&quot;&lt;&gt;*&quot;;[.V39:.X39])/SUMIF([.V39:.X39];&quot;&lt;&gt;*&quot;;[.V$2:.X$2]))*[.Y$2]);&quot;&quot;)">
            <text:p/>
          </table:table-cell>
          <table:table-cell table:formula="of:=IF((LEN([.Y39])=0);&quot;&quot;;CONCATENATE(ROUND([.Y39];2);&quot; (&quot;;ROUND((([.Y39]/[.Y$2])*100);2);&quot;%)&quot;))">
            <text:p/>
          </table:table-cell>
          <table:table-cell table:number-columns-repeated="3"/>
          <table:table-cell table:formula="of:=IF(AND(COUNTA([.AA39:.AC39]);SUMIF([.AA39:.AC39];&quot;&lt;&gt;*&quot;;[.AA$2:.AC$2]));((SUMIF([.AA39:.AC39];&quot;&lt;&gt;*&quot;;[.AA39:.AC39])/SUMIF([.AA39:.AC39];&quot;&lt;&gt;*&quot;;[.AA$2:.AC$2]))*[.AD$2]);&quot;&quot;)">
            <text:p/>
          </table:table-cell>
          <table:table-cell table:formula="of:=IF((LEN([.AD39])=0);&quot;&quot;;CONCATENATE(ROUND([.AD39];2);&quot; (&quot;;ROUND((([.AD3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0])&gt;0);SUM([.G40:.AF40]));([.E40]/SUM( IF(LEN([.J40])&gt;0;[.J$2];0); IF(LEN([.P40])&gt;0;[.P$2];0); IF(LEN([.U40])&gt;0;[.U$2];0); IF(LEN([.Z40])&gt;0;[.Z$2];0); IF(LEN([.AE40])&gt;0;[.AE$2];0) ));&quot;&quot;)">
            <text:p/>
          </table:table-cell>
          <table:table-cell table:formula="of:=IF(LEN([.C40]);SUM(IF(SUM([.G$2:.I$2]);[.J40];0);IF(SUM([.L$2:.N$2]);[.O40];0);IF(SUM([.Q$2:.S$2]);[.T40];0);IF(SUM([.V$2:.X$2]);[.Y40];0);IF(SUM([.AA$2:.AC$2]);[.AD40];0));&quot;&quot;)">
            <text:p/>
          </table:table-cell>
          <table:table-cell table:number-columns-repeated="4"/>
          <table:table-cell table:formula="of:=IF(AND(COUNTA([.G40:.I40]);SUMIF([.G40:.I40];&quot;&lt;&gt;*&quot;;[.G$2:.I$2]));((SUMIF([.G40:.I40];&quot;&lt;&gt;*&quot;;[.G40:.I40])/SUMIF([.G40:.I40];&quot;&lt;&gt;*&quot;;[.G$2:.I$2]))*[.J$2]);&quot;&quot;)">
            <text:p/>
          </table:table-cell>
          <table:table-cell table:formula="of:=IF((LEN([.J40])=0);&quot;&quot;;CONCATENATE(ROUND([.J40];2);&quot; (&quot;;ROUND((([.J40]/[.J$2])*100);2);&quot;%)&quot;))">
            <text:p/>
          </table:table-cell>
          <table:table-cell table:number-columns-repeated="3"/>
          <table:table-cell table:formula="of:=IF(AND(COUNTA([.L40:.N40]);SUMIF([.L40:.N40];&quot;&lt;&gt;*&quot;;[.L$2:.N$2]));((SUMIF([.L40:.N40];&quot;&lt;&gt;*&quot;;[.L40:.N40])/SUMIF([.L40:.N40];&quot;&lt;&gt;*&quot;;[.L$2:.N$2]))*[.O$2]);&quot;&quot;)">
            <text:p/>
          </table:table-cell>
          <table:table-cell table:formula="of:=IF((LEN([.O40])=0);&quot;&quot;;CONCATENATE(ROUND([.O40];2);&quot; (&quot;;ROUND((([.O40]/[.O$2])*100);2);&quot;%)&quot;))">
            <text:p/>
          </table:table-cell>
          <table:table-cell table:number-columns-repeated="3"/>
          <table:table-cell table:formula="of:=IF(AND(COUNTA([.Q40:.S40]);SUMIF([.Q40:.S40];&quot;&lt;&gt;*&quot;;[.Q$2:.S$2]));((SUMIF([.Q40:.S40];&quot;&lt;&gt;*&quot;;[.Q40:.S40])/SUMIF([.Q40:.S40];&quot;&lt;&gt;*&quot;;[.Q$2:.S$2]))*[.T$2]);&quot;&quot;)">
            <text:p/>
          </table:table-cell>
          <table:table-cell table:formula="of:=IF((LEN([.T40])=0);&quot;&quot;;CONCATENATE(ROUND([.T40];2);&quot; (&quot;;ROUND((([.T40]/[.T$2])*100);2);&quot;%)&quot;))">
            <text:p/>
          </table:table-cell>
          <table:table-cell table:number-columns-repeated="3"/>
          <table:table-cell table:formula="of:=IF(AND(COUNTA([.V40:.X40]);SUMIF([.V40:.X40];&quot;&lt;&gt;*&quot;;[.V$2:.X$2]));((SUMIF([.V40:.X40];&quot;&lt;&gt;*&quot;;[.V40:.X40])/SUMIF([.V40:.X40];&quot;&lt;&gt;*&quot;;[.V$2:.X$2]))*[.Y$2]);&quot;&quot;)">
            <text:p/>
          </table:table-cell>
          <table:table-cell table:formula="of:=IF((LEN([.Y40])=0);&quot;&quot;;CONCATENATE(ROUND([.Y40];2);&quot; (&quot;;ROUND((([.Y40]/[.Y$2])*100);2);&quot;%)&quot;))">
            <text:p/>
          </table:table-cell>
          <table:table-cell table:number-columns-repeated="3"/>
          <table:table-cell table:formula="of:=IF(AND(COUNTA([.AA40:.AC40]);SUMIF([.AA40:.AC40];&quot;&lt;&gt;*&quot;;[.AA$2:.AC$2]));((SUMIF([.AA40:.AC40];&quot;&lt;&gt;*&quot;;[.AA40:.AC40])/SUMIF([.AA40:.AC40];&quot;&lt;&gt;*&quot;;[.AA$2:.AC$2]))*[.AD$2]);&quot;&quot;)">
            <text:p/>
          </table:table-cell>
          <table:table-cell table:formula="of:=IF((LEN([.AD40])=0);&quot;&quot;;CONCATENATE(ROUND([.AD40];2);&quot; (&quot;;ROUND((([.AD4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1])&gt;0);SUM([.G41:.AF41]));([.E41]/SUM( IF(LEN([.J41])&gt;0;[.J$2];0); IF(LEN([.P41])&gt;0;[.P$2];0); IF(LEN([.U41])&gt;0;[.U$2];0); IF(LEN([.Z41])&gt;0;[.Z$2];0); IF(LEN([.AE41])&gt;0;[.AE$2];0) ));&quot;&quot;)">
            <text:p/>
          </table:table-cell>
          <table:table-cell table:formula="of:=IF(LEN([.C41]);SUM(IF(SUM([.G$2:.I$2]);[.J41];0);IF(SUM([.L$2:.N$2]);[.O41];0);IF(SUM([.Q$2:.S$2]);[.T41];0);IF(SUM([.V$2:.X$2]);[.Y41];0);IF(SUM([.AA$2:.AC$2]);[.AD41];0));&quot;&quot;)">
            <text:p/>
          </table:table-cell>
          <table:table-cell table:number-columns-repeated="4"/>
          <table:table-cell table:formula="of:=IF(AND(COUNTA([.G41:.I41]);SUMIF([.G41:.I41];&quot;&lt;&gt;*&quot;;[.G$2:.I$2]));((SUMIF([.G41:.I41];&quot;&lt;&gt;*&quot;;[.G41:.I41])/SUMIF([.G41:.I41];&quot;&lt;&gt;*&quot;;[.G$2:.I$2]))*[.J$2]);&quot;&quot;)">
            <text:p/>
          </table:table-cell>
          <table:table-cell table:formula="of:=IF((LEN([.J41])=0);&quot;&quot;;CONCATENATE(ROUND([.J41];2);&quot; (&quot;;ROUND((([.J41]/[.J$2])*100);2);&quot;%)&quot;))">
            <text:p/>
          </table:table-cell>
          <table:table-cell table:number-columns-repeated="3"/>
          <table:table-cell table:formula="of:=IF(AND(COUNTA([.L41:.N41]);SUMIF([.L41:.N41];&quot;&lt;&gt;*&quot;;[.L$2:.N$2]));((SUMIF([.L41:.N41];&quot;&lt;&gt;*&quot;;[.L41:.N41])/SUMIF([.L41:.N41];&quot;&lt;&gt;*&quot;;[.L$2:.N$2]))*[.O$2]);&quot;&quot;)">
            <text:p/>
          </table:table-cell>
          <table:table-cell table:formula="of:=IF((LEN([.O41])=0);&quot;&quot;;CONCATENATE(ROUND([.O41];2);&quot; (&quot;;ROUND((([.O41]/[.O$2])*100);2);&quot;%)&quot;))">
            <text:p/>
          </table:table-cell>
          <table:table-cell table:number-columns-repeated="3"/>
          <table:table-cell table:formula="of:=IF(AND(COUNTA([.Q41:.S41]);SUMIF([.Q41:.S41];&quot;&lt;&gt;*&quot;;[.Q$2:.S$2]));((SUMIF([.Q41:.S41];&quot;&lt;&gt;*&quot;;[.Q41:.S41])/SUMIF([.Q41:.S41];&quot;&lt;&gt;*&quot;;[.Q$2:.S$2]))*[.T$2]);&quot;&quot;)">
            <text:p/>
          </table:table-cell>
          <table:table-cell table:formula="of:=IF((LEN([.T41])=0);&quot;&quot;;CONCATENATE(ROUND([.T41];2);&quot; (&quot;;ROUND((([.T41]/[.T$2])*100);2);&quot;%)&quot;))">
            <text:p/>
          </table:table-cell>
          <table:table-cell table:number-columns-repeated="3"/>
          <table:table-cell table:formula="of:=IF(AND(COUNTA([.V41:.X41]);SUMIF([.V41:.X41];&quot;&lt;&gt;*&quot;;[.V$2:.X$2]));((SUMIF([.V41:.X41];&quot;&lt;&gt;*&quot;;[.V41:.X41])/SUMIF([.V41:.X41];&quot;&lt;&gt;*&quot;;[.V$2:.X$2]))*[.Y$2]);&quot;&quot;)">
            <text:p/>
          </table:table-cell>
          <table:table-cell table:formula="of:=IF((LEN([.Y41])=0);&quot;&quot;;CONCATENATE(ROUND([.Y41];2);&quot; (&quot;;ROUND((([.Y41]/[.Y$2])*100);2);&quot;%)&quot;))">
            <text:p/>
          </table:table-cell>
          <table:table-cell table:number-columns-repeated="3"/>
          <table:table-cell table:formula="of:=IF(AND(COUNTA([.AA41:.AC41]);SUMIF([.AA41:.AC41];&quot;&lt;&gt;*&quot;;[.AA$2:.AC$2]));((SUMIF([.AA41:.AC41];&quot;&lt;&gt;*&quot;;[.AA41:.AC41])/SUMIF([.AA41:.AC41];&quot;&lt;&gt;*&quot;;[.AA$2:.AC$2]))*[.AD$2]);&quot;&quot;)">
            <text:p/>
          </table:table-cell>
          <table:table-cell table:formula="of:=IF((LEN([.AD41])=0);&quot;&quot;;CONCATENATE(ROUND([.AD41];2);&quot; (&quot;;ROUND((([.AD4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2])&gt;0);SUM([.G42:.AF42]));([.E42]/SUM( IF(LEN([.J42])&gt;0;[.J$2];0); IF(LEN([.P42])&gt;0;[.P$2];0); IF(LEN([.U42])&gt;0;[.U$2];0); IF(LEN([.Z42])&gt;0;[.Z$2];0); IF(LEN([.AE42])&gt;0;[.AE$2];0) ));&quot;&quot;)">
            <text:p/>
          </table:table-cell>
          <table:table-cell table:formula="of:=IF(LEN([.C42]);SUM(IF(SUM([.G$2:.I$2]);[.J42];0);IF(SUM([.L$2:.N$2]);[.O42];0);IF(SUM([.Q$2:.S$2]);[.T42];0);IF(SUM([.V$2:.X$2]);[.Y42];0);IF(SUM([.AA$2:.AC$2]);[.AD42];0));&quot;&quot;)">
            <text:p/>
          </table:table-cell>
          <table:table-cell table:number-columns-repeated="4"/>
          <table:table-cell table:formula="of:=IF(AND(COUNTA([.G42:.I42]);SUMIF([.G42:.I42];&quot;&lt;&gt;*&quot;;[.G$2:.I$2]));((SUMIF([.G42:.I42];&quot;&lt;&gt;*&quot;;[.G42:.I42])/SUMIF([.G42:.I42];&quot;&lt;&gt;*&quot;;[.G$2:.I$2]))*[.J$2]);&quot;&quot;)">
            <text:p/>
          </table:table-cell>
          <table:table-cell table:formula="of:=IF((LEN([.J42])=0);&quot;&quot;;CONCATENATE(ROUND([.J42];2);&quot; (&quot;;ROUND((([.J42]/[.J$2])*100);2);&quot;%)&quot;))">
            <text:p/>
          </table:table-cell>
          <table:table-cell table:number-columns-repeated="3"/>
          <table:table-cell table:formula="of:=IF(AND(COUNTA([.L42:.N42]);SUMIF([.L42:.N42];&quot;&lt;&gt;*&quot;;[.L$2:.N$2]));((SUMIF([.L42:.N42];&quot;&lt;&gt;*&quot;;[.L42:.N42])/SUMIF([.L42:.N42];&quot;&lt;&gt;*&quot;;[.L$2:.N$2]))*[.O$2]);&quot;&quot;)">
            <text:p/>
          </table:table-cell>
          <table:table-cell table:formula="of:=IF((LEN([.O42])=0);&quot;&quot;;CONCATENATE(ROUND([.O42];2);&quot; (&quot;;ROUND((([.O42]/[.O$2])*100);2);&quot;%)&quot;))">
            <text:p/>
          </table:table-cell>
          <table:table-cell table:number-columns-repeated="3"/>
          <table:table-cell table:formula="of:=IF(AND(COUNTA([.Q42:.S42]);SUMIF([.Q42:.S42];&quot;&lt;&gt;*&quot;;[.Q$2:.S$2]));((SUMIF([.Q42:.S42];&quot;&lt;&gt;*&quot;;[.Q42:.S42])/SUMIF([.Q42:.S42];&quot;&lt;&gt;*&quot;;[.Q$2:.S$2]))*[.T$2]);&quot;&quot;)">
            <text:p/>
          </table:table-cell>
          <table:table-cell table:formula="of:=IF((LEN([.T42])=0);&quot;&quot;;CONCATENATE(ROUND([.T42];2);&quot; (&quot;;ROUND((([.T42]/[.T$2])*100);2);&quot;%)&quot;))">
            <text:p/>
          </table:table-cell>
          <table:table-cell table:number-columns-repeated="3"/>
          <table:table-cell table:formula="of:=IF(AND(COUNTA([.V42:.X42]);SUMIF([.V42:.X42];&quot;&lt;&gt;*&quot;;[.V$2:.X$2]));((SUMIF([.V42:.X42];&quot;&lt;&gt;*&quot;;[.V42:.X42])/SUMIF([.V42:.X42];&quot;&lt;&gt;*&quot;;[.V$2:.X$2]))*[.Y$2]);&quot;&quot;)">
            <text:p/>
          </table:table-cell>
          <table:table-cell table:formula="of:=IF((LEN([.Y42])=0);&quot;&quot;;CONCATENATE(ROUND([.Y42];2);&quot; (&quot;;ROUND((([.Y42]/[.Y$2])*100);2);&quot;%)&quot;))">
            <text:p/>
          </table:table-cell>
          <table:table-cell table:number-columns-repeated="3"/>
          <table:table-cell table:formula="of:=IF(AND(COUNTA([.AA42:.AC42]);SUMIF([.AA42:.AC42];&quot;&lt;&gt;*&quot;;[.AA$2:.AC$2]));((SUMIF([.AA42:.AC42];&quot;&lt;&gt;*&quot;;[.AA42:.AC42])/SUMIF([.AA42:.AC42];&quot;&lt;&gt;*&quot;;[.AA$2:.AC$2]))*[.AD$2]);&quot;&quot;)">
            <text:p/>
          </table:table-cell>
          <table:table-cell table:formula="of:=IF((LEN([.AD42])=0);&quot;&quot;;CONCATENATE(ROUND([.AD42];2);&quot; (&quot;;ROUND((([.AD4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3])&gt;0);SUM([.G43:.AF43]));([.E43]/SUM( IF(LEN([.J43])&gt;0;[.J$2];0); IF(LEN([.P43])&gt;0;[.P$2];0); IF(LEN([.U43])&gt;0;[.U$2];0); IF(LEN([.Z43])&gt;0;[.Z$2];0); IF(LEN([.AE43])&gt;0;[.AE$2];0) ));&quot;&quot;)">
            <text:p/>
          </table:table-cell>
          <table:table-cell table:formula="of:=IF(LEN([.C43]);SUM(IF(SUM([.G$2:.I$2]);[.J43];0);IF(SUM([.L$2:.N$2]);[.O43];0);IF(SUM([.Q$2:.S$2]);[.T43];0);IF(SUM([.V$2:.X$2]);[.Y43];0);IF(SUM([.AA$2:.AC$2]);[.AD43];0));&quot;&quot;)">
            <text:p/>
          </table:table-cell>
          <table:table-cell table:number-columns-repeated="4"/>
          <table:table-cell table:formula="of:=IF(AND(COUNTA([.G43:.I43]);SUMIF([.G43:.I43];&quot;&lt;&gt;*&quot;;[.G$2:.I$2]));((SUMIF([.G43:.I43];&quot;&lt;&gt;*&quot;;[.G43:.I43])/SUMIF([.G43:.I43];&quot;&lt;&gt;*&quot;;[.G$2:.I$2]))*[.J$2]);&quot;&quot;)">
            <text:p/>
          </table:table-cell>
          <table:table-cell table:formula="of:=IF((LEN([.J43])=0);&quot;&quot;;CONCATENATE(ROUND([.J43];2);&quot; (&quot;;ROUND((([.J43]/[.J$2])*100);2);&quot;%)&quot;))">
            <text:p/>
          </table:table-cell>
          <table:table-cell table:number-columns-repeated="3"/>
          <table:table-cell table:formula="of:=IF(AND(COUNTA([.L43:.N43]);SUMIF([.L43:.N43];&quot;&lt;&gt;*&quot;;[.L$2:.N$2]));((SUMIF([.L43:.N43];&quot;&lt;&gt;*&quot;;[.L43:.N43])/SUMIF([.L43:.N43];&quot;&lt;&gt;*&quot;;[.L$2:.N$2]))*[.O$2]);&quot;&quot;)">
            <text:p/>
          </table:table-cell>
          <table:table-cell table:formula="of:=IF((LEN([.O43])=0);&quot;&quot;;CONCATENATE(ROUND([.O43];2);&quot; (&quot;;ROUND((([.O43]/[.O$2])*100);2);&quot;%)&quot;))">
            <text:p/>
          </table:table-cell>
          <table:table-cell table:number-columns-repeated="3"/>
          <table:table-cell table:formula="of:=IF(AND(COUNTA([.Q43:.S43]);SUMIF([.Q43:.S43];&quot;&lt;&gt;*&quot;;[.Q$2:.S$2]));((SUMIF([.Q43:.S43];&quot;&lt;&gt;*&quot;;[.Q43:.S43])/SUMIF([.Q43:.S43];&quot;&lt;&gt;*&quot;;[.Q$2:.S$2]))*[.T$2]);&quot;&quot;)">
            <text:p/>
          </table:table-cell>
          <table:table-cell table:formula="of:=IF((LEN([.T43])=0);&quot;&quot;;CONCATENATE(ROUND([.T43];2);&quot; (&quot;;ROUND((([.T43]/[.T$2])*100);2);&quot;%)&quot;))">
            <text:p/>
          </table:table-cell>
          <table:table-cell table:number-columns-repeated="3"/>
          <table:table-cell table:formula="of:=IF(AND(COUNTA([.V43:.X43]);SUMIF([.V43:.X43];&quot;&lt;&gt;*&quot;;[.V$2:.X$2]));((SUMIF([.V43:.X43];&quot;&lt;&gt;*&quot;;[.V43:.X43])/SUMIF([.V43:.X43];&quot;&lt;&gt;*&quot;;[.V$2:.X$2]))*[.Y$2]);&quot;&quot;)">
            <text:p/>
          </table:table-cell>
          <table:table-cell table:formula="of:=IF((LEN([.Y43])=0);&quot;&quot;;CONCATENATE(ROUND([.Y43];2);&quot; (&quot;;ROUND((([.Y43]/[.Y$2])*100);2);&quot;%)&quot;))">
            <text:p/>
          </table:table-cell>
          <table:table-cell table:number-columns-repeated="3"/>
          <table:table-cell table:formula="of:=IF(AND(COUNTA([.AA43:.AC43]);SUMIF([.AA43:.AC43];&quot;&lt;&gt;*&quot;;[.AA$2:.AC$2]));((SUMIF([.AA43:.AC43];&quot;&lt;&gt;*&quot;;[.AA43:.AC43])/SUMIF([.AA43:.AC43];&quot;&lt;&gt;*&quot;;[.AA$2:.AC$2]))*[.AD$2]);&quot;&quot;)">
            <text:p/>
          </table:table-cell>
          <table:table-cell table:formula="of:=IF((LEN([.AD43])=0);&quot;&quot;;CONCATENATE(ROUND([.AD43];2);&quot; (&quot;;ROUND((([.AD4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4])&gt;0);SUM([.G44:.AF44]));([.E44]/SUM( IF(LEN([.J44])&gt;0;[.J$2];0); IF(LEN([.P44])&gt;0;[.P$2];0); IF(LEN([.U44])&gt;0;[.U$2];0); IF(LEN([.Z44])&gt;0;[.Z$2];0); IF(LEN([.AE44])&gt;0;[.AE$2];0) ));&quot;&quot;)">
            <text:p/>
          </table:table-cell>
          <table:table-cell table:formula="of:=IF(LEN([.C44]);SUM(IF(SUM([.G$2:.I$2]);[.J44];0);IF(SUM([.L$2:.N$2]);[.O44];0);IF(SUM([.Q$2:.S$2]);[.T44];0);IF(SUM([.V$2:.X$2]);[.Y44];0);IF(SUM([.AA$2:.AC$2]);[.AD44];0));&quot;&quot;)">
            <text:p/>
          </table:table-cell>
          <table:table-cell table:number-columns-repeated="4"/>
          <table:table-cell table:formula="of:=IF(AND(COUNTA([.G44:.I44]);SUMIF([.G44:.I44];&quot;&lt;&gt;*&quot;;[.G$2:.I$2]));((SUMIF([.G44:.I44];&quot;&lt;&gt;*&quot;;[.G44:.I44])/SUMIF([.G44:.I44];&quot;&lt;&gt;*&quot;;[.G$2:.I$2]))*[.J$2]);&quot;&quot;)">
            <text:p/>
          </table:table-cell>
          <table:table-cell table:formula="of:=IF((LEN([.J44])=0);&quot;&quot;;CONCATENATE(ROUND([.J44];2);&quot; (&quot;;ROUND((([.J44]/[.J$2])*100);2);&quot;%)&quot;))">
            <text:p/>
          </table:table-cell>
          <table:table-cell table:number-columns-repeated="3"/>
          <table:table-cell table:formula="of:=IF(AND(COUNTA([.L44:.N44]);SUMIF([.L44:.N44];&quot;&lt;&gt;*&quot;;[.L$2:.N$2]));((SUMIF([.L44:.N44];&quot;&lt;&gt;*&quot;;[.L44:.N44])/SUMIF([.L44:.N44];&quot;&lt;&gt;*&quot;;[.L$2:.N$2]))*[.O$2]);&quot;&quot;)">
            <text:p/>
          </table:table-cell>
          <table:table-cell table:formula="of:=IF((LEN([.O44])=0);&quot;&quot;;CONCATENATE(ROUND([.O44];2);&quot; (&quot;;ROUND((([.O44]/[.O$2])*100);2);&quot;%)&quot;))">
            <text:p/>
          </table:table-cell>
          <table:table-cell table:number-columns-repeated="3"/>
          <table:table-cell table:formula="of:=IF(AND(COUNTA([.Q44:.S44]);SUMIF([.Q44:.S44];&quot;&lt;&gt;*&quot;;[.Q$2:.S$2]));((SUMIF([.Q44:.S44];&quot;&lt;&gt;*&quot;;[.Q44:.S44])/SUMIF([.Q44:.S44];&quot;&lt;&gt;*&quot;;[.Q$2:.S$2]))*[.T$2]);&quot;&quot;)">
            <text:p/>
          </table:table-cell>
          <table:table-cell table:formula="of:=IF((LEN([.T44])=0);&quot;&quot;;CONCATENATE(ROUND([.T44];2);&quot; (&quot;;ROUND((([.T44]/[.T$2])*100);2);&quot;%)&quot;))">
            <text:p/>
          </table:table-cell>
          <table:table-cell table:number-columns-repeated="3"/>
          <table:table-cell table:formula="of:=IF(AND(COUNTA([.V44:.X44]);SUMIF([.V44:.X44];&quot;&lt;&gt;*&quot;;[.V$2:.X$2]));((SUMIF([.V44:.X44];&quot;&lt;&gt;*&quot;;[.V44:.X44])/SUMIF([.V44:.X44];&quot;&lt;&gt;*&quot;;[.V$2:.X$2]))*[.Y$2]);&quot;&quot;)">
            <text:p/>
          </table:table-cell>
          <table:table-cell table:formula="of:=IF((LEN([.Y44])=0);&quot;&quot;;CONCATENATE(ROUND([.Y44];2);&quot; (&quot;;ROUND((([.Y44]/[.Y$2])*100);2);&quot;%)&quot;))">
            <text:p/>
          </table:table-cell>
          <table:table-cell table:number-columns-repeated="3"/>
          <table:table-cell table:formula="of:=IF(AND(COUNTA([.AA44:.AC44]);SUMIF([.AA44:.AC44];&quot;&lt;&gt;*&quot;;[.AA$2:.AC$2]));((SUMIF([.AA44:.AC44];&quot;&lt;&gt;*&quot;;[.AA44:.AC44])/SUMIF([.AA44:.AC44];&quot;&lt;&gt;*&quot;;[.AA$2:.AC$2]))*[.AD$2]);&quot;&quot;)">
            <text:p/>
          </table:table-cell>
          <table:table-cell table:formula="of:=IF((LEN([.AD44])=0);&quot;&quot;;CONCATENATE(ROUND([.AD44];2);&quot; (&quot;;ROUND((([.AD4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5])&gt;0);SUM([.G45:.AF45]));([.E45]/SUM( IF(LEN([.J45])&gt;0;[.J$2];0); IF(LEN([.P45])&gt;0;[.P$2];0); IF(LEN([.U45])&gt;0;[.U$2];0); IF(LEN([.Z45])&gt;0;[.Z$2];0); IF(LEN([.AE45])&gt;0;[.AE$2];0) ));&quot;&quot;)">
            <text:p/>
          </table:table-cell>
          <table:table-cell table:formula="of:=IF(LEN([.C45]);SUM(IF(SUM([.G$2:.I$2]);[.J45];0);IF(SUM([.L$2:.N$2]);[.O45];0);IF(SUM([.Q$2:.S$2]);[.T45];0);IF(SUM([.V$2:.X$2]);[.Y45];0);IF(SUM([.AA$2:.AC$2]);[.AD45];0));&quot;&quot;)">
            <text:p/>
          </table:table-cell>
          <table:table-cell table:number-columns-repeated="4"/>
          <table:table-cell table:formula="of:=IF(AND(COUNTA([.G45:.I45]);SUMIF([.G45:.I45];&quot;&lt;&gt;*&quot;;[.G$2:.I$2]));((SUMIF([.G45:.I45];&quot;&lt;&gt;*&quot;;[.G45:.I45])/SUMIF([.G45:.I45];&quot;&lt;&gt;*&quot;;[.G$2:.I$2]))*[.J$2]);&quot;&quot;)">
            <text:p/>
          </table:table-cell>
          <table:table-cell table:formula="of:=IF((LEN([.J45])=0);&quot;&quot;;CONCATENATE(ROUND([.J45];2);&quot; (&quot;;ROUND((([.J45]/[.J$2])*100);2);&quot;%)&quot;))">
            <text:p/>
          </table:table-cell>
          <table:table-cell table:number-columns-repeated="3"/>
          <table:table-cell table:formula="of:=IF(AND(COUNTA([.L45:.N45]);SUMIF([.L45:.N45];&quot;&lt;&gt;*&quot;;[.L$2:.N$2]));((SUMIF([.L45:.N45];&quot;&lt;&gt;*&quot;;[.L45:.N45])/SUMIF([.L45:.N45];&quot;&lt;&gt;*&quot;;[.L$2:.N$2]))*[.O$2]);&quot;&quot;)">
            <text:p/>
          </table:table-cell>
          <table:table-cell table:formula="of:=IF((LEN([.O45])=0);&quot;&quot;;CONCATENATE(ROUND([.O45];2);&quot; (&quot;;ROUND((([.O45]/[.O$2])*100);2);&quot;%)&quot;))">
            <text:p/>
          </table:table-cell>
          <table:table-cell table:number-columns-repeated="3"/>
          <table:table-cell table:formula="of:=IF(AND(COUNTA([.Q45:.S45]);SUMIF([.Q45:.S45];&quot;&lt;&gt;*&quot;;[.Q$2:.S$2]));((SUMIF([.Q45:.S45];&quot;&lt;&gt;*&quot;;[.Q45:.S45])/SUMIF([.Q45:.S45];&quot;&lt;&gt;*&quot;;[.Q$2:.S$2]))*[.T$2]);&quot;&quot;)">
            <text:p/>
          </table:table-cell>
          <table:table-cell table:formula="of:=IF((LEN([.T45])=0);&quot;&quot;;CONCATENATE(ROUND([.T45];2);&quot; (&quot;;ROUND((([.T45]/[.T$2])*100);2);&quot;%)&quot;))">
            <text:p/>
          </table:table-cell>
          <table:table-cell table:number-columns-repeated="3"/>
          <table:table-cell table:formula="of:=IF(AND(COUNTA([.V45:.X45]);SUMIF([.V45:.X45];&quot;&lt;&gt;*&quot;;[.V$2:.X$2]));((SUMIF([.V45:.X45];&quot;&lt;&gt;*&quot;;[.V45:.X45])/SUMIF([.V45:.X45];&quot;&lt;&gt;*&quot;;[.V$2:.X$2]))*[.Y$2]);&quot;&quot;)">
            <text:p/>
          </table:table-cell>
          <table:table-cell table:formula="of:=IF((LEN([.Y45])=0);&quot;&quot;;CONCATENATE(ROUND([.Y45];2);&quot; (&quot;;ROUND((([.Y45]/[.Y$2])*100);2);&quot;%)&quot;))">
            <text:p/>
          </table:table-cell>
          <table:table-cell table:number-columns-repeated="3"/>
          <table:table-cell table:formula="of:=IF(AND(COUNTA([.AA45:.AC45]);SUMIF([.AA45:.AC45];&quot;&lt;&gt;*&quot;;[.AA$2:.AC$2]));((SUMIF([.AA45:.AC45];&quot;&lt;&gt;*&quot;;[.AA45:.AC45])/SUMIF([.AA45:.AC45];&quot;&lt;&gt;*&quot;;[.AA$2:.AC$2]))*[.AD$2]);&quot;&quot;)">
            <text:p/>
          </table:table-cell>
          <table:table-cell table:formula="of:=IF((LEN([.AD45])=0);&quot;&quot;;CONCATENATE(ROUND([.AD45];2);&quot; (&quot;;ROUND((([.AD4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6])&gt;0);SUM([.G46:.AF46]));([.E46]/SUM( IF(LEN([.J46])&gt;0;[.J$2];0); IF(LEN([.P46])&gt;0;[.P$2];0); IF(LEN([.U46])&gt;0;[.U$2];0); IF(LEN([.Z46])&gt;0;[.Z$2];0); IF(LEN([.AE46])&gt;0;[.AE$2];0) ));&quot;&quot;)">
            <text:p/>
          </table:table-cell>
          <table:table-cell table:formula="of:=IF(LEN([.C46]);SUM(IF(SUM([.G$2:.I$2]);[.J46];0);IF(SUM([.L$2:.N$2]);[.O46];0);IF(SUM([.Q$2:.S$2]);[.T46];0);IF(SUM([.V$2:.X$2]);[.Y46];0);IF(SUM([.AA$2:.AC$2]);[.AD46];0));&quot;&quot;)">
            <text:p/>
          </table:table-cell>
          <table:table-cell table:number-columns-repeated="4"/>
          <table:table-cell table:formula="of:=IF(AND(COUNTA([.G46:.I46]);SUMIF([.G46:.I46];&quot;&lt;&gt;*&quot;;[.G$2:.I$2]));((SUMIF([.G46:.I46];&quot;&lt;&gt;*&quot;;[.G46:.I46])/SUMIF([.G46:.I46];&quot;&lt;&gt;*&quot;;[.G$2:.I$2]))*[.J$2]);&quot;&quot;)">
            <text:p/>
          </table:table-cell>
          <table:table-cell table:formula="of:=IF((LEN([.J46])=0);&quot;&quot;;CONCATENATE(ROUND([.J46];2);&quot; (&quot;;ROUND((([.J46]/[.J$2])*100);2);&quot;%)&quot;))">
            <text:p/>
          </table:table-cell>
          <table:table-cell table:number-columns-repeated="3"/>
          <table:table-cell table:formula="of:=IF(AND(COUNTA([.L46:.N46]);SUMIF([.L46:.N46];&quot;&lt;&gt;*&quot;;[.L$2:.N$2]));((SUMIF([.L46:.N46];&quot;&lt;&gt;*&quot;;[.L46:.N46])/SUMIF([.L46:.N46];&quot;&lt;&gt;*&quot;;[.L$2:.N$2]))*[.O$2]);&quot;&quot;)">
            <text:p/>
          </table:table-cell>
          <table:table-cell table:formula="of:=IF((LEN([.O46])=0);&quot;&quot;;CONCATENATE(ROUND([.O46];2);&quot; (&quot;;ROUND((([.O46]/[.O$2])*100);2);&quot;%)&quot;))">
            <text:p/>
          </table:table-cell>
          <table:table-cell table:number-columns-repeated="3"/>
          <table:table-cell table:formula="of:=IF(AND(COUNTA([.Q46:.S46]);SUMIF([.Q46:.S46];&quot;&lt;&gt;*&quot;;[.Q$2:.S$2]));((SUMIF([.Q46:.S46];&quot;&lt;&gt;*&quot;;[.Q46:.S46])/SUMIF([.Q46:.S46];&quot;&lt;&gt;*&quot;;[.Q$2:.S$2]))*[.T$2]);&quot;&quot;)">
            <text:p/>
          </table:table-cell>
          <table:table-cell table:formula="of:=IF((LEN([.T46])=0);&quot;&quot;;CONCATENATE(ROUND([.T46];2);&quot; (&quot;;ROUND((([.T46]/[.T$2])*100);2);&quot;%)&quot;))">
            <text:p/>
          </table:table-cell>
          <table:table-cell table:number-columns-repeated="3"/>
          <table:table-cell table:formula="of:=IF(AND(COUNTA([.V46:.X46]);SUMIF([.V46:.X46];&quot;&lt;&gt;*&quot;;[.V$2:.X$2]));((SUMIF([.V46:.X46];&quot;&lt;&gt;*&quot;;[.V46:.X46])/SUMIF([.V46:.X46];&quot;&lt;&gt;*&quot;;[.V$2:.X$2]))*[.Y$2]);&quot;&quot;)">
            <text:p/>
          </table:table-cell>
          <table:table-cell table:formula="of:=IF((LEN([.Y46])=0);&quot;&quot;;CONCATENATE(ROUND([.Y46];2);&quot; (&quot;;ROUND((([.Y46]/[.Y$2])*100);2);&quot;%)&quot;))">
            <text:p/>
          </table:table-cell>
          <table:table-cell table:number-columns-repeated="3"/>
          <table:table-cell table:formula="of:=IF(AND(COUNTA([.AA46:.AC46]);SUMIF([.AA46:.AC46];&quot;&lt;&gt;*&quot;;[.AA$2:.AC$2]));((SUMIF([.AA46:.AC46];&quot;&lt;&gt;*&quot;;[.AA46:.AC46])/SUMIF([.AA46:.AC46];&quot;&lt;&gt;*&quot;;[.AA$2:.AC$2]))*[.AD$2]);&quot;&quot;)">
            <text:p/>
          </table:table-cell>
          <table:table-cell table:formula="of:=IF((LEN([.AD46])=0);&quot;&quot;;CONCATENATE(ROUND([.AD46];2);&quot; (&quot;;ROUND((([.AD4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7])&gt;0);SUM([.G47:.AF47]));([.E47]/SUM( IF(LEN([.J47])&gt;0;[.J$2];0); IF(LEN([.P47])&gt;0;[.P$2];0); IF(LEN([.U47])&gt;0;[.U$2];0); IF(LEN([.Z47])&gt;0;[.Z$2];0); IF(LEN([.AE47])&gt;0;[.AE$2];0) ));&quot;&quot;)">
            <text:p/>
          </table:table-cell>
          <table:table-cell table:formula="of:=IF(LEN([.C47]);SUM(IF(SUM([.G$2:.I$2]);[.J47];0);IF(SUM([.L$2:.N$2]);[.O47];0);IF(SUM([.Q$2:.S$2]);[.T47];0);IF(SUM([.V$2:.X$2]);[.Y47];0);IF(SUM([.AA$2:.AC$2]);[.AD47];0));&quot;&quot;)">
            <text:p/>
          </table:table-cell>
          <table:table-cell table:number-columns-repeated="4"/>
          <table:table-cell table:formula="of:=IF(AND(COUNTA([.G47:.I47]);SUMIF([.G47:.I47];&quot;&lt;&gt;*&quot;;[.G$2:.I$2]));((SUMIF([.G47:.I47];&quot;&lt;&gt;*&quot;;[.G47:.I47])/SUMIF([.G47:.I47];&quot;&lt;&gt;*&quot;;[.G$2:.I$2]))*[.J$2]);&quot;&quot;)">
            <text:p/>
          </table:table-cell>
          <table:table-cell table:formula="of:=IF((LEN([.J47])=0);&quot;&quot;;CONCATENATE(ROUND([.J47];2);&quot; (&quot;;ROUND((([.J47]/[.J$2])*100);2);&quot;%)&quot;))">
            <text:p/>
          </table:table-cell>
          <table:table-cell table:number-columns-repeated="3"/>
          <table:table-cell table:formula="of:=IF(AND(COUNTA([.L47:.N47]);SUMIF([.L47:.N47];&quot;&lt;&gt;*&quot;;[.L$2:.N$2]));((SUMIF([.L47:.N47];&quot;&lt;&gt;*&quot;;[.L47:.N47])/SUMIF([.L47:.N47];&quot;&lt;&gt;*&quot;;[.L$2:.N$2]))*[.O$2]);&quot;&quot;)">
            <text:p/>
          </table:table-cell>
          <table:table-cell table:formula="of:=IF((LEN([.O47])=0);&quot;&quot;;CONCATENATE(ROUND([.O47];2);&quot; (&quot;;ROUND((([.O47]/[.O$2])*100);2);&quot;%)&quot;))">
            <text:p/>
          </table:table-cell>
          <table:table-cell table:number-columns-repeated="3"/>
          <table:table-cell table:formula="of:=IF(AND(COUNTA([.Q47:.S47]);SUMIF([.Q47:.S47];&quot;&lt;&gt;*&quot;;[.Q$2:.S$2]));((SUMIF([.Q47:.S47];&quot;&lt;&gt;*&quot;;[.Q47:.S47])/SUMIF([.Q47:.S47];&quot;&lt;&gt;*&quot;;[.Q$2:.S$2]))*[.T$2]);&quot;&quot;)">
            <text:p/>
          </table:table-cell>
          <table:table-cell table:formula="of:=IF((LEN([.T47])=0);&quot;&quot;;CONCATENATE(ROUND([.T47];2);&quot; (&quot;;ROUND((([.T47]/[.T$2])*100);2);&quot;%)&quot;))">
            <text:p/>
          </table:table-cell>
          <table:table-cell table:number-columns-repeated="3"/>
          <table:table-cell table:formula="of:=IF(AND(COUNTA([.V47:.X47]);SUMIF([.V47:.X47];&quot;&lt;&gt;*&quot;;[.V$2:.X$2]));((SUMIF([.V47:.X47];&quot;&lt;&gt;*&quot;;[.V47:.X47])/SUMIF([.V47:.X47];&quot;&lt;&gt;*&quot;;[.V$2:.X$2]))*[.Y$2]);&quot;&quot;)">
            <text:p/>
          </table:table-cell>
          <table:table-cell table:formula="of:=IF((LEN([.Y47])=0);&quot;&quot;;CONCATENATE(ROUND([.Y47];2);&quot; (&quot;;ROUND((([.Y47]/[.Y$2])*100);2);&quot;%)&quot;))">
            <text:p/>
          </table:table-cell>
          <table:table-cell table:number-columns-repeated="3"/>
          <table:table-cell table:formula="of:=IF(AND(COUNTA([.AA47:.AC47]);SUMIF([.AA47:.AC47];&quot;&lt;&gt;*&quot;;[.AA$2:.AC$2]));((SUMIF([.AA47:.AC47];&quot;&lt;&gt;*&quot;;[.AA47:.AC47])/SUMIF([.AA47:.AC47];&quot;&lt;&gt;*&quot;;[.AA$2:.AC$2]))*[.AD$2]);&quot;&quot;)">
            <text:p/>
          </table:table-cell>
          <table:table-cell table:formula="of:=IF((LEN([.AD47])=0);&quot;&quot;;CONCATENATE(ROUND([.AD47];2);&quot; (&quot;;ROUND((([.AD4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8])&gt;0);SUM([.G48:.AF48]));([.E48]/SUM( IF(LEN([.J48])&gt;0;[.J$2];0); IF(LEN([.P48])&gt;0;[.P$2];0); IF(LEN([.U48])&gt;0;[.U$2];0); IF(LEN([.Z48])&gt;0;[.Z$2];0); IF(LEN([.AE48])&gt;0;[.AE$2];0) ));&quot;&quot;)">
            <text:p/>
          </table:table-cell>
          <table:table-cell table:formula="of:=IF(LEN([.C48]);SUM(IF(SUM([.G$2:.I$2]);[.J48];0);IF(SUM([.L$2:.N$2]);[.O48];0);IF(SUM([.Q$2:.S$2]);[.T48];0);IF(SUM([.V$2:.X$2]);[.Y48];0);IF(SUM([.AA$2:.AC$2]);[.AD48];0));&quot;&quot;)">
            <text:p/>
          </table:table-cell>
          <table:table-cell table:number-columns-repeated="4"/>
          <table:table-cell table:formula="of:=IF(AND(COUNTA([.G48:.I48]);SUMIF([.G48:.I48];&quot;&lt;&gt;*&quot;;[.G$2:.I$2]));((SUMIF([.G48:.I48];&quot;&lt;&gt;*&quot;;[.G48:.I48])/SUMIF([.G48:.I48];&quot;&lt;&gt;*&quot;;[.G$2:.I$2]))*[.J$2]);&quot;&quot;)">
            <text:p/>
          </table:table-cell>
          <table:table-cell table:formula="of:=IF((LEN([.J48])=0);&quot;&quot;;CONCATENATE(ROUND([.J48];2);&quot; (&quot;;ROUND((([.J48]/[.J$2])*100);2);&quot;%)&quot;))">
            <text:p/>
          </table:table-cell>
          <table:table-cell table:number-columns-repeated="3"/>
          <table:table-cell table:formula="of:=IF(AND(COUNTA([.L48:.N48]);SUMIF([.L48:.N48];&quot;&lt;&gt;*&quot;;[.L$2:.N$2]));((SUMIF([.L48:.N48];&quot;&lt;&gt;*&quot;;[.L48:.N48])/SUMIF([.L48:.N48];&quot;&lt;&gt;*&quot;;[.L$2:.N$2]))*[.O$2]);&quot;&quot;)">
            <text:p/>
          </table:table-cell>
          <table:table-cell table:formula="of:=IF((LEN([.O48])=0);&quot;&quot;;CONCATENATE(ROUND([.O48];2);&quot; (&quot;;ROUND((([.O48]/[.O$2])*100);2);&quot;%)&quot;))">
            <text:p/>
          </table:table-cell>
          <table:table-cell table:number-columns-repeated="3"/>
          <table:table-cell table:formula="of:=IF(AND(COUNTA([.Q48:.S48]);SUMIF([.Q48:.S48];&quot;&lt;&gt;*&quot;;[.Q$2:.S$2]));((SUMIF([.Q48:.S48];&quot;&lt;&gt;*&quot;;[.Q48:.S48])/SUMIF([.Q48:.S48];&quot;&lt;&gt;*&quot;;[.Q$2:.S$2]))*[.T$2]);&quot;&quot;)">
            <text:p/>
          </table:table-cell>
          <table:table-cell table:formula="of:=IF((LEN([.T48])=0);&quot;&quot;;CONCATENATE(ROUND([.T48];2);&quot; (&quot;;ROUND((([.T48]/[.T$2])*100);2);&quot;%)&quot;))">
            <text:p/>
          </table:table-cell>
          <table:table-cell table:number-columns-repeated="3"/>
          <table:table-cell table:formula="of:=IF(AND(COUNTA([.V48:.X48]);SUMIF([.V48:.X48];&quot;&lt;&gt;*&quot;;[.V$2:.X$2]));((SUMIF([.V48:.X48];&quot;&lt;&gt;*&quot;;[.V48:.X48])/SUMIF([.V48:.X48];&quot;&lt;&gt;*&quot;;[.V$2:.X$2]))*[.Y$2]);&quot;&quot;)">
            <text:p/>
          </table:table-cell>
          <table:table-cell table:formula="of:=IF((LEN([.Y48])=0);&quot;&quot;;CONCATENATE(ROUND([.Y48];2);&quot; (&quot;;ROUND((([.Y48]/[.Y$2])*100);2);&quot;%)&quot;))">
            <text:p/>
          </table:table-cell>
          <table:table-cell table:number-columns-repeated="3"/>
          <table:table-cell table:formula="of:=IF(AND(COUNTA([.AA48:.AC48]);SUMIF([.AA48:.AC48];&quot;&lt;&gt;*&quot;;[.AA$2:.AC$2]));((SUMIF([.AA48:.AC48];&quot;&lt;&gt;*&quot;;[.AA48:.AC48])/SUMIF([.AA48:.AC48];&quot;&lt;&gt;*&quot;;[.AA$2:.AC$2]))*[.AD$2]);&quot;&quot;)">
            <text:p/>
          </table:table-cell>
          <table:table-cell table:formula="of:=IF((LEN([.AD48])=0);&quot;&quot;;CONCATENATE(ROUND([.AD48];2);&quot; (&quot;;ROUND((([.AD4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9])&gt;0);SUM([.G49:.AF49]));([.E49]/SUM( IF(LEN([.J49])&gt;0;[.J$2];0); IF(LEN([.P49])&gt;0;[.P$2];0); IF(LEN([.U49])&gt;0;[.U$2];0); IF(LEN([.Z49])&gt;0;[.Z$2];0); IF(LEN([.AE49])&gt;0;[.AE$2];0) ));&quot;&quot;)">
            <text:p/>
          </table:table-cell>
          <table:table-cell table:formula="of:=IF(LEN([.C49]);SUM(IF(SUM([.G$2:.I$2]);[.J49];0);IF(SUM([.L$2:.N$2]);[.O49];0);IF(SUM([.Q$2:.S$2]);[.T49];0);IF(SUM([.V$2:.X$2]);[.Y49];0);IF(SUM([.AA$2:.AC$2]);[.AD49];0));&quot;&quot;)">
            <text:p/>
          </table:table-cell>
          <table:table-cell table:number-columns-repeated="4"/>
          <table:table-cell table:formula="of:=IF(AND(COUNTA([.G49:.I49]);SUMIF([.G49:.I49];&quot;&lt;&gt;*&quot;;[.G$2:.I$2]));((SUMIF([.G49:.I49];&quot;&lt;&gt;*&quot;;[.G49:.I49])/SUMIF([.G49:.I49];&quot;&lt;&gt;*&quot;;[.G$2:.I$2]))*[.J$2]);&quot;&quot;)">
            <text:p/>
          </table:table-cell>
          <table:table-cell table:formula="of:=IF((LEN([.J49])=0);&quot;&quot;;CONCATENATE(ROUND([.J49];2);&quot; (&quot;;ROUND((([.J49]/[.J$2])*100);2);&quot;%)&quot;))">
            <text:p/>
          </table:table-cell>
          <table:table-cell table:number-columns-repeated="3"/>
          <table:table-cell table:formula="of:=IF(AND(COUNTA([.L49:.N49]);SUMIF([.L49:.N49];&quot;&lt;&gt;*&quot;;[.L$2:.N$2]));((SUMIF([.L49:.N49];&quot;&lt;&gt;*&quot;;[.L49:.N49])/SUMIF([.L49:.N49];&quot;&lt;&gt;*&quot;;[.L$2:.N$2]))*[.O$2]);&quot;&quot;)">
            <text:p/>
          </table:table-cell>
          <table:table-cell table:formula="of:=IF((LEN([.O49])=0);&quot;&quot;;CONCATENATE(ROUND([.O49];2);&quot; (&quot;;ROUND((([.O49]/[.O$2])*100);2);&quot;%)&quot;))">
            <text:p/>
          </table:table-cell>
          <table:table-cell table:number-columns-repeated="3"/>
          <table:table-cell table:formula="of:=IF(AND(COUNTA([.Q49:.S49]);SUMIF([.Q49:.S49];&quot;&lt;&gt;*&quot;;[.Q$2:.S$2]));((SUMIF([.Q49:.S49];&quot;&lt;&gt;*&quot;;[.Q49:.S49])/SUMIF([.Q49:.S49];&quot;&lt;&gt;*&quot;;[.Q$2:.S$2]))*[.T$2]);&quot;&quot;)">
            <text:p/>
          </table:table-cell>
          <table:table-cell table:formula="of:=IF((LEN([.T49])=0);&quot;&quot;;CONCATENATE(ROUND([.T49];2);&quot; (&quot;;ROUND((([.T49]/[.T$2])*100);2);&quot;%)&quot;))">
            <text:p/>
          </table:table-cell>
          <table:table-cell table:number-columns-repeated="3"/>
          <table:table-cell table:formula="of:=IF(AND(COUNTA([.V49:.X49]);SUMIF([.V49:.X49];&quot;&lt;&gt;*&quot;;[.V$2:.X$2]));((SUMIF([.V49:.X49];&quot;&lt;&gt;*&quot;;[.V49:.X49])/SUMIF([.V49:.X49];&quot;&lt;&gt;*&quot;;[.V$2:.X$2]))*[.Y$2]);&quot;&quot;)">
            <text:p/>
          </table:table-cell>
          <table:table-cell table:formula="of:=IF((LEN([.Y49])=0);&quot;&quot;;CONCATENATE(ROUND([.Y49];2);&quot; (&quot;;ROUND((([.Y49]/[.Y$2])*100);2);&quot;%)&quot;))">
            <text:p/>
          </table:table-cell>
          <table:table-cell table:number-columns-repeated="3"/>
          <table:table-cell table:formula="of:=IF(AND(COUNTA([.AA49:.AC49]);SUMIF([.AA49:.AC49];&quot;&lt;&gt;*&quot;;[.AA$2:.AC$2]));((SUMIF([.AA49:.AC49];&quot;&lt;&gt;*&quot;;[.AA49:.AC49])/SUMIF([.AA49:.AC49];&quot;&lt;&gt;*&quot;;[.AA$2:.AC$2]))*[.AD$2]);&quot;&quot;)">
            <text:p/>
          </table:table-cell>
          <table:table-cell table:formula="of:=IF((LEN([.AD49])=0);&quot;&quot;;CONCATENATE(ROUND([.AD49];2);&quot; (&quot;;ROUND((([.AD4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0])&gt;0);SUM([.G50:.AF50]));([.E50]/SUM( IF(LEN([.J50])&gt;0;[.J$2];0); IF(LEN([.P50])&gt;0;[.P$2];0); IF(LEN([.U50])&gt;0;[.U$2];0); IF(LEN([.Z50])&gt;0;[.Z$2];0); IF(LEN([.AE50])&gt;0;[.AE$2];0) ));&quot;&quot;)">
            <text:p/>
          </table:table-cell>
          <table:table-cell table:formula="of:=IF(LEN([.C50]);SUM(IF(SUM([.G$2:.I$2]);[.J50];0);IF(SUM([.L$2:.N$2]);[.O50];0);IF(SUM([.Q$2:.S$2]);[.T50];0);IF(SUM([.V$2:.X$2]);[.Y50];0);IF(SUM([.AA$2:.AC$2]);[.AD50];0));&quot;&quot;)">
            <text:p/>
          </table:table-cell>
          <table:table-cell table:number-columns-repeated="4"/>
          <table:table-cell table:formula="of:=IF(AND(COUNTA([.G50:.I50]);SUMIF([.G50:.I50];&quot;&lt;&gt;*&quot;;[.G$2:.I$2]));((SUMIF([.G50:.I50];&quot;&lt;&gt;*&quot;;[.G50:.I50])/SUMIF([.G50:.I50];&quot;&lt;&gt;*&quot;;[.G$2:.I$2]))*[.J$2]);&quot;&quot;)">
            <text:p/>
          </table:table-cell>
          <table:table-cell table:formula="of:=IF((LEN([.J50])=0);&quot;&quot;;CONCATENATE(ROUND([.J50];2);&quot; (&quot;;ROUND((([.J50]/[.J$2])*100);2);&quot;%)&quot;))">
            <text:p/>
          </table:table-cell>
          <table:table-cell table:number-columns-repeated="3"/>
          <table:table-cell table:formula="of:=IF(AND(COUNTA([.L50:.N50]);SUMIF([.L50:.N50];&quot;&lt;&gt;*&quot;;[.L$2:.N$2]));((SUMIF([.L50:.N50];&quot;&lt;&gt;*&quot;;[.L50:.N50])/SUMIF([.L50:.N50];&quot;&lt;&gt;*&quot;;[.L$2:.N$2]))*[.O$2]);&quot;&quot;)">
            <text:p/>
          </table:table-cell>
          <table:table-cell table:formula="of:=IF((LEN([.O50])=0);&quot;&quot;;CONCATENATE(ROUND([.O50];2);&quot; (&quot;;ROUND((([.O50]/[.O$2])*100);2);&quot;%)&quot;))">
            <text:p/>
          </table:table-cell>
          <table:table-cell table:number-columns-repeated="3"/>
          <table:table-cell table:formula="of:=IF(AND(COUNTA([.Q50:.S50]);SUMIF([.Q50:.S50];&quot;&lt;&gt;*&quot;;[.Q$2:.S$2]));((SUMIF([.Q50:.S50];&quot;&lt;&gt;*&quot;;[.Q50:.S50])/SUMIF([.Q50:.S50];&quot;&lt;&gt;*&quot;;[.Q$2:.S$2]))*[.T$2]);&quot;&quot;)">
            <text:p/>
          </table:table-cell>
          <table:table-cell table:formula="of:=IF((LEN([.T50])=0);&quot;&quot;;CONCATENATE(ROUND([.T50];2);&quot; (&quot;;ROUND((([.T50]/[.T$2])*100);2);&quot;%)&quot;))">
            <text:p/>
          </table:table-cell>
          <table:table-cell table:number-columns-repeated="3"/>
          <table:table-cell table:formula="of:=IF(AND(COUNTA([.V50:.X50]);SUMIF([.V50:.X50];&quot;&lt;&gt;*&quot;;[.V$2:.X$2]));((SUMIF([.V50:.X50];&quot;&lt;&gt;*&quot;;[.V50:.X50])/SUMIF([.V50:.X50];&quot;&lt;&gt;*&quot;;[.V$2:.X$2]))*[.Y$2]);&quot;&quot;)">
            <text:p/>
          </table:table-cell>
          <table:table-cell table:formula="of:=IF((LEN([.Y50])=0);&quot;&quot;;CONCATENATE(ROUND([.Y50];2);&quot; (&quot;;ROUND((([.Y50]/[.Y$2])*100);2);&quot;%)&quot;))">
            <text:p/>
          </table:table-cell>
          <table:table-cell table:number-columns-repeated="3"/>
          <table:table-cell table:formula="of:=IF(AND(COUNTA([.AA50:.AC50]);SUMIF([.AA50:.AC50];&quot;&lt;&gt;*&quot;;[.AA$2:.AC$2]));((SUMIF([.AA50:.AC50];&quot;&lt;&gt;*&quot;;[.AA50:.AC50])/SUMIF([.AA50:.AC50];&quot;&lt;&gt;*&quot;;[.AA$2:.AC$2]))*[.AD$2]);&quot;&quot;)">
            <text:p/>
          </table:table-cell>
          <table:table-cell table:formula="of:=IF((LEN([.AD50])=0);&quot;&quot;;CONCATENATE(ROUND([.AD50];2);&quot; (&quot;;ROUND((([.AD5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1])&gt;0);SUM([.G51:.AF51]));([.E51]/SUM( IF(LEN([.J51])&gt;0;[.J$2];0); IF(LEN([.P51])&gt;0;[.P$2];0); IF(LEN([.U51])&gt;0;[.U$2];0); IF(LEN([.Z51])&gt;0;[.Z$2];0); IF(LEN([.AE51])&gt;0;[.AE$2];0) ));&quot;&quot;)">
            <text:p/>
          </table:table-cell>
          <table:table-cell table:formula="of:=IF(LEN([.C51]);SUM(IF(SUM([.G$2:.I$2]);[.J51];0);IF(SUM([.L$2:.N$2]);[.O51];0);IF(SUM([.Q$2:.S$2]);[.T51];0);IF(SUM([.V$2:.X$2]);[.Y51];0);IF(SUM([.AA$2:.AC$2]);[.AD51];0));&quot;&quot;)">
            <text:p/>
          </table:table-cell>
          <table:table-cell table:number-columns-repeated="4"/>
          <table:table-cell table:formula="of:=IF(AND(COUNTA([.G51:.I51]);SUMIF([.G51:.I51];&quot;&lt;&gt;*&quot;;[.G$2:.I$2]));((SUMIF([.G51:.I51];&quot;&lt;&gt;*&quot;;[.G51:.I51])/SUMIF([.G51:.I51];&quot;&lt;&gt;*&quot;;[.G$2:.I$2]))*[.J$2]);&quot;&quot;)">
            <text:p/>
          </table:table-cell>
          <table:table-cell table:formula="of:=IF((LEN([.J51])=0);&quot;&quot;;CONCATENATE(ROUND([.J51];2);&quot; (&quot;;ROUND((([.J51]/[.J$2])*100);2);&quot;%)&quot;))">
            <text:p/>
          </table:table-cell>
          <table:table-cell table:number-columns-repeated="3"/>
          <table:table-cell table:formula="of:=IF(AND(COUNTA([.L51:.N51]);SUMIF([.L51:.N51];&quot;&lt;&gt;*&quot;;[.L$2:.N$2]));((SUMIF([.L51:.N51];&quot;&lt;&gt;*&quot;;[.L51:.N51])/SUMIF([.L51:.N51];&quot;&lt;&gt;*&quot;;[.L$2:.N$2]))*[.O$2]);&quot;&quot;)">
            <text:p/>
          </table:table-cell>
          <table:table-cell table:formula="of:=IF((LEN([.O51])=0);&quot;&quot;;CONCATENATE(ROUND([.O51];2);&quot; (&quot;;ROUND((([.O51]/[.O$2])*100);2);&quot;%)&quot;))">
            <text:p/>
          </table:table-cell>
          <table:table-cell table:number-columns-repeated="3"/>
          <table:table-cell table:formula="of:=IF(AND(COUNTA([.Q51:.S51]);SUMIF([.Q51:.S51];&quot;&lt;&gt;*&quot;;[.Q$2:.S$2]));((SUMIF([.Q51:.S51];&quot;&lt;&gt;*&quot;;[.Q51:.S51])/SUMIF([.Q51:.S51];&quot;&lt;&gt;*&quot;;[.Q$2:.S$2]))*[.T$2]);&quot;&quot;)">
            <text:p/>
          </table:table-cell>
          <table:table-cell table:formula="of:=IF((LEN([.T51])=0);&quot;&quot;;CONCATENATE(ROUND([.T51];2);&quot; (&quot;;ROUND((([.T51]/[.T$2])*100);2);&quot;%)&quot;))">
            <text:p/>
          </table:table-cell>
          <table:table-cell table:number-columns-repeated="3"/>
          <table:table-cell table:formula="of:=IF(AND(COUNTA([.V51:.X51]);SUMIF([.V51:.X51];&quot;&lt;&gt;*&quot;;[.V$2:.X$2]));((SUMIF([.V51:.X51];&quot;&lt;&gt;*&quot;;[.V51:.X51])/SUMIF([.V51:.X51];&quot;&lt;&gt;*&quot;;[.V$2:.X$2]))*[.Y$2]);&quot;&quot;)">
            <text:p/>
          </table:table-cell>
          <table:table-cell table:formula="of:=IF((LEN([.Y51])=0);&quot;&quot;;CONCATENATE(ROUND([.Y51];2);&quot; (&quot;;ROUND((([.Y51]/[.Y$2])*100);2);&quot;%)&quot;))">
            <text:p/>
          </table:table-cell>
          <table:table-cell table:number-columns-repeated="3"/>
          <table:table-cell table:formula="of:=IF(AND(COUNTA([.AA51:.AC51]);SUMIF([.AA51:.AC51];&quot;&lt;&gt;*&quot;;[.AA$2:.AC$2]));((SUMIF([.AA51:.AC51];&quot;&lt;&gt;*&quot;;[.AA51:.AC51])/SUMIF([.AA51:.AC51];&quot;&lt;&gt;*&quot;;[.AA$2:.AC$2]))*[.AD$2]);&quot;&quot;)">
            <text:p/>
          </table:table-cell>
          <table:table-cell table:formula="of:=IF((LEN([.AD51])=0);&quot;&quot;;CONCATENATE(ROUND([.AD51];2);&quot; (&quot;;ROUND((([.AD5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2])&gt;0);SUM([.G52:.AF52]));([.E52]/SUM( IF(LEN([.J52])&gt;0;[.J$2];0); IF(LEN([.P52])&gt;0;[.P$2];0); IF(LEN([.U52])&gt;0;[.U$2];0); IF(LEN([.Z52])&gt;0;[.Z$2];0); IF(LEN([.AE52])&gt;0;[.AE$2];0) ));&quot;&quot;)">
            <text:p/>
          </table:table-cell>
          <table:table-cell table:formula="of:=IF(LEN([.C52]);SUM(IF(SUM([.G$2:.I$2]);[.J52];0);IF(SUM([.L$2:.N$2]);[.O52];0);IF(SUM([.Q$2:.S$2]);[.T52];0);IF(SUM([.V$2:.X$2]);[.Y52];0);IF(SUM([.AA$2:.AC$2]);[.AD52];0));&quot;&quot;)">
            <text:p/>
          </table:table-cell>
          <table:table-cell table:number-columns-repeated="4"/>
          <table:table-cell table:formula="of:=IF(AND(COUNTA([.G52:.I52]);SUMIF([.G52:.I52];&quot;&lt;&gt;*&quot;;[.G$2:.I$2]));((SUMIF([.G52:.I52];&quot;&lt;&gt;*&quot;;[.G52:.I52])/SUMIF([.G52:.I52];&quot;&lt;&gt;*&quot;;[.G$2:.I$2]))*[.J$2]);&quot;&quot;)">
            <text:p/>
          </table:table-cell>
          <table:table-cell table:formula="of:=IF((LEN([.J52])=0);&quot;&quot;;CONCATENATE(ROUND([.J52];2);&quot; (&quot;;ROUND((([.J52]/[.J$2])*100);2);&quot;%)&quot;))">
            <text:p/>
          </table:table-cell>
          <table:table-cell table:number-columns-repeated="3"/>
          <table:table-cell table:formula="of:=IF(AND(COUNTA([.L52:.N52]);SUMIF([.L52:.N52];&quot;&lt;&gt;*&quot;;[.L$2:.N$2]));((SUMIF([.L52:.N52];&quot;&lt;&gt;*&quot;;[.L52:.N52])/SUMIF([.L52:.N52];&quot;&lt;&gt;*&quot;;[.L$2:.N$2]))*[.O$2]);&quot;&quot;)">
            <text:p/>
          </table:table-cell>
          <table:table-cell table:formula="of:=IF((LEN([.O52])=0);&quot;&quot;;CONCATENATE(ROUND([.O52];2);&quot; (&quot;;ROUND((([.O52]/[.O$2])*100);2);&quot;%)&quot;))">
            <text:p/>
          </table:table-cell>
          <table:table-cell table:number-columns-repeated="3"/>
          <table:table-cell table:formula="of:=IF(AND(COUNTA([.Q52:.S52]);SUMIF([.Q52:.S52];&quot;&lt;&gt;*&quot;;[.Q$2:.S$2]));((SUMIF([.Q52:.S52];&quot;&lt;&gt;*&quot;;[.Q52:.S52])/SUMIF([.Q52:.S52];&quot;&lt;&gt;*&quot;;[.Q$2:.S$2]))*[.T$2]);&quot;&quot;)">
            <text:p/>
          </table:table-cell>
          <table:table-cell table:formula="of:=IF((LEN([.T52])=0);&quot;&quot;;CONCATENATE(ROUND([.T52];2);&quot; (&quot;;ROUND((([.T52]/[.T$2])*100);2);&quot;%)&quot;))">
            <text:p/>
          </table:table-cell>
          <table:table-cell table:number-columns-repeated="3"/>
          <table:table-cell table:formula="of:=IF(AND(COUNTA([.V52:.X52]);SUMIF([.V52:.X52];&quot;&lt;&gt;*&quot;;[.V$2:.X$2]));((SUMIF([.V52:.X52];&quot;&lt;&gt;*&quot;;[.V52:.X52])/SUMIF([.V52:.X52];&quot;&lt;&gt;*&quot;;[.V$2:.X$2]))*[.Y$2]);&quot;&quot;)">
            <text:p/>
          </table:table-cell>
          <table:table-cell table:formula="of:=IF((LEN([.Y52])=0);&quot;&quot;;CONCATENATE(ROUND([.Y52];2);&quot; (&quot;;ROUND((([.Y52]/[.Y$2])*100);2);&quot;%)&quot;))">
            <text:p/>
          </table:table-cell>
          <table:table-cell table:number-columns-repeated="3"/>
          <table:table-cell table:formula="of:=IF(AND(COUNTA([.AA52:.AC52]);SUMIF([.AA52:.AC52];&quot;&lt;&gt;*&quot;;[.AA$2:.AC$2]));((SUMIF([.AA52:.AC52];&quot;&lt;&gt;*&quot;;[.AA52:.AC52])/SUMIF([.AA52:.AC52];&quot;&lt;&gt;*&quot;;[.AA$2:.AC$2]))*[.AD$2]);&quot;&quot;)">
            <text:p/>
          </table:table-cell>
          <table:table-cell table:formula="of:=IF((LEN([.AD52])=0);&quot;&quot;;CONCATENATE(ROUND([.AD52];2);&quot; (&quot;;ROUND((([.AD5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3])&gt;0);SUM([.G53:.AF53]));([.E53]/SUM( IF(LEN([.J53])&gt;0;[.J$2];0); IF(LEN([.P53])&gt;0;[.P$2];0); IF(LEN([.U53])&gt;0;[.U$2];0); IF(LEN([.Z53])&gt;0;[.Z$2];0); IF(LEN([.AE53])&gt;0;[.AE$2];0) ));&quot;&quot;)">
            <text:p/>
          </table:table-cell>
          <table:table-cell table:formula="of:=IF(LEN([.C53]);SUM(IF(SUM([.G$2:.I$2]);[.J53];0);IF(SUM([.L$2:.N$2]);[.O53];0);IF(SUM([.Q$2:.S$2]);[.T53];0);IF(SUM([.V$2:.X$2]);[.Y53];0);IF(SUM([.AA$2:.AC$2]);[.AD53];0));&quot;&quot;)">
            <text:p/>
          </table:table-cell>
          <table:table-cell table:number-columns-repeated="4"/>
          <table:table-cell table:formula="of:=IF(AND(COUNTA([.G53:.I53]);SUMIF([.G53:.I53];&quot;&lt;&gt;*&quot;;[.G$2:.I$2]));((SUMIF([.G53:.I53];&quot;&lt;&gt;*&quot;;[.G53:.I53])/SUMIF([.G53:.I53];&quot;&lt;&gt;*&quot;;[.G$2:.I$2]))*[.J$2]);&quot;&quot;)">
            <text:p/>
          </table:table-cell>
          <table:table-cell table:formula="of:=IF((LEN([.J53])=0);&quot;&quot;;CONCATENATE(ROUND([.J53];2);&quot; (&quot;;ROUND((([.J53]/[.J$2])*100);2);&quot;%)&quot;))">
            <text:p/>
          </table:table-cell>
          <table:table-cell table:number-columns-repeated="3"/>
          <table:table-cell table:formula="of:=IF(AND(COUNTA([.L53:.N53]);SUMIF([.L53:.N53];&quot;&lt;&gt;*&quot;;[.L$2:.N$2]));((SUMIF([.L53:.N53];&quot;&lt;&gt;*&quot;;[.L53:.N53])/SUMIF([.L53:.N53];&quot;&lt;&gt;*&quot;;[.L$2:.N$2]))*[.O$2]);&quot;&quot;)">
            <text:p/>
          </table:table-cell>
          <table:table-cell table:formula="of:=IF((LEN([.O53])=0);&quot;&quot;;CONCATENATE(ROUND([.O53];2);&quot; (&quot;;ROUND((([.O53]/[.O$2])*100);2);&quot;%)&quot;))">
            <text:p/>
          </table:table-cell>
          <table:table-cell table:number-columns-repeated="3"/>
          <table:table-cell table:formula="of:=IF(AND(COUNTA([.Q53:.S53]);SUMIF([.Q53:.S53];&quot;&lt;&gt;*&quot;;[.Q$2:.S$2]));((SUMIF([.Q53:.S53];&quot;&lt;&gt;*&quot;;[.Q53:.S53])/SUMIF([.Q53:.S53];&quot;&lt;&gt;*&quot;;[.Q$2:.S$2]))*[.T$2]);&quot;&quot;)">
            <text:p/>
          </table:table-cell>
          <table:table-cell table:formula="of:=IF((LEN([.T53])=0);&quot;&quot;;CONCATENATE(ROUND([.T53];2);&quot; (&quot;;ROUND((([.T53]/[.T$2])*100);2);&quot;%)&quot;))">
            <text:p/>
          </table:table-cell>
          <table:table-cell table:number-columns-repeated="3"/>
          <table:table-cell table:formula="of:=IF(AND(COUNTA([.V53:.X53]);SUMIF([.V53:.X53];&quot;&lt;&gt;*&quot;;[.V$2:.X$2]));((SUMIF([.V53:.X53];&quot;&lt;&gt;*&quot;;[.V53:.X53])/SUMIF([.V53:.X53];&quot;&lt;&gt;*&quot;;[.V$2:.X$2]))*[.Y$2]);&quot;&quot;)">
            <text:p/>
          </table:table-cell>
          <table:table-cell table:formula="of:=IF((LEN([.Y53])=0);&quot;&quot;;CONCATENATE(ROUND([.Y53];2);&quot; (&quot;;ROUND((([.Y53]/[.Y$2])*100);2);&quot;%)&quot;))">
            <text:p/>
          </table:table-cell>
          <table:table-cell table:number-columns-repeated="3"/>
          <table:table-cell table:formula="of:=IF(AND(COUNTA([.AA53:.AC53]);SUMIF([.AA53:.AC53];&quot;&lt;&gt;*&quot;;[.AA$2:.AC$2]));((SUMIF([.AA53:.AC53];&quot;&lt;&gt;*&quot;;[.AA53:.AC53])/SUMIF([.AA53:.AC53];&quot;&lt;&gt;*&quot;;[.AA$2:.AC$2]))*[.AD$2]);&quot;&quot;)">
            <text:p/>
          </table:table-cell>
          <table:table-cell table:formula="of:=IF((LEN([.AD53])=0);&quot;&quot;;CONCATENATE(ROUND([.AD53];2);&quot; (&quot;;ROUND((([.AD5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4])&gt;0);SUM([.G54:.AF54]));([.E54]/SUM( IF(LEN([.J54])&gt;0;[.J$2];0); IF(LEN([.P54])&gt;0;[.P$2];0); IF(LEN([.U54])&gt;0;[.U$2];0); IF(LEN([.Z54])&gt;0;[.Z$2];0); IF(LEN([.AE54])&gt;0;[.AE$2];0) ));&quot;&quot;)">
            <text:p/>
          </table:table-cell>
          <table:table-cell table:formula="of:=IF(LEN([.C54]);SUM(IF(SUM([.G$2:.I$2]);[.J54];0);IF(SUM([.L$2:.N$2]);[.O54];0);IF(SUM([.Q$2:.S$2]);[.T54];0);IF(SUM([.V$2:.X$2]);[.Y54];0);IF(SUM([.AA$2:.AC$2]);[.AD54];0));&quot;&quot;)">
            <text:p/>
          </table:table-cell>
          <table:table-cell table:number-columns-repeated="4"/>
          <table:table-cell table:formula="of:=IF(AND(COUNTA([.G54:.I54]);SUMIF([.G54:.I54];&quot;&lt;&gt;*&quot;;[.G$2:.I$2]));((SUMIF([.G54:.I54];&quot;&lt;&gt;*&quot;;[.G54:.I54])/SUMIF([.G54:.I54];&quot;&lt;&gt;*&quot;;[.G$2:.I$2]))*[.J$2]);&quot;&quot;)">
            <text:p/>
          </table:table-cell>
          <table:table-cell table:formula="of:=IF((LEN([.J54])=0);&quot;&quot;;CONCATENATE(ROUND([.J54];2);&quot; (&quot;;ROUND((([.J54]/[.J$2])*100);2);&quot;%)&quot;))">
            <text:p/>
          </table:table-cell>
          <table:table-cell table:number-columns-repeated="3"/>
          <table:table-cell table:formula="of:=IF(AND(COUNTA([.L54:.N54]);SUMIF([.L54:.N54];&quot;&lt;&gt;*&quot;;[.L$2:.N$2]));((SUMIF([.L54:.N54];&quot;&lt;&gt;*&quot;;[.L54:.N54])/SUMIF([.L54:.N54];&quot;&lt;&gt;*&quot;;[.L$2:.N$2]))*[.O$2]);&quot;&quot;)">
            <text:p/>
          </table:table-cell>
          <table:table-cell table:formula="of:=IF((LEN([.O54])=0);&quot;&quot;;CONCATENATE(ROUND([.O54];2);&quot; (&quot;;ROUND((([.O54]/[.O$2])*100);2);&quot;%)&quot;))">
            <text:p/>
          </table:table-cell>
          <table:table-cell table:number-columns-repeated="3"/>
          <table:table-cell table:formula="of:=IF(AND(COUNTA([.Q54:.S54]);SUMIF([.Q54:.S54];&quot;&lt;&gt;*&quot;;[.Q$2:.S$2]));((SUMIF([.Q54:.S54];&quot;&lt;&gt;*&quot;;[.Q54:.S54])/SUMIF([.Q54:.S54];&quot;&lt;&gt;*&quot;;[.Q$2:.S$2]))*[.T$2]);&quot;&quot;)">
            <text:p/>
          </table:table-cell>
          <table:table-cell table:formula="of:=IF((LEN([.T54])=0);&quot;&quot;;CONCATENATE(ROUND([.T54];2);&quot; (&quot;;ROUND((([.T54]/[.T$2])*100);2);&quot;%)&quot;))">
            <text:p/>
          </table:table-cell>
          <table:table-cell table:number-columns-repeated="3"/>
          <table:table-cell table:formula="of:=IF(AND(COUNTA([.V54:.X54]);SUMIF([.V54:.X54];&quot;&lt;&gt;*&quot;;[.V$2:.X$2]));((SUMIF([.V54:.X54];&quot;&lt;&gt;*&quot;;[.V54:.X54])/SUMIF([.V54:.X54];&quot;&lt;&gt;*&quot;;[.V$2:.X$2]))*[.Y$2]);&quot;&quot;)">
            <text:p/>
          </table:table-cell>
          <table:table-cell table:formula="of:=IF((LEN([.Y54])=0);&quot;&quot;;CONCATENATE(ROUND([.Y54];2);&quot; (&quot;;ROUND((([.Y54]/[.Y$2])*100);2);&quot;%)&quot;))">
            <text:p/>
          </table:table-cell>
          <table:table-cell table:number-columns-repeated="3"/>
          <table:table-cell table:formula="of:=IF(AND(COUNTA([.AA54:.AC54]);SUMIF([.AA54:.AC54];&quot;&lt;&gt;*&quot;;[.AA$2:.AC$2]));((SUMIF([.AA54:.AC54];&quot;&lt;&gt;*&quot;;[.AA54:.AC54])/SUMIF([.AA54:.AC54];&quot;&lt;&gt;*&quot;;[.AA$2:.AC$2]))*[.AD$2]);&quot;&quot;)">
            <text:p/>
          </table:table-cell>
          <table:table-cell table:formula="of:=IF((LEN([.AD54])=0);&quot;&quot;;CONCATENATE(ROUND([.AD54];2);&quot; (&quot;;ROUND((([.AD5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5])&gt;0);SUM([.G55:.AF55]));([.E55]/SUM( IF(LEN([.J55])&gt;0;[.J$2];0); IF(LEN([.P55])&gt;0;[.P$2];0); IF(LEN([.U55])&gt;0;[.U$2];0); IF(LEN([.Z55])&gt;0;[.Z$2];0); IF(LEN([.AE55])&gt;0;[.AE$2];0) ));&quot;&quot;)">
            <text:p/>
          </table:table-cell>
          <table:table-cell table:formula="of:=IF(LEN([.C55]);SUM(IF(SUM([.G$2:.I$2]);[.J55];0);IF(SUM([.L$2:.N$2]);[.O55];0);IF(SUM([.Q$2:.S$2]);[.T55];0);IF(SUM([.V$2:.X$2]);[.Y55];0);IF(SUM([.AA$2:.AC$2]);[.AD55];0));&quot;&quot;)">
            <text:p/>
          </table:table-cell>
          <table:table-cell table:number-columns-repeated="4"/>
          <table:table-cell table:formula="of:=IF(AND(COUNTA([.G55:.I55]);SUMIF([.G55:.I55];&quot;&lt;&gt;*&quot;;[.G$2:.I$2]));((SUMIF([.G55:.I55];&quot;&lt;&gt;*&quot;;[.G55:.I55])/SUMIF([.G55:.I55];&quot;&lt;&gt;*&quot;;[.G$2:.I$2]))*[.J$2]);&quot;&quot;)">
            <text:p/>
          </table:table-cell>
          <table:table-cell table:formula="of:=IF((LEN([.J55])=0);&quot;&quot;;CONCATENATE(ROUND([.J55];2);&quot; (&quot;;ROUND((([.J55]/[.J$2])*100);2);&quot;%)&quot;))">
            <text:p/>
          </table:table-cell>
          <table:table-cell table:number-columns-repeated="3"/>
          <table:table-cell table:formula="of:=IF(AND(COUNTA([.L55:.N55]);SUMIF([.L55:.N55];&quot;&lt;&gt;*&quot;;[.L$2:.N$2]));((SUMIF([.L55:.N55];&quot;&lt;&gt;*&quot;;[.L55:.N55])/SUMIF([.L55:.N55];&quot;&lt;&gt;*&quot;;[.L$2:.N$2]))*[.O$2]);&quot;&quot;)">
            <text:p/>
          </table:table-cell>
          <table:table-cell table:formula="of:=IF((LEN([.O55])=0);&quot;&quot;;CONCATENATE(ROUND([.O55];2);&quot; (&quot;;ROUND((([.O55]/[.O$2])*100);2);&quot;%)&quot;))">
            <text:p/>
          </table:table-cell>
          <table:table-cell table:number-columns-repeated="3"/>
          <table:table-cell table:formula="of:=IF(AND(COUNTA([.Q55:.S55]);SUMIF([.Q55:.S55];&quot;&lt;&gt;*&quot;;[.Q$2:.S$2]));((SUMIF([.Q55:.S55];&quot;&lt;&gt;*&quot;;[.Q55:.S55])/SUMIF([.Q55:.S55];&quot;&lt;&gt;*&quot;;[.Q$2:.S$2]))*[.T$2]);&quot;&quot;)">
            <text:p/>
          </table:table-cell>
          <table:table-cell table:formula="of:=IF((LEN([.T55])=0);&quot;&quot;;CONCATENATE(ROUND([.T55];2);&quot; (&quot;;ROUND((([.T55]/[.T$2])*100);2);&quot;%)&quot;))">
            <text:p/>
          </table:table-cell>
          <table:table-cell table:number-columns-repeated="3"/>
          <table:table-cell table:formula="of:=IF(AND(COUNTA([.V55:.X55]);SUMIF([.V55:.X55];&quot;&lt;&gt;*&quot;;[.V$2:.X$2]));((SUMIF([.V55:.X55];&quot;&lt;&gt;*&quot;;[.V55:.X55])/SUMIF([.V55:.X55];&quot;&lt;&gt;*&quot;;[.V$2:.X$2]))*[.Y$2]);&quot;&quot;)">
            <text:p/>
          </table:table-cell>
          <table:table-cell table:formula="of:=IF((LEN([.Y55])=0);&quot;&quot;;CONCATENATE(ROUND([.Y55];2);&quot; (&quot;;ROUND((([.Y55]/[.Y$2])*100);2);&quot;%)&quot;))">
            <text:p/>
          </table:table-cell>
          <table:table-cell table:number-columns-repeated="3"/>
          <table:table-cell table:formula="of:=IF(AND(COUNTA([.AA55:.AC55]);SUMIF([.AA55:.AC55];&quot;&lt;&gt;*&quot;;[.AA$2:.AC$2]));((SUMIF([.AA55:.AC55];&quot;&lt;&gt;*&quot;;[.AA55:.AC55])/SUMIF([.AA55:.AC55];&quot;&lt;&gt;*&quot;;[.AA$2:.AC$2]))*[.AD$2]);&quot;&quot;)">
            <text:p/>
          </table:table-cell>
          <table:table-cell table:formula="of:=IF((LEN([.AD55])=0);&quot;&quot;;CONCATENATE(ROUND([.AD55];2);&quot; (&quot;;ROUND((([.AD5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6])&gt;0);SUM([.G56:.AF56]));([.E56]/SUM( IF(LEN([.J56])&gt;0;[.J$2];0); IF(LEN([.P56])&gt;0;[.P$2];0); IF(LEN([.U56])&gt;0;[.U$2];0); IF(LEN([.Z56])&gt;0;[.Z$2];0); IF(LEN([.AE56])&gt;0;[.AE$2];0) ));&quot;&quot;)">
            <text:p/>
          </table:table-cell>
          <table:table-cell table:formula="of:=IF(LEN([.C56]);SUM(IF(SUM([.G$2:.I$2]);[.J56];0);IF(SUM([.L$2:.N$2]);[.O56];0);IF(SUM([.Q$2:.S$2]);[.T56];0);IF(SUM([.V$2:.X$2]);[.Y56];0);IF(SUM([.AA$2:.AC$2]);[.AD56];0));&quot;&quot;)">
            <text:p/>
          </table:table-cell>
          <table:table-cell table:number-columns-repeated="4"/>
          <table:table-cell table:formula="of:=IF(AND(COUNTA([.G56:.I56]);SUMIF([.G56:.I56];&quot;&lt;&gt;*&quot;;[.G$2:.I$2]));((SUMIF([.G56:.I56];&quot;&lt;&gt;*&quot;;[.G56:.I56])/SUMIF([.G56:.I56];&quot;&lt;&gt;*&quot;;[.G$2:.I$2]))*[.J$2]);&quot;&quot;)">
            <text:p/>
          </table:table-cell>
          <table:table-cell table:formula="of:=IF((LEN([.J56])=0);&quot;&quot;;CONCATENATE(ROUND([.J56];2);&quot; (&quot;;ROUND((([.J56]/[.J$2])*100);2);&quot;%)&quot;))">
            <text:p/>
          </table:table-cell>
          <table:table-cell table:number-columns-repeated="3"/>
          <table:table-cell table:formula="of:=IF(AND(COUNTA([.L56:.N56]);SUMIF([.L56:.N56];&quot;&lt;&gt;*&quot;;[.L$2:.N$2]));((SUMIF([.L56:.N56];&quot;&lt;&gt;*&quot;;[.L56:.N56])/SUMIF([.L56:.N56];&quot;&lt;&gt;*&quot;;[.L$2:.N$2]))*[.O$2]);&quot;&quot;)">
            <text:p/>
          </table:table-cell>
          <table:table-cell table:formula="of:=IF((LEN([.O56])=0);&quot;&quot;;CONCATENATE(ROUND([.O56];2);&quot; (&quot;;ROUND((([.O56]/[.O$2])*100);2);&quot;%)&quot;))">
            <text:p/>
          </table:table-cell>
          <table:table-cell table:number-columns-repeated="3"/>
          <table:table-cell table:formula="of:=IF(AND(COUNTA([.Q56:.S56]);SUMIF([.Q56:.S56];&quot;&lt;&gt;*&quot;;[.Q$2:.S$2]));((SUMIF([.Q56:.S56];&quot;&lt;&gt;*&quot;;[.Q56:.S56])/SUMIF([.Q56:.S56];&quot;&lt;&gt;*&quot;;[.Q$2:.S$2]))*[.T$2]);&quot;&quot;)">
            <text:p/>
          </table:table-cell>
          <table:table-cell table:formula="of:=IF((LEN([.T56])=0);&quot;&quot;;CONCATENATE(ROUND([.T56];2);&quot; (&quot;;ROUND((([.T56]/[.T$2])*100);2);&quot;%)&quot;))">
            <text:p/>
          </table:table-cell>
          <table:table-cell table:number-columns-repeated="3"/>
          <table:table-cell table:formula="of:=IF(AND(COUNTA([.V56:.X56]);SUMIF([.V56:.X56];&quot;&lt;&gt;*&quot;;[.V$2:.X$2]));((SUMIF([.V56:.X56];&quot;&lt;&gt;*&quot;;[.V56:.X56])/SUMIF([.V56:.X56];&quot;&lt;&gt;*&quot;;[.V$2:.X$2]))*[.Y$2]);&quot;&quot;)">
            <text:p/>
          </table:table-cell>
          <table:table-cell table:formula="of:=IF((LEN([.Y56])=0);&quot;&quot;;CONCATENATE(ROUND([.Y56];2);&quot; (&quot;;ROUND((([.Y56]/[.Y$2])*100);2);&quot;%)&quot;))">
            <text:p/>
          </table:table-cell>
          <table:table-cell table:number-columns-repeated="3"/>
          <table:table-cell table:formula="of:=IF(AND(COUNTA([.AA56:.AC56]);SUMIF([.AA56:.AC56];&quot;&lt;&gt;*&quot;;[.AA$2:.AC$2]));((SUMIF([.AA56:.AC56];&quot;&lt;&gt;*&quot;;[.AA56:.AC56])/SUMIF([.AA56:.AC56];&quot;&lt;&gt;*&quot;;[.AA$2:.AC$2]))*[.AD$2]);&quot;&quot;)">
            <text:p/>
          </table:table-cell>
          <table:table-cell table:formula="of:=IF((LEN([.AD56])=0);&quot;&quot;;CONCATENATE(ROUND([.AD56];2);&quot; (&quot;;ROUND((([.AD5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7])&gt;0);SUM([.G57:.AF57]));([.E57]/SUM( IF(LEN([.J57])&gt;0;[.J$2];0); IF(LEN([.P57])&gt;0;[.P$2];0); IF(LEN([.U57])&gt;0;[.U$2];0); IF(LEN([.Z57])&gt;0;[.Z$2];0); IF(LEN([.AE57])&gt;0;[.AE$2];0) ));&quot;&quot;)">
            <text:p/>
          </table:table-cell>
          <table:table-cell table:formula="of:=IF(LEN([.C57]);SUM(IF(SUM([.G$2:.I$2]);[.J57];0);IF(SUM([.L$2:.N$2]);[.O57];0);IF(SUM([.Q$2:.S$2]);[.T57];0);IF(SUM([.V$2:.X$2]);[.Y57];0);IF(SUM([.AA$2:.AC$2]);[.AD57];0));&quot;&quot;)">
            <text:p/>
          </table:table-cell>
          <table:table-cell table:number-columns-repeated="4"/>
          <table:table-cell table:formula="of:=IF(AND(COUNTA([.G57:.I57]);SUMIF([.G57:.I57];&quot;&lt;&gt;*&quot;;[.G$2:.I$2]));((SUMIF([.G57:.I57];&quot;&lt;&gt;*&quot;;[.G57:.I57])/SUMIF([.G57:.I57];&quot;&lt;&gt;*&quot;;[.G$2:.I$2]))*[.J$2]);&quot;&quot;)">
            <text:p/>
          </table:table-cell>
          <table:table-cell table:formula="of:=IF((LEN([.J57])=0);&quot;&quot;;CONCATENATE(ROUND([.J57];2);&quot; (&quot;;ROUND((([.J57]/[.J$2])*100);2);&quot;%)&quot;))">
            <text:p/>
          </table:table-cell>
          <table:table-cell table:number-columns-repeated="3"/>
          <table:table-cell table:formula="of:=IF(AND(COUNTA([.L57:.N57]);SUMIF([.L57:.N57];&quot;&lt;&gt;*&quot;;[.L$2:.N$2]));((SUMIF([.L57:.N57];&quot;&lt;&gt;*&quot;;[.L57:.N57])/SUMIF([.L57:.N57];&quot;&lt;&gt;*&quot;;[.L$2:.N$2]))*[.O$2]);&quot;&quot;)">
            <text:p/>
          </table:table-cell>
          <table:table-cell table:formula="of:=IF((LEN([.O57])=0);&quot;&quot;;CONCATENATE(ROUND([.O57];2);&quot; (&quot;;ROUND((([.O57]/[.O$2])*100);2);&quot;%)&quot;))">
            <text:p/>
          </table:table-cell>
          <table:table-cell table:number-columns-repeated="3"/>
          <table:table-cell table:formula="of:=IF(AND(COUNTA([.Q57:.S57]);SUMIF([.Q57:.S57];&quot;&lt;&gt;*&quot;;[.Q$2:.S$2]));((SUMIF([.Q57:.S57];&quot;&lt;&gt;*&quot;;[.Q57:.S57])/SUMIF([.Q57:.S57];&quot;&lt;&gt;*&quot;;[.Q$2:.S$2]))*[.T$2]);&quot;&quot;)">
            <text:p/>
          </table:table-cell>
          <table:table-cell table:formula="of:=IF((LEN([.T57])=0);&quot;&quot;;CONCATENATE(ROUND([.T57];2);&quot; (&quot;;ROUND((([.T57]/[.T$2])*100);2);&quot;%)&quot;))">
            <text:p/>
          </table:table-cell>
          <table:table-cell table:number-columns-repeated="3"/>
          <table:table-cell table:formula="of:=IF(AND(COUNTA([.V57:.X57]);SUMIF([.V57:.X57];&quot;&lt;&gt;*&quot;;[.V$2:.X$2]));((SUMIF([.V57:.X57];&quot;&lt;&gt;*&quot;;[.V57:.X57])/SUMIF([.V57:.X57];&quot;&lt;&gt;*&quot;;[.V$2:.X$2]))*[.Y$2]);&quot;&quot;)">
            <text:p/>
          </table:table-cell>
          <table:table-cell table:formula="of:=IF((LEN([.Y57])=0);&quot;&quot;;CONCATENATE(ROUND([.Y57];2);&quot; (&quot;;ROUND((([.Y57]/[.Y$2])*100);2);&quot;%)&quot;))">
            <text:p/>
          </table:table-cell>
          <table:table-cell table:number-columns-repeated="3"/>
          <table:table-cell table:formula="of:=IF(AND(COUNTA([.AA57:.AC57]);SUMIF([.AA57:.AC57];&quot;&lt;&gt;*&quot;;[.AA$2:.AC$2]));((SUMIF([.AA57:.AC57];&quot;&lt;&gt;*&quot;;[.AA57:.AC57])/SUMIF([.AA57:.AC57];&quot;&lt;&gt;*&quot;;[.AA$2:.AC$2]))*[.AD$2]);&quot;&quot;)">
            <text:p/>
          </table:table-cell>
          <table:table-cell table:formula="of:=IF((LEN([.AD57])=0);&quot;&quot;;CONCATENATE(ROUND([.AD57];2);&quot; (&quot;;ROUND((([.AD5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8])&gt;0);SUM([.G58:.AF58]));([.E58]/SUM( IF(LEN([.J58])&gt;0;[.J$2];0); IF(LEN([.P58])&gt;0;[.P$2];0); IF(LEN([.U58])&gt;0;[.U$2];0); IF(LEN([.Z58])&gt;0;[.Z$2];0); IF(LEN([.AE58])&gt;0;[.AE$2];0) ));&quot;&quot;)">
            <text:p/>
          </table:table-cell>
          <table:table-cell table:formula="of:=IF(LEN([.C58]);SUM(IF(SUM([.G$2:.I$2]);[.J58];0);IF(SUM([.L$2:.N$2]);[.O58];0);IF(SUM([.Q$2:.S$2]);[.T58];0);IF(SUM([.V$2:.X$2]);[.Y58];0);IF(SUM([.AA$2:.AC$2]);[.AD58];0));&quot;&quot;)">
            <text:p/>
          </table:table-cell>
          <table:table-cell table:number-columns-repeated="4"/>
          <table:table-cell table:formula="of:=IF(AND(COUNTA([.G58:.I58]);SUMIF([.G58:.I58];&quot;&lt;&gt;*&quot;;[.G$2:.I$2]));((SUMIF([.G58:.I58];&quot;&lt;&gt;*&quot;;[.G58:.I58])/SUMIF([.G58:.I58];&quot;&lt;&gt;*&quot;;[.G$2:.I$2]))*[.J$2]);&quot;&quot;)">
            <text:p/>
          </table:table-cell>
          <table:table-cell table:formula="of:=IF((LEN([.J58])=0);&quot;&quot;;CONCATENATE(ROUND([.J58];2);&quot; (&quot;;ROUND((([.J58]/[.J$2])*100);2);&quot;%)&quot;))">
            <text:p/>
          </table:table-cell>
          <table:table-cell table:number-columns-repeated="3"/>
          <table:table-cell table:formula="of:=IF(AND(COUNTA([.L58:.N58]);SUMIF([.L58:.N58];&quot;&lt;&gt;*&quot;;[.L$2:.N$2]));((SUMIF([.L58:.N58];&quot;&lt;&gt;*&quot;;[.L58:.N58])/SUMIF([.L58:.N58];&quot;&lt;&gt;*&quot;;[.L$2:.N$2]))*[.O$2]);&quot;&quot;)">
            <text:p/>
          </table:table-cell>
          <table:table-cell table:formula="of:=IF((LEN([.O58])=0);&quot;&quot;;CONCATENATE(ROUND([.O58];2);&quot; (&quot;;ROUND((([.O58]/[.O$2])*100);2);&quot;%)&quot;))">
            <text:p/>
          </table:table-cell>
          <table:table-cell table:number-columns-repeated="3"/>
          <table:table-cell table:formula="of:=IF(AND(COUNTA([.Q58:.S58]);SUMIF([.Q58:.S58];&quot;&lt;&gt;*&quot;;[.Q$2:.S$2]));((SUMIF([.Q58:.S58];&quot;&lt;&gt;*&quot;;[.Q58:.S58])/SUMIF([.Q58:.S58];&quot;&lt;&gt;*&quot;;[.Q$2:.S$2]))*[.T$2]);&quot;&quot;)">
            <text:p/>
          </table:table-cell>
          <table:table-cell table:formula="of:=IF((LEN([.T58])=0);&quot;&quot;;CONCATENATE(ROUND([.T58];2);&quot; (&quot;;ROUND((([.T58]/[.T$2])*100);2);&quot;%)&quot;))">
            <text:p/>
          </table:table-cell>
          <table:table-cell table:number-columns-repeated="3"/>
          <table:table-cell table:formula="of:=IF(AND(COUNTA([.V58:.X58]);SUMIF([.V58:.X58];&quot;&lt;&gt;*&quot;;[.V$2:.X$2]));((SUMIF([.V58:.X58];&quot;&lt;&gt;*&quot;;[.V58:.X58])/SUMIF([.V58:.X58];&quot;&lt;&gt;*&quot;;[.V$2:.X$2]))*[.Y$2]);&quot;&quot;)">
            <text:p/>
          </table:table-cell>
          <table:table-cell table:formula="of:=IF((LEN([.Y58])=0);&quot;&quot;;CONCATENATE(ROUND([.Y58];2);&quot; (&quot;;ROUND((([.Y58]/[.Y$2])*100);2);&quot;%)&quot;))">
            <text:p/>
          </table:table-cell>
          <table:table-cell table:number-columns-repeated="3"/>
          <table:table-cell table:formula="of:=IF(AND(COUNTA([.AA58:.AC58]);SUMIF([.AA58:.AC58];&quot;&lt;&gt;*&quot;;[.AA$2:.AC$2]));((SUMIF([.AA58:.AC58];&quot;&lt;&gt;*&quot;;[.AA58:.AC58])/SUMIF([.AA58:.AC58];&quot;&lt;&gt;*&quot;;[.AA$2:.AC$2]))*[.AD$2]);&quot;&quot;)">
            <text:p/>
          </table:table-cell>
          <table:table-cell table:formula="of:=IF((LEN([.AD58])=0);&quot;&quot;;CONCATENATE(ROUND([.AD58];2);&quot; (&quot;;ROUND((([.AD5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9])&gt;0);SUM([.G59:.AF59]));([.E59]/SUM( IF(LEN([.J59])&gt;0;[.J$2];0); IF(LEN([.P59])&gt;0;[.P$2];0); IF(LEN([.U59])&gt;0;[.U$2];0); IF(LEN([.Z59])&gt;0;[.Z$2];0); IF(LEN([.AE59])&gt;0;[.AE$2];0) ));&quot;&quot;)">
            <text:p/>
          </table:table-cell>
          <table:table-cell table:formula="of:=IF(LEN([.C59]);SUM(IF(SUM([.G$2:.I$2]);[.J59];0);IF(SUM([.L$2:.N$2]);[.O59];0);IF(SUM([.Q$2:.S$2]);[.T59];0);IF(SUM([.V$2:.X$2]);[.Y59];0);IF(SUM([.AA$2:.AC$2]);[.AD59];0));&quot;&quot;)">
            <text:p/>
          </table:table-cell>
          <table:table-cell table:number-columns-repeated="4"/>
          <table:table-cell table:formula="of:=IF(AND(COUNTA([.G59:.I59]);SUMIF([.G59:.I59];&quot;&lt;&gt;*&quot;;[.G$2:.I$2]));((SUMIF([.G59:.I59];&quot;&lt;&gt;*&quot;;[.G59:.I59])/SUMIF([.G59:.I59];&quot;&lt;&gt;*&quot;;[.G$2:.I$2]))*[.J$2]);&quot;&quot;)">
            <text:p/>
          </table:table-cell>
          <table:table-cell table:formula="of:=IF((LEN([.J59])=0);&quot;&quot;;CONCATENATE(ROUND([.J59];2);&quot; (&quot;;ROUND((([.J59]/[.J$2])*100);2);&quot;%)&quot;))">
            <text:p/>
          </table:table-cell>
          <table:table-cell table:number-columns-repeated="3"/>
          <table:table-cell table:formula="of:=IF(AND(COUNTA([.L59:.N59]);SUMIF([.L59:.N59];&quot;&lt;&gt;*&quot;;[.L$2:.N$2]));((SUMIF([.L59:.N59];&quot;&lt;&gt;*&quot;;[.L59:.N59])/SUMIF([.L59:.N59];&quot;&lt;&gt;*&quot;;[.L$2:.N$2]))*[.O$2]);&quot;&quot;)">
            <text:p/>
          </table:table-cell>
          <table:table-cell table:formula="of:=IF((LEN([.O59])=0);&quot;&quot;;CONCATENATE(ROUND([.O59];2);&quot; (&quot;;ROUND((([.O59]/[.O$2])*100);2);&quot;%)&quot;))">
            <text:p/>
          </table:table-cell>
          <table:table-cell table:number-columns-repeated="3"/>
          <table:table-cell table:formula="of:=IF(AND(COUNTA([.Q59:.S59]);SUMIF([.Q59:.S59];&quot;&lt;&gt;*&quot;;[.Q$2:.S$2]));((SUMIF([.Q59:.S59];&quot;&lt;&gt;*&quot;;[.Q59:.S59])/SUMIF([.Q59:.S59];&quot;&lt;&gt;*&quot;;[.Q$2:.S$2]))*[.T$2]);&quot;&quot;)">
            <text:p/>
          </table:table-cell>
          <table:table-cell table:formula="of:=IF((LEN([.T59])=0);&quot;&quot;;CONCATENATE(ROUND([.T59];2);&quot; (&quot;;ROUND((([.T59]/[.T$2])*100);2);&quot;%)&quot;))">
            <text:p/>
          </table:table-cell>
          <table:table-cell table:number-columns-repeated="3"/>
          <table:table-cell table:formula="of:=IF(AND(COUNTA([.V59:.X59]);SUMIF([.V59:.X59];&quot;&lt;&gt;*&quot;;[.V$2:.X$2]));((SUMIF([.V59:.X59];&quot;&lt;&gt;*&quot;;[.V59:.X59])/SUMIF([.V59:.X59];&quot;&lt;&gt;*&quot;;[.V$2:.X$2]))*[.Y$2]);&quot;&quot;)">
            <text:p/>
          </table:table-cell>
          <table:table-cell table:formula="of:=IF((LEN([.Y59])=0);&quot;&quot;;CONCATENATE(ROUND([.Y59];2);&quot; (&quot;;ROUND((([.Y59]/[.Y$2])*100);2);&quot;%)&quot;))">
            <text:p/>
          </table:table-cell>
          <table:table-cell table:number-columns-repeated="3"/>
          <table:table-cell table:formula="of:=IF(AND(COUNTA([.AA59:.AC59]);SUMIF([.AA59:.AC59];&quot;&lt;&gt;*&quot;;[.AA$2:.AC$2]));((SUMIF([.AA59:.AC59];&quot;&lt;&gt;*&quot;;[.AA59:.AC59])/SUMIF([.AA59:.AC59];&quot;&lt;&gt;*&quot;;[.AA$2:.AC$2]))*[.AD$2]);&quot;&quot;)">
            <text:p/>
          </table:table-cell>
          <table:table-cell table:formula="of:=IF((LEN([.AD59])=0);&quot;&quot;;CONCATENATE(ROUND([.AD59];2);&quot; (&quot;;ROUND((([.AD5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0])&gt;0);SUM([.G60:.AF60]));([.E60]/SUM( IF(LEN([.J60])&gt;0;[.J$2];0); IF(LEN([.P60])&gt;0;[.P$2];0); IF(LEN([.U60])&gt;0;[.U$2];0); IF(LEN([.Z60])&gt;0;[.Z$2];0); IF(LEN([.AE60])&gt;0;[.AE$2];0) ));&quot;&quot;)">
            <text:p/>
          </table:table-cell>
          <table:table-cell table:formula="of:=IF(LEN([.C60]);SUM(IF(SUM([.G$2:.I$2]);[.J60];0);IF(SUM([.L$2:.N$2]);[.O60];0);IF(SUM([.Q$2:.S$2]);[.T60];0);IF(SUM([.V$2:.X$2]);[.Y60];0);IF(SUM([.AA$2:.AC$2]);[.AD60];0));&quot;&quot;)">
            <text:p/>
          </table:table-cell>
          <table:table-cell table:number-columns-repeated="4"/>
          <table:table-cell table:formula="of:=IF(AND(COUNTA([.G60:.I60]);SUMIF([.G60:.I60];&quot;&lt;&gt;*&quot;;[.G$2:.I$2]));((SUMIF([.G60:.I60];&quot;&lt;&gt;*&quot;;[.G60:.I60])/SUMIF([.G60:.I60];&quot;&lt;&gt;*&quot;;[.G$2:.I$2]))*[.J$2]);&quot;&quot;)">
            <text:p/>
          </table:table-cell>
          <table:table-cell table:formula="of:=IF((LEN([.J60])=0);&quot;&quot;;CONCATENATE(ROUND([.J60];2);&quot; (&quot;;ROUND((([.J60]/[.J$2])*100);2);&quot;%)&quot;))">
            <text:p/>
          </table:table-cell>
          <table:table-cell table:number-columns-repeated="3"/>
          <table:table-cell table:formula="of:=IF(AND(COUNTA([.L60:.N60]);SUMIF([.L60:.N60];&quot;&lt;&gt;*&quot;;[.L$2:.N$2]));((SUMIF([.L60:.N60];&quot;&lt;&gt;*&quot;;[.L60:.N60])/SUMIF([.L60:.N60];&quot;&lt;&gt;*&quot;;[.L$2:.N$2]))*[.O$2]);&quot;&quot;)">
            <text:p/>
          </table:table-cell>
          <table:table-cell table:formula="of:=IF((LEN([.O60])=0);&quot;&quot;;CONCATENATE(ROUND([.O60];2);&quot; (&quot;;ROUND((([.O60]/[.O$2])*100);2);&quot;%)&quot;))">
            <text:p/>
          </table:table-cell>
          <table:table-cell table:number-columns-repeated="3"/>
          <table:table-cell table:formula="of:=IF(AND(COUNTA([.Q60:.S60]);SUMIF([.Q60:.S60];&quot;&lt;&gt;*&quot;;[.Q$2:.S$2]));((SUMIF([.Q60:.S60];&quot;&lt;&gt;*&quot;;[.Q60:.S60])/SUMIF([.Q60:.S60];&quot;&lt;&gt;*&quot;;[.Q$2:.S$2]))*[.T$2]);&quot;&quot;)">
            <text:p/>
          </table:table-cell>
          <table:table-cell table:formula="of:=IF((LEN([.T60])=0);&quot;&quot;;CONCATENATE(ROUND([.T60];2);&quot; (&quot;;ROUND((([.T60]/[.T$2])*100);2);&quot;%)&quot;))">
            <text:p/>
          </table:table-cell>
          <table:table-cell table:number-columns-repeated="3"/>
          <table:table-cell table:formula="of:=IF(AND(COUNTA([.V60:.X60]);SUMIF([.V60:.X60];&quot;&lt;&gt;*&quot;;[.V$2:.X$2]));((SUMIF([.V60:.X60];&quot;&lt;&gt;*&quot;;[.V60:.X60])/SUMIF([.V60:.X60];&quot;&lt;&gt;*&quot;;[.V$2:.X$2]))*[.Y$2]);&quot;&quot;)">
            <text:p/>
          </table:table-cell>
          <table:table-cell table:formula="of:=IF((LEN([.Y60])=0);&quot;&quot;;CONCATENATE(ROUND([.Y60];2);&quot; (&quot;;ROUND((([.Y60]/[.Y$2])*100);2);&quot;%)&quot;))">
            <text:p/>
          </table:table-cell>
          <table:table-cell table:number-columns-repeated="3"/>
          <table:table-cell table:formula="of:=IF(AND(COUNTA([.AA60:.AC60]);SUMIF([.AA60:.AC60];&quot;&lt;&gt;*&quot;;[.AA$2:.AC$2]));((SUMIF([.AA60:.AC60];&quot;&lt;&gt;*&quot;;[.AA60:.AC60])/SUMIF([.AA60:.AC60];&quot;&lt;&gt;*&quot;;[.AA$2:.AC$2]))*[.AD$2]);&quot;&quot;)">
            <text:p/>
          </table:table-cell>
          <table:table-cell table:formula="of:=IF((LEN([.AD60])=0);&quot;&quot;;CONCATENATE(ROUND([.AD60];2);&quot; (&quot;;ROUND((([.AD6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1])&gt;0);SUM([.G61:.AF61]));([.E61]/SUM( IF(LEN([.J61])&gt;0;[.J$2];0); IF(LEN([.P61])&gt;0;[.P$2];0); IF(LEN([.U61])&gt;0;[.U$2];0); IF(LEN([.Z61])&gt;0;[.Z$2];0); IF(LEN([.AE61])&gt;0;[.AE$2];0) ));&quot;&quot;)">
            <text:p/>
          </table:table-cell>
          <table:table-cell table:formula="of:=IF(LEN([.C61]);SUM(IF(SUM([.G$2:.I$2]);[.J61];0);IF(SUM([.L$2:.N$2]);[.O61];0);IF(SUM([.Q$2:.S$2]);[.T61];0);IF(SUM([.V$2:.X$2]);[.Y61];0);IF(SUM([.AA$2:.AC$2]);[.AD61];0));&quot;&quot;)">
            <text:p/>
          </table:table-cell>
          <table:table-cell table:number-columns-repeated="4"/>
          <table:table-cell table:formula="of:=IF(AND(COUNTA([.G61:.I61]);SUMIF([.G61:.I61];&quot;&lt;&gt;*&quot;;[.G$2:.I$2]));((SUMIF([.G61:.I61];&quot;&lt;&gt;*&quot;;[.G61:.I61])/SUMIF([.G61:.I61];&quot;&lt;&gt;*&quot;;[.G$2:.I$2]))*[.J$2]);&quot;&quot;)">
            <text:p/>
          </table:table-cell>
          <table:table-cell table:formula="of:=IF((LEN([.J61])=0);&quot;&quot;;CONCATENATE(ROUND([.J61];2);&quot; (&quot;;ROUND((([.J61]/[.J$2])*100);2);&quot;%)&quot;))">
            <text:p/>
          </table:table-cell>
          <table:table-cell table:number-columns-repeated="3"/>
          <table:table-cell table:formula="of:=IF(AND(COUNTA([.L61:.N61]);SUMIF([.L61:.N61];&quot;&lt;&gt;*&quot;;[.L$2:.N$2]));((SUMIF([.L61:.N61];&quot;&lt;&gt;*&quot;;[.L61:.N61])/SUMIF([.L61:.N61];&quot;&lt;&gt;*&quot;;[.L$2:.N$2]))*[.O$2]);&quot;&quot;)">
            <text:p/>
          </table:table-cell>
          <table:table-cell table:formula="of:=IF((LEN([.O61])=0);&quot;&quot;;CONCATENATE(ROUND([.O61];2);&quot; (&quot;;ROUND((([.O61]/[.O$2])*100);2);&quot;%)&quot;))">
            <text:p/>
          </table:table-cell>
          <table:table-cell table:number-columns-repeated="3"/>
          <table:table-cell table:formula="of:=IF(AND(COUNTA([.Q61:.S61]);SUMIF([.Q61:.S61];&quot;&lt;&gt;*&quot;;[.Q$2:.S$2]));((SUMIF([.Q61:.S61];&quot;&lt;&gt;*&quot;;[.Q61:.S61])/SUMIF([.Q61:.S61];&quot;&lt;&gt;*&quot;;[.Q$2:.S$2]))*[.T$2]);&quot;&quot;)">
            <text:p/>
          </table:table-cell>
          <table:table-cell table:formula="of:=IF((LEN([.T61])=0);&quot;&quot;;CONCATENATE(ROUND([.T61];2);&quot; (&quot;;ROUND((([.T61]/[.T$2])*100);2);&quot;%)&quot;))">
            <text:p/>
          </table:table-cell>
          <table:table-cell table:number-columns-repeated="3"/>
          <table:table-cell table:formula="of:=IF(AND(COUNTA([.V61:.X61]);SUMIF([.V61:.X61];&quot;&lt;&gt;*&quot;;[.V$2:.X$2]));((SUMIF([.V61:.X61];&quot;&lt;&gt;*&quot;;[.V61:.X61])/SUMIF([.V61:.X61];&quot;&lt;&gt;*&quot;;[.V$2:.X$2]))*[.Y$2]);&quot;&quot;)">
            <text:p/>
          </table:table-cell>
          <table:table-cell table:formula="of:=IF((LEN([.Y61])=0);&quot;&quot;;CONCATENATE(ROUND([.Y61];2);&quot; (&quot;;ROUND((([.Y61]/[.Y$2])*100);2);&quot;%)&quot;))">
            <text:p/>
          </table:table-cell>
          <table:table-cell table:number-columns-repeated="3"/>
          <table:table-cell table:formula="of:=IF(AND(COUNTA([.AA61:.AC61]);SUMIF([.AA61:.AC61];&quot;&lt;&gt;*&quot;;[.AA$2:.AC$2]));((SUMIF([.AA61:.AC61];&quot;&lt;&gt;*&quot;;[.AA61:.AC61])/SUMIF([.AA61:.AC61];&quot;&lt;&gt;*&quot;;[.AA$2:.AC$2]))*[.AD$2]);&quot;&quot;)">
            <text:p/>
          </table:table-cell>
          <table:table-cell table:formula="of:=IF((LEN([.AD61])=0);&quot;&quot;;CONCATENATE(ROUND([.AD61];2);&quot; (&quot;;ROUND((([.AD6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2])&gt;0);SUM([.G62:.AF62]));([.E62]/SUM( IF(LEN([.J62])&gt;0;[.J$2];0); IF(LEN([.P62])&gt;0;[.P$2];0); IF(LEN([.U62])&gt;0;[.U$2];0); IF(LEN([.Z62])&gt;0;[.Z$2];0); IF(LEN([.AE62])&gt;0;[.AE$2];0) ));&quot;&quot;)">
            <text:p/>
          </table:table-cell>
          <table:table-cell table:formula="of:=IF(LEN([.C62]);SUM(IF(SUM([.G$2:.I$2]);[.J62];0);IF(SUM([.L$2:.N$2]);[.O62];0);IF(SUM([.Q$2:.S$2]);[.T62];0);IF(SUM([.V$2:.X$2]);[.Y62];0);IF(SUM([.AA$2:.AC$2]);[.AD62];0));&quot;&quot;)">
            <text:p/>
          </table:table-cell>
          <table:table-cell table:number-columns-repeated="4"/>
          <table:table-cell table:formula="of:=IF(AND(COUNTA([.G62:.I62]);SUMIF([.G62:.I62];&quot;&lt;&gt;*&quot;;[.G$2:.I$2]));((SUMIF([.G62:.I62];&quot;&lt;&gt;*&quot;;[.G62:.I62])/SUMIF([.G62:.I62];&quot;&lt;&gt;*&quot;;[.G$2:.I$2]))*[.J$2]);&quot;&quot;)">
            <text:p/>
          </table:table-cell>
          <table:table-cell table:formula="of:=IF((LEN([.J62])=0);&quot;&quot;;CONCATENATE(ROUND([.J62];2);&quot; (&quot;;ROUND((([.J62]/[.J$2])*100);2);&quot;%)&quot;))">
            <text:p/>
          </table:table-cell>
          <table:table-cell table:number-columns-repeated="3"/>
          <table:table-cell table:formula="of:=IF(AND(COUNTA([.L62:.N62]);SUMIF([.L62:.N62];&quot;&lt;&gt;*&quot;;[.L$2:.N$2]));((SUMIF([.L62:.N62];&quot;&lt;&gt;*&quot;;[.L62:.N62])/SUMIF([.L62:.N62];&quot;&lt;&gt;*&quot;;[.L$2:.N$2]))*[.O$2]);&quot;&quot;)">
            <text:p/>
          </table:table-cell>
          <table:table-cell table:formula="of:=IF((LEN([.O62])=0);&quot;&quot;;CONCATENATE(ROUND([.O62];2);&quot; (&quot;;ROUND((([.O62]/[.O$2])*100);2);&quot;%)&quot;))">
            <text:p/>
          </table:table-cell>
          <table:table-cell table:number-columns-repeated="3"/>
          <table:table-cell table:formula="of:=IF(AND(COUNTA([.Q62:.S62]);SUMIF([.Q62:.S62];&quot;&lt;&gt;*&quot;;[.Q$2:.S$2]));((SUMIF([.Q62:.S62];&quot;&lt;&gt;*&quot;;[.Q62:.S62])/SUMIF([.Q62:.S62];&quot;&lt;&gt;*&quot;;[.Q$2:.S$2]))*[.T$2]);&quot;&quot;)">
            <text:p/>
          </table:table-cell>
          <table:table-cell table:formula="of:=IF((LEN([.T62])=0);&quot;&quot;;CONCATENATE(ROUND([.T62];2);&quot; (&quot;;ROUND((([.T62]/[.T$2])*100);2);&quot;%)&quot;))">
            <text:p/>
          </table:table-cell>
          <table:table-cell table:number-columns-repeated="3"/>
          <table:table-cell table:formula="of:=IF(AND(COUNTA([.V62:.X62]);SUMIF([.V62:.X62];&quot;&lt;&gt;*&quot;;[.V$2:.X$2]));((SUMIF([.V62:.X62];&quot;&lt;&gt;*&quot;;[.V62:.X62])/SUMIF([.V62:.X62];&quot;&lt;&gt;*&quot;;[.V$2:.X$2]))*[.Y$2]);&quot;&quot;)">
            <text:p/>
          </table:table-cell>
          <table:table-cell table:formula="of:=IF((LEN([.Y62])=0);&quot;&quot;;CONCATENATE(ROUND([.Y62];2);&quot; (&quot;;ROUND((([.Y62]/[.Y$2])*100);2);&quot;%)&quot;))">
            <text:p/>
          </table:table-cell>
          <table:table-cell table:number-columns-repeated="3"/>
          <table:table-cell table:formula="of:=IF(AND(COUNTA([.AA62:.AC62]);SUMIF([.AA62:.AC62];&quot;&lt;&gt;*&quot;;[.AA$2:.AC$2]));((SUMIF([.AA62:.AC62];&quot;&lt;&gt;*&quot;;[.AA62:.AC62])/SUMIF([.AA62:.AC62];&quot;&lt;&gt;*&quot;;[.AA$2:.AC$2]))*[.AD$2]);&quot;&quot;)">
            <text:p/>
          </table:table-cell>
          <table:table-cell table:formula="of:=IF((LEN([.AD62])=0);&quot;&quot;;CONCATENATE(ROUND([.AD62];2);&quot; (&quot;;ROUND((([.AD6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3])&gt;0);SUM([.G63:.AF63]));([.E63]/SUM( IF(LEN([.J63])&gt;0;[.J$2];0); IF(LEN([.P63])&gt;0;[.P$2];0); IF(LEN([.U63])&gt;0;[.U$2];0); IF(LEN([.Z63])&gt;0;[.Z$2];0); IF(LEN([.AE63])&gt;0;[.AE$2];0) ));&quot;&quot;)">
            <text:p/>
          </table:table-cell>
          <table:table-cell table:formula="of:=IF(LEN([.C63]);SUM(IF(SUM([.G$2:.I$2]);[.J63];0);IF(SUM([.L$2:.N$2]);[.O63];0);IF(SUM([.Q$2:.S$2]);[.T63];0);IF(SUM([.V$2:.X$2]);[.Y63];0);IF(SUM([.AA$2:.AC$2]);[.AD63];0));&quot;&quot;)">
            <text:p/>
          </table:table-cell>
          <table:table-cell table:number-columns-repeated="4"/>
          <table:table-cell table:formula="of:=IF(AND(COUNTA([.G63:.I63]);SUMIF([.G63:.I63];&quot;&lt;&gt;*&quot;;[.G$2:.I$2]));((SUMIF([.G63:.I63];&quot;&lt;&gt;*&quot;;[.G63:.I63])/SUMIF([.G63:.I63];&quot;&lt;&gt;*&quot;;[.G$2:.I$2]))*[.J$2]);&quot;&quot;)">
            <text:p/>
          </table:table-cell>
          <table:table-cell table:formula="of:=IF((LEN([.J63])=0);&quot;&quot;;CONCATENATE(ROUND([.J63];2);&quot; (&quot;;ROUND((([.J63]/[.J$2])*100);2);&quot;%)&quot;))">
            <text:p/>
          </table:table-cell>
          <table:table-cell table:number-columns-repeated="3"/>
          <table:table-cell table:formula="of:=IF(AND(COUNTA([.L63:.N63]);SUMIF([.L63:.N63];&quot;&lt;&gt;*&quot;;[.L$2:.N$2]));((SUMIF([.L63:.N63];&quot;&lt;&gt;*&quot;;[.L63:.N63])/SUMIF([.L63:.N63];&quot;&lt;&gt;*&quot;;[.L$2:.N$2]))*[.O$2]);&quot;&quot;)">
            <text:p/>
          </table:table-cell>
          <table:table-cell table:formula="of:=IF((LEN([.O63])=0);&quot;&quot;;CONCATENATE(ROUND([.O63];2);&quot; (&quot;;ROUND((([.O63]/[.O$2])*100);2);&quot;%)&quot;))">
            <text:p/>
          </table:table-cell>
          <table:table-cell table:number-columns-repeated="3"/>
          <table:table-cell table:formula="of:=IF(AND(COUNTA([.Q63:.S63]);SUMIF([.Q63:.S63];&quot;&lt;&gt;*&quot;;[.Q$2:.S$2]));((SUMIF([.Q63:.S63];&quot;&lt;&gt;*&quot;;[.Q63:.S63])/SUMIF([.Q63:.S63];&quot;&lt;&gt;*&quot;;[.Q$2:.S$2]))*[.T$2]);&quot;&quot;)">
            <text:p/>
          </table:table-cell>
          <table:table-cell table:formula="of:=IF((LEN([.T63])=0);&quot;&quot;;CONCATENATE(ROUND([.T63];2);&quot; (&quot;;ROUND((([.T63]/[.T$2])*100);2);&quot;%)&quot;))">
            <text:p/>
          </table:table-cell>
          <table:table-cell table:number-columns-repeated="3"/>
          <table:table-cell table:formula="of:=IF(AND(COUNTA([.V63:.X63]);SUMIF([.V63:.X63];&quot;&lt;&gt;*&quot;;[.V$2:.X$2]));((SUMIF([.V63:.X63];&quot;&lt;&gt;*&quot;;[.V63:.X63])/SUMIF([.V63:.X63];&quot;&lt;&gt;*&quot;;[.V$2:.X$2]))*[.Y$2]);&quot;&quot;)">
            <text:p/>
          </table:table-cell>
          <table:table-cell table:formula="of:=IF((LEN([.Y63])=0);&quot;&quot;;CONCATENATE(ROUND([.Y63];2);&quot; (&quot;;ROUND((([.Y63]/[.Y$2])*100);2);&quot;%)&quot;))">
            <text:p/>
          </table:table-cell>
          <table:table-cell table:number-columns-repeated="3"/>
          <table:table-cell table:formula="of:=IF(AND(COUNTA([.AA63:.AC63]);SUMIF([.AA63:.AC63];&quot;&lt;&gt;*&quot;;[.AA$2:.AC$2]));((SUMIF([.AA63:.AC63];&quot;&lt;&gt;*&quot;;[.AA63:.AC63])/SUMIF([.AA63:.AC63];&quot;&lt;&gt;*&quot;;[.AA$2:.AC$2]))*[.AD$2]);&quot;&quot;)">
            <text:p/>
          </table:table-cell>
          <table:table-cell table:formula="of:=IF((LEN([.AD63])=0);&quot;&quot;;CONCATENATE(ROUND([.AD63];2);&quot; (&quot;;ROUND((([.AD6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4])&gt;0);SUM([.G64:.AF64]));([.E64]/SUM( IF(LEN([.J64])&gt;0;[.J$2];0); IF(LEN([.P64])&gt;0;[.P$2];0); IF(LEN([.U64])&gt;0;[.U$2];0); IF(LEN([.Z64])&gt;0;[.Z$2];0); IF(LEN([.AE64])&gt;0;[.AE$2];0) ));&quot;&quot;)">
            <text:p/>
          </table:table-cell>
          <table:table-cell table:formula="of:=IF(LEN([.C64]);SUM(IF(SUM([.G$2:.I$2]);[.J64];0);IF(SUM([.L$2:.N$2]);[.O64];0);IF(SUM([.Q$2:.S$2]);[.T64];0);IF(SUM([.V$2:.X$2]);[.Y64];0);IF(SUM([.AA$2:.AC$2]);[.AD64];0));&quot;&quot;)">
            <text:p/>
          </table:table-cell>
          <table:table-cell table:number-columns-repeated="4"/>
          <table:table-cell table:formula="of:=IF(AND(COUNTA([.G64:.I64]);SUMIF([.G64:.I64];&quot;&lt;&gt;*&quot;;[.G$2:.I$2]));((SUMIF([.G64:.I64];&quot;&lt;&gt;*&quot;;[.G64:.I64])/SUMIF([.G64:.I64];&quot;&lt;&gt;*&quot;;[.G$2:.I$2]))*[.J$2]);&quot;&quot;)">
            <text:p/>
          </table:table-cell>
          <table:table-cell table:formula="of:=IF((LEN([.J64])=0);&quot;&quot;;CONCATENATE(ROUND([.J64];2);&quot; (&quot;;ROUND((([.J64]/[.J$2])*100);2);&quot;%)&quot;))">
            <text:p/>
          </table:table-cell>
          <table:table-cell table:number-columns-repeated="3"/>
          <table:table-cell table:formula="of:=IF(AND(COUNTA([.L64:.N64]);SUMIF([.L64:.N64];&quot;&lt;&gt;*&quot;;[.L$2:.N$2]));((SUMIF([.L64:.N64];&quot;&lt;&gt;*&quot;;[.L64:.N64])/SUMIF([.L64:.N64];&quot;&lt;&gt;*&quot;;[.L$2:.N$2]))*[.O$2]);&quot;&quot;)">
            <text:p/>
          </table:table-cell>
          <table:table-cell table:formula="of:=IF((LEN([.O64])=0);&quot;&quot;;CONCATENATE(ROUND([.O64];2);&quot; (&quot;;ROUND((([.O64]/[.O$2])*100);2);&quot;%)&quot;))">
            <text:p/>
          </table:table-cell>
          <table:table-cell table:number-columns-repeated="3"/>
          <table:table-cell table:formula="of:=IF(AND(COUNTA([.Q64:.S64]);SUMIF([.Q64:.S64];&quot;&lt;&gt;*&quot;;[.Q$2:.S$2]));((SUMIF([.Q64:.S64];&quot;&lt;&gt;*&quot;;[.Q64:.S64])/SUMIF([.Q64:.S64];&quot;&lt;&gt;*&quot;;[.Q$2:.S$2]))*[.T$2]);&quot;&quot;)">
            <text:p/>
          </table:table-cell>
          <table:table-cell table:formula="of:=IF((LEN([.T64])=0);&quot;&quot;;CONCATENATE(ROUND([.T64];2);&quot; (&quot;;ROUND((([.T64]/[.T$2])*100);2);&quot;%)&quot;))">
            <text:p/>
          </table:table-cell>
          <table:table-cell table:number-columns-repeated="3"/>
          <table:table-cell table:formula="of:=IF(AND(COUNTA([.V64:.X64]);SUMIF([.V64:.X64];&quot;&lt;&gt;*&quot;;[.V$2:.X$2]));((SUMIF([.V64:.X64];&quot;&lt;&gt;*&quot;;[.V64:.X64])/SUMIF([.V64:.X64];&quot;&lt;&gt;*&quot;;[.V$2:.X$2]))*[.Y$2]);&quot;&quot;)">
            <text:p/>
          </table:table-cell>
          <table:table-cell table:formula="of:=IF((LEN([.Y64])=0);&quot;&quot;;CONCATENATE(ROUND([.Y64];2);&quot; (&quot;;ROUND((([.Y64]/[.Y$2])*100);2);&quot;%)&quot;))">
            <text:p/>
          </table:table-cell>
          <table:table-cell table:number-columns-repeated="3"/>
          <table:table-cell table:formula="of:=IF(AND(COUNTA([.AA64:.AC64]);SUMIF([.AA64:.AC64];&quot;&lt;&gt;*&quot;;[.AA$2:.AC$2]));((SUMIF([.AA64:.AC64];&quot;&lt;&gt;*&quot;;[.AA64:.AC64])/SUMIF([.AA64:.AC64];&quot;&lt;&gt;*&quot;;[.AA$2:.AC$2]))*[.AD$2]);&quot;&quot;)">
            <text:p/>
          </table:table-cell>
          <table:table-cell table:formula="of:=IF((LEN([.AD64])=0);&quot;&quot;;CONCATENATE(ROUND([.AD64];2);&quot; (&quot;;ROUND((([.AD6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5])&gt;0);SUM([.G65:.AF65]));([.E65]/SUM( IF(LEN([.J65])&gt;0;[.J$2];0); IF(LEN([.P65])&gt;0;[.P$2];0); IF(LEN([.U65])&gt;0;[.U$2];0); IF(LEN([.Z65])&gt;0;[.Z$2];0); IF(LEN([.AE65])&gt;0;[.AE$2];0) ));&quot;&quot;)">
            <text:p/>
          </table:table-cell>
          <table:table-cell table:formula="of:=IF(LEN([.C65]);SUM(IF(SUM([.G$2:.I$2]);[.J65];0);IF(SUM([.L$2:.N$2]);[.O65];0);IF(SUM([.Q$2:.S$2]);[.T65];0);IF(SUM([.V$2:.X$2]);[.Y65];0);IF(SUM([.AA$2:.AC$2]);[.AD65];0));&quot;&quot;)">
            <text:p/>
          </table:table-cell>
          <table:table-cell table:number-columns-repeated="4"/>
          <table:table-cell table:formula="of:=IF(AND(COUNTA([.G65:.I65]);SUMIF([.G65:.I65];&quot;&lt;&gt;*&quot;;[.G$2:.I$2]));((SUMIF([.G65:.I65];&quot;&lt;&gt;*&quot;;[.G65:.I65])/SUMIF([.G65:.I65];&quot;&lt;&gt;*&quot;;[.G$2:.I$2]))*[.J$2]);&quot;&quot;)">
            <text:p/>
          </table:table-cell>
          <table:table-cell table:formula="of:=IF((LEN([.J65])=0);&quot;&quot;;CONCATENATE(ROUND([.J65];2);&quot; (&quot;;ROUND((([.J65]/[.J$2])*100);2);&quot;%)&quot;))">
            <text:p/>
          </table:table-cell>
          <table:table-cell table:number-columns-repeated="3"/>
          <table:table-cell table:formula="of:=IF(AND(COUNTA([.L65:.N65]);SUMIF([.L65:.N65];&quot;&lt;&gt;*&quot;;[.L$2:.N$2]));((SUMIF([.L65:.N65];&quot;&lt;&gt;*&quot;;[.L65:.N65])/SUMIF([.L65:.N65];&quot;&lt;&gt;*&quot;;[.L$2:.N$2]))*[.O$2]);&quot;&quot;)">
            <text:p/>
          </table:table-cell>
          <table:table-cell table:formula="of:=IF((LEN([.O65])=0);&quot;&quot;;CONCATENATE(ROUND([.O65];2);&quot; (&quot;;ROUND((([.O65]/[.O$2])*100);2);&quot;%)&quot;))">
            <text:p/>
          </table:table-cell>
          <table:table-cell table:number-columns-repeated="3"/>
          <table:table-cell table:formula="of:=IF(AND(COUNTA([.Q65:.S65]);SUMIF([.Q65:.S65];&quot;&lt;&gt;*&quot;;[.Q$2:.S$2]));((SUMIF([.Q65:.S65];&quot;&lt;&gt;*&quot;;[.Q65:.S65])/SUMIF([.Q65:.S65];&quot;&lt;&gt;*&quot;;[.Q$2:.S$2]))*[.T$2]);&quot;&quot;)">
            <text:p/>
          </table:table-cell>
          <table:table-cell table:formula="of:=IF((LEN([.T65])=0);&quot;&quot;;CONCATENATE(ROUND([.T65];2);&quot; (&quot;;ROUND((([.T65]/[.T$2])*100);2);&quot;%)&quot;))">
            <text:p/>
          </table:table-cell>
          <table:table-cell table:number-columns-repeated="3"/>
          <table:table-cell table:formula="of:=IF(AND(COUNTA([.V65:.X65]);SUMIF([.V65:.X65];&quot;&lt;&gt;*&quot;;[.V$2:.X$2]));((SUMIF([.V65:.X65];&quot;&lt;&gt;*&quot;;[.V65:.X65])/SUMIF([.V65:.X65];&quot;&lt;&gt;*&quot;;[.V$2:.X$2]))*[.Y$2]);&quot;&quot;)">
            <text:p/>
          </table:table-cell>
          <table:table-cell table:formula="of:=IF((LEN([.Y65])=0);&quot;&quot;;CONCATENATE(ROUND([.Y65];2);&quot; (&quot;;ROUND((([.Y65]/[.Y$2])*100);2);&quot;%)&quot;))">
            <text:p/>
          </table:table-cell>
          <table:table-cell table:number-columns-repeated="3"/>
          <table:table-cell table:formula="of:=IF(AND(COUNTA([.AA65:.AC65]);SUMIF([.AA65:.AC65];&quot;&lt;&gt;*&quot;;[.AA$2:.AC$2]));((SUMIF([.AA65:.AC65];&quot;&lt;&gt;*&quot;;[.AA65:.AC65])/SUMIF([.AA65:.AC65];&quot;&lt;&gt;*&quot;;[.AA$2:.AC$2]))*[.AD$2]);&quot;&quot;)">
            <text:p/>
          </table:table-cell>
          <table:table-cell table:formula="of:=IF((LEN([.AD65])=0);&quot;&quot;;CONCATENATE(ROUND([.AD65];2);&quot; (&quot;;ROUND((([.AD6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6])&gt;0);SUM([.G66:.AF66]));([.E66]/SUM( IF(LEN([.J66])&gt;0;[.J$2];0); IF(LEN([.P66])&gt;0;[.P$2];0); IF(LEN([.U66])&gt;0;[.U$2];0); IF(LEN([.Z66])&gt;0;[.Z$2];0); IF(LEN([.AE66])&gt;0;[.AE$2];0) ));&quot;&quot;)">
            <text:p/>
          </table:table-cell>
          <table:table-cell table:formula="of:=IF(LEN([.C66]);SUM(IF(SUM([.G$2:.I$2]);[.J66];0);IF(SUM([.L$2:.N$2]);[.O66];0);IF(SUM([.Q$2:.S$2]);[.T66];0);IF(SUM([.V$2:.X$2]);[.Y66];0);IF(SUM([.AA$2:.AC$2]);[.AD66];0));&quot;&quot;)">
            <text:p/>
          </table:table-cell>
          <table:table-cell table:number-columns-repeated="4"/>
          <table:table-cell table:formula="of:=IF(AND(COUNTA([.G66:.I66]);SUMIF([.G66:.I66];&quot;&lt;&gt;*&quot;;[.G$2:.I$2]));((SUMIF([.G66:.I66];&quot;&lt;&gt;*&quot;;[.G66:.I66])/SUMIF([.G66:.I66];&quot;&lt;&gt;*&quot;;[.G$2:.I$2]))*[.J$2]);&quot;&quot;)">
            <text:p/>
          </table:table-cell>
          <table:table-cell table:formula="of:=IF((LEN([.J66])=0);&quot;&quot;;CONCATENATE(ROUND([.J66];2);&quot; (&quot;;ROUND((([.J66]/[.J$2])*100);2);&quot;%)&quot;))">
            <text:p/>
          </table:table-cell>
          <table:table-cell table:number-columns-repeated="3"/>
          <table:table-cell table:formula="of:=IF(AND(COUNTA([.L66:.N66]);SUMIF([.L66:.N66];&quot;&lt;&gt;*&quot;;[.L$2:.N$2]));((SUMIF([.L66:.N66];&quot;&lt;&gt;*&quot;;[.L66:.N66])/SUMIF([.L66:.N66];&quot;&lt;&gt;*&quot;;[.L$2:.N$2]))*[.O$2]);&quot;&quot;)">
            <text:p/>
          </table:table-cell>
          <table:table-cell table:formula="of:=IF((LEN([.O66])=0);&quot;&quot;;CONCATENATE(ROUND([.O66];2);&quot; (&quot;;ROUND((([.O66]/[.O$2])*100);2);&quot;%)&quot;))">
            <text:p/>
          </table:table-cell>
          <table:table-cell table:number-columns-repeated="3"/>
          <table:table-cell table:formula="of:=IF(AND(COUNTA([.Q66:.S66]);SUMIF([.Q66:.S66];&quot;&lt;&gt;*&quot;;[.Q$2:.S$2]));((SUMIF([.Q66:.S66];&quot;&lt;&gt;*&quot;;[.Q66:.S66])/SUMIF([.Q66:.S66];&quot;&lt;&gt;*&quot;;[.Q$2:.S$2]))*[.T$2]);&quot;&quot;)">
            <text:p/>
          </table:table-cell>
          <table:table-cell table:formula="of:=IF((LEN([.T66])=0);&quot;&quot;;CONCATENATE(ROUND([.T66];2);&quot; (&quot;;ROUND((([.T66]/[.T$2])*100);2);&quot;%)&quot;))">
            <text:p/>
          </table:table-cell>
          <table:table-cell table:number-columns-repeated="3"/>
          <table:table-cell table:formula="of:=IF(AND(COUNTA([.V66:.X66]);SUMIF([.V66:.X66];&quot;&lt;&gt;*&quot;;[.V$2:.X$2]));((SUMIF([.V66:.X66];&quot;&lt;&gt;*&quot;;[.V66:.X66])/SUMIF([.V66:.X66];&quot;&lt;&gt;*&quot;;[.V$2:.X$2]))*[.Y$2]);&quot;&quot;)">
            <text:p/>
          </table:table-cell>
          <table:table-cell table:formula="of:=IF((LEN([.Y66])=0);&quot;&quot;;CONCATENATE(ROUND([.Y66];2);&quot; (&quot;;ROUND((([.Y66]/[.Y$2])*100);2);&quot;%)&quot;))">
            <text:p/>
          </table:table-cell>
          <table:table-cell table:number-columns-repeated="3"/>
          <table:table-cell table:formula="of:=IF(AND(COUNTA([.AA66:.AC66]);SUMIF([.AA66:.AC66];&quot;&lt;&gt;*&quot;;[.AA$2:.AC$2]));((SUMIF([.AA66:.AC66];&quot;&lt;&gt;*&quot;;[.AA66:.AC66])/SUMIF([.AA66:.AC66];&quot;&lt;&gt;*&quot;;[.AA$2:.AC$2]))*[.AD$2]);&quot;&quot;)">
            <text:p/>
          </table:table-cell>
          <table:table-cell table:formula="of:=IF((LEN([.AD66])=0);&quot;&quot;;CONCATENATE(ROUND([.AD66];2);&quot; (&quot;;ROUND((([.AD6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7])&gt;0);SUM([.G67:.AF67]));([.E67]/SUM( IF(LEN([.J67])&gt;0;[.J$2];0); IF(LEN([.P67])&gt;0;[.P$2];0); IF(LEN([.U67])&gt;0;[.U$2];0); IF(LEN([.Z67])&gt;0;[.Z$2];0); IF(LEN([.AE67])&gt;0;[.AE$2];0) ));&quot;&quot;)">
            <text:p/>
          </table:table-cell>
          <table:table-cell table:formula="of:=IF(LEN([.C67]);SUM(IF(SUM([.G$2:.I$2]);[.J67];0);IF(SUM([.L$2:.N$2]);[.O67];0);IF(SUM([.Q$2:.S$2]);[.T67];0);IF(SUM([.V$2:.X$2]);[.Y67];0);IF(SUM([.AA$2:.AC$2]);[.AD67];0));&quot;&quot;)">
            <text:p/>
          </table:table-cell>
          <table:table-cell table:number-columns-repeated="4"/>
          <table:table-cell table:formula="of:=IF(AND(COUNTA([.G67:.I67]);SUMIF([.G67:.I67];&quot;&lt;&gt;*&quot;;[.G$2:.I$2]));((SUMIF([.G67:.I67];&quot;&lt;&gt;*&quot;;[.G67:.I67])/SUMIF([.G67:.I67];&quot;&lt;&gt;*&quot;;[.G$2:.I$2]))*[.J$2]);&quot;&quot;)">
            <text:p/>
          </table:table-cell>
          <table:table-cell table:formula="of:=IF((LEN([.J67])=0);&quot;&quot;;CONCATENATE(ROUND([.J67];2);&quot; (&quot;;ROUND((([.J67]/[.J$2])*100);2);&quot;%)&quot;))">
            <text:p/>
          </table:table-cell>
          <table:table-cell table:number-columns-repeated="3"/>
          <table:table-cell table:formula="of:=IF(AND(COUNTA([.L67:.N67]);SUMIF([.L67:.N67];&quot;&lt;&gt;*&quot;;[.L$2:.N$2]));((SUMIF([.L67:.N67];&quot;&lt;&gt;*&quot;;[.L67:.N67])/SUMIF([.L67:.N67];&quot;&lt;&gt;*&quot;;[.L$2:.N$2]))*[.O$2]);&quot;&quot;)">
            <text:p/>
          </table:table-cell>
          <table:table-cell table:formula="of:=IF((LEN([.O67])=0);&quot;&quot;;CONCATENATE(ROUND([.O67];2);&quot; (&quot;;ROUND((([.O67]/[.O$2])*100);2);&quot;%)&quot;))">
            <text:p/>
          </table:table-cell>
          <table:table-cell table:number-columns-repeated="3"/>
          <table:table-cell table:formula="of:=IF(AND(COUNTA([.Q67:.S67]);SUMIF([.Q67:.S67];&quot;&lt;&gt;*&quot;;[.Q$2:.S$2]));((SUMIF([.Q67:.S67];&quot;&lt;&gt;*&quot;;[.Q67:.S67])/SUMIF([.Q67:.S67];&quot;&lt;&gt;*&quot;;[.Q$2:.S$2]))*[.T$2]);&quot;&quot;)">
            <text:p/>
          </table:table-cell>
          <table:table-cell table:formula="of:=IF((LEN([.T67])=0);&quot;&quot;;CONCATENATE(ROUND([.T67];2);&quot; (&quot;;ROUND((([.T67]/[.T$2])*100);2);&quot;%)&quot;))">
            <text:p/>
          </table:table-cell>
          <table:table-cell table:number-columns-repeated="3"/>
          <table:table-cell table:formula="of:=IF(AND(COUNTA([.V67:.X67]);SUMIF([.V67:.X67];&quot;&lt;&gt;*&quot;;[.V$2:.X$2]));((SUMIF([.V67:.X67];&quot;&lt;&gt;*&quot;;[.V67:.X67])/SUMIF([.V67:.X67];&quot;&lt;&gt;*&quot;;[.V$2:.X$2]))*[.Y$2]);&quot;&quot;)">
            <text:p/>
          </table:table-cell>
          <table:table-cell table:formula="of:=IF((LEN([.Y67])=0);&quot;&quot;;CONCATENATE(ROUND([.Y67];2);&quot; (&quot;;ROUND((([.Y67]/[.Y$2])*100);2);&quot;%)&quot;))">
            <text:p/>
          </table:table-cell>
          <table:table-cell table:number-columns-repeated="3"/>
          <table:table-cell table:formula="of:=IF(AND(COUNTA([.AA67:.AC67]);SUMIF([.AA67:.AC67];&quot;&lt;&gt;*&quot;;[.AA$2:.AC$2]));((SUMIF([.AA67:.AC67];&quot;&lt;&gt;*&quot;;[.AA67:.AC67])/SUMIF([.AA67:.AC67];&quot;&lt;&gt;*&quot;;[.AA$2:.AC$2]))*[.AD$2]);&quot;&quot;)">
            <text:p/>
          </table:table-cell>
          <table:table-cell table:formula="of:=IF((LEN([.AD67])=0);&quot;&quot;;CONCATENATE(ROUND([.AD67];2);&quot; (&quot;;ROUND((([.AD6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8])&gt;0);SUM([.G68:.AF68]));([.E68]/SUM( IF(LEN([.J68])&gt;0;[.J$2];0); IF(LEN([.P68])&gt;0;[.P$2];0); IF(LEN([.U68])&gt;0;[.U$2];0); IF(LEN([.Z68])&gt;0;[.Z$2];0); IF(LEN([.AE68])&gt;0;[.AE$2];0) ));&quot;&quot;)">
            <text:p/>
          </table:table-cell>
          <table:table-cell table:formula="of:=IF(LEN([.C68]);SUM(IF(SUM([.G$2:.I$2]);[.J68];0);IF(SUM([.L$2:.N$2]);[.O68];0);IF(SUM([.Q$2:.S$2]);[.T68];0);IF(SUM([.V$2:.X$2]);[.Y68];0);IF(SUM([.AA$2:.AC$2]);[.AD68];0));&quot;&quot;)">
            <text:p/>
          </table:table-cell>
          <table:table-cell table:number-columns-repeated="4"/>
          <table:table-cell table:formula="of:=IF(AND(COUNTA([.G68:.I68]);SUMIF([.G68:.I68];&quot;&lt;&gt;*&quot;;[.G$2:.I$2]));((SUMIF([.G68:.I68];&quot;&lt;&gt;*&quot;;[.G68:.I68])/SUMIF([.G68:.I68];&quot;&lt;&gt;*&quot;;[.G$2:.I$2]))*[.J$2]);&quot;&quot;)">
            <text:p/>
          </table:table-cell>
          <table:table-cell table:formula="of:=IF((LEN([.J68])=0);&quot;&quot;;CONCATENATE(ROUND([.J68];2);&quot; (&quot;;ROUND((([.J68]/[.J$2])*100);2);&quot;%)&quot;))">
            <text:p/>
          </table:table-cell>
          <table:table-cell table:number-columns-repeated="3"/>
          <table:table-cell table:formula="of:=IF(AND(COUNTA([.L68:.N68]);SUMIF([.L68:.N68];&quot;&lt;&gt;*&quot;;[.L$2:.N$2]));((SUMIF([.L68:.N68];&quot;&lt;&gt;*&quot;;[.L68:.N68])/SUMIF([.L68:.N68];&quot;&lt;&gt;*&quot;;[.L$2:.N$2]))*[.O$2]);&quot;&quot;)">
            <text:p/>
          </table:table-cell>
          <table:table-cell table:formula="of:=IF((LEN([.O68])=0);&quot;&quot;;CONCATENATE(ROUND([.O68];2);&quot; (&quot;;ROUND((([.O68]/[.O$2])*100);2);&quot;%)&quot;))">
            <text:p/>
          </table:table-cell>
          <table:table-cell table:number-columns-repeated="3"/>
          <table:table-cell table:formula="of:=IF(AND(COUNTA([.Q68:.S68]);SUMIF([.Q68:.S68];&quot;&lt;&gt;*&quot;;[.Q$2:.S$2]));((SUMIF([.Q68:.S68];&quot;&lt;&gt;*&quot;;[.Q68:.S68])/SUMIF([.Q68:.S68];&quot;&lt;&gt;*&quot;;[.Q$2:.S$2]))*[.T$2]);&quot;&quot;)">
            <text:p/>
          </table:table-cell>
          <table:table-cell table:formula="of:=IF((LEN([.T68])=0);&quot;&quot;;CONCATENATE(ROUND([.T68];2);&quot; (&quot;;ROUND((([.T68]/[.T$2])*100);2);&quot;%)&quot;))">
            <text:p/>
          </table:table-cell>
          <table:table-cell table:number-columns-repeated="3"/>
          <table:table-cell table:formula="of:=IF(AND(COUNTA([.V68:.X68]);SUMIF([.V68:.X68];&quot;&lt;&gt;*&quot;;[.V$2:.X$2]));((SUMIF([.V68:.X68];&quot;&lt;&gt;*&quot;;[.V68:.X68])/SUMIF([.V68:.X68];&quot;&lt;&gt;*&quot;;[.V$2:.X$2]))*[.Y$2]);&quot;&quot;)">
            <text:p/>
          </table:table-cell>
          <table:table-cell table:formula="of:=IF((LEN([.Y68])=0);&quot;&quot;;CONCATENATE(ROUND([.Y68];2);&quot; (&quot;;ROUND((([.Y68]/[.Y$2])*100);2);&quot;%)&quot;))">
            <text:p/>
          </table:table-cell>
          <table:table-cell table:number-columns-repeated="3"/>
          <table:table-cell table:formula="of:=IF(AND(COUNTA([.AA68:.AC68]);SUMIF([.AA68:.AC68];&quot;&lt;&gt;*&quot;;[.AA$2:.AC$2]));((SUMIF([.AA68:.AC68];&quot;&lt;&gt;*&quot;;[.AA68:.AC68])/SUMIF([.AA68:.AC68];&quot;&lt;&gt;*&quot;;[.AA$2:.AC$2]))*[.AD$2]);&quot;&quot;)">
            <text:p/>
          </table:table-cell>
          <table:table-cell table:formula="of:=IF((LEN([.AD68])=0);&quot;&quot;;CONCATENATE(ROUND([.AD68];2);&quot; (&quot;;ROUND((([.AD6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9])&gt;0);SUM([.G69:.AF69]));([.E69]/SUM( IF(LEN([.J69])&gt;0;[.J$2];0); IF(LEN([.P69])&gt;0;[.P$2];0); IF(LEN([.U69])&gt;0;[.U$2];0); IF(LEN([.Z69])&gt;0;[.Z$2];0); IF(LEN([.AE69])&gt;0;[.AE$2];0) ));&quot;&quot;)">
            <text:p/>
          </table:table-cell>
          <table:table-cell table:formula="of:=IF(LEN([.C69]);SUM(IF(SUM([.G$2:.I$2]);[.J69];0);IF(SUM([.L$2:.N$2]);[.O69];0);IF(SUM([.Q$2:.S$2]);[.T69];0);IF(SUM([.V$2:.X$2]);[.Y69];0);IF(SUM([.AA$2:.AC$2]);[.AD69];0));&quot;&quot;)">
            <text:p/>
          </table:table-cell>
          <table:table-cell table:number-columns-repeated="4"/>
          <table:table-cell table:formula="of:=IF(AND(COUNTA([.G69:.I69]);SUMIF([.G69:.I69];&quot;&lt;&gt;*&quot;;[.G$2:.I$2]));((SUMIF([.G69:.I69];&quot;&lt;&gt;*&quot;;[.G69:.I69])/SUMIF([.G69:.I69];&quot;&lt;&gt;*&quot;;[.G$2:.I$2]))*[.J$2]);&quot;&quot;)">
            <text:p/>
          </table:table-cell>
          <table:table-cell table:formula="of:=IF((LEN([.J69])=0);&quot;&quot;;CONCATENATE(ROUND([.J69];2);&quot; (&quot;;ROUND((([.J69]/[.J$2])*100);2);&quot;%)&quot;))">
            <text:p/>
          </table:table-cell>
          <table:table-cell table:number-columns-repeated="3"/>
          <table:table-cell table:formula="of:=IF(AND(COUNTA([.L69:.N69]);SUMIF([.L69:.N69];&quot;&lt;&gt;*&quot;;[.L$2:.N$2]));((SUMIF([.L69:.N69];&quot;&lt;&gt;*&quot;;[.L69:.N69])/SUMIF([.L69:.N69];&quot;&lt;&gt;*&quot;;[.L$2:.N$2]))*[.O$2]);&quot;&quot;)">
            <text:p/>
          </table:table-cell>
          <table:table-cell table:formula="of:=IF((LEN([.O69])=0);&quot;&quot;;CONCATENATE(ROUND([.O69];2);&quot; (&quot;;ROUND((([.O69]/[.O$2])*100);2);&quot;%)&quot;))">
            <text:p/>
          </table:table-cell>
          <table:table-cell table:number-columns-repeated="3"/>
          <table:table-cell table:formula="of:=IF(AND(COUNTA([.Q69:.S69]);SUMIF([.Q69:.S69];&quot;&lt;&gt;*&quot;;[.Q$2:.S$2]));((SUMIF([.Q69:.S69];&quot;&lt;&gt;*&quot;;[.Q69:.S69])/SUMIF([.Q69:.S69];&quot;&lt;&gt;*&quot;;[.Q$2:.S$2]))*[.T$2]);&quot;&quot;)">
            <text:p/>
          </table:table-cell>
          <table:table-cell table:formula="of:=IF((LEN([.T69])=0);&quot;&quot;;CONCATENATE(ROUND([.T69];2);&quot; (&quot;;ROUND((([.T69]/[.T$2])*100);2);&quot;%)&quot;))">
            <text:p/>
          </table:table-cell>
          <table:table-cell table:number-columns-repeated="3"/>
          <table:table-cell table:formula="of:=IF(AND(COUNTA([.V69:.X69]);SUMIF([.V69:.X69];&quot;&lt;&gt;*&quot;;[.V$2:.X$2]));((SUMIF([.V69:.X69];&quot;&lt;&gt;*&quot;;[.V69:.X69])/SUMIF([.V69:.X69];&quot;&lt;&gt;*&quot;;[.V$2:.X$2]))*[.Y$2]);&quot;&quot;)">
            <text:p/>
          </table:table-cell>
          <table:table-cell table:formula="of:=IF((LEN([.Y69])=0);&quot;&quot;;CONCATENATE(ROUND([.Y69];2);&quot; (&quot;;ROUND((([.Y69]/[.Y$2])*100);2);&quot;%)&quot;))">
            <text:p/>
          </table:table-cell>
          <table:table-cell table:number-columns-repeated="3"/>
          <table:table-cell table:formula="of:=IF(AND(COUNTA([.AA69:.AC69]);SUMIF([.AA69:.AC69];&quot;&lt;&gt;*&quot;;[.AA$2:.AC$2]));((SUMIF([.AA69:.AC69];&quot;&lt;&gt;*&quot;;[.AA69:.AC69])/SUMIF([.AA69:.AC69];&quot;&lt;&gt;*&quot;;[.AA$2:.AC$2]))*[.AD$2]);&quot;&quot;)">
            <text:p/>
          </table:table-cell>
          <table:table-cell table:formula="of:=IF((LEN([.AD69])=0);&quot;&quot;;CONCATENATE(ROUND([.AD69];2);&quot; (&quot;;ROUND((([.AD6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0])&gt;0);SUM([.G70:.AF70]));([.E70]/SUM( IF(LEN([.J70])&gt;0;[.J$2];0); IF(LEN([.P70])&gt;0;[.P$2];0); IF(LEN([.U70])&gt;0;[.U$2];0); IF(LEN([.Z70])&gt;0;[.Z$2];0); IF(LEN([.AE70])&gt;0;[.AE$2];0) ));&quot;&quot;)">
            <text:p/>
          </table:table-cell>
          <table:table-cell table:formula="of:=IF(LEN([.C70]);SUM(IF(SUM([.G$2:.I$2]);[.J70];0);IF(SUM([.L$2:.N$2]);[.O70];0);IF(SUM([.Q$2:.S$2]);[.T70];0);IF(SUM([.V$2:.X$2]);[.Y70];0);IF(SUM([.AA$2:.AC$2]);[.AD70];0));&quot;&quot;)">
            <text:p/>
          </table:table-cell>
          <table:table-cell table:number-columns-repeated="4"/>
          <table:table-cell table:formula="of:=IF(AND(COUNTA([.G70:.I70]);SUMIF([.G70:.I70];&quot;&lt;&gt;*&quot;;[.G$2:.I$2]));((SUMIF([.G70:.I70];&quot;&lt;&gt;*&quot;;[.G70:.I70])/SUMIF([.G70:.I70];&quot;&lt;&gt;*&quot;;[.G$2:.I$2]))*[.J$2]);&quot;&quot;)">
            <text:p/>
          </table:table-cell>
          <table:table-cell table:formula="of:=IF((LEN([.J70])=0);&quot;&quot;;CONCATENATE(ROUND([.J70];2);&quot; (&quot;;ROUND((([.J70]/[.J$2])*100);2);&quot;%)&quot;))">
            <text:p/>
          </table:table-cell>
          <table:table-cell table:number-columns-repeated="3"/>
          <table:table-cell table:formula="of:=IF(AND(COUNTA([.L70:.N70]);SUMIF([.L70:.N70];&quot;&lt;&gt;*&quot;;[.L$2:.N$2]));((SUMIF([.L70:.N70];&quot;&lt;&gt;*&quot;;[.L70:.N70])/SUMIF([.L70:.N70];&quot;&lt;&gt;*&quot;;[.L$2:.N$2]))*[.O$2]);&quot;&quot;)">
            <text:p/>
          </table:table-cell>
          <table:table-cell table:formula="of:=IF((LEN([.O70])=0);&quot;&quot;;CONCATENATE(ROUND([.O70];2);&quot; (&quot;;ROUND((([.O70]/[.O$2])*100);2);&quot;%)&quot;))">
            <text:p/>
          </table:table-cell>
          <table:table-cell table:number-columns-repeated="3"/>
          <table:table-cell table:formula="of:=IF(AND(COUNTA([.Q70:.S70]);SUMIF([.Q70:.S70];&quot;&lt;&gt;*&quot;;[.Q$2:.S$2]));((SUMIF([.Q70:.S70];&quot;&lt;&gt;*&quot;;[.Q70:.S70])/SUMIF([.Q70:.S70];&quot;&lt;&gt;*&quot;;[.Q$2:.S$2]))*[.T$2]);&quot;&quot;)">
            <text:p/>
          </table:table-cell>
          <table:table-cell table:formula="of:=IF((LEN([.T70])=0);&quot;&quot;;CONCATENATE(ROUND([.T70];2);&quot; (&quot;;ROUND((([.T70]/[.T$2])*100);2);&quot;%)&quot;))">
            <text:p/>
          </table:table-cell>
          <table:table-cell table:number-columns-repeated="3"/>
          <table:table-cell table:formula="of:=IF(AND(COUNTA([.V70:.X70]);SUMIF([.V70:.X70];&quot;&lt;&gt;*&quot;;[.V$2:.X$2]));((SUMIF([.V70:.X70];&quot;&lt;&gt;*&quot;;[.V70:.X70])/SUMIF([.V70:.X70];&quot;&lt;&gt;*&quot;;[.V$2:.X$2]))*[.Y$2]);&quot;&quot;)">
            <text:p/>
          </table:table-cell>
          <table:table-cell table:formula="of:=IF((LEN([.Y70])=0);&quot;&quot;;CONCATENATE(ROUND([.Y70];2);&quot; (&quot;;ROUND((([.Y70]/[.Y$2])*100);2);&quot;%)&quot;))">
            <text:p/>
          </table:table-cell>
          <table:table-cell table:number-columns-repeated="3"/>
          <table:table-cell table:formula="of:=IF(AND(COUNTA([.AA70:.AC70]);SUMIF([.AA70:.AC70];&quot;&lt;&gt;*&quot;;[.AA$2:.AC$2]));((SUMIF([.AA70:.AC70];&quot;&lt;&gt;*&quot;;[.AA70:.AC70])/SUMIF([.AA70:.AC70];&quot;&lt;&gt;*&quot;;[.AA$2:.AC$2]))*[.AD$2]);&quot;&quot;)">
            <text:p/>
          </table:table-cell>
          <table:table-cell table:formula="of:=IF((LEN([.AD70])=0);&quot;&quot;;CONCATENATE(ROUND([.AD70];2);&quot; (&quot;;ROUND((([.AD7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1])&gt;0);SUM([.G71:.AF71]));([.E71]/SUM( IF(LEN([.J71])&gt;0;[.J$2];0); IF(LEN([.P71])&gt;0;[.P$2];0); IF(LEN([.U71])&gt;0;[.U$2];0); IF(LEN([.Z71])&gt;0;[.Z$2];0); IF(LEN([.AE71])&gt;0;[.AE$2];0) ));&quot;&quot;)">
            <text:p/>
          </table:table-cell>
          <table:table-cell table:formula="of:=IF(LEN([.C71]);SUM(IF(SUM([.G$2:.I$2]);[.J71];0);IF(SUM([.L$2:.N$2]);[.O71];0);IF(SUM([.Q$2:.S$2]);[.T71];0);IF(SUM([.V$2:.X$2]);[.Y71];0);IF(SUM([.AA$2:.AC$2]);[.AD71];0));&quot;&quot;)">
            <text:p/>
          </table:table-cell>
          <table:table-cell table:number-columns-repeated="4"/>
          <table:table-cell table:formula="of:=IF(AND(COUNTA([.G71:.I71]);SUMIF([.G71:.I71];&quot;&lt;&gt;*&quot;;[.G$2:.I$2]));((SUMIF([.G71:.I71];&quot;&lt;&gt;*&quot;;[.G71:.I71])/SUMIF([.G71:.I71];&quot;&lt;&gt;*&quot;;[.G$2:.I$2]))*[.J$2]);&quot;&quot;)">
            <text:p/>
          </table:table-cell>
          <table:table-cell table:formula="of:=IF((LEN([.J71])=0);&quot;&quot;;CONCATENATE(ROUND([.J71];2);&quot; (&quot;;ROUND((([.J71]/[.J$2])*100);2);&quot;%)&quot;))">
            <text:p/>
          </table:table-cell>
          <table:table-cell table:number-columns-repeated="3"/>
          <table:table-cell table:formula="of:=IF(AND(COUNTA([.L71:.N71]);SUMIF([.L71:.N71];&quot;&lt;&gt;*&quot;;[.L$2:.N$2]));((SUMIF([.L71:.N71];&quot;&lt;&gt;*&quot;;[.L71:.N71])/SUMIF([.L71:.N71];&quot;&lt;&gt;*&quot;;[.L$2:.N$2]))*[.O$2]);&quot;&quot;)">
            <text:p/>
          </table:table-cell>
          <table:table-cell table:formula="of:=IF((LEN([.O71])=0);&quot;&quot;;CONCATENATE(ROUND([.O71];2);&quot; (&quot;;ROUND((([.O71]/[.O$2])*100);2);&quot;%)&quot;))">
            <text:p/>
          </table:table-cell>
          <table:table-cell table:number-columns-repeated="3"/>
          <table:table-cell table:formula="of:=IF(AND(COUNTA([.Q71:.S71]);SUMIF([.Q71:.S71];&quot;&lt;&gt;*&quot;;[.Q$2:.S$2]));((SUMIF([.Q71:.S71];&quot;&lt;&gt;*&quot;;[.Q71:.S71])/SUMIF([.Q71:.S71];&quot;&lt;&gt;*&quot;;[.Q$2:.S$2]))*[.T$2]);&quot;&quot;)">
            <text:p/>
          </table:table-cell>
          <table:table-cell table:formula="of:=IF((LEN([.T71])=0);&quot;&quot;;CONCATENATE(ROUND([.T71];2);&quot; (&quot;;ROUND((([.T71]/[.T$2])*100);2);&quot;%)&quot;))">
            <text:p/>
          </table:table-cell>
          <table:table-cell table:number-columns-repeated="3"/>
          <table:table-cell table:formula="of:=IF(AND(COUNTA([.V71:.X71]);SUMIF([.V71:.X71];&quot;&lt;&gt;*&quot;;[.V$2:.X$2]));((SUMIF([.V71:.X71];&quot;&lt;&gt;*&quot;;[.V71:.X71])/SUMIF([.V71:.X71];&quot;&lt;&gt;*&quot;;[.V$2:.X$2]))*[.Y$2]);&quot;&quot;)">
            <text:p/>
          </table:table-cell>
          <table:table-cell table:formula="of:=IF((LEN([.Y71])=0);&quot;&quot;;CONCATENATE(ROUND([.Y71];2);&quot; (&quot;;ROUND((([.Y71]/[.Y$2])*100);2);&quot;%)&quot;))">
            <text:p/>
          </table:table-cell>
          <table:table-cell table:number-columns-repeated="3"/>
          <table:table-cell table:formula="of:=IF(AND(COUNTA([.AA71:.AC71]);SUMIF([.AA71:.AC71];&quot;&lt;&gt;*&quot;;[.AA$2:.AC$2]));((SUMIF([.AA71:.AC71];&quot;&lt;&gt;*&quot;;[.AA71:.AC71])/SUMIF([.AA71:.AC71];&quot;&lt;&gt;*&quot;;[.AA$2:.AC$2]))*[.AD$2]);&quot;&quot;)">
            <text:p/>
          </table:table-cell>
          <table:table-cell table:formula="of:=IF((LEN([.AD71])=0);&quot;&quot;;CONCATENATE(ROUND([.AD71];2);&quot; (&quot;;ROUND((([.AD7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2])&gt;0);SUM([.G72:.AF72]));([.E72]/SUM( IF(LEN([.J72])&gt;0;[.J$2];0); IF(LEN([.P72])&gt;0;[.P$2];0); IF(LEN([.U72])&gt;0;[.U$2];0); IF(LEN([.Z72])&gt;0;[.Z$2];0); IF(LEN([.AE72])&gt;0;[.AE$2];0) ));&quot;&quot;)">
            <text:p/>
          </table:table-cell>
          <table:table-cell table:formula="of:=IF(LEN([.C72]);SUM(IF(SUM([.G$2:.I$2]);[.J72];0);IF(SUM([.L$2:.N$2]);[.O72];0);IF(SUM([.Q$2:.S$2]);[.T72];0);IF(SUM([.V$2:.X$2]);[.Y72];0);IF(SUM([.AA$2:.AC$2]);[.AD72];0));&quot;&quot;)">
            <text:p/>
          </table:table-cell>
          <table:table-cell table:number-columns-repeated="4"/>
          <table:table-cell table:formula="of:=IF(AND(COUNTA([.G72:.I72]);SUMIF([.G72:.I72];&quot;&lt;&gt;*&quot;;[.G$2:.I$2]));((SUMIF([.G72:.I72];&quot;&lt;&gt;*&quot;;[.G72:.I72])/SUMIF([.G72:.I72];&quot;&lt;&gt;*&quot;;[.G$2:.I$2]))*[.J$2]);&quot;&quot;)">
            <text:p/>
          </table:table-cell>
          <table:table-cell table:formula="of:=IF((LEN([.J72])=0);&quot;&quot;;CONCATENATE(ROUND([.J72];2);&quot; (&quot;;ROUND((([.J72]/[.J$2])*100);2);&quot;%)&quot;))">
            <text:p/>
          </table:table-cell>
          <table:table-cell table:number-columns-repeated="3"/>
          <table:table-cell table:formula="of:=IF(AND(COUNTA([.L72:.N72]);SUMIF([.L72:.N72];&quot;&lt;&gt;*&quot;;[.L$2:.N$2]));((SUMIF([.L72:.N72];&quot;&lt;&gt;*&quot;;[.L72:.N72])/SUMIF([.L72:.N72];&quot;&lt;&gt;*&quot;;[.L$2:.N$2]))*[.O$2]);&quot;&quot;)">
            <text:p/>
          </table:table-cell>
          <table:table-cell table:formula="of:=IF((LEN([.O72])=0);&quot;&quot;;CONCATENATE(ROUND([.O72];2);&quot; (&quot;;ROUND((([.O72]/[.O$2])*100);2);&quot;%)&quot;))">
            <text:p/>
          </table:table-cell>
          <table:table-cell table:number-columns-repeated="3"/>
          <table:table-cell table:formula="of:=IF(AND(COUNTA([.Q72:.S72]);SUMIF([.Q72:.S72];&quot;&lt;&gt;*&quot;;[.Q$2:.S$2]));((SUMIF([.Q72:.S72];&quot;&lt;&gt;*&quot;;[.Q72:.S72])/SUMIF([.Q72:.S72];&quot;&lt;&gt;*&quot;;[.Q$2:.S$2]))*[.T$2]);&quot;&quot;)">
            <text:p/>
          </table:table-cell>
          <table:table-cell table:formula="of:=IF((LEN([.T72])=0);&quot;&quot;;CONCATENATE(ROUND([.T72];2);&quot; (&quot;;ROUND((([.T72]/[.T$2])*100);2);&quot;%)&quot;))">
            <text:p/>
          </table:table-cell>
          <table:table-cell table:number-columns-repeated="3"/>
          <table:table-cell table:formula="of:=IF(AND(COUNTA([.V72:.X72]);SUMIF([.V72:.X72];&quot;&lt;&gt;*&quot;;[.V$2:.X$2]));((SUMIF([.V72:.X72];&quot;&lt;&gt;*&quot;;[.V72:.X72])/SUMIF([.V72:.X72];&quot;&lt;&gt;*&quot;;[.V$2:.X$2]))*[.Y$2]);&quot;&quot;)">
            <text:p/>
          </table:table-cell>
          <table:table-cell table:formula="of:=IF((LEN([.Y72])=0);&quot;&quot;;CONCATENATE(ROUND([.Y72];2);&quot; (&quot;;ROUND((([.Y72]/[.Y$2])*100);2);&quot;%)&quot;))">
            <text:p/>
          </table:table-cell>
          <table:table-cell table:number-columns-repeated="3"/>
          <table:table-cell table:formula="of:=IF(AND(COUNTA([.AA72:.AC72]);SUMIF([.AA72:.AC72];&quot;&lt;&gt;*&quot;;[.AA$2:.AC$2]));((SUMIF([.AA72:.AC72];&quot;&lt;&gt;*&quot;;[.AA72:.AC72])/SUMIF([.AA72:.AC72];&quot;&lt;&gt;*&quot;;[.AA$2:.AC$2]))*[.AD$2]);&quot;&quot;)">
            <text:p/>
          </table:table-cell>
          <table:table-cell table:formula="of:=IF((LEN([.AD72])=0);&quot;&quot;;CONCATENATE(ROUND([.AD72];2);&quot; (&quot;;ROUND((([.AD7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3])&gt;0);SUM([.G73:.AF73]));([.E73]/SUM( IF(LEN([.J73])&gt;0;[.J$2];0); IF(LEN([.P73])&gt;0;[.P$2];0); IF(LEN([.U73])&gt;0;[.U$2];0); IF(LEN([.Z73])&gt;0;[.Z$2];0); IF(LEN([.AE73])&gt;0;[.AE$2];0) ));&quot;&quot;)">
            <text:p/>
          </table:table-cell>
          <table:table-cell table:formula="of:=IF(LEN([.C73]);SUM(IF(SUM([.G$2:.I$2]);[.J73];0);IF(SUM([.L$2:.N$2]);[.O73];0);IF(SUM([.Q$2:.S$2]);[.T73];0);IF(SUM([.V$2:.X$2]);[.Y73];0);IF(SUM([.AA$2:.AC$2]);[.AD73];0));&quot;&quot;)">
            <text:p/>
          </table:table-cell>
          <table:table-cell table:number-columns-repeated="4"/>
          <table:table-cell table:formula="of:=IF(AND(COUNTA([.G73:.I73]);SUMIF([.G73:.I73];&quot;&lt;&gt;*&quot;;[.G$2:.I$2]));((SUMIF([.G73:.I73];&quot;&lt;&gt;*&quot;;[.G73:.I73])/SUMIF([.G73:.I73];&quot;&lt;&gt;*&quot;;[.G$2:.I$2]))*[.J$2]);&quot;&quot;)">
            <text:p/>
          </table:table-cell>
          <table:table-cell table:formula="of:=IF((LEN([.J73])=0);&quot;&quot;;CONCATENATE(ROUND([.J73];2);&quot; (&quot;;ROUND((([.J73]/[.J$2])*100);2);&quot;%)&quot;))">
            <text:p/>
          </table:table-cell>
          <table:table-cell table:number-columns-repeated="3"/>
          <table:table-cell table:formula="of:=IF(AND(COUNTA([.L73:.N73]);SUMIF([.L73:.N73];&quot;&lt;&gt;*&quot;;[.L$2:.N$2]));((SUMIF([.L73:.N73];&quot;&lt;&gt;*&quot;;[.L73:.N73])/SUMIF([.L73:.N73];&quot;&lt;&gt;*&quot;;[.L$2:.N$2]))*[.O$2]);&quot;&quot;)">
            <text:p/>
          </table:table-cell>
          <table:table-cell table:formula="of:=IF((LEN([.O73])=0);&quot;&quot;;CONCATENATE(ROUND([.O73];2);&quot; (&quot;;ROUND((([.O73]/[.O$2])*100);2);&quot;%)&quot;))">
            <text:p/>
          </table:table-cell>
          <table:table-cell table:number-columns-repeated="3"/>
          <table:table-cell table:formula="of:=IF(AND(COUNTA([.Q73:.S73]);SUMIF([.Q73:.S73];&quot;&lt;&gt;*&quot;;[.Q$2:.S$2]));((SUMIF([.Q73:.S73];&quot;&lt;&gt;*&quot;;[.Q73:.S73])/SUMIF([.Q73:.S73];&quot;&lt;&gt;*&quot;;[.Q$2:.S$2]))*[.T$2]);&quot;&quot;)">
            <text:p/>
          </table:table-cell>
          <table:table-cell table:formula="of:=IF((LEN([.T73])=0);&quot;&quot;;CONCATENATE(ROUND([.T73];2);&quot; (&quot;;ROUND((([.T73]/[.T$2])*100);2);&quot;%)&quot;))">
            <text:p/>
          </table:table-cell>
          <table:table-cell table:number-columns-repeated="3"/>
          <table:table-cell table:formula="of:=IF(AND(COUNTA([.V73:.X73]);SUMIF([.V73:.X73];&quot;&lt;&gt;*&quot;;[.V$2:.X$2]));((SUMIF([.V73:.X73];&quot;&lt;&gt;*&quot;;[.V73:.X73])/SUMIF([.V73:.X73];&quot;&lt;&gt;*&quot;;[.V$2:.X$2]))*[.Y$2]);&quot;&quot;)">
            <text:p/>
          </table:table-cell>
          <table:table-cell table:formula="of:=IF((LEN([.Y73])=0);&quot;&quot;;CONCATENATE(ROUND([.Y73];2);&quot; (&quot;;ROUND((([.Y73]/[.Y$2])*100);2);&quot;%)&quot;))">
            <text:p/>
          </table:table-cell>
          <table:table-cell table:number-columns-repeated="3"/>
          <table:table-cell table:formula="of:=IF(AND(COUNTA([.AA73:.AC73]);SUMIF([.AA73:.AC73];&quot;&lt;&gt;*&quot;;[.AA$2:.AC$2]));((SUMIF([.AA73:.AC73];&quot;&lt;&gt;*&quot;;[.AA73:.AC73])/SUMIF([.AA73:.AC73];&quot;&lt;&gt;*&quot;;[.AA$2:.AC$2]))*[.AD$2]);&quot;&quot;)">
            <text:p/>
          </table:table-cell>
          <table:table-cell table:formula="of:=IF((LEN([.AD73])=0);&quot;&quot;;CONCATENATE(ROUND([.AD73];2);&quot; (&quot;;ROUND((([.AD7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4])&gt;0);SUM([.G74:.AF74]));([.E74]/SUM( IF(LEN([.J74])&gt;0;[.J$2];0); IF(LEN([.P74])&gt;0;[.P$2];0); IF(LEN([.U74])&gt;0;[.U$2];0); IF(LEN([.Z74])&gt;0;[.Z$2];0); IF(LEN([.AE74])&gt;0;[.AE$2];0) ));&quot;&quot;)">
            <text:p/>
          </table:table-cell>
          <table:table-cell table:formula="of:=IF(LEN([.C74]);SUM(IF(SUM([.G$2:.I$2]);[.J74];0);IF(SUM([.L$2:.N$2]);[.O74];0);IF(SUM([.Q$2:.S$2]);[.T74];0);IF(SUM([.V$2:.X$2]);[.Y74];0);IF(SUM([.AA$2:.AC$2]);[.AD74];0));&quot;&quot;)">
            <text:p/>
          </table:table-cell>
          <table:table-cell table:number-columns-repeated="4"/>
          <table:table-cell table:formula="of:=IF(AND(COUNTA([.G74:.I74]);SUMIF([.G74:.I74];&quot;&lt;&gt;*&quot;;[.G$2:.I$2]));((SUMIF([.G74:.I74];&quot;&lt;&gt;*&quot;;[.G74:.I74])/SUMIF([.G74:.I74];&quot;&lt;&gt;*&quot;;[.G$2:.I$2]))*[.J$2]);&quot;&quot;)">
            <text:p/>
          </table:table-cell>
          <table:table-cell table:formula="of:=IF((LEN([.J74])=0);&quot;&quot;;CONCATENATE(ROUND([.J74];2);&quot; (&quot;;ROUND((([.J74]/[.J$2])*100);2);&quot;%)&quot;))">
            <text:p/>
          </table:table-cell>
          <table:table-cell table:number-columns-repeated="3"/>
          <table:table-cell table:formula="of:=IF(AND(COUNTA([.L74:.N74]);SUMIF([.L74:.N74];&quot;&lt;&gt;*&quot;;[.L$2:.N$2]));((SUMIF([.L74:.N74];&quot;&lt;&gt;*&quot;;[.L74:.N74])/SUMIF([.L74:.N74];&quot;&lt;&gt;*&quot;;[.L$2:.N$2]))*[.O$2]);&quot;&quot;)">
            <text:p/>
          </table:table-cell>
          <table:table-cell table:formula="of:=IF((LEN([.O74])=0);&quot;&quot;;CONCATENATE(ROUND([.O74];2);&quot; (&quot;;ROUND((([.O74]/[.O$2])*100);2);&quot;%)&quot;))">
            <text:p/>
          </table:table-cell>
          <table:table-cell table:number-columns-repeated="3"/>
          <table:table-cell table:formula="of:=IF(AND(COUNTA([.Q74:.S74]);SUMIF([.Q74:.S74];&quot;&lt;&gt;*&quot;;[.Q$2:.S$2]));((SUMIF([.Q74:.S74];&quot;&lt;&gt;*&quot;;[.Q74:.S74])/SUMIF([.Q74:.S74];&quot;&lt;&gt;*&quot;;[.Q$2:.S$2]))*[.T$2]);&quot;&quot;)">
            <text:p/>
          </table:table-cell>
          <table:table-cell table:formula="of:=IF((LEN([.T74])=0);&quot;&quot;;CONCATENATE(ROUND([.T74];2);&quot; (&quot;;ROUND((([.T74]/[.T$2])*100);2);&quot;%)&quot;))">
            <text:p/>
          </table:table-cell>
          <table:table-cell table:number-columns-repeated="3"/>
          <table:table-cell table:formula="of:=IF(AND(COUNTA([.V74:.X74]);SUMIF([.V74:.X74];&quot;&lt;&gt;*&quot;;[.V$2:.X$2]));((SUMIF([.V74:.X74];&quot;&lt;&gt;*&quot;;[.V74:.X74])/SUMIF([.V74:.X74];&quot;&lt;&gt;*&quot;;[.V$2:.X$2]))*[.Y$2]);&quot;&quot;)">
            <text:p/>
          </table:table-cell>
          <table:table-cell table:formula="of:=IF((LEN([.Y74])=0);&quot;&quot;;CONCATENATE(ROUND([.Y74];2);&quot; (&quot;;ROUND((([.Y74]/[.Y$2])*100);2);&quot;%)&quot;))">
            <text:p/>
          </table:table-cell>
          <table:table-cell table:number-columns-repeated="3"/>
          <table:table-cell table:formula="of:=IF(AND(COUNTA([.AA74:.AC74]);SUMIF([.AA74:.AC74];&quot;&lt;&gt;*&quot;;[.AA$2:.AC$2]));((SUMIF([.AA74:.AC74];&quot;&lt;&gt;*&quot;;[.AA74:.AC74])/SUMIF([.AA74:.AC74];&quot;&lt;&gt;*&quot;;[.AA$2:.AC$2]))*[.AD$2]);&quot;&quot;)">
            <text:p/>
          </table:table-cell>
          <table:table-cell table:formula="of:=IF((LEN([.AD74])=0);&quot;&quot;;CONCATENATE(ROUND([.AD74];2);&quot; (&quot;;ROUND((([.AD7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5])&gt;0);SUM([.G75:.AF75]));([.E75]/SUM( IF(LEN([.J75])&gt;0;[.J$2];0); IF(LEN([.P75])&gt;0;[.P$2];0); IF(LEN([.U75])&gt;0;[.U$2];0); IF(LEN([.Z75])&gt;0;[.Z$2];0); IF(LEN([.AE75])&gt;0;[.AE$2];0) ));&quot;&quot;)">
            <text:p/>
          </table:table-cell>
          <table:table-cell table:formula="of:=IF(LEN([.C75]);SUM(IF(SUM([.G$2:.I$2]);[.J75];0);IF(SUM([.L$2:.N$2]);[.O75];0);IF(SUM([.Q$2:.S$2]);[.T75];0);IF(SUM([.V$2:.X$2]);[.Y75];0);IF(SUM([.AA$2:.AC$2]);[.AD75];0));&quot;&quot;)">
            <text:p/>
          </table:table-cell>
          <table:table-cell table:number-columns-repeated="4"/>
          <table:table-cell table:formula="of:=IF(AND(COUNTA([.G75:.I75]);SUMIF([.G75:.I75];&quot;&lt;&gt;*&quot;;[.G$2:.I$2]));((SUMIF([.G75:.I75];&quot;&lt;&gt;*&quot;;[.G75:.I75])/SUMIF([.G75:.I75];&quot;&lt;&gt;*&quot;;[.G$2:.I$2]))*[.J$2]);&quot;&quot;)">
            <text:p/>
          </table:table-cell>
          <table:table-cell table:formula="of:=IF((LEN([.J75])=0);&quot;&quot;;CONCATENATE(ROUND([.J75];2);&quot; (&quot;;ROUND((([.J75]/[.J$2])*100);2);&quot;%)&quot;))">
            <text:p/>
          </table:table-cell>
          <table:table-cell table:number-columns-repeated="3"/>
          <table:table-cell table:formula="of:=IF(AND(COUNTA([.L75:.N75]);SUMIF([.L75:.N75];&quot;&lt;&gt;*&quot;;[.L$2:.N$2]));((SUMIF([.L75:.N75];&quot;&lt;&gt;*&quot;;[.L75:.N75])/SUMIF([.L75:.N75];&quot;&lt;&gt;*&quot;;[.L$2:.N$2]))*[.O$2]);&quot;&quot;)">
            <text:p/>
          </table:table-cell>
          <table:table-cell table:formula="of:=IF((LEN([.O75])=0);&quot;&quot;;CONCATENATE(ROUND([.O75];2);&quot; (&quot;;ROUND((([.O75]/[.O$2])*100);2);&quot;%)&quot;))">
            <text:p/>
          </table:table-cell>
          <table:table-cell table:number-columns-repeated="3"/>
          <table:table-cell table:formula="of:=IF(AND(COUNTA([.Q75:.S75]);SUMIF([.Q75:.S75];&quot;&lt;&gt;*&quot;;[.Q$2:.S$2]));((SUMIF([.Q75:.S75];&quot;&lt;&gt;*&quot;;[.Q75:.S75])/SUMIF([.Q75:.S75];&quot;&lt;&gt;*&quot;;[.Q$2:.S$2]))*[.T$2]);&quot;&quot;)">
            <text:p/>
          </table:table-cell>
          <table:table-cell table:formula="of:=IF((LEN([.T75])=0);&quot;&quot;;CONCATENATE(ROUND([.T75];2);&quot; (&quot;;ROUND((([.T75]/[.T$2])*100);2);&quot;%)&quot;))">
            <text:p/>
          </table:table-cell>
          <table:table-cell table:number-columns-repeated="3"/>
          <table:table-cell table:formula="of:=IF(AND(COUNTA([.V75:.X75]);SUMIF([.V75:.X75];&quot;&lt;&gt;*&quot;;[.V$2:.X$2]));((SUMIF([.V75:.X75];&quot;&lt;&gt;*&quot;;[.V75:.X75])/SUMIF([.V75:.X75];&quot;&lt;&gt;*&quot;;[.V$2:.X$2]))*[.Y$2]);&quot;&quot;)">
            <text:p/>
          </table:table-cell>
          <table:table-cell table:formula="of:=IF((LEN([.Y75])=0);&quot;&quot;;CONCATENATE(ROUND([.Y75];2);&quot; (&quot;;ROUND((([.Y75]/[.Y$2])*100);2);&quot;%)&quot;))">
            <text:p/>
          </table:table-cell>
          <table:table-cell table:number-columns-repeated="3"/>
          <table:table-cell table:formula="of:=IF(AND(COUNTA([.AA75:.AC75]);SUMIF([.AA75:.AC75];&quot;&lt;&gt;*&quot;;[.AA$2:.AC$2]));((SUMIF([.AA75:.AC75];&quot;&lt;&gt;*&quot;;[.AA75:.AC75])/SUMIF([.AA75:.AC75];&quot;&lt;&gt;*&quot;;[.AA$2:.AC$2]))*[.AD$2]);&quot;&quot;)">
            <text:p/>
          </table:table-cell>
          <table:table-cell table:formula="of:=IF((LEN([.AD75])=0);&quot;&quot;;CONCATENATE(ROUND([.AD75];2);&quot; (&quot;;ROUND((([.AD7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6])&gt;0);SUM([.G76:.AF76]));([.E76]/SUM( IF(LEN([.J76])&gt;0;[.J$2];0); IF(LEN([.P76])&gt;0;[.P$2];0); IF(LEN([.U76])&gt;0;[.U$2];0); IF(LEN([.Z76])&gt;0;[.Z$2];0); IF(LEN([.AE76])&gt;0;[.AE$2];0) ));&quot;&quot;)">
            <text:p/>
          </table:table-cell>
          <table:table-cell table:formula="of:=IF(LEN([.C76]);SUM(IF(SUM([.G$2:.I$2]);[.J76];0);IF(SUM([.L$2:.N$2]);[.O76];0);IF(SUM([.Q$2:.S$2]);[.T76];0);IF(SUM([.V$2:.X$2]);[.Y76];0);IF(SUM([.AA$2:.AC$2]);[.AD76];0));&quot;&quot;)">
            <text:p/>
          </table:table-cell>
          <table:table-cell table:number-columns-repeated="4"/>
          <table:table-cell table:formula="of:=IF(AND(COUNTA([.G76:.I76]);SUMIF([.G76:.I76];&quot;&lt;&gt;*&quot;;[.G$2:.I$2]));((SUMIF([.G76:.I76];&quot;&lt;&gt;*&quot;;[.G76:.I76])/SUMIF([.G76:.I76];&quot;&lt;&gt;*&quot;;[.G$2:.I$2]))*[.J$2]);&quot;&quot;)">
            <text:p/>
          </table:table-cell>
          <table:table-cell table:formula="of:=IF((LEN([.J76])=0);&quot;&quot;;CONCATENATE(ROUND([.J76];2);&quot; (&quot;;ROUND((([.J76]/[.J$2])*100);2);&quot;%)&quot;))">
            <text:p/>
          </table:table-cell>
          <table:table-cell table:number-columns-repeated="3"/>
          <table:table-cell table:formula="of:=IF(AND(COUNTA([.L76:.N76]);SUMIF([.L76:.N76];&quot;&lt;&gt;*&quot;;[.L$2:.N$2]));((SUMIF([.L76:.N76];&quot;&lt;&gt;*&quot;;[.L76:.N76])/SUMIF([.L76:.N76];&quot;&lt;&gt;*&quot;;[.L$2:.N$2]))*[.O$2]);&quot;&quot;)">
            <text:p/>
          </table:table-cell>
          <table:table-cell table:formula="of:=IF((LEN([.O76])=0);&quot;&quot;;CONCATENATE(ROUND([.O76];2);&quot; (&quot;;ROUND((([.O76]/[.O$2])*100);2);&quot;%)&quot;))">
            <text:p/>
          </table:table-cell>
          <table:table-cell table:number-columns-repeated="3"/>
          <table:table-cell table:formula="of:=IF(AND(COUNTA([.Q76:.S76]);SUMIF([.Q76:.S76];&quot;&lt;&gt;*&quot;;[.Q$2:.S$2]));((SUMIF([.Q76:.S76];&quot;&lt;&gt;*&quot;;[.Q76:.S76])/SUMIF([.Q76:.S76];&quot;&lt;&gt;*&quot;;[.Q$2:.S$2]))*[.T$2]);&quot;&quot;)">
            <text:p/>
          </table:table-cell>
          <table:table-cell table:formula="of:=IF((LEN([.T76])=0);&quot;&quot;;CONCATENATE(ROUND([.T76];2);&quot; (&quot;;ROUND((([.T76]/[.T$2])*100);2);&quot;%)&quot;))">
            <text:p/>
          </table:table-cell>
          <table:table-cell table:number-columns-repeated="3"/>
          <table:table-cell table:formula="of:=IF(AND(COUNTA([.V76:.X76]);SUMIF([.V76:.X76];&quot;&lt;&gt;*&quot;;[.V$2:.X$2]));((SUMIF([.V76:.X76];&quot;&lt;&gt;*&quot;;[.V76:.X76])/SUMIF([.V76:.X76];&quot;&lt;&gt;*&quot;;[.V$2:.X$2]))*[.Y$2]);&quot;&quot;)">
            <text:p/>
          </table:table-cell>
          <table:table-cell table:formula="of:=IF((LEN([.Y76])=0);&quot;&quot;;CONCATENATE(ROUND([.Y76];2);&quot; (&quot;;ROUND((([.Y76]/[.Y$2])*100);2);&quot;%)&quot;))">
            <text:p/>
          </table:table-cell>
          <table:table-cell table:number-columns-repeated="3"/>
          <table:table-cell table:formula="of:=IF(AND(COUNTA([.AA76:.AC76]);SUMIF([.AA76:.AC76];&quot;&lt;&gt;*&quot;;[.AA$2:.AC$2]));((SUMIF([.AA76:.AC76];&quot;&lt;&gt;*&quot;;[.AA76:.AC76])/SUMIF([.AA76:.AC76];&quot;&lt;&gt;*&quot;;[.AA$2:.AC$2]))*[.AD$2]);&quot;&quot;)">
            <text:p/>
          </table:table-cell>
          <table:table-cell table:formula="of:=IF((LEN([.AD76])=0);&quot;&quot;;CONCATENATE(ROUND([.AD76];2);&quot; (&quot;;ROUND((([.AD7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7])&gt;0);SUM([.G77:.AF77]));([.E77]/SUM( IF(LEN([.J77])&gt;0;[.J$2];0); IF(LEN([.P77])&gt;0;[.P$2];0); IF(LEN([.U77])&gt;0;[.U$2];0); IF(LEN([.Z77])&gt;0;[.Z$2];0); IF(LEN([.AE77])&gt;0;[.AE$2];0) ));&quot;&quot;)">
            <text:p/>
          </table:table-cell>
          <table:table-cell table:formula="of:=IF(LEN([.C77]);SUM(IF(SUM([.G$2:.I$2]);[.J77];0);IF(SUM([.L$2:.N$2]);[.O77];0);IF(SUM([.Q$2:.S$2]);[.T77];0);IF(SUM([.V$2:.X$2]);[.Y77];0);IF(SUM([.AA$2:.AC$2]);[.AD77];0));&quot;&quot;)">
            <text:p/>
          </table:table-cell>
          <table:table-cell table:number-columns-repeated="4"/>
          <table:table-cell table:formula="of:=IF(AND(COUNTA([.G77:.I77]);SUMIF([.G77:.I77];&quot;&lt;&gt;*&quot;;[.G$2:.I$2]));((SUMIF([.G77:.I77];&quot;&lt;&gt;*&quot;;[.G77:.I77])/SUMIF([.G77:.I77];&quot;&lt;&gt;*&quot;;[.G$2:.I$2]))*[.J$2]);&quot;&quot;)">
            <text:p/>
          </table:table-cell>
          <table:table-cell table:formula="of:=IF((LEN([.J77])=0);&quot;&quot;;CONCATENATE(ROUND([.J77];2);&quot; (&quot;;ROUND((([.J77]/[.J$2])*100);2);&quot;%)&quot;))">
            <text:p/>
          </table:table-cell>
          <table:table-cell table:number-columns-repeated="3"/>
          <table:table-cell table:formula="of:=IF(AND(COUNTA([.L77:.N77]);SUMIF([.L77:.N77];&quot;&lt;&gt;*&quot;;[.L$2:.N$2]));((SUMIF([.L77:.N77];&quot;&lt;&gt;*&quot;;[.L77:.N77])/SUMIF([.L77:.N77];&quot;&lt;&gt;*&quot;;[.L$2:.N$2]))*[.O$2]);&quot;&quot;)">
            <text:p/>
          </table:table-cell>
          <table:table-cell table:formula="of:=IF((LEN([.O77])=0);&quot;&quot;;CONCATENATE(ROUND([.O77];2);&quot; (&quot;;ROUND((([.O77]/[.O$2])*100);2);&quot;%)&quot;))">
            <text:p/>
          </table:table-cell>
          <table:table-cell table:number-columns-repeated="3"/>
          <table:table-cell table:formula="of:=IF(AND(COUNTA([.Q77:.S77]);SUMIF([.Q77:.S77];&quot;&lt;&gt;*&quot;;[.Q$2:.S$2]));((SUMIF([.Q77:.S77];&quot;&lt;&gt;*&quot;;[.Q77:.S77])/SUMIF([.Q77:.S77];&quot;&lt;&gt;*&quot;;[.Q$2:.S$2]))*[.T$2]);&quot;&quot;)">
            <text:p/>
          </table:table-cell>
          <table:table-cell table:formula="of:=IF((LEN([.T77])=0);&quot;&quot;;CONCATENATE(ROUND([.T77];2);&quot; (&quot;;ROUND((([.T77]/[.T$2])*100);2);&quot;%)&quot;))">
            <text:p/>
          </table:table-cell>
          <table:table-cell table:number-columns-repeated="3"/>
          <table:table-cell table:formula="of:=IF(AND(COUNTA([.V77:.X77]);SUMIF([.V77:.X77];&quot;&lt;&gt;*&quot;;[.V$2:.X$2]));((SUMIF([.V77:.X77];&quot;&lt;&gt;*&quot;;[.V77:.X77])/SUMIF([.V77:.X77];&quot;&lt;&gt;*&quot;;[.V$2:.X$2]))*[.Y$2]);&quot;&quot;)">
            <text:p/>
          </table:table-cell>
          <table:table-cell table:formula="of:=IF((LEN([.Y77])=0);&quot;&quot;;CONCATENATE(ROUND([.Y77];2);&quot; (&quot;;ROUND((([.Y77]/[.Y$2])*100);2);&quot;%)&quot;))">
            <text:p/>
          </table:table-cell>
          <table:table-cell table:number-columns-repeated="3"/>
          <table:table-cell table:formula="of:=IF(AND(COUNTA([.AA77:.AC77]);SUMIF([.AA77:.AC77];&quot;&lt;&gt;*&quot;;[.AA$2:.AC$2]));((SUMIF([.AA77:.AC77];&quot;&lt;&gt;*&quot;;[.AA77:.AC77])/SUMIF([.AA77:.AC77];&quot;&lt;&gt;*&quot;;[.AA$2:.AC$2]))*[.AD$2]);&quot;&quot;)">
            <text:p/>
          </table:table-cell>
          <table:table-cell table:formula="of:=IF((LEN([.AD77])=0);&quot;&quot;;CONCATENATE(ROUND([.AD77];2);&quot; (&quot;;ROUND((([.AD7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8])&gt;0);SUM([.G78:.AF78]));([.E78]/SUM( IF(LEN([.J78])&gt;0;[.J$2];0); IF(LEN([.P78])&gt;0;[.P$2];0); IF(LEN([.U78])&gt;0;[.U$2];0); IF(LEN([.Z78])&gt;0;[.Z$2];0); IF(LEN([.AE78])&gt;0;[.AE$2];0) ));&quot;&quot;)">
            <text:p/>
          </table:table-cell>
          <table:table-cell table:formula="of:=IF(LEN([.C78]);SUM(IF(SUM([.G$2:.I$2]);[.J78];0);IF(SUM([.L$2:.N$2]);[.O78];0);IF(SUM([.Q$2:.S$2]);[.T78];0);IF(SUM([.V$2:.X$2]);[.Y78];0);IF(SUM([.AA$2:.AC$2]);[.AD78];0));&quot;&quot;)">
            <text:p/>
          </table:table-cell>
          <table:table-cell table:number-columns-repeated="4"/>
          <table:table-cell table:formula="of:=IF(AND(COUNTA([.G78:.I78]);SUMIF([.G78:.I78];&quot;&lt;&gt;*&quot;;[.G$2:.I$2]));((SUMIF([.G78:.I78];&quot;&lt;&gt;*&quot;;[.G78:.I78])/SUMIF([.G78:.I78];&quot;&lt;&gt;*&quot;;[.G$2:.I$2]))*[.J$2]);&quot;&quot;)">
            <text:p/>
          </table:table-cell>
          <table:table-cell table:formula="of:=IF((LEN([.J78])=0);&quot;&quot;;CONCATENATE(ROUND([.J78];2);&quot; (&quot;;ROUND((([.J78]/[.J$2])*100);2);&quot;%)&quot;))">
            <text:p/>
          </table:table-cell>
          <table:table-cell table:number-columns-repeated="3"/>
          <table:table-cell table:formula="of:=IF(AND(COUNTA([.L78:.N78]);SUMIF([.L78:.N78];&quot;&lt;&gt;*&quot;;[.L$2:.N$2]));((SUMIF([.L78:.N78];&quot;&lt;&gt;*&quot;;[.L78:.N78])/SUMIF([.L78:.N78];&quot;&lt;&gt;*&quot;;[.L$2:.N$2]))*[.O$2]);&quot;&quot;)">
            <text:p/>
          </table:table-cell>
          <table:table-cell table:formula="of:=IF((LEN([.O78])=0);&quot;&quot;;CONCATENATE(ROUND([.O78];2);&quot; (&quot;;ROUND((([.O78]/[.O$2])*100);2);&quot;%)&quot;))">
            <text:p/>
          </table:table-cell>
          <table:table-cell table:number-columns-repeated="3"/>
          <table:table-cell table:formula="of:=IF(AND(COUNTA([.Q78:.S78]);SUMIF([.Q78:.S78];&quot;&lt;&gt;*&quot;;[.Q$2:.S$2]));((SUMIF([.Q78:.S78];&quot;&lt;&gt;*&quot;;[.Q78:.S78])/SUMIF([.Q78:.S78];&quot;&lt;&gt;*&quot;;[.Q$2:.S$2]))*[.T$2]);&quot;&quot;)">
            <text:p/>
          </table:table-cell>
          <table:table-cell table:formula="of:=IF((LEN([.T78])=0);&quot;&quot;;CONCATENATE(ROUND([.T78];2);&quot; (&quot;;ROUND((([.T78]/[.T$2])*100);2);&quot;%)&quot;))">
            <text:p/>
          </table:table-cell>
          <table:table-cell table:number-columns-repeated="3"/>
          <table:table-cell table:formula="of:=IF(AND(COUNTA([.V78:.X78]);SUMIF([.V78:.X78];&quot;&lt;&gt;*&quot;;[.V$2:.X$2]));((SUMIF([.V78:.X78];&quot;&lt;&gt;*&quot;;[.V78:.X78])/SUMIF([.V78:.X78];&quot;&lt;&gt;*&quot;;[.V$2:.X$2]))*[.Y$2]);&quot;&quot;)">
            <text:p/>
          </table:table-cell>
          <table:table-cell table:formula="of:=IF((LEN([.Y78])=0);&quot;&quot;;CONCATENATE(ROUND([.Y78];2);&quot; (&quot;;ROUND((([.Y78]/[.Y$2])*100);2);&quot;%)&quot;))">
            <text:p/>
          </table:table-cell>
          <table:table-cell table:number-columns-repeated="3"/>
          <table:table-cell table:formula="of:=IF(AND(COUNTA([.AA78:.AC78]);SUMIF([.AA78:.AC78];&quot;&lt;&gt;*&quot;;[.AA$2:.AC$2]));((SUMIF([.AA78:.AC78];&quot;&lt;&gt;*&quot;;[.AA78:.AC78])/SUMIF([.AA78:.AC78];&quot;&lt;&gt;*&quot;;[.AA$2:.AC$2]))*[.AD$2]);&quot;&quot;)">
            <text:p/>
          </table:table-cell>
          <table:table-cell table:formula="of:=IF((LEN([.AD78])=0);&quot;&quot;;CONCATENATE(ROUND([.AD78];2);&quot; (&quot;;ROUND((([.AD7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9])&gt;0);SUM([.G79:.AF79]));([.E79]/SUM( IF(LEN([.J79])&gt;0;[.J$2];0); IF(LEN([.P79])&gt;0;[.P$2];0); IF(LEN([.U79])&gt;0;[.U$2];0); IF(LEN([.Z79])&gt;0;[.Z$2];0); IF(LEN([.AE79])&gt;0;[.AE$2];0) ));&quot;&quot;)">
            <text:p/>
          </table:table-cell>
          <table:table-cell table:formula="of:=IF(LEN([.C79]);SUM(IF(SUM([.G$2:.I$2]);[.J79];0);IF(SUM([.L$2:.N$2]);[.O79];0);IF(SUM([.Q$2:.S$2]);[.T79];0);IF(SUM([.V$2:.X$2]);[.Y79];0);IF(SUM([.AA$2:.AC$2]);[.AD79];0));&quot;&quot;)">
            <text:p/>
          </table:table-cell>
          <table:table-cell table:number-columns-repeated="4"/>
          <table:table-cell table:formula="of:=IF(AND(COUNTA([.G79:.I79]);SUMIF([.G79:.I79];&quot;&lt;&gt;*&quot;;[.G$2:.I$2]));((SUMIF([.G79:.I79];&quot;&lt;&gt;*&quot;;[.G79:.I79])/SUMIF([.G79:.I79];&quot;&lt;&gt;*&quot;;[.G$2:.I$2]))*[.J$2]);&quot;&quot;)">
            <text:p/>
          </table:table-cell>
          <table:table-cell table:formula="of:=IF((LEN([.J79])=0);&quot;&quot;;CONCATENATE(ROUND([.J79];2);&quot; (&quot;;ROUND((([.J79]/[.J$2])*100);2);&quot;%)&quot;))">
            <text:p/>
          </table:table-cell>
          <table:table-cell table:number-columns-repeated="3"/>
          <table:table-cell table:formula="of:=IF(AND(COUNTA([.L79:.N79]);SUMIF([.L79:.N79];&quot;&lt;&gt;*&quot;;[.L$2:.N$2]));((SUMIF([.L79:.N79];&quot;&lt;&gt;*&quot;;[.L79:.N79])/SUMIF([.L79:.N79];&quot;&lt;&gt;*&quot;;[.L$2:.N$2]))*[.O$2]);&quot;&quot;)">
            <text:p/>
          </table:table-cell>
          <table:table-cell table:formula="of:=IF((LEN([.O79])=0);&quot;&quot;;CONCATENATE(ROUND([.O79];2);&quot; (&quot;;ROUND((([.O79]/[.O$2])*100);2);&quot;%)&quot;))">
            <text:p/>
          </table:table-cell>
          <table:table-cell table:number-columns-repeated="3"/>
          <table:table-cell table:formula="of:=IF(AND(COUNTA([.Q79:.S79]);SUMIF([.Q79:.S79];&quot;&lt;&gt;*&quot;;[.Q$2:.S$2]));((SUMIF([.Q79:.S79];&quot;&lt;&gt;*&quot;;[.Q79:.S79])/SUMIF([.Q79:.S79];&quot;&lt;&gt;*&quot;;[.Q$2:.S$2]))*[.T$2]);&quot;&quot;)">
            <text:p/>
          </table:table-cell>
          <table:table-cell table:formula="of:=IF((LEN([.T79])=0);&quot;&quot;;CONCATENATE(ROUND([.T79];2);&quot; (&quot;;ROUND((([.T79]/[.T$2])*100);2);&quot;%)&quot;))">
            <text:p/>
          </table:table-cell>
          <table:table-cell table:number-columns-repeated="3"/>
          <table:table-cell table:formula="of:=IF(AND(COUNTA([.V79:.X79]);SUMIF([.V79:.X79];&quot;&lt;&gt;*&quot;;[.V$2:.X$2]));((SUMIF([.V79:.X79];&quot;&lt;&gt;*&quot;;[.V79:.X79])/SUMIF([.V79:.X79];&quot;&lt;&gt;*&quot;;[.V$2:.X$2]))*[.Y$2]);&quot;&quot;)">
            <text:p/>
          </table:table-cell>
          <table:table-cell table:formula="of:=IF((LEN([.Y79])=0);&quot;&quot;;CONCATENATE(ROUND([.Y79];2);&quot; (&quot;;ROUND((([.Y79]/[.Y$2])*100);2);&quot;%)&quot;))">
            <text:p/>
          </table:table-cell>
          <table:table-cell table:number-columns-repeated="3"/>
          <table:table-cell table:formula="of:=IF(AND(COUNTA([.AA79:.AC79]);SUMIF([.AA79:.AC79];&quot;&lt;&gt;*&quot;;[.AA$2:.AC$2]));((SUMIF([.AA79:.AC79];&quot;&lt;&gt;*&quot;;[.AA79:.AC79])/SUMIF([.AA79:.AC79];&quot;&lt;&gt;*&quot;;[.AA$2:.AC$2]))*[.AD$2]);&quot;&quot;)">
            <text:p/>
          </table:table-cell>
          <table:table-cell table:formula="of:=IF((LEN([.AD79])=0);&quot;&quot;;CONCATENATE(ROUND([.AD79];2);&quot; (&quot;;ROUND((([.AD7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0])&gt;0);SUM([.G80:.AF80]));([.E80]/SUM( IF(LEN([.J80])&gt;0;[.J$2];0); IF(LEN([.P80])&gt;0;[.P$2];0); IF(LEN([.U80])&gt;0;[.U$2];0); IF(LEN([.Z80])&gt;0;[.Z$2];0); IF(LEN([.AE80])&gt;0;[.AE$2];0) ));&quot;&quot;)">
            <text:p/>
          </table:table-cell>
          <table:table-cell table:formula="of:=IF(LEN([.C80]);SUM(IF(SUM([.G$2:.I$2]);[.J80];0);IF(SUM([.L$2:.N$2]);[.O80];0);IF(SUM([.Q$2:.S$2]);[.T80];0);IF(SUM([.V$2:.X$2]);[.Y80];0);IF(SUM([.AA$2:.AC$2]);[.AD80];0));&quot;&quot;)">
            <text:p/>
          </table:table-cell>
          <table:table-cell table:number-columns-repeated="4"/>
          <table:table-cell table:formula="of:=IF(AND(COUNTA([.G80:.I80]);SUMIF([.G80:.I80];&quot;&lt;&gt;*&quot;;[.G$2:.I$2]));((SUMIF([.G80:.I80];&quot;&lt;&gt;*&quot;;[.G80:.I80])/SUMIF([.G80:.I80];&quot;&lt;&gt;*&quot;;[.G$2:.I$2]))*[.J$2]);&quot;&quot;)">
            <text:p/>
          </table:table-cell>
          <table:table-cell table:formula="of:=IF((LEN([.J80])=0);&quot;&quot;;CONCATENATE(ROUND([.J80];2);&quot; (&quot;;ROUND((([.J80]/[.J$2])*100);2);&quot;%)&quot;))">
            <text:p/>
          </table:table-cell>
          <table:table-cell table:number-columns-repeated="3"/>
          <table:table-cell table:formula="of:=IF(AND(COUNTA([.L80:.N80]);SUMIF([.L80:.N80];&quot;&lt;&gt;*&quot;;[.L$2:.N$2]));((SUMIF([.L80:.N80];&quot;&lt;&gt;*&quot;;[.L80:.N80])/SUMIF([.L80:.N80];&quot;&lt;&gt;*&quot;;[.L$2:.N$2]))*[.O$2]);&quot;&quot;)">
            <text:p/>
          </table:table-cell>
          <table:table-cell table:formula="of:=IF((LEN([.O80])=0);&quot;&quot;;CONCATENATE(ROUND([.O80];2);&quot; (&quot;;ROUND((([.O80]/[.O$2])*100);2);&quot;%)&quot;))">
            <text:p/>
          </table:table-cell>
          <table:table-cell table:number-columns-repeated="3"/>
          <table:table-cell table:formula="of:=IF(AND(COUNTA([.Q80:.S80]);SUMIF([.Q80:.S80];&quot;&lt;&gt;*&quot;;[.Q$2:.S$2]));((SUMIF([.Q80:.S80];&quot;&lt;&gt;*&quot;;[.Q80:.S80])/SUMIF([.Q80:.S80];&quot;&lt;&gt;*&quot;;[.Q$2:.S$2]))*[.T$2]);&quot;&quot;)">
            <text:p/>
          </table:table-cell>
          <table:table-cell table:formula="of:=IF((LEN([.T80])=0);&quot;&quot;;CONCATENATE(ROUND([.T80];2);&quot; (&quot;;ROUND((([.T80]/[.T$2])*100);2);&quot;%)&quot;))">
            <text:p/>
          </table:table-cell>
          <table:table-cell table:number-columns-repeated="3"/>
          <table:table-cell table:formula="of:=IF(AND(COUNTA([.V80:.X80]);SUMIF([.V80:.X80];&quot;&lt;&gt;*&quot;;[.V$2:.X$2]));((SUMIF([.V80:.X80];&quot;&lt;&gt;*&quot;;[.V80:.X80])/SUMIF([.V80:.X80];&quot;&lt;&gt;*&quot;;[.V$2:.X$2]))*[.Y$2]);&quot;&quot;)">
            <text:p/>
          </table:table-cell>
          <table:table-cell table:formula="of:=IF((LEN([.Y80])=0);&quot;&quot;;CONCATENATE(ROUND([.Y80];2);&quot; (&quot;;ROUND((([.Y80]/[.Y$2])*100);2);&quot;%)&quot;))">
            <text:p/>
          </table:table-cell>
          <table:table-cell table:number-columns-repeated="3"/>
          <table:table-cell table:formula="of:=IF(AND(COUNTA([.AA80:.AC80]);SUMIF([.AA80:.AC80];&quot;&lt;&gt;*&quot;;[.AA$2:.AC$2]));((SUMIF([.AA80:.AC80];&quot;&lt;&gt;*&quot;;[.AA80:.AC80])/SUMIF([.AA80:.AC80];&quot;&lt;&gt;*&quot;;[.AA$2:.AC$2]))*[.AD$2]);&quot;&quot;)">
            <text:p/>
          </table:table-cell>
          <table:table-cell table:formula="of:=IF((LEN([.AD80])=0);&quot;&quot;;CONCATENATE(ROUND([.AD80];2);&quot; (&quot;;ROUND((([.AD8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1])&gt;0);SUM([.G81:.AF81]));([.E81]/SUM( IF(LEN([.J81])&gt;0;[.J$2];0); IF(LEN([.P81])&gt;0;[.P$2];0); IF(LEN([.U81])&gt;0;[.U$2];0); IF(LEN([.Z81])&gt;0;[.Z$2];0); IF(LEN([.AE81])&gt;0;[.AE$2];0) ));&quot;&quot;)">
            <text:p/>
          </table:table-cell>
          <table:table-cell table:formula="of:=IF(LEN([.C81]);SUM(IF(SUM([.G$2:.I$2]);[.J81];0);IF(SUM([.L$2:.N$2]);[.O81];0);IF(SUM([.Q$2:.S$2]);[.T81];0);IF(SUM([.V$2:.X$2]);[.Y81];0);IF(SUM([.AA$2:.AC$2]);[.AD81];0));&quot;&quot;)">
            <text:p/>
          </table:table-cell>
          <table:table-cell table:number-columns-repeated="4"/>
          <table:table-cell table:formula="of:=IF(AND(COUNTA([.G81:.I81]);SUMIF([.G81:.I81];&quot;&lt;&gt;*&quot;;[.G$2:.I$2]));((SUMIF([.G81:.I81];&quot;&lt;&gt;*&quot;;[.G81:.I81])/SUMIF([.G81:.I81];&quot;&lt;&gt;*&quot;;[.G$2:.I$2]))*[.J$2]);&quot;&quot;)">
            <text:p/>
          </table:table-cell>
          <table:table-cell table:formula="of:=IF((LEN([.J81])=0);&quot;&quot;;CONCATENATE(ROUND([.J81];2);&quot; (&quot;;ROUND((([.J81]/[.J$2])*100);2);&quot;%)&quot;))">
            <text:p/>
          </table:table-cell>
          <table:table-cell table:number-columns-repeated="3"/>
          <table:table-cell table:formula="of:=IF(AND(COUNTA([.L81:.N81]);SUMIF([.L81:.N81];&quot;&lt;&gt;*&quot;;[.L$2:.N$2]));((SUMIF([.L81:.N81];&quot;&lt;&gt;*&quot;;[.L81:.N81])/SUMIF([.L81:.N81];&quot;&lt;&gt;*&quot;;[.L$2:.N$2]))*[.O$2]);&quot;&quot;)">
            <text:p/>
          </table:table-cell>
          <table:table-cell table:formula="of:=IF((LEN([.O81])=0);&quot;&quot;;CONCATENATE(ROUND([.O81];2);&quot; (&quot;;ROUND((([.O81]/[.O$2])*100);2);&quot;%)&quot;))">
            <text:p/>
          </table:table-cell>
          <table:table-cell table:number-columns-repeated="3"/>
          <table:table-cell table:formula="of:=IF(AND(COUNTA([.Q81:.S81]);SUMIF([.Q81:.S81];&quot;&lt;&gt;*&quot;;[.Q$2:.S$2]));((SUMIF([.Q81:.S81];&quot;&lt;&gt;*&quot;;[.Q81:.S81])/SUMIF([.Q81:.S81];&quot;&lt;&gt;*&quot;;[.Q$2:.S$2]))*[.T$2]);&quot;&quot;)">
            <text:p/>
          </table:table-cell>
          <table:table-cell table:formula="of:=IF((LEN([.T81])=0);&quot;&quot;;CONCATENATE(ROUND([.T81];2);&quot; (&quot;;ROUND((([.T81]/[.T$2])*100);2);&quot;%)&quot;))">
            <text:p/>
          </table:table-cell>
          <table:table-cell table:number-columns-repeated="3"/>
          <table:table-cell table:formula="of:=IF(AND(COUNTA([.V81:.X81]);SUMIF([.V81:.X81];&quot;&lt;&gt;*&quot;;[.V$2:.X$2]));((SUMIF([.V81:.X81];&quot;&lt;&gt;*&quot;;[.V81:.X81])/SUMIF([.V81:.X81];&quot;&lt;&gt;*&quot;;[.V$2:.X$2]))*[.Y$2]);&quot;&quot;)">
            <text:p/>
          </table:table-cell>
          <table:table-cell table:formula="of:=IF((LEN([.Y81])=0);&quot;&quot;;CONCATENATE(ROUND([.Y81];2);&quot; (&quot;;ROUND((([.Y81]/[.Y$2])*100);2);&quot;%)&quot;))">
            <text:p/>
          </table:table-cell>
          <table:table-cell table:number-columns-repeated="3"/>
          <table:table-cell table:formula="of:=IF(AND(COUNTA([.AA81:.AC81]);SUMIF([.AA81:.AC81];&quot;&lt;&gt;*&quot;;[.AA$2:.AC$2]));((SUMIF([.AA81:.AC81];&quot;&lt;&gt;*&quot;;[.AA81:.AC81])/SUMIF([.AA81:.AC81];&quot;&lt;&gt;*&quot;;[.AA$2:.AC$2]))*[.AD$2]);&quot;&quot;)">
            <text:p/>
          </table:table-cell>
          <table:table-cell table:formula="of:=IF((LEN([.AD81])=0);&quot;&quot;;CONCATENATE(ROUND([.AD81];2);&quot; (&quot;;ROUND((([.AD8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2])&gt;0);SUM([.G82:.AF82]));([.E82]/SUM( IF(LEN([.J82])&gt;0;[.J$2];0); IF(LEN([.P82])&gt;0;[.P$2];0); IF(LEN([.U82])&gt;0;[.U$2];0); IF(LEN([.Z82])&gt;0;[.Z$2];0); IF(LEN([.AE82])&gt;0;[.AE$2];0) ));&quot;&quot;)">
            <text:p/>
          </table:table-cell>
          <table:table-cell table:formula="of:=IF(LEN([.C82]);SUM(IF(SUM([.G$2:.I$2]);[.J82];0);IF(SUM([.L$2:.N$2]);[.O82];0);IF(SUM([.Q$2:.S$2]);[.T82];0);IF(SUM([.V$2:.X$2]);[.Y82];0);IF(SUM([.AA$2:.AC$2]);[.AD82];0));&quot;&quot;)">
            <text:p/>
          </table:table-cell>
          <table:table-cell table:number-columns-repeated="4"/>
          <table:table-cell table:formula="of:=IF(AND(COUNTA([.G82:.I82]);SUMIF([.G82:.I82];&quot;&lt;&gt;*&quot;;[.G$2:.I$2]));((SUMIF([.G82:.I82];&quot;&lt;&gt;*&quot;;[.G82:.I82])/SUMIF([.G82:.I82];&quot;&lt;&gt;*&quot;;[.G$2:.I$2]))*[.J$2]);&quot;&quot;)">
            <text:p/>
          </table:table-cell>
          <table:table-cell table:formula="of:=IF((LEN([.J82])=0);&quot;&quot;;CONCATENATE(ROUND([.J82];2);&quot; (&quot;;ROUND((([.J82]/[.J$2])*100);2);&quot;%)&quot;))">
            <text:p/>
          </table:table-cell>
          <table:table-cell table:number-columns-repeated="3"/>
          <table:table-cell table:formula="of:=IF(AND(COUNTA([.L82:.N82]);SUMIF([.L82:.N82];&quot;&lt;&gt;*&quot;;[.L$2:.N$2]));((SUMIF([.L82:.N82];&quot;&lt;&gt;*&quot;;[.L82:.N82])/SUMIF([.L82:.N82];&quot;&lt;&gt;*&quot;;[.L$2:.N$2]))*[.O$2]);&quot;&quot;)">
            <text:p/>
          </table:table-cell>
          <table:table-cell table:formula="of:=IF((LEN([.O82])=0);&quot;&quot;;CONCATENATE(ROUND([.O82];2);&quot; (&quot;;ROUND((([.O82]/[.O$2])*100);2);&quot;%)&quot;))">
            <text:p/>
          </table:table-cell>
          <table:table-cell table:number-columns-repeated="3"/>
          <table:table-cell table:formula="of:=IF(AND(COUNTA([.Q82:.S82]);SUMIF([.Q82:.S82];&quot;&lt;&gt;*&quot;;[.Q$2:.S$2]));((SUMIF([.Q82:.S82];&quot;&lt;&gt;*&quot;;[.Q82:.S82])/SUMIF([.Q82:.S82];&quot;&lt;&gt;*&quot;;[.Q$2:.S$2]))*[.T$2]);&quot;&quot;)">
            <text:p/>
          </table:table-cell>
          <table:table-cell table:formula="of:=IF((LEN([.T82])=0);&quot;&quot;;CONCATENATE(ROUND([.T82];2);&quot; (&quot;;ROUND((([.T82]/[.T$2])*100);2);&quot;%)&quot;))">
            <text:p/>
          </table:table-cell>
          <table:table-cell table:number-columns-repeated="3"/>
          <table:table-cell table:formula="of:=IF(AND(COUNTA([.V82:.X82]);SUMIF([.V82:.X82];&quot;&lt;&gt;*&quot;;[.V$2:.X$2]));((SUMIF([.V82:.X82];&quot;&lt;&gt;*&quot;;[.V82:.X82])/SUMIF([.V82:.X82];&quot;&lt;&gt;*&quot;;[.V$2:.X$2]))*[.Y$2]);&quot;&quot;)">
            <text:p/>
          </table:table-cell>
          <table:table-cell table:formula="of:=IF((LEN([.Y82])=0);&quot;&quot;;CONCATENATE(ROUND([.Y82];2);&quot; (&quot;;ROUND((([.Y82]/[.Y$2])*100);2);&quot;%)&quot;))">
            <text:p/>
          </table:table-cell>
          <table:table-cell table:number-columns-repeated="3"/>
          <table:table-cell table:formula="of:=IF(AND(COUNTA([.AA82:.AC82]);SUMIF([.AA82:.AC82];&quot;&lt;&gt;*&quot;;[.AA$2:.AC$2]));((SUMIF([.AA82:.AC82];&quot;&lt;&gt;*&quot;;[.AA82:.AC82])/SUMIF([.AA82:.AC82];&quot;&lt;&gt;*&quot;;[.AA$2:.AC$2]))*[.AD$2]);&quot;&quot;)">
            <text:p/>
          </table:table-cell>
          <table:table-cell table:formula="of:=IF((LEN([.AD82])=0);&quot;&quot;;CONCATENATE(ROUND([.AD82];2);&quot; (&quot;;ROUND((([.AD8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3])&gt;0);SUM([.G83:.AF83]));([.E83]/SUM( IF(LEN([.J83])&gt;0;[.J$2];0); IF(LEN([.P83])&gt;0;[.P$2];0); IF(LEN([.U83])&gt;0;[.U$2];0); IF(LEN([.Z83])&gt;0;[.Z$2];0); IF(LEN([.AE83])&gt;0;[.AE$2];0) ));&quot;&quot;)">
            <text:p/>
          </table:table-cell>
          <table:table-cell table:formula="of:=IF(LEN([.C83]);SUM(IF(SUM([.G$2:.I$2]);[.J83];0);IF(SUM([.L$2:.N$2]);[.O83];0);IF(SUM([.Q$2:.S$2]);[.T83];0);IF(SUM([.V$2:.X$2]);[.Y83];0);IF(SUM([.AA$2:.AC$2]);[.AD83];0));&quot;&quot;)">
            <text:p/>
          </table:table-cell>
          <table:table-cell table:number-columns-repeated="4"/>
          <table:table-cell table:formula="of:=IF(AND(COUNTA([.G83:.I83]);SUMIF([.G83:.I83];&quot;&lt;&gt;*&quot;;[.G$2:.I$2]));((SUMIF([.G83:.I83];&quot;&lt;&gt;*&quot;;[.G83:.I83])/SUMIF([.G83:.I83];&quot;&lt;&gt;*&quot;;[.G$2:.I$2]))*[.J$2]);&quot;&quot;)">
            <text:p/>
          </table:table-cell>
          <table:table-cell table:formula="of:=IF((LEN([.J83])=0);&quot;&quot;;CONCATENATE(ROUND([.J83];2);&quot; (&quot;;ROUND((([.J83]/[.J$2])*100);2);&quot;%)&quot;))">
            <text:p/>
          </table:table-cell>
          <table:table-cell table:number-columns-repeated="3"/>
          <table:table-cell table:formula="of:=IF(AND(COUNTA([.L83:.N83]);SUMIF([.L83:.N83];&quot;&lt;&gt;*&quot;;[.L$2:.N$2]));((SUMIF([.L83:.N83];&quot;&lt;&gt;*&quot;;[.L83:.N83])/SUMIF([.L83:.N83];&quot;&lt;&gt;*&quot;;[.L$2:.N$2]))*[.O$2]);&quot;&quot;)">
            <text:p/>
          </table:table-cell>
          <table:table-cell table:formula="of:=IF((LEN([.O83])=0);&quot;&quot;;CONCATENATE(ROUND([.O83];2);&quot; (&quot;;ROUND((([.O83]/[.O$2])*100);2);&quot;%)&quot;))">
            <text:p/>
          </table:table-cell>
          <table:table-cell table:number-columns-repeated="3"/>
          <table:table-cell table:formula="of:=IF(AND(COUNTA([.Q83:.S83]);SUMIF([.Q83:.S83];&quot;&lt;&gt;*&quot;;[.Q$2:.S$2]));((SUMIF([.Q83:.S83];&quot;&lt;&gt;*&quot;;[.Q83:.S83])/SUMIF([.Q83:.S83];&quot;&lt;&gt;*&quot;;[.Q$2:.S$2]))*[.T$2]);&quot;&quot;)">
            <text:p/>
          </table:table-cell>
          <table:table-cell table:formula="of:=IF((LEN([.T83])=0);&quot;&quot;;CONCATENATE(ROUND([.T83];2);&quot; (&quot;;ROUND((([.T83]/[.T$2])*100);2);&quot;%)&quot;))">
            <text:p/>
          </table:table-cell>
          <table:table-cell table:number-columns-repeated="3"/>
          <table:table-cell table:formula="of:=IF(AND(COUNTA([.V83:.X83]);SUMIF([.V83:.X83];&quot;&lt;&gt;*&quot;;[.V$2:.X$2]));((SUMIF([.V83:.X83];&quot;&lt;&gt;*&quot;;[.V83:.X83])/SUMIF([.V83:.X83];&quot;&lt;&gt;*&quot;;[.V$2:.X$2]))*[.Y$2]);&quot;&quot;)">
            <text:p/>
          </table:table-cell>
          <table:table-cell table:formula="of:=IF((LEN([.Y83])=0);&quot;&quot;;CONCATENATE(ROUND([.Y83];2);&quot; (&quot;;ROUND((([.Y83]/[.Y$2])*100);2);&quot;%)&quot;))">
            <text:p/>
          </table:table-cell>
          <table:table-cell table:number-columns-repeated="3"/>
          <table:table-cell table:formula="of:=IF(AND(COUNTA([.AA83:.AC83]);SUMIF([.AA83:.AC83];&quot;&lt;&gt;*&quot;;[.AA$2:.AC$2]));((SUMIF([.AA83:.AC83];&quot;&lt;&gt;*&quot;;[.AA83:.AC83])/SUMIF([.AA83:.AC83];&quot;&lt;&gt;*&quot;;[.AA$2:.AC$2]))*[.AD$2]);&quot;&quot;)">
            <text:p/>
          </table:table-cell>
          <table:table-cell table:formula="of:=IF((LEN([.AD83])=0);&quot;&quot;;CONCATENATE(ROUND([.AD83];2);&quot; (&quot;;ROUND((([.AD8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4])&gt;0);SUM([.G84:.AF84]));([.E84]/SUM( IF(LEN([.J84])&gt;0;[.J$2];0); IF(LEN([.P84])&gt;0;[.P$2];0); IF(LEN([.U84])&gt;0;[.U$2];0); IF(LEN([.Z84])&gt;0;[.Z$2];0); IF(LEN([.AE84])&gt;0;[.AE$2];0) ));&quot;&quot;)">
            <text:p/>
          </table:table-cell>
          <table:table-cell table:formula="of:=IF(LEN([.C84]);SUM(IF(SUM([.G$2:.I$2]);[.J84];0);IF(SUM([.L$2:.N$2]);[.O84];0);IF(SUM([.Q$2:.S$2]);[.T84];0);IF(SUM([.V$2:.X$2]);[.Y84];0);IF(SUM([.AA$2:.AC$2]);[.AD84];0));&quot;&quot;)">
            <text:p/>
          </table:table-cell>
          <table:table-cell table:number-columns-repeated="4"/>
          <table:table-cell table:formula="of:=IF(AND(COUNTA([.G84:.I84]);SUMIF([.G84:.I84];&quot;&lt;&gt;*&quot;;[.G$2:.I$2]));((SUMIF([.G84:.I84];&quot;&lt;&gt;*&quot;;[.G84:.I84])/SUMIF([.G84:.I84];&quot;&lt;&gt;*&quot;;[.G$2:.I$2]))*[.J$2]);&quot;&quot;)">
            <text:p/>
          </table:table-cell>
          <table:table-cell table:formula="of:=IF((LEN([.J84])=0);&quot;&quot;;CONCATENATE(ROUND([.J84];2);&quot; (&quot;;ROUND((([.J84]/[.J$2])*100);2);&quot;%)&quot;))">
            <text:p/>
          </table:table-cell>
          <table:table-cell table:number-columns-repeated="3"/>
          <table:table-cell table:formula="of:=IF(AND(COUNTA([.L84:.N84]);SUMIF([.L84:.N84];&quot;&lt;&gt;*&quot;;[.L$2:.N$2]));((SUMIF([.L84:.N84];&quot;&lt;&gt;*&quot;;[.L84:.N84])/SUMIF([.L84:.N84];&quot;&lt;&gt;*&quot;;[.L$2:.N$2]))*[.O$2]);&quot;&quot;)">
            <text:p/>
          </table:table-cell>
          <table:table-cell table:formula="of:=IF((LEN([.O84])=0);&quot;&quot;;CONCATENATE(ROUND([.O84];2);&quot; (&quot;;ROUND((([.O84]/[.O$2])*100);2);&quot;%)&quot;))">
            <text:p/>
          </table:table-cell>
          <table:table-cell table:number-columns-repeated="3"/>
          <table:table-cell table:formula="of:=IF(AND(COUNTA([.Q84:.S84]);SUMIF([.Q84:.S84];&quot;&lt;&gt;*&quot;;[.Q$2:.S$2]));((SUMIF([.Q84:.S84];&quot;&lt;&gt;*&quot;;[.Q84:.S84])/SUMIF([.Q84:.S84];&quot;&lt;&gt;*&quot;;[.Q$2:.S$2]))*[.T$2]);&quot;&quot;)">
            <text:p/>
          </table:table-cell>
          <table:table-cell table:formula="of:=IF((LEN([.T84])=0);&quot;&quot;;CONCATENATE(ROUND([.T84];2);&quot; (&quot;;ROUND((([.T84]/[.T$2])*100);2);&quot;%)&quot;))">
            <text:p/>
          </table:table-cell>
          <table:table-cell table:number-columns-repeated="3"/>
          <table:table-cell table:formula="of:=IF(AND(COUNTA([.V84:.X84]);SUMIF([.V84:.X84];&quot;&lt;&gt;*&quot;;[.V$2:.X$2]));((SUMIF([.V84:.X84];&quot;&lt;&gt;*&quot;;[.V84:.X84])/SUMIF([.V84:.X84];&quot;&lt;&gt;*&quot;;[.V$2:.X$2]))*[.Y$2]);&quot;&quot;)">
            <text:p/>
          </table:table-cell>
          <table:table-cell table:formula="of:=IF((LEN([.Y84])=0);&quot;&quot;;CONCATENATE(ROUND([.Y84];2);&quot; (&quot;;ROUND((([.Y84]/[.Y$2])*100);2);&quot;%)&quot;))">
            <text:p/>
          </table:table-cell>
          <table:table-cell table:number-columns-repeated="3"/>
          <table:table-cell table:formula="of:=IF(AND(COUNTA([.AA84:.AC84]);SUMIF([.AA84:.AC84];&quot;&lt;&gt;*&quot;;[.AA$2:.AC$2]));((SUMIF([.AA84:.AC84];&quot;&lt;&gt;*&quot;;[.AA84:.AC84])/SUMIF([.AA84:.AC84];&quot;&lt;&gt;*&quot;;[.AA$2:.AC$2]))*[.AD$2]);&quot;&quot;)">
            <text:p/>
          </table:table-cell>
          <table:table-cell table:formula="of:=IF((LEN([.AD84])=0);&quot;&quot;;CONCATENATE(ROUND([.AD84];2);&quot; (&quot;;ROUND((([.AD8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5])&gt;0);SUM([.G85:.AF85]));([.E85]/SUM( IF(LEN([.J85])&gt;0;[.J$2];0); IF(LEN([.P85])&gt;0;[.P$2];0); IF(LEN([.U85])&gt;0;[.U$2];0); IF(LEN([.Z85])&gt;0;[.Z$2];0); IF(LEN([.AE85])&gt;0;[.AE$2];0) ));&quot;&quot;)">
            <text:p/>
          </table:table-cell>
          <table:table-cell table:formula="of:=IF(LEN([.C85]);SUM(IF(SUM([.G$2:.I$2]);[.J85];0);IF(SUM([.L$2:.N$2]);[.O85];0);IF(SUM([.Q$2:.S$2]);[.T85];0);IF(SUM([.V$2:.X$2]);[.Y85];0);IF(SUM([.AA$2:.AC$2]);[.AD85];0));&quot;&quot;)">
            <text:p/>
          </table:table-cell>
          <table:table-cell table:number-columns-repeated="4"/>
          <table:table-cell table:formula="of:=IF(AND(COUNTA([.G85:.I85]);SUMIF([.G85:.I85];&quot;&lt;&gt;*&quot;;[.G$2:.I$2]));((SUMIF([.G85:.I85];&quot;&lt;&gt;*&quot;;[.G85:.I85])/SUMIF([.G85:.I85];&quot;&lt;&gt;*&quot;;[.G$2:.I$2]))*[.J$2]);&quot;&quot;)">
            <text:p/>
          </table:table-cell>
          <table:table-cell table:formula="of:=IF((LEN([.J85])=0);&quot;&quot;;CONCATENATE(ROUND([.J85];2);&quot; (&quot;;ROUND((([.J85]/[.J$2])*100);2);&quot;%)&quot;))">
            <text:p/>
          </table:table-cell>
          <table:table-cell table:number-columns-repeated="3"/>
          <table:table-cell table:formula="of:=IF(AND(COUNTA([.L85:.N85]);SUMIF([.L85:.N85];&quot;&lt;&gt;*&quot;;[.L$2:.N$2]));((SUMIF([.L85:.N85];&quot;&lt;&gt;*&quot;;[.L85:.N85])/SUMIF([.L85:.N85];&quot;&lt;&gt;*&quot;;[.L$2:.N$2]))*[.O$2]);&quot;&quot;)">
            <text:p/>
          </table:table-cell>
          <table:table-cell table:formula="of:=IF((LEN([.O85])=0);&quot;&quot;;CONCATENATE(ROUND([.O85];2);&quot; (&quot;;ROUND((([.O85]/[.O$2])*100);2);&quot;%)&quot;))">
            <text:p/>
          </table:table-cell>
          <table:table-cell table:number-columns-repeated="3"/>
          <table:table-cell table:formula="of:=IF(AND(COUNTA([.Q85:.S85]);SUMIF([.Q85:.S85];&quot;&lt;&gt;*&quot;;[.Q$2:.S$2]));((SUMIF([.Q85:.S85];&quot;&lt;&gt;*&quot;;[.Q85:.S85])/SUMIF([.Q85:.S85];&quot;&lt;&gt;*&quot;;[.Q$2:.S$2]))*[.T$2]);&quot;&quot;)">
            <text:p/>
          </table:table-cell>
          <table:table-cell table:formula="of:=IF((LEN([.T85])=0);&quot;&quot;;CONCATENATE(ROUND([.T85];2);&quot; (&quot;;ROUND((([.T85]/[.T$2])*100);2);&quot;%)&quot;))">
            <text:p/>
          </table:table-cell>
          <table:table-cell table:number-columns-repeated="3"/>
          <table:table-cell table:formula="of:=IF(AND(COUNTA([.V85:.X85]);SUMIF([.V85:.X85];&quot;&lt;&gt;*&quot;;[.V$2:.X$2]));((SUMIF([.V85:.X85];&quot;&lt;&gt;*&quot;;[.V85:.X85])/SUMIF([.V85:.X85];&quot;&lt;&gt;*&quot;;[.V$2:.X$2]))*[.Y$2]);&quot;&quot;)">
            <text:p/>
          </table:table-cell>
          <table:table-cell table:formula="of:=IF((LEN([.Y85])=0);&quot;&quot;;CONCATENATE(ROUND([.Y85];2);&quot; (&quot;;ROUND((([.Y85]/[.Y$2])*100);2);&quot;%)&quot;))">
            <text:p/>
          </table:table-cell>
          <table:table-cell table:number-columns-repeated="3"/>
          <table:table-cell table:formula="of:=IF(AND(COUNTA([.AA85:.AC85]);SUMIF([.AA85:.AC85];&quot;&lt;&gt;*&quot;;[.AA$2:.AC$2]));((SUMIF([.AA85:.AC85];&quot;&lt;&gt;*&quot;;[.AA85:.AC85])/SUMIF([.AA85:.AC85];&quot;&lt;&gt;*&quot;;[.AA$2:.AC$2]))*[.AD$2]);&quot;&quot;)">
            <text:p/>
          </table:table-cell>
          <table:table-cell table:formula="of:=IF((LEN([.AD85])=0);&quot;&quot;;CONCATENATE(ROUND([.AD85];2);&quot; (&quot;;ROUND((([.AD8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6])&gt;0);SUM([.G86:.AF86]));([.E86]/SUM( IF(LEN([.J86])&gt;0;[.J$2];0); IF(LEN([.P86])&gt;0;[.P$2];0); IF(LEN([.U86])&gt;0;[.U$2];0); IF(LEN([.Z86])&gt;0;[.Z$2];0); IF(LEN([.AE86])&gt;0;[.AE$2];0) ));&quot;&quot;)">
            <text:p/>
          </table:table-cell>
          <table:table-cell table:formula="of:=IF(LEN([.C86]);SUM(IF(SUM([.G$2:.I$2]);[.J86];0);IF(SUM([.L$2:.N$2]);[.O86];0);IF(SUM([.Q$2:.S$2]);[.T86];0);IF(SUM([.V$2:.X$2]);[.Y86];0);IF(SUM([.AA$2:.AC$2]);[.AD86];0));&quot;&quot;)">
            <text:p/>
          </table:table-cell>
          <table:table-cell table:number-columns-repeated="4"/>
          <table:table-cell table:formula="of:=IF(AND(COUNTA([.G86:.I86]);SUMIF([.G86:.I86];&quot;&lt;&gt;*&quot;;[.G$2:.I$2]));((SUMIF([.G86:.I86];&quot;&lt;&gt;*&quot;;[.G86:.I86])/SUMIF([.G86:.I86];&quot;&lt;&gt;*&quot;;[.G$2:.I$2]))*[.J$2]);&quot;&quot;)">
            <text:p/>
          </table:table-cell>
          <table:table-cell table:formula="of:=IF((LEN([.J86])=0);&quot;&quot;;CONCATENATE(ROUND([.J86];2);&quot; (&quot;;ROUND((([.J86]/[.J$2])*100);2);&quot;%)&quot;))">
            <text:p/>
          </table:table-cell>
          <table:table-cell table:number-columns-repeated="3"/>
          <table:table-cell table:formula="of:=IF(AND(COUNTA([.L86:.N86]);SUMIF([.L86:.N86];&quot;&lt;&gt;*&quot;;[.L$2:.N$2]));((SUMIF([.L86:.N86];&quot;&lt;&gt;*&quot;;[.L86:.N86])/SUMIF([.L86:.N86];&quot;&lt;&gt;*&quot;;[.L$2:.N$2]))*[.O$2]);&quot;&quot;)">
            <text:p/>
          </table:table-cell>
          <table:table-cell table:formula="of:=IF((LEN([.O86])=0);&quot;&quot;;CONCATENATE(ROUND([.O86];2);&quot; (&quot;;ROUND((([.O86]/[.O$2])*100);2);&quot;%)&quot;))">
            <text:p/>
          </table:table-cell>
          <table:table-cell table:number-columns-repeated="3"/>
          <table:table-cell table:formula="of:=IF(AND(COUNTA([.Q86:.S86]);SUMIF([.Q86:.S86];&quot;&lt;&gt;*&quot;;[.Q$2:.S$2]));((SUMIF([.Q86:.S86];&quot;&lt;&gt;*&quot;;[.Q86:.S86])/SUMIF([.Q86:.S86];&quot;&lt;&gt;*&quot;;[.Q$2:.S$2]))*[.T$2]);&quot;&quot;)">
            <text:p/>
          </table:table-cell>
          <table:table-cell table:formula="of:=IF((LEN([.T86])=0);&quot;&quot;;CONCATENATE(ROUND([.T86];2);&quot; (&quot;;ROUND((([.T86]/[.T$2])*100);2);&quot;%)&quot;))">
            <text:p/>
          </table:table-cell>
          <table:table-cell table:number-columns-repeated="3"/>
          <table:table-cell table:formula="of:=IF(AND(COUNTA([.V86:.X86]);SUMIF([.V86:.X86];&quot;&lt;&gt;*&quot;;[.V$2:.X$2]));((SUMIF([.V86:.X86];&quot;&lt;&gt;*&quot;;[.V86:.X86])/SUMIF([.V86:.X86];&quot;&lt;&gt;*&quot;;[.V$2:.X$2]))*[.Y$2]);&quot;&quot;)">
            <text:p/>
          </table:table-cell>
          <table:table-cell table:formula="of:=IF((LEN([.Y86])=0);&quot;&quot;;CONCATENATE(ROUND([.Y86];2);&quot; (&quot;;ROUND((([.Y86]/[.Y$2])*100);2);&quot;%)&quot;))">
            <text:p/>
          </table:table-cell>
          <table:table-cell table:number-columns-repeated="3"/>
          <table:table-cell table:formula="of:=IF(AND(COUNTA([.AA86:.AC86]);SUMIF([.AA86:.AC86];&quot;&lt;&gt;*&quot;;[.AA$2:.AC$2]));((SUMIF([.AA86:.AC86];&quot;&lt;&gt;*&quot;;[.AA86:.AC86])/SUMIF([.AA86:.AC86];&quot;&lt;&gt;*&quot;;[.AA$2:.AC$2]))*[.AD$2]);&quot;&quot;)">
            <text:p/>
          </table:table-cell>
          <table:table-cell table:formula="of:=IF((LEN([.AD86])=0);&quot;&quot;;CONCATENATE(ROUND([.AD86];2);&quot; (&quot;;ROUND((([.AD8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7])&gt;0);SUM([.G87:.AF87]));([.E87]/SUM( IF(LEN([.J87])&gt;0;[.J$2];0); IF(LEN([.P87])&gt;0;[.P$2];0); IF(LEN([.U87])&gt;0;[.U$2];0); IF(LEN([.Z87])&gt;0;[.Z$2];0); IF(LEN([.AE87])&gt;0;[.AE$2];0) ));&quot;&quot;)">
            <text:p/>
          </table:table-cell>
          <table:table-cell table:formula="of:=IF(LEN([.C87]);SUM(IF(SUM([.G$2:.I$2]);[.J87];0);IF(SUM([.L$2:.N$2]);[.O87];0);IF(SUM([.Q$2:.S$2]);[.T87];0);IF(SUM([.V$2:.X$2]);[.Y87];0);IF(SUM([.AA$2:.AC$2]);[.AD87];0));&quot;&quot;)">
            <text:p/>
          </table:table-cell>
          <table:table-cell table:number-columns-repeated="4"/>
          <table:table-cell table:formula="of:=IF(AND(COUNTA([.G87:.I87]);SUMIF([.G87:.I87];&quot;&lt;&gt;*&quot;;[.G$2:.I$2]));((SUMIF([.G87:.I87];&quot;&lt;&gt;*&quot;;[.G87:.I87])/SUMIF([.G87:.I87];&quot;&lt;&gt;*&quot;;[.G$2:.I$2]))*[.J$2]);&quot;&quot;)">
            <text:p/>
          </table:table-cell>
          <table:table-cell table:formula="of:=IF((LEN([.J87])=0);&quot;&quot;;CONCATENATE(ROUND([.J87];2);&quot; (&quot;;ROUND((([.J87]/[.J$2])*100);2);&quot;%)&quot;))">
            <text:p/>
          </table:table-cell>
          <table:table-cell table:number-columns-repeated="3"/>
          <table:table-cell table:formula="of:=IF(AND(COUNTA([.L87:.N87]);SUMIF([.L87:.N87];&quot;&lt;&gt;*&quot;;[.L$2:.N$2]));((SUMIF([.L87:.N87];&quot;&lt;&gt;*&quot;;[.L87:.N87])/SUMIF([.L87:.N87];&quot;&lt;&gt;*&quot;;[.L$2:.N$2]))*[.O$2]);&quot;&quot;)">
            <text:p/>
          </table:table-cell>
          <table:table-cell table:formula="of:=IF((LEN([.O87])=0);&quot;&quot;;CONCATENATE(ROUND([.O87];2);&quot; (&quot;;ROUND((([.O87]/[.O$2])*100);2);&quot;%)&quot;))">
            <text:p/>
          </table:table-cell>
          <table:table-cell table:number-columns-repeated="3"/>
          <table:table-cell table:formula="of:=IF(AND(COUNTA([.Q87:.S87]);SUMIF([.Q87:.S87];&quot;&lt;&gt;*&quot;;[.Q$2:.S$2]));((SUMIF([.Q87:.S87];&quot;&lt;&gt;*&quot;;[.Q87:.S87])/SUMIF([.Q87:.S87];&quot;&lt;&gt;*&quot;;[.Q$2:.S$2]))*[.T$2]);&quot;&quot;)">
            <text:p/>
          </table:table-cell>
          <table:table-cell table:formula="of:=IF((LEN([.T87])=0);&quot;&quot;;CONCATENATE(ROUND([.T87];2);&quot; (&quot;;ROUND((([.T87]/[.T$2])*100);2);&quot;%)&quot;))">
            <text:p/>
          </table:table-cell>
          <table:table-cell table:number-columns-repeated="3"/>
          <table:table-cell table:formula="of:=IF(AND(COUNTA([.V87:.X87]);SUMIF([.V87:.X87];&quot;&lt;&gt;*&quot;;[.V$2:.X$2]));((SUMIF([.V87:.X87];&quot;&lt;&gt;*&quot;;[.V87:.X87])/SUMIF([.V87:.X87];&quot;&lt;&gt;*&quot;;[.V$2:.X$2]))*[.Y$2]);&quot;&quot;)">
            <text:p/>
          </table:table-cell>
          <table:table-cell table:formula="of:=IF((LEN([.Y87])=0);&quot;&quot;;CONCATENATE(ROUND([.Y87];2);&quot; (&quot;;ROUND((([.Y87]/[.Y$2])*100);2);&quot;%)&quot;))">
            <text:p/>
          </table:table-cell>
          <table:table-cell table:number-columns-repeated="3"/>
          <table:table-cell table:formula="of:=IF(AND(COUNTA([.AA87:.AC87]);SUMIF([.AA87:.AC87];&quot;&lt;&gt;*&quot;;[.AA$2:.AC$2]));((SUMIF([.AA87:.AC87];&quot;&lt;&gt;*&quot;;[.AA87:.AC87])/SUMIF([.AA87:.AC87];&quot;&lt;&gt;*&quot;;[.AA$2:.AC$2]))*[.AD$2]);&quot;&quot;)">
            <text:p/>
          </table:table-cell>
          <table:table-cell table:formula="of:=IF((LEN([.AD87])=0);&quot;&quot;;CONCATENATE(ROUND([.AD87];2);&quot; (&quot;;ROUND((([.AD8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8])&gt;0);SUM([.G88:.AF88]));([.E88]/SUM( IF(LEN([.J88])&gt;0;[.J$2];0); IF(LEN([.P88])&gt;0;[.P$2];0); IF(LEN([.U88])&gt;0;[.U$2];0); IF(LEN([.Z88])&gt;0;[.Z$2];0); IF(LEN([.AE88])&gt;0;[.AE$2];0) ));&quot;&quot;)">
            <text:p/>
          </table:table-cell>
          <table:table-cell table:formula="of:=IF(LEN([.C88]);SUM(IF(SUM([.G$2:.I$2]);[.J88];0);IF(SUM([.L$2:.N$2]);[.O88];0);IF(SUM([.Q$2:.S$2]);[.T88];0);IF(SUM([.V$2:.X$2]);[.Y88];0);IF(SUM([.AA$2:.AC$2]);[.AD88];0));&quot;&quot;)">
            <text:p/>
          </table:table-cell>
          <table:table-cell table:number-columns-repeated="4"/>
          <table:table-cell table:formula="of:=IF(AND(COUNTA([.G88:.I88]);SUMIF([.G88:.I88];&quot;&lt;&gt;*&quot;;[.G$2:.I$2]));((SUMIF([.G88:.I88];&quot;&lt;&gt;*&quot;;[.G88:.I88])/SUMIF([.G88:.I88];&quot;&lt;&gt;*&quot;;[.G$2:.I$2]))*[.J$2]);&quot;&quot;)">
            <text:p/>
          </table:table-cell>
          <table:table-cell table:formula="of:=IF((LEN([.J88])=0);&quot;&quot;;CONCATENATE(ROUND([.J88];2);&quot; (&quot;;ROUND((([.J88]/[.J$2])*100);2);&quot;%)&quot;))">
            <text:p/>
          </table:table-cell>
          <table:table-cell table:number-columns-repeated="3"/>
          <table:table-cell table:formula="of:=IF(AND(COUNTA([.L88:.N88]);SUMIF([.L88:.N88];&quot;&lt;&gt;*&quot;;[.L$2:.N$2]));((SUMIF([.L88:.N88];&quot;&lt;&gt;*&quot;;[.L88:.N88])/SUMIF([.L88:.N88];&quot;&lt;&gt;*&quot;;[.L$2:.N$2]))*[.O$2]);&quot;&quot;)">
            <text:p/>
          </table:table-cell>
          <table:table-cell table:formula="of:=IF((LEN([.O88])=0);&quot;&quot;;CONCATENATE(ROUND([.O88];2);&quot; (&quot;;ROUND((([.O88]/[.O$2])*100);2);&quot;%)&quot;))">
            <text:p/>
          </table:table-cell>
          <table:table-cell table:number-columns-repeated="3"/>
          <table:table-cell table:formula="of:=IF(AND(COUNTA([.Q88:.S88]);SUMIF([.Q88:.S88];&quot;&lt;&gt;*&quot;;[.Q$2:.S$2]));((SUMIF([.Q88:.S88];&quot;&lt;&gt;*&quot;;[.Q88:.S88])/SUMIF([.Q88:.S88];&quot;&lt;&gt;*&quot;;[.Q$2:.S$2]))*[.T$2]);&quot;&quot;)">
            <text:p/>
          </table:table-cell>
          <table:table-cell table:formula="of:=IF((LEN([.T88])=0);&quot;&quot;;CONCATENATE(ROUND([.T88];2);&quot; (&quot;;ROUND((([.T88]/[.T$2])*100);2);&quot;%)&quot;))">
            <text:p/>
          </table:table-cell>
          <table:table-cell table:number-columns-repeated="3"/>
          <table:table-cell table:formula="of:=IF(AND(COUNTA([.V88:.X88]);SUMIF([.V88:.X88];&quot;&lt;&gt;*&quot;;[.V$2:.X$2]));((SUMIF([.V88:.X88];&quot;&lt;&gt;*&quot;;[.V88:.X88])/SUMIF([.V88:.X88];&quot;&lt;&gt;*&quot;;[.V$2:.X$2]))*[.Y$2]);&quot;&quot;)">
            <text:p/>
          </table:table-cell>
          <table:table-cell table:formula="of:=IF((LEN([.Y88])=0);&quot;&quot;;CONCATENATE(ROUND([.Y88];2);&quot; (&quot;;ROUND((([.Y88]/[.Y$2])*100);2);&quot;%)&quot;))">
            <text:p/>
          </table:table-cell>
          <table:table-cell table:number-columns-repeated="3"/>
          <table:table-cell table:formula="of:=IF(AND(COUNTA([.AA88:.AC88]);SUMIF([.AA88:.AC88];&quot;&lt;&gt;*&quot;;[.AA$2:.AC$2]));((SUMIF([.AA88:.AC88];&quot;&lt;&gt;*&quot;;[.AA88:.AC88])/SUMIF([.AA88:.AC88];&quot;&lt;&gt;*&quot;;[.AA$2:.AC$2]))*[.AD$2]);&quot;&quot;)">
            <text:p/>
          </table:table-cell>
          <table:table-cell table:formula="of:=IF((LEN([.AD88])=0);&quot;&quot;;CONCATENATE(ROUND([.AD88];2);&quot; (&quot;;ROUND((([.AD8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9])&gt;0);SUM([.G89:.AF89]));([.E89]/SUM( IF(LEN([.J89])&gt;0;[.J$2];0); IF(LEN([.P89])&gt;0;[.P$2];0); IF(LEN([.U89])&gt;0;[.U$2];0); IF(LEN([.Z89])&gt;0;[.Z$2];0); IF(LEN([.AE89])&gt;0;[.AE$2];0) ));&quot;&quot;)">
            <text:p/>
          </table:table-cell>
          <table:table-cell table:formula="of:=IF(LEN([.C89]);SUM(IF(SUM([.G$2:.I$2]);[.J89];0);IF(SUM([.L$2:.N$2]);[.O89];0);IF(SUM([.Q$2:.S$2]);[.T89];0);IF(SUM([.V$2:.X$2]);[.Y89];0);IF(SUM([.AA$2:.AC$2]);[.AD89];0));&quot;&quot;)">
            <text:p/>
          </table:table-cell>
          <table:table-cell table:number-columns-repeated="4"/>
          <table:table-cell table:formula="of:=IF(AND(COUNTA([.G89:.I89]);SUMIF([.G89:.I89];&quot;&lt;&gt;*&quot;;[.G$2:.I$2]));((SUMIF([.G89:.I89];&quot;&lt;&gt;*&quot;;[.G89:.I89])/SUMIF([.G89:.I89];&quot;&lt;&gt;*&quot;;[.G$2:.I$2]))*[.J$2]);&quot;&quot;)">
            <text:p/>
          </table:table-cell>
          <table:table-cell table:formula="of:=IF((LEN([.J89])=0);&quot;&quot;;CONCATENATE(ROUND([.J89];2);&quot; (&quot;;ROUND((([.J89]/[.J$2])*100);2);&quot;%)&quot;))">
            <text:p/>
          </table:table-cell>
          <table:table-cell table:number-columns-repeated="3"/>
          <table:table-cell table:formula="of:=IF(AND(COUNTA([.L89:.N89]);SUMIF([.L89:.N89];&quot;&lt;&gt;*&quot;;[.L$2:.N$2]));((SUMIF([.L89:.N89];&quot;&lt;&gt;*&quot;;[.L89:.N89])/SUMIF([.L89:.N89];&quot;&lt;&gt;*&quot;;[.L$2:.N$2]))*[.O$2]);&quot;&quot;)">
            <text:p/>
          </table:table-cell>
          <table:table-cell table:formula="of:=IF((LEN([.O89])=0);&quot;&quot;;CONCATENATE(ROUND([.O89];2);&quot; (&quot;;ROUND((([.O89]/[.O$2])*100);2);&quot;%)&quot;))">
            <text:p/>
          </table:table-cell>
          <table:table-cell table:number-columns-repeated="3"/>
          <table:table-cell table:formula="of:=IF(AND(COUNTA([.Q89:.S89]);SUMIF([.Q89:.S89];&quot;&lt;&gt;*&quot;;[.Q$2:.S$2]));((SUMIF([.Q89:.S89];&quot;&lt;&gt;*&quot;;[.Q89:.S89])/SUMIF([.Q89:.S89];&quot;&lt;&gt;*&quot;;[.Q$2:.S$2]))*[.T$2]);&quot;&quot;)">
            <text:p/>
          </table:table-cell>
          <table:table-cell table:formula="of:=IF((LEN([.T89])=0);&quot;&quot;;CONCATENATE(ROUND([.T89];2);&quot; (&quot;;ROUND((([.T89]/[.T$2])*100);2);&quot;%)&quot;))">
            <text:p/>
          </table:table-cell>
          <table:table-cell table:number-columns-repeated="3"/>
          <table:table-cell table:formula="of:=IF(AND(COUNTA([.V89:.X89]);SUMIF([.V89:.X89];&quot;&lt;&gt;*&quot;;[.V$2:.X$2]));((SUMIF([.V89:.X89];&quot;&lt;&gt;*&quot;;[.V89:.X89])/SUMIF([.V89:.X89];&quot;&lt;&gt;*&quot;;[.V$2:.X$2]))*[.Y$2]);&quot;&quot;)">
            <text:p/>
          </table:table-cell>
          <table:table-cell table:formula="of:=IF((LEN([.Y89])=0);&quot;&quot;;CONCATENATE(ROUND([.Y89];2);&quot; (&quot;;ROUND((([.Y89]/[.Y$2])*100);2);&quot;%)&quot;))">
            <text:p/>
          </table:table-cell>
          <table:table-cell table:number-columns-repeated="3"/>
          <table:table-cell table:formula="of:=IF(AND(COUNTA([.AA89:.AC89]);SUMIF([.AA89:.AC89];&quot;&lt;&gt;*&quot;;[.AA$2:.AC$2]));((SUMIF([.AA89:.AC89];&quot;&lt;&gt;*&quot;;[.AA89:.AC89])/SUMIF([.AA89:.AC89];&quot;&lt;&gt;*&quot;;[.AA$2:.AC$2]))*[.AD$2]);&quot;&quot;)">
            <text:p/>
          </table:table-cell>
          <table:table-cell table:formula="of:=IF((LEN([.AD89])=0);&quot;&quot;;CONCATENATE(ROUND([.AD89];2);&quot; (&quot;;ROUND((([.AD8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0])&gt;0);SUM([.G90:.AF90]));([.E90]/SUM( IF(LEN([.J90])&gt;0;[.J$2];0); IF(LEN([.P90])&gt;0;[.P$2];0); IF(LEN([.U90])&gt;0;[.U$2];0); IF(LEN([.Z90])&gt;0;[.Z$2];0); IF(LEN([.AE90])&gt;0;[.AE$2];0) ));&quot;&quot;)">
            <text:p/>
          </table:table-cell>
          <table:table-cell table:formula="of:=IF(LEN([.C90]);SUM(IF(SUM([.G$2:.I$2]);[.J90];0);IF(SUM([.L$2:.N$2]);[.O90];0);IF(SUM([.Q$2:.S$2]);[.T90];0);IF(SUM([.V$2:.X$2]);[.Y90];0);IF(SUM([.AA$2:.AC$2]);[.AD90];0));&quot;&quot;)">
            <text:p/>
          </table:table-cell>
          <table:table-cell table:number-columns-repeated="4"/>
          <table:table-cell table:formula="of:=IF(AND(COUNTA([.G90:.I90]);SUMIF([.G90:.I90];&quot;&lt;&gt;*&quot;;[.G$2:.I$2]));((SUMIF([.G90:.I90];&quot;&lt;&gt;*&quot;;[.G90:.I90])/SUMIF([.G90:.I90];&quot;&lt;&gt;*&quot;;[.G$2:.I$2]))*[.J$2]);&quot;&quot;)">
            <text:p/>
          </table:table-cell>
          <table:table-cell table:formula="of:=IF((LEN([.J90])=0);&quot;&quot;;CONCATENATE(ROUND([.J90];2);&quot; (&quot;;ROUND((([.J90]/[.J$2])*100);2);&quot;%)&quot;))">
            <text:p/>
          </table:table-cell>
          <table:table-cell table:number-columns-repeated="3"/>
          <table:table-cell table:formula="of:=IF(AND(COUNTA([.L90:.N90]);SUMIF([.L90:.N90];&quot;&lt;&gt;*&quot;;[.L$2:.N$2]));((SUMIF([.L90:.N90];&quot;&lt;&gt;*&quot;;[.L90:.N90])/SUMIF([.L90:.N90];&quot;&lt;&gt;*&quot;;[.L$2:.N$2]))*[.O$2]);&quot;&quot;)">
            <text:p/>
          </table:table-cell>
          <table:table-cell table:formula="of:=IF((LEN([.O90])=0);&quot;&quot;;CONCATENATE(ROUND([.O90];2);&quot; (&quot;;ROUND((([.O90]/[.O$2])*100);2);&quot;%)&quot;))">
            <text:p/>
          </table:table-cell>
          <table:table-cell table:number-columns-repeated="3"/>
          <table:table-cell table:formula="of:=IF(AND(COUNTA([.Q90:.S90]);SUMIF([.Q90:.S90];&quot;&lt;&gt;*&quot;;[.Q$2:.S$2]));((SUMIF([.Q90:.S90];&quot;&lt;&gt;*&quot;;[.Q90:.S90])/SUMIF([.Q90:.S90];&quot;&lt;&gt;*&quot;;[.Q$2:.S$2]))*[.T$2]);&quot;&quot;)">
            <text:p/>
          </table:table-cell>
          <table:table-cell table:formula="of:=IF((LEN([.T90])=0);&quot;&quot;;CONCATENATE(ROUND([.T90];2);&quot; (&quot;;ROUND((([.T90]/[.T$2])*100);2);&quot;%)&quot;))">
            <text:p/>
          </table:table-cell>
          <table:table-cell table:number-columns-repeated="3"/>
          <table:table-cell table:formula="of:=IF(AND(COUNTA([.V90:.X90]);SUMIF([.V90:.X90];&quot;&lt;&gt;*&quot;;[.V$2:.X$2]));((SUMIF([.V90:.X90];&quot;&lt;&gt;*&quot;;[.V90:.X90])/SUMIF([.V90:.X90];&quot;&lt;&gt;*&quot;;[.V$2:.X$2]))*[.Y$2]);&quot;&quot;)">
            <text:p/>
          </table:table-cell>
          <table:table-cell table:formula="of:=IF((LEN([.Y90])=0);&quot;&quot;;CONCATENATE(ROUND([.Y90];2);&quot; (&quot;;ROUND((([.Y90]/[.Y$2])*100);2);&quot;%)&quot;))">
            <text:p/>
          </table:table-cell>
          <table:table-cell table:number-columns-repeated="3"/>
          <table:table-cell table:formula="of:=IF(AND(COUNTA([.AA90:.AC90]);SUMIF([.AA90:.AC90];&quot;&lt;&gt;*&quot;;[.AA$2:.AC$2]));((SUMIF([.AA90:.AC90];&quot;&lt;&gt;*&quot;;[.AA90:.AC90])/SUMIF([.AA90:.AC90];&quot;&lt;&gt;*&quot;;[.AA$2:.AC$2]))*[.AD$2]);&quot;&quot;)">
            <text:p/>
          </table:table-cell>
          <table:table-cell table:formula="of:=IF((LEN([.AD90])=0);&quot;&quot;;CONCATENATE(ROUND([.AD90];2);&quot; (&quot;;ROUND((([.AD9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1])&gt;0);SUM([.G91:.AF91]));([.E91]/SUM( IF(LEN([.J91])&gt;0;[.J$2];0); IF(LEN([.P91])&gt;0;[.P$2];0); IF(LEN([.U91])&gt;0;[.U$2];0); IF(LEN([.Z91])&gt;0;[.Z$2];0); IF(LEN([.AE91])&gt;0;[.AE$2];0) ));&quot;&quot;)">
            <text:p/>
          </table:table-cell>
          <table:table-cell table:formula="of:=IF(LEN([.C91]);SUM(IF(SUM([.G$2:.I$2]);[.J91];0);IF(SUM([.L$2:.N$2]);[.O91];0);IF(SUM([.Q$2:.S$2]);[.T91];0);IF(SUM([.V$2:.X$2]);[.Y91];0);IF(SUM([.AA$2:.AC$2]);[.AD91];0));&quot;&quot;)">
            <text:p/>
          </table:table-cell>
          <table:table-cell table:number-columns-repeated="4"/>
          <table:table-cell table:formula="of:=IF(AND(COUNTA([.G91:.I91]);SUMIF([.G91:.I91];&quot;&lt;&gt;*&quot;;[.G$2:.I$2]));((SUMIF([.G91:.I91];&quot;&lt;&gt;*&quot;;[.G91:.I91])/SUMIF([.G91:.I91];&quot;&lt;&gt;*&quot;;[.G$2:.I$2]))*[.J$2]);&quot;&quot;)">
            <text:p/>
          </table:table-cell>
          <table:table-cell table:formula="of:=IF((LEN([.J91])=0);&quot;&quot;;CONCATENATE(ROUND([.J91];2);&quot; (&quot;;ROUND((([.J91]/[.J$2])*100);2);&quot;%)&quot;))">
            <text:p/>
          </table:table-cell>
          <table:table-cell table:number-columns-repeated="3"/>
          <table:table-cell table:formula="of:=IF(AND(COUNTA([.L91:.N91]);SUMIF([.L91:.N91];&quot;&lt;&gt;*&quot;;[.L$2:.N$2]));((SUMIF([.L91:.N91];&quot;&lt;&gt;*&quot;;[.L91:.N91])/SUMIF([.L91:.N91];&quot;&lt;&gt;*&quot;;[.L$2:.N$2]))*[.O$2]);&quot;&quot;)">
            <text:p/>
          </table:table-cell>
          <table:table-cell table:formula="of:=IF((LEN([.O91])=0);&quot;&quot;;CONCATENATE(ROUND([.O91];2);&quot; (&quot;;ROUND((([.O91]/[.O$2])*100);2);&quot;%)&quot;))">
            <text:p/>
          </table:table-cell>
          <table:table-cell table:number-columns-repeated="3"/>
          <table:table-cell table:formula="of:=IF(AND(COUNTA([.Q91:.S91]);SUMIF([.Q91:.S91];&quot;&lt;&gt;*&quot;;[.Q$2:.S$2]));((SUMIF([.Q91:.S91];&quot;&lt;&gt;*&quot;;[.Q91:.S91])/SUMIF([.Q91:.S91];&quot;&lt;&gt;*&quot;;[.Q$2:.S$2]))*[.T$2]);&quot;&quot;)">
            <text:p/>
          </table:table-cell>
          <table:table-cell table:formula="of:=IF((LEN([.T91])=0);&quot;&quot;;CONCATENATE(ROUND([.T91];2);&quot; (&quot;;ROUND((([.T91]/[.T$2])*100);2);&quot;%)&quot;))">
            <text:p/>
          </table:table-cell>
          <table:table-cell table:number-columns-repeated="3"/>
          <table:table-cell table:formula="of:=IF(AND(COUNTA([.V91:.X91]);SUMIF([.V91:.X91];&quot;&lt;&gt;*&quot;;[.V$2:.X$2]));((SUMIF([.V91:.X91];&quot;&lt;&gt;*&quot;;[.V91:.X91])/SUMIF([.V91:.X91];&quot;&lt;&gt;*&quot;;[.V$2:.X$2]))*[.Y$2]);&quot;&quot;)">
            <text:p/>
          </table:table-cell>
          <table:table-cell table:formula="of:=IF((LEN([.Y91])=0);&quot;&quot;;CONCATENATE(ROUND([.Y91];2);&quot; (&quot;;ROUND((([.Y91]/[.Y$2])*100);2);&quot;%)&quot;))">
            <text:p/>
          </table:table-cell>
          <table:table-cell table:number-columns-repeated="3"/>
          <table:table-cell table:formula="of:=IF(AND(COUNTA([.AA91:.AC91]);SUMIF([.AA91:.AC91];&quot;&lt;&gt;*&quot;;[.AA$2:.AC$2]));((SUMIF([.AA91:.AC91];&quot;&lt;&gt;*&quot;;[.AA91:.AC91])/SUMIF([.AA91:.AC91];&quot;&lt;&gt;*&quot;;[.AA$2:.AC$2]))*[.AD$2]);&quot;&quot;)">
            <text:p/>
          </table:table-cell>
          <table:table-cell table:formula="of:=IF((LEN([.AD91])=0);&quot;&quot;;CONCATENATE(ROUND([.AD91];2);&quot; (&quot;;ROUND((([.AD9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2])&gt;0);SUM([.G92:.AF92]));([.E92]/SUM( IF(LEN([.J92])&gt;0;[.J$2];0); IF(LEN([.P92])&gt;0;[.P$2];0); IF(LEN([.U92])&gt;0;[.U$2];0); IF(LEN([.Z92])&gt;0;[.Z$2];0); IF(LEN([.AE92])&gt;0;[.AE$2];0) ));&quot;&quot;)">
            <text:p/>
          </table:table-cell>
          <table:table-cell table:formula="of:=IF(LEN([.C92]);SUM(IF(SUM([.G$2:.I$2]);[.J92];0);IF(SUM([.L$2:.N$2]);[.O92];0);IF(SUM([.Q$2:.S$2]);[.T92];0);IF(SUM([.V$2:.X$2]);[.Y92];0);IF(SUM([.AA$2:.AC$2]);[.AD92];0));&quot;&quot;)">
            <text:p/>
          </table:table-cell>
          <table:table-cell table:number-columns-repeated="4"/>
          <table:table-cell table:formula="of:=IF(AND(COUNTA([.G92:.I92]);SUMIF([.G92:.I92];&quot;&lt;&gt;*&quot;;[.G$2:.I$2]));((SUMIF([.G92:.I92];&quot;&lt;&gt;*&quot;;[.G92:.I92])/SUMIF([.G92:.I92];&quot;&lt;&gt;*&quot;;[.G$2:.I$2]))*[.J$2]);&quot;&quot;)">
            <text:p/>
          </table:table-cell>
          <table:table-cell table:formula="of:=IF((LEN([.J92])=0);&quot;&quot;;CONCATENATE(ROUND([.J92];2);&quot; (&quot;;ROUND((([.J92]/[.J$2])*100);2);&quot;%)&quot;))">
            <text:p/>
          </table:table-cell>
          <table:table-cell table:number-columns-repeated="3"/>
          <table:table-cell table:formula="of:=IF(AND(COUNTA([.L92:.N92]);SUMIF([.L92:.N92];&quot;&lt;&gt;*&quot;;[.L$2:.N$2]));((SUMIF([.L92:.N92];&quot;&lt;&gt;*&quot;;[.L92:.N92])/SUMIF([.L92:.N92];&quot;&lt;&gt;*&quot;;[.L$2:.N$2]))*[.O$2]);&quot;&quot;)">
            <text:p/>
          </table:table-cell>
          <table:table-cell table:formula="of:=IF((LEN([.O92])=0);&quot;&quot;;CONCATENATE(ROUND([.O92];2);&quot; (&quot;;ROUND((([.O92]/[.O$2])*100);2);&quot;%)&quot;))">
            <text:p/>
          </table:table-cell>
          <table:table-cell table:number-columns-repeated="3"/>
          <table:table-cell table:formula="of:=IF(AND(COUNTA([.Q92:.S92]);SUMIF([.Q92:.S92];&quot;&lt;&gt;*&quot;;[.Q$2:.S$2]));((SUMIF([.Q92:.S92];&quot;&lt;&gt;*&quot;;[.Q92:.S92])/SUMIF([.Q92:.S92];&quot;&lt;&gt;*&quot;;[.Q$2:.S$2]))*[.T$2]);&quot;&quot;)">
            <text:p/>
          </table:table-cell>
          <table:table-cell table:formula="of:=IF((LEN([.T92])=0);&quot;&quot;;CONCATENATE(ROUND([.T92];2);&quot; (&quot;;ROUND((([.T92]/[.T$2])*100);2);&quot;%)&quot;))">
            <text:p/>
          </table:table-cell>
          <table:table-cell table:number-columns-repeated="3"/>
          <table:table-cell table:formula="of:=IF(AND(COUNTA([.V92:.X92]);SUMIF([.V92:.X92];&quot;&lt;&gt;*&quot;;[.V$2:.X$2]));((SUMIF([.V92:.X92];&quot;&lt;&gt;*&quot;;[.V92:.X92])/SUMIF([.V92:.X92];&quot;&lt;&gt;*&quot;;[.V$2:.X$2]))*[.Y$2]);&quot;&quot;)">
            <text:p/>
          </table:table-cell>
          <table:table-cell table:formula="of:=IF((LEN([.Y92])=0);&quot;&quot;;CONCATENATE(ROUND([.Y92];2);&quot; (&quot;;ROUND((([.Y92]/[.Y$2])*100);2);&quot;%)&quot;))">
            <text:p/>
          </table:table-cell>
          <table:table-cell table:number-columns-repeated="3"/>
          <table:table-cell table:formula="of:=IF(AND(COUNTA([.AA92:.AC92]);SUMIF([.AA92:.AC92];&quot;&lt;&gt;*&quot;;[.AA$2:.AC$2]));((SUMIF([.AA92:.AC92];&quot;&lt;&gt;*&quot;;[.AA92:.AC92])/SUMIF([.AA92:.AC92];&quot;&lt;&gt;*&quot;;[.AA$2:.AC$2]))*[.AD$2]);&quot;&quot;)">
            <text:p/>
          </table:table-cell>
          <table:table-cell table:formula="of:=IF((LEN([.AD92])=0);&quot;&quot;;CONCATENATE(ROUND([.AD92];2);&quot; (&quot;;ROUND((([.AD9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3])&gt;0);SUM([.G93:.AF93]));([.E93]/SUM( IF(LEN([.J93])&gt;0;[.J$2];0); IF(LEN([.P93])&gt;0;[.P$2];0); IF(LEN([.U93])&gt;0;[.U$2];0); IF(LEN([.Z93])&gt;0;[.Z$2];0); IF(LEN([.AE93])&gt;0;[.AE$2];0) ));&quot;&quot;)">
            <text:p/>
          </table:table-cell>
          <table:table-cell table:formula="of:=IF(LEN([.C93]);SUM(IF(SUM([.G$2:.I$2]);[.J93];0);IF(SUM([.L$2:.N$2]);[.O93];0);IF(SUM([.Q$2:.S$2]);[.T93];0);IF(SUM([.V$2:.X$2]);[.Y93];0);IF(SUM([.AA$2:.AC$2]);[.AD93];0));&quot;&quot;)">
            <text:p/>
          </table:table-cell>
          <table:table-cell table:number-columns-repeated="4"/>
          <table:table-cell table:formula="of:=IF(AND(COUNTA([.G93:.I93]);SUMIF([.G93:.I93];&quot;&lt;&gt;*&quot;;[.G$2:.I$2]));((SUMIF([.G93:.I93];&quot;&lt;&gt;*&quot;;[.G93:.I93])/SUMIF([.G93:.I93];&quot;&lt;&gt;*&quot;;[.G$2:.I$2]))*[.J$2]);&quot;&quot;)">
            <text:p/>
          </table:table-cell>
          <table:table-cell table:formula="of:=IF((LEN([.J93])=0);&quot;&quot;;CONCATENATE(ROUND([.J93];2);&quot; (&quot;;ROUND((([.J93]/[.J$2])*100);2);&quot;%)&quot;))">
            <text:p/>
          </table:table-cell>
          <table:table-cell table:number-columns-repeated="3"/>
          <table:table-cell table:formula="of:=IF(AND(COUNTA([.L93:.N93]);SUMIF([.L93:.N93];&quot;&lt;&gt;*&quot;;[.L$2:.N$2]));((SUMIF([.L93:.N93];&quot;&lt;&gt;*&quot;;[.L93:.N93])/SUMIF([.L93:.N93];&quot;&lt;&gt;*&quot;;[.L$2:.N$2]))*[.O$2]);&quot;&quot;)">
            <text:p/>
          </table:table-cell>
          <table:table-cell table:formula="of:=IF((LEN([.O93])=0);&quot;&quot;;CONCATENATE(ROUND([.O93];2);&quot; (&quot;;ROUND((([.O93]/[.O$2])*100);2);&quot;%)&quot;))">
            <text:p/>
          </table:table-cell>
          <table:table-cell table:number-columns-repeated="3"/>
          <table:table-cell table:formula="of:=IF(AND(COUNTA([.Q93:.S93]);SUMIF([.Q93:.S93];&quot;&lt;&gt;*&quot;;[.Q$2:.S$2]));((SUMIF([.Q93:.S93];&quot;&lt;&gt;*&quot;;[.Q93:.S93])/SUMIF([.Q93:.S93];&quot;&lt;&gt;*&quot;;[.Q$2:.S$2]))*[.T$2]);&quot;&quot;)">
            <text:p/>
          </table:table-cell>
          <table:table-cell table:formula="of:=IF((LEN([.T93])=0);&quot;&quot;;CONCATENATE(ROUND([.T93];2);&quot; (&quot;;ROUND((([.T93]/[.T$2])*100);2);&quot;%)&quot;))">
            <text:p/>
          </table:table-cell>
          <table:table-cell table:number-columns-repeated="3"/>
          <table:table-cell table:formula="of:=IF(AND(COUNTA([.V93:.X93]);SUMIF([.V93:.X93];&quot;&lt;&gt;*&quot;;[.V$2:.X$2]));((SUMIF([.V93:.X93];&quot;&lt;&gt;*&quot;;[.V93:.X93])/SUMIF([.V93:.X93];&quot;&lt;&gt;*&quot;;[.V$2:.X$2]))*[.Y$2]);&quot;&quot;)">
            <text:p/>
          </table:table-cell>
          <table:table-cell table:formula="of:=IF((LEN([.Y93])=0);&quot;&quot;;CONCATENATE(ROUND([.Y93];2);&quot; (&quot;;ROUND((([.Y93]/[.Y$2])*100);2);&quot;%)&quot;))">
            <text:p/>
          </table:table-cell>
          <table:table-cell table:number-columns-repeated="3"/>
          <table:table-cell table:formula="of:=IF(AND(COUNTA([.AA93:.AC93]);SUMIF([.AA93:.AC93];&quot;&lt;&gt;*&quot;;[.AA$2:.AC$2]));((SUMIF([.AA93:.AC93];&quot;&lt;&gt;*&quot;;[.AA93:.AC93])/SUMIF([.AA93:.AC93];&quot;&lt;&gt;*&quot;;[.AA$2:.AC$2]))*[.AD$2]);&quot;&quot;)">
            <text:p/>
          </table:table-cell>
          <table:table-cell table:formula="of:=IF((LEN([.AD93])=0);&quot;&quot;;CONCATENATE(ROUND([.AD93];2);&quot; (&quot;;ROUND((([.AD9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4])&gt;0);SUM([.G94:.AF94]));([.E94]/SUM( IF(LEN([.J94])&gt;0;[.J$2];0); IF(LEN([.P94])&gt;0;[.P$2];0); IF(LEN([.U94])&gt;0;[.U$2];0); IF(LEN([.Z94])&gt;0;[.Z$2];0); IF(LEN([.AE94])&gt;0;[.AE$2];0) ));&quot;&quot;)">
            <text:p/>
          </table:table-cell>
          <table:table-cell table:formula="of:=IF(LEN([.C94]);SUM(IF(SUM([.G$2:.I$2]);[.J94];0);IF(SUM([.L$2:.N$2]);[.O94];0);IF(SUM([.Q$2:.S$2]);[.T94];0);IF(SUM([.V$2:.X$2]);[.Y94];0);IF(SUM([.AA$2:.AC$2]);[.AD94];0));&quot;&quot;)">
            <text:p/>
          </table:table-cell>
          <table:table-cell table:number-columns-repeated="4"/>
          <table:table-cell table:formula="of:=IF(AND(COUNTA([.G94:.I94]);SUMIF([.G94:.I94];&quot;&lt;&gt;*&quot;;[.G$2:.I$2]));((SUMIF([.G94:.I94];&quot;&lt;&gt;*&quot;;[.G94:.I94])/SUMIF([.G94:.I94];&quot;&lt;&gt;*&quot;;[.G$2:.I$2]))*[.J$2]);&quot;&quot;)">
            <text:p/>
          </table:table-cell>
          <table:table-cell table:formula="of:=IF((LEN([.J94])=0);&quot;&quot;;CONCATENATE(ROUND([.J94];2);&quot; (&quot;;ROUND((([.J94]/[.J$2])*100);2);&quot;%)&quot;))">
            <text:p/>
          </table:table-cell>
          <table:table-cell table:number-columns-repeated="3"/>
          <table:table-cell table:formula="of:=IF(AND(COUNTA([.L94:.N94]);SUMIF([.L94:.N94];&quot;&lt;&gt;*&quot;;[.L$2:.N$2]));((SUMIF([.L94:.N94];&quot;&lt;&gt;*&quot;;[.L94:.N94])/SUMIF([.L94:.N94];&quot;&lt;&gt;*&quot;;[.L$2:.N$2]))*[.O$2]);&quot;&quot;)">
            <text:p/>
          </table:table-cell>
          <table:table-cell table:formula="of:=IF((LEN([.O94])=0);&quot;&quot;;CONCATENATE(ROUND([.O94];2);&quot; (&quot;;ROUND((([.O94]/[.O$2])*100);2);&quot;%)&quot;))">
            <text:p/>
          </table:table-cell>
          <table:table-cell table:number-columns-repeated="3"/>
          <table:table-cell table:formula="of:=IF(AND(COUNTA([.Q94:.S94]);SUMIF([.Q94:.S94];&quot;&lt;&gt;*&quot;;[.Q$2:.S$2]));((SUMIF([.Q94:.S94];&quot;&lt;&gt;*&quot;;[.Q94:.S94])/SUMIF([.Q94:.S94];&quot;&lt;&gt;*&quot;;[.Q$2:.S$2]))*[.T$2]);&quot;&quot;)">
            <text:p/>
          </table:table-cell>
          <table:table-cell table:formula="of:=IF((LEN([.T94])=0);&quot;&quot;;CONCATENATE(ROUND([.T94];2);&quot; (&quot;;ROUND((([.T94]/[.T$2])*100);2);&quot;%)&quot;))">
            <text:p/>
          </table:table-cell>
          <table:table-cell table:number-columns-repeated="3"/>
          <table:table-cell table:formula="of:=IF(AND(COUNTA([.V94:.X94]);SUMIF([.V94:.X94];&quot;&lt;&gt;*&quot;;[.V$2:.X$2]));((SUMIF([.V94:.X94];&quot;&lt;&gt;*&quot;;[.V94:.X94])/SUMIF([.V94:.X94];&quot;&lt;&gt;*&quot;;[.V$2:.X$2]))*[.Y$2]);&quot;&quot;)">
            <text:p/>
          </table:table-cell>
          <table:table-cell table:formula="of:=IF((LEN([.Y94])=0);&quot;&quot;;CONCATENATE(ROUND([.Y94];2);&quot; (&quot;;ROUND((([.Y94]/[.Y$2])*100);2);&quot;%)&quot;))">
            <text:p/>
          </table:table-cell>
          <table:table-cell table:number-columns-repeated="3"/>
          <table:table-cell table:formula="of:=IF(AND(COUNTA([.AA94:.AC94]);SUMIF([.AA94:.AC94];&quot;&lt;&gt;*&quot;;[.AA$2:.AC$2]));((SUMIF([.AA94:.AC94];&quot;&lt;&gt;*&quot;;[.AA94:.AC94])/SUMIF([.AA94:.AC94];&quot;&lt;&gt;*&quot;;[.AA$2:.AC$2]))*[.AD$2]);&quot;&quot;)">
            <text:p/>
          </table:table-cell>
          <table:table-cell table:formula="of:=IF((LEN([.AD94])=0);&quot;&quot;;CONCATENATE(ROUND([.AD94];2);&quot; (&quot;;ROUND((([.AD9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5])&gt;0);SUM([.G95:.AF95]));([.E95]/SUM( IF(LEN([.J95])&gt;0;[.J$2];0); IF(LEN([.P95])&gt;0;[.P$2];0); IF(LEN([.U95])&gt;0;[.U$2];0); IF(LEN([.Z95])&gt;0;[.Z$2];0); IF(LEN([.AE95])&gt;0;[.AE$2];0) ));&quot;&quot;)">
            <text:p/>
          </table:table-cell>
          <table:table-cell table:formula="of:=IF(LEN([.C95]);SUM(IF(SUM([.G$2:.I$2]);[.J95];0);IF(SUM([.L$2:.N$2]);[.O95];0);IF(SUM([.Q$2:.S$2]);[.T95];0);IF(SUM([.V$2:.X$2]);[.Y95];0);IF(SUM([.AA$2:.AC$2]);[.AD95];0));&quot;&quot;)">
            <text:p/>
          </table:table-cell>
          <table:table-cell table:number-columns-repeated="4"/>
          <table:table-cell table:formula="of:=IF(AND(COUNTA([.G95:.I95]);SUMIF([.G95:.I95];&quot;&lt;&gt;*&quot;;[.G$2:.I$2]));((SUMIF([.G95:.I95];&quot;&lt;&gt;*&quot;;[.G95:.I95])/SUMIF([.G95:.I95];&quot;&lt;&gt;*&quot;;[.G$2:.I$2]))*[.J$2]);&quot;&quot;)">
            <text:p/>
          </table:table-cell>
          <table:table-cell table:formula="of:=IF((LEN([.J95])=0);&quot;&quot;;CONCATENATE(ROUND([.J95];2);&quot; (&quot;;ROUND((([.J95]/[.J$2])*100);2);&quot;%)&quot;))">
            <text:p/>
          </table:table-cell>
          <table:table-cell table:number-columns-repeated="3"/>
          <table:table-cell table:formula="of:=IF(AND(COUNTA([.L95:.N95]);SUMIF([.L95:.N95];&quot;&lt;&gt;*&quot;;[.L$2:.N$2]));((SUMIF([.L95:.N95];&quot;&lt;&gt;*&quot;;[.L95:.N95])/SUMIF([.L95:.N95];&quot;&lt;&gt;*&quot;;[.L$2:.N$2]))*[.O$2]);&quot;&quot;)">
            <text:p/>
          </table:table-cell>
          <table:table-cell table:formula="of:=IF((LEN([.O95])=0);&quot;&quot;;CONCATENATE(ROUND([.O95];2);&quot; (&quot;;ROUND((([.O95]/[.O$2])*100);2);&quot;%)&quot;))">
            <text:p/>
          </table:table-cell>
          <table:table-cell table:number-columns-repeated="3"/>
          <table:table-cell table:formula="of:=IF(AND(COUNTA([.Q95:.S95]);SUMIF([.Q95:.S95];&quot;&lt;&gt;*&quot;;[.Q$2:.S$2]));((SUMIF([.Q95:.S95];&quot;&lt;&gt;*&quot;;[.Q95:.S95])/SUMIF([.Q95:.S95];&quot;&lt;&gt;*&quot;;[.Q$2:.S$2]))*[.T$2]);&quot;&quot;)">
            <text:p/>
          </table:table-cell>
          <table:table-cell table:formula="of:=IF((LEN([.T95])=0);&quot;&quot;;CONCATENATE(ROUND([.T95];2);&quot; (&quot;;ROUND((([.T95]/[.T$2])*100);2);&quot;%)&quot;))">
            <text:p/>
          </table:table-cell>
          <table:table-cell table:number-columns-repeated="3"/>
          <table:table-cell table:formula="of:=IF(AND(COUNTA([.V95:.X95]);SUMIF([.V95:.X95];&quot;&lt;&gt;*&quot;;[.V$2:.X$2]));((SUMIF([.V95:.X95];&quot;&lt;&gt;*&quot;;[.V95:.X95])/SUMIF([.V95:.X95];&quot;&lt;&gt;*&quot;;[.V$2:.X$2]))*[.Y$2]);&quot;&quot;)">
            <text:p/>
          </table:table-cell>
          <table:table-cell table:formula="of:=IF((LEN([.Y95])=0);&quot;&quot;;CONCATENATE(ROUND([.Y95];2);&quot; (&quot;;ROUND((([.Y95]/[.Y$2])*100);2);&quot;%)&quot;))">
            <text:p/>
          </table:table-cell>
          <table:table-cell table:number-columns-repeated="3"/>
          <table:table-cell table:formula="of:=IF(AND(COUNTA([.AA95:.AC95]);SUMIF([.AA95:.AC95];&quot;&lt;&gt;*&quot;;[.AA$2:.AC$2]));((SUMIF([.AA95:.AC95];&quot;&lt;&gt;*&quot;;[.AA95:.AC95])/SUMIF([.AA95:.AC95];&quot;&lt;&gt;*&quot;;[.AA$2:.AC$2]))*[.AD$2]);&quot;&quot;)">
            <text:p/>
          </table:table-cell>
          <table:table-cell table:formula="of:=IF((LEN([.AD95])=0);&quot;&quot;;CONCATENATE(ROUND([.AD95];2);&quot; (&quot;;ROUND((([.AD9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6])&gt;0);SUM([.G96:.AF96]));([.E96]/SUM( IF(LEN([.J96])&gt;0;[.J$2];0); IF(LEN([.P96])&gt;0;[.P$2];0); IF(LEN([.U96])&gt;0;[.U$2];0); IF(LEN([.Z96])&gt;0;[.Z$2];0); IF(LEN([.AE96])&gt;0;[.AE$2];0) ));&quot;&quot;)">
            <text:p/>
          </table:table-cell>
          <table:table-cell table:formula="of:=IF(LEN([.C96]);SUM(IF(SUM([.G$2:.I$2]);[.J96];0);IF(SUM([.L$2:.N$2]);[.O96];0);IF(SUM([.Q$2:.S$2]);[.T96];0);IF(SUM([.V$2:.X$2]);[.Y96];0);IF(SUM([.AA$2:.AC$2]);[.AD96];0));&quot;&quot;)">
            <text:p/>
          </table:table-cell>
          <table:table-cell table:number-columns-repeated="4"/>
          <table:table-cell table:formula="of:=IF(AND(COUNTA([.G96:.I96]);SUMIF([.G96:.I96];&quot;&lt;&gt;*&quot;;[.G$2:.I$2]));((SUMIF([.G96:.I96];&quot;&lt;&gt;*&quot;;[.G96:.I96])/SUMIF([.G96:.I96];&quot;&lt;&gt;*&quot;;[.G$2:.I$2]))*[.J$2]);&quot;&quot;)">
            <text:p/>
          </table:table-cell>
          <table:table-cell table:formula="of:=IF((LEN([.J96])=0);&quot;&quot;;CONCATENATE(ROUND([.J96];2);&quot; (&quot;;ROUND((([.J96]/[.J$2])*100);2);&quot;%)&quot;))">
            <text:p/>
          </table:table-cell>
          <table:table-cell table:number-columns-repeated="3"/>
          <table:table-cell table:formula="of:=IF(AND(COUNTA([.L96:.N96]);SUMIF([.L96:.N96];&quot;&lt;&gt;*&quot;;[.L$2:.N$2]));((SUMIF([.L96:.N96];&quot;&lt;&gt;*&quot;;[.L96:.N96])/SUMIF([.L96:.N96];&quot;&lt;&gt;*&quot;;[.L$2:.N$2]))*[.O$2]);&quot;&quot;)">
            <text:p/>
          </table:table-cell>
          <table:table-cell table:formula="of:=IF((LEN([.O96])=0);&quot;&quot;;CONCATENATE(ROUND([.O96];2);&quot; (&quot;;ROUND((([.O96]/[.O$2])*100);2);&quot;%)&quot;))">
            <text:p/>
          </table:table-cell>
          <table:table-cell table:number-columns-repeated="3"/>
          <table:table-cell table:formula="of:=IF(AND(COUNTA([.Q96:.S96]);SUMIF([.Q96:.S96];&quot;&lt;&gt;*&quot;;[.Q$2:.S$2]));((SUMIF([.Q96:.S96];&quot;&lt;&gt;*&quot;;[.Q96:.S96])/SUMIF([.Q96:.S96];&quot;&lt;&gt;*&quot;;[.Q$2:.S$2]))*[.T$2]);&quot;&quot;)">
            <text:p/>
          </table:table-cell>
          <table:table-cell table:formula="of:=IF((LEN([.T96])=0);&quot;&quot;;CONCATENATE(ROUND([.T96];2);&quot; (&quot;;ROUND((([.T96]/[.T$2])*100);2);&quot;%)&quot;))">
            <text:p/>
          </table:table-cell>
          <table:table-cell table:number-columns-repeated="3"/>
          <table:table-cell table:formula="of:=IF(AND(COUNTA([.V96:.X96]);SUMIF([.V96:.X96];&quot;&lt;&gt;*&quot;;[.V$2:.X$2]));((SUMIF([.V96:.X96];&quot;&lt;&gt;*&quot;;[.V96:.X96])/SUMIF([.V96:.X96];&quot;&lt;&gt;*&quot;;[.V$2:.X$2]))*[.Y$2]);&quot;&quot;)">
            <text:p/>
          </table:table-cell>
          <table:table-cell table:formula="of:=IF((LEN([.Y96])=0);&quot;&quot;;CONCATENATE(ROUND([.Y96];2);&quot; (&quot;;ROUND((([.Y96]/[.Y$2])*100);2);&quot;%)&quot;))">
            <text:p/>
          </table:table-cell>
          <table:table-cell table:number-columns-repeated="3"/>
          <table:table-cell table:formula="of:=IF(AND(COUNTA([.AA96:.AC96]);SUMIF([.AA96:.AC96];&quot;&lt;&gt;*&quot;;[.AA$2:.AC$2]));((SUMIF([.AA96:.AC96];&quot;&lt;&gt;*&quot;;[.AA96:.AC96])/SUMIF([.AA96:.AC96];&quot;&lt;&gt;*&quot;;[.AA$2:.AC$2]))*[.AD$2]);&quot;&quot;)">
            <text:p/>
          </table:table-cell>
          <table:table-cell table:formula="of:=IF((LEN([.AD96])=0);&quot;&quot;;CONCATENATE(ROUND([.AD96];2);&quot; (&quot;;ROUND((([.AD9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7])&gt;0);SUM([.G97:.AF97]));([.E97]/SUM( IF(LEN([.J97])&gt;0;[.J$2];0); IF(LEN([.P97])&gt;0;[.P$2];0); IF(LEN([.U97])&gt;0;[.U$2];0); IF(LEN([.Z97])&gt;0;[.Z$2];0); IF(LEN([.AE97])&gt;0;[.AE$2];0) ));&quot;&quot;)">
            <text:p/>
          </table:table-cell>
          <table:table-cell table:formula="of:=IF(LEN([.C97]);SUM(IF(SUM([.G$2:.I$2]);[.J97];0);IF(SUM([.L$2:.N$2]);[.O97];0);IF(SUM([.Q$2:.S$2]);[.T97];0);IF(SUM([.V$2:.X$2]);[.Y97];0);IF(SUM([.AA$2:.AC$2]);[.AD97];0));&quot;&quot;)">
            <text:p/>
          </table:table-cell>
          <table:table-cell table:number-columns-repeated="4"/>
          <table:table-cell table:formula="of:=IF(AND(COUNTA([.G97:.I97]);SUMIF([.G97:.I97];&quot;&lt;&gt;*&quot;;[.G$2:.I$2]));((SUMIF([.G97:.I97];&quot;&lt;&gt;*&quot;;[.G97:.I97])/SUMIF([.G97:.I97];&quot;&lt;&gt;*&quot;;[.G$2:.I$2]))*[.J$2]);&quot;&quot;)">
            <text:p/>
          </table:table-cell>
          <table:table-cell table:formula="of:=IF((LEN([.J97])=0);&quot;&quot;;CONCATENATE(ROUND([.J97];2);&quot; (&quot;;ROUND((([.J97]/[.J$2])*100);2);&quot;%)&quot;))">
            <text:p/>
          </table:table-cell>
          <table:table-cell table:number-columns-repeated="3"/>
          <table:table-cell table:formula="of:=IF(AND(COUNTA([.L97:.N97]);SUMIF([.L97:.N97];&quot;&lt;&gt;*&quot;;[.L$2:.N$2]));((SUMIF([.L97:.N97];&quot;&lt;&gt;*&quot;;[.L97:.N97])/SUMIF([.L97:.N97];&quot;&lt;&gt;*&quot;;[.L$2:.N$2]))*[.O$2]);&quot;&quot;)">
            <text:p/>
          </table:table-cell>
          <table:table-cell table:formula="of:=IF((LEN([.O97])=0);&quot;&quot;;CONCATENATE(ROUND([.O97];2);&quot; (&quot;;ROUND((([.O97]/[.O$2])*100);2);&quot;%)&quot;))">
            <text:p/>
          </table:table-cell>
          <table:table-cell table:number-columns-repeated="3"/>
          <table:table-cell table:formula="of:=IF(AND(COUNTA([.Q97:.S97]);SUMIF([.Q97:.S97];&quot;&lt;&gt;*&quot;;[.Q$2:.S$2]));((SUMIF([.Q97:.S97];&quot;&lt;&gt;*&quot;;[.Q97:.S97])/SUMIF([.Q97:.S97];&quot;&lt;&gt;*&quot;;[.Q$2:.S$2]))*[.T$2]);&quot;&quot;)">
            <text:p/>
          </table:table-cell>
          <table:table-cell table:formula="of:=IF((LEN([.T97])=0);&quot;&quot;;CONCATENATE(ROUND([.T97];2);&quot; (&quot;;ROUND((([.T97]/[.T$2])*100);2);&quot;%)&quot;))">
            <text:p/>
          </table:table-cell>
          <table:table-cell table:number-columns-repeated="3"/>
          <table:table-cell table:formula="of:=IF(AND(COUNTA([.V97:.X97]);SUMIF([.V97:.X97];&quot;&lt;&gt;*&quot;;[.V$2:.X$2]));((SUMIF([.V97:.X97];&quot;&lt;&gt;*&quot;;[.V97:.X97])/SUMIF([.V97:.X97];&quot;&lt;&gt;*&quot;;[.V$2:.X$2]))*[.Y$2]);&quot;&quot;)">
            <text:p/>
          </table:table-cell>
          <table:table-cell table:formula="of:=IF((LEN([.Y97])=0);&quot;&quot;;CONCATENATE(ROUND([.Y97];2);&quot; (&quot;;ROUND((([.Y97]/[.Y$2])*100);2);&quot;%)&quot;))">
            <text:p/>
          </table:table-cell>
          <table:table-cell table:number-columns-repeated="3"/>
          <table:table-cell table:formula="of:=IF(AND(COUNTA([.AA97:.AC97]);SUMIF([.AA97:.AC97];&quot;&lt;&gt;*&quot;;[.AA$2:.AC$2]));((SUMIF([.AA97:.AC97];&quot;&lt;&gt;*&quot;;[.AA97:.AC97])/SUMIF([.AA97:.AC97];&quot;&lt;&gt;*&quot;;[.AA$2:.AC$2]))*[.AD$2]);&quot;&quot;)">
            <text:p/>
          </table:table-cell>
          <table:table-cell table:formula="of:=IF((LEN([.AD97])=0);&quot;&quot;;CONCATENATE(ROUND([.AD97];2);&quot; (&quot;;ROUND((([.AD9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8])&gt;0);SUM([.G98:.AF98]));([.E98]/SUM( IF(LEN([.J98])&gt;0;[.J$2];0); IF(LEN([.P98])&gt;0;[.P$2];0); IF(LEN([.U98])&gt;0;[.U$2];0); IF(LEN([.Z98])&gt;0;[.Z$2];0); IF(LEN([.AE98])&gt;0;[.AE$2];0) ));&quot;&quot;)">
            <text:p/>
          </table:table-cell>
          <table:table-cell table:formula="of:=IF(LEN([.C98]);SUM(IF(SUM([.G$2:.I$2]);[.J98];0);IF(SUM([.L$2:.N$2]);[.O98];0);IF(SUM([.Q$2:.S$2]);[.T98];0);IF(SUM([.V$2:.X$2]);[.Y98];0);IF(SUM([.AA$2:.AC$2]);[.AD98];0));&quot;&quot;)">
            <text:p/>
          </table:table-cell>
          <table:table-cell table:number-columns-repeated="4"/>
          <table:table-cell table:formula="of:=IF(AND(COUNTA([.G98:.I98]);SUMIF([.G98:.I98];&quot;&lt;&gt;*&quot;;[.G$2:.I$2]));((SUMIF([.G98:.I98];&quot;&lt;&gt;*&quot;;[.G98:.I98])/SUMIF([.G98:.I98];&quot;&lt;&gt;*&quot;;[.G$2:.I$2]))*[.J$2]);&quot;&quot;)">
            <text:p/>
          </table:table-cell>
          <table:table-cell table:formula="of:=IF((LEN([.J98])=0);&quot;&quot;;CONCATENATE(ROUND([.J98];2);&quot; (&quot;;ROUND((([.J98]/[.J$2])*100);2);&quot;%)&quot;))">
            <text:p/>
          </table:table-cell>
          <table:table-cell table:number-columns-repeated="3"/>
          <table:table-cell table:formula="of:=IF(AND(COUNTA([.L98:.N98]);SUMIF([.L98:.N98];&quot;&lt;&gt;*&quot;;[.L$2:.N$2]));((SUMIF([.L98:.N98];&quot;&lt;&gt;*&quot;;[.L98:.N98])/SUMIF([.L98:.N98];&quot;&lt;&gt;*&quot;;[.L$2:.N$2]))*[.O$2]);&quot;&quot;)">
            <text:p/>
          </table:table-cell>
          <table:table-cell table:formula="of:=IF((LEN([.O98])=0);&quot;&quot;;CONCATENATE(ROUND([.O98];2);&quot; (&quot;;ROUND((([.O98]/[.O$2])*100);2);&quot;%)&quot;))">
            <text:p/>
          </table:table-cell>
          <table:table-cell table:number-columns-repeated="3"/>
          <table:table-cell table:formula="of:=IF(AND(COUNTA([.Q98:.S98]);SUMIF([.Q98:.S98];&quot;&lt;&gt;*&quot;;[.Q$2:.S$2]));((SUMIF([.Q98:.S98];&quot;&lt;&gt;*&quot;;[.Q98:.S98])/SUMIF([.Q98:.S98];&quot;&lt;&gt;*&quot;;[.Q$2:.S$2]))*[.T$2]);&quot;&quot;)">
            <text:p/>
          </table:table-cell>
          <table:table-cell table:formula="of:=IF((LEN([.T98])=0);&quot;&quot;;CONCATENATE(ROUND([.T98];2);&quot; (&quot;;ROUND((([.T98]/[.T$2])*100);2);&quot;%)&quot;))">
            <text:p/>
          </table:table-cell>
          <table:table-cell table:number-columns-repeated="3"/>
          <table:table-cell table:formula="of:=IF(AND(COUNTA([.V98:.X98]);SUMIF([.V98:.X98];&quot;&lt;&gt;*&quot;;[.V$2:.X$2]));((SUMIF([.V98:.X98];&quot;&lt;&gt;*&quot;;[.V98:.X98])/SUMIF([.V98:.X98];&quot;&lt;&gt;*&quot;;[.V$2:.X$2]))*[.Y$2]);&quot;&quot;)">
            <text:p/>
          </table:table-cell>
          <table:table-cell table:formula="of:=IF((LEN([.Y98])=0);&quot;&quot;;CONCATENATE(ROUND([.Y98];2);&quot; (&quot;;ROUND((([.Y98]/[.Y$2])*100);2);&quot;%)&quot;))">
            <text:p/>
          </table:table-cell>
          <table:table-cell table:number-columns-repeated="3"/>
          <table:table-cell table:formula="of:=IF(AND(COUNTA([.AA98:.AC98]);SUMIF([.AA98:.AC98];&quot;&lt;&gt;*&quot;;[.AA$2:.AC$2]));((SUMIF([.AA98:.AC98];&quot;&lt;&gt;*&quot;;[.AA98:.AC98])/SUMIF([.AA98:.AC98];&quot;&lt;&gt;*&quot;;[.AA$2:.AC$2]))*[.AD$2]);&quot;&quot;)">
            <text:p/>
          </table:table-cell>
          <table:table-cell table:formula="of:=IF((LEN([.AD98])=0);&quot;&quot;;CONCATENATE(ROUND([.AD98];2);&quot; (&quot;;ROUND((([.AD9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9])&gt;0);SUM([.G99:.AF99]));([.E99]/SUM( IF(LEN([.J99])&gt;0;[.J$2];0); IF(LEN([.P99])&gt;0;[.P$2];0); IF(LEN([.U99])&gt;0;[.U$2];0); IF(LEN([.Z99])&gt;0;[.Z$2];0); IF(LEN([.AE99])&gt;0;[.AE$2];0) ));&quot;&quot;)">
            <text:p/>
          </table:table-cell>
          <table:table-cell table:formula="of:=IF(LEN([.C99]);SUM(IF(SUM([.G$2:.I$2]);[.J99];0);IF(SUM([.L$2:.N$2]);[.O99];0);IF(SUM([.Q$2:.S$2]);[.T99];0);IF(SUM([.V$2:.X$2]);[.Y99];0);IF(SUM([.AA$2:.AC$2]);[.AD99];0));&quot;&quot;)">
            <text:p/>
          </table:table-cell>
          <table:table-cell table:number-columns-repeated="4"/>
          <table:table-cell table:formula="of:=IF(AND(COUNTA([.G99:.I99]);SUMIF([.G99:.I99];&quot;&lt;&gt;*&quot;;[.G$2:.I$2]));((SUMIF([.G99:.I99];&quot;&lt;&gt;*&quot;;[.G99:.I99])/SUMIF([.G99:.I99];&quot;&lt;&gt;*&quot;;[.G$2:.I$2]))*[.J$2]);&quot;&quot;)">
            <text:p/>
          </table:table-cell>
          <table:table-cell table:formula="of:=IF((LEN([.J99])=0);&quot;&quot;;CONCATENATE(ROUND([.J99];2);&quot; (&quot;;ROUND((([.J99]/[.J$2])*100);2);&quot;%)&quot;))">
            <text:p/>
          </table:table-cell>
          <table:table-cell table:number-columns-repeated="3"/>
          <table:table-cell table:formula="of:=IF(AND(COUNTA([.L99:.N99]);SUMIF([.L99:.N99];&quot;&lt;&gt;*&quot;;[.L$2:.N$2]));((SUMIF([.L99:.N99];&quot;&lt;&gt;*&quot;;[.L99:.N99])/SUMIF([.L99:.N99];&quot;&lt;&gt;*&quot;;[.L$2:.N$2]))*[.O$2]);&quot;&quot;)">
            <text:p/>
          </table:table-cell>
          <table:table-cell table:formula="of:=IF((LEN([.O99])=0);&quot;&quot;;CONCATENATE(ROUND([.O99];2);&quot; (&quot;;ROUND((([.O99]/[.O$2])*100);2);&quot;%)&quot;))">
            <text:p/>
          </table:table-cell>
          <table:table-cell table:number-columns-repeated="3"/>
          <table:table-cell table:formula="of:=IF(AND(COUNTA([.Q99:.S99]);SUMIF([.Q99:.S99];&quot;&lt;&gt;*&quot;;[.Q$2:.S$2]));((SUMIF([.Q99:.S99];&quot;&lt;&gt;*&quot;;[.Q99:.S99])/SUMIF([.Q99:.S99];&quot;&lt;&gt;*&quot;;[.Q$2:.S$2]))*[.T$2]);&quot;&quot;)">
            <text:p/>
          </table:table-cell>
          <table:table-cell table:formula="of:=IF((LEN([.T99])=0);&quot;&quot;;CONCATENATE(ROUND([.T99];2);&quot; (&quot;;ROUND((([.T99]/[.T$2])*100);2);&quot;%)&quot;))">
            <text:p/>
          </table:table-cell>
          <table:table-cell table:number-columns-repeated="3"/>
          <table:table-cell table:formula="of:=IF(AND(COUNTA([.V99:.X99]);SUMIF([.V99:.X99];&quot;&lt;&gt;*&quot;;[.V$2:.X$2]));((SUMIF([.V99:.X99];&quot;&lt;&gt;*&quot;;[.V99:.X99])/SUMIF([.V99:.X99];&quot;&lt;&gt;*&quot;;[.V$2:.X$2]))*[.Y$2]);&quot;&quot;)">
            <text:p/>
          </table:table-cell>
          <table:table-cell table:formula="of:=IF((LEN([.Y99])=0);&quot;&quot;;CONCATENATE(ROUND([.Y99];2);&quot; (&quot;;ROUND((([.Y99]/[.Y$2])*100);2);&quot;%)&quot;))">
            <text:p/>
          </table:table-cell>
          <table:table-cell table:number-columns-repeated="3"/>
          <table:table-cell table:formula="of:=IF(AND(COUNTA([.AA99:.AC99]);SUMIF([.AA99:.AC99];&quot;&lt;&gt;*&quot;;[.AA$2:.AC$2]));((SUMIF([.AA99:.AC99];&quot;&lt;&gt;*&quot;;[.AA99:.AC99])/SUMIF([.AA99:.AC99];&quot;&lt;&gt;*&quot;;[.AA$2:.AC$2]))*[.AD$2]);&quot;&quot;)">
            <text:p/>
          </table:table-cell>
          <table:table-cell table:formula="of:=IF((LEN([.AD99])=0);&quot;&quot;;CONCATENATE(ROUND([.AD99];2);&quot; (&quot;;ROUND((([.AD9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100])&gt;0);SUM([.G100:.AF100]));([.E100]/SUM( IF(LEN([.J100])&gt;0;[.J$2];0); IF(LEN([.P100])&gt;0;[.P$2];0); IF(LEN([.U100])&gt;0;[.U$2];0); IF(LEN([.Z100])&gt;0;[.Z$2];0); IF(LEN([.AE100])&gt;0;[.AE$2];0) ));&quot;&quot;)">
            <text:p/>
          </table:table-cell>
          <table:table-cell table:formula="of:=IF(LEN([.C100]);SUM(IF(SUM([.G$2:.I$2]);[.J100];0);IF(SUM([.L$2:.N$2]);[.O100];0);IF(SUM([.Q$2:.S$2]);[.T100];0);IF(SUM([.V$2:.X$2]);[.Y100];0);IF(SUM([.AA$2:.AC$2]);[.AD100];0));&quot;&quot;)">
            <text:p/>
          </table:table-cell>
          <table:table-cell table:number-columns-repeated="4"/>
          <table:table-cell table:formula="of:=IF(AND(COUNTA([.G100:.I100]);SUMIF([.G100:.I100];&quot;&lt;&gt;*&quot;;[.G$2:.I$2]));((SUMIF([.G100:.I100];&quot;&lt;&gt;*&quot;;[.G100:.I100])/SUMIF([.G100:.I100];&quot;&lt;&gt;*&quot;;[.G$2:.I$2]))*[.J$2]);&quot;&quot;)">
            <text:p/>
          </table:table-cell>
          <table:table-cell table:formula="of:=IF((LEN([.J100])=0);&quot;&quot;;CONCATENATE(ROUND([.J100];2);&quot; (&quot;;ROUND((([.J100]/[.J$2])*100);2);&quot;%)&quot;))">
            <text:p/>
          </table:table-cell>
          <table:table-cell table:number-columns-repeated="3"/>
          <table:table-cell table:formula="of:=IF(AND(COUNTA([.L100:.N100]);SUMIF([.L100:.N100];&quot;&lt;&gt;*&quot;;[.L$2:.N$2]));((SUMIF([.L100:.N100];&quot;&lt;&gt;*&quot;;[.L100:.N100])/SUMIF([.L100:.N100];&quot;&lt;&gt;*&quot;;[.L$2:.N$2]))*[.O$2]);&quot;&quot;)">
            <text:p/>
          </table:table-cell>
          <table:table-cell table:formula="of:=IF((LEN([.O100])=0);&quot;&quot;;CONCATENATE(ROUND([.O100];2);&quot; (&quot;;ROUND((([.O100]/[.O$2])*100);2);&quot;%)&quot;))">
            <text:p/>
          </table:table-cell>
          <table:table-cell table:number-columns-repeated="3"/>
          <table:table-cell table:formula="of:=IF(AND(COUNTA([.Q100:.S100]);SUMIF([.Q100:.S100];&quot;&lt;&gt;*&quot;;[.Q$2:.S$2]));((SUMIF([.Q100:.S100];&quot;&lt;&gt;*&quot;;[.Q100:.S100])/SUMIF([.Q100:.S100];&quot;&lt;&gt;*&quot;;[.Q$2:.S$2]))*[.T$2]);&quot;&quot;)">
            <text:p/>
          </table:table-cell>
          <table:table-cell table:formula="of:=IF((LEN([.T100])=0);&quot;&quot;;CONCATENATE(ROUND([.T100];2);&quot; (&quot;;ROUND((([.T100]/[.T$2])*100);2);&quot;%)&quot;))">
            <text:p/>
          </table:table-cell>
          <table:table-cell table:number-columns-repeated="3"/>
          <table:table-cell table:formula="of:=IF(AND(COUNTA([.V100:.X100]);SUMIF([.V100:.X100];&quot;&lt;&gt;*&quot;;[.V$2:.X$2]));((SUMIF([.V100:.X100];&quot;&lt;&gt;*&quot;;[.V100:.X100])/SUMIF([.V100:.X100];&quot;&lt;&gt;*&quot;;[.V$2:.X$2]))*[.Y$2]);&quot;&quot;)">
            <text:p/>
          </table:table-cell>
          <table:table-cell table:formula="of:=IF((LEN([.Y100])=0);&quot;&quot;;CONCATENATE(ROUND([.Y100];2);&quot; (&quot;;ROUND((([.Y100]/[.Y$2])*100);2);&quot;%)&quot;))">
            <text:p/>
          </table:table-cell>
          <table:table-cell table:number-columns-repeated="3"/>
          <table:table-cell table:formula="of:=IF(AND(COUNTA([.AA100:.AC100]);SUMIF([.AA100:.AC100];&quot;&lt;&gt;*&quot;;[.AA$2:.AC$2]));((SUMIF([.AA100:.AC100];&quot;&lt;&gt;*&quot;;[.AA100:.AC100])/SUMIF([.AA100:.AC100];&quot;&lt;&gt;*&quot;;[.AA$2:.AC$2]))*[.AD$2]);&quot;&quot;)">
            <text:p/>
          </table:table-cell>
          <table:table-cell table:formula="of:=IF((LEN([.AD100])=0);&quot;&quot;;CONCATENATE(ROUND([.AD100];2);&quot; (&quot;;ROUND((([.AD100]/[.AD$2])*100);2);&quot;%)&quot;))">
            <text:p/>
          </table:table-cell>
          <table:table-cell table:number-columns-repeated="993"/>
        </table:table-row>
      </table:table>
      <table:table table:name="Tri 3 2010" table:style-name="ta1">
        <office:forms form:automatic-focus="false" form:apply-design-mode="false"/>
        <table:table-column table:style-name="co5" table:visibility="collapse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40"/>
        <table:table-column table:style-name="co8" table:default-cell-style-name="ce20"/>
        <table:table-column table:style-name="co9" table:default-cell-style-name="Default"/>
        <table:table-column table:style-name="co10" table:default-cell-style-name="ce33"/>
        <table:table-column table:style-name="co5" table:default-cell-style-name="ce33"/>
        <table:table-column table:style-name="co10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6" table:default-cell-style-name="ce33"/>
        <table:table-column table:style-name="co5" table:default-cell-style-name="ce33"/>
        <table:table-column table:style-name="co16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7" table:default-cell-style-name="ce33"/>
        <table:table-column table:style-name="co5" table:default-cell-style-name="ce33"/>
        <table:table-column table:style-name="co17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8" table:default-cell-style-name="ce33"/>
        <table:table-column table:style-name="co5" table:default-cell-style-name="ce33"/>
        <table:table-column table:style-name="co18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19" table:default-cell-style-name="ce33"/>
        <table:table-column table:style-name="co5" table:default-cell-style-name="ce33"/>
        <table:table-column table:style-name="co19" table:default-cell-style-name="ce33"/>
        <table:table-column table:style-name="co5" table:visibility="collapse" table:default-cell-style-name="ce36"/>
        <table:table-column table:style-name="co11" table:default-cell-style-name="ce37"/>
        <table:table-column table:style-name="co5" table:number-columns-repeated="993" table:default-cell-style-name="Default"/>
        <table:table-row table:style-name="ro4"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Student Name</text:p>
          </table:table-cell>
          <table:table-cell table:style-name="ce14" office:value-type="string">
            <text:p>username</text:p>
          </table:table-cell>
          <table:table-cell table:style-name="ce14" office:value-type="string">
            <text:p>Marking Period Grade (%)</text:p>
          </table:table-cell>
          <table:table-cell table:style-name="ce14" office:value-type="string">
            <text:p>Total</text:p>
            <text:p>Points</text:p>
          </table:table-cell>
          <table:table-cell table:style-name="ce13" office:value-type="string">
            <text:p>Comment</text:p>
            <text:p>Codes</text:p>
          </table:table-cell>
          <table:table-cell table:style-name="ce41" office:value-type="string">
            <text:p>→</text:p>
            <text:p>[IA]</text:p>
            <text:p>→</text:p>
          </table:table-cell>
          <table:table-cell table:style-name="ce42"/>
          <table:table-cell table:style-name="ce41" office:value-type="string">
            <text:p>←</text:p>
            <text:p>[IA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Interim Assessment Total Points</text:p>
          </table:table-cell>
          <table:table-cell table:style-name="ce41" office:value-type="string">
            <text:p>→</text:p>
            <text:p>[TQ]</text:p>
            <text:p>→</text:p>
          </table:table-cell>
          <table:table-cell table:style-name="ce42"/>
          <table:table-cell table:style-name="ce41" office:value-type="string">
            <text:p>←</text:p>
            <text:p>[TQ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Tests and Quizzes Total Points</text:p>
          </table:table-cell>
          <table:table-cell table:style-name="ce41" office:value-type="string">
            <text:p>→</text:p>
            <text:p>[CPN]</text:p>
            <text:p>→</text:p>
          </table:table-cell>
          <table:table-cell table:style-name="ce42"/>
          <table:table-cell table:style-name="ce41" office:value-type="string">
            <text:p>←</text:p>
            <text:p>[CPN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Class Participation Total Points</text:p>
          </table:table-cell>
          <table:table-cell table:style-name="ce41" office:value-type="string">
            <text:p>→</text:p>
            <text:p>[HW]</text:p>
            <text:p>→</text:p>
          </table:table-cell>
          <table:table-cell table:style-name="ce42"/>
          <table:table-cell table:style-name="ce41" office:value-type="string">
            <text:p>←</text:p>
            <text:p>[HW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Homework Total Points</text:p>
          </table:table-cell>
          <table:table-cell table:style-name="ce41" office:value-type="string">
            <text:p>→</text:p>
            <text:p>[DP]</text:p>
            <text:p>→</text:p>
          </table:table-cell>
          <table:table-cell table:style-name="ce42"/>
          <table:table-cell table:style-name="ce41" office:value-type="string">
            <text:p>←</text:p>
            <text:p>[DP]</text:p>
            <text:p>←</text:p>
          </table:table-cell>
          <table:table-cell table:style-name="ce13" office:value-type="string">
            <text:p>Formulas use the data in this column. You may hide it, but please do not delete it.</text:p>
          </table:table-cell>
          <table:table-cell table:style-name="ce14" office:value-type="string">
            <text:p>Departmental Project Total Points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Tri 3 2010</text:p>
          </table:table-cell>
          <table:table-cell table:style-name="ce15" office:value-type="string">
            <text:p>[Points Possible]</text:p>
          </table:table-cell>
          <table:table-cell table:style-name="ce18" table:number-columns-repeated="2"/>
          <table:table-cell table:formula="of:=SUM(IF(SUM([.G$2:.I$2]);[.J2];0);IF(SUM([.L$2:.N$2]);[.O2];0);IF(SUM([.Q$2:.S$2]);[.T2];0);IF(SUM([.V$2:.X$2]);[.Y2];0);IF(SUM([.AA$2:.AC$2]);[.AD2];0))" office:value-type="float" office:value="0">
            <text:p>0.00</text:p>
          </table:table-cell>
          <table:table-cell table:number-columns-repeated="4"/>
          <table:table-cell table:style-name="ce35" table:formula="of:=[.K2]" office:value-type="float" office:value="30">
            <text:p>30.00</text:p>
          </table:table-cell>
          <table:table-cell table:formula="of:=VLOOKUP(LEFT([.K1];(LEN([.K1])-[.$A$3]));['Category Weights'.$A$1:.$Y$16];MATCH([.$A$2];['Category Weights'.$A$1:.$Y$1];0);0)*100" office:value-type="float" office:value="30">
            <text:p>30.00</text:p>
          </table:table-cell>
          <table:table-cell/>
          <table:table-cell table:style-name="ce35"/>
          <table:table-cell/>
          <table:table-cell table:style-name="ce35" table:formula="of:=[.P2]" office:value-type="float" office:value="23.3333333333333">
            <text:p>23.33</text:p>
          </table:table-cell>
          <table:table-cell table:formula="of:=VLOOKUP(LEFT([.P1];(LEN([.P1])-[.$A$3]));['Category Weights'.$A$1:.$Y$16];MATCH([.$A$2];['Category Weights'.$A$1:.$Y$1];0);0)*100" office:value-type="float" office:value="23.3333333333333">
            <text:p>23.33</text:p>
          </table:table-cell>
          <table:table-cell/>
          <table:table-cell table:style-name="ce35"/>
          <table:table-cell/>
          <table:table-cell table:style-name="ce35" table:formula="of:=[.U2]" office:value-type="float" office:value="9.33333333333333">
            <text:p>9.33</text:p>
          </table:table-cell>
          <table:table-cell table:formula="of:=VLOOKUP(LEFT([.U1];(LEN([.U1])-[.$A$3]));['Category Weights'.$A$1:.$Y$16];MATCH([.$A$2];['Category Weights'.$A$1:.$Y$1];0);0)*100" office:value-type="float" office:value="9.33333333333333">
            <text:p>9.33</text:p>
          </table:table-cell>
          <table:table-cell/>
          <table:table-cell table:style-name="ce35"/>
          <table:table-cell/>
          <table:table-cell table:style-name="ce35" table:formula="of:=[.Z2]" office:value-type="float" office:value="18.6666666666667">
            <text:p>18.67</text:p>
          </table:table-cell>
          <table:table-cell table:formula="of:=VLOOKUP(LEFT([.Z1];(LEN([.Z1])-[.$A$3]));['Category Weights'.$A$1:.$Y$16];MATCH([.$A$2];['Category Weights'.$A$1:.$Y$1];0);0)*100" office:value-type="float" office:value="18.6666666666667">
            <text:p>18.67</text:p>
          </table:table-cell>
          <table:table-cell/>
          <table:table-cell table:style-name="ce35"/>
          <table:table-cell/>
          <table:table-cell table:style-name="ce35" table:formula="of:=[.AE2]" office:value-type="float" office:value="18.6666666666667">
            <text:p>18.67</text:p>
          </table:table-cell>
          <table:table-cell table:formula="of:=VLOOKUP(LEFT([.AE1];(LEN([.AE1])-[.$A$3]));['Category Weights'.$A$1:.$Y$16];MATCH([.$A$2];['Category Weights'.$A$1:.$Y$1];0);0)*100" office:value-type="float" office:value="18.6666666666667">
            <text:p>18.67</text:p>
          </table:table-cell>
          <table:table-cell table:number-columns-repeated="993"/>
        </table:table-row>
        <table:table-row table:style-name="ro2">
          <table:table-cell table:style-name="ce2" table:formula="of:=LEN(&quot; Total Points&quot;)" office:value-type="float" office:value="13">
            <text:p>13</text:p>
          </table:table-cell>
          <table:table-cell table:style-name="ce16" office:value-type="string">
            <text:p>$students</text:p>
          </table:table-cell>
          <table:table-cell table:style-name="ce16" office:value-type="string">
            <text:p>$username</text:p>
          </table:table-cell>
          <table:table-cell table:formula="of:=IF(AND((LEN([.C3])&gt;0);SUM([.G3:.AF3]));([.E3]/SUM( IF(LEN([.J3])&gt;0;[.J$2];0); IF(LEN([.P3])&gt;0;[.P$2];0); IF(LEN([.U3])&gt;0;[.U$2];0); IF(LEN([.Z3])&gt;0;[.Z$2];0); IF(LEN([.AE3])&gt;0;[.AE$2];0) ));&quot;&quot;)">
            <text:p/>
          </table:table-cell>
          <table:table-cell table:formula="of:=IF(LEN([.C3]);SUM(IF(SUM([.G$2:.I$2]);[.J3];0);IF(SUM([.L$2:.N$2]);[.O3];0);IF(SUM([.Q$2:.S$2]);[.T3];0);IF(SUM([.V$2:.X$2]);[.Y3];0);IF(SUM([.AA$2:.AC$2]);[.AD3];0));&quot;&quot;)" office:value-type="float" office:value="0">
            <text:p>0.00</text:p>
          </table:table-cell>
          <table:table-cell table:number-columns-repeated="4"/>
          <table:table-cell table:formula="of:=IF(AND(COUNTA([.G3:.I3]);SUMIF([.G3:.I3];&quot;&lt;&gt;*&quot;;[.G$2:.I$2]));((SUMIF([.G3:.I3];&quot;&lt;&gt;*&quot;;[.G3:.I3])/SUMIF([.G3:.I3];&quot;&lt;&gt;*&quot;;[.G$2:.I$2]))*[.J$2]);&quot;&quot;)">
            <text:p/>
          </table:table-cell>
          <table:table-cell table:formula="of:=IF((LEN([.J3])=0);&quot;&quot;;CONCATENATE(ROUND([.J3];2);&quot; (&quot;;ROUND((([.J3]/[.J$2])*100);2);&quot;%)&quot;))">
            <text:p/>
          </table:table-cell>
          <table:table-cell table:number-columns-repeated="3"/>
          <table:table-cell table:formula="of:=IF(AND(COUNTA([.L3:.N3]);SUMIF([.L3:.N3];&quot;&lt;&gt;*&quot;;[.L$2:.N$2]));((SUMIF([.L3:.N3];&quot;&lt;&gt;*&quot;;[.L3:.N3])/SUMIF([.L3:.N3];&quot;&lt;&gt;*&quot;;[.L$2:.N$2]))*[.O$2]);&quot;&quot;)">
            <text:p/>
          </table:table-cell>
          <table:table-cell table:formula="of:=IF((LEN([.O3])=0);&quot;&quot;;CONCATENATE(ROUND([.O3];2);&quot; (&quot;;ROUND((([.O3]/[.O$2])*100);2);&quot;%)&quot;))">
            <text:p/>
          </table:table-cell>
          <table:table-cell table:number-columns-repeated="3"/>
          <table:table-cell table:formula="of:=IF(AND(COUNTA([.Q3:.S3]);SUMIF([.Q3:.S3];&quot;&lt;&gt;*&quot;;[.Q$2:.S$2]));((SUMIF([.Q3:.S3];&quot;&lt;&gt;*&quot;;[.Q3:.S3])/SUMIF([.Q3:.S3];&quot;&lt;&gt;*&quot;;[.Q$2:.S$2]))*[.T$2]);&quot;&quot;)">
            <text:p/>
          </table:table-cell>
          <table:table-cell table:formula="of:=IF((LEN([.T3])=0);&quot;&quot;;CONCATENATE(ROUND([.T3];2);&quot; (&quot;;ROUND((([.T3]/[.T$2])*100);2);&quot;%)&quot;))">
            <text:p/>
          </table:table-cell>
          <table:table-cell table:number-columns-repeated="3"/>
          <table:table-cell table:formula="of:=IF(AND(COUNTA([.V3:.X3]);SUMIF([.V3:.X3];&quot;&lt;&gt;*&quot;;[.V$2:.X$2]));((SUMIF([.V3:.X3];&quot;&lt;&gt;*&quot;;[.V3:.X3])/SUMIF([.V3:.X3];&quot;&lt;&gt;*&quot;;[.V$2:.X$2]))*[.Y$2]);&quot;&quot;)">
            <text:p/>
          </table:table-cell>
          <table:table-cell table:formula="of:=IF((LEN([.Y3])=0);&quot;&quot;;CONCATENATE(ROUND([.Y3];2);&quot; (&quot;;ROUND((([.Y3]/[.Y$2])*100);2);&quot;%)&quot;))">
            <text:p/>
          </table:table-cell>
          <table:table-cell table:number-columns-repeated="3"/>
          <table:table-cell table:formula="of:=IF(AND(COUNTA([.AA3:.AC3]);SUMIF([.AA3:.AC3];&quot;&lt;&gt;*&quot;;[.AA$2:.AC$2]));((SUMIF([.AA3:.AC3];&quot;&lt;&gt;*&quot;;[.AA3:.AC3])/SUMIF([.AA3:.AC3];&quot;&lt;&gt;*&quot;;[.AA$2:.AC$2]))*[.AD$2]);&quot;&quot;)">
            <text:p/>
          </table:table-cell>
          <table:table-cell table:formula="of:=IF((LEN([.AD3])=0);&quot;&quot;;CONCATENATE(ROUND([.AD3];2);&quot; (&quot;;ROUND((([.AD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4])&gt;0);SUM([.G4:.AF4]));([.E4]/SUM( IF(LEN([.J4])&gt;0;[.J$2];0); IF(LEN([.P4])&gt;0;[.P$2];0); IF(LEN([.U4])&gt;0;[.U$2];0); IF(LEN([.Z4])&gt;0;[.Z$2];0); IF(LEN([.AE4])&gt;0;[.AE$2];0) ));&quot;&quot;)">
            <text:p/>
          </table:table-cell>
          <table:table-cell table:formula="of:=IF(LEN([.C4]);SUM(IF(SUM([.G$2:.I$2]);[.J4];0);IF(SUM([.L$2:.N$2]);[.O4];0);IF(SUM([.Q$2:.S$2]);[.T4];0);IF(SUM([.V$2:.X$2]);[.Y4];0);IF(SUM([.AA$2:.AC$2]);[.AD4];0));&quot;&quot;)">
            <text:p/>
          </table:table-cell>
          <table:table-cell table:number-columns-repeated="4"/>
          <table:table-cell table:formula="of:=IF(AND(COUNTA([.G4:.I4]);SUMIF([.G4:.I4];&quot;&lt;&gt;*&quot;;[.G$2:.I$2]));((SUMIF([.G4:.I4];&quot;&lt;&gt;*&quot;;[.G4:.I4])/SUMIF([.G4:.I4];&quot;&lt;&gt;*&quot;;[.G$2:.I$2]))*[.J$2]);&quot;&quot;)">
            <text:p/>
          </table:table-cell>
          <table:table-cell table:formula="of:=IF((LEN([.J4])=0);&quot;&quot;;CONCATENATE(ROUND([.J4];2);&quot; (&quot;;ROUND((([.J4]/[.J$2])*100);2);&quot;%)&quot;))">
            <text:p/>
          </table:table-cell>
          <table:table-cell table:number-columns-repeated="3"/>
          <table:table-cell table:formula="of:=IF(AND(COUNTA([.L4:.N4]);SUMIF([.L4:.N4];&quot;&lt;&gt;*&quot;;[.L$2:.N$2]));((SUMIF([.L4:.N4];&quot;&lt;&gt;*&quot;;[.L4:.N4])/SUMIF([.L4:.N4];&quot;&lt;&gt;*&quot;;[.L$2:.N$2]))*[.O$2]);&quot;&quot;)">
            <text:p/>
          </table:table-cell>
          <table:table-cell table:formula="of:=IF((LEN([.O4])=0);&quot;&quot;;CONCATENATE(ROUND([.O4];2);&quot; (&quot;;ROUND((([.O4]/[.O$2])*100);2);&quot;%)&quot;))">
            <text:p/>
          </table:table-cell>
          <table:table-cell table:number-columns-repeated="3"/>
          <table:table-cell table:formula="of:=IF(AND(COUNTA([.Q4:.S4]);SUMIF([.Q4:.S4];&quot;&lt;&gt;*&quot;;[.Q$2:.S$2]));((SUMIF([.Q4:.S4];&quot;&lt;&gt;*&quot;;[.Q4:.S4])/SUMIF([.Q4:.S4];&quot;&lt;&gt;*&quot;;[.Q$2:.S$2]))*[.T$2]);&quot;&quot;)">
            <text:p/>
          </table:table-cell>
          <table:table-cell table:formula="of:=IF((LEN([.T4])=0);&quot;&quot;;CONCATENATE(ROUND([.T4];2);&quot; (&quot;;ROUND((([.T4]/[.T$2])*100);2);&quot;%)&quot;))">
            <text:p/>
          </table:table-cell>
          <table:table-cell table:number-columns-repeated="3"/>
          <table:table-cell table:formula="of:=IF(AND(COUNTA([.V4:.X4]);SUMIF([.V4:.X4];&quot;&lt;&gt;*&quot;;[.V$2:.X$2]));((SUMIF([.V4:.X4];&quot;&lt;&gt;*&quot;;[.V4:.X4])/SUMIF([.V4:.X4];&quot;&lt;&gt;*&quot;;[.V$2:.X$2]))*[.Y$2]);&quot;&quot;)">
            <text:p/>
          </table:table-cell>
          <table:table-cell table:formula="of:=IF((LEN([.Y4])=0);&quot;&quot;;CONCATENATE(ROUND([.Y4];2);&quot; (&quot;;ROUND((([.Y4]/[.Y$2])*100);2);&quot;%)&quot;))">
            <text:p/>
          </table:table-cell>
          <table:table-cell table:number-columns-repeated="3"/>
          <table:table-cell table:formula="of:=IF(AND(COUNTA([.AA4:.AC4]);SUMIF([.AA4:.AC4];&quot;&lt;&gt;*&quot;;[.AA$2:.AC$2]));((SUMIF([.AA4:.AC4];&quot;&lt;&gt;*&quot;;[.AA4:.AC4])/SUMIF([.AA4:.AC4];&quot;&lt;&gt;*&quot;;[.AA$2:.AC$2]))*[.AD$2]);&quot;&quot;)">
            <text:p/>
          </table:table-cell>
          <table:table-cell table:formula="of:=IF((LEN([.AD4])=0);&quot;&quot;;CONCATENATE(ROUND([.AD4];2);&quot; (&quot;;ROUND((([.AD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5])&gt;0);SUM([.G5:.AF5]));([.E5]/SUM( IF(LEN([.J5])&gt;0;[.J$2];0); IF(LEN([.P5])&gt;0;[.P$2];0); IF(LEN([.U5])&gt;0;[.U$2];0); IF(LEN([.Z5])&gt;0;[.Z$2];0); IF(LEN([.AE5])&gt;0;[.AE$2];0) ));&quot;&quot;)">
            <text:p/>
          </table:table-cell>
          <table:table-cell table:formula="of:=IF(LEN([.C5]);SUM(IF(SUM([.G$2:.I$2]);[.J5];0);IF(SUM([.L$2:.N$2]);[.O5];0);IF(SUM([.Q$2:.S$2]);[.T5];0);IF(SUM([.V$2:.X$2]);[.Y5];0);IF(SUM([.AA$2:.AC$2]);[.AD5];0));&quot;&quot;)">
            <text:p/>
          </table:table-cell>
          <table:table-cell table:number-columns-repeated="4"/>
          <table:table-cell table:formula="of:=IF(AND(COUNTA([.G5:.I5]);SUMIF([.G5:.I5];&quot;&lt;&gt;*&quot;;[.G$2:.I$2]));((SUMIF([.G5:.I5];&quot;&lt;&gt;*&quot;;[.G5:.I5])/SUMIF([.G5:.I5];&quot;&lt;&gt;*&quot;;[.G$2:.I$2]))*[.J$2]);&quot;&quot;)">
            <text:p/>
          </table:table-cell>
          <table:table-cell table:formula="of:=IF((LEN([.J5])=0);&quot;&quot;;CONCATENATE(ROUND([.J5];2);&quot; (&quot;;ROUND((([.J5]/[.J$2])*100);2);&quot;%)&quot;))">
            <text:p/>
          </table:table-cell>
          <table:table-cell table:number-columns-repeated="3"/>
          <table:table-cell table:formula="of:=IF(AND(COUNTA([.L5:.N5]);SUMIF([.L5:.N5];&quot;&lt;&gt;*&quot;;[.L$2:.N$2]));((SUMIF([.L5:.N5];&quot;&lt;&gt;*&quot;;[.L5:.N5])/SUMIF([.L5:.N5];&quot;&lt;&gt;*&quot;;[.L$2:.N$2]))*[.O$2]);&quot;&quot;)">
            <text:p/>
          </table:table-cell>
          <table:table-cell table:formula="of:=IF((LEN([.O5])=0);&quot;&quot;;CONCATENATE(ROUND([.O5];2);&quot; (&quot;;ROUND((([.O5]/[.O$2])*100);2);&quot;%)&quot;))">
            <text:p/>
          </table:table-cell>
          <table:table-cell table:number-columns-repeated="3"/>
          <table:table-cell table:formula="of:=IF(AND(COUNTA([.Q5:.S5]);SUMIF([.Q5:.S5];&quot;&lt;&gt;*&quot;;[.Q$2:.S$2]));((SUMIF([.Q5:.S5];&quot;&lt;&gt;*&quot;;[.Q5:.S5])/SUMIF([.Q5:.S5];&quot;&lt;&gt;*&quot;;[.Q$2:.S$2]))*[.T$2]);&quot;&quot;)">
            <text:p/>
          </table:table-cell>
          <table:table-cell table:formula="of:=IF((LEN([.T5])=0);&quot;&quot;;CONCATENATE(ROUND([.T5];2);&quot; (&quot;;ROUND((([.T5]/[.T$2])*100);2);&quot;%)&quot;))">
            <text:p/>
          </table:table-cell>
          <table:table-cell table:number-columns-repeated="3"/>
          <table:table-cell table:formula="of:=IF(AND(COUNTA([.V5:.X5]);SUMIF([.V5:.X5];&quot;&lt;&gt;*&quot;;[.V$2:.X$2]));((SUMIF([.V5:.X5];&quot;&lt;&gt;*&quot;;[.V5:.X5])/SUMIF([.V5:.X5];&quot;&lt;&gt;*&quot;;[.V$2:.X$2]))*[.Y$2]);&quot;&quot;)">
            <text:p/>
          </table:table-cell>
          <table:table-cell table:formula="of:=IF((LEN([.Y5])=0);&quot;&quot;;CONCATENATE(ROUND([.Y5];2);&quot; (&quot;;ROUND((([.Y5]/[.Y$2])*100);2);&quot;%)&quot;))">
            <text:p/>
          </table:table-cell>
          <table:table-cell table:number-columns-repeated="3"/>
          <table:table-cell table:formula="of:=IF(AND(COUNTA([.AA5:.AC5]);SUMIF([.AA5:.AC5];&quot;&lt;&gt;*&quot;;[.AA$2:.AC$2]));((SUMIF([.AA5:.AC5];&quot;&lt;&gt;*&quot;;[.AA5:.AC5])/SUMIF([.AA5:.AC5];&quot;&lt;&gt;*&quot;;[.AA$2:.AC$2]))*[.AD$2]);&quot;&quot;)">
            <text:p/>
          </table:table-cell>
          <table:table-cell table:formula="of:=IF((LEN([.AD5])=0);&quot;&quot;;CONCATENATE(ROUND([.AD5];2);&quot; (&quot;;ROUND((([.AD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6])&gt;0);SUM([.G6:.AF6]));([.E6]/SUM( IF(LEN([.J6])&gt;0;[.J$2];0); IF(LEN([.P6])&gt;0;[.P$2];0); IF(LEN([.U6])&gt;0;[.U$2];0); IF(LEN([.Z6])&gt;0;[.Z$2];0); IF(LEN([.AE6])&gt;0;[.AE$2];0) ));&quot;&quot;)">
            <text:p/>
          </table:table-cell>
          <table:table-cell table:formula="of:=IF(LEN([.C6]);SUM(IF(SUM([.G$2:.I$2]);[.J6];0);IF(SUM([.L$2:.N$2]);[.O6];0);IF(SUM([.Q$2:.S$2]);[.T6];0);IF(SUM([.V$2:.X$2]);[.Y6];0);IF(SUM([.AA$2:.AC$2]);[.AD6];0));&quot;&quot;)">
            <text:p/>
          </table:table-cell>
          <table:table-cell table:number-columns-repeated="4"/>
          <table:table-cell table:formula="of:=IF(AND(COUNTA([.G6:.I6]);SUMIF([.G6:.I6];&quot;&lt;&gt;*&quot;;[.G$2:.I$2]));((SUMIF([.G6:.I6];&quot;&lt;&gt;*&quot;;[.G6:.I6])/SUMIF([.G6:.I6];&quot;&lt;&gt;*&quot;;[.G$2:.I$2]))*[.J$2]);&quot;&quot;)">
            <text:p/>
          </table:table-cell>
          <table:table-cell table:formula="of:=IF((LEN([.J6])=0);&quot;&quot;;CONCATENATE(ROUND([.J6];2);&quot; (&quot;;ROUND((([.J6]/[.J$2])*100);2);&quot;%)&quot;))">
            <text:p/>
          </table:table-cell>
          <table:table-cell table:number-columns-repeated="3"/>
          <table:table-cell table:formula="of:=IF(AND(COUNTA([.L6:.N6]);SUMIF([.L6:.N6];&quot;&lt;&gt;*&quot;;[.L$2:.N$2]));((SUMIF([.L6:.N6];&quot;&lt;&gt;*&quot;;[.L6:.N6])/SUMIF([.L6:.N6];&quot;&lt;&gt;*&quot;;[.L$2:.N$2]))*[.O$2]);&quot;&quot;)">
            <text:p/>
          </table:table-cell>
          <table:table-cell table:formula="of:=IF((LEN([.O6])=0);&quot;&quot;;CONCATENATE(ROUND([.O6];2);&quot; (&quot;;ROUND((([.O6]/[.O$2])*100);2);&quot;%)&quot;))">
            <text:p/>
          </table:table-cell>
          <table:table-cell table:number-columns-repeated="3"/>
          <table:table-cell table:formula="of:=IF(AND(COUNTA([.Q6:.S6]);SUMIF([.Q6:.S6];&quot;&lt;&gt;*&quot;;[.Q$2:.S$2]));((SUMIF([.Q6:.S6];&quot;&lt;&gt;*&quot;;[.Q6:.S6])/SUMIF([.Q6:.S6];&quot;&lt;&gt;*&quot;;[.Q$2:.S$2]))*[.T$2]);&quot;&quot;)">
            <text:p/>
          </table:table-cell>
          <table:table-cell table:formula="of:=IF((LEN([.T6])=0);&quot;&quot;;CONCATENATE(ROUND([.T6];2);&quot; (&quot;;ROUND((([.T6]/[.T$2])*100);2);&quot;%)&quot;))">
            <text:p/>
          </table:table-cell>
          <table:table-cell table:number-columns-repeated="3"/>
          <table:table-cell table:formula="of:=IF(AND(COUNTA([.V6:.X6]);SUMIF([.V6:.X6];&quot;&lt;&gt;*&quot;;[.V$2:.X$2]));((SUMIF([.V6:.X6];&quot;&lt;&gt;*&quot;;[.V6:.X6])/SUMIF([.V6:.X6];&quot;&lt;&gt;*&quot;;[.V$2:.X$2]))*[.Y$2]);&quot;&quot;)">
            <text:p/>
          </table:table-cell>
          <table:table-cell table:formula="of:=IF((LEN([.Y6])=0);&quot;&quot;;CONCATENATE(ROUND([.Y6];2);&quot; (&quot;;ROUND((([.Y6]/[.Y$2])*100);2);&quot;%)&quot;))">
            <text:p/>
          </table:table-cell>
          <table:table-cell table:number-columns-repeated="3"/>
          <table:table-cell table:formula="of:=IF(AND(COUNTA([.AA6:.AC6]);SUMIF([.AA6:.AC6];&quot;&lt;&gt;*&quot;;[.AA$2:.AC$2]));((SUMIF([.AA6:.AC6];&quot;&lt;&gt;*&quot;;[.AA6:.AC6])/SUMIF([.AA6:.AC6];&quot;&lt;&gt;*&quot;;[.AA$2:.AC$2]))*[.AD$2]);&quot;&quot;)">
            <text:p/>
          </table:table-cell>
          <table:table-cell table:formula="of:=IF((LEN([.AD6])=0);&quot;&quot;;CONCATENATE(ROUND([.AD6];2);&quot; (&quot;;ROUND((([.AD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7])&gt;0);SUM([.G7:.AF7]));([.E7]/SUM( IF(LEN([.J7])&gt;0;[.J$2];0); IF(LEN([.P7])&gt;0;[.P$2];0); IF(LEN([.U7])&gt;0;[.U$2];0); IF(LEN([.Z7])&gt;0;[.Z$2];0); IF(LEN([.AE7])&gt;0;[.AE$2];0) ));&quot;&quot;)">
            <text:p/>
          </table:table-cell>
          <table:table-cell table:formula="of:=IF(LEN([.C7]);SUM(IF(SUM([.G$2:.I$2]);[.J7];0);IF(SUM([.L$2:.N$2]);[.O7];0);IF(SUM([.Q$2:.S$2]);[.T7];0);IF(SUM([.V$2:.X$2]);[.Y7];0);IF(SUM([.AA$2:.AC$2]);[.AD7];0));&quot;&quot;)">
            <text:p/>
          </table:table-cell>
          <table:table-cell table:number-columns-repeated="4"/>
          <table:table-cell table:formula="of:=IF(AND(COUNTA([.G7:.I7]);SUMIF([.G7:.I7];&quot;&lt;&gt;*&quot;;[.G$2:.I$2]));((SUMIF([.G7:.I7];&quot;&lt;&gt;*&quot;;[.G7:.I7])/SUMIF([.G7:.I7];&quot;&lt;&gt;*&quot;;[.G$2:.I$2]))*[.J$2]);&quot;&quot;)">
            <text:p/>
          </table:table-cell>
          <table:table-cell table:formula="of:=IF((LEN([.J7])=0);&quot;&quot;;CONCATENATE(ROUND([.J7];2);&quot; (&quot;;ROUND((([.J7]/[.J$2])*100);2);&quot;%)&quot;))">
            <text:p/>
          </table:table-cell>
          <table:table-cell table:number-columns-repeated="3"/>
          <table:table-cell table:formula="of:=IF(AND(COUNTA([.L7:.N7]);SUMIF([.L7:.N7];&quot;&lt;&gt;*&quot;;[.L$2:.N$2]));((SUMIF([.L7:.N7];&quot;&lt;&gt;*&quot;;[.L7:.N7])/SUMIF([.L7:.N7];&quot;&lt;&gt;*&quot;;[.L$2:.N$2]))*[.O$2]);&quot;&quot;)">
            <text:p/>
          </table:table-cell>
          <table:table-cell table:formula="of:=IF((LEN([.O7])=0);&quot;&quot;;CONCATENATE(ROUND([.O7];2);&quot; (&quot;;ROUND((([.O7]/[.O$2])*100);2);&quot;%)&quot;))">
            <text:p/>
          </table:table-cell>
          <table:table-cell table:number-columns-repeated="3"/>
          <table:table-cell table:formula="of:=IF(AND(COUNTA([.Q7:.S7]);SUMIF([.Q7:.S7];&quot;&lt;&gt;*&quot;;[.Q$2:.S$2]));((SUMIF([.Q7:.S7];&quot;&lt;&gt;*&quot;;[.Q7:.S7])/SUMIF([.Q7:.S7];&quot;&lt;&gt;*&quot;;[.Q$2:.S$2]))*[.T$2]);&quot;&quot;)">
            <text:p/>
          </table:table-cell>
          <table:table-cell table:formula="of:=IF((LEN([.T7])=0);&quot;&quot;;CONCATENATE(ROUND([.T7];2);&quot; (&quot;;ROUND((([.T7]/[.T$2])*100);2);&quot;%)&quot;))">
            <text:p/>
          </table:table-cell>
          <table:table-cell table:number-columns-repeated="3"/>
          <table:table-cell table:formula="of:=IF(AND(COUNTA([.V7:.X7]);SUMIF([.V7:.X7];&quot;&lt;&gt;*&quot;;[.V$2:.X$2]));((SUMIF([.V7:.X7];&quot;&lt;&gt;*&quot;;[.V7:.X7])/SUMIF([.V7:.X7];&quot;&lt;&gt;*&quot;;[.V$2:.X$2]))*[.Y$2]);&quot;&quot;)">
            <text:p/>
          </table:table-cell>
          <table:table-cell table:formula="of:=IF((LEN([.Y7])=0);&quot;&quot;;CONCATENATE(ROUND([.Y7];2);&quot; (&quot;;ROUND((([.Y7]/[.Y$2])*100);2);&quot;%)&quot;))">
            <text:p/>
          </table:table-cell>
          <table:table-cell table:number-columns-repeated="3"/>
          <table:table-cell table:formula="of:=IF(AND(COUNTA([.AA7:.AC7]);SUMIF([.AA7:.AC7];&quot;&lt;&gt;*&quot;;[.AA$2:.AC$2]));((SUMIF([.AA7:.AC7];&quot;&lt;&gt;*&quot;;[.AA7:.AC7])/SUMIF([.AA7:.AC7];&quot;&lt;&gt;*&quot;;[.AA$2:.AC$2]))*[.AD$2]);&quot;&quot;)">
            <text:p/>
          </table:table-cell>
          <table:table-cell table:formula="of:=IF((LEN([.AD7])=0);&quot;&quot;;CONCATENATE(ROUND([.AD7];2);&quot; (&quot;;ROUND((([.AD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8])&gt;0);SUM([.G8:.AF8]));([.E8]/SUM( IF(LEN([.J8])&gt;0;[.J$2];0); IF(LEN([.P8])&gt;0;[.P$2];0); IF(LEN([.U8])&gt;0;[.U$2];0); IF(LEN([.Z8])&gt;0;[.Z$2];0); IF(LEN([.AE8])&gt;0;[.AE$2];0) ));&quot;&quot;)">
            <text:p/>
          </table:table-cell>
          <table:table-cell table:formula="of:=IF(LEN([.C8]);SUM(IF(SUM([.G$2:.I$2]);[.J8];0);IF(SUM([.L$2:.N$2]);[.O8];0);IF(SUM([.Q$2:.S$2]);[.T8];0);IF(SUM([.V$2:.X$2]);[.Y8];0);IF(SUM([.AA$2:.AC$2]);[.AD8];0));&quot;&quot;)">
            <text:p/>
          </table:table-cell>
          <table:table-cell table:number-columns-repeated="4"/>
          <table:table-cell table:formula="of:=IF(AND(COUNTA([.G8:.I8]);SUMIF([.G8:.I8];&quot;&lt;&gt;*&quot;;[.G$2:.I$2]));((SUMIF([.G8:.I8];&quot;&lt;&gt;*&quot;;[.G8:.I8])/SUMIF([.G8:.I8];&quot;&lt;&gt;*&quot;;[.G$2:.I$2]))*[.J$2]);&quot;&quot;)">
            <text:p/>
          </table:table-cell>
          <table:table-cell table:formula="of:=IF((LEN([.J8])=0);&quot;&quot;;CONCATENATE(ROUND([.J8];2);&quot; (&quot;;ROUND((([.J8]/[.J$2])*100);2);&quot;%)&quot;))">
            <text:p/>
          </table:table-cell>
          <table:table-cell table:number-columns-repeated="3"/>
          <table:table-cell table:formula="of:=IF(AND(COUNTA([.L8:.N8]);SUMIF([.L8:.N8];&quot;&lt;&gt;*&quot;;[.L$2:.N$2]));((SUMIF([.L8:.N8];&quot;&lt;&gt;*&quot;;[.L8:.N8])/SUMIF([.L8:.N8];&quot;&lt;&gt;*&quot;;[.L$2:.N$2]))*[.O$2]);&quot;&quot;)">
            <text:p/>
          </table:table-cell>
          <table:table-cell table:formula="of:=IF((LEN([.O8])=0);&quot;&quot;;CONCATENATE(ROUND([.O8];2);&quot; (&quot;;ROUND((([.O8]/[.O$2])*100);2);&quot;%)&quot;))">
            <text:p/>
          </table:table-cell>
          <table:table-cell table:number-columns-repeated="3"/>
          <table:table-cell table:formula="of:=IF(AND(COUNTA([.Q8:.S8]);SUMIF([.Q8:.S8];&quot;&lt;&gt;*&quot;;[.Q$2:.S$2]));((SUMIF([.Q8:.S8];&quot;&lt;&gt;*&quot;;[.Q8:.S8])/SUMIF([.Q8:.S8];&quot;&lt;&gt;*&quot;;[.Q$2:.S$2]))*[.T$2]);&quot;&quot;)">
            <text:p/>
          </table:table-cell>
          <table:table-cell table:formula="of:=IF((LEN([.T8])=0);&quot;&quot;;CONCATENATE(ROUND([.T8];2);&quot; (&quot;;ROUND((([.T8]/[.T$2])*100);2);&quot;%)&quot;))">
            <text:p/>
          </table:table-cell>
          <table:table-cell table:number-columns-repeated="3"/>
          <table:table-cell table:formula="of:=IF(AND(COUNTA([.V8:.X8]);SUMIF([.V8:.X8];&quot;&lt;&gt;*&quot;;[.V$2:.X$2]));((SUMIF([.V8:.X8];&quot;&lt;&gt;*&quot;;[.V8:.X8])/SUMIF([.V8:.X8];&quot;&lt;&gt;*&quot;;[.V$2:.X$2]))*[.Y$2]);&quot;&quot;)">
            <text:p/>
          </table:table-cell>
          <table:table-cell table:formula="of:=IF((LEN([.Y8])=0);&quot;&quot;;CONCATENATE(ROUND([.Y8];2);&quot; (&quot;;ROUND((([.Y8]/[.Y$2])*100);2);&quot;%)&quot;))">
            <text:p/>
          </table:table-cell>
          <table:table-cell table:number-columns-repeated="3"/>
          <table:table-cell table:formula="of:=IF(AND(COUNTA([.AA8:.AC8]);SUMIF([.AA8:.AC8];&quot;&lt;&gt;*&quot;;[.AA$2:.AC$2]));((SUMIF([.AA8:.AC8];&quot;&lt;&gt;*&quot;;[.AA8:.AC8])/SUMIF([.AA8:.AC8];&quot;&lt;&gt;*&quot;;[.AA$2:.AC$2]))*[.AD$2]);&quot;&quot;)">
            <text:p/>
          </table:table-cell>
          <table:table-cell table:formula="of:=IF((LEN([.AD8])=0);&quot;&quot;;CONCATENATE(ROUND([.AD8];2);&quot; (&quot;;ROUND((([.AD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9])&gt;0);SUM([.G9:.AF9]));([.E9]/SUM( IF(LEN([.J9])&gt;0;[.J$2];0); IF(LEN([.P9])&gt;0;[.P$2];0); IF(LEN([.U9])&gt;0;[.U$2];0); IF(LEN([.Z9])&gt;0;[.Z$2];0); IF(LEN([.AE9])&gt;0;[.AE$2];0) ));&quot;&quot;)">
            <text:p/>
          </table:table-cell>
          <table:table-cell table:formula="of:=IF(LEN([.C9]);SUM(IF(SUM([.G$2:.I$2]);[.J9];0);IF(SUM([.L$2:.N$2]);[.O9];0);IF(SUM([.Q$2:.S$2]);[.T9];0);IF(SUM([.V$2:.X$2]);[.Y9];0);IF(SUM([.AA$2:.AC$2]);[.AD9];0));&quot;&quot;)">
            <text:p/>
          </table:table-cell>
          <table:table-cell table:number-columns-repeated="4"/>
          <table:table-cell table:formula="of:=IF(AND(COUNTA([.G9:.I9]);SUMIF([.G9:.I9];&quot;&lt;&gt;*&quot;;[.G$2:.I$2]));((SUMIF([.G9:.I9];&quot;&lt;&gt;*&quot;;[.G9:.I9])/SUMIF([.G9:.I9];&quot;&lt;&gt;*&quot;;[.G$2:.I$2]))*[.J$2]);&quot;&quot;)">
            <text:p/>
          </table:table-cell>
          <table:table-cell table:formula="of:=IF((LEN([.J9])=0);&quot;&quot;;CONCATENATE(ROUND([.J9];2);&quot; (&quot;;ROUND((([.J9]/[.J$2])*100);2);&quot;%)&quot;))">
            <text:p/>
          </table:table-cell>
          <table:table-cell table:number-columns-repeated="3"/>
          <table:table-cell table:formula="of:=IF(AND(COUNTA([.L9:.N9]);SUMIF([.L9:.N9];&quot;&lt;&gt;*&quot;;[.L$2:.N$2]));((SUMIF([.L9:.N9];&quot;&lt;&gt;*&quot;;[.L9:.N9])/SUMIF([.L9:.N9];&quot;&lt;&gt;*&quot;;[.L$2:.N$2]))*[.O$2]);&quot;&quot;)">
            <text:p/>
          </table:table-cell>
          <table:table-cell table:formula="of:=IF((LEN([.O9])=0);&quot;&quot;;CONCATENATE(ROUND([.O9];2);&quot; (&quot;;ROUND((([.O9]/[.O$2])*100);2);&quot;%)&quot;))">
            <text:p/>
          </table:table-cell>
          <table:table-cell table:number-columns-repeated="3"/>
          <table:table-cell table:formula="of:=IF(AND(COUNTA([.Q9:.S9]);SUMIF([.Q9:.S9];&quot;&lt;&gt;*&quot;;[.Q$2:.S$2]));((SUMIF([.Q9:.S9];&quot;&lt;&gt;*&quot;;[.Q9:.S9])/SUMIF([.Q9:.S9];&quot;&lt;&gt;*&quot;;[.Q$2:.S$2]))*[.T$2]);&quot;&quot;)">
            <text:p/>
          </table:table-cell>
          <table:table-cell table:formula="of:=IF((LEN([.T9])=0);&quot;&quot;;CONCATENATE(ROUND([.T9];2);&quot; (&quot;;ROUND((([.T9]/[.T$2])*100);2);&quot;%)&quot;))">
            <text:p/>
          </table:table-cell>
          <table:table-cell table:number-columns-repeated="3"/>
          <table:table-cell table:formula="of:=IF(AND(COUNTA([.V9:.X9]);SUMIF([.V9:.X9];&quot;&lt;&gt;*&quot;;[.V$2:.X$2]));((SUMIF([.V9:.X9];&quot;&lt;&gt;*&quot;;[.V9:.X9])/SUMIF([.V9:.X9];&quot;&lt;&gt;*&quot;;[.V$2:.X$2]))*[.Y$2]);&quot;&quot;)">
            <text:p/>
          </table:table-cell>
          <table:table-cell table:formula="of:=IF((LEN([.Y9])=0);&quot;&quot;;CONCATENATE(ROUND([.Y9];2);&quot; (&quot;;ROUND((([.Y9]/[.Y$2])*100);2);&quot;%)&quot;))">
            <text:p/>
          </table:table-cell>
          <table:table-cell table:number-columns-repeated="3"/>
          <table:table-cell table:formula="of:=IF(AND(COUNTA([.AA9:.AC9]);SUMIF([.AA9:.AC9];&quot;&lt;&gt;*&quot;;[.AA$2:.AC$2]));((SUMIF([.AA9:.AC9];&quot;&lt;&gt;*&quot;;[.AA9:.AC9])/SUMIF([.AA9:.AC9];&quot;&lt;&gt;*&quot;;[.AA$2:.AC$2]))*[.AD$2]);&quot;&quot;)">
            <text:p/>
          </table:table-cell>
          <table:table-cell table:formula="of:=IF((LEN([.AD9])=0);&quot;&quot;;CONCATENATE(ROUND([.AD9];2);&quot; (&quot;;ROUND((([.AD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0])&gt;0);SUM([.G10:.AF10]));([.E10]/SUM( IF(LEN([.J10])&gt;0;[.J$2];0); IF(LEN([.P10])&gt;0;[.P$2];0); IF(LEN([.U10])&gt;0;[.U$2];0); IF(LEN([.Z10])&gt;0;[.Z$2];0); IF(LEN([.AE10])&gt;0;[.AE$2];0) ));&quot;&quot;)">
            <text:p/>
          </table:table-cell>
          <table:table-cell table:formula="of:=IF(LEN([.C10]);SUM(IF(SUM([.G$2:.I$2]);[.J10];0);IF(SUM([.L$2:.N$2]);[.O10];0);IF(SUM([.Q$2:.S$2]);[.T10];0);IF(SUM([.V$2:.X$2]);[.Y10];0);IF(SUM([.AA$2:.AC$2]);[.AD10];0));&quot;&quot;)">
            <text:p/>
          </table:table-cell>
          <table:table-cell table:number-columns-repeated="4"/>
          <table:table-cell table:formula="of:=IF(AND(COUNTA([.G10:.I10]);SUMIF([.G10:.I10];&quot;&lt;&gt;*&quot;;[.G$2:.I$2]));((SUMIF([.G10:.I10];&quot;&lt;&gt;*&quot;;[.G10:.I10])/SUMIF([.G10:.I10];&quot;&lt;&gt;*&quot;;[.G$2:.I$2]))*[.J$2]);&quot;&quot;)">
            <text:p/>
          </table:table-cell>
          <table:table-cell table:formula="of:=IF((LEN([.J10])=0);&quot;&quot;;CONCATENATE(ROUND([.J10];2);&quot; (&quot;;ROUND((([.J10]/[.J$2])*100);2);&quot;%)&quot;))">
            <text:p/>
          </table:table-cell>
          <table:table-cell table:number-columns-repeated="3"/>
          <table:table-cell table:formula="of:=IF(AND(COUNTA([.L10:.N10]);SUMIF([.L10:.N10];&quot;&lt;&gt;*&quot;;[.L$2:.N$2]));((SUMIF([.L10:.N10];&quot;&lt;&gt;*&quot;;[.L10:.N10])/SUMIF([.L10:.N10];&quot;&lt;&gt;*&quot;;[.L$2:.N$2]))*[.O$2]);&quot;&quot;)">
            <text:p/>
          </table:table-cell>
          <table:table-cell table:formula="of:=IF((LEN([.O10])=0);&quot;&quot;;CONCATENATE(ROUND([.O10];2);&quot; (&quot;;ROUND((([.O10]/[.O$2])*100);2);&quot;%)&quot;))">
            <text:p/>
          </table:table-cell>
          <table:table-cell table:number-columns-repeated="3"/>
          <table:table-cell table:formula="of:=IF(AND(COUNTA([.Q10:.S10]);SUMIF([.Q10:.S10];&quot;&lt;&gt;*&quot;;[.Q$2:.S$2]));((SUMIF([.Q10:.S10];&quot;&lt;&gt;*&quot;;[.Q10:.S10])/SUMIF([.Q10:.S10];&quot;&lt;&gt;*&quot;;[.Q$2:.S$2]))*[.T$2]);&quot;&quot;)">
            <text:p/>
          </table:table-cell>
          <table:table-cell table:formula="of:=IF((LEN([.T10])=0);&quot;&quot;;CONCATENATE(ROUND([.T10];2);&quot; (&quot;;ROUND((([.T10]/[.T$2])*100);2);&quot;%)&quot;))">
            <text:p/>
          </table:table-cell>
          <table:table-cell table:number-columns-repeated="3"/>
          <table:table-cell table:formula="of:=IF(AND(COUNTA([.V10:.X10]);SUMIF([.V10:.X10];&quot;&lt;&gt;*&quot;;[.V$2:.X$2]));((SUMIF([.V10:.X10];&quot;&lt;&gt;*&quot;;[.V10:.X10])/SUMIF([.V10:.X10];&quot;&lt;&gt;*&quot;;[.V$2:.X$2]))*[.Y$2]);&quot;&quot;)">
            <text:p/>
          </table:table-cell>
          <table:table-cell table:formula="of:=IF((LEN([.Y10])=0);&quot;&quot;;CONCATENATE(ROUND([.Y10];2);&quot; (&quot;;ROUND((([.Y10]/[.Y$2])*100);2);&quot;%)&quot;))">
            <text:p/>
          </table:table-cell>
          <table:table-cell table:number-columns-repeated="3"/>
          <table:table-cell table:formula="of:=IF(AND(COUNTA([.AA10:.AC10]);SUMIF([.AA10:.AC10];&quot;&lt;&gt;*&quot;;[.AA$2:.AC$2]));((SUMIF([.AA10:.AC10];&quot;&lt;&gt;*&quot;;[.AA10:.AC10])/SUMIF([.AA10:.AC10];&quot;&lt;&gt;*&quot;;[.AA$2:.AC$2]))*[.AD$2]);&quot;&quot;)">
            <text:p/>
          </table:table-cell>
          <table:table-cell table:formula="of:=IF((LEN([.AD10])=0);&quot;&quot;;CONCATENATE(ROUND([.AD10];2);&quot; (&quot;;ROUND((([.AD1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1])&gt;0);SUM([.G11:.AF11]));([.E11]/SUM( IF(LEN([.J11])&gt;0;[.J$2];0); IF(LEN([.P11])&gt;0;[.P$2];0); IF(LEN([.U11])&gt;0;[.U$2];0); IF(LEN([.Z11])&gt;0;[.Z$2];0); IF(LEN([.AE11])&gt;0;[.AE$2];0) ));&quot;&quot;)">
            <text:p/>
          </table:table-cell>
          <table:table-cell table:formula="of:=IF(LEN([.C11]);SUM(IF(SUM([.G$2:.I$2]);[.J11];0);IF(SUM([.L$2:.N$2]);[.O11];0);IF(SUM([.Q$2:.S$2]);[.T11];0);IF(SUM([.V$2:.X$2]);[.Y11];0);IF(SUM([.AA$2:.AC$2]);[.AD11];0));&quot;&quot;)">
            <text:p/>
          </table:table-cell>
          <table:table-cell table:number-columns-repeated="4"/>
          <table:table-cell table:formula="of:=IF(AND(COUNTA([.G11:.I11]);SUMIF([.G11:.I11];&quot;&lt;&gt;*&quot;;[.G$2:.I$2]));((SUMIF([.G11:.I11];&quot;&lt;&gt;*&quot;;[.G11:.I11])/SUMIF([.G11:.I11];&quot;&lt;&gt;*&quot;;[.G$2:.I$2]))*[.J$2]);&quot;&quot;)">
            <text:p/>
          </table:table-cell>
          <table:table-cell table:formula="of:=IF((LEN([.J11])=0);&quot;&quot;;CONCATENATE(ROUND([.J11];2);&quot; (&quot;;ROUND((([.J11]/[.J$2])*100);2);&quot;%)&quot;))">
            <text:p/>
          </table:table-cell>
          <table:table-cell table:number-columns-repeated="3"/>
          <table:table-cell table:formula="of:=IF(AND(COUNTA([.L11:.N11]);SUMIF([.L11:.N11];&quot;&lt;&gt;*&quot;;[.L$2:.N$2]));((SUMIF([.L11:.N11];&quot;&lt;&gt;*&quot;;[.L11:.N11])/SUMIF([.L11:.N11];&quot;&lt;&gt;*&quot;;[.L$2:.N$2]))*[.O$2]);&quot;&quot;)">
            <text:p/>
          </table:table-cell>
          <table:table-cell table:formula="of:=IF((LEN([.O11])=0);&quot;&quot;;CONCATENATE(ROUND([.O11];2);&quot; (&quot;;ROUND((([.O11]/[.O$2])*100);2);&quot;%)&quot;))">
            <text:p/>
          </table:table-cell>
          <table:table-cell table:number-columns-repeated="3"/>
          <table:table-cell table:formula="of:=IF(AND(COUNTA([.Q11:.S11]);SUMIF([.Q11:.S11];&quot;&lt;&gt;*&quot;;[.Q$2:.S$2]));((SUMIF([.Q11:.S11];&quot;&lt;&gt;*&quot;;[.Q11:.S11])/SUMIF([.Q11:.S11];&quot;&lt;&gt;*&quot;;[.Q$2:.S$2]))*[.T$2]);&quot;&quot;)">
            <text:p/>
          </table:table-cell>
          <table:table-cell table:formula="of:=IF((LEN([.T11])=0);&quot;&quot;;CONCATENATE(ROUND([.T11];2);&quot; (&quot;;ROUND((([.T11]/[.T$2])*100);2);&quot;%)&quot;))">
            <text:p/>
          </table:table-cell>
          <table:table-cell table:number-columns-repeated="3"/>
          <table:table-cell table:formula="of:=IF(AND(COUNTA([.V11:.X11]);SUMIF([.V11:.X11];&quot;&lt;&gt;*&quot;;[.V$2:.X$2]));((SUMIF([.V11:.X11];&quot;&lt;&gt;*&quot;;[.V11:.X11])/SUMIF([.V11:.X11];&quot;&lt;&gt;*&quot;;[.V$2:.X$2]))*[.Y$2]);&quot;&quot;)">
            <text:p/>
          </table:table-cell>
          <table:table-cell table:formula="of:=IF((LEN([.Y11])=0);&quot;&quot;;CONCATENATE(ROUND([.Y11];2);&quot; (&quot;;ROUND((([.Y11]/[.Y$2])*100);2);&quot;%)&quot;))">
            <text:p/>
          </table:table-cell>
          <table:table-cell table:number-columns-repeated="3"/>
          <table:table-cell table:formula="of:=IF(AND(COUNTA([.AA11:.AC11]);SUMIF([.AA11:.AC11];&quot;&lt;&gt;*&quot;;[.AA$2:.AC$2]));((SUMIF([.AA11:.AC11];&quot;&lt;&gt;*&quot;;[.AA11:.AC11])/SUMIF([.AA11:.AC11];&quot;&lt;&gt;*&quot;;[.AA$2:.AC$2]))*[.AD$2]);&quot;&quot;)">
            <text:p/>
          </table:table-cell>
          <table:table-cell table:formula="of:=IF((LEN([.AD11])=0);&quot;&quot;;CONCATENATE(ROUND([.AD11];2);&quot; (&quot;;ROUND((([.AD1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2])&gt;0);SUM([.G12:.AF12]));([.E12]/SUM( IF(LEN([.J12])&gt;0;[.J$2];0); IF(LEN([.P12])&gt;0;[.P$2];0); IF(LEN([.U12])&gt;0;[.U$2];0); IF(LEN([.Z12])&gt;0;[.Z$2];0); IF(LEN([.AE12])&gt;0;[.AE$2];0) ));&quot;&quot;)">
            <text:p/>
          </table:table-cell>
          <table:table-cell table:formula="of:=IF(LEN([.C12]);SUM(IF(SUM([.G$2:.I$2]);[.J12];0);IF(SUM([.L$2:.N$2]);[.O12];0);IF(SUM([.Q$2:.S$2]);[.T12];0);IF(SUM([.V$2:.X$2]);[.Y12];0);IF(SUM([.AA$2:.AC$2]);[.AD12];0));&quot;&quot;)">
            <text:p/>
          </table:table-cell>
          <table:table-cell table:number-columns-repeated="4"/>
          <table:table-cell table:formula="of:=IF(AND(COUNTA([.G12:.I12]);SUMIF([.G12:.I12];&quot;&lt;&gt;*&quot;;[.G$2:.I$2]));((SUMIF([.G12:.I12];&quot;&lt;&gt;*&quot;;[.G12:.I12])/SUMIF([.G12:.I12];&quot;&lt;&gt;*&quot;;[.G$2:.I$2]))*[.J$2]);&quot;&quot;)">
            <text:p/>
          </table:table-cell>
          <table:table-cell table:formula="of:=IF((LEN([.J12])=0);&quot;&quot;;CONCATENATE(ROUND([.J12];2);&quot; (&quot;;ROUND((([.J12]/[.J$2])*100);2);&quot;%)&quot;))">
            <text:p/>
          </table:table-cell>
          <table:table-cell table:number-columns-repeated="3"/>
          <table:table-cell table:formula="of:=IF(AND(COUNTA([.L12:.N12]);SUMIF([.L12:.N12];&quot;&lt;&gt;*&quot;;[.L$2:.N$2]));((SUMIF([.L12:.N12];&quot;&lt;&gt;*&quot;;[.L12:.N12])/SUMIF([.L12:.N12];&quot;&lt;&gt;*&quot;;[.L$2:.N$2]))*[.O$2]);&quot;&quot;)">
            <text:p/>
          </table:table-cell>
          <table:table-cell table:formula="of:=IF((LEN([.O12])=0);&quot;&quot;;CONCATENATE(ROUND([.O12];2);&quot; (&quot;;ROUND((([.O12]/[.O$2])*100);2);&quot;%)&quot;))">
            <text:p/>
          </table:table-cell>
          <table:table-cell table:number-columns-repeated="3"/>
          <table:table-cell table:formula="of:=IF(AND(COUNTA([.Q12:.S12]);SUMIF([.Q12:.S12];&quot;&lt;&gt;*&quot;;[.Q$2:.S$2]));((SUMIF([.Q12:.S12];&quot;&lt;&gt;*&quot;;[.Q12:.S12])/SUMIF([.Q12:.S12];&quot;&lt;&gt;*&quot;;[.Q$2:.S$2]))*[.T$2]);&quot;&quot;)">
            <text:p/>
          </table:table-cell>
          <table:table-cell table:formula="of:=IF((LEN([.T12])=0);&quot;&quot;;CONCATENATE(ROUND([.T12];2);&quot; (&quot;;ROUND((([.T12]/[.T$2])*100);2);&quot;%)&quot;))">
            <text:p/>
          </table:table-cell>
          <table:table-cell table:number-columns-repeated="3"/>
          <table:table-cell table:formula="of:=IF(AND(COUNTA([.V12:.X12]);SUMIF([.V12:.X12];&quot;&lt;&gt;*&quot;;[.V$2:.X$2]));((SUMIF([.V12:.X12];&quot;&lt;&gt;*&quot;;[.V12:.X12])/SUMIF([.V12:.X12];&quot;&lt;&gt;*&quot;;[.V$2:.X$2]))*[.Y$2]);&quot;&quot;)">
            <text:p/>
          </table:table-cell>
          <table:table-cell table:formula="of:=IF((LEN([.Y12])=0);&quot;&quot;;CONCATENATE(ROUND([.Y12];2);&quot; (&quot;;ROUND((([.Y12]/[.Y$2])*100);2);&quot;%)&quot;))">
            <text:p/>
          </table:table-cell>
          <table:table-cell table:number-columns-repeated="3"/>
          <table:table-cell table:formula="of:=IF(AND(COUNTA([.AA12:.AC12]);SUMIF([.AA12:.AC12];&quot;&lt;&gt;*&quot;;[.AA$2:.AC$2]));((SUMIF([.AA12:.AC12];&quot;&lt;&gt;*&quot;;[.AA12:.AC12])/SUMIF([.AA12:.AC12];&quot;&lt;&gt;*&quot;;[.AA$2:.AC$2]))*[.AD$2]);&quot;&quot;)">
            <text:p/>
          </table:table-cell>
          <table:table-cell table:formula="of:=IF((LEN([.AD12])=0);&quot;&quot;;CONCATENATE(ROUND([.AD12];2);&quot; (&quot;;ROUND((([.AD1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3])&gt;0);SUM([.G13:.AF13]));([.E13]/SUM( IF(LEN([.J13])&gt;0;[.J$2];0); IF(LEN([.P13])&gt;0;[.P$2];0); IF(LEN([.U13])&gt;0;[.U$2];0); IF(LEN([.Z13])&gt;0;[.Z$2];0); IF(LEN([.AE13])&gt;0;[.AE$2];0) ));&quot;&quot;)">
            <text:p/>
          </table:table-cell>
          <table:table-cell table:formula="of:=IF(LEN([.C13]);SUM(IF(SUM([.G$2:.I$2]);[.J13];0);IF(SUM([.L$2:.N$2]);[.O13];0);IF(SUM([.Q$2:.S$2]);[.T13];0);IF(SUM([.V$2:.X$2]);[.Y13];0);IF(SUM([.AA$2:.AC$2]);[.AD13];0));&quot;&quot;)">
            <text:p/>
          </table:table-cell>
          <table:table-cell table:number-columns-repeated="4"/>
          <table:table-cell table:formula="of:=IF(AND(COUNTA([.G13:.I13]);SUMIF([.G13:.I13];&quot;&lt;&gt;*&quot;;[.G$2:.I$2]));((SUMIF([.G13:.I13];&quot;&lt;&gt;*&quot;;[.G13:.I13])/SUMIF([.G13:.I13];&quot;&lt;&gt;*&quot;;[.G$2:.I$2]))*[.J$2]);&quot;&quot;)">
            <text:p/>
          </table:table-cell>
          <table:table-cell table:formula="of:=IF((LEN([.J13])=0);&quot;&quot;;CONCATENATE(ROUND([.J13];2);&quot; (&quot;;ROUND((([.J13]/[.J$2])*100);2);&quot;%)&quot;))">
            <text:p/>
          </table:table-cell>
          <table:table-cell table:number-columns-repeated="3"/>
          <table:table-cell table:formula="of:=IF(AND(COUNTA([.L13:.N13]);SUMIF([.L13:.N13];&quot;&lt;&gt;*&quot;;[.L$2:.N$2]));((SUMIF([.L13:.N13];&quot;&lt;&gt;*&quot;;[.L13:.N13])/SUMIF([.L13:.N13];&quot;&lt;&gt;*&quot;;[.L$2:.N$2]))*[.O$2]);&quot;&quot;)">
            <text:p/>
          </table:table-cell>
          <table:table-cell table:formula="of:=IF((LEN([.O13])=0);&quot;&quot;;CONCATENATE(ROUND([.O13];2);&quot; (&quot;;ROUND((([.O13]/[.O$2])*100);2);&quot;%)&quot;))">
            <text:p/>
          </table:table-cell>
          <table:table-cell table:number-columns-repeated="3"/>
          <table:table-cell table:formula="of:=IF(AND(COUNTA([.Q13:.S13]);SUMIF([.Q13:.S13];&quot;&lt;&gt;*&quot;;[.Q$2:.S$2]));((SUMIF([.Q13:.S13];&quot;&lt;&gt;*&quot;;[.Q13:.S13])/SUMIF([.Q13:.S13];&quot;&lt;&gt;*&quot;;[.Q$2:.S$2]))*[.T$2]);&quot;&quot;)">
            <text:p/>
          </table:table-cell>
          <table:table-cell table:formula="of:=IF((LEN([.T13])=0);&quot;&quot;;CONCATENATE(ROUND([.T13];2);&quot; (&quot;;ROUND((([.T13]/[.T$2])*100);2);&quot;%)&quot;))">
            <text:p/>
          </table:table-cell>
          <table:table-cell table:number-columns-repeated="3"/>
          <table:table-cell table:formula="of:=IF(AND(COUNTA([.V13:.X13]);SUMIF([.V13:.X13];&quot;&lt;&gt;*&quot;;[.V$2:.X$2]));((SUMIF([.V13:.X13];&quot;&lt;&gt;*&quot;;[.V13:.X13])/SUMIF([.V13:.X13];&quot;&lt;&gt;*&quot;;[.V$2:.X$2]))*[.Y$2]);&quot;&quot;)">
            <text:p/>
          </table:table-cell>
          <table:table-cell table:formula="of:=IF((LEN([.Y13])=0);&quot;&quot;;CONCATENATE(ROUND([.Y13];2);&quot; (&quot;;ROUND((([.Y13]/[.Y$2])*100);2);&quot;%)&quot;))">
            <text:p/>
          </table:table-cell>
          <table:table-cell table:number-columns-repeated="3"/>
          <table:table-cell table:formula="of:=IF(AND(COUNTA([.AA13:.AC13]);SUMIF([.AA13:.AC13];&quot;&lt;&gt;*&quot;;[.AA$2:.AC$2]));((SUMIF([.AA13:.AC13];&quot;&lt;&gt;*&quot;;[.AA13:.AC13])/SUMIF([.AA13:.AC13];&quot;&lt;&gt;*&quot;;[.AA$2:.AC$2]))*[.AD$2]);&quot;&quot;)">
            <text:p/>
          </table:table-cell>
          <table:table-cell table:formula="of:=IF((LEN([.AD13])=0);&quot;&quot;;CONCATENATE(ROUND([.AD13];2);&quot; (&quot;;ROUND((([.AD1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4])&gt;0);SUM([.G14:.AF14]));([.E14]/SUM( IF(LEN([.J14])&gt;0;[.J$2];0); IF(LEN([.P14])&gt;0;[.P$2];0); IF(LEN([.U14])&gt;0;[.U$2];0); IF(LEN([.Z14])&gt;0;[.Z$2];0); IF(LEN([.AE14])&gt;0;[.AE$2];0) ));&quot;&quot;)">
            <text:p/>
          </table:table-cell>
          <table:table-cell table:formula="of:=IF(LEN([.C14]);SUM(IF(SUM([.G$2:.I$2]);[.J14];0);IF(SUM([.L$2:.N$2]);[.O14];0);IF(SUM([.Q$2:.S$2]);[.T14];0);IF(SUM([.V$2:.X$2]);[.Y14];0);IF(SUM([.AA$2:.AC$2]);[.AD14];0));&quot;&quot;)">
            <text:p/>
          </table:table-cell>
          <table:table-cell table:number-columns-repeated="4"/>
          <table:table-cell table:formula="of:=IF(AND(COUNTA([.G14:.I14]);SUMIF([.G14:.I14];&quot;&lt;&gt;*&quot;;[.G$2:.I$2]));((SUMIF([.G14:.I14];&quot;&lt;&gt;*&quot;;[.G14:.I14])/SUMIF([.G14:.I14];&quot;&lt;&gt;*&quot;;[.G$2:.I$2]))*[.J$2]);&quot;&quot;)">
            <text:p/>
          </table:table-cell>
          <table:table-cell table:formula="of:=IF((LEN([.J14])=0);&quot;&quot;;CONCATENATE(ROUND([.J14];2);&quot; (&quot;;ROUND((([.J14]/[.J$2])*100);2);&quot;%)&quot;))">
            <text:p/>
          </table:table-cell>
          <table:table-cell table:number-columns-repeated="3"/>
          <table:table-cell table:formula="of:=IF(AND(COUNTA([.L14:.N14]);SUMIF([.L14:.N14];&quot;&lt;&gt;*&quot;;[.L$2:.N$2]));((SUMIF([.L14:.N14];&quot;&lt;&gt;*&quot;;[.L14:.N14])/SUMIF([.L14:.N14];&quot;&lt;&gt;*&quot;;[.L$2:.N$2]))*[.O$2]);&quot;&quot;)">
            <text:p/>
          </table:table-cell>
          <table:table-cell table:formula="of:=IF((LEN([.O14])=0);&quot;&quot;;CONCATENATE(ROUND([.O14];2);&quot; (&quot;;ROUND((([.O14]/[.O$2])*100);2);&quot;%)&quot;))">
            <text:p/>
          </table:table-cell>
          <table:table-cell table:number-columns-repeated="3"/>
          <table:table-cell table:formula="of:=IF(AND(COUNTA([.Q14:.S14]);SUMIF([.Q14:.S14];&quot;&lt;&gt;*&quot;;[.Q$2:.S$2]));((SUMIF([.Q14:.S14];&quot;&lt;&gt;*&quot;;[.Q14:.S14])/SUMIF([.Q14:.S14];&quot;&lt;&gt;*&quot;;[.Q$2:.S$2]))*[.T$2]);&quot;&quot;)">
            <text:p/>
          </table:table-cell>
          <table:table-cell table:formula="of:=IF((LEN([.T14])=0);&quot;&quot;;CONCATENATE(ROUND([.T14];2);&quot; (&quot;;ROUND((([.T14]/[.T$2])*100);2);&quot;%)&quot;))">
            <text:p/>
          </table:table-cell>
          <table:table-cell table:number-columns-repeated="3"/>
          <table:table-cell table:formula="of:=IF(AND(COUNTA([.V14:.X14]);SUMIF([.V14:.X14];&quot;&lt;&gt;*&quot;;[.V$2:.X$2]));((SUMIF([.V14:.X14];&quot;&lt;&gt;*&quot;;[.V14:.X14])/SUMIF([.V14:.X14];&quot;&lt;&gt;*&quot;;[.V$2:.X$2]))*[.Y$2]);&quot;&quot;)">
            <text:p/>
          </table:table-cell>
          <table:table-cell table:formula="of:=IF((LEN([.Y14])=0);&quot;&quot;;CONCATENATE(ROUND([.Y14];2);&quot; (&quot;;ROUND((([.Y14]/[.Y$2])*100);2);&quot;%)&quot;))">
            <text:p/>
          </table:table-cell>
          <table:table-cell table:number-columns-repeated="3"/>
          <table:table-cell table:formula="of:=IF(AND(COUNTA([.AA14:.AC14]);SUMIF([.AA14:.AC14];&quot;&lt;&gt;*&quot;;[.AA$2:.AC$2]));((SUMIF([.AA14:.AC14];&quot;&lt;&gt;*&quot;;[.AA14:.AC14])/SUMIF([.AA14:.AC14];&quot;&lt;&gt;*&quot;;[.AA$2:.AC$2]))*[.AD$2]);&quot;&quot;)">
            <text:p/>
          </table:table-cell>
          <table:table-cell table:formula="of:=IF((LEN([.AD14])=0);&quot;&quot;;CONCATENATE(ROUND([.AD14];2);&quot; (&quot;;ROUND((([.AD1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5])&gt;0);SUM([.G15:.AF15]));([.E15]/SUM( IF(LEN([.J15])&gt;0;[.J$2];0); IF(LEN([.P15])&gt;0;[.P$2];0); IF(LEN([.U15])&gt;0;[.U$2];0); IF(LEN([.Z15])&gt;0;[.Z$2];0); IF(LEN([.AE15])&gt;0;[.AE$2];0) ));&quot;&quot;)">
            <text:p/>
          </table:table-cell>
          <table:table-cell table:formula="of:=IF(LEN([.C15]);SUM(IF(SUM([.G$2:.I$2]);[.J15];0);IF(SUM([.L$2:.N$2]);[.O15];0);IF(SUM([.Q$2:.S$2]);[.T15];0);IF(SUM([.V$2:.X$2]);[.Y15];0);IF(SUM([.AA$2:.AC$2]);[.AD15];0));&quot;&quot;)">
            <text:p/>
          </table:table-cell>
          <table:table-cell table:number-columns-repeated="4"/>
          <table:table-cell table:formula="of:=IF(AND(COUNTA([.G15:.I15]);SUMIF([.G15:.I15];&quot;&lt;&gt;*&quot;;[.G$2:.I$2]));((SUMIF([.G15:.I15];&quot;&lt;&gt;*&quot;;[.G15:.I15])/SUMIF([.G15:.I15];&quot;&lt;&gt;*&quot;;[.G$2:.I$2]))*[.J$2]);&quot;&quot;)">
            <text:p/>
          </table:table-cell>
          <table:table-cell table:formula="of:=IF((LEN([.J15])=0);&quot;&quot;;CONCATENATE(ROUND([.J15];2);&quot; (&quot;;ROUND((([.J15]/[.J$2])*100);2);&quot;%)&quot;))">
            <text:p/>
          </table:table-cell>
          <table:table-cell table:number-columns-repeated="3"/>
          <table:table-cell table:formula="of:=IF(AND(COUNTA([.L15:.N15]);SUMIF([.L15:.N15];&quot;&lt;&gt;*&quot;;[.L$2:.N$2]));((SUMIF([.L15:.N15];&quot;&lt;&gt;*&quot;;[.L15:.N15])/SUMIF([.L15:.N15];&quot;&lt;&gt;*&quot;;[.L$2:.N$2]))*[.O$2]);&quot;&quot;)">
            <text:p/>
          </table:table-cell>
          <table:table-cell table:formula="of:=IF((LEN([.O15])=0);&quot;&quot;;CONCATENATE(ROUND([.O15];2);&quot; (&quot;;ROUND((([.O15]/[.O$2])*100);2);&quot;%)&quot;))">
            <text:p/>
          </table:table-cell>
          <table:table-cell table:number-columns-repeated="3"/>
          <table:table-cell table:formula="of:=IF(AND(COUNTA([.Q15:.S15]);SUMIF([.Q15:.S15];&quot;&lt;&gt;*&quot;;[.Q$2:.S$2]));((SUMIF([.Q15:.S15];&quot;&lt;&gt;*&quot;;[.Q15:.S15])/SUMIF([.Q15:.S15];&quot;&lt;&gt;*&quot;;[.Q$2:.S$2]))*[.T$2]);&quot;&quot;)">
            <text:p/>
          </table:table-cell>
          <table:table-cell table:formula="of:=IF((LEN([.T15])=0);&quot;&quot;;CONCATENATE(ROUND([.T15];2);&quot; (&quot;;ROUND((([.T15]/[.T$2])*100);2);&quot;%)&quot;))">
            <text:p/>
          </table:table-cell>
          <table:table-cell table:number-columns-repeated="3"/>
          <table:table-cell table:formula="of:=IF(AND(COUNTA([.V15:.X15]);SUMIF([.V15:.X15];&quot;&lt;&gt;*&quot;;[.V$2:.X$2]));((SUMIF([.V15:.X15];&quot;&lt;&gt;*&quot;;[.V15:.X15])/SUMIF([.V15:.X15];&quot;&lt;&gt;*&quot;;[.V$2:.X$2]))*[.Y$2]);&quot;&quot;)">
            <text:p/>
          </table:table-cell>
          <table:table-cell table:formula="of:=IF((LEN([.Y15])=0);&quot;&quot;;CONCATENATE(ROUND([.Y15];2);&quot; (&quot;;ROUND((([.Y15]/[.Y$2])*100);2);&quot;%)&quot;))">
            <text:p/>
          </table:table-cell>
          <table:table-cell table:number-columns-repeated="3"/>
          <table:table-cell table:formula="of:=IF(AND(COUNTA([.AA15:.AC15]);SUMIF([.AA15:.AC15];&quot;&lt;&gt;*&quot;;[.AA$2:.AC$2]));((SUMIF([.AA15:.AC15];&quot;&lt;&gt;*&quot;;[.AA15:.AC15])/SUMIF([.AA15:.AC15];&quot;&lt;&gt;*&quot;;[.AA$2:.AC$2]))*[.AD$2]);&quot;&quot;)">
            <text:p/>
          </table:table-cell>
          <table:table-cell table:formula="of:=IF((LEN([.AD15])=0);&quot;&quot;;CONCATENATE(ROUND([.AD15];2);&quot; (&quot;;ROUND((([.AD1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6])&gt;0);SUM([.G16:.AF16]));([.E16]/SUM( IF(LEN([.J16])&gt;0;[.J$2];0); IF(LEN([.P16])&gt;0;[.P$2];0); IF(LEN([.U16])&gt;0;[.U$2];0); IF(LEN([.Z16])&gt;0;[.Z$2];0); IF(LEN([.AE16])&gt;0;[.AE$2];0) ));&quot;&quot;)">
            <text:p/>
          </table:table-cell>
          <table:table-cell table:formula="of:=IF(LEN([.C16]);SUM(IF(SUM([.G$2:.I$2]);[.J16];0);IF(SUM([.L$2:.N$2]);[.O16];0);IF(SUM([.Q$2:.S$2]);[.T16];0);IF(SUM([.V$2:.X$2]);[.Y16];0);IF(SUM([.AA$2:.AC$2]);[.AD16];0));&quot;&quot;)">
            <text:p/>
          </table:table-cell>
          <table:table-cell table:number-columns-repeated="4"/>
          <table:table-cell table:formula="of:=IF(AND(COUNTA([.G16:.I16]);SUMIF([.G16:.I16];&quot;&lt;&gt;*&quot;;[.G$2:.I$2]));((SUMIF([.G16:.I16];&quot;&lt;&gt;*&quot;;[.G16:.I16])/SUMIF([.G16:.I16];&quot;&lt;&gt;*&quot;;[.G$2:.I$2]))*[.J$2]);&quot;&quot;)">
            <text:p/>
          </table:table-cell>
          <table:table-cell table:formula="of:=IF((LEN([.J16])=0);&quot;&quot;;CONCATENATE(ROUND([.J16];2);&quot; (&quot;;ROUND((([.J16]/[.J$2])*100);2);&quot;%)&quot;))">
            <text:p/>
          </table:table-cell>
          <table:table-cell table:number-columns-repeated="3"/>
          <table:table-cell table:formula="of:=IF(AND(COUNTA([.L16:.N16]);SUMIF([.L16:.N16];&quot;&lt;&gt;*&quot;;[.L$2:.N$2]));((SUMIF([.L16:.N16];&quot;&lt;&gt;*&quot;;[.L16:.N16])/SUMIF([.L16:.N16];&quot;&lt;&gt;*&quot;;[.L$2:.N$2]))*[.O$2]);&quot;&quot;)">
            <text:p/>
          </table:table-cell>
          <table:table-cell table:formula="of:=IF((LEN([.O16])=0);&quot;&quot;;CONCATENATE(ROUND([.O16];2);&quot; (&quot;;ROUND((([.O16]/[.O$2])*100);2);&quot;%)&quot;))">
            <text:p/>
          </table:table-cell>
          <table:table-cell table:number-columns-repeated="3"/>
          <table:table-cell table:formula="of:=IF(AND(COUNTA([.Q16:.S16]);SUMIF([.Q16:.S16];&quot;&lt;&gt;*&quot;;[.Q$2:.S$2]));((SUMIF([.Q16:.S16];&quot;&lt;&gt;*&quot;;[.Q16:.S16])/SUMIF([.Q16:.S16];&quot;&lt;&gt;*&quot;;[.Q$2:.S$2]))*[.T$2]);&quot;&quot;)">
            <text:p/>
          </table:table-cell>
          <table:table-cell table:formula="of:=IF((LEN([.T16])=0);&quot;&quot;;CONCATENATE(ROUND([.T16];2);&quot; (&quot;;ROUND((([.T16]/[.T$2])*100);2);&quot;%)&quot;))">
            <text:p/>
          </table:table-cell>
          <table:table-cell table:number-columns-repeated="3"/>
          <table:table-cell table:formula="of:=IF(AND(COUNTA([.V16:.X16]);SUMIF([.V16:.X16];&quot;&lt;&gt;*&quot;;[.V$2:.X$2]));((SUMIF([.V16:.X16];&quot;&lt;&gt;*&quot;;[.V16:.X16])/SUMIF([.V16:.X16];&quot;&lt;&gt;*&quot;;[.V$2:.X$2]))*[.Y$2]);&quot;&quot;)">
            <text:p/>
          </table:table-cell>
          <table:table-cell table:formula="of:=IF((LEN([.Y16])=0);&quot;&quot;;CONCATENATE(ROUND([.Y16];2);&quot; (&quot;;ROUND((([.Y16]/[.Y$2])*100);2);&quot;%)&quot;))">
            <text:p/>
          </table:table-cell>
          <table:table-cell table:number-columns-repeated="3"/>
          <table:table-cell table:formula="of:=IF(AND(COUNTA([.AA16:.AC16]);SUMIF([.AA16:.AC16];&quot;&lt;&gt;*&quot;;[.AA$2:.AC$2]));((SUMIF([.AA16:.AC16];&quot;&lt;&gt;*&quot;;[.AA16:.AC16])/SUMIF([.AA16:.AC16];&quot;&lt;&gt;*&quot;;[.AA$2:.AC$2]))*[.AD$2]);&quot;&quot;)">
            <text:p/>
          </table:table-cell>
          <table:table-cell table:formula="of:=IF((LEN([.AD16])=0);&quot;&quot;;CONCATENATE(ROUND([.AD16];2);&quot; (&quot;;ROUND((([.AD1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7])&gt;0);SUM([.G17:.AF17]));([.E17]/SUM( IF(LEN([.J17])&gt;0;[.J$2];0); IF(LEN([.P17])&gt;0;[.P$2];0); IF(LEN([.U17])&gt;0;[.U$2];0); IF(LEN([.Z17])&gt;0;[.Z$2];0); IF(LEN([.AE17])&gt;0;[.AE$2];0) ));&quot;&quot;)">
            <text:p/>
          </table:table-cell>
          <table:table-cell table:formula="of:=IF(LEN([.C17]);SUM(IF(SUM([.G$2:.I$2]);[.J17];0);IF(SUM([.L$2:.N$2]);[.O17];0);IF(SUM([.Q$2:.S$2]);[.T17];0);IF(SUM([.V$2:.X$2]);[.Y17];0);IF(SUM([.AA$2:.AC$2]);[.AD17];0));&quot;&quot;)">
            <text:p/>
          </table:table-cell>
          <table:table-cell table:number-columns-repeated="4"/>
          <table:table-cell table:formula="of:=IF(AND(COUNTA([.G17:.I17]);SUMIF([.G17:.I17];&quot;&lt;&gt;*&quot;;[.G$2:.I$2]));((SUMIF([.G17:.I17];&quot;&lt;&gt;*&quot;;[.G17:.I17])/SUMIF([.G17:.I17];&quot;&lt;&gt;*&quot;;[.G$2:.I$2]))*[.J$2]);&quot;&quot;)">
            <text:p/>
          </table:table-cell>
          <table:table-cell table:formula="of:=IF((LEN([.J17])=0);&quot;&quot;;CONCATENATE(ROUND([.J17];2);&quot; (&quot;;ROUND((([.J17]/[.J$2])*100);2);&quot;%)&quot;))">
            <text:p/>
          </table:table-cell>
          <table:table-cell table:number-columns-repeated="3"/>
          <table:table-cell table:formula="of:=IF(AND(COUNTA([.L17:.N17]);SUMIF([.L17:.N17];&quot;&lt;&gt;*&quot;;[.L$2:.N$2]));((SUMIF([.L17:.N17];&quot;&lt;&gt;*&quot;;[.L17:.N17])/SUMIF([.L17:.N17];&quot;&lt;&gt;*&quot;;[.L$2:.N$2]))*[.O$2]);&quot;&quot;)">
            <text:p/>
          </table:table-cell>
          <table:table-cell table:formula="of:=IF((LEN([.O17])=0);&quot;&quot;;CONCATENATE(ROUND([.O17];2);&quot; (&quot;;ROUND((([.O17]/[.O$2])*100);2);&quot;%)&quot;))">
            <text:p/>
          </table:table-cell>
          <table:table-cell table:number-columns-repeated="3"/>
          <table:table-cell table:formula="of:=IF(AND(COUNTA([.Q17:.S17]);SUMIF([.Q17:.S17];&quot;&lt;&gt;*&quot;;[.Q$2:.S$2]));((SUMIF([.Q17:.S17];&quot;&lt;&gt;*&quot;;[.Q17:.S17])/SUMIF([.Q17:.S17];&quot;&lt;&gt;*&quot;;[.Q$2:.S$2]))*[.T$2]);&quot;&quot;)">
            <text:p/>
          </table:table-cell>
          <table:table-cell table:formula="of:=IF((LEN([.T17])=0);&quot;&quot;;CONCATENATE(ROUND([.T17];2);&quot; (&quot;;ROUND((([.T17]/[.T$2])*100);2);&quot;%)&quot;))">
            <text:p/>
          </table:table-cell>
          <table:table-cell table:number-columns-repeated="3"/>
          <table:table-cell table:formula="of:=IF(AND(COUNTA([.V17:.X17]);SUMIF([.V17:.X17];&quot;&lt;&gt;*&quot;;[.V$2:.X$2]));((SUMIF([.V17:.X17];&quot;&lt;&gt;*&quot;;[.V17:.X17])/SUMIF([.V17:.X17];&quot;&lt;&gt;*&quot;;[.V$2:.X$2]))*[.Y$2]);&quot;&quot;)">
            <text:p/>
          </table:table-cell>
          <table:table-cell table:formula="of:=IF((LEN([.Y17])=0);&quot;&quot;;CONCATENATE(ROUND([.Y17];2);&quot; (&quot;;ROUND((([.Y17]/[.Y$2])*100);2);&quot;%)&quot;))">
            <text:p/>
          </table:table-cell>
          <table:table-cell table:number-columns-repeated="3"/>
          <table:table-cell table:formula="of:=IF(AND(COUNTA([.AA17:.AC17]);SUMIF([.AA17:.AC17];&quot;&lt;&gt;*&quot;;[.AA$2:.AC$2]));((SUMIF([.AA17:.AC17];&quot;&lt;&gt;*&quot;;[.AA17:.AC17])/SUMIF([.AA17:.AC17];&quot;&lt;&gt;*&quot;;[.AA$2:.AC$2]))*[.AD$2]);&quot;&quot;)">
            <text:p/>
          </table:table-cell>
          <table:table-cell table:formula="of:=IF((LEN([.AD17])=0);&quot;&quot;;CONCATENATE(ROUND([.AD17];2);&quot; (&quot;;ROUND((([.AD1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8])&gt;0);SUM([.G18:.AF18]));([.E18]/SUM( IF(LEN([.J18])&gt;0;[.J$2];0); IF(LEN([.P18])&gt;0;[.P$2];0); IF(LEN([.U18])&gt;0;[.U$2];0); IF(LEN([.Z18])&gt;0;[.Z$2];0); IF(LEN([.AE18])&gt;0;[.AE$2];0) ));&quot;&quot;)">
            <text:p/>
          </table:table-cell>
          <table:table-cell table:formula="of:=IF(LEN([.C18]);SUM(IF(SUM([.G$2:.I$2]);[.J18];0);IF(SUM([.L$2:.N$2]);[.O18];0);IF(SUM([.Q$2:.S$2]);[.T18];0);IF(SUM([.V$2:.X$2]);[.Y18];0);IF(SUM([.AA$2:.AC$2]);[.AD18];0));&quot;&quot;)">
            <text:p/>
          </table:table-cell>
          <table:table-cell table:number-columns-repeated="4"/>
          <table:table-cell table:formula="of:=IF(AND(COUNTA([.G18:.I18]);SUMIF([.G18:.I18];&quot;&lt;&gt;*&quot;;[.G$2:.I$2]));((SUMIF([.G18:.I18];&quot;&lt;&gt;*&quot;;[.G18:.I18])/SUMIF([.G18:.I18];&quot;&lt;&gt;*&quot;;[.G$2:.I$2]))*[.J$2]);&quot;&quot;)">
            <text:p/>
          </table:table-cell>
          <table:table-cell table:formula="of:=IF((LEN([.J18])=0);&quot;&quot;;CONCATENATE(ROUND([.J18];2);&quot; (&quot;;ROUND((([.J18]/[.J$2])*100);2);&quot;%)&quot;))">
            <text:p/>
          </table:table-cell>
          <table:table-cell table:number-columns-repeated="3"/>
          <table:table-cell table:formula="of:=IF(AND(COUNTA([.L18:.N18]);SUMIF([.L18:.N18];&quot;&lt;&gt;*&quot;;[.L$2:.N$2]));((SUMIF([.L18:.N18];&quot;&lt;&gt;*&quot;;[.L18:.N18])/SUMIF([.L18:.N18];&quot;&lt;&gt;*&quot;;[.L$2:.N$2]))*[.O$2]);&quot;&quot;)">
            <text:p/>
          </table:table-cell>
          <table:table-cell table:formula="of:=IF((LEN([.O18])=0);&quot;&quot;;CONCATENATE(ROUND([.O18];2);&quot; (&quot;;ROUND((([.O18]/[.O$2])*100);2);&quot;%)&quot;))">
            <text:p/>
          </table:table-cell>
          <table:table-cell table:number-columns-repeated="3"/>
          <table:table-cell table:formula="of:=IF(AND(COUNTA([.Q18:.S18]);SUMIF([.Q18:.S18];&quot;&lt;&gt;*&quot;;[.Q$2:.S$2]));((SUMIF([.Q18:.S18];&quot;&lt;&gt;*&quot;;[.Q18:.S18])/SUMIF([.Q18:.S18];&quot;&lt;&gt;*&quot;;[.Q$2:.S$2]))*[.T$2]);&quot;&quot;)">
            <text:p/>
          </table:table-cell>
          <table:table-cell table:formula="of:=IF((LEN([.T18])=0);&quot;&quot;;CONCATENATE(ROUND([.T18];2);&quot; (&quot;;ROUND((([.T18]/[.T$2])*100);2);&quot;%)&quot;))">
            <text:p/>
          </table:table-cell>
          <table:table-cell table:number-columns-repeated="3"/>
          <table:table-cell table:formula="of:=IF(AND(COUNTA([.V18:.X18]);SUMIF([.V18:.X18];&quot;&lt;&gt;*&quot;;[.V$2:.X$2]));((SUMIF([.V18:.X18];&quot;&lt;&gt;*&quot;;[.V18:.X18])/SUMIF([.V18:.X18];&quot;&lt;&gt;*&quot;;[.V$2:.X$2]))*[.Y$2]);&quot;&quot;)">
            <text:p/>
          </table:table-cell>
          <table:table-cell table:formula="of:=IF((LEN([.Y18])=0);&quot;&quot;;CONCATENATE(ROUND([.Y18];2);&quot; (&quot;;ROUND((([.Y18]/[.Y$2])*100);2);&quot;%)&quot;))">
            <text:p/>
          </table:table-cell>
          <table:table-cell table:number-columns-repeated="3"/>
          <table:table-cell table:formula="of:=IF(AND(COUNTA([.AA18:.AC18]);SUMIF([.AA18:.AC18];&quot;&lt;&gt;*&quot;;[.AA$2:.AC$2]));((SUMIF([.AA18:.AC18];&quot;&lt;&gt;*&quot;;[.AA18:.AC18])/SUMIF([.AA18:.AC18];&quot;&lt;&gt;*&quot;;[.AA$2:.AC$2]))*[.AD$2]);&quot;&quot;)">
            <text:p/>
          </table:table-cell>
          <table:table-cell table:formula="of:=IF((LEN([.AD18])=0);&quot;&quot;;CONCATENATE(ROUND([.AD18];2);&quot; (&quot;;ROUND((([.AD1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19])&gt;0);SUM([.G19:.AF19]));([.E19]/SUM( IF(LEN([.J19])&gt;0;[.J$2];0); IF(LEN([.P19])&gt;0;[.P$2];0); IF(LEN([.U19])&gt;0;[.U$2];0); IF(LEN([.Z19])&gt;0;[.Z$2];0); IF(LEN([.AE19])&gt;0;[.AE$2];0) ));&quot;&quot;)">
            <text:p/>
          </table:table-cell>
          <table:table-cell table:formula="of:=IF(LEN([.C19]);SUM(IF(SUM([.G$2:.I$2]);[.J19];0);IF(SUM([.L$2:.N$2]);[.O19];0);IF(SUM([.Q$2:.S$2]);[.T19];0);IF(SUM([.V$2:.X$2]);[.Y19];0);IF(SUM([.AA$2:.AC$2]);[.AD19];0));&quot;&quot;)">
            <text:p/>
          </table:table-cell>
          <table:table-cell table:number-columns-repeated="4"/>
          <table:table-cell table:formula="of:=IF(AND(COUNTA([.G19:.I19]);SUMIF([.G19:.I19];&quot;&lt;&gt;*&quot;;[.G$2:.I$2]));((SUMIF([.G19:.I19];&quot;&lt;&gt;*&quot;;[.G19:.I19])/SUMIF([.G19:.I19];&quot;&lt;&gt;*&quot;;[.G$2:.I$2]))*[.J$2]);&quot;&quot;)">
            <text:p/>
          </table:table-cell>
          <table:table-cell table:formula="of:=IF((LEN([.J19])=0);&quot;&quot;;CONCATENATE(ROUND([.J19];2);&quot; (&quot;;ROUND((([.J19]/[.J$2])*100);2);&quot;%)&quot;))">
            <text:p/>
          </table:table-cell>
          <table:table-cell table:number-columns-repeated="3"/>
          <table:table-cell table:formula="of:=IF(AND(COUNTA([.L19:.N19]);SUMIF([.L19:.N19];&quot;&lt;&gt;*&quot;;[.L$2:.N$2]));((SUMIF([.L19:.N19];&quot;&lt;&gt;*&quot;;[.L19:.N19])/SUMIF([.L19:.N19];&quot;&lt;&gt;*&quot;;[.L$2:.N$2]))*[.O$2]);&quot;&quot;)">
            <text:p/>
          </table:table-cell>
          <table:table-cell table:formula="of:=IF((LEN([.O19])=0);&quot;&quot;;CONCATENATE(ROUND([.O19];2);&quot; (&quot;;ROUND((([.O19]/[.O$2])*100);2);&quot;%)&quot;))">
            <text:p/>
          </table:table-cell>
          <table:table-cell table:number-columns-repeated="3"/>
          <table:table-cell table:formula="of:=IF(AND(COUNTA([.Q19:.S19]);SUMIF([.Q19:.S19];&quot;&lt;&gt;*&quot;;[.Q$2:.S$2]));((SUMIF([.Q19:.S19];&quot;&lt;&gt;*&quot;;[.Q19:.S19])/SUMIF([.Q19:.S19];&quot;&lt;&gt;*&quot;;[.Q$2:.S$2]))*[.T$2]);&quot;&quot;)">
            <text:p/>
          </table:table-cell>
          <table:table-cell table:formula="of:=IF((LEN([.T19])=0);&quot;&quot;;CONCATENATE(ROUND([.T19];2);&quot; (&quot;;ROUND((([.T19]/[.T$2])*100);2);&quot;%)&quot;))">
            <text:p/>
          </table:table-cell>
          <table:table-cell table:number-columns-repeated="3"/>
          <table:table-cell table:formula="of:=IF(AND(COUNTA([.V19:.X19]);SUMIF([.V19:.X19];&quot;&lt;&gt;*&quot;;[.V$2:.X$2]));((SUMIF([.V19:.X19];&quot;&lt;&gt;*&quot;;[.V19:.X19])/SUMIF([.V19:.X19];&quot;&lt;&gt;*&quot;;[.V$2:.X$2]))*[.Y$2]);&quot;&quot;)">
            <text:p/>
          </table:table-cell>
          <table:table-cell table:formula="of:=IF((LEN([.Y19])=0);&quot;&quot;;CONCATENATE(ROUND([.Y19];2);&quot; (&quot;;ROUND((([.Y19]/[.Y$2])*100);2);&quot;%)&quot;))">
            <text:p/>
          </table:table-cell>
          <table:table-cell table:number-columns-repeated="3"/>
          <table:table-cell table:formula="of:=IF(AND(COUNTA([.AA19:.AC19]);SUMIF([.AA19:.AC19];&quot;&lt;&gt;*&quot;;[.AA$2:.AC$2]));((SUMIF([.AA19:.AC19];&quot;&lt;&gt;*&quot;;[.AA19:.AC19])/SUMIF([.AA19:.AC19];&quot;&lt;&gt;*&quot;;[.AA$2:.AC$2]))*[.AD$2]);&quot;&quot;)">
            <text:p/>
          </table:table-cell>
          <table:table-cell table:formula="of:=IF((LEN([.AD19])=0);&quot;&quot;;CONCATENATE(ROUND([.AD19];2);&quot; (&quot;;ROUND((([.AD1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0])&gt;0);SUM([.G20:.AF20]));([.E20]/SUM( IF(LEN([.J20])&gt;0;[.J$2];0); IF(LEN([.P20])&gt;0;[.P$2];0); IF(LEN([.U20])&gt;0;[.U$2];0); IF(LEN([.Z20])&gt;0;[.Z$2];0); IF(LEN([.AE20])&gt;0;[.AE$2];0) ));&quot;&quot;)">
            <text:p/>
          </table:table-cell>
          <table:table-cell table:formula="of:=IF(LEN([.C20]);SUM(IF(SUM([.G$2:.I$2]);[.J20];0);IF(SUM([.L$2:.N$2]);[.O20];0);IF(SUM([.Q$2:.S$2]);[.T20];0);IF(SUM([.V$2:.X$2]);[.Y20];0);IF(SUM([.AA$2:.AC$2]);[.AD20];0));&quot;&quot;)">
            <text:p/>
          </table:table-cell>
          <table:table-cell table:number-columns-repeated="4"/>
          <table:table-cell table:formula="of:=IF(AND(COUNTA([.G20:.I20]);SUMIF([.G20:.I20];&quot;&lt;&gt;*&quot;;[.G$2:.I$2]));((SUMIF([.G20:.I20];&quot;&lt;&gt;*&quot;;[.G20:.I20])/SUMIF([.G20:.I20];&quot;&lt;&gt;*&quot;;[.G$2:.I$2]))*[.J$2]);&quot;&quot;)">
            <text:p/>
          </table:table-cell>
          <table:table-cell table:formula="of:=IF((LEN([.J20])=0);&quot;&quot;;CONCATENATE(ROUND([.J20];2);&quot; (&quot;;ROUND((([.J20]/[.J$2])*100);2);&quot;%)&quot;))">
            <text:p/>
          </table:table-cell>
          <table:table-cell table:number-columns-repeated="3"/>
          <table:table-cell table:formula="of:=IF(AND(COUNTA([.L20:.N20]);SUMIF([.L20:.N20];&quot;&lt;&gt;*&quot;;[.L$2:.N$2]));((SUMIF([.L20:.N20];&quot;&lt;&gt;*&quot;;[.L20:.N20])/SUMIF([.L20:.N20];&quot;&lt;&gt;*&quot;;[.L$2:.N$2]))*[.O$2]);&quot;&quot;)">
            <text:p/>
          </table:table-cell>
          <table:table-cell table:formula="of:=IF((LEN([.O20])=0);&quot;&quot;;CONCATENATE(ROUND([.O20];2);&quot; (&quot;;ROUND((([.O20]/[.O$2])*100);2);&quot;%)&quot;))">
            <text:p/>
          </table:table-cell>
          <table:table-cell table:number-columns-repeated="3"/>
          <table:table-cell table:formula="of:=IF(AND(COUNTA([.Q20:.S20]);SUMIF([.Q20:.S20];&quot;&lt;&gt;*&quot;;[.Q$2:.S$2]));((SUMIF([.Q20:.S20];&quot;&lt;&gt;*&quot;;[.Q20:.S20])/SUMIF([.Q20:.S20];&quot;&lt;&gt;*&quot;;[.Q$2:.S$2]))*[.T$2]);&quot;&quot;)">
            <text:p/>
          </table:table-cell>
          <table:table-cell table:formula="of:=IF((LEN([.T20])=0);&quot;&quot;;CONCATENATE(ROUND([.T20];2);&quot; (&quot;;ROUND((([.T20]/[.T$2])*100);2);&quot;%)&quot;))">
            <text:p/>
          </table:table-cell>
          <table:table-cell table:number-columns-repeated="3"/>
          <table:table-cell table:formula="of:=IF(AND(COUNTA([.V20:.X20]);SUMIF([.V20:.X20];&quot;&lt;&gt;*&quot;;[.V$2:.X$2]));((SUMIF([.V20:.X20];&quot;&lt;&gt;*&quot;;[.V20:.X20])/SUMIF([.V20:.X20];&quot;&lt;&gt;*&quot;;[.V$2:.X$2]))*[.Y$2]);&quot;&quot;)">
            <text:p/>
          </table:table-cell>
          <table:table-cell table:formula="of:=IF((LEN([.Y20])=0);&quot;&quot;;CONCATENATE(ROUND([.Y20];2);&quot; (&quot;;ROUND((([.Y20]/[.Y$2])*100);2);&quot;%)&quot;))">
            <text:p/>
          </table:table-cell>
          <table:table-cell table:number-columns-repeated="3"/>
          <table:table-cell table:formula="of:=IF(AND(COUNTA([.AA20:.AC20]);SUMIF([.AA20:.AC20];&quot;&lt;&gt;*&quot;;[.AA$2:.AC$2]));((SUMIF([.AA20:.AC20];&quot;&lt;&gt;*&quot;;[.AA20:.AC20])/SUMIF([.AA20:.AC20];&quot;&lt;&gt;*&quot;;[.AA$2:.AC$2]))*[.AD$2]);&quot;&quot;)">
            <text:p/>
          </table:table-cell>
          <table:table-cell table:formula="of:=IF((LEN([.AD20])=0);&quot;&quot;;CONCATENATE(ROUND([.AD20];2);&quot; (&quot;;ROUND((([.AD2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1])&gt;0);SUM([.G21:.AF21]));([.E21]/SUM( IF(LEN([.J21])&gt;0;[.J$2];0); IF(LEN([.P21])&gt;0;[.P$2];0); IF(LEN([.U21])&gt;0;[.U$2];0); IF(LEN([.Z21])&gt;0;[.Z$2];0); IF(LEN([.AE21])&gt;0;[.AE$2];0) ));&quot;&quot;)">
            <text:p/>
          </table:table-cell>
          <table:table-cell table:formula="of:=IF(LEN([.C21]);SUM(IF(SUM([.G$2:.I$2]);[.J21];0);IF(SUM([.L$2:.N$2]);[.O21];0);IF(SUM([.Q$2:.S$2]);[.T21];0);IF(SUM([.V$2:.X$2]);[.Y21];0);IF(SUM([.AA$2:.AC$2]);[.AD21];0));&quot;&quot;)">
            <text:p/>
          </table:table-cell>
          <table:table-cell table:number-columns-repeated="4"/>
          <table:table-cell table:formula="of:=IF(AND(COUNTA([.G21:.I21]);SUMIF([.G21:.I21];&quot;&lt;&gt;*&quot;;[.G$2:.I$2]));((SUMIF([.G21:.I21];&quot;&lt;&gt;*&quot;;[.G21:.I21])/SUMIF([.G21:.I21];&quot;&lt;&gt;*&quot;;[.G$2:.I$2]))*[.J$2]);&quot;&quot;)">
            <text:p/>
          </table:table-cell>
          <table:table-cell table:formula="of:=IF((LEN([.J21])=0);&quot;&quot;;CONCATENATE(ROUND([.J21];2);&quot; (&quot;;ROUND((([.J21]/[.J$2])*100);2);&quot;%)&quot;))">
            <text:p/>
          </table:table-cell>
          <table:table-cell table:number-columns-repeated="3"/>
          <table:table-cell table:formula="of:=IF(AND(COUNTA([.L21:.N21]);SUMIF([.L21:.N21];&quot;&lt;&gt;*&quot;;[.L$2:.N$2]));((SUMIF([.L21:.N21];&quot;&lt;&gt;*&quot;;[.L21:.N21])/SUMIF([.L21:.N21];&quot;&lt;&gt;*&quot;;[.L$2:.N$2]))*[.O$2]);&quot;&quot;)">
            <text:p/>
          </table:table-cell>
          <table:table-cell table:formula="of:=IF((LEN([.O21])=0);&quot;&quot;;CONCATENATE(ROUND([.O21];2);&quot; (&quot;;ROUND((([.O21]/[.O$2])*100);2);&quot;%)&quot;))">
            <text:p/>
          </table:table-cell>
          <table:table-cell table:number-columns-repeated="3"/>
          <table:table-cell table:formula="of:=IF(AND(COUNTA([.Q21:.S21]);SUMIF([.Q21:.S21];&quot;&lt;&gt;*&quot;;[.Q$2:.S$2]));((SUMIF([.Q21:.S21];&quot;&lt;&gt;*&quot;;[.Q21:.S21])/SUMIF([.Q21:.S21];&quot;&lt;&gt;*&quot;;[.Q$2:.S$2]))*[.T$2]);&quot;&quot;)">
            <text:p/>
          </table:table-cell>
          <table:table-cell table:formula="of:=IF((LEN([.T21])=0);&quot;&quot;;CONCATENATE(ROUND([.T21];2);&quot; (&quot;;ROUND((([.T21]/[.T$2])*100);2);&quot;%)&quot;))">
            <text:p/>
          </table:table-cell>
          <table:table-cell table:number-columns-repeated="3"/>
          <table:table-cell table:formula="of:=IF(AND(COUNTA([.V21:.X21]);SUMIF([.V21:.X21];&quot;&lt;&gt;*&quot;;[.V$2:.X$2]));((SUMIF([.V21:.X21];&quot;&lt;&gt;*&quot;;[.V21:.X21])/SUMIF([.V21:.X21];&quot;&lt;&gt;*&quot;;[.V$2:.X$2]))*[.Y$2]);&quot;&quot;)">
            <text:p/>
          </table:table-cell>
          <table:table-cell table:formula="of:=IF((LEN([.Y21])=0);&quot;&quot;;CONCATENATE(ROUND([.Y21];2);&quot; (&quot;;ROUND((([.Y21]/[.Y$2])*100);2);&quot;%)&quot;))">
            <text:p/>
          </table:table-cell>
          <table:table-cell table:number-columns-repeated="3"/>
          <table:table-cell table:formula="of:=IF(AND(COUNTA([.AA21:.AC21]);SUMIF([.AA21:.AC21];&quot;&lt;&gt;*&quot;;[.AA$2:.AC$2]));((SUMIF([.AA21:.AC21];&quot;&lt;&gt;*&quot;;[.AA21:.AC21])/SUMIF([.AA21:.AC21];&quot;&lt;&gt;*&quot;;[.AA$2:.AC$2]))*[.AD$2]);&quot;&quot;)">
            <text:p/>
          </table:table-cell>
          <table:table-cell table:formula="of:=IF((LEN([.AD21])=0);&quot;&quot;;CONCATENATE(ROUND([.AD21];2);&quot; (&quot;;ROUND((([.AD2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2])&gt;0);SUM([.G22:.AF22]));([.E22]/SUM( IF(LEN([.J22])&gt;0;[.J$2];0); IF(LEN([.P22])&gt;0;[.P$2];0); IF(LEN([.U22])&gt;0;[.U$2];0); IF(LEN([.Z22])&gt;0;[.Z$2];0); IF(LEN([.AE22])&gt;0;[.AE$2];0) ));&quot;&quot;)">
            <text:p/>
          </table:table-cell>
          <table:table-cell table:formula="of:=IF(LEN([.C22]);SUM(IF(SUM([.G$2:.I$2]);[.J22];0);IF(SUM([.L$2:.N$2]);[.O22];0);IF(SUM([.Q$2:.S$2]);[.T22];0);IF(SUM([.V$2:.X$2]);[.Y22];0);IF(SUM([.AA$2:.AC$2]);[.AD22];0));&quot;&quot;)">
            <text:p/>
          </table:table-cell>
          <table:table-cell table:number-columns-repeated="4"/>
          <table:table-cell table:formula="of:=IF(AND(COUNTA([.G22:.I22]);SUMIF([.G22:.I22];&quot;&lt;&gt;*&quot;;[.G$2:.I$2]));((SUMIF([.G22:.I22];&quot;&lt;&gt;*&quot;;[.G22:.I22])/SUMIF([.G22:.I22];&quot;&lt;&gt;*&quot;;[.G$2:.I$2]))*[.J$2]);&quot;&quot;)">
            <text:p/>
          </table:table-cell>
          <table:table-cell table:formula="of:=IF((LEN([.J22])=0);&quot;&quot;;CONCATENATE(ROUND([.J22];2);&quot; (&quot;;ROUND((([.J22]/[.J$2])*100);2);&quot;%)&quot;))">
            <text:p/>
          </table:table-cell>
          <table:table-cell table:number-columns-repeated="3"/>
          <table:table-cell table:formula="of:=IF(AND(COUNTA([.L22:.N22]);SUMIF([.L22:.N22];&quot;&lt;&gt;*&quot;;[.L$2:.N$2]));((SUMIF([.L22:.N22];&quot;&lt;&gt;*&quot;;[.L22:.N22])/SUMIF([.L22:.N22];&quot;&lt;&gt;*&quot;;[.L$2:.N$2]))*[.O$2]);&quot;&quot;)">
            <text:p/>
          </table:table-cell>
          <table:table-cell table:formula="of:=IF((LEN([.O22])=0);&quot;&quot;;CONCATENATE(ROUND([.O22];2);&quot; (&quot;;ROUND((([.O22]/[.O$2])*100);2);&quot;%)&quot;))">
            <text:p/>
          </table:table-cell>
          <table:table-cell table:number-columns-repeated="3"/>
          <table:table-cell table:formula="of:=IF(AND(COUNTA([.Q22:.S22]);SUMIF([.Q22:.S22];&quot;&lt;&gt;*&quot;;[.Q$2:.S$2]));((SUMIF([.Q22:.S22];&quot;&lt;&gt;*&quot;;[.Q22:.S22])/SUMIF([.Q22:.S22];&quot;&lt;&gt;*&quot;;[.Q$2:.S$2]))*[.T$2]);&quot;&quot;)">
            <text:p/>
          </table:table-cell>
          <table:table-cell table:formula="of:=IF((LEN([.T22])=0);&quot;&quot;;CONCATENATE(ROUND([.T22];2);&quot; (&quot;;ROUND((([.T22]/[.T$2])*100);2);&quot;%)&quot;))">
            <text:p/>
          </table:table-cell>
          <table:table-cell table:number-columns-repeated="3"/>
          <table:table-cell table:formula="of:=IF(AND(COUNTA([.V22:.X22]);SUMIF([.V22:.X22];&quot;&lt;&gt;*&quot;;[.V$2:.X$2]));((SUMIF([.V22:.X22];&quot;&lt;&gt;*&quot;;[.V22:.X22])/SUMIF([.V22:.X22];&quot;&lt;&gt;*&quot;;[.V$2:.X$2]))*[.Y$2]);&quot;&quot;)">
            <text:p/>
          </table:table-cell>
          <table:table-cell table:formula="of:=IF((LEN([.Y22])=0);&quot;&quot;;CONCATENATE(ROUND([.Y22];2);&quot; (&quot;;ROUND((([.Y22]/[.Y$2])*100);2);&quot;%)&quot;))">
            <text:p/>
          </table:table-cell>
          <table:table-cell table:number-columns-repeated="3"/>
          <table:table-cell table:formula="of:=IF(AND(COUNTA([.AA22:.AC22]);SUMIF([.AA22:.AC22];&quot;&lt;&gt;*&quot;;[.AA$2:.AC$2]));((SUMIF([.AA22:.AC22];&quot;&lt;&gt;*&quot;;[.AA22:.AC22])/SUMIF([.AA22:.AC22];&quot;&lt;&gt;*&quot;;[.AA$2:.AC$2]))*[.AD$2]);&quot;&quot;)">
            <text:p/>
          </table:table-cell>
          <table:table-cell table:formula="of:=IF((LEN([.AD22])=0);&quot;&quot;;CONCATENATE(ROUND([.AD22];2);&quot; (&quot;;ROUND((([.AD2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3])&gt;0);SUM([.G23:.AF23]));([.E23]/SUM( IF(LEN([.J23])&gt;0;[.J$2];0); IF(LEN([.P23])&gt;0;[.P$2];0); IF(LEN([.U23])&gt;0;[.U$2];0); IF(LEN([.Z23])&gt;0;[.Z$2];0); IF(LEN([.AE23])&gt;0;[.AE$2];0) ));&quot;&quot;)">
            <text:p/>
          </table:table-cell>
          <table:table-cell table:formula="of:=IF(LEN([.C23]);SUM(IF(SUM([.G$2:.I$2]);[.J23];0);IF(SUM([.L$2:.N$2]);[.O23];0);IF(SUM([.Q$2:.S$2]);[.T23];0);IF(SUM([.V$2:.X$2]);[.Y23];0);IF(SUM([.AA$2:.AC$2]);[.AD23];0));&quot;&quot;)">
            <text:p/>
          </table:table-cell>
          <table:table-cell table:number-columns-repeated="4"/>
          <table:table-cell table:formula="of:=IF(AND(COUNTA([.G23:.I23]);SUMIF([.G23:.I23];&quot;&lt;&gt;*&quot;;[.G$2:.I$2]));((SUMIF([.G23:.I23];&quot;&lt;&gt;*&quot;;[.G23:.I23])/SUMIF([.G23:.I23];&quot;&lt;&gt;*&quot;;[.G$2:.I$2]))*[.J$2]);&quot;&quot;)">
            <text:p/>
          </table:table-cell>
          <table:table-cell table:formula="of:=IF((LEN([.J23])=0);&quot;&quot;;CONCATENATE(ROUND([.J23];2);&quot; (&quot;;ROUND((([.J23]/[.J$2])*100);2);&quot;%)&quot;))">
            <text:p/>
          </table:table-cell>
          <table:table-cell table:number-columns-repeated="3"/>
          <table:table-cell table:formula="of:=IF(AND(COUNTA([.L23:.N23]);SUMIF([.L23:.N23];&quot;&lt;&gt;*&quot;;[.L$2:.N$2]));((SUMIF([.L23:.N23];&quot;&lt;&gt;*&quot;;[.L23:.N23])/SUMIF([.L23:.N23];&quot;&lt;&gt;*&quot;;[.L$2:.N$2]))*[.O$2]);&quot;&quot;)">
            <text:p/>
          </table:table-cell>
          <table:table-cell table:formula="of:=IF((LEN([.O23])=0);&quot;&quot;;CONCATENATE(ROUND([.O23];2);&quot; (&quot;;ROUND((([.O23]/[.O$2])*100);2);&quot;%)&quot;))">
            <text:p/>
          </table:table-cell>
          <table:table-cell table:number-columns-repeated="3"/>
          <table:table-cell table:formula="of:=IF(AND(COUNTA([.Q23:.S23]);SUMIF([.Q23:.S23];&quot;&lt;&gt;*&quot;;[.Q$2:.S$2]));((SUMIF([.Q23:.S23];&quot;&lt;&gt;*&quot;;[.Q23:.S23])/SUMIF([.Q23:.S23];&quot;&lt;&gt;*&quot;;[.Q$2:.S$2]))*[.T$2]);&quot;&quot;)">
            <text:p/>
          </table:table-cell>
          <table:table-cell table:formula="of:=IF((LEN([.T23])=0);&quot;&quot;;CONCATENATE(ROUND([.T23];2);&quot; (&quot;;ROUND((([.T23]/[.T$2])*100);2);&quot;%)&quot;))">
            <text:p/>
          </table:table-cell>
          <table:table-cell table:number-columns-repeated="3"/>
          <table:table-cell table:formula="of:=IF(AND(COUNTA([.V23:.X23]);SUMIF([.V23:.X23];&quot;&lt;&gt;*&quot;;[.V$2:.X$2]));((SUMIF([.V23:.X23];&quot;&lt;&gt;*&quot;;[.V23:.X23])/SUMIF([.V23:.X23];&quot;&lt;&gt;*&quot;;[.V$2:.X$2]))*[.Y$2]);&quot;&quot;)">
            <text:p/>
          </table:table-cell>
          <table:table-cell table:formula="of:=IF((LEN([.Y23])=0);&quot;&quot;;CONCATENATE(ROUND([.Y23];2);&quot; (&quot;;ROUND((([.Y23]/[.Y$2])*100);2);&quot;%)&quot;))">
            <text:p/>
          </table:table-cell>
          <table:table-cell table:number-columns-repeated="3"/>
          <table:table-cell table:formula="of:=IF(AND(COUNTA([.AA23:.AC23]);SUMIF([.AA23:.AC23];&quot;&lt;&gt;*&quot;;[.AA$2:.AC$2]));((SUMIF([.AA23:.AC23];&quot;&lt;&gt;*&quot;;[.AA23:.AC23])/SUMIF([.AA23:.AC23];&quot;&lt;&gt;*&quot;;[.AA$2:.AC$2]))*[.AD$2]);&quot;&quot;)">
            <text:p/>
          </table:table-cell>
          <table:table-cell table:formula="of:=IF((LEN([.AD23])=0);&quot;&quot;;CONCATENATE(ROUND([.AD23];2);&quot; (&quot;;ROUND((([.AD2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4])&gt;0);SUM([.G24:.AF24]));([.E24]/SUM( IF(LEN([.J24])&gt;0;[.J$2];0); IF(LEN([.P24])&gt;0;[.P$2];0); IF(LEN([.U24])&gt;0;[.U$2];0); IF(LEN([.Z24])&gt;0;[.Z$2];0); IF(LEN([.AE24])&gt;0;[.AE$2];0) ));&quot;&quot;)">
            <text:p/>
          </table:table-cell>
          <table:table-cell table:formula="of:=IF(LEN([.C24]);SUM(IF(SUM([.G$2:.I$2]);[.J24];0);IF(SUM([.L$2:.N$2]);[.O24];0);IF(SUM([.Q$2:.S$2]);[.T24];0);IF(SUM([.V$2:.X$2]);[.Y24];0);IF(SUM([.AA$2:.AC$2]);[.AD24];0));&quot;&quot;)">
            <text:p/>
          </table:table-cell>
          <table:table-cell table:number-columns-repeated="4"/>
          <table:table-cell table:formula="of:=IF(AND(COUNTA([.G24:.I24]);SUMIF([.G24:.I24];&quot;&lt;&gt;*&quot;;[.G$2:.I$2]));((SUMIF([.G24:.I24];&quot;&lt;&gt;*&quot;;[.G24:.I24])/SUMIF([.G24:.I24];&quot;&lt;&gt;*&quot;;[.G$2:.I$2]))*[.J$2]);&quot;&quot;)">
            <text:p/>
          </table:table-cell>
          <table:table-cell table:formula="of:=IF((LEN([.J24])=0);&quot;&quot;;CONCATENATE(ROUND([.J24];2);&quot; (&quot;;ROUND((([.J24]/[.J$2])*100);2);&quot;%)&quot;))">
            <text:p/>
          </table:table-cell>
          <table:table-cell table:number-columns-repeated="3"/>
          <table:table-cell table:formula="of:=IF(AND(COUNTA([.L24:.N24]);SUMIF([.L24:.N24];&quot;&lt;&gt;*&quot;;[.L$2:.N$2]));((SUMIF([.L24:.N24];&quot;&lt;&gt;*&quot;;[.L24:.N24])/SUMIF([.L24:.N24];&quot;&lt;&gt;*&quot;;[.L$2:.N$2]))*[.O$2]);&quot;&quot;)">
            <text:p/>
          </table:table-cell>
          <table:table-cell table:formula="of:=IF((LEN([.O24])=0);&quot;&quot;;CONCATENATE(ROUND([.O24];2);&quot; (&quot;;ROUND((([.O24]/[.O$2])*100);2);&quot;%)&quot;))">
            <text:p/>
          </table:table-cell>
          <table:table-cell table:number-columns-repeated="3"/>
          <table:table-cell table:formula="of:=IF(AND(COUNTA([.Q24:.S24]);SUMIF([.Q24:.S24];&quot;&lt;&gt;*&quot;;[.Q$2:.S$2]));((SUMIF([.Q24:.S24];&quot;&lt;&gt;*&quot;;[.Q24:.S24])/SUMIF([.Q24:.S24];&quot;&lt;&gt;*&quot;;[.Q$2:.S$2]))*[.T$2]);&quot;&quot;)">
            <text:p/>
          </table:table-cell>
          <table:table-cell table:formula="of:=IF((LEN([.T24])=0);&quot;&quot;;CONCATENATE(ROUND([.T24];2);&quot; (&quot;;ROUND((([.T24]/[.T$2])*100);2);&quot;%)&quot;))">
            <text:p/>
          </table:table-cell>
          <table:table-cell table:number-columns-repeated="3"/>
          <table:table-cell table:formula="of:=IF(AND(COUNTA([.V24:.X24]);SUMIF([.V24:.X24];&quot;&lt;&gt;*&quot;;[.V$2:.X$2]));((SUMIF([.V24:.X24];&quot;&lt;&gt;*&quot;;[.V24:.X24])/SUMIF([.V24:.X24];&quot;&lt;&gt;*&quot;;[.V$2:.X$2]))*[.Y$2]);&quot;&quot;)">
            <text:p/>
          </table:table-cell>
          <table:table-cell table:formula="of:=IF((LEN([.Y24])=0);&quot;&quot;;CONCATENATE(ROUND([.Y24];2);&quot; (&quot;;ROUND((([.Y24]/[.Y$2])*100);2);&quot;%)&quot;))">
            <text:p/>
          </table:table-cell>
          <table:table-cell table:number-columns-repeated="3"/>
          <table:table-cell table:formula="of:=IF(AND(COUNTA([.AA24:.AC24]);SUMIF([.AA24:.AC24];&quot;&lt;&gt;*&quot;;[.AA$2:.AC$2]));((SUMIF([.AA24:.AC24];&quot;&lt;&gt;*&quot;;[.AA24:.AC24])/SUMIF([.AA24:.AC24];&quot;&lt;&gt;*&quot;;[.AA$2:.AC$2]))*[.AD$2]);&quot;&quot;)">
            <text:p/>
          </table:table-cell>
          <table:table-cell table:formula="of:=IF((LEN([.AD24])=0);&quot;&quot;;CONCATENATE(ROUND([.AD24];2);&quot; (&quot;;ROUND((([.AD2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5])&gt;0);SUM([.G25:.AF25]));([.E25]/SUM( IF(LEN([.J25])&gt;0;[.J$2];0); IF(LEN([.P25])&gt;0;[.P$2];0); IF(LEN([.U25])&gt;0;[.U$2];0); IF(LEN([.Z25])&gt;0;[.Z$2];0); IF(LEN([.AE25])&gt;0;[.AE$2];0) ));&quot;&quot;)">
            <text:p/>
          </table:table-cell>
          <table:table-cell table:formula="of:=IF(LEN([.C25]);SUM(IF(SUM([.G$2:.I$2]);[.J25];0);IF(SUM([.L$2:.N$2]);[.O25];0);IF(SUM([.Q$2:.S$2]);[.T25];0);IF(SUM([.V$2:.X$2]);[.Y25];0);IF(SUM([.AA$2:.AC$2]);[.AD25];0));&quot;&quot;)">
            <text:p/>
          </table:table-cell>
          <table:table-cell table:number-columns-repeated="4"/>
          <table:table-cell table:formula="of:=IF(AND(COUNTA([.G25:.I25]);SUMIF([.G25:.I25];&quot;&lt;&gt;*&quot;;[.G$2:.I$2]));((SUMIF([.G25:.I25];&quot;&lt;&gt;*&quot;;[.G25:.I25])/SUMIF([.G25:.I25];&quot;&lt;&gt;*&quot;;[.G$2:.I$2]))*[.J$2]);&quot;&quot;)">
            <text:p/>
          </table:table-cell>
          <table:table-cell table:formula="of:=IF((LEN([.J25])=0);&quot;&quot;;CONCATENATE(ROUND([.J25];2);&quot; (&quot;;ROUND((([.J25]/[.J$2])*100);2);&quot;%)&quot;))">
            <text:p/>
          </table:table-cell>
          <table:table-cell table:number-columns-repeated="3"/>
          <table:table-cell table:formula="of:=IF(AND(COUNTA([.L25:.N25]);SUMIF([.L25:.N25];&quot;&lt;&gt;*&quot;;[.L$2:.N$2]));((SUMIF([.L25:.N25];&quot;&lt;&gt;*&quot;;[.L25:.N25])/SUMIF([.L25:.N25];&quot;&lt;&gt;*&quot;;[.L$2:.N$2]))*[.O$2]);&quot;&quot;)">
            <text:p/>
          </table:table-cell>
          <table:table-cell table:formula="of:=IF((LEN([.O25])=0);&quot;&quot;;CONCATENATE(ROUND([.O25];2);&quot; (&quot;;ROUND((([.O25]/[.O$2])*100);2);&quot;%)&quot;))">
            <text:p/>
          </table:table-cell>
          <table:table-cell table:number-columns-repeated="3"/>
          <table:table-cell table:formula="of:=IF(AND(COUNTA([.Q25:.S25]);SUMIF([.Q25:.S25];&quot;&lt;&gt;*&quot;;[.Q$2:.S$2]));((SUMIF([.Q25:.S25];&quot;&lt;&gt;*&quot;;[.Q25:.S25])/SUMIF([.Q25:.S25];&quot;&lt;&gt;*&quot;;[.Q$2:.S$2]))*[.T$2]);&quot;&quot;)">
            <text:p/>
          </table:table-cell>
          <table:table-cell table:formula="of:=IF((LEN([.T25])=0);&quot;&quot;;CONCATENATE(ROUND([.T25];2);&quot; (&quot;;ROUND((([.T25]/[.T$2])*100);2);&quot;%)&quot;))">
            <text:p/>
          </table:table-cell>
          <table:table-cell table:number-columns-repeated="3"/>
          <table:table-cell table:formula="of:=IF(AND(COUNTA([.V25:.X25]);SUMIF([.V25:.X25];&quot;&lt;&gt;*&quot;;[.V$2:.X$2]));((SUMIF([.V25:.X25];&quot;&lt;&gt;*&quot;;[.V25:.X25])/SUMIF([.V25:.X25];&quot;&lt;&gt;*&quot;;[.V$2:.X$2]))*[.Y$2]);&quot;&quot;)">
            <text:p/>
          </table:table-cell>
          <table:table-cell table:formula="of:=IF((LEN([.Y25])=0);&quot;&quot;;CONCATENATE(ROUND([.Y25];2);&quot; (&quot;;ROUND((([.Y25]/[.Y$2])*100);2);&quot;%)&quot;))">
            <text:p/>
          </table:table-cell>
          <table:table-cell table:number-columns-repeated="3"/>
          <table:table-cell table:formula="of:=IF(AND(COUNTA([.AA25:.AC25]);SUMIF([.AA25:.AC25];&quot;&lt;&gt;*&quot;;[.AA$2:.AC$2]));((SUMIF([.AA25:.AC25];&quot;&lt;&gt;*&quot;;[.AA25:.AC25])/SUMIF([.AA25:.AC25];&quot;&lt;&gt;*&quot;;[.AA$2:.AC$2]))*[.AD$2]);&quot;&quot;)">
            <text:p/>
          </table:table-cell>
          <table:table-cell table:formula="of:=IF((LEN([.AD25])=0);&quot;&quot;;CONCATENATE(ROUND([.AD25];2);&quot; (&quot;;ROUND((([.AD2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6])&gt;0);SUM([.G26:.AF26]));([.E26]/SUM( IF(LEN([.J26])&gt;0;[.J$2];0); IF(LEN([.P26])&gt;0;[.P$2];0); IF(LEN([.U26])&gt;0;[.U$2];0); IF(LEN([.Z26])&gt;0;[.Z$2];0); IF(LEN([.AE26])&gt;0;[.AE$2];0) ));&quot;&quot;)">
            <text:p/>
          </table:table-cell>
          <table:table-cell table:formula="of:=IF(LEN([.C26]);SUM(IF(SUM([.G$2:.I$2]);[.J26];0);IF(SUM([.L$2:.N$2]);[.O26];0);IF(SUM([.Q$2:.S$2]);[.T26];0);IF(SUM([.V$2:.X$2]);[.Y26];0);IF(SUM([.AA$2:.AC$2]);[.AD26];0));&quot;&quot;)">
            <text:p/>
          </table:table-cell>
          <table:table-cell table:number-columns-repeated="4"/>
          <table:table-cell table:formula="of:=IF(AND(COUNTA([.G26:.I26]);SUMIF([.G26:.I26];&quot;&lt;&gt;*&quot;;[.G$2:.I$2]));((SUMIF([.G26:.I26];&quot;&lt;&gt;*&quot;;[.G26:.I26])/SUMIF([.G26:.I26];&quot;&lt;&gt;*&quot;;[.G$2:.I$2]))*[.J$2]);&quot;&quot;)">
            <text:p/>
          </table:table-cell>
          <table:table-cell table:formula="of:=IF((LEN([.J26])=0);&quot;&quot;;CONCATENATE(ROUND([.J26];2);&quot; (&quot;;ROUND((([.J26]/[.J$2])*100);2);&quot;%)&quot;))">
            <text:p/>
          </table:table-cell>
          <table:table-cell table:number-columns-repeated="3"/>
          <table:table-cell table:formula="of:=IF(AND(COUNTA([.L26:.N26]);SUMIF([.L26:.N26];&quot;&lt;&gt;*&quot;;[.L$2:.N$2]));((SUMIF([.L26:.N26];&quot;&lt;&gt;*&quot;;[.L26:.N26])/SUMIF([.L26:.N26];&quot;&lt;&gt;*&quot;;[.L$2:.N$2]))*[.O$2]);&quot;&quot;)">
            <text:p/>
          </table:table-cell>
          <table:table-cell table:formula="of:=IF((LEN([.O26])=0);&quot;&quot;;CONCATENATE(ROUND([.O26];2);&quot; (&quot;;ROUND((([.O26]/[.O$2])*100);2);&quot;%)&quot;))">
            <text:p/>
          </table:table-cell>
          <table:table-cell table:number-columns-repeated="3"/>
          <table:table-cell table:formula="of:=IF(AND(COUNTA([.Q26:.S26]);SUMIF([.Q26:.S26];&quot;&lt;&gt;*&quot;;[.Q$2:.S$2]));((SUMIF([.Q26:.S26];&quot;&lt;&gt;*&quot;;[.Q26:.S26])/SUMIF([.Q26:.S26];&quot;&lt;&gt;*&quot;;[.Q$2:.S$2]))*[.T$2]);&quot;&quot;)">
            <text:p/>
          </table:table-cell>
          <table:table-cell table:formula="of:=IF((LEN([.T26])=0);&quot;&quot;;CONCATENATE(ROUND([.T26];2);&quot; (&quot;;ROUND((([.T26]/[.T$2])*100);2);&quot;%)&quot;))">
            <text:p/>
          </table:table-cell>
          <table:table-cell table:number-columns-repeated="3"/>
          <table:table-cell table:formula="of:=IF(AND(COUNTA([.V26:.X26]);SUMIF([.V26:.X26];&quot;&lt;&gt;*&quot;;[.V$2:.X$2]));((SUMIF([.V26:.X26];&quot;&lt;&gt;*&quot;;[.V26:.X26])/SUMIF([.V26:.X26];&quot;&lt;&gt;*&quot;;[.V$2:.X$2]))*[.Y$2]);&quot;&quot;)">
            <text:p/>
          </table:table-cell>
          <table:table-cell table:formula="of:=IF((LEN([.Y26])=0);&quot;&quot;;CONCATENATE(ROUND([.Y26];2);&quot; (&quot;;ROUND((([.Y26]/[.Y$2])*100);2);&quot;%)&quot;))">
            <text:p/>
          </table:table-cell>
          <table:table-cell table:number-columns-repeated="3"/>
          <table:table-cell table:formula="of:=IF(AND(COUNTA([.AA26:.AC26]);SUMIF([.AA26:.AC26];&quot;&lt;&gt;*&quot;;[.AA$2:.AC$2]));((SUMIF([.AA26:.AC26];&quot;&lt;&gt;*&quot;;[.AA26:.AC26])/SUMIF([.AA26:.AC26];&quot;&lt;&gt;*&quot;;[.AA$2:.AC$2]))*[.AD$2]);&quot;&quot;)">
            <text:p/>
          </table:table-cell>
          <table:table-cell table:formula="of:=IF((LEN([.AD26])=0);&quot;&quot;;CONCATENATE(ROUND([.AD26];2);&quot; (&quot;;ROUND((([.AD2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7])&gt;0);SUM([.G27:.AF27]));([.E27]/SUM( IF(LEN([.J27])&gt;0;[.J$2];0); IF(LEN([.P27])&gt;0;[.P$2];0); IF(LEN([.U27])&gt;0;[.U$2];0); IF(LEN([.Z27])&gt;0;[.Z$2];0); IF(LEN([.AE27])&gt;0;[.AE$2];0) ));&quot;&quot;)">
            <text:p/>
          </table:table-cell>
          <table:table-cell table:formula="of:=IF(LEN([.C27]);SUM(IF(SUM([.G$2:.I$2]);[.J27];0);IF(SUM([.L$2:.N$2]);[.O27];0);IF(SUM([.Q$2:.S$2]);[.T27];0);IF(SUM([.V$2:.X$2]);[.Y27];0);IF(SUM([.AA$2:.AC$2]);[.AD27];0));&quot;&quot;)">
            <text:p/>
          </table:table-cell>
          <table:table-cell table:number-columns-repeated="4"/>
          <table:table-cell table:formula="of:=IF(AND(COUNTA([.G27:.I27]);SUMIF([.G27:.I27];&quot;&lt;&gt;*&quot;;[.G$2:.I$2]));((SUMIF([.G27:.I27];&quot;&lt;&gt;*&quot;;[.G27:.I27])/SUMIF([.G27:.I27];&quot;&lt;&gt;*&quot;;[.G$2:.I$2]))*[.J$2]);&quot;&quot;)">
            <text:p/>
          </table:table-cell>
          <table:table-cell table:formula="of:=IF((LEN([.J27])=0);&quot;&quot;;CONCATENATE(ROUND([.J27];2);&quot; (&quot;;ROUND((([.J27]/[.J$2])*100);2);&quot;%)&quot;))">
            <text:p/>
          </table:table-cell>
          <table:table-cell table:number-columns-repeated="3"/>
          <table:table-cell table:formula="of:=IF(AND(COUNTA([.L27:.N27]);SUMIF([.L27:.N27];&quot;&lt;&gt;*&quot;;[.L$2:.N$2]));((SUMIF([.L27:.N27];&quot;&lt;&gt;*&quot;;[.L27:.N27])/SUMIF([.L27:.N27];&quot;&lt;&gt;*&quot;;[.L$2:.N$2]))*[.O$2]);&quot;&quot;)">
            <text:p/>
          </table:table-cell>
          <table:table-cell table:formula="of:=IF((LEN([.O27])=0);&quot;&quot;;CONCATENATE(ROUND([.O27];2);&quot; (&quot;;ROUND((([.O27]/[.O$2])*100);2);&quot;%)&quot;))">
            <text:p/>
          </table:table-cell>
          <table:table-cell table:number-columns-repeated="3"/>
          <table:table-cell table:formula="of:=IF(AND(COUNTA([.Q27:.S27]);SUMIF([.Q27:.S27];&quot;&lt;&gt;*&quot;;[.Q$2:.S$2]));((SUMIF([.Q27:.S27];&quot;&lt;&gt;*&quot;;[.Q27:.S27])/SUMIF([.Q27:.S27];&quot;&lt;&gt;*&quot;;[.Q$2:.S$2]))*[.T$2]);&quot;&quot;)">
            <text:p/>
          </table:table-cell>
          <table:table-cell table:formula="of:=IF((LEN([.T27])=0);&quot;&quot;;CONCATENATE(ROUND([.T27];2);&quot; (&quot;;ROUND((([.T27]/[.T$2])*100);2);&quot;%)&quot;))">
            <text:p/>
          </table:table-cell>
          <table:table-cell table:number-columns-repeated="3"/>
          <table:table-cell table:formula="of:=IF(AND(COUNTA([.V27:.X27]);SUMIF([.V27:.X27];&quot;&lt;&gt;*&quot;;[.V$2:.X$2]));((SUMIF([.V27:.X27];&quot;&lt;&gt;*&quot;;[.V27:.X27])/SUMIF([.V27:.X27];&quot;&lt;&gt;*&quot;;[.V$2:.X$2]))*[.Y$2]);&quot;&quot;)">
            <text:p/>
          </table:table-cell>
          <table:table-cell table:formula="of:=IF((LEN([.Y27])=0);&quot;&quot;;CONCATENATE(ROUND([.Y27];2);&quot; (&quot;;ROUND((([.Y27]/[.Y$2])*100);2);&quot;%)&quot;))">
            <text:p/>
          </table:table-cell>
          <table:table-cell table:number-columns-repeated="3"/>
          <table:table-cell table:formula="of:=IF(AND(COUNTA([.AA27:.AC27]);SUMIF([.AA27:.AC27];&quot;&lt;&gt;*&quot;;[.AA$2:.AC$2]));((SUMIF([.AA27:.AC27];&quot;&lt;&gt;*&quot;;[.AA27:.AC27])/SUMIF([.AA27:.AC27];&quot;&lt;&gt;*&quot;;[.AA$2:.AC$2]))*[.AD$2]);&quot;&quot;)">
            <text:p/>
          </table:table-cell>
          <table:table-cell table:formula="of:=IF((LEN([.AD27])=0);&quot;&quot;;CONCATENATE(ROUND([.AD27];2);&quot; (&quot;;ROUND((([.AD2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8])&gt;0);SUM([.G28:.AF28]));([.E28]/SUM( IF(LEN([.J28])&gt;0;[.J$2];0); IF(LEN([.P28])&gt;0;[.P$2];0); IF(LEN([.U28])&gt;0;[.U$2];0); IF(LEN([.Z28])&gt;0;[.Z$2];0); IF(LEN([.AE28])&gt;0;[.AE$2];0) ));&quot;&quot;)">
            <text:p/>
          </table:table-cell>
          <table:table-cell table:formula="of:=IF(LEN([.C28]);SUM(IF(SUM([.G$2:.I$2]);[.J28];0);IF(SUM([.L$2:.N$2]);[.O28];0);IF(SUM([.Q$2:.S$2]);[.T28];0);IF(SUM([.V$2:.X$2]);[.Y28];0);IF(SUM([.AA$2:.AC$2]);[.AD28];0));&quot;&quot;)">
            <text:p/>
          </table:table-cell>
          <table:table-cell table:number-columns-repeated="4"/>
          <table:table-cell table:formula="of:=IF(AND(COUNTA([.G28:.I28]);SUMIF([.G28:.I28];&quot;&lt;&gt;*&quot;;[.G$2:.I$2]));((SUMIF([.G28:.I28];&quot;&lt;&gt;*&quot;;[.G28:.I28])/SUMIF([.G28:.I28];&quot;&lt;&gt;*&quot;;[.G$2:.I$2]))*[.J$2]);&quot;&quot;)">
            <text:p/>
          </table:table-cell>
          <table:table-cell table:formula="of:=IF((LEN([.J28])=0);&quot;&quot;;CONCATENATE(ROUND([.J28];2);&quot; (&quot;;ROUND((([.J28]/[.J$2])*100);2);&quot;%)&quot;))">
            <text:p/>
          </table:table-cell>
          <table:table-cell table:number-columns-repeated="3"/>
          <table:table-cell table:formula="of:=IF(AND(COUNTA([.L28:.N28]);SUMIF([.L28:.N28];&quot;&lt;&gt;*&quot;;[.L$2:.N$2]));((SUMIF([.L28:.N28];&quot;&lt;&gt;*&quot;;[.L28:.N28])/SUMIF([.L28:.N28];&quot;&lt;&gt;*&quot;;[.L$2:.N$2]))*[.O$2]);&quot;&quot;)">
            <text:p/>
          </table:table-cell>
          <table:table-cell table:formula="of:=IF((LEN([.O28])=0);&quot;&quot;;CONCATENATE(ROUND([.O28];2);&quot; (&quot;;ROUND((([.O28]/[.O$2])*100);2);&quot;%)&quot;))">
            <text:p/>
          </table:table-cell>
          <table:table-cell table:number-columns-repeated="3"/>
          <table:table-cell table:formula="of:=IF(AND(COUNTA([.Q28:.S28]);SUMIF([.Q28:.S28];&quot;&lt;&gt;*&quot;;[.Q$2:.S$2]));((SUMIF([.Q28:.S28];&quot;&lt;&gt;*&quot;;[.Q28:.S28])/SUMIF([.Q28:.S28];&quot;&lt;&gt;*&quot;;[.Q$2:.S$2]))*[.T$2]);&quot;&quot;)">
            <text:p/>
          </table:table-cell>
          <table:table-cell table:formula="of:=IF((LEN([.T28])=0);&quot;&quot;;CONCATENATE(ROUND([.T28];2);&quot; (&quot;;ROUND((([.T28]/[.T$2])*100);2);&quot;%)&quot;))">
            <text:p/>
          </table:table-cell>
          <table:table-cell table:number-columns-repeated="3"/>
          <table:table-cell table:formula="of:=IF(AND(COUNTA([.V28:.X28]);SUMIF([.V28:.X28];&quot;&lt;&gt;*&quot;;[.V$2:.X$2]));((SUMIF([.V28:.X28];&quot;&lt;&gt;*&quot;;[.V28:.X28])/SUMIF([.V28:.X28];&quot;&lt;&gt;*&quot;;[.V$2:.X$2]))*[.Y$2]);&quot;&quot;)">
            <text:p/>
          </table:table-cell>
          <table:table-cell table:formula="of:=IF((LEN([.Y28])=0);&quot;&quot;;CONCATENATE(ROUND([.Y28];2);&quot; (&quot;;ROUND((([.Y28]/[.Y$2])*100);2);&quot;%)&quot;))">
            <text:p/>
          </table:table-cell>
          <table:table-cell table:number-columns-repeated="3"/>
          <table:table-cell table:formula="of:=IF(AND(COUNTA([.AA28:.AC28]);SUMIF([.AA28:.AC28];&quot;&lt;&gt;*&quot;;[.AA$2:.AC$2]));((SUMIF([.AA28:.AC28];&quot;&lt;&gt;*&quot;;[.AA28:.AC28])/SUMIF([.AA28:.AC28];&quot;&lt;&gt;*&quot;;[.AA$2:.AC$2]))*[.AD$2]);&quot;&quot;)">
            <text:p/>
          </table:table-cell>
          <table:table-cell table:formula="of:=IF((LEN([.AD28])=0);&quot;&quot;;CONCATENATE(ROUND([.AD28];2);&quot; (&quot;;ROUND((([.AD2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29])&gt;0);SUM([.G29:.AF29]));([.E29]/SUM( IF(LEN([.J29])&gt;0;[.J$2];0); IF(LEN([.P29])&gt;0;[.P$2];0); IF(LEN([.U29])&gt;0;[.U$2];0); IF(LEN([.Z29])&gt;0;[.Z$2];0); IF(LEN([.AE29])&gt;0;[.AE$2];0) ));&quot;&quot;)">
            <text:p/>
          </table:table-cell>
          <table:table-cell table:formula="of:=IF(LEN([.C29]);SUM(IF(SUM([.G$2:.I$2]);[.J29];0);IF(SUM([.L$2:.N$2]);[.O29];0);IF(SUM([.Q$2:.S$2]);[.T29];0);IF(SUM([.V$2:.X$2]);[.Y29];0);IF(SUM([.AA$2:.AC$2]);[.AD29];0));&quot;&quot;)">
            <text:p/>
          </table:table-cell>
          <table:table-cell table:number-columns-repeated="4"/>
          <table:table-cell table:formula="of:=IF(AND(COUNTA([.G29:.I29]);SUMIF([.G29:.I29];&quot;&lt;&gt;*&quot;;[.G$2:.I$2]));((SUMIF([.G29:.I29];&quot;&lt;&gt;*&quot;;[.G29:.I29])/SUMIF([.G29:.I29];&quot;&lt;&gt;*&quot;;[.G$2:.I$2]))*[.J$2]);&quot;&quot;)">
            <text:p/>
          </table:table-cell>
          <table:table-cell table:formula="of:=IF((LEN([.J29])=0);&quot;&quot;;CONCATENATE(ROUND([.J29];2);&quot; (&quot;;ROUND((([.J29]/[.J$2])*100);2);&quot;%)&quot;))">
            <text:p/>
          </table:table-cell>
          <table:table-cell table:number-columns-repeated="3"/>
          <table:table-cell table:formula="of:=IF(AND(COUNTA([.L29:.N29]);SUMIF([.L29:.N29];&quot;&lt;&gt;*&quot;;[.L$2:.N$2]));((SUMIF([.L29:.N29];&quot;&lt;&gt;*&quot;;[.L29:.N29])/SUMIF([.L29:.N29];&quot;&lt;&gt;*&quot;;[.L$2:.N$2]))*[.O$2]);&quot;&quot;)">
            <text:p/>
          </table:table-cell>
          <table:table-cell table:formula="of:=IF((LEN([.O29])=0);&quot;&quot;;CONCATENATE(ROUND([.O29];2);&quot; (&quot;;ROUND((([.O29]/[.O$2])*100);2);&quot;%)&quot;))">
            <text:p/>
          </table:table-cell>
          <table:table-cell table:number-columns-repeated="3"/>
          <table:table-cell table:formula="of:=IF(AND(COUNTA([.Q29:.S29]);SUMIF([.Q29:.S29];&quot;&lt;&gt;*&quot;;[.Q$2:.S$2]));((SUMIF([.Q29:.S29];&quot;&lt;&gt;*&quot;;[.Q29:.S29])/SUMIF([.Q29:.S29];&quot;&lt;&gt;*&quot;;[.Q$2:.S$2]))*[.T$2]);&quot;&quot;)">
            <text:p/>
          </table:table-cell>
          <table:table-cell table:formula="of:=IF((LEN([.T29])=0);&quot;&quot;;CONCATENATE(ROUND([.T29];2);&quot; (&quot;;ROUND((([.T29]/[.T$2])*100);2);&quot;%)&quot;))">
            <text:p/>
          </table:table-cell>
          <table:table-cell table:number-columns-repeated="3"/>
          <table:table-cell table:formula="of:=IF(AND(COUNTA([.V29:.X29]);SUMIF([.V29:.X29];&quot;&lt;&gt;*&quot;;[.V$2:.X$2]));((SUMIF([.V29:.X29];&quot;&lt;&gt;*&quot;;[.V29:.X29])/SUMIF([.V29:.X29];&quot;&lt;&gt;*&quot;;[.V$2:.X$2]))*[.Y$2]);&quot;&quot;)">
            <text:p/>
          </table:table-cell>
          <table:table-cell table:formula="of:=IF((LEN([.Y29])=0);&quot;&quot;;CONCATENATE(ROUND([.Y29];2);&quot; (&quot;;ROUND((([.Y29]/[.Y$2])*100);2);&quot;%)&quot;))">
            <text:p/>
          </table:table-cell>
          <table:table-cell table:number-columns-repeated="3"/>
          <table:table-cell table:formula="of:=IF(AND(COUNTA([.AA29:.AC29]);SUMIF([.AA29:.AC29];&quot;&lt;&gt;*&quot;;[.AA$2:.AC$2]));((SUMIF([.AA29:.AC29];&quot;&lt;&gt;*&quot;;[.AA29:.AC29])/SUMIF([.AA29:.AC29];&quot;&lt;&gt;*&quot;;[.AA$2:.AC$2]))*[.AD$2]);&quot;&quot;)">
            <text:p/>
          </table:table-cell>
          <table:table-cell table:formula="of:=IF((LEN([.AD29])=0);&quot;&quot;;CONCATENATE(ROUND([.AD29];2);&quot; (&quot;;ROUND((([.AD2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0])&gt;0);SUM([.G30:.AF30]));([.E30]/SUM( IF(LEN([.J30])&gt;0;[.J$2];0); IF(LEN([.P30])&gt;0;[.P$2];0); IF(LEN([.U30])&gt;0;[.U$2];0); IF(LEN([.Z30])&gt;0;[.Z$2];0); IF(LEN([.AE30])&gt;0;[.AE$2];0) ));&quot;&quot;)">
            <text:p/>
          </table:table-cell>
          <table:table-cell table:formula="of:=IF(LEN([.C30]);SUM(IF(SUM([.G$2:.I$2]);[.J30];0);IF(SUM([.L$2:.N$2]);[.O30];0);IF(SUM([.Q$2:.S$2]);[.T30];0);IF(SUM([.V$2:.X$2]);[.Y30];0);IF(SUM([.AA$2:.AC$2]);[.AD30];0));&quot;&quot;)">
            <text:p/>
          </table:table-cell>
          <table:table-cell table:number-columns-repeated="4"/>
          <table:table-cell table:formula="of:=IF(AND(COUNTA([.G30:.I30]);SUMIF([.G30:.I30];&quot;&lt;&gt;*&quot;;[.G$2:.I$2]));((SUMIF([.G30:.I30];&quot;&lt;&gt;*&quot;;[.G30:.I30])/SUMIF([.G30:.I30];&quot;&lt;&gt;*&quot;;[.G$2:.I$2]))*[.J$2]);&quot;&quot;)">
            <text:p/>
          </table:table-cell>
          <table:table-cell table:formula="of:=IF((LEN([.J30])=0);&quot;&quot;;CONCATENATE(ROUND([.J30];2);&quot; (&quot;;ROUND((([.J30]/[.J$2])*100);2);&quot;%)&quot;))">
            <text:p/>
          </table:table-cell>
          <table:table-cell table:number-columns-repeated="3"/>
          <table:table-cell table:formula="of:=IF(AND(COUNTA([.L30:.N30]);SUMIF([.L30:.N30];&quot;&lt;&gt;*&quot;;[.L$2:.N$2]));((SUMIF([.L30:.N30];&quot;&lt;&gt;*&quot;;[.L30:.N30])/SUMIF([.L30:.N30];&quot;&lt;&gt;*&quot;;[.L$2:.N$2]))*[.O$2]);&quot;&quot;)">
            <text:p/>
          </table:table-cell>
          <table:table-cell table:formula="of:=IF((LEN([.O30])=0);&quot;&quot;;CONCATENATE(ROUND([.O30];2);&quot; (&quot;;ROUND((([.O30]/[.O$2])*100);2);&quot;%)&quot;))">
            <text:p/>
          </table:table-cell>
          <table:table-cell table:number-columns-repeated="3"/>
          <table:table-cell table:formula="of:=IF(AND(COUNTA([.Q30:.S30]);SUMIF([.Q30:.S30];&quot;&lt;&gt;*&quot;;[.Q$2:.S$2]));((SUMIF([.Q30:.S30];&quot;&lt;&gt;*&quot;;[.Q30:.S30])/SUMIF([.Q30:.S30];&quot;&lt;&gt;*&quot;;[.Q$2:.S$2]))*[.T$2]);&quot;&quot;)">
            <text:p/>
          </table:table-cell>
          <table:table-cell table:formula="of:=IF((LEN([.T30])=0);&quot;&quot;;CONCATENATE(ROUND([.T30];2);&quot; (&quot;;ROUND((([.T30]/[.T$2])*100);2);&quot;%)&quot;))">
            <text:p/>
          </table:table-cell>
          <table:table-cell table:number-columns-repeated="3"/>
          <table:table-cell table:formula="of:=IF(AND(COUNTA([.V30:.X30]);SUMIF([.V30:.X30];&quot;&lt;&gt;*&quot;;[.V$2:.X$2]));((SUMIF([.V30:.X30];&quot;&lt;&gt;*&quot;;[.V30:.X30])/SUMIF([.V30:.X30];&quot;&lt;&gt;*&quot;;[.V$2:.X$2]))*[.Y$2]);&quot;&quot;)">
            <text:p/>
          </table:table-cell>
          <table:table-cell table:formula="of:=IF((LEN([.Y30])=0);&quot;&quot;;CONCATENATE(ROUND([.Y30];2);&quot; (&quot;;ROUND((([.Y30]/[.Y$2])*100);2);&quot;%)&quot;))">
            <text:p/>
          </table:table-cell>
          <table:table-cell table:number-columns-repeated="3"/>
          <table:table-cell table:formula="of:=IF(AND(COUNTA([.AA30:.AC30]);SUMIF([.AA30:.AC30];&quot;&lt;&gt;*&quot;;[.AA$2:.AC$2]));((SUMIF([.AA30:.AC30];&quot;&lt;&gt;*&quot;;[.AA30:.AC30])/SUMIF([.AA30:.AC30];&quot;&lt;&gt;*&quot;;[.AA$2:.AC$2]))*[.AD$2]);&quot;&quot;)">
            <text:p/>
          </table:table-cell>
          <table:table-cell table:formula="of:=IF((LEN([.AD30])=0);&quot;&quot;;CONCATENATE(ROUND([.AD30];2);&quot; (&quot;;ROUND((([.AD3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1])&gt;0);SUM([.G31:.AF31]));([.E31]/SUM( IF(LEN([.J31])&gt;0;[.J$2];0); IF(LEN([.P31])&gt;0;[.P$2];0); IF(LEN([.U31])&gt;0;[.U$2];0); IF(LEN([.Z31])&gt;0;[.Z$2];0); IF(LEN([.AE31])&gt;0;[.AE$2];0) ));&quot;&quot;)">
            <text:p/>
          </table:table-cell>
          <table:table-cell table:formula="of:=IF(LEN([.C31]);SUM(IF(SUM([.G$2:.I$2]);[.J31];0);IF(SUM([.L$2:.N$2]);[.O31];0);IF(SUM([.Q$2:.S$2]);[.T31];0);IF(SUM([.V$2:.X$2]);[.Y31];0);IF(SUM([.AA$2:.AC$2]);[.AD31];0));&quot;&quot;)">
            <text:p/>
          </table:table-cell>
          <table:table-cell table:number-columns-repeated="4"/>
          <table:table-cell table:formula="of:=IF(AND(COUNTA([.G31:.I31]);SUMIF([.G31:.I31];&quot;&lt;&gt;*&quot;;[.G$2:.I$2]));((SUMIF([.G31:.I31];&quot;&lt;&gt;*&quot;;[.G31:.I31])/SUMIF([.G31:.I31];&quot;&lt;&gt;*&quot;;[.G$2:.I$2]))*[.J$2]);&quot;&quot;)">
            <text:p/>
          </table:table-cell>
          <table:table-cell table:formula="of:=IF((LEN([.J31])=0);&quot;&quot;;CONCATENATE(ROUND([.J31];2);&quot; (&quot;;ROUND((([.J31]/[.J$2])*100);2);&quot;%)&quot;))">
            <text:p/>
          </table:table-cell>
          <table:table-cell table:number-columns-repeated="3"/>
          <table:table-cell table:formula="of:=IF(AND(COUNTA([.L31:.N31]);SUMIF([.L31:.N31];&quot;&lt;&gt;*&quot;;[.L$2:.N$2]));((SUMIF([.L31:.N31];&quot;&lt;&gt;*&quot;;[.L31:.N31])/SUMIF([.L31:.N31];&quot;&lt;&gt;*&quot;;[.L$2:.N$2]))*[.O$2]);&quot;&quot;)">
            <text:p/>
          </table:table-cell>
          <table:table-cell table:formula="of:=IF((LEN([.O31])=0);&quot;&quot;;CONCATENATE(ROUND([.O31];2);&quot; (&quot;;ROUND((([.O31]/[.O$2])*100);2);&quot;%)&quot;))">
            <text:p/>
          </table:table-cell>
          <table:table-cell table:number-columns-repeated="3"/>
          <table:table-cell table:formula="of:=IF(AND(COUNTA([.Q31:.S31]);SUMIF([.Q31:.S31];&quot;&lt;&gt;*&quot;;[.Q$2:.S$2]));((SUMIF([.Q31:.S31];&quot;&lt;&gt;*&quot;;[.Q31:.S31])/SUMIF([.Q31:.S31];&quot;&lt;&gt;*&quot;;[.Q$2:.S$2]))*[.T$2]);&quot;&quot;)">
            <text:p/>
          </table:table-cell>
          <table:table-cell table:formula="of:=IF((LEN([.T31])=0);&quot;&quot;;CONCATENATE(ROUND([.T31];2);&quot; (&quot;;ROUND((([.T31]/[.T$2])*100);2);&quot;%)&quot;))">
            <text:p/>
          </table:table-cell>
          <table:table-cell table:number-columns-repeated="3"/>
          <table:table-cell table:formula="of:=IF(AND(COUNTA([.V31:.X31]);SUMIF([.V31:.X31];&quot;&lt;&gt;*&quot;;[.V$2:.X$2]));((SUMIF([.V31:.X31];&quot;&lt;&gt;*&quot;;[.V31:.X31])/SUMIF([.V31:.X31];&quot;&lt;&gt;*&quot;;[.V$2:.X$2]))*[.Y$2]);&quot;&quot;)">
            <text:p/>
          </table:table-cell>
          <table:table-cell table:formula="of:=IF((LEN([.Y31])=0);&quot;&quot;;CONCATENATE(ROUND([.Y31];2);&quot; (&quot;;ROUND((([.Y31]/[.Y$2])*100);2);&quot;%)&quot;))">
            <text:p/>
          </table:table-cell>
          <table:table-cell table:number-columns-repeated="3"/>
          <table:table-cell table:formula="of:=IF(AND(COUNTA([.AA31:.AC31]);SUMIF([.AA31:.AC31];&quot;&lt;&gt;*&quot;;[.AA$2:.AC$2]));((SUMIF([.AA31:.AC31];&quot;&lt;&gt;*&quot;;[.AA31:.AC31])/SUMIF([.AA31:.AC31];&quot;&lt;&gt;*&quot;;[.AA$2:.AC$2]))*[.AD$2]);&quot;&quot;)">
            <text:p/>
          </table:table-cell>
          <table:table-cell table:formula="of:=IF((LEN([.AD31])=0);&quot;&quot;;CONCATENATE(ROUND([.AD31];2);&quot; (&quot;;ROUND((([.AD3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2])&gt;0);SUM([.G32:.AF32]));([.E32]/SUM( IF(LEN([.J32])&gt;0;[.J$2];0); IF(LEN([.P32])&gt;0;[.P$2];0); IF(LEN([.U32])&gt;0;[.U$2];0); IF(LEN([.Z32])&gt;0;[.Z$2];0); IF(LEN([.AE32])&gt;0;[.AE$2];0) ));&quot;&quot;)">
            <text:p/>
          </table:table-cell>
          <table:table-cell table:formula="of:=IF(LEN([.C32]);SUM(IF(SUM([.G$2:.I$2]);[.J32];0);IF(SUM([.L$2:.N$2]);[.O32];0);IF(SUM([.Q$2:.S$2]);[.T32];0);IF(SUM([.V$2:.X$2]);[.Y32];0);IF(SUM([.AA$2:.AC$2]);[.AD32];0));&quot;&quot;)">
            <text:p/>
          </table:table-cell>
          <table:table-cell table:number-columns-repeated="4"/>
          <table:table-cell table:formula="of:=IF(AND(COUNTA([.G32:.I32]);SUMIF([.G32:.I32];&quot;&lt;&gt;*&quot;;[.G$2:.I$2]));((SUMIF([.G32:.I32];&quot;&lt;&gt;*&quot;;[.G32:.I32])/SUMIF([.G32:.I32];&quot;&lt;&gt;*&quot;;[.G$2:.I$2]))*[.J$2]);&quot;&quot;)">
            <text:p/>
          </table:table-cell>
          <table:table-cell table:formula="of:=IF((LEN([.J32])=0);&quot;&quot;;CONCATENATE(ROUND([.J32];2);&quot; (&quot;;ROUND((([.J32]/[.J$2])*100);2);&quot;%)&quot;))">
            <text:p/>
          </table:table-cell>
          <table:table-cell table:number-columns-repeated="3"/>
          <table:table-cell table:formula="of:=IF(AND(COUNTA([.L32:.N32]);SUMIF([.L32:.N32];&quot;&lt;&gt;*&quot;;[.L$2:.N$2]));((SUMIF([.L32:.N32];&quot;&lt;&gt;*&quot;;[.L32:.N32])/SUMIF([.L32:.N32];&quot;&lt;&gt;*&quot;;[.L$2:.N$2]))*[.O$2]);&quot;&quot;)">
            <text:p/>
          </table:table-cell>
          <table:table-cell table:formula="of:=IF((LEN([.O32])=0);&quot;&quot;;CONCATENATE(ROUND([.O32];2);&quot; (&quot;;ROUND((([.O32]/[.O$2])*100);2);&quot;%)&quot;))">
            <text:p/>
          </table:table-cell>
          <table:table-cell table:number-columns-repeated="3"/>
          <table:table-cell table:formula="of:=IF(AND(COUNTA([.Q32:.S32]);SUMIF([.Q32:.S32];&quot;&lt;&gt;*&quot;;[.Q$2:.S$2]));((SUMIF([.Q32:.S32];&quot;&lt;&gt;*&quot;;[.Q32:.S32])/SUMIF([.Q32:.S32];&quot;&lt;&gt;*&quot;;[.Q$2:.S$2]))*[.T$2]);&quot;&quot;)">
            <text:p/>
          </table:table-cell>
          <table:table-cell table:formula="of:=IF((LEN([.T32])=0);&quot;&quot;;CONCATENATE(ROUND([.T32];2);&quot; (&quot;;ROUND((([.T32]/[.T$2])*100);2);&quot;%)&quot;))">
            <text:p/>
          </table:table-cell>
          <table:table-cell table:number-columns-repeated="3"/>
          <table:table-cell table:formula="of:=IF(AND(COUNTA([.V32:.X32]);SUMIF([.V32:.X32];&quot;&lt;&gt;*&quot;;[.V$2:.X$2]));((SUMIF([.V32:.X32];&quot;&lt;&gt;*&quot;;[.V32:.X32])/SUMIF([.V32:.X32];&quot;&lt;&gt;*&quot;;[.V$2:.X$2]))*[.Y$2]);&quot;&quot;)">
            <text:p/>
          </table:table-cell>
          <table:table-cell table:formula="of:=IF((LEN([.Y32])=0);&quot;&quot;;CONCATENATE(ROUND([.Y32];2);&quot; (&quot;;ROUND((([.Y32]/[.Y$2])*100);2);&quot;%)&quot;))">
            <text:p/>
          </table:table-cell>
          <table:table-cell table:number-columns-repeated="3"/>
          <table:table-cell table:formula="of:=IF(AND(COUNTA([.AA32:.AC32]);SUMIF([.AA32:.AC32];&quot;&lt;&gt;*&quot;;[.AA$2:.AC$2]));((SUMIF([.AA32:.AC32];&quot;&lt;&gt;*&quot;;[.AA32:.AC32])/SUMIF([.AA32:.AC32];&quot;&lt;&gt;*&quot;;[.AA$2:.AC$2]))*[.AD$2]);&quot;&quot;)">
            <text:p/>
          </table:table-cell>
          <table:table-cell table:formula="of:=IF((LEN([.AD32])=0);&quot;&quot;;CONCATENATE(ROUND([.AD32];2);&quot; (&quot;;ROUND((([.AD3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3])&gt;0);SUM([.G33:.AF33]));([.E33]/SUM( IF(LEN([.J33])&gt;0;[.J$2];0); IF(LEN([.P33])&gt;0;[.P$2];0); IF(LEN([.U33])&gt;0;[.U$2];0); IF(LEN([.Z33])&gt;0;[.Z$2];0); IF(LEN([.AE33])&gt;0;[.AE$2];0) ));&quot;&quot;)">
            <text:p/>
          </table:table-cell>
          <table:table-cell table:formula="of:=IF(LEN([.C33]);SUM(IF(SUM([.G$2:.I$2]);[.J33];0);IF(SUM([.L$2:.N$2]);[.O33];0);IF(SUM([.Q$2:.S$2]);[.T33];0);IF(SUM([.V$2:.X$2]);[.Y33];0);IF(SUM([.AA$2:.AC$2]);[.AD33];0));&quot;&quot;)">
            <text:p/>
          </table:table-cell>
          <table:table-cell table:number-columns-repeated="4"/>
          <table:table-cell table:formula="of:=IF(AND(COUNTA([.G33:.I33]);SUMIF([.G33:.I33];&quot;&lt;&gt;*&quot;;[.G$2:.I$2]));((SUMIF([.G33:.I33];&quot;&lt;&gt;*&quot;;[.G33:.I33])/SUMIF([.G33:.I33];&quot;&lt;&gt;*&quot;;[.G$2:.I$2]))*[.J$2]);&quot;&quot;)">
            <text:p/>
          </table:table-cell>
          <table:table-cell table:formula="of:=IF((LEN([.J33])=0);&quot;&quot;;CONCATENATE(ROUND([.J33];2);&quot; (&quot;;ROUND((([.J33]/[.J$2])*100);2);&quot;%)&quot;))">
            <text:p/>
          </table:table-cell>
          <table:table-cell table:number-columns-repeated="3"/>
          <table:table-cell table:formula="of:=IF(AND(COUNTA([.L33:.N33]);SUMIF([.L33:.N33];&quot;&lt;&gt;*&quot;;[.L$2:.N$2]));((SUMIF([.L33:.N33];&quot;&lt;&gt;*&quot;;[.L33:.N33])/SUMIF([.L33:.N33];&quot;&lt;&gt;*&quot;;[.L$2:.N$2]))*[.O$2]);&quot;&quot;)">
            <text:p/>
          </table:table-cell>
          <table:table-cell table:formula="of:=IF((LEN([.O33])=0);&quot;&quot;;CONCATENATE(ROUND([.O33];2);&quot; (&quot;;ROUND((([.O33]/[.O$2])*100);2);&quot;%)&quot;))">
            <text:p/>
          </table:table-cell>
          <table:table-cell table:number-columns-repeated="3"/>
          <table:table-cell table:formula="of:=IF(AND(COUNTA([.Q33:.S33]);SUMIF([.Q33:.S33];&quot;&lt;&gt;*&quot;;[.Q$2:.S$2]));((SUMIF([.Q33:.S33];&quot;&lt;&gt;*&quot;;[.Q33:.S33])/SUMIF([.Q33:.S33];&quot;&lt;&gt;*&quot;;[.Q$2:.S$2]))*[.T$2]);&quot;&quot;)">
            <text:p/>
          </table:table-cell>
          <table:table-cell table:formula="of:=IF((LEN([.T33])=0);&quot;&quot;;CONCATENATE(ROUND([.T33];2);&quot; (&quot;;ROUND((([.T33]/[.T$2])*100);2);&quot;%)&quot;))">
            <text:p/>
          </table:table-cell>
          <table:table-cell table:number-columns-repeated="3"/>
          <table:table-cell table:formula="of:=IF(AND(COUNTA([.V33:.X33]);SUMIF([.V33:.X33];&quot;&lt;&gt;*&quot;;[.V$2:.X$2]));((SUMIF([.V33:.X33];&quot;&lt;&gt;*&quot;;[.V33:.X33])/SUMIF([.V33:.X33];&quot;&lt;&gt;*&quot;;[.V$2:.X$2]))*[.Y$2]);&quot;&quot;)">
            <text:p/>
          </table:table-cell>
          <table:table-cell table:formula="of:=IF((LEN([.Y33])=0);&quot;&quot;;CONCATENATE(ROUND([.Y33];2);&quot; (&quot;;ROUND((([.Y33]/[.Y$2])*100);2);&quot;%)&quot;))">
            <text:p/>
          </table:table-cell>
          <table:table-cell table:number-columns-repeated="3"/>
          <table:table-cell table:formula="of:=IF(AND(COUNTA([.AA33:.AC33]);SUMIF([.AA33:.AC33];&quot;&lt;&gt;*&quot;;[.AA$2:.AC$2]));((SUMIF([.AA33:.AC33];&quot;&lt;&gt;*&quot;;[.AA33:.AC33])/SUMIF([.AA33:.AC33];&quot;&lt;&gt;*&quot;;[.AA$2:.AC$2]))*[.AD$2]);&quot;&quot;)">
            <text:p/>
          </table:table-cell>
          <table:table-cell table:formula="of:=IF((LEN([.AD33])=0);&quot;&quot;;CONCATENATE(ROUND([.AD33];2);&quot; (&quot;;ROUND((([.AD3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4])&gt;0);SUM([.G34:.AF34]));([.E34]/SUM( IF(LEN([.J34])&gt;0;[.J$2];0); IF(LEN([.P34])&gt;0;[.P$2];0); IF(LEN([.U34])&gt;0;[.U$2];0); IF(LEN([.Z34])&gt;0;[.Z$2];0); IF(LEN([.AE34])&gt;0;[.AE$2];0) ));&quot;&quot;)">
            <text:p/>
          </table:table-cell>
          <table:table-cell table:formula="of:=IF(LEN([.C34]);SUM(IF(SUM([.G$2:.I$2]);[.J34];0);IF(SUM([.L$2:.N$2]);[.O34];0);IF(SUM([.Q$2:.S$2]);[.T34];0);IF(SUM([.V$2:.X$2]);[.Y34];0);IF(SUM([.AA$2:.AC$2]);[.AD34];0));&quot;&quot;)">
            <text:p/>
          </table:table-cell>
          <table:table-cell table:number-columns-repeated="4"/>
          <table:table-cell table:formula="of:=IF(AND(COUNTA([.G34:.I34]);SUMIF([.G34:.I34];&quot;&lt;&gt;*&quot;;[.G$2:.I$2]));((SUMIF([.G34:.I34];&quot;&lt;&gt;*&quot;;[.G34:.I34])/SUMIF([.G34:.I34];&quot;&lt;&gt;*&quot;;[.G$2:.I$2]))*[.J$2]);&quot;&quot;)">
            <text:p/>
          </table:table-cell>
          <table:table-cell table:formula="of:=IF((LEN([.J34])=0);&quot;&quot;;CONCATENATE(ROUND([.J34];2);&quot; (&quot;;ROUND((([.J34]/[.J$2])*100);2);&quot;%)&quot;))">
            <text:p/>
          </table:table-cell>
          <table:table-cell table:number-columns-repeated="3"/>
          <table:table-cell table:formula="of:=IF(AND(COUNTA([.L34:.N34]);SUMIF([.L34:.N34];&quot;&lt;&gt;*&quot;;[.L$2:.N$2]));((SUMIF([.L34:.N34];&quot;&lt;&gt;*&quot;;[.L34:.N34])/SUMIF([.L34:.N34];&quot;&lt;&gt;*&quot;;[.L$2:.N$2]))*[.O$2]);&quot;&quot;)">
            <text:p/>
          </table:table-cell>
          <table:table-cell table:formula="of:=IF((LEN([.O34])=0);&quot;&quot;;CONCATENATE(ROUND([.O34];2);&quot; (&quot;;ROUND((([.O34]/[.O$2])*100);2);&quot;%)&quot;))">
            <text:p/>
          </table:table-cell>
          <table:table-cell table:number-columns-repeated="3"/>
          <table:table-cell table:formula="of:=IF(AND(COUNTA([.Q34:.S34]);SUMIF([.Q34:.S34];&quot;&lt;&gt;*&quot;;[.Q$2:.S$2]));((SUMIF([.Q34:.S34];&quot;&lt;&gt;*&quot;;[.Q34:.S34])/SUMIF([.Q34:.S34];&quot;&lt;&gt;*&quot;;[.Q$2:.S$2]))*[.T$2]);&quot;&quot;)">
            <text:p/>
          </table:table-cell>
          <table:table-cell table:formula="of:=IF((LEN([.T34])=0);&quot;&quot;;CONCATENATE(ROUND([.T34];2);&quot; (&quot;;ROUND((([.T34]/[.T$2])*100);2);&quot;%)&quot;))">
            <text:p/>
          </table:table-cell>
          <table:table-cell table:number-columns-repeated="3"/>
          <table:table-cell table:formula="of:=IF(AND(COUNTA([.V34:.X34]);SUMIF([.V34:.X34];&quot;&lt;&gt;*&quot;;[.V$2:.X$2]));((SUMIF([.V34:.X34];&quot;&lt;&gt;*&quot;;[.V34:.X34])/SUMIF([.V34:.X34];&quot;&lt;&gt;*&quot;;[.V$2:.X$2]))*[.Y$2]);&quot;&quot;)">
            <text:p/>
          </table:table-cell>
          <table:table-cell table:formula="of:=IF((LEN([.Y34])=0);&quot;&quot;;CONCATENATE(ROUND([.Y34];2);&quot; (&quot;;ROUND((([.Y34]/[.Y$2])*100);2);&quot;%)&quot;))">
            <text:p/>
          </table:table-cell>
          <table:table-cell table:number-columns-repeated="3"/>
          <table:table-cell table:formula="of:=IF(AND(COUNTA([.AA34:.AC34]);SUMIF([.AA34:.AC34];&quot;&lt;&gt;*&quot;;[.AA$2:.AC$2]));((SUMIF([.AA34:.AC34];&quot;&lt;&gt;*&quot;;[.AA34:.AC34])/SUMIF([.AA34:.AC34];&quot;&lt;&gt;*&quot;;[.AA$2:.AC$2]))*[.AD$2]);&quot;&quot;)">
            <text:p/>
          </table:table-cell>
          <table:table-cell table:formula="of:=IF((LEN([.AD34])=0);&quot;&quot;;CONCATENATE(ROUND([.AD34];2);&quot; (&quot;;ROUND((([.AD3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5])&gt;0);SUM([.G35:.AF35]));([.E35]/SUM( IF(LEN([.J35])&gt;0;[.J$2];0); IF(LEN([.P35])&gt;0;[.P$2];0); IF(LEN([.U35])&gt;0;[.U$2];0); IF(LEN([.Z35])&gt;0;[.Z$2];0); IF(LEN([.AE35])&gt;0;[.AE$2];0) ));&quot;&quot;)">
            <text:p/>
          </table:table-cell>
          <table:table-cell table:formula="of:=IF(LEN([.C35]);SUM(IF(SUM([.G$2:.I$2]);[.J35];0);IF(SUM([.L$2:.N$2]);[.O35];0);IF(SUM([.Q$2:.S$2]);[.T35];0);IF(SUM([.V$2:.X$2]);[.Y35];0);IF(SUM([.AA$2:.AC$2]);[.AD35];0));&quot;&quot;)">
            <text:p/>
          </table:table-cell>
          <table:table-cell table:number-columns-repeated="4"/>
          <table:table-cell table:formula="of:=IF(AND(COUNTA([.G35:.I35]);SUMIF([.G35:.I35];&quot;&lt;&gt;*&quot;;[.G$2:.I$2]));((SUMIF([.G35:.I35];&quot;&lt;&gt;*&quot;;[.G35:.I35])/SUMIF([.G35:.I35];&quot;&lt;&gt;*&quot;;[.G$2:.I$2]))*[.J$2]);&quot;&quot;)">
            <text:p/>
          </table:table-cell>
          <table:table-cell table:formula="of:=IF((LEN([.J35])=0);&quot;&quot;;CONCATENATE(ROUND([.J35];2);&quot; (&quot;;ROUND((([.J35]/[.J$2])*100);2);&quot;%)&quot;))">
            <text:p/>
          </table:table-cell>
          <table:table-cell table:number-columns-repeated="3"/>
          <table:table-cell table:formula="of:=IF(AND(COUNTA([.L35:.N35]);SUMIF([.L35:.N35];&quot;&lt;&gt;*&quot;;[.L$2:.N$2]));((SUMIF([.L35:.N35];&quot;&lt;&gt;*&quot;;[.L35:.N35])/SUMIF([.L35:.N35];&quot;&lt;&gt;*&quot;;[.L$2:.N$2]))*[.O$2]);&quot;&quot;)">
            <text:p/>
          </table:table-cell>
          <table:table-cell table:formula="of:=IF((LEN([.O35])=0);&quot;&quot;;CONCATENATE(ROUND([.O35];2);&quot; (&quot;;ROUND((([.O35]/[.O$2])*100);2);&quot;%)&quot;))">
            <text:p/>
          </table:table-cell>
          <table:table-cell table:number-columns-repeated="3"/>
          <table:table-cell table:formula="of:=IF(AND(COUNTA([.Q35:.S35]);SUMIF([.Q35:.S35];&quot;&lt;&gt;*&quot;;[.Q$2:.S$2]));((SUMIF([.Q35:.S35];&quot;&lt;&gt;*&quot;;[.Q35:.S35])/SUMIF([.Q35:.S35];&quot;&lt;&gt;*&quot;;[.Q$2:.S$2]))*[.T$2]);&quot;&quot;)">
            <text:p/>
          </table:table-cell>
          <table:table-cell table:formula="of:=IF((LEN([.T35])=0);&quot;&quot;;CONCATENATE(ROUND([.T35];2);&quot; (&quot;;ROUND((([.T35]/[.T$2])*100);2);&quot;%)&quot;))">
            <text:p/>
          </table:table-cell>
          <table:table-cell table:number-columns-repeated="3"/>
          <table:table-cell table:formula="of:=IF(AND(COUNTA([.V35:.X35]);SUMIF([.V35:.X35];&quot;&lt;&gt;*&quot;;[.V$2:.X$2]));((SUMIF([.V35:.X35];&quot;&lt;&gt;*&quot;;[.V35:.X35])/SUMIF([.V35:.X35];&quot;&lt;&gt;*&quot;;[.V$2:.X$2]))*[.Y$2]);&quot;&quot;)">
            <text:p/>
          </table:table-cell>
          <table:table-cell table:formula="of:=IF((LEN([.Y35])=0);&quot;&quot;;CONCATENATE(ROUND([.Y35];2);&quot; (&quot;;ROUND((([.Y35]/[.Y$2])*100);2);&quot;%)&quot;))">
            <text:p/>
          </table:table-cell>
          <table:table-cell table:number-columns-repeated="3"/>
          <table:table-cell table:formula="of:=IF(AND(COUNTA([.AA35:.AC35]);SUMIF([.AA35:.AC35];&quot;&lt;&gt;*&quot;;[.AA$2:.AC$2]));((SUMIF([.AA35:.AC35];&quot;&lt;&gt;*&quot;;[.AA35:.AC35])/SUMIF([.AA35:.AC35];&quot;&lt;&gt;*&quot;;[.AA$2:.AC$2]))*[.AD$2]);&quot;&quot;)">
            <text:p/>
          </table:table-cell>
          <table:table-cell table:formula="of:=IF((LEN([.AD35])=0);&quot;&quot;;CONCATENATE(ROUND([.AD35];2);&quot; (&quot;;ROUND((([.AD3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6])&gt;0);SUM([.G36:.AF36]));([.E36]/SUM( IF(LEN([.J36])&gt;0;[.J$2];0); IF(LEN([.P36])&gt;0;[.P$2];0); IF(LEN([.U36])&gt;0;[.U$2];0); IF(LEN([.Z36])&gt;0;[.Z$2];0); IF(LEN([.AE36])&gt;0;[.AE$2];0) ));&quot;&quot;)">
            <text:p/>
          </table:table-cell>
          <table:table-cell table:formula="of:=IF(LEN([.C36]);SUM(IF(SUM([.G$2:.I$2]);[.J36];0);IF(SUM([.L$2:.N$2]);[.O36];0);IF(SUM([.Q$2:.S$2]);[.T36];0);IF(SUM([.V$2:.X$2]);[.Y36];0);IF(SUM([.AA$2:.AC$2]);[.AD36];0));&quot;&quot;)">
            <text:p/>
          </table:table-cell>
          <table:table-cell table:number-columns-repeated="4"/>
          <table:table-cell table:formula="of:=IF(AND(COUNTA([.G36:.I36]);SUMIF([.G36:.I36];&quot;&lt;&gt;*&quot;;[.G$2:.I$2]));((SUMIF([.G36:.I36];&quot;&lt;&gt;*&quot;;[.G36:.I36])/SUMIF([.G36:.I36];&quot;&lt;&gt;*&quot;;[.G$2:.I$2]))*[.J$2]);&quot;&quot;)">
            <text:p/>
          </table:table-cell>
          <table:table-cell table:formula="of:=IF((LEN([.J36])=0);&quot;&quot;;CONCATENATE(ROUND([.J36];2);&quot; (&quot;;ROUND((([.J36]/[.J$2])*100);2);&quot;%)&quot;))">
            <text:p/>
          </table:table-cell>
          <table:table-cell table:number-columns-repeated="3"/>
          <table:table-cell table:formula="of:=IF(AND(COUNTA([.L36:.N36]);SUMIF([.L36:.N36];&quot;&lt;&gt;*&quot;;[.L$2:.N$2]));((SUMIF([.L36:.N36];&quot;&lt;&gt;*&quot;;[.L36:.N36])/SUMIF([.L36:.N36];&quot;&lt;&gt;*&quot;;[.L$2:.N$2]))*[.O$2]);&quot;&quot;)">
            <text:p/>
          </table:table-cell>
          <table:table-cell table:formula="of:=IF((LEN([.O36])=0);&quot;&quot;;CONCATENATE(ROUND([.O36];2);&quot; (&quot;;ROUND((([.O36]/[.O$2])*100);2);&quot;%)&quot;))">
            <text:p/>
          </table:table-cell>
          <table:table-cell table:number-columns-repeated="3"/>
          <table:table-cell table:formula="of:=IF(AND(COUNTA([.Q36:.S36]);SUMIF([.Q36:.S36];&quot;&lt;&gt;*&quot;;[.Q$2:.S$2]));((SUMIF([.Q36:.S36];&quot;&lt;&gt;*&quot;;[.Q36:.S36])/SUMIF([.Q36:.S36];&quot;&lt;&gt;*&quot;;[.Q$2:.S$2]))*[.T$2]);&quot;&quot;)">
            <text:p/>
          </table:table-cell>
          <table:table-cell table:formula="of:=IF((LEN([.T36])=0);&quot;&quot;;CONCATENATE(ROUND([.T36];2);&quot; (&quot;;ROUND((([.T36]/[.T$2])*100);2);&quot;%)&quot;))">
            <text:p/>
          </table:table-cell>
          <table:table-cell table:number-columns-repeated="3"/>
          <table:table-cell table:formula="of:=IF(AND(COUNTA([.V36:.X36]);SUMIF([.V36:.X36];&quot;&lt;&gt;*&quot;;[.V$2:.X$2]));((SUMIF([.V36:.X36];&quot;&lt;&gt;*&quot;;[.V36:.X36])/SUMIF([.V36:.X36];&quot;&lt;&gt;*&quot;;[.V$2:.X$2]))*[.Y$2]);&quot;&quot;)">
            <text:p/>
          </table:table-cell>
          <table:table-cell table:formula="of:=IF((LEN([.Y36])=0);&quot;&quot;;CONCATENATE(ROUND([.Y36];2);&quot; (&quot;;ROUND((([.Y36]/[.Y$2])*100);2);&quot;%)&quot;))">
            <text:p/>
          </table:table-cell>
          <table:table-cell table:number-columns-repeated="3"/>
          <table:table-cell table:formula="of:=IF(AND(COUNTA([.AA36:.AC36]);SUMIF([.AA36:.AC36];&quot;&lt;&gt;*&quot;;[.AA$2:.AC$2]));((SUMIF([.AA36:.AC36];&quot;&lt;&gt;*&quot;;[.AA36:.AC36])/SUMIF([.AA36:.AC36];&quot;&lt;&gt;*&quot;;[.AA$2:.AC$2]))*[.AD$2]);&quot;&quot;)">
            <text:p/>
          </table:table-cell>
          <table:table-cell table:formula="of:=IF((LEN([.AD36])=0);&quot;&quot;;CONCATENATE(ROUND([.AD36];2);&quot; (&quot;;ROUND((([.AD3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7])&gt;0);SUM([.G37:.AF37]));([.E37]/SUM( IF(LEN([.J37])&gt;0;[.J$2];0); IF(LEN([.P37])&gt;0;[.P$2];0); IF(LEN([.U37])&gt;0;[.U$2];0); IF(LEN([.Z37])&gt;0;[.Z$2];0); IF(LEN([.AE37])&gt;0;[.AE$2];0) ));&quot;&quot;)">
            <text:p/>
          </table:table-cell>
          <table:table-cell table:formula="of:=IF(LEN([.C37]);SUM(IF(SUM([.G$2:.I$2]);[.J37];0);IF(SUM([.L$2:.N$2]);[.O37];0);IF(SUM([.Q$2:.S$2]);[.T37];0);IF(SUM([.V$2:.X$2]);[.Y37];0);IF(SUM([.AA$2:.AC$2]);[.AD37];0));&quot;&quot;)">
            <text:p/>
          </table:table-cell>
          <table:table-cell table:number-columns-repeated="4"/>
          <table:table-cell table:formula="of:=IF(AND(COUNTA([.G37:.I37]);SUMIF([.G37:.I37];&quot;&lt;&gt;*&quot;;[.G$2:.I$2]));((SUMIF([.G37:.I37];&quot;&lt;&gt;*&quot;;[.G37:.I37])/SUMIF([.G37:.I37];&quot;&lt;&gt;*&quot;;[.G$2:.I$2]))*[.J$2]);&quot;&quot;)">
            <text:p/>
          </table:table-cell>
          <table:table-cell table:formula="of:=IF((LEN([.J37])=0);&quot;&quot;;CONCATENATE(ROUND([.J37];2);&quot; (&quot;;ROUND((([.J37]/[.J$2])*100);2);&quot;%)&quot;))">
            <text:p/>
          </table:table-cell>
          <table:table-cell table:number-columns-repeated="3"/>
          <table:table-cell table:formula="of:=IF(AND(COUNTA([.L37:.N37]);SUMIF([.L37:.N37];&quot;&lt;&gt;*&quot;;[.L$2:.N$2]));((SUMIF([.L37:.N37];&quot;&lt;&gt;*&quot;;[.L37:.N37])/SUMIF([.L37:.N37];&quot;&lt;&gt;*&quot;;[.L$2:.N$2]))*[.O$2]);&quot;&quot;)">
            <text:p/>
          </table:table-cell>
          <table:table-cell table:formula="of:=IF((LEN([.O37])=0);&quot;&quot;;CONCATENATE(ROUND([.O37];2);&quot; (&quot;;ROUND((([.O37]/[.O$2])*100);2);&quot;%)&quot;))">
            <text:p/>
          </table:table-cell>
          <table:table-cell table:number-columns-repeated="3"/>
          <table:table-cell table:formula="of:=IF(AND(COUNTA([.Q37:.S37]);SUMIF([.Q37:.S37];&quot;&lt;&gt;*&quot;;[.Q$2:.S$2]));((SUMIF([.Q37:.S37];&quot;&lt;&gt;*&quot;;[.Q37:.S37])/SUMIF([.Q37:.S37];&quot;&lt;&gt;*&quot;;[.Q$2:.S$2]))*[.T$2]);&quot;&quot;)">
            <text:p/>
          </table:table-cell>
          <table:table-cell table:formula="of:=IF((LEN([.T37])=0);&quot;&quot;;CONCATENATE(ROUND([.T37];2);&quot; (&quot;;ROUND((([.T37]/[.T$2])*100);2);&quot;%)&quot;))">
            <text:p/>
          </table:table-cell>
          <table:table-cell table:number-columns-repeated="3"/>
          <table:table-cell table:formula="of:=IF(AND(COUNTA([.V37:.X37]);SUMIF([.V37:.X37];&quot;&lt;&gt;*&quot;;[.V$2:.X$2]));((SUMIF([.V37:.X37];&quot;&lt;&gt;*&quot;;[.V37:.X37])/SUMIF([.V37:.X37];&quot;&lt;&gt;*&quot;;[.V$2:.X$2]))*[.Y$2]);&quot;&quot;)">
            <text:p/>
          </table:table-cell>
          <table:table-cell table:formula="of:=IF((LEN([.Y37])=0);&quot;&quot;;CONCATENATE(ROUND([.Y37];2);&quot; (&quot;;ROUND((([.Y37]/[.Y$2])*100);2);&quot;%)&quot;))">
            <text:p/>
          </table:table-cell>
          <table:table-cell table:number-columns-repeated="3"/>
          <table:table-cell table:formula="of:=IF(AND(COUNTA([.AA37:.AC37]);SUMIF([.AA37:.AC37];&quot;&lt;&gt;*&quot;;[.AA$2:.AC$2]));((SUMIF([.AA37:.AC37];&quot;&lt;&gt;*&quot;;[.AA37:.AC37])/SUMIF([.AA37:.AC37];&quot;&lt;&gt;*&quot;;[.AA$2:.AC$2]))*[.AD$2]);&quot;&quot;)">
            <text:p/>
          </table:table-cell>
          <table:table-cell table:formula="of:=IF((LEN([.AD37])=0);&quot;&quot;;CONCATENATE(ROUND([.AD37];2);&quot; (&quot;;ROUND((([.AD3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8])&gt;0);SUM([.G38:.AF38]));([.E38]/SUM( IF(LEN([.J38])&gt;0;[.J$2];0); IF(LEN([.P38])&gt;0;[.P$2];0); IF(LEN([.U38])&gt;0;[.U$2];0); IF(LEN([.Z38])&gt;0;[.Z$2];0); IF(LEN([.AE38])&gt;0;[.AE$2];0) ));&quot;&quot;)">
            <text:p/>
          </table:table-cell>
          <table:table-cell table:formula="of:=IF(LEN([.C38]);SUM(IF(SUM([.G$2:.I$2]);[.J38];0);IF(SUM([.L$2:.N$2]);[.O38];0);IF(SUM([.Q$2:.S$2]);[.T38];0);IF(SUM([.V$2:.X$2]);[.Y38];0);IF(SUM([.AA$2:.AC$2]);[.AD38];0));&quot;&quot;)">
            <text:p/>
          </table:table-cell>
          <table:table-cell table:number-columns-repeated="4"/>
          <table:table-cell table:formula="of:=IF(AND(COUNTA([.G38:.I38]);SUMIF([.G38:.I38];&quot;&lt;&gt;*&quot;;[.G$2:.I$2]));((SUMIF([.G38:.I38];&quot;&lt;&gt;*&quot;;[.G38:.I38])/SUMIF([.G38:.I38];&quot;&lt;&gt;*&quot;;[.G$2:.I$2]))*[.J$2]);&quot;&quot;)">
            <text:p/>
          </table:table-cell>
          <table:table-cell table:formula="of:=IF((LEN([.J38])=0);&quot;&quot;;CONCATENATE(ROUND([.J38];2);&quot; (&quot;;ROUND((([.J38]/[.J$2])*100);2);&quot;%)&quot;))">
            <text:p/>
          </table:table-cell>
          <table:table-cell table:number-columns-repeated="3"/>
          <table:table-cell table:formula="of:=IF(AND(COUNTA([.L38:.N38]);SUMIF([.L38:.N38];&quot;&lt;&gt;*&quot;;[.L$2:.N$2]));((SUMIF([.L38:.N38];&quot;&lt;&gt;*&quot;;[.L38:.N38])/SUMIF([.L38:.N38];&quot;&lt;&gt;*&quot;;[.L$2:.N$2]))*[.O$2]);&quot;&quot;)">
            <text:p/>
          </table:table-cell>
          <table:table-cell table:formula="of:=IF((LEN([.O38])=0);&quot;&quot;;CONCATENATE(ROUND([.O38];2);&quot; (&quot;;ROUND((([.O38]/[.O$2])*100);2);&quot;%)&quot;))">
            <text:p/>
          </table:table-cell>
          <table:table-cell table:number-columns-repeated="3"/>
          <table:table-cell table:formula="of:=IF(AND(COUNTA([.Q38:.S38]);SUMIF([.Q38:.S38];&quot;&lt;&gt;*&quot;;[.Q$2:.S$2]));((SUMIF([.Q38:.S38];&quot;&lt;&gt;*&quot;;[.Q38:.S38])/SUMIF([.Q38:.S38];&quot;&lt;&gt;*&quot;;[.Q$2:.S$2]))*[.T$2]);&quot;&quot;)">
            <text:p/>
          </table:table-cell>
          <table:table-cell table:formula="of:=IF((LEN([.T38])=0);&quot;&quot;;CONCATENATE(ROUND([.T38];2);&quot; (&quot;;ROUND((([.T38]/[.T$2])*100);2);&quot;%)&quot;))">
            <text:p/>
          </table:table-cell>
          <table:table-cell table:number-columns-repeated="3"/>
          <table:table-cell table:formula="of:=IF(AND(COUNTA([.V38:.X38]);SUMIF([.V38:.X38];&quot;&lt;&gt;*&quot;;[.V$2:.X$2]));((SUMIF([.V38:.X38];&quot;&lt;&gt;*&quot;;[.V38:.X38])/SUMIF([.V38:.X38];&quot;&lt;&gt;*&quot;;[.V$2:.X$2]))*[.Y$2]);&quot;&quot;)">
            <text:p/>
          </table:table-cell>
          <table:table-cell table:formula="of:=IF((LEN([.Y38])=0);&quot;&quot;;CONCATENATE(ROUND([.Y38];2);&quot; (&quot;;ROUND((([.Y38]/[.Y$2])*100);2);&quot;%)&quot;))">
            <text:p/>
          </table:table-cell>
          <table:table-cell table:number-columns-repeated="3"/>
          <table:table-cell table:formula="of:=IF(AND(COUNTA([.AA38:.AC38]);SUMIF([.AA38:.AC38];&quot;&lt;&gt;*&quot;;[.AA$2:.AC$2]));((SUMIF([.AA38:.AC38];&quot;&lt;&gt;*&quot;;[.AA38:.AC38])/SUMIF([.AA38:.AC38];&quot;&lt;&gt;*&quot;;[.AA$2:.AC$2]))*[.AD$2]);&quot;&quot;)">
            <text:p/>
          </table:table-cell>
          <table:table-cell table:formula="of:=IF((LEN([.AD38])=0);&quot;&quot;;CONCATENATE(ROUND([.AD38];2);&quot; (&quot;;ROUND((([.AD3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"/>
          <table:table-cell table:formula="of:=IF(AND((LEN([.C39])&gt;0);SUM([.G39:.AF39]));([.E39]/SUM( IF(LEN([.J39])&gt;0;[.J$2];0); IF(LEN([.P39])&gt;0;[.P$2];0); IF(LEN([.U39])&gt;0;[.U$2];0); IF(LEN([.Z39])&gt;0;[.Z$2];0); IF(LEN([.AE39])&gt;0;[.AE$2];0) ));&quot;&quot;)">
            <text:p/>
          </table:table-cell>
          <table:table-cell table:formula="of:=IF(LEN([.C39]);SUM(IF(SUM([.G$2:.I$2]);[.J39];0);IF(SUM([.L$2:.N$2]);[.O39];0);IF(SUM([.Q$2:.S$2]);[.T39];0);IF(SUM([.V$2:.X$2]);[.Y39];0);IF(SUM([.AA$2:.AC$2]);[.AD39];0));&quot;&quot;)">
            <text:p/>
          </table:table-cell>
          <table:table-cell table:number-columns-repeated="4"/>
          <table:table-cell table:formula="of:=IF(AND(COUNTA([.G39:.I39]);SUMIF([.G39:.I39];&quot;&lt;&gt;*&quot;;[.G$2:.I$2]));((SUMIF([.G39:.I39];&quot;&lt;&gt;*&quot;;[.G39:.I39])/SUMIF([.G39:.I39];&quot;&lt;&gt;*&quot;;[.G$2:.I$2]))*[.J$2]);&quot;&quot;)">
            <text:p/>
          </table:table-cell>
          <table:table-cell table:formula="of:=IF((LEN([.J39])=0);&quot;&quot;;CONCATENATE(ROUND([.J39];2);&quot; (&quot;;ROUND((([.J39]/[.J$2])*100);2);&quot;%)&quot;))">
            <text:p/>
          </table:table-cell>
          <table:table-cell table:number-columns-repeated="3"/>
          <table:table-cell table:formula="of:=IF(AND(COUNTA([.L39:.N39]);SUMIF([.L39:.N39];&quot;&lt;&gt;*&quot;;[.L$2:.N$2]));((SUMIF([.L39:.N39];&quot;&lt;&gt;*&quot;;[.L39:.N39])/SUMIF([.L39:.N39];&quot;&lt;&gt;*&quot;;[.L$2:.N$2]))*[.O$2]);&quot;&quot;)">
            <text:p/>
          </table:table-cell>
          <table:table-cell table:formula="of:=IF((LEN([.O39])=0);&quot;&quot;;CONCATENATE(ROUND([.O39];2);&quot; (&quot;;ROUND((([.O39]/[.O$2])*100);2);&quot;%)&quot;))">
            <text:p/>
          </table:table-cell>
          <table:table-cell table:number-columns-repeated="3"/>
          <table:table-cell table:formula="of:=IF(AND(COUNTA([.Q39:.S39]);SUMIF([.Q39:.S39];&quot;&lt;&gt;*&quot;;[.Q$2:.S$2]));((SUMIF([.Q39:.S39];&quot;&lt;&gt;*&quot;;[.Q39:.S39])/SUMIF([.Q39:.S39];&quot;&lt;&gt;*&quot;;[.Q$2:.S$2]))*[.T$2]);&quot;&quot;)">
            <text:p/>
          </table:table-cell>
          <table:table-cell table:formula="of:=IF((LEN([.T39])=0);&quot;&quot;;CONCATENATE(ROUND([.T39];2);&quot; (&quot;;ROUND((([.T39]/[.T$2])*100);2);&quot;%)&quot;))">
            <text:p/>
          </table:table-cell>
          <table:table-cell table:number-columns-repeated="3"/>
          <table:table-cell table:formula="of:=IF(AND(COUNTA([.V39:.X39]);SUMIF([.V39:.X39];&quot;&lt;&gt;*&quot;;[.V$2:.X$2]));((SUMIF([.V39:.X39];&quot;&lt;&gt;*&quot;;[.V39:.X39])/SUMIF([.V39:.X39];&quot;&lt;&gt;*&quot;;[.V$2:.X$2]))*[.Y$2]);&quot;&quot;)">
            <text:p/>
          </table:table-cell>
          <table:table-cell table:formula="of:=IF((LEN([.Y39])=0);&quot;&quot;;CONCATENATE(ROUND([.Y39];2);&quot; (&quot;;ROUND((([.Y39]/[.Y$2])*100);2);&quot;%)&quot;))">
            <text:p/>
          </table:table-cell>
          <table:table-cell table:number-columns-repeated="3"/>
          <table:table-cell table:formula="of:=IF(AND(COUNTA([.AA39:.AC39]);SUMIF([.AA39:.AC39];&quot;&lt;&gt;*&quot;;[.AA$2:.AC$2]));((SUMIF([.AA39:.AC39];&quot;&lt;&gt;*&quot;;[.AA39:.AC39])/SUMIF([.AA39:.AC39];&quot;&lt;&gt;*&quot;;[.AA$2:.AC$2]))*[.AD$2]);&quot;&quot;)">
            <text:p/>
          </table:table-cell>
          <table:table-cell table:formula="of:=IF((LEN([.AD39])=0);&quot;&quot;;CONCATENATE(ROUND([.AD39];2);&quot; (&quot;;ROUND((([.AD3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0])&gt;0);SUM([.G40:.AF40]));([.E40]/SUM( IF(LEN([.J40])&gt;0;[.J$2];0); IF(LEN([.P40])&gt;0;[.P$2];0); IF(LEN([.U40])&gt;0;[.U$2];0); IF(LEN([.Z40])&gt;0;[.Z$2];0); IF(LEN([.AE40])&gt;0;[.AE$2];0) ));&quot;&quot;)">
            <text:p/>
          </table:table-cell>
          <table:table-cell table:formula="of:=IF(LEN([.C40]);SUM(IF(SUM([.G$2:.I$2]);[.J40];0);IF(SUM([.L$2:.N$2]);[.O40];0);IF(SUM([.Q$2:.S$2]);[.T40];0);IF(SUM([.V$2:.X$2]);[.Y40];0);IF(SUM([.AA$2:.AC$2]);[.AD40];0));&quot;&quot;)">
            <text:p/>
          </table:table-cell>
          <table:table-cell table:number-columns-repeated="4"/>
          <table:table-cell table:formula="of:=IF(AND(COUNTA([.G40:.I40]);SUMIF([.G40:.I40];&quot;&lt;&gt;*&quot;;[.G$2:.I$2]));((SUMIF([.G40:.I40];&quot;&lt;&gt;*&quot;;[.G40:.I40])/SUMIF([.G40:.I40];&quot;&lt;&gt;*&quot;;[.G$2:.I$2]))*[.J$2]);&quot;&quot;)">
            <text:p/>
          </table:table-cell>
          <table:table-cell table:formula="of:=IF((LEN([.J40])=0);&quot;&quot;;CONCATENATE(ROUND([.J40];2);&quot; (&quot;;ROUND((([.J40]/[.J$2])*100);2);&quot;%)&quot;))">
            <text:p/>
          </table:table-cell>
          <table:table-cell table:number-columns-repeated="3"/>
          <table:table-cell table:formula="of:=IF(AND(COUNTA([.L40:.N40]);SUMIF([.L40:.N40];&quot;&lt;&gt;*&quot;;[.L$2:.N$2]));((SUMIF([.L40:.N40];&quot;&lt;&gt;*&quot;;[.L40:.N40])/SUMIF([.L40:.N40];&quot;&lt;&gt;*&quot;;[.L$2:.N$2]))*[.O$2]);&quot;&quot;)">
            <text:p/>
          </table:table-cell>
          <table:table-cell table:formula="of:=IF((LEN([.O40])=0);&quot;&quot;;CONCATENATE(ROUND([.O40];2);&quot; (&quot;;ROUND((([.O40]/[.O$2])*100);2);&quot;%)&quot;))">
            <text:p/>
          </table:table-cell>
          <table:table-cell table:number-columns-repeated="3"/>
          <table:table-cell table:formula="of:=IF(AND(COUNTA([.Q40:.S40]);SUMIF([.Q40:.S40];&quot;&lt;&gt;*&quot;;[.Q$2:.S$2]));((SUMIF([.Q40:.S40];&quot;&lt;&gt;*&quot;;[.Q40:.S40])/SUMIF([.Q40:.S40];&quot;&lt;&gt;*&quot;;[.Q$2:.S$2]))*[.T$2]);&quot;&quot;)">
            <text:p/>
          </table:table-cell>
          <table:table-cell table:formula="of:=IF((LEN([.T40])=0);&quot;&quot;;CONCATENATE(ROUND([.T40];2);&quot; (&quot;;ROUND((([.T40]/[.T$2])*100);2);&quot;%)&quot;))">
            <text:p/>
          </table:table-cell>
          <table:table-cell table:number-columns-repeated="3"/>
          <table:table-cell table:formula="of:=IF(AND(COUNTA([.V40:.X40]);SUMIF([.V40:.X40];&quot;&lt;&gt;*&quot;;[.V$2:.X$2]));((SUMIF([.V40:.X40];&quot;&lt;&gt;*&quot;;[.V40:.X40])/SUMIF([.V40:.X40];&quot;&lt;&gt;*&quot;;[.V$2:.X$2]))*[.Y$2]);&quot;&quot;)">
            <text:p/>
          </table:table-cell>
          <table:table-cell table:formula="of:=IF((LEN([.Y40])=0);&quot;&quot;;CONCATENATE(ROUND([.Y40];2);&quot; (&quot;;ROUND((([.Y40]/[.Y$2])*100);2);&quot;%)&quot;))">
            <text:p/>
          </table:table-cell>
          <table:table-cell table:number-columns-repeated="3"/>
          <table:table-cell table:formula="of:=IF(AND(COUNTA([.AA40:.AC40]);SUMIF([.AA40:.AC40];&quot;&lt;&gt;*&quot;;[.AA$2:.AC$2]));((SUMIF([.AA40:.AC40];&quot;&lt;&gt;*&quot;;[.AA40:.AC40])/SUMIF([.AA40:.AC40];&quot;&lt;&gt;*&quot;;[.AA$2:.AC$2]))*[.AD$2]);&quot;&quot;)">
            <text:p/>
          </table:table-cell>
          <table:table-cell table:formula="of:=IF((LEN([.AD40])=0);&quot;&quot;;CONCATENATE(ROUND([.AD40];2);&quot; (&quot;;ROUND((([.AD4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1])&gt;0);SUM([.G41:.AF41]));([.E41]/SUM( IF(LEN([.J41])&gt;0;[.J$2];0); IF(LEN([.P41])&gt;0;[.P$2];0); IF(LEN([.U41])&gt;0;[.U$2];0); IF(LEN([.Z41])&gt;0;[.Z$2];0); IF(LEN([.AE41])&gt;0;[.AE$2];0) ));&quot;&quot;)">
            <text:p/>
          </table:table-cell>
          <table:table-cell table:formula="of:=IF(LEN([.C41]);SUM(IF(SUM([.G$2:.I$2]);[.J41];0);IF(SUM([.L$2:.N$2]);[.O41];0);IF(SUM([.Q$2:.S$2]);[.T41];0);IF(SUM([.V$2:.X$2]);[.Y41];0);IF(SUM([.AA$2:.AC$2]);[.AD41];0));&quot;&quot;)">
            <text:p/>
          </table:table-cell>
          <table:table-cell table:number-columns-repeated="4"/>
          <table:table-cell table:formula="of:=IF(AND(COUNTA([.G41:.I41]);SUMIF([.G41:.I41];&quot;&lt;&gt;*&quot;;[.G$2:.I$2]));((SUMIF([.G41:.I41];&quot;&lt;&gt;*&quot;;[.G41:.I41])/SUMIF([.G41:.I41];&quot;&lt;&gt;*&quot;;[.G$2:.I$2]))*[.J$2]);&quot;&quot;)">
            <text:p/>
          </table:table-cell>
          <table:table-cell table:formula="of:=IF((LEN([.J41])=0);&quot;&quot;;CONCATENATE(ROUND([.J41];2);&quot; (&quot;;ROUND((([.J41]/[.J$2])*100);2);&quot;%)&quot;))">
            <text:p/>
          </table:table-cell>
          <table:table-cell table:number-columns-repeated="3"/>
          <table:table-cell table:formula="of:=IF(AND(COUNTA([.L41:.N41]);SUMIF([.L41:.N41];&quot;&lt;&gt;*&quot;;[.L$2:.N$2]));((SUMIF([.L41:.N41];&quot;&lt;&gt;*&quot;;[.L41:.N41])/SUMIF([.L41:.N41];&quot;&lt;&gt;*&quot;;[.L$2:.N$2]))*[.O$2]);&quot;&quot;)">
            <text:p/>
          </table:table-cell>
          <table:table-cell table:formula="of:=IF((LEN([.O41])=0);&quot;&quot;;CONCATENATE(ROUND([.O41];2);&quot; (&quot;;ROUND((([.O41]/[.O$2])*100);2);&quot;%)&quot;))">
            <text:p/>
          </table:table-cell>
          <table:table-cell table:number-columns-repeated="3"/>
          <table:table-cell table:formula="of:=IF(AND(COUNTA([.Q41:.S41]);SUMIF([.Q41:.S41];&quot;&lt;&gt;*&quot;;[.Q$2:.S$2]));((SUMIF([.Q41:.S41];&quot;&lt;&gt;*&quot;;[.Q41:.S41])/SUMIF([.Q41:.S41];&quot;&lt;&gt;*&quot;;[.Q$2:.S$2]))*[.T$2]);&quot;&quot;)">
            <text:p/>
          </table:table-cell>
          <table:table-cell table:formula="of:=IF((LEN([.T41])=0);&quot;&quot;;CONCATENATE(ROUND([.T41];2);&quot; (&quot;;ROUND((([.T41]/[.T$2])*100);2);&quot;%)&quot;))">
            <text:p/>
          </table:table-cell>
          <table:table-cell table:number-columns-repeated="3"/>
          <table:table-cell table:formula="of:=IF(AND(COUNTA([.V41:.X41]);SUMIF([.V41:.X41];&quot;&lt;&gt;*&quot;;[.V$2:.X$2]));((SUMIF([.V41:.X41];&quot;&lt;&gt;*&quot;;[.V41:.X41])/SUMIF([.V41:.X41];&quot;&lt;&gt;*&quot;;[.V$2:.X$2]))*[.Y$2]);&quot;&quot;)">
            <text:p/>
          </table:table-cell>
          <table:table-cell table:formula="of:=IF((LEN([.Y41])=0);&quot;&quot;;CONCATENATE(ROUND([.Y41];2);&quot; (&quot;;ROUND((([.Y41]/[.Y$2])*100);2);&quot;%)&quot;))">
            <text:p/>
          </table:table-cell>
          <table:table-cell table:number-columns-repeated="3"/>
          <table:table-cell table:formula="of:=IF(AND(COUNTA([.AA41:.AC41]);SUMIF([.AA41:.AC41];&quot;&lt;&gt;*&quot;;[.AA$2:.AC$2]));((SUMIF([.AA41:.AC41];&quot;&lt;&gt;*&quot;;[.AA41:.AC41])/SUMIF([.AA41:.AC41];&quot;&lt;&gt;*&quot;;[.AA$2:.AC$2]))*[.AD$2]);&quot;&quot;)">
            <text:p/>
          </table:table-cell>
          <table:table-cell table:formula="of:=IF((LEN([.AD41])=0);&quot;&quot;;CONCATENATE(ROUND([.AD41];2);&quot; (&quot;;ROUND((([.AD4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2])&gt;0);SUM([.G42:.AF42]));([.E42]/SUM( IF(LEN([.J42])&gt;0;[.J$2];0); IF(LEN([.P42])&gt;0;[.P$2];0); IF(LEN([.U42])&gt;0;[.U$2];0); IF(LEN([.Z42])&gt;0;[.Z$2];0); IF(LEN([.AE42])&gt;0;[.AE$2];0) ));&quot;&quot;)">
            <text:p/>
          </table:table-cell>
          <table:table-cell table:formula="of:=IF(LEN([.C42]);SUM(IF(SUM([.G$2:.I$2]);[.J42];0);IF(SUM([.L$2:.N$2]);[.O42];0);IF(SUM([.Q$2:.S$2]);[.T42];0);IF(SUM([.V$2:.X$2]);[.Y42];0);IF(SUM([.AA$2:.AC$2]);[.AD42];0));&quot;&quot;)">
            <text:p/>
          </table:table-cell>
          <table:table-cell table:number-columns-repeated="4"/>
          <table:table-cell table:formula="of:=IF(AND(COUNTA([.G42:.I42]);SUMIF([.G42:.I42];&quot;&lt;&gt;*&quot;;[.G$2:.I$2]));((SUMIF([.G42:.I42];&quot;&lt;&gt;*&quot;;[.G42:.I42])/SUMIF([.G42:.I42];&quot;&lt;&gt;*&quot;;[.G$2:.I$2]))*[.J$2]);&quot;&quot;)">
            <text:p/>
          </table:table-cell>
          <table:table-cell table:formula="of:=IF((LEN([.J42])=0);&quot;&quot;;CONCATENATE(ROUND([.J42];2);&quot; (&quot;;ROUND((([.J42]/[.J$2])*100);2);&quot;%)&quot;))">
            <text:p/>
          </table:table-cell>
          <table:table-cell table:number-columns-repeated="3"/>
          <table:table-cell table:formula="of:=IF(AND(COUNTA([.L42:.N42]);SUMIF([.L42:.N42];&quot;&lt;&gt;*&quot;;[.L$2:.N$2]));((SUMIF([.L42:.N42];&quot;&lt;&gt;*&quot;;[.L42:.N42])/SUMIF([.L42:.N42];&quot;&lt;&gt;*&quot;;[.L$2:.N$2]))*[.O$2]);&quot;&quot;)">
            <text:p/>
          </table:table-cell>
          <table:table-cell table:formula="of:=IF((LEN([.O42])=0);&quot;&quot;;CONCATENATE(ROUND([.O42];2);&quot; (&quot;;ROUND((([.O42]/[.O$2])*100);2);&quot;%)&quot;))">
            <text:p/>
          </table:table-cell>
          <table:table-cell table:number-columns-repeated="3"/>
          <table:table-cell table:formula="of:=IF(AND(COUNTA([.Q42:.S42]);SUMIF([.Q42:.S42];&quot;&lt;&gt;*&quot;;[.Q$2:.S$2]));((SUMIF([.Q42:.S42];&quot;&lt;&gt;*&quot;;[.Q42:.S42])/SUMIF([.Q42:.S42];&quot;&lt;&gt;*&quot;;[.Q$2:.S$2]))*[.T$2]);&quot;&quot;)">
            <text:p/>
          </table:table-cell>
          <table:table-cell table:formula="of:=IF((LEN([.T42])=0);&quot;&quot;;CONCATENATE(ROUND([.T42];2);&quot; (&quot;;ROUND((([.T42]/[.T$2])*100);2);&quot;%)&quot;))">
            <text:p/>
          </table:table-cell>
          <table:table-cell table:number-columns-repeated="3"/>
          <table:table-cell table:formula="of:=IF(AND(COUNTA([.V42:.X42]);SUMIF([.V42:.X42];&quot;&lt;&gt;*&quot;;[.V$2:.X$2]));((SUMIF([.V42:.X42];&quot;&lt;&gt;*&quot;;[.V42:.X42])/SUMIF([.V42:.X42];&quot;&lt;&gt;*&quot;;[.V$2:.X$2]))*[.Y$2]);&quot;&quot;)">
            <text:p/>
          </table:table-cell>
          <table:table-cell table:formula="of:=IF((LEN([.Y42])=0);&quot;&quot;;CONCATENATE(ROUND([.Y42];2);&quot; (&quot;;ROUND((([.Y42]/[.Y$2])*100);2);&quot;%)&quot;))">
            <text:p/>
          </table:table-cell>
          <table:table-cell table:number-columns-repeated="3"/>
          <table:table-cell table:formula="of:=IF(AND(COUNTA([.AA42:.AC42]);SUMIF([.AA42:.AC42];&quot;&lt;&gt;*&quot;;[.AA$2:.AC$2]));((SUMIF([.AA42:.AC42];&quot;&lt;&gt;*&quot;;[.AA42:.AC42])/SUMIF([.AA42:.AC42];&quot;&lt;&gt;*&quot;;[.AA$2:.AC$2]))*[.AD$2]);&quot;&quot;)">
            <text:p/>
          </table:table-cell>
          <table:table-cell table:formula="of:=IF((LEN([.AD42])=0);&quot;&quot;;CONCATENATE(ROUND([.AD42];2);&quot; (&quot;;ROUND((([.AD4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3])&gt;0);SUM([.G43:.AF43]));([.E43]/SUM( IF(LEN([.J43])&gt;0;[.J$2];0); IF(LEN([.P43])&gt;0;[.P$2];0); IF(LEN([.U43])&gt;0;[.U$2];0); IF(LEN([.Z43])&gt;0;[.Z$2];0); IF(LEN([.AE43])&gt;0;[.AE$2];0) ));&quot;&quot;)">
            <text:p/>
          </table:table-cell>
          <table:table-cell table:formula="of:=IF(LEN([.C43]);SUM(IF(SUM([.G$2:.I$2]);[.J43];0);IF(SUM([.L$2:.N$2]);[.O43];0);IF(SUM([.Q$2:.S$2]);[.T43];0);IF(SUM([.V$2:.X$2]);[.Y43];0);IF(SUM([.AA$2:.AC$2]);[.AD43];0));&quot;&quot;)">
            <text:p/>
          </table:table-cell>
          <table:table-cell table:number-columns-repeated="4"/>
          <table:table-cell table:formula="of:=IF(AND(COUNTA([.G43:.I43]);SUMIF([.G43:.I43];&quot;&lt;&gt;*&quot;;[.G$2:.I$2]));((SUMIF([.G43:.I43];&quot;&lt;&gt;*&quot;;[.G43:.I43])/SUMIF([.G43:.I43];&quot;&lt;&gt;*&quot;;[.G$2:.I$2]))*[.J$2]);&quot;&quot;)">
            <text:p/>
          </table:table-cell>
          <table:table-cell table:formula="of:=IF((LEN([.J43])=0);&quot;&quot;;CONCATENATE(ROUND([.J43];2);&quot; (&quot;;ROUND((([.J43]/[.J$2])*100);2);&quot;%)&quot;))">
            <text:p/>
          </table:table-cell>
          <table:table-cell table:number-columns-repeated="3"/>
          <table:table-cell table:formula="of:=IF(AND(COUNTA([.L43:.N43]);SUMIF([.L43:.N43];&quot;&lt;&gt;*&quot;;[.L$2:.N$2]));((SUMIF([.L43:.N43];&quot;&lt;&gt;*&quot;;[.L43:.N43])/SUMIF([.L43:.N43];&quot;&lt;&gt;*&quot;;[.L$2:.N$2]))*[.O$2]);&quot;&quot;)">
            <text:p/>
          </table:table-cell>
          <table:table-cell table:formula="of:=IF((LEN([.O43])=0);&quot;&quot;;CONCATENATE(ROUND([.O43];2);&quot; (&quot;;ROUND((([.O43]/[.O$2])*100);2);&quot;%)&quot;))">
            <text:p/>
          </table:table-cell>
          <table:table-cell table:number-columns-repeated="3"/>
          <table:table-cell table:formula="of:=IF(AND(COUNTA([.Q43:.S43]);SUMIF([.Q43:.S43];&quot;&lt;&gt;*&quot;;[.Q$2:.S$2]));((SUMIF([.Q43:.S43];&quot;&lt;&gt;*&quot;;[.Q43:.S43])/SUMIF([.Q43:.S43];&quot;&lt;&gt;*&quot;;[.Q$2:.S$2]))*[.T$2]);&quot;&quot;)">
            <text:p/>
          </table:table-cell>
          <table:table-cell table:formula="of:=IF((LEN([.T43])=0);&quot;&quot;;CONCATENATE(ROUND([.T43];2);&quot; (&quot;;ROUND((([.T43]/[.T$2])*100);2);&quot;%)&quot;))">
            <text:p/>
          </table:table-cell>
          <table:table-cell table:number-columns-repeated="3"/>
          <table:table-cell table:formula="of:=IF(AND(COUNTA([.V43:.X43]);SUMIF([.V43:.X43];&quot;&lt;&gt;*&quot;;[.V$2:.X$2]));((SUMIF([.V43:.X43];&quot;&lt;&gt;*&quot;;[.V43:.X43])/SUMIF([.V43:.X43];&quot;&lt;&gt;*&quot;;[.V$2:.X$2]))*[.Y$2]);&quot;&quot;)">
            <text:p/>
          </table:table-cell>
          <table:table-cell table:formula="of:=IF((LEN([.Y43])=0);&quot;&quot;;CONCATENATE(ROUND([.Y43];2);&quot; (&quot;;ROUND((([.Y43]/[.Y$2])*100);2);&quot;%)&quot;))">
            <text:p/>
          </table:table-cell>
          <table:table-cell table:number-columns-repeated="3"/>
          <table:table-cell table:formula="of:=IF(AND(COUNTA([.AA43:.AC43]);SUMIF([.AA43:.AC43];&quot;&lt;&gt;*&quot;;[.AA$2:.AC$2]));((SUMIF([.AA43:.AC43];&quot;&lt;&gt;*&quot;;[.AA43:.AC43])/SUMIF([.AA43:.AC43];&quot;&lt;&gt;*&quot;;[.AA$2:.AC$2]))*[.AD$2]);&quot;&quot;)">
            <text:p/>
          </table:table-cell>
          <table:table-cell table:formula="of:=IF((LEN([.AD43])=0);&quot;&quot;;CONCATENATE(ROUND([.AD43];2);&quot; (&quot;;ROUND((([.AD4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4])&gt;0);SUM([.G44:.AF44]));([.E44]/SUM( IF(LEN([.J44])&gt;0;[.J$2];0); IF(LEN([.P44])&gt;0;[.P$2];0); IF(LEN([.U44])&gt;0;[.U$2];0); IF(LEN([.Z44])&gt;0;[.Z$2];0); IF(LEN([.AE44])&gt;0;[.AE$2];0) ));&quot;&quot;)">
            <text:p/>
          </table:table-cell>
          <table:table-cell table:formula="of:=IF(LEN([.C44]);SUM(IF(SUM([.G$2:.I$2]);[.J44];0);IF(SUM([.L$2:.N$2]);[.O44];0);IF(SUM([.Q$2:.S$2]);[.T44];0);IF(SUM([.V$2:.X$2]);[.Y44];0);IF(SUM([.AA$2:.AC$2]);[.AD44];0));&quot;&quot;)">
            <text:p/>
          </table:table-cell>
          <table:table-cell table:number-columns-repeated="4"/>
          <table:table-cell table:formula="of:=IF(AND(COUNTA([.G44:.I44]);SUMIF([.G44:.I44];&quot;&lt;&gt;*&quot;;[.G$2:.I$2]));((SUMIF([.G44:.I44];&quot;&lt;&gt;*&quot;;[.G44:.I44])/SUMIF([.G44:.I44];&quot;&lt;&gt;*&quot;;[.G$2:.I$2]))*[.J$2]);&quot;&quot;)">
            <text:p/>
          </table:table-cell>
          <table:table-cell table:formula="of:=IF((LEN([.J44])=0);&quot;&quot;;CONCATENATE(ROUND([.J44];2);&quot; (&quot;;ROUND((([.J44]/[.J$2])*100);2);&quot;%)&quot;))">
            <text:p/>
          </table:table-cell>
          <table:table-cell table:number-columns-repeated="3"/>
          <table:table-cell table:formula="of:=IF(AND(COUNTA([.L44:.N44]);SUMIF([.L44:.N44];&quot;&lt;&gt;*&quot;;[.L$2:.N$2]));((SUMIF([.L44:.N44];&quot;&lt;&gt;*&quot;;[.L44:.N44])/SUMIF([.L44:.N44];&quot;&lt;&gt;*&quot;;[.L$2:.N$2]))*[.O$2]);&quot;&quot;)">
            <text:p/>
          </table:table-cell>
          <table:table-cell table:formula="of:=IF((LEN([.O44])=0);&quot;&quot;;CONCATENATE(ROUND([.O44];2);&quot; (&quot;;ROUND((([.O44]/[.O$2])*100);2);&quot;%)&quot;))">
            <text:p/>
          </table:table-cell>
          <table:table-cell table:number-columns-repeated="3"/>
          <table:table-cell table:formula="of:=IF(AND(COUNTA([.Q44:.S44]);SUMIF([.Q44:.S44];&quot;&lt;&gt;*&quot;;[.Q$2:.S$2]));((SUMIF([.Q44:.S44];&quot;&lt;&gt;*&quot;;[.Q44:.S44])/SUMIF([.Q44:.S44];&quot;&lt;&gt;*&quot;;[.Q$2:.S$2]))*[.T$2]);&quot;&quot;)">
            <text:p/>
          </table:table-cell>
          <table:table-cell table:formula="of:=IF((LEN([.T44])=0);&quot;&quot;;CONCATENATE(ROUND([.T44];2);&quot; (&quot;;ROUND((([.T44]/[.T$2])*100);2);&quot;%)&quot;))">
            <text:p/>
          </table:table-cell>
          <table:table-cell table:number-columns-repeated="3"/>
          <table:table-cell table:formula="of:=IF(AND(COUNTA([.V44:.X44]);SUMIF([.V44:.X44];&quot;&lt;&gt;*&quot;;[.V$2:.X$2]));((SUMIF([.V44:.X44];&quot;&lt;&gt;*&quot;;[.V44:.X44])/SUMIF([.V44:.X44];&quot;&lt;&gt;*&quot;;[.V$2:.X$2]))*[.Y$2]);&quot;&quot;)">
            <text:p/>
          </table:table-cell>
          <table:table-cell table:formula="of:=IF((LEN([.Y44])=0);&quot;&quot;;CONCATENATE(ROUND([.Y44];2);&quot; (&quot;;ROUND((([.Y44]/[.Y$2])*100);2);&quot;%)&quot;))">
            <text:p/>
          </table:table-cell>
          <table:table-cell table:number-columns-repeated="3"/>
          <table:table-cell table:formula="of:=IF(AND(COUNTA([.AA44:.AC44]);SUMIF([.AA44:.AC44];&quot;&lt;&gt;*&quot;;[.AA$2:.AC$2]));((SUMIF([.AA44:.AC44];&quot;&lt;&gt;*&quot;;[.AA44:.AC44])/SUMIF([.AA44:.AC44];&quot;&lt;&gt;*&quot;;[.AA$2:.AC$2]))*[.AD$2]);&quot;&quot;)">
            <text:p/>
          </table:table-cell>
          <table:table-cell table:formula="of:=IF((LEN([.AD44])=0);&quot;&quot;;CONCATENATE(ROUND([.AD44];2);&quot; (&quot;;ROUND((([.AD4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5])&gt;0);SUM([.G45:.AF45]));([.E45]/SUM( IF(LEN([.J45])&gt;0;[.J$2];0); IF(LEN([.P45])&gt;0;[.P$2];0); IF(LEN([.U45])&gt;0;[.U$2];0); IF(LEN([.Z45])&gt;0;[.Z$2];0); IF(LEN([.AE45])&gt;0;[.AE$2];0) ));&quot;&quot;)">
            <text:p/>
          </table:table-cell>
          <table:table-cell table:formula="of:=IF(LEN([.C45]);SUM(IF(SUM([.G$2:.I$2]);[.J45];0);IF(SUM([.L$2:.N$2]);[.O45];0);IF(SUM([.Q$2:.S$2]);[.T45];0);IF(SUM([.V$2:.X$2]);[.Y45];0);IF(SUM([.AA$2:.AC$2]);[.AD45];0));&quot;&quot;)">
            <text:p/>
          </table:table-cell>
          <table:table-cell table:number-columns-repeated="4"/>
          <table:table-cell table:formula="of:=IF(AND(COUNTA([.G45:.I45]);SUMIF([.G45:.I45];&quot;&lt;&gt;*&quot;;[.G$2:.I$2]));((SUMIF([.G45:.I45];&quot;&lt;&gt;*&quot;;[.G45:.I45])/SUMIF([.G45:.I45];&quot;&lt;&gt;*&quot;;[.G$2:.I$2]))*[.J$2]);&quot;&quot;)">
            <text:p/>
          </table:table-cell>
          <table:table-cell table:formula="of:=IF((LEN([.J45])=0);&quot;&quot;;CONCATENATE(ROUND([.J45];2);&quot; (&quot;;ROUND((([.J45]/[.J$2])*100);2);&quot;%)&quot;))">
            <text:p/>
          </table:table-cell>
          <table:table-cell table:number-columns-repeated="3"/>
          <table:table-cell table:formula="of:=IF(AND(COUNTA([.L45:.N45]);SUMIF([.L45:.N45];&quot;&lt;&gt;*&quot;;[.L$2:.N$2]));((SUMIF([.L45:.N45];&quot;&lt;&gt;*&quot;;[.L45:.N45])/SUMIF([.L45:.N45];&quot;&lt;&gt;*&quot;;[.L$2:.N$2]))*[.O$2]);&quot;&quot;)">
            <text:p/>
          </table:table-cell>
          <table:table-cell table:formula="of:=IF((LEN([.O45])=0);&quot;&quot;;CONCATENATE(ROUND([.O45];2);&quot; (&quot;;ROUND((([.O45]/[.O$2])*100);2);&quot;%)&quot;))">
            <text:p/>
          </table:table-cell>
          <table:table-cell table:number-columns-repeated="3"/>
          <table:table-cell table:formula="of:=IF(AND(COUNTA([.Q45:.S45]);SUMIF([.Q45:.S45];&quot;&lt;&gt;*&quot;;[.Q$2:.S$2]));((SUMIF([.Q45:.S45];&quot;&lt;&gt;*&quot;;[.Q45:.S45])/SUMIF([.Q45:.S45];&quot;&lt;&gt;*&quot;;[.Q$2:.S$2]))*[.T$2]);&quot;&quot;)">
            <text:p/>
          </table:table-cell>
          <table:table-cell table:formula="of:=IF((LEN([.T45])=0);&quot;&quot;;CONCATENATE(ROUND([.T45];2);&quot; (&quot;;ROUND((([.T45]/[.T$2])*100);2);&quot;%)&quot;))">
            <text:p/>
          </table:table-cell>
          <table:table-cell table:number-columns-repeated="3"/>
          <table:table-cell table:formula="of:=IF(AND(COUNTA([.V45:.X45]);SUMIF([.V45:.X45];&quot;&lt;&gt;*&quot;;[.V$2:.X$2]));((SUMIF([.V45:.X45];&quot;&lt;&gt;*&quot;;[.V45:.X45])/SUMIF([.V45:.X45];&quot;&lt;&gt;*&quot;;[.V$2:.X$2]))*[.Y$2]);&quot;&quot;)">
            <text:p/>
          </table:table-cell>
          <table:table-cell table:formula="of:=IF((LEN([.Y45])=0);&quot;&quot;;CONCATENATE(ROUND([.Y45];2);&quot; (&quot;;ROUND((([.Y45]/[.Y$2])*100);2);&quot;%)&quot;))">
            <text:p/>
          </table:table-cell>
          <table:table-cell table:number-columns-repeated="3"/>
          <table:table-cell table:formula="of:=IF(AND(COUNTA([.AA45:.AC45]);SUMIF([.AA45:.AC45];&quot;&lt;&gt;*&quot;;[.AA$2:.AC$2]));((SUMIF([.AA45:.AC45];&quot;&lt;&gt;*&quot;;[.AA45:.AC45])/SUMIF([.AA45:.AC45];&quot;&lt;&gt;*&quot;;[.AA$2:.AC$2]))*[.AD$2]);&quot;&quot;)">
            <text:p/>
          </table:table-cell>
          <table:table-cell table:formula="of:=IF((LEN([.AD45])=0);&quot;&quot;;CONCATENATE(ROUND([.AD45];2);&quot; (&quot;;ROUND((([.AD4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6])&gt;0);SUM([.G46:.AF46]));([.E46]/SUM( IF(LEN([.J46])&gt;0;[.J$2];0); IF(LEN([.P46])&gt;0;[.P$2];0); IF(LEN([.U46])&gt;0;[.U$2];0); IF(LEN([.Z46])&gt;0;[.Z$2];0); IF(LEN([.AE46])&gt;0;[.AE$2];0) ));&quot;&quot;)">
            <text:p/>
          </table:table-cell>
          <table:table-cell table:formula="of:=IF(LEN([.C46]);SUM(IF(SUM([.G$2:.I$2]);[.J46];0);IF(SUM([.L$2:.N$2]);[.O46];0);IF(SUM([.Q$2:.S$2]);[.T46];0);IF(SUM([.V$2:.X$2]);[.Y46];0);IF(SUM([.AA$2:.AC$2]);[.AD46];0));&quot;&quot;)">
            <text:p/>
          </table:table-cell>
          <table:table-cell table:number-columns-repeated="4"/>
          <table:table-cell table:formula="of:=IF(AND(COUNTA([.G46:.I46]);SUMIF([.G46:.I46];&quot;&lt;&gt;*&quot;;[.G$2:.I$2]));((SUMIF([.G46:.I46];&quot;&lt;&gt;*&quot;;[.G46:.I46])/SUMIF([.G46:.I46];&quot;&lt;&gt;*&quot;;[.G$2:.I$2]))*[.J$2]);&quot;&quot;)">
            <text:p/>
          </table:table-cell>
          <table:table-cell table:formula="of:=IF((LEN([.J46])=0);&quot;&quot;;CONCATENATE(ROUND([.J46];2);&quot; (&quot;;ROUND((([.J46]/[.J$2])*100);2);&quot;%)&quot;))">
            <text:p/>
          </table:table-cell>
          <table:table-cell table:number-columns-repeated="3"/>
          <table:table-cell table:formula="of:=IF(AND(COUNTA([.L46:.N46]);SUMIF([.L46:.N46];&quot;&lt;&gt;*&quot;;[.L$2:.N$2]));((SUMIF([.L46:.N46];&quot;&lt;&gt;*&quot;;[.L46:.N46])/SUMIF([.L46:.N46];&quot;&lt;&gt;*&quot;;[.L$2:.N$2]))*[.O$2]);&quot;&quot;)">
            <text:p/>
          </table:table-cell>
          <table:table-cell table:formula="of:=IF((LEN([.O46])=0);&quot;&quot;;CONCATENATE(ROUND([.O46];2);&quot; (&quot;;ROUND((([.O46]/[.O$2])*100);2);&quot;%)&quot;))">
            <text:p/>
          </table:table-cell>
          <table:table-cell table:number-columns-repeated="3"/>
          <table:table-cell table:formula="of:=IF(AND(COUNTA([.Q46:.S46]);SUMIF([.Q46:.S46];&quot;&lt;&gt;*&quot;;[.Q$2:.S$2]));((SUMIF([.Q46:.S46];&quot;&lt;&gt;*&quot;;[.Q46:.S46])/SUMIF([.Q46:.S46];&quot;&lt;&gt;*&quot;;[.Q$2:.S$2]))*[.T$2]);&quot;&quot;)">
            <text:p/>
          </table:table-cell>
          <table:table-cell table:formula="of:=IF((LEN([.T46])=0);&quot;&quot;;CONCATENATE(ROUND([.T46];2);&quot; (&quot;;ROUND((([.T46]/[.T$2])*100);2);&quot;%)&quot;))">
            <text:p/>
          </table:table-cell>
          <table:table-cell table:number-columns-repeated="3"/>
          <table:table-cell table:formula="of:=IF(AND(COUNTA([.V46:.X46]);SUMIF([.V46:.X46];&quot;&lt;&gt;*&quot;;[.V$2:.X$2]));((SUMIF([.V46:.X46];&quot;&lt;&gt;*&quot;;[.V46:.X46])/SUMIF([.V46:.X46];&quot;&lt;&gt;*&quot;;[.V$2:.X$2]))*[.Y$2]);&quot;&quot;)">
            <text:p/>
          </table:table-cell>
          <table:table-cell table:formula="of:=IF((LEN([.Y46])=0);&quot;&quot;;CONCATENATE(ROUND([.Y46];2);&quot; (&quot;;ROUND((([.Y46]/[.Y$2])*100);2);&quot;%)&quot;))">
            <text:p/>
          </table:table-cell>
          <table:table-cell table:number-columns-repeated="3"/>
          <table:table-cell table:formula="of:=IF(AND(COUNTA([.AA46:.AC46]);SUMIF([.AA46:.AC46];&quot;&lt;&gt;*&quot;;[.AA$2:.AC$2]));((SUMIF([.AA46:.AC46];&quot;&lt;&gt;*&quot;;[.AA46:.AC46])/SUMIF([.AA46:.AC46];&quot;&lt;&gt;*&quot;;[.AA$2:.AC$2]))*[.AD$2]);&quot;&quot;)">
            <text:p/>
          </table:table-cell>
          <table:table-cell table:formula="of:=IF((LEN([.AD46])=0);&quot;&quot;;CONCATENATE(ROUND([.AD46];2);&quot; (&quot;;ROUND((([.AD4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7])&gt;0);SUM([.G47:.AF47]));([.E47]/SUM( IF(LEN([.J47])&gt;0;[.J$2];0); IF(LEN([.P47])&gt;0;[.P$2];0); IF(LEN([.U47])&gt;0;[.U$2];0); IF(LEN([.Z47])&gt;0;[.Z$2];0); IF(LEN([.AE47])&gt;0;[.AE$2];0) ));&quot;&quot;)">
            <text:p/>
          </table:table-cell>
          <table:table-cell table:formula="of:=IF(LEN([.C47]);SUM(IF(SUM([.G$2:.I$2]);[.J47];0);IF(SUM([.L$2:.N$2]);[.O47];0);IF(SUM([.Q$2:.S$2]);[.T47];0);IF(SUM([.V$2:.X$2]);[.Y47];0);IF(SUM([.AA$2:.AC$2]);[.AD47];0));&quot;&quot;)">
            <text:p/>
          </table:table-cell>
          <table:table-cell table:number-columns-repeated="4"/>
          <table:table-cell table:formula="of:=IF(AND(COUNTA([.G47:.I47]);SUMIF([.G47:.I47];&quot;&lt;&gt;*&quot;;[.G$2:.I$2]));((SUMIF([.G47:.I47];&quot;&lt;&gt;*&quot;;[.G47:.I47])/SUMIF([.G47:.I47];&quot;&lt;&gt;*&quot;;[.G$2:.I$2]))*[.J$2]);&quot;&quot;)">
            <text:p/>
          </table:table-cell>
          <table:table-cell table:formula="of:=IF((LEN([.J47])=0);&quot;&quot;;CONCATENATE(ROUND([.J47];2);&quot; (&quot;;ROUND((([.J47]/[.J$2])*100);2);&quot;%)&quot;))">
            <text:p/>
          </table:table-cell>
          <table:table-cell table:number-columns-repeated="3"/>
          <table:table-cell table:formula="of:=IF(AND(COUNTA([.L47:.N47]);SUMIF([.L47:.N47];&quot;&lt;&gt;*&quot;;[.L$2:.N$2]));((SUMIF([.L47:.N47];&quot;&lt;&gt;*&quot;;[.L47:.N47])/SUMIF([.L47:.N47];&quot;&lt;&gt;*&quot;;[.L$2:.N$2]))*[.O$2]);&quot;&quot;)">
            <text:p/>
          </table:table-cell>
          <table:table-cell table:formula="of:=IF((LEN([.O47])=0);&quot;&quot;;CONCATENATE(ROUND([.O47];2);&quot; (&quot;;ROUND((([.O47]/[.O$2])*100);2);&quot;%)&quot;))">
            <text:p/>
          </table:table-cell>
          <table:table-cell table:number-columns-repeated="3"/>
          <table:table-cell table:formula="of:=IF(AND(COUNTA([.Q47:.S47]);SUMIF([.Q47:.S47];&quot;&lt;&gt;*&quot;;[.Q$2:.S$2]));((SUMIF([.Q47:.S47];&quot;&lt;&gt;*&quot;;[.Q47:.S47])/SUMIF([.Q47:.S47];&quot;&lt;&gt;*&quot;;[.Q$2:.S$2]))*[.T$2]);&quot;&quot;)">
            <text:p/>
          </table:table-cell>
          <table:table-cell table:formula="of:=IF((LEN([.T47])=0);&quot;&quot;;CONCATENATE(ROUND([.T47];2);&quot; (&quot;;ROUND((([.T47]/[.T$2])*100);2);&quot;%)&quot;))">
            <text:p/>
          </table:table-cell>
          <table:table-cell table:number-columns-repeated="3"/>
          <table:table-cell table:formula="of:=IF(AND(COUNTA([.V47:.X47]);SUMIF([.V47:.X47];&quot;&lt;&gt;*&quot;;[.V$2:.X$2]));((SUMIF([.V47:.X47];&quot;&lt;&gt;*&quot;;[.V47:.X47])/SUMIF([.V47:.X47];&quot;&lt;&gt;*&quot;;[.V$2:.X$2]))*[.Y$2]);&quot;&quot;)">
            <text:p/>
          </table:table-cell>
          <table:table-cell table:formula="of:=IF((LEN([.Y47])=0);&quot;&quot;;CONCATENATE(ROUND([.Y47];2);&quot; (&quot;;ROUND((([.Y47]/[.Y$2])*100);2);&quot;%)&quot;))">
            <text:p/>
          </table:table-cell>
          <table:table-cell table:number-columns-repeated="3"/>
          <table:table-cell table:formula="of:=IF(AND(COUNTA([.AA47:.AC47]);SUMIF([.AA47:.AC47];&quot;&lt;&gt;*&quot;;[.AA$2:.AC$2]));((SUMIF([.AA47:.AC47];&quot;&lt;&gt;*&quot;;[.AA47:.AC47])/SUMIF([.AA47:.AC47];&quot;&lt;&gt;*&quot;;[.AA$2:.AC$2]))*[.AD$2]);&quot;&quot;)">
            <text:p/>
          </table:table-cell>
          <table:table-cell table:formula="of:=IF((LEN([.AD47])=0);&quot;&quot;;CONCATENATE(ROUND([.AD47];2);&quot; (&quot;;ROUND((([.AD4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8])&gt;0);SUM([.G48:.AF48]));([.E48]/SUM( IF(LEN([.J48])&gt;0;[.J$2];0); IF(LEN([.P48])&gt;0;[.P$2];0); IF(LEN([.U48])&gt;0;[.U$2];0); IF(LEN([.Z48])&gt;0;[.Z$2];0); IF(LEN([.AE48])&gt;0;[.AE$2];0) ));&quot;&quot;)">
            <text:p/>
          </table:table-cell>
          <table:table-cell table:formula="of:=IF(LEN([.C48]);SUM(IF(SUM([.G$2:.I$2]);[.J48];0);IF(SUM([.L$2:.N$2]);[.O48];0);IF(SUM([.Q$2:.S$2]);[.T48];0);IF(SUM([.V$2:.X$2]);[.Y48];0);IF(SUM([.AA$2:.AC$2]);[.AD48];0));&quot;&quot;)">
            <text:p/>
          </table:table-cell>
          <table:table-cell table:number-columns-repeated="4"/>
          <table:table-cell table:formula="of:=IF(AND(COUNTA([.G48:.I48]);SUMIF([.G48:.I48];&quot;&lt;&gt;*&quot;;[.G$2:.I$2]));((SUMIF([.G48:.I48];&quot;&lt;&gt;*&quot;;[.G48:.I48])/SUMIF([.G48:.I48];&quot;&lt;&gt;*&quot;;[.G$2:.I$2]))*[.J$2]);&quot;&quot;)">
            <text:p/>
          </table:table-cell>
          <table:table-cell table:formula="of:=IF((LEN([.J48])=0);&quot;&quot;;CONCATENATE(ROUND([.J48];2);&quot; (&quot;;ROUND((([.J48]/[.J$2])*100);2);&quot;%)&quot;))">
            <text:p/>
          </table:table-cell>
          <table:table-cell table:number-columns-repeated="3"/>
          <table:table-cell table:formula="of:=IF(AND(COUNTA([.L48:.N48]);SUMIF([.L48:.N48];&quot;&lt;&gt;*&quot;;[.L$2:.N$2]));((SUMIF([.L48:.N48];&quot;&lt;&gt;*&quot;;[.L48:.N48])/SUMIF([.L48:.N48];&quot;&lt;&gt;*&quot;;[.L$2:.N$2]))*[.O$2]);&quot;&quot;)">
            <text:p/>
          </table:table-cell>
          <table:table-cell table:formula="of:=IF((LEN([.O48])=0);&quot;&quot;;CONCATENATE(ROUND([.O48];2);&quot; (&quot;;ROUND((([.O48]/[.O$2])*100);2);&quot;%)&quot;))">
            <text:p/>
          </table:table-cell>
          <table:table-cell table:number-columns-repeated="3"/>
          <table:table-cell table:formula="of:=IF(AND(COUNTA([.Q48:.S48]);SUMIF([.Q48:.S48];&quot;&lt;&gt;*&quot;;[.Q$2:.S$2]));((SUMIF([.Q48:.S48];&quot;&lt;&gt;*&quot;;[.Q48:.S48])/SUMIF([.Q48:.S48];&quot;&lt;&gt;*&quot;;[.Q$2:.S$2]))*[.T$2]);&quot;&quot;)">
            <text:p/>
          </table:table-cell>
          <table:table-cell table:formula="of:=IF((LEN([.T48])=0);&quot;&quot;;CONCATENATE(ROUND([.T48];2);&quot; (&quot;;ROUND((([.T48]/[.T$2])*100);2);&quot;%)&quot;))">
            <text:p/>
          </table:table-cell>
          <table:table-cell table:number-columns-repeated="3"/>
          <table:table-cell table:formula="of:=IF(AND(COUNTA([.V48:.X48]);SUMIF([.V48:.X48];&quot;&lt;&gt;*&quot;;[.V$2:.X$2]));((SUMIF([.V48:.X48];&quot;&lt;&gt;*&quot;;[.V48:.X48])/SUMIF([.V48:.X48];&quot;&lt;&gt;*&quot;;[.V$2:.X$2]))*[.Y$2]);&quot;&quot;)">
            <text:p/>
          </table:table-cell>
          <table:table-cell table:formula="of:=IF((LEN([.Y48])=0);&quot;&quot;;CONCATENATE(ROUND([.Y48];2);&quot; (&quot;;ROUND((([.Y48]/[.Y$2])*100);2);&quot;%)&quot;))">
            <text:p/>
          </table:table-cell>
          <table:table-cell table:number-columns-repeated="3"/>
          <table:table-cell table:formula="of:=IF(AND(COUNTA([.AA48:.AC48]);SUMIF([.AA48:.AC48];&quot;&lt;&gt;*&quot;;[.AA$2:.AC$2]));((SUMIF([.AA48:.AC48];&quot;&lt;&gt;*&quot;;[.AA48:.AC48])/SUMIF([.AA48:.AC48];&quot;&lt;&gt;*&quot;;[.AA$2:.AC$2]))*[.AD$2]);&quot;&quot;)">
            <text:p/>
          </table:table-cell>
          <table:table-cell table:formula="of:=IF((LEN([.AD48])=0);&quot;&quot;;CONCATENATE(ROUND([.AD48];2);&quot; (&quot;;ROUND((([.AD4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49])&gt;0);SUM([.G49:.AF49]));([.E49]/SUM( IF(LEN([.J49])&gt;0;[.J$2];0); IF(LEN([.P49])&gt;0;[.P$2];0); IF(LEN([.U49])&gt;0;[.U$2];0); IF(LEN([.Z49])&gt;0;[.Z$2];0); IF(LEN([.AE49])&gt;0;[.AE$2];0) ));&quot;&quot;)">
            <text:p/>
          </table:table-cell>
          <table:table-cell table:formula="of:=IF(LEN([.C49]);SUM(IF(SUM([.G$2:.I$2]);[.J49];0);IF(SUM([.L$2:.N$2]);[.O49];0);IF(SUM([.Q$2:.S$2]);[.T49];0);IF(SUM([.V$2:.X$2]);[.Y49];0);IF(SUM([.AA$2:.AC$2]);[.AD49];0));&quot;&quot;)">
            <text:p/>
          </table:table-cell>
          <table:table-cell table:number-columns-repeated="4"/>
          <table:table-cell table:formula="of:=IF(AND(COUNTA([.G49:.I49]);SUMIF([.G49:.I49];&quot;&lt;&gt;*&quot;;[.G$2:.I$2]));((SUMIF([.G49:.I49];&quot;&lt;&gt;*&quot;;[.G49:.I49])/SUMIF([.G49:.I49];&quot;&lt;&gt;*&quot;;[.G$2:.I$2]))*[.J$2]);&quot;&quot;)">
            <text:p/>
          </table:table-cell>
          <table:table-cell table:formula="of:=IF((LEN([.J49])=0);&quot;&quot;;CONCATENATE(ROUND([.J49];2);&quot; (&quot;;ROUND((([.J49]/[.J$2])*100);2);&quot;%)&quot;))">
            <text:p/>
          </table:table-cell>
          <table:table-cell table:number-columns-repeated="3"/>
          <table:table-cell table:formula="of:=IF(AND(COUNTA([.L49:.N49]);SUMIF([.L49:.N49];&quot;&lt;&gt;*&quot;;[.L$2:.N$2]));((SUMIF([.L49:.N49];&quot;&lt;&gt;*&quot;;[.L49:.N49])/SUMIF([.L49:.N49];&quot;&lt;&gt;*&quot;;[.L$2:.N$2]))*[.O$2]);&quot;&quot;)">
            <text:p/>
          </table:table-cell>
          <table:table-cell table:formula="of:=IF((LEN([.O49])=0);&quot;&quot;;CONCATENATE(ROUND([.O49];2);&quot; (&quot;;ROUND((([.O49]/[.O$2])*100);2);&quot;%)&quot;))">
            <text:p/>
          </table:table-cell>
          <table:table-cell table:number-columns-repeated="3"/>
          <table:table-cell table:formula="of:=IF(AND(COUNTA([.Q49:.S49]);SUMIF([.Q49:.S49];&quot;&lt;&gt;*&quot;;[.Q$2:.S$2]));((SUMIF([.Q49:.S49];&quot;&lt;&gt;*&quot;;[.Q49:.S49])/SUMIF([.Q49:.S49];&quot;&lt;&gt;*&quot;;[.Q$2:.S$2]))*[.T$2]);&quot;&quot;)">
            <text:p/>
          </table:table-cell>
          <table:table-cell table:formula="of:=IF((LEN([.T49])=0);&quot;&quot;;CONCATENATE(ROUND([.T49];2);&quot; (&quot;;ROUND((([.T49]/[.T$2])*100);2);&quot;%)&quot;))">
            <text:p/>
          </table:table-cell>
          <table:table-cell table:number-columns-repeated="3"/>
          <table:table-cell table:formula="of:=IF(AND(COUNTA([.V49:.X49]);SUMIF([.V49:.X49];&quot;&lt;&gt;*&quot;;[.V$2:.X$2]));((SUMIF([.V49:.X49];&quot;&lt;&gt;*&quot;;[.V49:.X49])/SUMIF([.V49:.X49];&quot;&lt;&gt;*&quot;;[.V$2:.X$2]))*[.Y$2]);&quot;&quot;)">
            <text:p/>
          </table:table-cell>
          <table:table-cell table:formula="of:=IF((LEN([.Y49])=0);&quot;&quot;;CONCATENATE(ROUND([.Y49];2);&quot; (&quot;;ROUND((([.Y49]/[.Y$2])*100);2);&quot;%)&quot;))">
            <text:p/>
          </table:table-cell>
          <table:table-cell table:number-columns-repeated="3"/>
          <table:table-cell table:formula="of:=IF(AND(COUNTA([.AA49:.AC49]);SUMIF([.AA49:.AC49];&quot;&lt;&gt;*&quot;;[.AA$2:.AC$2]));((SUMIF([.AA49:.AC49];&quot;&lt;&gt;*&quot;;[.AA49:.AC49])/SUMIF([.AA49:.AC49];&quot;&lt;&gt;*&quot;;[.AA$2:.AC$2]))*[.AD$2]);&quot;&quot;)">
            <text:p/>
          </table:table-cell>
          <table:table-cell table:formula="of:=IF((LEN([.AD49])=0);&quot;&quot;;CONCATENATE(ROUND([.AD49];2);&quot; (&quot;;ROUND((([.AD4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0])&gt;0);SUM([.G50:.AF50]));([.E50]/SUM( IF(LEN([.J50])&gt;0;[.J$2];0); IF(LEN([.P50])&gt;0;[.P$2];0); IF(LEN([.U50])&gt;0;[.U$2];0); IF(LEN([.Z50])&gt;0;[.Z$2];0); IF(LEN([.AE50])&gt;0;[.AE$2];0) ));&quot;&quot;)">
            <text:p/>
          </table:table-cell>
          <table:table-cell table:formula="of:=IF(LEN([.C50]);SUM(IF(SUM([.G$2:.I$2]);[.J50];0);IF(SUM([.L$2:.N$2]);[.O50];0);IF(SUM([.Q$2:.S$2]);[.T50];0);IF(SUM([.V$2:.X$2]);[.Y50];0);IF(SUM([.AA$2:.AC$2]);[.AD50];0));&quot;&quot;)">
            <text:p/>
          </table:table-cell>
          <table:table-cell table:number-columns-repeated="4"/>
          <table:table-cell table:formula="of:=IF(AND(COUNTA([.G50:.I50]);SUMIF([.G50:.I50];&quot;&lt;&gt;*&quot;;[.G$2:.I$2]));((SUMIF([.G50:.I50];&quot;&lt;&gt;*&quot;;[.G50:.I50])/SUMIF([.G50:.I50];&quot;&lt;&gt;*&quot;;[.G$2:.I$2]))*[.J$2]);&quot;&quot;)">
            <text:p/>
          </table:table-cell>
          <table:table-cell table:formula="of:=IF((LEN([.J50])=0);&quot;&quot;;CONCATENATE(ROUND([.J50];2);&quot; (&quot;;ROUND((([.J50]/[.J$2])*100);2);&quot;%)&quot;))">
            <text:p/>
          </table:table-cell>
          <table:table-cell table:number-columns-repeated="3"/>
          <table:table-cell table:formula="of:=IF(AND(COUNTA([.L50:.N50]);SUMIF([.L50:.N50];&quot;&lt;&gt;*&quot;;[.L$2:.N$2]));((SUMIF([.L50:.N50];&quot;&lt;&gt;*&quot;;[.L50:.N50])/SUMIF([.L50:.N50];&quot;&lt;&gt;*&quot;;[.L$2:.N$2]))*[.O$2]);&quot;&quot;)">
            <text:p/>
          </table:table-cell>
          <table:table-cell table:formula="of:=IF((LEN([.O50])=0);&quot;&quot;;CONCATENATE(ROUND([.O50];2);&quot; (&quot;;ROUND((([.O50]/[.O$2])*100);2);&quot;%)&quot;))">
            <text:p/>
          </table:table-cell>
          <table:table-cell table:number-columns-repeated="3"/>
          <table:table-cell table:formula="of:=IF(AND(COUNTA([.Q50:.S50]);SUMIF([.Q50:.S50];&quot;&lt;&gt;*&quot;;[.Q$2:.S$2]));((SUMIF([.Q50:.S50];&quot;&lt;&gt;*&quot;;[.Q50:.S50])/SUMIF([.Q50:.S50];&quot;&lt;&gt;*&quot;;[.Q$2:.S$2]))*[.T$2]);&quot;&quot;)">
            <text:p/>
          </table:table-cell>
          <table:table-cell table:formula="of:=IF((LEN([.T50])=0);&quot;&quot;;CONCATENATE(ROUND([.T50];2);&quot; (&quot;;ROUND((([.T50]/[.T$2])*100);2);&quot;%)&quot;))">
            <text:p/>
          </table:table-cell>
          <table:table-cell table:number-columns-repeated="3"/>
          <table:table-cell table:formula="of:=IF(AND(COUNTA([.V50:.X50]);SUMIF([.V50:.X50];&quot;&lt;&gt;*&quot;;[.V$2:.X$2]));((SUMIF([.V50:.X50];&quot;&lt;&gt;*&quot;;[.V50:.X50])/SUMIF([.V50:.X50];&quot;&lt;&gt;*&quot;;[.V$2:.X$2]))*[.Y$2]);&quot;&quot;)">
            <text:p/>
          </table:table-cell>
          <table:table-cell table:formula="of:=IF((LEN([.Y50])=0);&quot;&quot;;CONCATENATE(ROUND([.Y50];2);&quot; (&quot;;ROUND((([.Y50]/[.Y$2])*100);2);&quot;%)&quot;))">
            <text:p/>
          </table:table-cell>
          <table:table-cell table:number-columns-repeated="3"/>
          <table:table-cell table:formula="of:=IF(AND(COUNTA([.AA50:.AC50]);SUMIF([.AA50:.AC50];&quot;&lt;&gt;*&quot;;[.AA$2:.AC$2]));((SUMIF([.AA50:.AC50];&quot;&lt;&gt;*&quot;;[.AA50:.AC50])/SUMIF([.AA50:.AC50];&quot;&lt;&gt;*&quot;;[.AA$2:.AC$2]))*[.AD$2]);&quot;&quot;)">
            <text:p/>
          </table:table-cell>
          <table:table-cell table:formula="of:=IF((LEN([.AD50])=0);&quot;&quot;;CONCATENATE(ROUND([.AD50];2);&quot; (&quot;;ROUND((([.AD5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1])&gt;0);SUM([.G51:.AF51]));([.E51]/SUM( IF(LEN([.J51])&gt;0;[.J$2];0); IF(LEN([.P51])&gt;0;[.P$2];0); IF(LEN([.U51])&gt;0;[.U$2];0); IF(LEN([.Z51])&gt;0;[.Z$2];0); IF(LEN([.AE51])&gt;0;[.AE$2];0) ));&quot;&quot;)">
            <text:p/>
          </table:table-cell>
          <table:table-cell table:formula="of:=IF(LEN([.C51]);SUM(IF(SUM([.G$2:.I$2]);[.J51];0);IF(SUM([.L$2:.N$2]);[.O51];0);IF(SUM([.Q$2:.S$2]);[.T51];0);IF(SUM([.V$2:.X$2]);[.Y51];0);IF(SUM([.AA$2:.AC$2]);[.AD51];0));&quot;&quot;)">
            <text:p/>
          </table:table-cell>
          <table:table-cell table:number-columns-repeated="4"/>
          <table:table-cell table:formula="of:=IF(AND(COUNTA([.G51:.I51]);SUMIF([.G51:.I51];&quot;&lt;&gt;*&quot;;[.G$2:.I$2]));((SUMIF([.G51:.I51];&quot;&lt;&gt;*&quot;;[.G51:.I51])/SUMIF([.G51:.I51];&quot;&lt;&gt;*&quot;;[.G$2:.I$2]))*[.J$2]);&quot;&quot;)">
            <text:p/>
          </table:table-cell>
          <table:table-cell table:formula="of:=IF((LEN([.J51])=0);&quot;&quot;;CONCATENATE(ROUND([.J51];2);&quot; (&quot;;ROUND((([.J51]/[.J$2])*100);2);&quot;%)&quot;))">
            <text:p/>
          </table:table-cell>
          <table:table-cell table:number-columns-repeated="3"/>
          <table:table-cell table:formula="of:=IF(AND(COUNTA([.L51:.N51]);SUMIF([.L51:.N51];&quot;&lt;&gt;*&quot;;[.L$2:.N$2]));((SUMIF([.L51:.N51];&quot;&lt;&gt;*&quot;;[.L51:.N51])/SUMIF([.L51:.N51];&quot;&lt;&gt;*&quot;;[.L$2:.N$2]))*[.O$2]);&quot;&quot;)">
            <text:p/>
          </table:table-cell>
          <table:table-cell table:formula="of:=IF((LEN([.O51])=0);&quot;&quot;;CONCATENATE(ROUND([.O51];2);&quot; (&quot;;ROUND((([.O51]/[.O$2])*100);2);&quot;%)&quot;))">
            <text:p/>
          </table:table-cell>
          <table:table-cell table:number-columns-repeated="3"/>
          <table:table-cell table:formula="of:=IF(AND(COUNTA([.Q51:.S51]);SUMIF([.Q51:.S51];&quot;&lt;&gt;*&quot;;[.Q$2:.S$2]));((SUMIF([.Q51:.S51];&quot;&lt;&gt;*&quot;;[.Q51:.S51])/SUMIF([.Q51:.S51];&quot;&lt;&gt;*&quot;;[.Q$2:.S$2]))*[.T$2]);&quot;&quot;)">
            <text:p/>
          </table:table-cell>
          <table:table-cell table:formula="of:=IF((LEN([.T51])=0);&quot;&quot;;CONCATENATE(ROUND([.T51];2);&quot; (&quot;;ROUND((([.T51]/[.T$2])*100);2);&quot;%)&quot;))">
            <text:p/>
          </table:table-cell>
          <table:table-cell table:number-columns-repeated="3"/>
          <table:table-cell table:formula="of:=IF(AND(COUNTA([.V51:.X51]);SUMIF([.V51:.X51];&quot;&lt;&gt;*&quot;;[.V$2:.X$2]));((SUMIF([.V51:.X51];&quot;&lt;&gt;*&quot;;[.V51:.X51])/SUMIF([.V51:.X51];&quot;&lt;&gt;*&quot;;[.V$2:.X$2]))*[.Y$2]);&quot;&quot;)">
            <text:p/>
          </table:table-cell>
          <table:table-cell table:formula="of:=IF((LEN([.Y51])=0);&quot;&quot;;CONCATENATE(ROUND([.Y51];2);&quot; (&quot;;ROUND((([.Y51]/[.Y$2])*100);2);&quot;%)&quot;))">
            <text:p/>
          </table:table-cell>
          <table:table-cell table:number-columns-repeated="3"/>
          <table:table-cell table:formula="of:=IF(AND(COUNTA([.AA51:.AC51]);SUMIF([.AA51:.AC51];&quot;&lt;&gt;*&quot;;[.AA$2:.AC$2]));((SUMIF([.AA51:.AC51];&quot;&lt;&gt;*&quot;;[.AA51:.AC51])/SUMIF([.AA51:.AC51];&quot;&lt;&gt;*&quot;;[.AA$2:.AC$2]))*[.AD$2]);&quot;&quot;)">
            <text:p/>
          </table:table-cell>
          <table:table-cell table:formula="of:=IF((LEN([.AD51])=0);&quot;&quot;;CONCATENATE(ROUND([.AD51];2);&quot; (&quot;;ROUND((([.AD5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2])&gt;0);SUM([.G52:.AF52]));([.E52]/SUM( IF(LEN([.J52])&gt;0;[.J$2];0); IF(LEN([.P52])&gt;0;[.P$2];0); IF(LEN([.U52])&gt;0;[.U$2];0); IF(LEN([.Z52])&gt;0;[.Z$2];0); IF(LEN([.AE52])&gt;0;[.AE$2];0) ));&quot;&quot;)">
            <text:p/>
          </table:table-cell>
          <table:table-cell table:formula="of:=IF(LEN([.C52]);SUM(IF(SUM([.G$2:.I$2]);[.J52];0);IF(SUM([.L$2:.N$2]);[.O52];0);IF(SUM([.Q$2:.S$2]);[.T52];0);IF(SUM([.V$2:.X$2]);[.Y52];0);IF(SUM([.AA$2:.AC$2]);[.AD52];0));&quot;&quot;)">
            <text:p/>
          </table:table-cell>
          <table:table-cell table:number-columns-repeated="4"/>
          <table:table-cell table:formula="of:=IF(AND(COUNTA([.G52:.I52]);SUMIF([.G52:.I52];&quot;&lt;&gt;*&quot;;[.G$2:.I$2]));((SUMIF([.G52:.I52];&quot;&lt;&gt;*&quot;;[.G52:.I52])/SUMIF([.G52:.I52];&quot;&lt;&gt;*&quot;;[.G$2:.I$2]))*[.J$2]);&quot;&quot;)">
            <text:p/>
          </table:table-cell>
          <table:table-cell table:formula="of:=IF((LEN([.J52])=0);&quot;&quot;;CONCATENATE(ROUND([.J52];2);&quot; (&quot;;ROUND((([.J52]/[.J$2])*100);2);&quot;%)&quot;))">
            <text:p/>
          </table:table-cell>
          <table:table-cell table:number-columns-repeated="3"/>
          <table:table-cell table:formula="of:=IF(AND(COUNTA([.L52:.N52]);SUMIF([.L52:.N52];&quot;&lt;&gt;*&quot;;[.L$2:.N$2]));((SUMIF([.L52:.N52];&quot;&lt;&gt;*&quot;;[.L52:.N52])/SUMIF([.L52:.N52];&quot;&lt;&gt;*&quot;;[.L$2:.N$2]))*[.O$2]);&quot;&quot;)">
            <text:p/>
          </table:table-cell>
          <table:table-cell table:formula="of:=IF((LEN([.O52])=0);&quot;&quot;;CONCATENATE(ROUND([.O52];2);&quot; (&quot;;ROUND((([.O52]/[.O$2])*100);2);&quot;%)&quot;))">
            <text:p/>
          </table:table-cell>
          <table:table-cell table:number-columns-repeated="3"/>
          <table:table-cell table:formula="of:=IF(AND(COUNTA([.Q52:.S52]);SUMIF([.Q52:.S52];&quot;&lt;&gt;*&quot;;[.Q$2:.S$2]));((SUMIF([.Q52:.S52];&quot;&lt;&gt;*&quot;;[.Q52:.S52])/SUMIF([.Q52:.S52];&quot;&lt;&gt;*&quot;;[.Q$2:.S$2]))*[.T$2]);&quot;&quot;)">
            <text:p/>
          </table:table-cell>
          <table:table-cell table:formula="of:=IF((LEN([.T52])=0);&quot;&quot;;CONCATENATE(ROUND([.T52];2);&quot; (&quot;;ROUND((([.T52]/[.T$2])*100);2);&quot;%)&quot;))">
            <text:p/>
          </table:table-cell>
          <table:table-cell table:number-columns-repeated="3"/>
          <table:table-cell table:formula="of:=IF(AND(COUNTA([.V52:.X52]);SUMIF([.V52:.X52];&quot;&lt;&gt;*&quot;;[.V$2:.X$2]));((SUMIF([.V52:.X52];&quot;&lt;&gt;*&quot;;[.V52:.X52])/SUMIF([.V52:.X52];&quot;&lt;&gt;*&quot;;[.V$2:.X$2]))*[.Y$2]);&quot;&quot;)">
            <text:p/>
          </table:table-cell>
          <table:table-cell table:formula="of:=IF((LEN([.Y52])=0);&quot;&quot;;CONCATENATE(ROUND([.Y52];2);&quot; (&quot;;ROUND((([.Y52]/[.Y$2])*100);2);&quot;%)&quot;))">
            <text:p/>
          </table:table-cell>
          <table:table-cell table:number-columns-repeated="3"/>
          <table:table-cell table:formula="of:=IF(AND(COUNTA([.AA52:.AC52]);SUMIF([.AA52:.AC52];&quot;&lt;&gt;*&quot;;[.AA$2:.AC$2]));((SUMIF([.AA52:.AC52];&quot;&lt;&gt;*&quot;;[.AA52:.AC52])/SUMIF([.AA52:.AC52];&quot;&lt;&gt;*&quot;;[.AA$2:.AC$2]))*[.AD$2]);&quot;&quot;)">
            <text:p/>
          </table:table-cell>
          <table:table-cell table:formula="of:=IF((LEN([.AD52])=0);&quot;&quot;;CONCATENATE(ROUND([.AD52];2);&quot; (&quot;;ROUND((([.AD5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3])&gt;0);SUM([.G53:.AF53]));([.E53]/SUM( IF(LEN([.J53])&gt;0;[.J$2];0); IF(LEN([.P53])&gt;0;[.P$2];0); IF(LEN([.U53])&gt;0;[.U$2];0); IF(LEN([.Z53])&gt;0;[.Z$2];0); IF(LEN([.AE53])&gt;0;[.AE$2];0) ));&quot;&quot;)">
            <text:p/>
          </table:table-cell>
          <table:table-cell table:formula="of:=IF(LEN([.C53]);SUM(IF(SUM([.G$2:.I$2]);[.J53];0);IF(SUM([.L$2:.N$2]);[.O53];0);IF(SUM([.Q$2:.S$2]);[.T53];0);IF(SUM([.V$2:.X$2]);[.Y53];0);IF(SUM([.AA$2:.AC$2]);[.AD53];0));&quot;&quot;)">
            <text:p/>
          </table:table-cell>
          <table:table-cell table:number-columns-repeated="4"/>
          <table:table-cell table:formula="of:=IF(AND(COUNTA([.G53:.I53]);SUMIF([.G53:.I53];&quot;&lt;&gt;*&quot;;[.G$2:.I$2]));((SUMIF([.G53:.I53];&quot;&lt;&gt;*&quot;;[.G53:.I53])/SUMIF([.G53:.I53];&quot;&lt;&gt;*&quot;;[.G$2:.I$2]))*[.J$2]);&quot;&quot;)">
            <text:p/>
          </table:table-cell>
          <table:table-cell table:formula="of:=IF((LEN([.J53])=0);&quot;&quot;;CONCATENATE(ROUND([.J53];2);&quot; (&quot;;ROUND((([.J53]/[.J$2])*100);2);&quot;%)&quot;))">
            <text:p/>
          </table:table-cell>
          <table:table-cell table:number-columns-repeated="3"/>
          <table:table-cell table:formula="of:=IF(AND(COUNTA([.L53:.N53]);SUMIF([.L53:.N53];&quot;&lt;&gt;*&quot;;[.L$2:.N$2]));((SUMIF([.L53:.N53];&quot;&lt;&gt;*&quot;;[.L53:.N53])/SUMIF([.L53:.N53];&quot;&lt;&gt;*&quot;;[.L$2:.N$2]))*[.O$2]);&quot;&quot;)">
            <text:p/>
          </table:table-cell>
          <table:table-cell table:formula="of:=IF((LEN([.O53])=0);&quot;&quot;;CONCATENATE(ROUND([.O53];2);&quot; (&quot;;ROUND((([.O53]/[.O$2])*100);2);&quot;%)&quot;))">
            <text:p/>
          </table:table-cell>
          <table:table-cell table:number-columns-repeated="3"/>
          <table:table-cell table:formula="of:=IF(AND(COUNTA([.Q53:.S53]);SUMIF([.Q53:.S53];&quot;&lt;&gt;*&quot;;[.Q$2:.S$2]));((SUMIF([.Q53:.S53];&quot;&lt;&gt;*&quot;;[.Q53:.S53])/SUMIF([.Q53:.S53];&quot;&lt;&gt;*&quot;;[.Q$2:.S$2]))*[.T$2]);&quot;&quot;)">
            <text:p/>
          </table:table-cell>
          <table:table-cell table:formula="of:=IF((LEN([.T53])=0);&quot;&quot;;CONCATENATE(ROUND([.T53];2);&quot; (&quot;;ROUND((([.T53]/[.T$2])*100);2);&quot;%)&quot;))">
            <text:p/>
          </table:table-cell>
          <table:table-cell table:number-columns-repeated="3"/>
          <table:table-cell table:formula="of:=IF(AND(COUNTA([.V53:.X53]);SUMIF([.V53:.X53];&quot;&lt;&gt;*&quot;;[.V$2:.X$2]));((SUMIF([.V53:.X53];&quot;&lt;&gt;*&quot;;[.V53:.X53])/SUMIF([.V53:.X53];&quot;&lt;&gt;*&quot;;[.V$2:.X$2]))*[.Y$2]);&quot;&quot;)">
            <text:p/>
          </table:table-cell>
          <table:table-cell table:formula="of:=IF((LEN([.Y53])=0);&quot;&quot;;CONCATENATE(ROUND([.Y53];2);&quot; (&quot;;ROUND((([.Y53]/[.Y$2])*100);2);&quot;%)&quot;))">
            <text:p/>
          </table:table-cell>
          <table:table-cell table:number-columns-repeated="3"/>
          <table:table-cell table:formula="of:=IF(AND(COUNTA([.AA53:.AC53]);SUMIF([.AA53:.AC53];&quot;&lt;&gt;*&quot;;[.AA$2:.AC$2]));((SUMIF([.AA53:.AC53];&quot;&lt;&gt;*&quot;;[.AA53:.AC53])/SUMIF([.AA53:.AC53];&quot;&lt;&gt;*&quot;;[.AA$2:.AC$2]))*[.AD$2]);&quot;&quot;)">
            <text:p/>
          </table:table-cell>
          <table:table-cell table:formula="of:=IF((LEN([.AD53])=0);&quot;&quot;;CONCATENATE(ROUND([.AD53];2);&quot; (&quot;;ROUND((([.AD5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4])&gt;0);SUM([.G54:.AF54]));([.E54]/SUM( IF(LEN([.J54])&gt;0;[.J$2];0); IF(LEN([.P54])&gt;0;[.P$2];0); IF(LEN([.U54])&gt;0;[.U$2];0); IF(LEN([.Z54])&gt;0;[.Z$2];0); IF(LEN([.AE54])&gt;0;[.AE$2];0) ));&quot;&quot;)">
            <text:p/>
          </table:table-cell>
          <table:table-cell table:formula="of:=IF(LEN([.C54]);SUM(IF(SUM([.G$2:.I$2]);[.J54];0);IF(SUM([.L$2:.N$2]);[.O54];0);IF(SUM([.Q$2:.S$2]);[.T54];0);IF(SUM([.V$2:.X$2]);[.Y54];0);IF(SUM([.AA$2:.AC$2]);[.AD54];0));&quot;&quot;)">
            <text:p/>
          </table:table-cell>
          <table:table-cell table:number-columns-repeated="4"/>
          <table:table-cell table:formula="of:=IF(AND(COUNTA([.G54:.I54]);SUMIF([.G54:.I54];&quot;&lt;&gt;*&quot;;[.G$2:.I$2]));((SUMIF([.G54:.I54];&quot;&lt;&gt;*&quot;;[.G54:.I54])/SUMIF([.G54:.I54];&quot;&lt;&gt;*&quot;;[.G$2:.I$2]))*[.J$2]);&quot;&quot;)">
            <text:p/>
          </table:table-cell>
          <table:table-cell table:formula="of:=IF((LEN([.J54])=0);&quot;&quot;;CONCATENATE(ROUND([.J54];2);&quot; (&quot;;ROUND((([.J54]/[.J$2])*100);2);&quot;%)&quot;))">
            <text:p/>
          </table:table-cell>
          <table:table-cell table:number-columns-repeated="3"/>
          <table:table-cell table:formula="of:=IF(AND(COUNTA([.L54:.N54]);SUMIF([.L54:.N54];&quot;&lt;&gt;*&quot;;[.L$2:.N$2]));((SUMIF([.L54:.N54];&quot;&lt;&gt;*&quot;;[.L54:.N54])/SUMIF([.L54:.N54];&quot;&lt;&gt;*&quot;;[.L$2:.N$2]))*[.O$2]);&quot;&quot;)">
            <text:p/>
          </table:table-cell>
          <table:table-cell table:formula="of:=IF((LEN([.O54])=0);&quot;&quot;;CONCATENATE(ROUND([.O54];2);&quot; (&quot;;ROUND((([.O54]/[.O$2])*100);2);&quot;%)&quot;))">
            <text:p/>
          </table:table-cell>
          <table:table-cell table:number-columns-repeated="3"/>
          <table:table-cell table:formula="of:=IF(AND(COUNTA([.Q54:.S54]);SUMIF([.Q54:.S54];&quot;&lt;&gt;*&quot;;[.Q$2:.S$2]));((SUMIF([.Q54:.S54];&quot;&lt;&gt;*&quot;;[.Q54:.S54])/SUMIF([.Q54:.S54];&quot;&lt;&gt;*&quot;;[.Q$2:.S$2]))*[.T$2]);&quot;&quot;)">
            <text:p/>
          </table:table-cell>
          <table:table-cell table:formula="of:=IF((LEN([.T54])=0);&quot;&quot;;CONCATENATE(ROUND([.T54];2);&quot; (&quot;;ROUND((([.T54]/[.T$2])*100);2);&quot;%)&quot;))">
            <text:p/>
          </table:table-cell>
          <table:table-cell table:number-columns-repeated="3"/>
          <table:table-cell table:formula="of:=IF(AND(COUNTA([.V54:.X54]);SUMIF([.V54:.X54];&quot;&lt;&gt;*&quot;;[.V$2:.X$2]));((SUMIF([.V54:.X54];&quot;&lt;&gt;*&quot;;[.V54:.X54])/SUMIF([.V54:.X54];&quot;&lt;&gt;*&quot;;[.V$2:.X$2]))*[.Y$2]);&quot;&quot;)">
            <text:p/>
          </table:table-cell>
          <table:table-cell table:formula="of:=IF((LEN([.Y54])=0);&quot;&quot;;CONCATENATE(ROUND([.Y54];2);&quot; (&quot;;ROUND((([.Y54]/[.Y$2])*100);2);&quot;%)&quot;))">
            <text:p/>
          </table:table-cell>
          <table:table-cell table:number-columns-repeated="3"/>
          <table:table-cell table:formula="of:=IF(AND(COUNTA([.AA54:.AC54]);SUMIF([.AA54:.AC54];&quot;&lt;&gt;*&quot;;[.AA$2:.AC$2]));((SUMIF([.AA54:.AC54];&quot;&lt;&gt;*&quot;;[.AA54:.AC54])/SUMIF([.AA54:.AC54];&quot;&lt;&gt;*&quot;;[.AA$2:.AC$2]))*[.AD$2]);&quot;&quot;)">
            <text:p/>
          </table:table-cell>
          <table:table-cell table:formula="of:=IF((LEN([.AD54])=0);&quot;&quot;;CONCATENATE(ROUND([.AD54];2);&quot; (&quot;;ROUND((([.AD5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5])&gt;0);SUM([.G55:.AF55]));([.E55]/SUM( IF(LEN([.J55])&gt;0;[.J$2];0); IF(LEN([.P55])&gt;0;[.P$2];0); IF(LEN([.U55])&gt;0;[.U$2];0); IF(LEN([.Z55])&gt;0;[.Z$2];0); IF(LEN([.AE55])&gt;0;[.AE$2];0) ));&quot;&quot;)">
            <text:p/>
          </table:table-cell>
          <table:table-cell table:formula="of:=IF(LEN([.C55]);SUM(IF(SUM([.G$2:.I$2]);[.J55];0);IF(SUM([.L$2:.N$2]);[.O55];0);IF(SUM([.Q$2:.S$2]);[.T55];0);IF(SUM([.V$2:.X$2]);[.Y55];0);IF(SUM([.AA$2:.AC$2]);[.AD55];0));&quot;&quot;)">
            <text:p/>
          </table:table-cell>
          <table:table-cell table:number-columns-repeated="4"/>
          <table:table-cell table:formula="of:=IF(AND(COUNTA([.G55:.I55]);SUMIF([.G55:.I55];&quot;&lt;&gt;*&quot;;[.G$2:.I$2]));((SUMIF([.G55:.I55];&quot;&lt;&gt;*&quot;;[.G55:.I55])/SUMIF([.G55:.I55];&quot;&lt;&gt;*&quot;;[.G$2:.I$2]))*[.J$2]);&quot;&quot;)">
            <text:p/>
          </table:table-cell>
          <table:table-cell table:formula="of:=IF((LEN([.J55])=0);&quot;&quot;;CONCATENATE(ROUND([.J55];2);&quot; (&quot;;ROUND((([.J55]/[.J$2])*100);2);&quot;%)&quot;))">
            <text:p/>
          </table:table-cell>
          <table:table-cell table:number-columns-repeated="3"/>
          <table:table-cell table:formula="of:=IF(AND(COUNTA([.L55:.N55]);SUMIF([.L55:.N55];&quot;&lt;&gt;*&quot;;[.L$2:.N$2]));((SUMIF([.L55:.N55];&quot;&lt;&gt;*&quot;;[.L55:.N55])/SUMIF([.L55:.N55];&quot;&lt;&gt;*&quot;;[.L$2:.N$2]))*[.O$2]);&quot;&quot;)">
            <text:p/>
          </table:table-cell>
          <table:table-cell table:formula="of:=IF((LEN([.O55])=0);&quot;&quot;;CONCATENATE(ROUND([.O55];2);&quot; (&quot;;ROUND((([.O55]/[.O$2])*100);2);&quot;%)&quot;))">
            <text:p/>
          </table:table-cell>
          <table:table-cell table:number-columns-repeated="3"/>
          <table:table-cell table:formula="of:=IF(AND(COUNTA([.Q55:.S55]);SUMIF([.Q55:.S55];&quot;&lt;&gt;*&quot;;[.Q$2:.S$2]));((SUMIF([.Q55:.S55];&quot;&lt;&gt;*&quot;;[.Q55:.S55])/SUMIF([.Q55:.S55];&quot;&lt;&gt;*&quot;;[.Q$2:.S$2]))*[.T$2]);&quot;&quot;)">
            <text:p/>
          </table:table-cell>
          <table:table-cell table:formula="of:=IF((LEN([.T55])=0);&quot;&quot;;CONCATENATE(ROUND([.T55];2);&quot; (&quot;;ROUND((([.T55]/[.T$2])*100);2);&quot;%)&quot;))">
            <text:p/>
          </table:table-cell>
          <table:table-cell table:number-columns-repeated="3"/>
          <table:table-cell table:formula="of:=IF(AND(COUNTA([.V55:.X55]);SUMIF([.V55:.X55];&quot;&lt;&gt;*&quot;;[.V$2:.X$2]));((SUMIF([.V55:.X55];&quot;&lt;&gt;*&quot;;[.V55:.X55])/SUMIF([.V55:.X55];&quot;&lt;&gt;*&quot;;[.V$2:.X$2]))*[.Y$2]);&quot;&quot;)">
            <text:p/>
          </table:table-cell>
          <table:table-cell table:formula="of:=IF((LEN([.Y55])=0);&quot;&quot;;CONCATENATE(ROUND([.Y55];2);&quot; (&quot;;ROUND((([.Y55]/[.Y$2])*100);2);&quot;%)&quot;))">
            <text:p/>
          </table:table-cell>
          <table:table-cell table:number-columns-repeated="3"/>
          <table:table-cell table:formula="of:=IF(AND(COUNTA([.AA55:.AC55]);SUMIF([.AA55:.AC55];&quot;&lt;&gt;*&quot;;[.AA$2:.AC$2]));((SUMIF([.AA55:.AC55];&quot;&lt;&gt;*&quot;;[.AA55:.AC55])/SUMIF([.AA55:.AC55];&quot;&lt;&gt;*&quot;;[.AA$2:.AC$2]))*[.AD$2]);&quot;&quot;)">
            <text:p/>
          </table:table-cell>
          <table:table-cell table:formula="of:=IF((LEN([.AD55])=0);&quot;&quot;;CONCATENATE(ROUND([.AD55];2);&quot; (&quot;;ROUND((([.AD5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6])&gt;0);SUM([.G56:.AF56]));([.E56]/SUM( IF(LEN([.J56])&gt;0;[.J$2];0); IF(LEN([.P56])&gt;0;[.P$2];0); IF(LEN([.U56])&gt;0;[.U$2];0); IF(LEN([.Z56])&gt;0;[.Z$2];0); IF(LEN([.AE56])&gt;0;[.AE$2];0) ));&quot;&quot;)">
            <text:p/>
          </table:table-cell>
          <table:table-cell table:formula="of:=IF(LEN([.C56]);SUM(IF(SUM([.G$2:.I$2]);[.J56];0);IF(SUM([.L$2:.N$2]);[.O56];0);IF(SUM([.Q$2:.S$2]);[.T56];0);IF(SUM([.V$2:.X$2]);[.Y56];0);IF(SUM([.AA$2:.AC$2]);[.AD56];0));&quot;&quot;)">
            <text:p/>
          </table:table-cell>
          <table:table-cell table:number-columns-repeated="4"/>
          <table:table-cell table:formula="of:=IF(AND(COUNTA([.G56:.I56]);SUMIF([.G56:.I56];&quot;&lt;&gt;*&quot;;[.G$2:.I$2]));((SUMIF([.G56:.I56];&quot;&lt;&gt;*&quot;;[.G56:.I56])/SUMIF([.G56:.I56];&quot;&lt;&gt;*&quot;;[.G$2:.I$2]))*[.J$2]);&quot;&quot;)">
            <text:p/>
          </table:table-cell>
          <table:table-cell table:formula="of:=IF((LEN([.J56])=0);&quot;&quot;;CONCATENATE(ROUND([.J56];2);&quot; (&quot;;ROUND((([.J56]/[.J$2])*100);2);&quot;%)&quot;))">
            <text:p/>
          </table:table-cell>
          <table:table-cell table:number-columns-repeated="3"/>
          <table:table-cell table:formula="of:=IF(AND(COUNTA([.L56:.N56]);SUMIF([.L56:.N56];&quot;&lt;&gt;*&quot;;[.L$2:.N$2]));((SUMIF([.L56:.N56];&quot;&lt;&gt;*&quot;;[.L56:.N56])/SUMIF([.L56:.N56];&quot;&lt;&gt;*&quot;;[.L$2:.N$2]))*[.O$2]);&quot;&quot;)">
            <text:p/>
          </table:table-cell>
          <table:table-cell table:formula="of:=IF((LEN([.O56])=0);&quot;&quot;;CONCATENATE(ROUND([.O56];2);&quot; (&quot;;ROUND((([.O56]/[.O$2])*100);2);&quot;%)&quot;))">
            <text:p/>
          </table:table-cell>
          <table:table-cell table:number-columns-repeated="3"/>
          <table:table-cell table:formula="of:=IF(AND(COUNTA([.Q56:.S56]);SUMIF([.Q56:.S56];&quot;&lt;&gt;*&quot;;[.Q$2:.S$2]));((SUMIF([.Q56:.S56];&quot;&lt;&gt;*&quot;;[.Q56:.S56])/SUMIF([.Q56:.S56];&quot;&lt;&gt;*&quot;;[.Q$2:.S$2]))*[.T$2]);&quot;&quot;)">
            <text:p/>
          </table:table-cell>
          <table:table-cell table:formula="of:=IF((LEN([.T56])=0);&quot;&quot;;CONCATENATE(ROUND([.T56];2);&quot; (&quot;;ROUND((([.T56]/[.T$2])*100);2);&quot;%)&quot;))">
            <text:p/>
          </table:table-cell>
          <table:table-cell table:number-columns-repeated="3"/>
          <table:table-cell table:formula="of:=IF(AND(COUNTA([.V56:.X56]);SUMIF([.V56:.X56];&quot;&lt;&gt;*&quot;;[.V$2:.X$2]));((SUMIF([.V56:.X56];&quot;&lt;&gt;*&quot;;[.V56:.X56])/SUMIF([.V56:.X56];&quot;&lt;&gt;*&quot;;[.V$2:.X$2]))*[.Y$2]);&quot;&quot;)">
            <text:p/>
          </table:table-cell>
          <table:table-cell table:formula="of:=IF((LEN([.Y56])=0);&quot;&quot;;CONCATENATE(ROUND([.Y56];2);&quot; (&quot;;ROUND((([.Y56]/[.Y$2])*100);2);&quot;%)&quot;))">
            <text:p/>
          </table:table-cell>
          <table:table-cell table:number-columns-repeated="3"/>
          <table:table-cell table:formula="of:=IF(AND(COUNTA([.AA56:.AC56]);SUMIF([.AA56:.AC56];&quot;&lt;&gt;*&quot;;[.AA$2:.AC$2]));((SUMIF([.AA56:.AC56];&quot;&lt;&gt;*&quot;;[.AA56:.AC56])/SUMIF([.AA56:.AC56];&quot;&lt;&gt;*&quot;;[.AA$2:.AC$2]))*[.AD$2]);&quot;&quot;)">
            <text:p/>
          </table:table-cell>
          <table:table-cell table:formula="of:=IF((LEN([.AD56])=0);&quot;&quot;;CONCATENATE(ROUND([.AD56];2);&quot; (&quot;;ROUND((([.AD5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7])&gt;0);SUM([.G57:.AF57]));([.E57]/SUM( IF(LEN([.J57])&gt;0;[.J$2];0); IF(LEN([.P57])&gt;0;[.P$2];0); IF(LEN([.U57])&gt;0;[.U$2];0); IF(LEN([.Z57])&gt;0;[.Z$2];0); IF(LEN([.AE57])&gt;0;[.AE$2];0) ));&quot;&quot;)">
            <text:p/>
          </table:table-cell>
          <table:table-cell table:formula="of:=IF(LEN([.C57]);SUM(IF(SUM([.G$2:.I$2]);[.J57];0);IF(SUM([.L$2:.N$2]);[.O57];0);IF(SUM([.Q$2:.S$2]);[.T57];0);IF(SUM([.V$2:.X$2]);[.Y57];0);IF(SUM([.AA$2:.AC$2]);[.AD57];0));&quot;&quot;)">
            <text:p/>
          </table:table-cell>
          <table:table-cell table:number-columns-repeated="4"/>
          <table:table-cell table:formula="of:=IF(AND(COUNTA([.G57:.I57]);SUMIF([.G57:.I57];&quot;&lt;&gt;*&quot;;[.G$2:.I$2]));((SUMIF([.G57:.I57];&quot;&lt;&gt;*&quot;;[.G57:.I57])/SUMIF([.G57:.I57];&quot;&lt;&gt;*&quot;;[.G$2:.I$2]))*[.J$2]);&quot;&quot;)">
            <text:p/>
          </table:table-cell>
          <table:table-cell table:formula="of:=IF((LEN([.J57])=0);&quot;&quot;;CONCATENATE(ROUND([.J57];2);&quot; (&quot;;ROUND((([.J57]/[.J$2])*100);2);&quot;%)&quot;))">
            <text:p/>
          </table:table-cell>
          <table:table-cell table:number-columns-repeated="3"/>
          <table:table-cell table:formula="of:=IF(AND(COUNTA([.L57:.N57]);SUMIF([.L57:.N57];&quot;&lt;&gt;*&quot;;[.L$2:.N$2]));((SUMIF([.L57:.N57];&quot;&lt;&gt;*&quot;;[.L57:.N57])/SUMIF([.L57:.N57];&quot;&lt;&gt;*&quot;;[.L$2:.N$2]))*[.O$2]);&quot;&quot;)">
            <text:p/>
          </table:table-cell>
          <table:table-cell table:formula="of:=IF((LEN([.O57])=0);&quot;&quot;;CONCATENATE(ROUND([.O57];2);&quot; (&quot;;ROUND((([.O57]/[.O$2])*100);2);&quot;%)&quot;))">
            <text:p/>
          </table:table-cell>
          <table:table-cell table:number-columns-repeated="3"/>
          <table:table-cell table:formula="of:=IF(AND(COUNTA([.Q57:.S57]);SUMIF([.Q57:.S57];&quot;&lt;&gt;*&quot;;[.Q$2:.S$2]));((SUMIF([.Q57:.S57];&quot;&lt;&gt;*&quot;;[.Q57:.S57])/SUMIF([.Q57:.S57];&quot;&lt;&gt;*&quot;;[.Q$2:.S$2]))*[.T$2]);&quot;&quot;)">
            <text:p/>
          </table:table-cell>
          <table:table-cell table:formula="of:=IF((LEN([.T57])=0);&quot;&quot;;CONCATENATE(ROUND([.T57];2);&quot; (&quot;;ROUND((([.T57]/[.T$2])*100);2);&quot;%)&quot;))">
            <text:p/>
          </table:table-cell>
          <table:table-cell table:number-columns-repeated="3"/>
          <table:table-cell table:formula="of:=IF(AND(COUNTA([.V57:.X57]);SUMIF([.V57:.X57];&quot;&lt;&gt;*&quot;;[.V$2:.X$2]));((SUMIF([.V57:.X57];&quot;&lt;&gt;*&quot;;[.V57:.X57])/SUMIF([.V57:.X57];&quot;&lt;&gt;*&quot;;[.V$2:.X$2]))*[.Y$2]);&quot;&quot;)">
            <text:p/>
          </table:table-cell>
          <table:table-cell table:formula="of:=IF((LEN([.Y57])=0);&quot;&quot;;CONCATENATE(ROUND([.Y57];2);&quot; (&quot;;ROUND((([.Y57]/[.Y$2])*100);2);&quot;%)&quot;))">
            <text:p/>
          </table:table-cell>
          <table:table-cell table:number-columns-repeated="3"/>
          <table:table-cell table:formula="of:=IF(AND(COUNTA([.AA57:.AC57]);SUMIF([.AA57:.AC57];&quot;&lt;&gt;*&quot;;[.AA$2:.AC$2]));((SUMIF([.AA57:.AC57];&quot;&lt;&gt;*&quot;;[.AA57:.AC57])/SUMIF([.AA57:.AC57];&quot;&lt;&gt;*&quot;;[.AA$2:.AC$2]))*[.AD$2]);&quot;&quot;)">
            <text:p/>
          </table:table-cell>
          <table:table-cell table:formula="of:=IF((LEN([.AD57])=0);&quot;&quot;;CONCATENATE(ROUND([.AD57];2);&quot; (&quot;;ROUND((([.AD5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8])&gt;0);SUM([.G58:.AF58]));([.E58]/SUM( IF(LEN([.J58])&gt;0;[.J$2];0); IF(LEN([.P58])&gt;0;[.P$2];0); IF(LEN([.U58])&gt;0;[.U$2];0); IF(LEN([.Z58])&gt;0;[.Z$2];0); IF(LEN([.AE58])&gt;0;[.AE$2];0) ));&quot;&quot;)">
            <text:p/>
          </table:table-cell>
          <table:table-cell table:formula="of:=IF(LEN([.C58]);SUM(IF(SUM([.G$2:.I$2]);[.J58];0);IF(SUM([.L$2:.N$2]);[.O58];0);IF(SUM([.Q$2:.S$2]);[.T58];0);IF(SUM([.V$2:.X$2]);[.Y58];0);IF(SUM([.AA$2:.AC$2]);[.AD58];0));&quot;&quot;)">
            <text:p/>
          </table:table-cell>
          <table:table-cell table:number-columns-repeated="4"/>
          <table:table-cell table:formula="of:=IF(AND(COUNTA([.G58:.I58]);SUMIF([.G58:.I58];&quot;&lt;&gt;*&quot;;[.G$2:.I$2]));((SUMIF([.G58:.I58];&quot;&lt;&gt;*&quot;;[.G58:.I58])/SUMIF([.G58:.I58];&quot;&lt;&gt;*&quot;;[.G$2:.I$2]))*[.J$2]);&quot;&quot;)">
            <text:p/>
          </table:table-cell>
          <table:table-cell table:formula="of:=IF((LEN([.J58])=0);&quot;&quot;;CONCATENATE(ROUND([.J58];2);&quot; (&quot;;ROUND((([.J58]/[.J$2])*100);2);&quot;%)&quot;))">
            <text:p/>
          </table:table-cell>
          <table:table-cell table:number-columns-repeated="3"/>
          <table:table-cell table:formula="of:=IF(AND(COUNTA([.L58:.N58]);SUMIF([.L58:.N58];&quot;&lt;&gt;*&quot;;[.L$2:.N$2]));((SUMIF([.L58:.N58];&quot;&lt;&gt;*&quot;;[.L58:.N58])/SUMIF([.L58:.N58];&quot;&lt;&gt;*&quot;;[.L$2:.N$2]))*[.O$2]);&quot;&quot;)">
            <text:p/>
          </table:table-cell>
          <table:table-cell table:formula="of:=IF((LEN([.O58])=0);&quot;&quot;;CONCATENATE(ROUND([.O58];2);&quot; (&quot;;ROUND((([.O58]/[.O$2])*100);2);&quot;%)&quot;))">
            <text:p/>
          </table:table-cell>
          <table:table-cell table:number-columns-repeated="3"/>
          <table:table-cell table:formula="of:=IF(AND(COUNTA([.Q58:.S58]);SUMIF([.Q58:.S58];&quot;&lt;&gt;*&quot;;[.Q$2:.S$2]));((SUMIF([.Q58:.S58];&quot;&lt;&gt;*&quot;;[.Q58:.S58])/SUMIF([.Q58:.S58];&quot;&lt;&gt;*&quot;;[.Q$2:.S$2]))*[.T$2]);&quot;&quot;)">
            <text:p/>
          </table:table-cell>
          <table:table-cell table:formula="of:=IF((LEN([.T58])=0);&quot;&quot;;CONCATENATE(ROUND([.T58];2);&quot; (&quot;;ROUND((([.T58]/[.T$2])*100);2);&quot;%)&quot;))">
            <text:p/>
          </table:table-cell>
          <table:table-cell table:number-columns-repeated="3"/>
          <table:table-cell table:formula="of:=IF(AND(COUNTA([.V58:.X58]);SUMIF([.V58:.X58];&quot;&lt;&gt;*&quot;;[.V$2:.X$2]));((SUMIF([.V58:.X58];&quot;&lt;&gt;*&quot;;[.V58:.X58])/SUMIF([.V58:.X58];&quot;&lt;&gt;*&quot;;[.V$2:.X$2]))*[.Y$2]);&quot;&quot;)">
            <text:p/>
          </table:table-cell>
          <table:table-cell table:formula="of:=IF((LEN([.Y58])=0);&quot;&quot;;CONCATENATE(ROUND([.Y58];2);&quot; (&quot;;ROUND((([.Y58]/[.Y$2])*100);2);&quot;%)&quot;))">
            <text:p/>
          </table:table-cell>
          <table:table-cell table:number-columns-repeated="3"/>
          <table:table-cell table:formula="of:=IF(AND(COUNTA([.AA58:.AC58]);SUMIF([.AA58:.AC58];&quot;&lt;&gt;*&quot;;[.AA$2:.AC$2]));((SUMIF([.AA58:.AC58];&quot;&lt;&gt;*&quot;;[.AA58:.AC58])/SUMIF([.AA58:.AC58];&quot;&lt;&gt;*&quot;;[.AA$2:.AC$2]))*[.AD$2]);&quot;&quot;)">
            <text:p/>
          </table:table-cell>
          <table:table-cell table:formula="of:=IF((LEN([.AD58])=0);&quot;&quot;;CONCATENATE(ROUND([.AD58];2);&quot; (&quot;;ROUND((([.AD5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59])&gt;0);SUM([.G59:.AF59]));([.E59]/SUM( IF(LEN([.J59])&gt;0;[.J$2];0); IF(LEN([.P59])&gt;0;[.P$2];0); IF(LEN([.U59])&gt;0;[.U$2];0); IF(LEN([.Z59])&gt;0;[.Z$2];0); IF(LEN([.AE59])&gt;0;[.AE$2];0) ));&quot;&quot;)">
            <text:p/>
          </table:table-cell>
          <table:table-cell table:formula="of:=IF(LEN([.C59]);SUM(IF(SUM([.G$2:.I$2]);[.J59];0);IF(SUM([.L$2:.N$2]);[.O59];0);IF(SUM([.Q$2:.S$2]);[.T59];0);IF(SUM([.V$2:.X$2]);[.Y59];0);IF(SUM([.AA$2:.AC$2]);[.AD59];0));&quot;&quot;)">
            <text:p/>
          </table:table-cell>
          <table:table-cell table:number-columns-repeated="4"/>
          <table:table-cell table:formula="of:=IF(AND(COUNTA([.G59:.I59]);SUMIF([.G59:.I59];&quot;&lt;&gt;*&quot;;[.G$2:.I$2]));((SUMIF([.G59:.I59];&quot;&lt;&gt;*&quot;;[.G59:.I59])/SUMIF([.G59:.I59];&quot;&lt;&gt;*&quot;;[.G$2:.I$2]))*[.J$2]);&quot;&quot;)">
            <text:p/>
          </table:table-cell>
          <table:table-cell table:formula="of:=IF((LEN([.J59])=0);&quot;&quot;;CONCATENATE(ROUND([.J59];2);&quot; (&quot;;ROUND((([.J59]/[.J$2])*100);2);&quot;%)&quot;))">
            <text:p/>
          </table:table-cell>
          <table:table-cell table:number-columns-repeated="3"/>
          <table:table-cell table:formula="of:=IF(AND(COUNTA([.L59:.N59]);SUMIF([.L59:.N59];&quot;&lt;&gt;*&quot;;[.L$2:.N$2]));((SUMIF([.L59:.N59];&quot;&lt;&gt;*&quot;;[.L59:.N59])/SUMIF([.L59:.N59];&quot;&lt;&gt;*&quot;;[.L$2:.N$2]))*[.O$2]);&quot;&quot;)">
            <text:p/>
          </table:table-cell>
          <table:table-cell table:formula="of:=IF((LEN([.O59])=0);&quot;&quot;;CONCATENATE(ROUND([.O59];2);&quot; (&quot;;ROUND((([.O59]/[.O$2])*100);2);&quot;%)&quot;))">
            <text:p/>
          </table:table-cell>
          <table:table-cell table:number-columns-repeated="3"/>
          <table:table-cell table:formula="of:=IF(AND(COUNTA([.Q59:.S59]);SUMIF([.Q59:.S59];&quot;&lt;&gt;*&quot;;[.Q$2:.S$2]));((SUMIF([.Q59:.S59];&quot;&lt;&gt;*&quot;;[.Q59:.S59])/SUMIF([.Q59:.S59];&quot;&lt;&gt;*&quot;;[.Q$2:.S$2]))*[.T$2]);&quot;&quot;)">
            <text:p/>
          </table:table-cell>
          <table:table-cell table:formula="of:=IF((LEN([.T59])=0);&quot;&quot;;CONCATENATE(ROUND([.T59];2);&quot; (&quot;;ROUND((([.T59]/[.T$2])*100);2);&quot;%)&quot;))">
            <text:p/>
          </table:table-cell>
          <table:table-cell table:number-columns-repeated="3"/>
          <table:table-cell table:formula="of:=IF(AND(COUNTA([.V59:.X59]);SUMIF([.V59:.X59];&quot;&lt;&gt;*&quot;;[.V$2:.X$2]));((SUMIF([.V59:.X59];&quot;&lt;&gt;*&quot;;[.V59:.X59])/SUMIF([.V59:.X59];&quot;&lt;&gt;*&quot;;[.V$2:.X$2]))*[.Y$2]);&quot;&quot;)">
            <text:p/>
          </table:table-cell>
          <table:table-cell table:formula="of:=IF((LEN([.Y59])=0);&quot;&quot;;CONCATENATE(ROUND([.Y59];2);&quot; (&quot;;ROUND((([.Y59]/[.Y$2])*100);2);&quot;%)&quot;))">
            <text:p/>
          </table:table-cell>
          <table:table-cell table:number-columns-repeated="3"/>
          <table:table-cell table:formula="of:=IF(AND(COUNTA([.AA59:.AC59]);SUMIF([.AA59:.AC59];&quot;&lt;&gt;*&quot;;[.AA$2:.AC$2]));((SUMIF([.AA59:.AC59];&quot;&lt;&gt;*&quot;;[.AA59:.AC59])/SUMIF([.AA59:.AC59];&quot;&lt;&gt;*&quot;;[.AA$2:.AC$2]))*[.AD$2]);&quot;&quot;)">
            <text:p/>
          </table:table-cell>
          <table:table-cell table:formula="of:=IF((LEN([.AD59])=0);&quot;&quot;;CONCATENATE(ROUND([.AD59];2);&quot; (&quot;;ROUND((([.AD5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0])&gt;0);SUM([.G60:.AF60]));([.E60]/SUM( IF(LEN([.J60])&gt;0;[.J$2];0); IF(LEN([.P60])&gt;0;[.P$2];0); IF(LEN([.U60])&gt;0;[.U$2];0); IF(LEN([.Z60])&gt;0;[.Z$2];0); IF(LEN([.AE60])&gt;0;[.AE$2];0) ));&quot;&quot;)">
            <text:p/>
          </table:table-cell>
          <table:table-cell table:formula="of:=IF(LEN([.C60]);SUM(IF(SUM([.G$2:.I$2]);[.J60];0);IF(SUM([.L$2:.N$2]);[.O60];0);IF(SUM([.Q$2:.S$2]);[.T60];0);IF(SUM([.V$2:.X$2]);[.Y60];0);IF(SUM([.AA$2:.AC$2]);[.AD60];0));&quot;&quot;)">
            <text:p/>
          </table:table-cell>
          <table:table-cell table:number-columns-repeated="4"/>
          <table:table-cell table:formula="of:=IF(AND(COUNTA([.G60:.I60]);SUMIF([.G60:.I60];&quot;&lt;&gt;*&quot;;[.G$2:.I$2]));((SUMIF([.G60:.I60];&quot;&lt;&gt;*&quot;;[.G60:.I60])/SUMIF([.G60:.I60];&quot;&lt;&gt;*&quot;;[.G$2:.I$2]))*[.J$2]);&quot;&quot;)">
            <text:p/>
          </table:table-cell>
          <table:table-cell table:formula="of:=IF((LEN([.J60])=0);&quot;&quot;;CONCATENATE(ROUND([.J60];2);&quot; (&quot;;ROUND((([.J60]/[.J$2])*100);2);&quot;%)&quot;))">
            <text:p/>
          </table:table-cell>
          <table:table-cell table:number-columns-repeated="3"/>
          <table:table-cell table:formula="of:=IF(AND(COUNTA([.L60:.N60]);SUMIF([.L60:.N60];&quot;&lt;&gt;*&quot;;[.L$2:.N$2]));((SUMIF([.L60:.N60];&quot;&lt;&gt;*&quot;;[.L60:.N60])/SUMIF([.L60:.N60];&quot;&lt;&gt;*&quot;;[.L$2:.N$2]))*[.O$2]);&quot;&quot;)">
            <text:p/>
          </table:table-cell>
          <table:table-cell table:formula="of:=IF((LEN([.O60])=0);&quot;&quot;;CONCATENATE(ROUND([.O60];2);&quot; (&quot;;ROUND((([.O60]/[.O$2])*100);2);&quot;%)&quot;))">
            <text:p/>
          </table:table-cell>
          <table:table-cell table:number-columns-repeated="3"/>
          <table:table-cell table:formula="of:=IF(AND(COUNTA([.Q60:.S60]);SUMIF([.Q60:.S60];&quot;&lt;&gt;*&quot;;[.Q$2:.S$2]));((SUMIF([.Q60:.S60];&quot;&lt;&gt;*&quot;;[.Q60:.S60])/SUMIF([.Q60:.S60];&quot;&lt;&gt;*&quot;;[.Q$2:.S$2]))*[.T$2]);&quot;&quot;)">
            <text:p/>
          </table:table-cell>
          <table:table-cell table:formula="of:=IF((LEN([.T60])=0);&quot;&quot;;CONCATENATE(ROUND([.T60];2);&quot; (&quot;;ROUND((([.T60]/[.T$2])*100);2);&quot;%)&quot;))">
            <text:p/>
          </table:table-cell>
          <table:table-cell table:number-columns-repeated="3"/>
          <table:table-cell table:formula="of:=IF(AND(COUNTA([.V60:.X60]);SUMIF([.V60:.X60];&quot;&lt;&gt;*&quot;;[.V$2:.X$2]));((SUMIF([.V60:.X60];&quot;&lt;&gt;*&quot;;[.V60:.X60])/SUMIF([.V60:.X60];&quot;&lt;&gt;*&quot;;[.V$2:.X$2]))*[.Y$2]);&quot;&quot;)">
            <text:p/>
          </table:table-cell>
          <table:table-cell table:formula="of:=IF((LEN([.Y60])=0);&quot;&quot;;CONCATENATE(ROUND([.Y60];2);&quot; (&quot;;ROUND((([.Y60]/[.Y$2])*100);2);&quot;%)&quot;))">
            <text:p/>
          </table:table-cell>
          <table:table-cell table:number-columns-repeated="3"/>
          <table:table-cell table:formula="of:=IF(AND(COUNTA([.AA60:.AC60]);SUMIF([.AA60:.AC60];&quot;&lt;&gt;*&quot;;[.AA$2:.AC$2]));((SUMIF([.AA60:.AC60];&quot;&lt;&gt;*&quot;;[.AA60:.AC60])/SUMIF([.AA60:.AC60];&quot;&lt;&gt;*&quot;;[.AA$2:.AC$2]))*[.AD$2]);&quot;&quot;)">
            <text:p/>
          </table:table-cell>
          <table:table-cell table:formula="of:=IF((LEN([.AD60])=0);&quot;&quot;;CONCATENATE(ROUND([.AD60];2);&quot; (&quot;;ROUND((([.AD6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1])&gt;0);SUM([.G61:.AF61]));([.E61]/SUM( IF(LEN([.J61])&gt;0;[.J$2];0); IF(LEN([.P61])&gt;0;[.P$2];0); IF(LEN([.U61])&gt;0;[.U$2];0); IF(LEN([.Z61])&gt;0;[.Z$2];0); IF(LEN([.AE61])&gt;0;[.AE$2];0) ));&quot;&quot;)">
            <text:p/>
          </table:table-cell>
          <table:table-cell table:formula="of:=IF(LEN([.C61]);SUM(IF(SUM([.G$2:.I$2]);[.J61];0);IF(SUM([.L$2:.N$2]);[.O61];0);IF(SUM([.Q$2:.S$2]);[.T61];0);IF(SUM([.V$2:.X$2]);[.Y61];0);IF(SUM([.AA$2:.AC$2]);[.AD61];0));&quot;&quot;)">
            <text:p/>
          </table:table-cell>
          <table:table-cell table:number-columns-repeated="4"/>
          <table:table-cell table:formula="of:=IF(AND(COUNTA([.G61:.I61]);SUMIF([.G61:.I61];&quot;&lt;&gt;*&quot;;[.G$2:.I$2]));((SUMIF([.G61:.I61];&quot;&lt;&gt;*&quot;;[.G61:.I61])/SUMIF([.G61:.I61];&quot;&lt;&gt;*&quot;;[.G$2:.I$2]))*[.J$2]);&quot;&quot;)">
            <text:p/>
          </table:table-cell>
          <table:table-cell table:formula="of:=IF((LEN([.J61])=0);&quot;&quot;;CONCATENATE(ROUND([.J61];2);&quot; (&quot;;ROUND((([.J61]/[.J$2])*100);2);&quot;%)&quot;))">
            <text:p/>
          </table:table-cell>
          <table:table-cell table:number-columns-repeated="3"/>
          <table:table-cell table:formula="of:=IF(AND(COUNTA([.L61:.N61]);SUMIF([.L61:.N61];&quot;&lt;&gt;*&quot;;[.L$2:.N$2]));((SUMIF([.L61:.N61];&quot;&lt;&gt;*&quot;;[.L61:.N61])/SUMIF([.L61:.N61];&quot;&lt;&gt;*&quot;;[.L$2:.N$2]))*[.O$2]);&quot;&quot;)">
            <text:p/>
          </table:table-cell>
          <table:table-cell table:formula="of:=IF((LEN([.O61])=0);&quot;&quot;;CONCATENATE(ROUND([.O61];2);&quot; (&quot;;ROUND((([.O61]/[.O$2])*100);2);&quot;%)&quot;))">
            <text:p/>
          </table:table-cell>
          <table:table-cell table:number-columns-repeated="3"/>
          <table:table-cell table:formula="of:=IF(AND(COUNTA([.Q61:.S61]);SUMIF([.Q61:.S61];&quot;&lt;&gt;*&quot;;[.Q$2:.S$2]));((SUMIF([.Q61:.S61];&quot;&lt;&gt;*&quot;;[.Q61:.S61])/SUMIF([.Q61:.S61];&quot;&lt;&gt;*&quot;;[.Q$2:.S$2]))*[.T$2]);&quot;&quot;)">
            <text:p/>
          </table:table-cell>
          <table:table-cell table:formula="of:=IF((LEN([.T61])=0);&quot;&quot;;CONCATENATE(ROUND([.T61];2);&quot; (&quot;;ROUND((([.T61]/[.T$2])*100);2);&quot;%)&quot;))">
            <text:p/>
          </table:table-cell>
          <table:table-cell table:number-columns-repeated="3"/>
          <table:table-cell table:formula="of:=IF(AND(COUNTA([.V61:.X61]);SUMIF([.V61:.X61];&quot;&lt;&gt;*&quot;;[.V$2:.X$2]));((SUMIF([.V61:.X61];&quot;&lt;&gt;*&quot;;[.V61:.X61])/SUMIF([.V61:.X61];&quot;&lt;&gt;*&quot;;[.V$2:.X$2]))*[.Y$2]);&quot;&quot;)">
            <text:p/>
          </table:table-cell>
          <table:table-cell table:formula="of:=IF((LEN([.Y61])=0);&quot;&quot;;CONCATENATE(ROUND([.Y61];2);&quot; (&quot;;ROUND((([.Y61]/[.Y$2])*100);2);&quot;%)&quot;))">
            <text:p/>
          </table:table-cell>
          <table:table-cell table:number-columns-repeated="3"/>
          <table:table-cell table:formula="of:=IF(AND(COUNTA([.AA61:.AC61]);SUMIF([.AA61:.AC61];&quot;&lt;&gt;*&quot;;[.AA$2:.AC$2]));((SUMIF([.AA61:.AC61];&quot;&lt;&gt;*&quot;;[.AA61:.AC61])/SUMIF([.AA61:.AC61];&quot;&lt;&gt;*&quot;;[.AA$2:.AC$2]))*[.AD$2]);&quot;&quot;)">
            <text:p/>
          </table:table-cell>
          <table:table-cell table:formula="of:=IF((LEN([.AD61])=0);&quot;&quot;;CONCATENATE(ROUND([.AD61];2);&quot; (&quot;;ROUND((([.AD6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2])&gt;0);SUM([.G62:.AF62]));([.E62]/SUM( IF(LEN([.J62])&gt;0;[.J$2];0); IF(LEN([.P62])&gt;0;[.P$2];0); IF(LEN([.U62])&gt;0;[.U$2];0); IF(LEN([.Z62])&gt;0;[.Z$2];0); IF(LEN([.AE62])&gt;0;[.AE$2];0) ));&quot;&quot;)">
            <text:p/>
          </table:table-cell>
          <table:table-cell table:formula="of:=IF(LEN([.C62]);SUM(IF(SUM([.G$2:.I$2]);[.J62];0);IF(SUM([.L$2:.N$2]);[.O62];0);IF(SUM([.Q$2:.S$2]);[.T62];0);IF(SUM([.V$2:.X$2]);[.Y62];0);IF(SUM([.AA$2:.AC$2]);[.AD62];0));&quot;&quot;)">
            <text:p/>
          </table:table-cell>
          <table:table-cell table:number-columns-repeated="4"/>
          <table:table-cell table:formula="of:=IF(AND(COUNTA([.G62:.I62]);SUMIF([.G62:.I62];&quot;&lt;&gt;*&quot;;[.G$2:.I$2]));((SUMIF([.G62:.I62];&quot;&lt;&gt;*&quot;;[.G62:.I62])/SUMIF([.G62:.I62];&quot;&lt;&gt;*&quot;;[.G$2:.I$2]))*[.J$2]);&quot;&quot;)">
            <text:p/>
          </table:table-cell>
          <table:table-cell table:formula="of:=IF((LEN([.J62])=0);&quot;&quot;;CONCATENATE(ROUND([.J62];2);&quot; (&quot;;ROUND((([.J62]/[.J$2])*100);2);&quot;%)&quot;))">
            <text:p/>
          </table:table-cell>
          <table:table-cell table:number-columns-repeated="3"/>
          <table:table-cell table:formula="of:=IF(AND(COUNTA([.L62:.N62]);SUMIF([.L62:.N62];&quot;&lt;&gt;*&quot;;[.L$2:.N$2]));((SUMIF([.L62:.N62];&quot;&lt;&gt;*&quot;;[.L62:.N62])/SUMIF([.L62:.N62];&quot;&lt;&gt;*&quot;;[.L$2:.N$2]))*[.O$2]);&quot;&quot;)">
            <text:p/>
          </table:table-cell>
          <table:table-cell table:formula="of:=IF((LEN([.O62])=0);&quot;&quot;;CONCATENATE(ROUND([.O62];2);&quot; (&quot;;ROUND((([.O62]/[.O$2])*100);2);&quot;%)&quot;))">
            <text:p/>
          </table:table-cell>
          <table:table-cell table:number-columns-repeated="3"/>
          <table:table-cell table:formula="of:=IF(AND(COUNTA([.Q62:.S62]);SUMIF([.Q62:.S62];&quot;&lt;&gt;*&quot;;[.Q$2:.S$2]));((SUMIF([.Q62:.S62];&quot;&lt;&gt;*&quot;;[.Q62:.S62])/SUMIF([.Q62:.S62];&quot;&lt;&gt;*&quot;;[.Q$2:.S$2]))*[.T$2]);&quot;&quot;)">
            <text:p/>
          </table:table-cell>
          <table:table-cell table:formula="of:=IF((LEN([.T62])=0);&quot;&quot;;CONCATENATE(ROUND([.T62];2);&quot; (&quot;;ROUND((([.T62]/[.T$2])*100);2);&quot;%)&quot;))">
            <text:p/>
          </table:table-cell>
          <table:table-cell table:number-columns-repeated="3"/>
          <table:table-cell table:formula="of:=IF(AND(COUNTA([.V62:.X62]);SUMIF([.V62:.X62];&quot;&lt;&gt;*&quot;;[.V$2:.X$2]));((SUMIF([.V62:.X62];&quot;&lt;&gt;*&quot;;[.V62:.X62])/SUMIF([.V62:.X62];&quot;&lt;&gt;*&quot;;[.V$2:.X$2]))*[.Y$2]);&quot;&quot;)">
            <text:p/>
          </table:table-cell>
          <table:table-cell table:formula="of:=IF((LEN([.Y62])=0);&quot;&quot;;CONCATENATE(ROUND([.Y62];2);&quot; (&quot;;ROUND((([.Y62]/[.Y$2])*100);2);&quot;%)&quot;))">
            <text:p/>
          </table:table-cell>
          <table:table-cell table:number-columns-repeated="3"/>
          <table:table-cell table:formula="of:=IF(AND(COUNTA([.AA62:.AC62]);SUMIF([.AA62:.AC62];&quot;&lt;&gt;*&quot;;[.AA$2:.AC$2]));((SUMIF([.AA62:.AC62];&quot;&lt;&gt;*&quot;;[.AA62:.AC62])/SUMIF([.AA62:.AC62];&quot;&lt;&gt;*&quot;;[.AA$2:.AC$2]))*[.AD$2]);&quot;&quot;)">
            <text:p/>
          </table:table-cell>
          <table:table-cell table:formula="of:=IF((LEN([.AD62])=0);&quot;&quot;;CONCATENATE(ROUND([.AD62];2);&quot; (&quot;;ROUND((([.AD6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3])&gt;0);SUM([.G63:.AF63]));([.E63]/SUM( IF(LEN([.J63])&gt;0;[.J$2];0); IF(LEN([.P63])&gt;0;[.P$2];0); IF(LEN([.U63])&gt;0;[.U$2];0); IF(LEN([.Z63])&gt;0;[.Z$2];0); IF(LEN([.AE63])&gt;0;[.AE$2];0) ));&quot;&quot;)">
            <text:p/>
          </table:table-cell>
          <table:table-cell table:formula="of:=IF(LEN([.C63]);SUM(IF(SUM([.G$2:.I$2]);[.J63];0);IF(SUM([.L$2:.N$2]);[.O63];0);IF(SUM([.Q$2:.S$2]);[.T63];0);IF(SUM([.V$2:.X$2]);[.Y63];0);IF(SUM([.AA$2:.AC$2]);[.AD63];0));&quot;&quot;)">
            <text:p/>
          </table:table-cell>
          <table:table-cell table:number-columns-repeated="4"/>
          <table:table-cell table:formula="of:=IF(AND(COUNTA([.G63:.I63]);SUMIF([.G63:.I63];&quot;&lt;&gt;*&quot;;[.G$2:.I$2]));((SUMIF([.G63:.I63];&quot;&lt;&gt;*&quot;;[.G63:.I63])/SUMIF([.G63:.I63];&quot;&lt;&gt;*&quot;;[.G$2:.I$2]))*[.J$2]);&quot;&quot;)">
            <text:p/>
          </table:table-cell>
          <table:table-cell table:formula="of:=IF((LEN([.J63])=0);&quot;&quot;;CONCATENATE(ROUND([.J63];2);&quot; (&quot;;ROUND((([.J63]/[.J$2])*100);2);&quot;%)&quot;))">
            <text:p/>
          </table:table-cell>
          <table:table-cell table:number-columns-repeated="3"/>
          <table:table-cell table:formula="of:=IF(AND(COUNTA([.L63:.N63]);SUMIF([.L63:.N63];&quot;&lt;&gt;*&quot;;[.L$2:.N$2]));((SUMIF([.L63:.N63];&quot;&lt;&gt;*&quot;;[.L63:.N63])/SUMIF([.L63:.N63];&quot;&lt;&gt;*&quot;;[.L$2:.N$2]))*[.O$2]);&quot;&quot;)">
            <text:p/>
          </table:table-cell>
          <table:table-cell table:formula="of:=IF((LEN([.O63])=0);&quot;&quot;;CONCATENATE(ROUND([.O63];2);&quot; (&quot;;ROUND((([.O63]/[.O$2])*100);2);&quot;%)&quot;))">
            <text:p/>
          </table:table-cell>
          <table:table-cell table:number-columns-repeated="3"/>
          <table:table-cell table:formula="of:=IF(AND(COUNTA([.Q63:.S63]);SUMIF([.Q63:.S63];&quot;&lt;&gt;*&quot;;[.Q$2:.S$2]));((SUMIF([.Q63:.S63];&quot;&lt;&gt;*&quot;;[.Q63:.S63])/SUMIF([.Q63:.S63];&quot;&lt;&gt;*&quot;;[.Q$2:.S$2]))*[.T$2]);&quot;&quot;)">
            <text:p/>
          </table:table-cell>
          <table:table-cell table:formula="of:=IF((LEN([.T63])=0);&quot;&quot;;CONCATENATE(ROUND([.T63];2);&quot; (&quot;;ROUND((([.T63]/[.T$2])*100);2);&quot;%)&quot;))">
            <text:p/>
          </table:table-cell>
          <table:table-cell table:number-columns-repeated="3"/>
          <table:table-cell table:formula="of:=IF(AND(COUNTA([.V63:.X63]);SUMIF([.V63:.X63];&quot;&lt;&gt;*&quot;;[.V$2:.X$2]));((SUMIF([.V63:.X63];&quot;&lt;&gt;*&quot;;[.V63:.X63])/SUMIF([.V63:.X63];&quot;&lt;&gt;*&quot;;[.V$2:.X$2]))*[.Y$2]);&quot;&quot;)">
            <text:p/>
          </table:table-cell>
          <table:table-cell table:formula="of:=IF((LEN([.Y63])=0);&quot;&quot;;CONCATENATE(ROUND([.Y63];2);&quot; (&quot;;ROUND((([.Y63]/[.Y$2])*100);2);&quot;%)&quot;))">
            <text:p/>
          </table:table-cell>
          <table:table-cell table:number-columns-repeated="3"/>
          <table:table-cell table:formula="of:=IF(AND(COUNTA([.AA63:.AC63]);SUMIF([.AA63:.AC63];&quot;&lt;&gt;*&quot;;[.AA$2:.AC$2]));((SUMIF([.AA63:.AC63];&quot;&lt;&gt;*&quot;;[.AA63:.AC63])/SUMIF([.AA63:.AC63];&quot;&lt;&gt;*&quot;;[.AA$2:.AC$2]))*[.AD$2]);&quot;&quot;)">
            <text:p/>
          </table:table-cell>
          <table:table-cell table:formula="of:=IF((LEN([.AD63])=0);&quot;&quot;;CONCATENATE(ROUND([.AD63];2);&quot; (&quot;;ROUND((([.AD6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4])&gt;0);SUM([.G64:.AF64]));([.E64]/SUM( IF(LEN([.J64])&gt;0;[.J$2];0); IF(LEN([.P64])&gt;0;[.P$2];0); IF(LEN([.U64])&gt;0;[.U$2];0); IF(LEN([.Z64])&gt;0;[.Z$2];0); IF(LEN([.AE64])&gt;0;[.AE$2];0) ));&quot;&quot;)">
            <text:p/>
          </table:table-cell>
          <table:table-cell table:formula="of:=IF(LEN([.C64]);SUM(IF(SUM([.G$2:.I$2]);[.J64];0);IF(SUM([.L$2:.N$2]);[.O64];0);IF(SUM([.Q$2:.S$2]);[.T64];0);IF(SUM([.V$2:.X$2]);[.Y64];0);IF(SUM([.AA$2:.AC$2]);[.AD64];0));&quot;&quot;)">
            <text:p/>
          </table:table-cell>
          <table:table-cell table:number-columns-repeated="4"/>
          <table:table-cell table:formula="of:=IF(AND(COUNTA([.G64:.I64]);SUMIF([.G64:.I64];&quot;&lt;&gt;*&quot;;[.G$2:.I$2]));((SUMIF([.G64:.I64];&quot;&lt;&gt;*&quot;;[.G64:.I64])/SUMIF([.G64:.I64];&quot;&lt;&gt;*&quot;;[.G$2:.I$2]))*[.J$2]);&quot;&quot;)">
            <text:p/>
          </table:table-cell>
          <table:table-cell table:formula="of:=IF((LEN([.J64])=0);&quot;&quot;;CONCATENATE(ROUND([.J64];2);&quot; (&quot;;ROUND((([.J64]/[.J$2])*100);2);&quot;%)&quot;))">
            <text:p/>
          </table:table-cell>
          <table:table-cell table:number-columns-repeated="3"/>
          <table:table-cell table:formula="of:=IF(AND(COUNTA([.L64:.N64]);SUMIF([.L64:.N64];&quot;&lt;&gt;*&quot;;[.L$2:.N$2]));((SUMIF([.L64:.N64];&quot;&lt;&gt;*&quot;;[.L64:.N64])/SUMIF([.L64:.N64];&quot;&lt;&gt;*&quot;;[.L$2:.N$2]))*[.O$2]);&quot;&quot;)">
            <text:p/>
          </table:table-cell>
          <table:table-cell table:formula="of:=IF((LEN([.O64])=0);&quot;&quot;;CONCATENATE(ROUND([.O64];2);&quot; (&quot;;ROUND((([.O64]/[.O$2])*100);2);&quot;%)&quot;))">
            <text:p/>
          </table:table-cell>
          <table:table-cell table:number-columns-repeated="3"/>
          <table:table-cell table:formula="of:=IF(AND(COUNTA([.Q64:.S64]);SUMIF([.Q64:.S64];&quot;&lt;&gt;*&quot;;[.Q$2:.S$2]));((SUMIF([.Q64:.S64];&quot;&lt;&gt;*&quot;;[.Q64:.S64])/SUMIF([.Q64:.S64];&quot;&lt;&gt;*&quot;;[.Q$2:.S$2]))*[.T$2]);&quot;&quot;)">
            <text:p/>
          </table:table-cell>
          <table:table-cell table:formula="of:=IF((LEN([.T64])=0);&quot;&quot;;CONCATENATE(ROUND([.T64];2);&quot; (&quot;;ROUND((([.T64]/[.T$2])*100);2);&quot;%)&quot;))">
            <text:p/>
          </table:table-cell>
          <table:table-cell table:number-columns-repeated="3"/>
          <table:table-cell table:formula="of:=IF(AND(COUNTA([.V64:.X64]);SUMIF([.V64:.X64];&quot;&lt;&gt;*&quot;;[.V$2:.X$2]));((SUMIF([.V64:.X64];&quot;&lt;&gt;*&quot;;[.V64:.X64])/SUMIF([.V64:.X64];&quot;&lt;&gt;*&quot;;[.V$2:.X$2]))*[.Y$2]);&quot;&quot;)">
            <text:p/>
          </table:table-cell>
          <table:table-cell table:formula="of:=IF((LEN([.Y64])=0);&quot;&quot;;CONCATENATE(ROUND([.Y64];2);&quot; (&quot;;ROUND((([.Y64]/[.Y$2])*100);2);&quot;%)&quot;))">
            <text:p/>
          </table:table-cell>
          <table:table-cell table:number-columns-repeated="3"/>
          <table:table-cell table:formula="of:=IF(AND(COUNTA([.AA64:.AC64]);SUMIF([.AA64:.AC64];&quot;&lt;&gt;*&quot;;[.AA$2:.AC$2]));((SUMIF([.AA64:.AC64];&quot;&lt;&gt;*&quot;;[.AA64:.AC64])/SUMIF([.AA64:.AC64];&quot;&lt;&gt;*&quot;;[.AA$2:.AC$2]))*[.AD$2]);&quot;&quot;)">
            <text:p/>
          </table:table-cell>
          <table:table-cell table:formula="of:=IF((LEN([.AD64])=0);&quot;&quot;;CONCATENATE(ROUND([.AD64];2);&quot; (&quot;;ROUND((([.AD6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5])&gt;0);SUM([.G65:.AF65]));([.E65]/SUM( IF(LEN([.J65])&gt;0;[.J$2];0); IF(LEN([.P65])&gt;0;[.P$2];0); IF(LEN([.U65])&gt;0;[.U$2];0); IF(LEN([.Z65])&gt;0;[.Z$2];0); IF(LEN([.AE65])&gt;0;[.AE$2];0) ));&quot;&quot;)">
            <text:p/>
          </table:table-cell>
          <table:table-cell table:formula="of:=IF(LEN([.C65]);SUM(IF(SUM([.G$2:.I$2]);[.J65];0);IF(SUM([.L$2:.N$2]);[.O65];0);IF(SUM([.Q$2:.S$2]);[.T65];0);IF(SUM([.V$2:.X$2]);[.Y65];0);IF(SUM([.AA$2:.AC$2]);[.AD65];0));&quot;&quot;)">
            <text:p/>
          </table:table-cell>
          <table:table-cell table:number-columns-repeated="4"/>
          <table:table-cell table:formula="of:=IF(AND(COUNTA([.G65:.I65]);SUMIF([.G65:.I65];&quot;&lt;&gt;*&quot;;[.G$2:.I$2]));((SUMIF([.G65:.I65];&quot;&lt;&gt;*&quot;;[.G65:.I65])/SUMIF([.G65:.I65];&quot;&lt;&gt;*&quot;;[.G$2:.I$2]))*[.J$2]);&quot;&quot;)">
            <text:p/>
          </table:table-cell>
          <table:table-cell table:formula="of:=IF((LEN([.J65])=0);&quot;&quot;;CONCATENATE(ROUND([.J65];2);&quot; (&quot;;ROUND((([.J65]/[.J$2])*100);2);&quot;%)&quot;))">
            <text:p/>
          </table:table-cell>
          <table:table-cell table:number-columns-repeated="3"/>
          <table:table-cell table:formula="of:=IF(AND(COUNTA([.L65:.N65]);SUMIF([.L65:.N65];&quot;&lt;&gt;*&quot;;[.L$2:.N$2]));((SUMIF([.L65:.N65];&quot;&lt;&gt;*&quot;;[.L65:.N65])/SUMIF([.L65:.N65];&quot;&lt;&gt;*&quot;;[.L$2:.N$2]))*[.O$2]);&quot;&quot;)">
            <text:p/>
          </table:table-cell>
          <table:table-cell table:formula="of:=IF((LEN([.O65])=0);&quot;&quot;;CONCATENATE(ROUND([.O65];2);&quot; (&quot;;ROUND((([.O65]/[.O$2])*100);2);&quot;%)&quot;))">
            <text:p/>
          </table:table-cell>
          <table:table-cell table:number-columns-repeated="3"/>
          <table:table-cell table:formula="of:=IF(AND(COUNTA([.Q65:.S65]);SUMIF([.Q65:.S65];&quot;&lt;&gt;*&quot;;[.Q$2:.S$2]));((SUMIF([.Q65:.S65];&quot;&lt;&gt;*&quot;;[.Q65:.S65])/SUMIF([.Q65:.S65];&quot;&lt;&gt;*&quot;;[.Q$2:.S$2]))*[.T$2]);&quot;&quot;)">
            <text:p/>
          </table:table-cell>
          <table:table-cell table:formula="of:=IF((LEN([.T65])=0);&quot;&quot;;CONCATENATE(ROUND([.T65];2);&quot; (&quot;;ROUND((([.T65]/[.T$2])*100);2);&quot;%)&quot;))">
            <text:p/>
          </table:table-cell>
          <table:table-cell table:number-columns-repeated="3"/>
          <table:table-cell table:formula="of:=IF(AND(COUNTA([.V65:.X65]);SUMIF([.V65:.X65];&quot;&lt;&gt;*&quot;;[.V$2:.X$2]));((SUMIF([.V65:.X65];&quot;&lt;&gt;*&quot;;[.V65:.X65])/SUMIF([.V65:.X65];&quot;&lt;&gt;*&quot;;[.V$2:.X$2]))*[.Y$2]);&quot;&quot;)">
            <text:p/>
          </table:table-cell>
          <table:table-cell table:formula="of:=IF((LEN([.Y65])=0);&quot;&quot;;CONCATENATE(ROUND([.Y65];2);&quot; (&quot;;ROUND((([.Y65]/[.Y$2])*100);2);&quot;%)&quot;))">
            <text:p/>
          </table:table-cell>
          <table:table-cell table:number-columns-repeated="3"/>
          <table:table-cell table:formula="of:=IF(AND(COUNTA([.AA65:.AC65]);SUMIF([.AA65:.AC65];&quot;&lt;&gt;*&quot;;[.AA$2:.AC$2]));((SUMIF([.AA65:.AC65];&quot;&lt;&gt;*&quot;;[.AA65:.AC65])/SUMIF([.AA65:.AC65];&quot;&lt;&gt;*&quot;;[.AA$2:.AC$2]))*[.AD$2]);&quot;&quot;)">
            <text:p/>
          </table:table-cell>
          <table:table-cell table:formula="of:=IF((LEN([.AD65])=0);&quot;&quot;;CONCATENATE(ROUND([.AD65];2);&quot; (&quot;;ROUND((([.AD6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6])&gt;0);SUM([.G66:.AF66]));([.E66]/SUM( IF(LEN([.J66])&gt;0;[.J$2];0); IF(LEN([.P66])&gt;0;[.P$2];0); IF(LEN([.U66])&gt;0;[.U$2];0); IF(LEN([.Z66])&gt;0;[.Z$2];0); IF(LEN([.AE66])&gt;0;[.AE$2];0) ));&quot;&quot;)">
            <text:p/>
          </table:table-cell>
          <table:table-cell table:formula="of:=IF(LEN([.C66]);SUM(IF(SUM([.G$2:.I$2]);[.J66];0);IF(SUM([.L$2:.N$2]);[.O66];0);IF(SUM([.Q$2:.S$2]);[.T66];0);IF(SUM([.V$2:.X$2]);[.Y66];0);IF(SUM([.AA$2:.AC$2]);[.AD66];0));&quot;&quot;)">
            <text:p/>
          </table:table-cell>
          <table:table-cell table:number-columns-repeated="4"/>
          <table:table-cell table:formula="of:=IF(AND(COUNTA([.G66:.I66]);SUMIF([.G66:.I66];&quot;&lt;&gt;*&quot;;[.G$2:.I$2]));((SUMIF([.G66:.I66];&quot;&lt;&gt;*&quot;;[.G66:.I66])/SUMIF([.G66:.I66];&quot;&lt;&gt;*&quot;;[.G$2:.I$2]))*[.J$2]);&quot;&quot;)">
            <text:p/>
          </table:table-cell>
          <table:table-cell table:formula="of:=IF((LEN([.J66])=0);&quot;&quot;;CONCATENATE(ROUND([.J66];2);&quot; (&quot;;ROUND((([.J66]/[.J$2])*100);2);&quot;%)&quot;))">
            <text:p/>
          </table:table-cell>
          <table:table-cell table:number-columns-repeated="3"/>
          <table:table-cell table:formula="of:=IF(AND(COUNTA([.L66:.N66]);SUMIF([.L66:.N66];&quot;&lt;&gt;*&quot;;[.L$2:.N$2]));((SUMIF([.L66:.N66];&quot;&lt;&gt;*&quot;;[.L66:.N66])/SUMIF([.L66:.N66];&quot;&lt;&gt;*&quot;;[.L$2:.N$2]))*[.O$2]);&quot;&quot;)">
            <text:p/>
          </table:table-cell>
          <table:table-cell table:formula="of:=IF((LEN([.O66])=0);&quot;&quot;;CONCATENATE(ROUND([.O66];2);&quot; (&quot;;ROUND((([.O66]/[.O$2])*100);2);&quot;%)&quot;))">
            <text:p/>
          </table:table-cell>
          <table:table-cell table:number-columns-repeated="3"/>
          <table:table-cell table:formula="of:=IF(AND(COUNTA([.Q66:.S66]);SUMIF([.Q66:.S66];&quot;&lt;&gt;*&quot;;[.Q$2:.S$2]));((SUMIF([.Q66:.S66];&quot;&lt;&gt;*&quot;;[.Q66:.S66])/SUMIF([.Q66:.S66];&quot;&lt;&gt;*&quot;;[.Q$2:.S$2]))*[.T$2]);&quot;&quot;)">
            <text:p/>
          </table:table-cell>
          <table:table-cell table:formula="of:=IF((LEN([.T66])=0);&quot;&quot;;CONCATENATE(ROUND([.T66];2);&quot; (&quot;;ROUND((([.T66]/[.T$2])*100);2);&quot;%)&quot;))">
            <text:p/>
          </table:table-cell>
          <table:table-cell table:number-columns-repeated="3"/>
          <table:table-cell table:formula="of:=IF(AND(COUNTA([.V66:.X66]);SUMIF([.V66:.X66];&quot;&lt;&gt;*&quot;;[.V$2:.X$2]));((SUMIF([.V66:.X66];&quot;&lt;&gt;*&quot;;[.V66:.X66])/SUMIF([.V66:.X66];&quot;&lt;&gt;*&quot;;[.V$2:.X$2]))*[.Y$2]);&quot;&quot;)">
            <text:p/>
          </table:table-cell>
          <table:table-cell table:formula="of:=IF((LEN([.Y66])=0);&quot;&quot;;CONCATENATE(ROUND([.Y66];2);&quot; (&quot;;ROUND((([.Y66]/[.Y$2])*100);2);&quot;%)&quot;))">
            <text:p/>
          </table:table-cell>
          <table:table-cell table:number-columns-repeated="3"/>
          <table:table-cell table:formula="of:=IF(AND(COUNTA([.AA66:.AC66]);SUMIF([.AA66:.AC66];&quot;&lt;&gt;*&quot;;[.AA$2:.AC$2]));((SUMIF([.AA66:.AC66];&quot;&lt;&gt;*&quot;;[.AA66:.AC66])/SUMIF([.AA66:.AC66];&quot;&lt;&gt;*&quot;;[.AA$2:.AC$2]))*[.AD$2]);&quot;&quot;)">
            <text:p/>
          </table:table-cell>
          <table:table-cell table:formula="of:=IF((LEN([.AD66])=0);&quot;&quot;;CONCATENATE(ROUND([.AD66];2);&quot; (&quot;;ROUND((([.AD6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7])&gt;0);SUM([.G67:.AF67]));([.E67]/SUM( IF(LEN([.J67])&gt;0;[.J$2];0); IF(LEN([.P67])&gt;0;[.P$2];0); IF(LEN([.U67])&gt;0;[.U$2];0); IF(LEN([.Z67])&gt;0;[.Z$2];0); IF(LEN([.AE67])&gt;0;[.AE$2];0) ));&quot;&quot;)">
            <text:p/>
          </table:table-cell>
          <table:table-cell table:formula="of:=IF(LEN([.C67]);SUM(IF(SUM([.G$2:.I$2]);[.J67];0);IF(SUM([.L$2:.N$2]);[.O67];0);IF(SUM([.Q$2:.S$2]);[.T67];0);IF(SUM([.V$2:.X$2]);[.Y67];0);IF(SUM([.AA$2:.AC$2]);[.AD67];0));&quot;&quot;)">
            <text:p/>
          </table:table-cell>
          <table:table-cell table:number-columns-repeated="4"/>
          <table:table-cell table:formula="of:=IF(AND(COUNTA([.G67:.I67]);SUMIF([.G67:.I67];&quot;&lt;&gt;*&quot;;[.G$2:.I$2]));((SUMIF([.G67:.I67];&quot;&lt;&gt;*&quot;;[.G67:.I67])/SUMIF([.G67:.I67];&quot;&lt;&gt;*&quot;;[.G$2:.I$2]))*[.J$2]);&quot;&quot;)">
            <text:p/>
          </table:table-cell>
          <table:table-cell table:formula="of:=IF((LEN([.J67])=0);&quot;&quot;;CONCATENATE(ROUND([.J67];2);&quot; (&quot;;ROUND((([.J67]/[.J$2])*100);2);&quot;%)&quot;))">
            <text:p/>
          </table:table-cell>
          <table:table-cell table:number-columns-repeated="3"/>
          <table:table-cell table:formula="of:=IF(AND(COUNTA([.L67:.N67]);SUMIF([.L67:.N67];&quot;&lt;&gt;*&quot;;[.L$2:.N$2]));((SUMIF([.L67:.N67];&quot;&lt;&gt;*&quot;;[.L67:.N67])/SUMIF([.L67:.N67];&quot;&lt;&gt;*&quot;;[.L$2:.N$2]))*[.O$2]);&quot;&quot;)">
            <text:p/>
          </table:table-cell>
          <table:table-cell table:formula="of:=IF((LEN([.O67])=0);&quot;&quot;;CONCATENATE(ROUND([.O67];2);&quot; (&quot;;ROUND((([.O67]/[.O$2])*100);2);&quot;%)&quot;))">
            <text:p/>
          </table:table-cell>
          <table:table-cell table:number-columns-repeated="3"/>
          <table:table-cell table:formula="of:=IF(AND(COUNTA([.Q67:.S67]);SUMIF([.Q67:.S67];&quot;&lt;&gt;*&quot;;[.Q$2:.S$2]));((SUMIF([.Q67:.S67];&quot;&lt;&gt;*&quot;;[.Q67:.S67])/SUMIF([.Q67:.S67];&quot;&lt;&gt;*&quot;;[.Q$2:.S$2]))*[.T$2]);&quot;&quot;)">
            <text:p/>
          </table:table-cell>
          <table:table-cell table:formula="of:=IF((LEN([.T67])=0);&quot;&quot;;CONCATENATE(ROUND([.T67];2);&quot; (&quot;;ROUND((([.T67]/[.T$2])*100);2);&quot;%)&quot;))">
            <text:p/>
          </table:table-cell>
          <table:table-cell table:number-columns-repeated="3"/>
          <table:table-cell table:formula="of:=IF(AND(COUNTA([.V67:.X67]);SUMIF([.V67:.X67];&quot;&lt;&gt;*&quot;;[.V$2:.X$2]));((SUMIF([.V67:.X67];&quot;&lt;&gt;*&quot;;[.V67:.X67])/SUMIF([.V67:.X67];&quot;&lt;&gt;*&quot;;[.V$2:.X$2]))*[.Y$2]);&quot;&quot;)">
            <text:p/>
          </table:table-cell>
          <table:table-cell table:formula="of:=IF((LEN([.Y67])=0);&quot;&quot;;CONCATENATE(ROUND([.Y67];2);&quot; (&quot;;ROUND((([.Y67]/[.Y$2])*100);2);&quot;%)&quot;))">
            <text:p/>
          </table:table-cell>
          <table:table-cell table:number-columns-repeated="3"/>
          <table:table-cell table:formula="of:=IF(AND(COUNTA([.AA67:.AC67]);SUMIF([.AA67:.AC67];&quot;&lt;&gt;*&quot;;[.AA$2:.AC$2]));((SUMIF([.AA67:.AC67];&quot;&lt;&gt;*&quot;;[.AA67:.AC67])/SUMIF([.AA67:.AC67];&quot;&lt;&gt;*&quot;;[.AA$2:.AC$2]))*[.AD$2]);&quot;&quot;)">
            <text:p/>
          </table:table-cell>
          <table:table-cell table:formula="of:=IF((LEN([.AD67])=0);&quot;&quot;;CONCATENATE(ROUND([.AD67];2);&quot; (&quot;;ROUND((([.AD6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8])&gt;0);SUM([.G68:.AF68]));([.E68]/SUM( IF(LEN([.J68])&gt;0;[.J$2];0); IF(LEN([.P68])&gt;0;[.P$2];0); IF(LEN([.U68])&gt;0;[.U$2];0); IF(LEN([.Z68])&gt;0;[.Z$2];0); IF(LEN([.AE68])&gt;0;[.AE$2];0) ));&quot;&quot;)">
            <text:p/>
          </table:table-cell>
          <table:table-cell table:formula="of:=IF(LEN([.C68]);SUM(IF(SUM([.G$2:.I$2]);[.J68];0);IF(SUM([.L$2:.N$2]);[.O68];0);IF(SUM([.Q$2:.S$2]);[.T68];0);IF(SUM([.V$2:.X$2]);[.Y68];0);IF(SUM([.AA$2:.AC$2]);[.AD68];0));&quot;&quot;)">
            <text:p/>
          </table:table-cell>
          <table:table-cell table:number-columns-repeated="4"/>
          <table:table-cell table:formula="of:=IF(AND(COUNTA([.G68:.I68]);SUMIF([.G68:.I68];&quot;&lt;&gt;*&quot;;[.G$2:.I$2]));((SUMIF([.G68:.I68];&quot;&lt;&gt;*&quot;;[.G68:.I68])/SUMIF([.G68:.I68];&quot;&lt;&gt;*&quot;;[.G$2:.I$2]))*[.J$2]);&quot;&quot;)">
            <text:p/>
          </table:table-cell>
          <table:table-cell table:formula="of:=IF((LEN([.J68])=0);&quot;&quot;;CONCATENATE(ROUND([.J68];2);&quot; (&quot;;ROUND((([.J68]/[.J$2])*100);2);&quot;%)&quot;))">
            <text:p/>
          </table:table-cell>
          <table:table-cell table:number-columns-repeated="3"/>
          <table:table-cell table:formula="of:=IF(AND(COUNTA([.L68:.N68]);SUMIF([.L68:.N68];&quot;&lt;&gt;*&quot;;[.L$2:.N$2]));((SUMIF([.L68:.N68];&quot;&lt;&gt;*&quot;;[.L68:.N68])/SUMIF([.L68:.N68];&quot;&lt;&gt;*&quot;;[.L$2:.N$2]))*[.O$2]);&quot;&quot;)">
            <text:p/>
          </table:table-cell>
          <table:table-cell table:formula="of:=IF((LEN([.O68])=0);&quot;&quot;;CONCATENATE(ROUND([.O68];2);&quot; (&quot;;ROUND((([.O68]/[.O$2])*100);2);&quot;%)&quot;))">
            <text:p/>
          </table:table-cell>
          <table:table-cell table:number-columns-repeated="3"/>
          <table:table-cell table:formula="of:=IF(AND(COUNTA([.Q68:.S68]);SUMIF([.Q68:.S68];&quot;&lt;&gt;*&quot;;[.Q$2:.S$2]));((SUMIF([.Q68:.S68];&quot;&lt;&gt;*&quot;;[.Q68:.S68])/SUMIF([.Q68:.S68];&quot;&lt;&gt;*&quot;;[.Q$2:.S$2]))*[.T$2]);&quot;&quot;)">
            <text:p/>
          </table:table-cell>
          <table:table-cell table:formula="of:=IF((LEN([.T68])=0);&quot;&quot;;CONCATENATE(ROUND([.T68];2);&quot; (&quot;;ROUND((([.T68]/[.T$2])*100);2);&quot;%)&quot;))">
            <text:p/>
          </table:table-cell>
          <table:table-cell table:number-columns-repeated="3"/>
          <table:table-cell table:formula="of:=IF(AND(COUNTA([.V68:.X68]);SUMIF([.V68:.X68];&quot;&lt;&gt;*&quot;;[.V$2:.X$2]));((SUMIF([.V68:.X68];&quot;&lt;&gt;*&quot;;[.V68:.X68])/SUMIF([.V68:.X68];&quot;&lt;&gt;*&quot;;[.V$2:.X$2]))*[.Y$2]);&quot;&quot;)">
            <text:p/>
          </table:table-cell>
          <table:table-cell table:formula="of:=IF((LEN([.Y68])=0);&quot;&quot;;CONCATENATE(ROUND([.Y68];2);&quot; (&quot;;ROUND((([.Y68]/[.Y$2])*100);2);&quot;%)&quot;))">
            <text:p/>
          </table:table-cell>
          <table:table-cell table:number-columns-repeated="3"/>
          <table:table-cell table:formula="of:=IF(AND(COUNTA([.AA68:.AC68]);SUMIF([.AA68:.AC68];&quot;&lt;&gt;*&quot;;[.AA$2:.AC$2]));((SUMIF([.AA68:.AC68];&quot;&lt;&gt;*&quot;;[.AA68:.AC68])/SUMIF([.AA68:.AC68];&quot;&lt;&gt;*&quot;;[.AA$2:.AC$2]))*[.AD$2]);&quot;&quot;)">
            <text:p/>
          </table:table-cell>
          <table:table-cell table:formula="of:=IF((LEN([.AD68])=0);&quot;&quot;;CONCATENATE(ROUND([.AD68];2);&quot; (&quot;;ROUND((([.AD6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69])&gt;0);SUM([.G69:.AF69]));([.E69]/SUM( IF(LEN([.J69])&gt;0;[.J$2];0); IF(LEN([.P69])&gt;0;[.P$2];0); IF(LEN([.U69])&gt;0;[.U$2];0); IF(LEN([.Z69])&gt;0;[.Z$2];0); IF(LEN([.AE69])&gt;0;[.AE$2];0) ));&quot;&quot;)">
            <text:p/>
          </table:table-cell>
          <table:table-cell table:formula="of:=IF(LEN([.C69]);SUM(IF(SUM([.G$2:.I$2]);[.J69];0);IF(SUM([.L$2:.N$2]);[.O69];0);IF(SUM([.Q$2:.S$2]);[.T69];0);IF(SUM([.V$2:.X$2]);[.Y69];0);IF(SUM([.AA$2:.AC$2]);[.AD69];0));&quot;&quot;)">
            <text:p/>
          </table:table-cell>
          <table:table-cell table:number-columns-repeated="4"/>
          <table:table-cell table:formula="of:=IF(AND(COUNTA([.G69:.I69]);SUMIF([.G69:.I69];&quot;&lt;&gt;*&quot;;[.G$2:.I$2]));((SUMIF([.G69:.I69];&quot;&lt;&gt;*&quot;;[.G69:.I69])/SUMIF([.G69:.I69];&quot;&lt;&gt;*&quot;;[.G$2:.I$2]))*[.J$2]);&quot;&quot;)">
            <text:p/>
          </table:table-cell>
          <table:table-cell table:formula="of:=IF((LEN([.J69])=0);&quot;&quot;;CONCATENATE(ROUND([.J69];2);&quot; (&quot;;ROUND((([.J69]/[.J$2])*100);2);&quot;%)&quot;))">
            <text:p/>
          </table:table-cell>
          <table:table-cell table:number-columns-repeated="3"/>
          <table:table-cell table:formula="of:=IF(AND(COUNTA([.L69:.N69]);SUMIF([.L69:.N69];&quot;&lt;&gt;*&quot;;[.L$2:.N$2]));((SUMIF([.L69:.N69];&quot;&lt;&gt;*&quot;;[.L69:.N69])/SUMIF([.L69:.N69];&quot;&lt;&gt;*&quot;;[.L$2:.N$2]))*[.O$2]);&quot;&quot;)">
            <text:p/>
          </table:table-cell>
          <table:table-cell table:formula="of:=IF((LEN([.O69])=0);&quot;&quot;;CONCATENATE(ROUND([.O69];2);&quot; (&quot;;ROUND((([.O69]/[.O$2])*100);2);&quot;%)&quot;))">
            <text:p/>
          </table:table-cell>
          <table:table-cell table:number-columns-repeated="3"/>
          <table:table-cell table:formula="of:=IF(AND(COUNTA([.Q69:.S69]);SUMIF([.Q69:.S69];&quot;&lt;&gt;*&quot;;[.Q$2:.S$2]));((SUMIF([.Q69:.S69];&quot;&lt;&gt;*&quot;;[.Q69:.S69])/SUMIF([.Q69:.S69];&quot;&lt;&gt;*&quot;;[.Q$2:.S$2]))*[.T$2]);&quot;&quot;)">
            <text:p/>
          </table:table-cell>
          <table:table-cell table:formula="of:=IF((LEN([.T69])=0);&quot;&quot;;CONCATENATE(ROUND([.T69];2);&quot; (&quot;;ROUND((([.T69]/[.T$2])*100);2);&quot;%)&quot;))">
            <text:p/>
          </table:table-cell>
          <table:table-cell table:number-columns-repeated="3"/>
          <table:table-cell table:formula="of:=IF(AND(COUNTA([.V69:.X69]);SUMIF([.V69:.X69];&quot;&lt;&gt;*&quot;;[.V$2:.X$2]));((SUMIF([.V69:.X69];&quot;&lt;&gt;*&quot;;[.V69:.X69])/SUMIF([.V69:.X69];&quot;&lt;&gt;*&quot;;[.V$2:.X$2]))*[.Y$2]);&quot;&quot;)">
            <text:p/>
          </table:table-cell>
          <table:table-cell table:formula="of:=IF((LEN([.Y69])=0);&quot;&quot;;CONCATENATE(ROUND([.Y69];2);&quot; (&quot;;ROUND((([.Y69]/[.Y$2])*100);2);&quot;%)&quot;))">
            <text:p/>
          </table:table-cell>
          <table:table-cell table:number-columns-repeated="3"/>
          <table:table-cell table:formula="of:=IF(AND(COUNTA([.AA69:.AC69]);SUMIF([.AA69:.AC69];&quot;&lt;&gt;*&quot;;[.AA$2:.AC$2]));((SUMIF([.AA69:.AC69];&quot;&lt;&gt;*&quot;;[.AA69:.AC69])/SUMIF([.AA69:.AC69];&quot;&lt;&gt;*&quot;;[.AA$2:.AC$2]))*[.AD$2]);&quot;&quot;)">
            <text:p/>
          </table:table-cell>
          <table:table-cell table:formula="of:=IF((LEN([.AD69])=0);&quot;&quot;;CONCATENATE(ROUND([.AD69];2);&quot; (&quot;;ROUND((([.AD6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0])&gt;0);SUM([.G70:.AF70]));([.E70]/SUM( IF(LEN([.J70])&gt;0;[.J$2];0); IF(LEN([.P70])&gt;0;[.P$2];0); IF(LEN([.U70])&gt;0;[.U$2];0); IF(LEN([.Z70])&gt;0;[.Z$2];0); IF(LEN([.AE70])&gt;0;[.AE$2];0) ));&quot;&quot;)">
            <text:p/>
          </table:table-cell>
          <table:table-cell table:formula="of:=IF(LEN([.C70]);SUM(IF(SUM([.G$2:.I$2]);[.J70];0);IF(SUM([.L$2:.N$2]);[.O70];0);IF(SUM([.Q$2:.S$2]);[.T70];0);IF(SUM([.V$2:.X$2]);[.Y70];0);IF(SUM([.AA$2:.AC$2]);[.AD70];0));&quot;&quot;)">
            <text:p/>
          </table:table-cell>
          <table:table-cell table:number-columns-repeated="4"/>
          <table:table-cell table:formula="of:=IF(AND(COUNTA([.G70:.I70]);SUMIF([.G70:.I70];&quot;&lt;&gt;*&quot;;[.G$2:.I$2]));((SUMIF([.G70:.I70];&quot;&lt;&gt;*&quot;;[.G70:.I70])/SUMIF([.G70:.I70];&quot;&lt;&gt;*&quot;;[.G$2:.I$2]))*[.J$2]);&quot;&quot;)">
            <text:p/>
          </table:table-cell>
          <table:table-cell table:formula="of:=IF((LEN([.J70])=0);&quot;&quot;;CONCATENATE(ROUND([.J70];2);&quot; (&quot;;ROUND((([.J70]/[.J$2])*100);2);&quot;%)&quot;))">
            <text:p/>
          </table:table-cell>
          <table:table-cell table:number-columns-repeated="3"/>
          <table:table-cell table:formula="of:=IF(AND(COUNTA([.L70:.N70]);SUMIF([.L70:.N70];&quot;&lt;&gt;*&quot;;[.L$2:.N$2]));((SUMIF([.L70:.N70];&quot;&lt;&gt;*&quot;;[.L70:.N70])/SUMIF([.L70:.N70];&quot;&lt;&gt;*&quot;;[.L$2:.N$2]))*[.O$2]);&quot;&quot;)">
            <text:p/>
          </table:table-cell>
          <table:table-cell table:formula="of:=IF((LEN([.O70])=0);&quot;&quot;;CONCATENATE(ROUND([.O70];2);&quot; (&quot;;ROUND((([.O70]/[.O$2])*100);2);&quot;%)&quot;))">
            <text:p/>
          </table:table-cell>
          <table:table-cell table:number-columns-repeated="3"/>
          <table:table-cell table:formula="of:=IF(AND(COUNTA([.Q70:.S70]);SUMIF([.Q70:.S70];&quot;&lt;&gt;*&quot;;[.Q$2:.S$2]));((SUMIF([.Q70:.S70];&quot;&lt;&gt;*&quot;;[.Q70:.S70])/SUMIF([.Q70:.S70];&quot;&lt;&gt;*&quot;;[.Q$2:.S$2]))*[.T$2]);&quot;&quot;)">
            <text:p/>
          </table:table-cell>
          <table:table-cell table:formula="of:=IF((LEN([.T70])=0);&quot;&quot;;CONCATENATE(ROUND([.T70];2);&quot; (&quot;;ROUND((([.T70]/[.T$2])*100);2);&quot;%)&quot;))">
            <text:p/>
          </table:table-cell>
          <table:table-cell table:number-columns-repeated="3"/>
          <table:table-cell table:formula="of:=IF(AND(COUNTA([.V70:.X70]);SUMIF([.V70:.X70];&quot;&lt;&gt;*&quot;;[.V$2:.X$2]));((SUMIF([.V70:.X70];&quot;&lt;&gt;*&quot;;[.V70:.X70])/SUMIF([.V70:.X70];&quot;&lt;&gt;*&quot;;[.V$2:.X$2]))*[.Y$2]);&quot;&quot;)">
            <text:p/>
          </table:table-cell>
          <table:table-cell table:formula="of:=IF((LEN([.Y70])=0);&quot;&quot;;CONCATENATE(ROUND([.Y70];2);&quot; (&quot;;ROUND((([.Y70]/[.Y$2])*100);2);&quot;%)&quot;))">
            <text:p/>
          </table:table-cell>
          <table:table-cell table:number-columns-repeated="3"/>
          <table:table-cell table:formula="of:=IF(AND(COUNTA([.AA70:.AC70]);SUMIF([.AA70:.AC70];&quot;&lt;&gt;*&quot;;[.AA$2:.AC$2]));((SUMIF([.AA70:.AC70];&quot;&lt;&gt;*&quot;;[.AA70:.AC70])/SUMIF([.AA70:.AC70];&quot;&lt;&gt;*&quot;;[.AA$2:.AC$2]))*[.AD$2]);&quot;&quot;)">
            <text:p/>
          </table:table-cell>
          <table:table-cell table:formula="of:=IF((LEN([.AD70])=0);&quot;&quot;;CONCATENATE(ROUND([.AD70];2);&quot; (&quot;;ROUND((([.AD7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1])&gt;0);SUM([.G71:.AF71]));([.E71]/SUM( IF(LEN([.J71])&gt;0;[.J$2];0); IF(LEN([.P71])&gt;0;[.P$2];0); IF(LEN([.U71])&gt;0;[.U$2];0); IF(LEN([.Z71])&gt;0;[.Z$2];0); IF(LEN([.AE71])&gt;0;[.AE$2];0) ));&quot;&quot;)">
            <text:p/>
          </table:table-cell>
          <table:table-cell table:formula="of:=IF(LEN([.C71]);SUM(IF(SUM([.G$2:.I$2]);[.J71];0);IF(SUM([.L$2:.N$2]);[.O71];0);IF(SUM([.Q$2:.S$2]);[.T71];0);IF(SUM([.V$2:.X$2]);[.Y71];0);IF(SUM([.AA$2:.AC$2]);[.AD71];0));&quot;&quot;)">
            <text:p/>
          </table:table-cell>
          <table:table-cell table:number-columns-repeated="4"/>
          <table:table-cell table:formula="of:=IF(AND(COUNTA([.G71:.I71]);SUMIF([.G71:.I71];&quot;&lt;&gt;*&quot;;[.G$2:.I$2]));((SUMIF([.G71:.I71];&quot;&lt;&gt;*&quot;;[.G71:.I71])/SUMIF([.G71:.I71];&quot;&lt;&gt;*&quot;;[.G$2:.I$2]))*[.J$2]);&quot;&quot;)">
            <text:p/>
          </table:table-cell>
          <table:table-cell table:formula="of:=IF((LEN([.J71])=0);&quot;&quot;;CONCATENATE(ROUND([.J71];2);&quot; (&quot;;ROUND((([.J71]/[.J$2])*100);2);&quot;%)&quot;))">
            <text:p/>
          </table:table-cell>
          <table:table-cell table:number-columns-repeated="3"/>
          <table:table-cell table:formula="of:=IF(AND(COUNTA([.L71:.N71]);SUMIF([.L71:.N71];&quot;&lt;&gt;*&quot;;[.L$2:.N$2]));((SUMIF([.L71:.N71];&quot;&lt;&gt;*&quot;;[.L71:.N71])/SUMIF([.L71:.N71];&quot;&lt;&gt;*&quot;;[.L$2:.N$2]))*[.O$2]);&quot;&quot;)">
            <text:p/>
          </table:table-cell>
          <table:table-cell table:formula="of:=IF((LEN([.O71])=0);&quot;&quot;;CONCATENATE(ROUND([.O71];2);&quot; (&quot;;ROUND((([.O71]/[.O$2])*100);2);&quot;%)&quot;))">
            <text:p/>
          </table:table-cell>
          <table:table-cell table:number-columns-repeated="3"/>
          <table:table-cell table:formula="of:=IF(AND(COUNTA([.Q71:.S71]);SUMIF([.Q71:.S71];&quot;&lt;&gt;*&quot;;[.Q$2:.S$2]));((SUMIF([.Q71:.S71];&quot;&lt;&gt;*&quot;;[.Q71:.S71])/SUMIF([.Q71:.S71];&quot;&lt;&gt;*&quot;;[.Q$2:.S$2]))*[.T$2]);&quot;&quot;)">
            <text:p/>
          </table:table-cell>
          <table:table-cell table:formula="of:=IF((LEN([.T71])=0);&quot;&quot;;CONCATENATE(ROUND([.T71];2);&quot; (&quot;;ROUND((([.T71]/[.T$2])*100);2);&quot;%)&quot;))">
            <text:p/>
          </table:table-cell>
          <table:table-cell table:number-columns-repeated="3"/>
          <table:table-cell table:formula="of:=IF(AND(COUNTA([.V71:.X71]);SUMIF([.V71:.X71];&quot;&lt;&gt;*&quot;;[.V$2:.X$2]));((SUMIF([.V71:.X71];&quot;&lt;&gt;*&quot;;[.V71:.X71])/SUMIF([.V71:.X71];&quot;&lt;&gt;*&quot;;[.V$2:.X$2]))*[.Y$2]);&quot;&quot;)">
            <text:p/>
          </table:table-cell>
          <table:table-cell table:formula="of:=IF((LEN([.Y71])=0);&quot;&quot;;CONCATENATE(ROUND([.Y71];2);&quot; (&quot;;ROUND((([.Y71]/[.Y$2])*100);2);&quot;%)&quot;))">
            <text:p/>
          </table:table-cell>
          <table:table-cell table:number-columns-repeated="3"/>
          <table:table-cell table:formula="of:=IF(AND(COUNTA([.AA71:.AC71]);SUMIF([.AA71:.AC71];&quot;&lt;&gt;*&quot;;[.AA$2:.AC$2]));((SUMIF([.AA71:.AC71];&quot;&lt;&gt;*&quot;;[.AA71:.AC71])/SUMIF([.AA71:.AC71];&quot;&lt;&gt;*&quot;;[.AA$2:.AC$2]))*[.AD$2]);&quot;&quot;)">
            <text:p/>
          </table:table-cell>
          <table:table-cell table:formula="of:=IF((LEN([.AD71])=0);&quot;&quot;;CONCATENATE(ROUND([.AD71];2);&quot; (&quot;;ROUND((([.AD7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2])&gt;0);SUM([.G72:.AF72]));([.E72]/SUM( IF(LEN([.J72])&gt;0;[.J$2];0); IF(LEN([.P72])&gt;0;[.P$2];0); IF(LEN([.U72])&gt;0;[.U$2];0); IF(LEN([.Z72])&gt;0;[.Z$2];0); IF(LEN([.AE72])&gt;0;[.AE$2];0) ));&quot;&quot;)">
            <text:p/>
          </table:table-cell>
          <table:table-cell table:formula="of:=IF(LEN([.C72]);SUM(IF(SUM([.G$2:.I$2]);[.J72];0);IF(SUM([.L$2:.N$2]);[.O72];0);IF(SUM([.Q$2:.S$2]);[.T72];0);IF(SUM([.V$2:.X$2]);[.Y72];0);IF(SUM([.AA$2:.AC$2]);[.AD72];0));&quot;&quot;)">
            <text:p/>
          </table:table-cell>
          <table:table-cell table:number-columns-repeated="4"/>
          <table:table-cell table:formula="of:=IF(AND(COUNTA([.G72:.I72]);SUMIF([.G72:.I72];&quot;&lt;&gt;*&quot;;[.G$2:.I$2]));((SUMIF([.G72:.I72];&quot;&lt;&gt;*&quot;;[.G72:.I72])/SUMIF([.G72:.I72];&quot;&lt;&gt;*&quot;;[.G$2:.I$2]))*[.J$2]);&quot;&quot;)">
            <text:p/>
          </table:table-cell>
          <table:table-cell table:formula="of:=IF((LEN([.J72])=0);&quot;&quot;;CONCATENATE(ROUND([.J72];2);&quot; (&quot;;ROUND((([.J72]/[.J$2])*100);2);&quot;%)&quot;))">
            <text:p/>
          </table:table-cell>
          <table:table-cell table:number-columns-repeated="3"/>
          <table:table-cell table:formula="of:=IF(AND(COUNTA([.L72:.N72]);SUMIF([.L72:.N72];&quot;&lt;&gt;*&quot;;[.L$2:.N$2]));((SUMIF([.L72:.N72];&quot;&lt;&gt;*&quot;;[.L72:.N72])/SUMIF([.L72:.N72];&quot;&lt;&gt;*&quot;;[.L$2:.N$2]))*[.O$2]);&quot;&quot;)">
            <text:p/>
          </table:table-cell>
          <table:table-cell table:formula="of:=IF((LEN([.O72])=0);&quot;&quot;;CONCATENATE(ROUND([.O72];2);&quot; (&quot;;ROUND((([.O72]/[.O$2])*100);2);&quot;%)&quot;))">
            <text:p/>
          </table:table-cell>
          <table:table-cell table:number-columns-repeated="3"/>
          <table:table-cell table:formula="of:=IF(AND(COUNTA([.Q72:.S72]);SUMIF([.Q72:.S72];&quot;&lt;&gt;*&quot;;[.Q$2:.S$2]));((SUMIF([.Q72:.S72];&quot;&lt;&gt;*&quot;;[.Q72:.S72])/SUMIF([.Q72:.S72];&quot;&lt;&gt;*&quot;;[.Q$2:.S$2]))*[.T$2]);&quot;&quot;)">
            <text:p/>
          </table:table-cell>
          <table:table-cell table:formula="of:=IF((LEN([.T72])=0);&quot;&quot;;CONCATENATE(ROUND([.T72];2);&quot; (&quot;;ROUND((([.T72]/[.T$2])*100);2);&quot;%)&quot;))">
            <text:p/>
          </table:table-cell>
          <table:table-cell table:number-columns-repeated="3"/>
          <table:table-cell table:formula="of:=IF(AND(COUNTA([.V72:.X72]);SUMIF([.V72:.X72];&quot;&lt;&gt;*&quot;;[.V$2:.X$2]));((SUMIF([.V72:.X72];&quot;&lt;&gt;*&quot;;[.V72:.X72])/SUMIF([.V72:.X72];&quot;&lt;&gt;*&quot;;[.V$2:.X$2]))*[.Y$2]);&quot;&quot;)">
            <text:p/>
          </table:table-cell>
          <table:table-cell table:formula="of:=IF((LEN([.Y72])=0);&quot;&quot;;CONCATENATE(ROUND([.Y72];2);&quot; (&quot;;ROUND((([.Y72]/[.Y$2])*100);2);&quot;%)&quot;))">
            <text:p/>
          </table:table-cell>
          <table:table-cell table:number-columns-repeated="3"/>
          <table:table-cell table:formula="of:=IF(AND(COUNTA([.AA72:.AC72]);SUMIF([.AA72:.AC72];&quot;&lt;&gt;*&quot;;[.AA$2:.AC$2]));((SUMIF([.AA72:.AC72];&quot;&lt;&gt;*&quot;;[.AA72:.AC72])/SUMIF([.AA72:.AC72];&quot;&lt;&gt;*&quot;;[.AA$2:.AC$2]))*[.AD$2]);&quot;&quot;)">
            <text:p/>
          </table:table-cell>
          <table:table-cell table:formula="of:=IF((LEN([.AD72])=0);&quot;&quot;;CONCATENATE(ROUND([.AD72];2);&quot; (&quot;;ROUND((([.AD7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3])&gt;0);SUM([.G73:.AF73]));([.E73]/SUM( IF(LEN([.J73])&gt;0;[.J$2];0); IF(LEN([.P73])&gt;0;[.P$2];0); IF(LEN([.U73])&gt;0;[.U$2];0); IF(LEN([.Z73])&gt;0;[.Z$2];0); IF(LEN([.AE73])&gt;0;[.AE$2];0) ));&quot;&quot;)">
            <text:p/>
          </table:table-cell>
          <table:table-cell table:formula="of:=IF(LEN([.C73]);SUM(IF(SUM([.G$2:.I$2]);[.J73];0);IF(SUM([.L$2:.N$2]);[.O73];0);IF(SUM([.Q$2:.S$2]);[.T73];0);IF(SUM([.V$2:.X$2]);[.Y73];0);IF(SUM([.AA$2:.AC$2]);[.AD73];0));&quot;&quot;)">
            <text:p/>
          </table:table-cell>
          <table:table-cell table:number-columns-repeated="4"/>
          <table:table-cell table:formula="of:=IF(AND(COUNTA([.G73:.I73]);SUMIF([.G73:.I73];&quot;&lt;&gt;*&quot;;[.G$2:.I$2]));((SUMIF([.G73:.I73];&quot;&lt;&gt;*&quot;;[.G73:.I73])/SUMIF([.G73:.I73];&quot;&lt;&gt;*&quot;;[.G$2:.I$2]))*[.J$2]);&quot;&quot;)">
            <text:p/>
          </table:table-cell>
          <table:table-cell table:formula="of:=IF((LEN([.J73])=0);&quot;&quot;;CONCATENATE(ROUND([.J73];2);&quot; (&quot;;ROUND((([.J73]/[.J$2])*100);2);&quot;%)&quot;))">
            <text:p/>
          </table:table-cell>
          <table:table-cell table:number-columns-repeated="3"/>
          <table:table-cell table:formula="of:=IF(AND(COUNTA([.L73:.N73]);SUMIF([.L73:.N73];&quot;&lt;&gt;*&quot;;[.L$2:.N$2]));((SUMIF([.L73:.N73];&quot;&lt;&gt;*&quot;;[.L73:.N73])/SUMIF([.L73:.N73];&quot;&lt;&gt;*&quot;;[.L$2:.N$2]))*[.O$2]);&quot;&quot;)">
            <text:p/>
          </table:table-cell>
          <table:table-cell table:formula="of:=IF((LEN([.O73])=0);&quot;&quot;;CONCATENATE(ROUND([.O73];2);&quot; (&quot;;ROUND((([.O73]/[.O$2])*100);2);&quot;%)&quot;))">
            <text:p/>
          </table:table-cell>
          <table:table-cell table:number-columns-repeated="3"/>
          <table:table-cell table:formula="of:=IF(AND(COUNTA([.Q73:.S73]);SUMIF([.Q73:.S73];&quot;&lt;&gt;*&quot;;[.Q$2:.S$2]));((SUMIF([.Q73:.S73];&quot;&lt;&gt;*&quot;;[.Q73:.S73])/SUMIF([.Q73:.S73];&quot;&lt;&gt;*&quot;;[.Q$2:.S$2]))*[.T$2]);&quot;&quot;)">
            <text:p/>
          </table:table-cell>
          <table:table-cell table:formula="of:=IF((LEN([.T73])=0);&quot;&quot;;CONCATENATE(ROUND([.T73];2);&quot; (&quot;;ROUND((([.T73]/[.T$2])*100);2);&quot;%)&quot;))">
            <text:p/>
          </table:table-cell>
          <table:table-cell table:number-columns-repeated="3"/>
          <table:table-cell table:formula="of:=IF(AND(COUNTA([.V73:.X73]);SUMIF([.V73:.X73];&quot;&lt;&gt;*&quot;;[.V$2:.X$2]));((SUMIF([.V73:.X73];&quot;&lt;&gt;*&quot;;[.V73:.X73])/SUMIF([.V73:.X73];&quot;&lt;&gt;*&quot;;[.V$2:.X$2]))*[.Y$2]);&quot;&quot;)">
            <text:p/>
          </table:table-cell>
          <table:table-cell table:formula="of:=IF((LEN([.Y73])=0);&quot;&quot;;CONCATENATE(ROUND([.Y73];2);&quot; (&quot;;ROUND((([.Y73]/[.Y$2])*100);2);&quot;%)&quot;))">
            <text:p/>
          </table:table-cell>
          <table:table-cell table:number-columns-repeated="3"/>
          <table:table-cell table:formula="of:=IF(AND(COUNTA([.AA73:.AC73]);SUMIF([.AA73:.AC73];&quot;&lt;&gt;*&quot;;[.AA$2:.AC$2]));((SUMIF([.AA73:.AC73];&quot;&lt;&gt;*&quot;;[.AA73:.AC73])/SUMIF([.AA73:.AC73];&quot;&lt;&gt;*&quot;;[.AA$2:.AC$2]))*[.AD$2]);&quot;&quot;)">
            <text:p/>
          </table:table-cell>
          <table:table-cell table:formula="of:=IF((LEN([.AD73])=0);&quot;&quot;;CONCATENATE(ROUND([.AD73];2);&quot; (&quot;;ROUND((([.AD7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4])&gt;0);SUM([.G74:.AF74]));([.E74]/SUM( IF(LEN([.J74])&gt;0;[.J$2];0); IF(LEN([.P74])&gt;0;[.P$2];0); IF(LEN([.U74])&gt;0;[.U$2];0); IF(LEN([.Z74])&gt;0;[.Z$2];0); IF(LEN([.AE74])&gt;0;[.AE$2];0) ));&quot;&quot;)">
            <text:p/>
          </table:table-cell>
          <table:table-cell table:formula="of:=IF(LEN([.C74]);SUM(IF(SUM([.G$2:.I$2]);[.J74];0);IF(SUM([.L$2:.N$2]);[.O74];0);IF(SUM([.Q$2:.S$2]);[.T74];0);IF(SUM([.V$2:.X$2]);[.Y74];0);IF(SUM([.AA$2:.AC$2]);[.AD74];0));&quot;&quot;)">
            <text:p/>
          </table:table-cell>
          <table:table-cell table:number-columns-repeated="4"/>
          <table:table-cell table:formula="of:=IF(AND(COUNTA([.G74:.I74]);SUMIF([.G74:.I74];&quot;&lt;&gt;*&quot;;[.G$2:.I$2]));((SUMIF([.G74:.I74];&quot;&lt;&gt;*&quot;;[.G74:.I74])/SUMIF([.G74:.I74];&quot;&lt;&gt;*&quot;;[.G$2:.I$2]))*[.J$2]);&quot;&quot;)">
            <text:p/>
          </table:table-cell>
          <table:table-cell table:formula="of:=IF((LEN([.J74])=0);&quot;&quot;;CONCATENATE(ROUND([.J74];2);&quot; (&quot;;ROUND((([.J74]/[.J$2])*100);2);&quot;%)&quot;))">
            <text:p/>
          </table:table-cell>
          <table:table-cell table:number-columns-repeated="3"/>
          <table:table-cell table:formula="of:=IF(AND(COUNTA([.L74:.N74]);SUMIF([.L74:.N74];&quot;&lt;&gt;*&quot;;[.L$2:.N$2]));((SUMIF([.L74:.N74];&quot;&lt;&gt;*&quot;;[.L74:.N74])/SUMIF([.L74:.N74];&quot;&lt;&gt;*&quot;;[.L$2:.N$2]))*[.O$2]);&quot;&quot;)">
            <text:p/>
          </table:table-cell>
          <table:table-cell table:formula="of:=IF((LEN([.O74])=0);&quot;&quot;;CONCATENATE(ROUND([.O74];2);&quot; (&quot;;ROUND((([.O74]/[.O$2])*100);2);&quot;%)&quot;))">
            <text:p/>
          </table:table-cell>
          <table:table-cell table:number-columns-repeated="3"/>
          <table:table-cell table:formula="of:=IF(AND(COUNTA([.Q74:.S74]);SUMIF([.Q74:.S74];&quot;&lt;&gt;*&quot;;[.Q$2:.S$2]));((SUMIF([.Q74:.S74];&quot;&lt;&gt;*&quot;;[.Q74:.S74])/SUMIF([.Q74:.S74];&quot;&lt;&gt;*&quot;;[.Q$2:.S$2]))*[.T$2]);&quot;&quot;)">
            <text:p/>
          </table:table-cell>
          <table:table-cell table:formula="of:=IF((LEN([.T74])=0);&quot;&quot;;CONCATENATE(ROUND([.T74];2);&quot; (&quot;;ROUND((([.T74]/[.T$2])*100);2);&quot;%)&quot;))">
            <text:p/>
          </table:table-cell>
          <table:table-cell table:number-columns-repeated="3"/>
          <table:table-cell table:formula="of:=IF(AND(COUNTA([.V74:.X74]);SUMIF([.V74:.X74];&quot;&lt;&gt;*&quot;;[.V$2:.X$2]));((SUMIF([.V74:.X74];&quot;&lt;&gt;*&quot;;[.V74:.X74])/SUMIF([.V74:.X74];&quot;&lt;&gt;*&quot;;[.V$2:.X$2]))*[.Y$2]);&quot;&quot;)">
            <text:p/>
          </table:table-cell>
          <table:table-cell table:formula="of:=IF((LEN([.Y74])=0);&quot;&quot;;CONCATENATE(ROUND([.Y74];2);&quot; (&quot;;ROUND((([.Y74]/[.Y$2])*100);2);&quot;%)&quot;))">
            <text:p/>
          </table:table-cell>
          <table:table-cell table:number-columns-repeated="3"/>
          <table:table-cell table:formula="of:=IF(AND(COUNTA([.AA74:.AC74]);SUMIF([.AA74:.AC74];&quot;&lt;&gt;*&quot;;[.AA$2:.AC$2]));((SUMIF([.AA74:.AC74];&quot;&lt;&gt;*&quot;;[.AA74:.AC74])/SUMIF([.AA74:.AC74];&quot;&lt;&gt;*&quot;;[.AA$2:.AC$2]))*[.AD$2]);&quot;&quot;)">
            <text:p/>
          </table:table-cell>
          <table:table-cell table:formula="of:=IF((LEN([.AD74])=0);&quot;&quot;;CONCATENATE(ROUND([.AD74];2);&quot; (&quot;;ROUND((([.AD7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5])&gt;0);SUM([.G75:.AF75]));([.E75]/SUM( IF(LEN([.J75])&gt;0;[.J$2];0); IF(LEN([.P75])&gt;0;[.P$2];0); IF(LEN([.U75])&gt;0;[.U$2];0); IF(LEN([.Z75])&gt;0;[.Z$2];0); IF(LEN([.AE75])&gt;0;[.AE$2];0) ));&quot;&quot;)">
            <text:p/>
          </table:table-cell>
          <table:table-cell table:formula="of:=IF(LEN([.C75]);SUM(IF(SUM([.G$2:.I$2]);[.J75];0);IF(SUM([.L$2:.N$2]);[.O75];0);IF(SUM([.Q$2:.S$2]);[.T75];0);IF(SUM([.V$2:.X$2]);[.Y75];0);IF(SUM([.AA$2:.AC$2]);[.AD75];0));&quot;&quot;)">
            <text:p/>
          </table:table-cell>
          <table:table-cell table:number-columns-repeated="4"/>
          <table:table-cell table:formula="of:=IF(AND(COUNTA([.G75:.I75]);SUMIF([.G75:.I75];&quot;&lt;&gt;*&quot;;[.G$2:.I$2]));((SUMIF([.G75:.I75];&quot;&lt;&gt;*&quot;;[.G75:.I75])/SUMIF([.G75:.I75];&quot;&lt;&gt;*&quot;;[.G$2:.I$2]))*[.J$2]);&quot;&quot;)">
            <text:p/>
          </table:table-cell>
          <table:table-cell table:formula="of:=IF((LEN([.J75])=0);&quot;&quot;;CONCATENATE(ROUND([.J75];2);&quot; (&quot;;ROUND((([.J75]/[.J$2])*100);2);&quot;%)&quot;))">
            <text:p/>
          </table:table-cell>
          <table:table-cell table:number-columns-repeated="3"/>
          <table:table-cell table:formula="of:=IF(AND(COUNTA([.L75:.N75]);SUMIF([.L75:.N75];&quot;&lt;&gt;*&quot;;[.L$2:.N$2]));((SUMIF([.L75:.N75];&quot;&lt;&gt;*&quot;;[.L75:.N75])/SUMIF([.L75:.N75];&quot;&lt;&gt;*&quot;;[.L$2:.N$2]))*[.O$2]);&quot;&quot;)">
            <text:p/>
          </table:table-cell>
          <table:table-cell table:formula="of:=IF((LEN([.O75])=0);&quot;&quot;;CONCATENATE(ROUND([.O75];2);&quot; (&quot;;ROUND((([.O75]/[.O$2])*100);2);&quot;%)&quot;))">
            <text:p/>
          </table:table-cell>
          <table:table-cell table:number-columns-repeated="3"/>
          <table:table-cell table:formula="of:=IF(AND(COUNTA([.Q75:.S75]);SUMIF([.Q75:.S75];&quot;&lt;&gt;*&quot;;[.Q$2:.S$2]));((SUMIF([.Q75:.S75];&quot;&lt;&gt;*&quot;;[.Q75:.S75])/SUMIF([.Q75:.S75];&quot;&lt;&gt;*&quot;;[.Q$2:.S$2]))*[.T$2]);&quot;&quot;)">
            <text:p/>
          </table:table-cell>
          <table:table-cell table:formula="of:=IF((LEN([.T75])=0);&quot;&quot;;CONCATENATE(ROUND([.T75];2);&quot; (&quot;;ROUND((([.T75]/[.T$2])*100);2);&quot;%)&quot;))">
            <text:p/>
          </table:table-cell>
          <table:table-cell table:number-columns-repeated="3"/>
          <table:table-cell table:formula="of:=IF(AND(COUNTA([.V75:.X75]);SUMIF([.V75:.X75];&quot;&lt;&gt;*&quot;;[.V$2:.X$2]));((SUMIF([.V75:.X75];&quot;&lt;&gt;*&quot;;[.V75:.X75])/SUMIF([.V75:.X75];&quot;&lt;&gt;*&quot;;[.V$2:.X$2]))*[.Y$2]);&quot;&quot;)">
            <text:p/>
          </table:table-cell>
          <table:table-cell table:formula="of:=IF((LEN([.Y75])=0);&quot;&quot;;CONCATENATE(ROUND([.Y75];2);&quot; (&quot;;ROUND((([.Y75]/[.Y$2])*100);2);&quot;%)&quot;))">
            <text:p/>
          </table:table-cell>
          <table:table-cell table:number-columns-repeated="3"/>
          <table:table-cell table:formula="of:=IF(AND(COUNTA([.AA75:.AC75]);SUMIF([.AA75:.AC75];&quot;&lt;&gt;*&quot;;[.AA$2:.AC$2]));((SUMIF([.AA75:.AC75];&quot;&lt;&gt;*&quot;;[.AA75:.AC75])/SUMIF([.AA75:.AC75];&quot;&lt;&gt;*&quot;;[.AA$2:.AC$2]))*[.AD$2]);&quot;&quot;)">
            <text:p/>
          </table:table-cell>
          <table:table-cell table:formula="of:=IF((LEN([.AD75])=0);&quot;&quot;;CONCATENATE(ROUND([.AD75];2);&quot; (&quot;;ROUND((([.AD7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6])&gt;0);SUM([.G76:.AF76]));([.E76]/SUM( IF(LEN([.J76])&gt;0;[.J$2];0); IF(LEN([.P76])&gt;0;[.P$2];0); IF(LEN([.U76])&gt;0;[.U$2];0); IF(LEN([.Z76])&gt;0;[.Z$2];0); IF(LEN([.AE76])&gt;0;[.AE$2];0) ));&quot;&quot;)">
            <text:p/>
          </table:table-cell>
          <table:table-cell table:formula="of:=IF(LEN([.C76]);SUM(IF(SUM([.G$2:.I$2]);[.J76];0);IF(SUM([.L$2:.N$2]);[.O76];0);IF(SUM([.Q$2:.S$2]);[.T76];0);IF(SUM([.V$2:.X$2]);[.Y76];0);IF(SUM([.AA$2:.AC$2]);[.AD76];0));&quot;&quot;)">
            <text:p/>
          </table:table-cell>
          <table:table-cell table:number-columns-repeated="4"/>
          <table:table-cell table:formula="of:=IF(AND(COUNTA([.G76:.I76]);SUMIF([.G76:.I76];&quot;&lt;&gt;*&quot;;[.G$2:.I$2]));((SUMIF([.G76:.I76];&quot;&lt;&gt;*&quot;;[.G76:.I76])/SUMIF([.G76:.I76];&quot;&lt;&gt;*&quot;;[.G$2:.I$2]))*[.J$2]);&quot;&quot;)">
            <text:p/>
          </table:table-cell>
          <table:table-cell table:formula="of:=IF((LEN([.J76])=0);&quot;&quot;;CONCATENATE(ROUND([.J76];2);&quot; (&quot;;ROUND((([.J76]/[.J$2])*100);2);&quot;%)&quot;))">
            <text:p/>
          </table:table-cell>
          <table:table-cell table:number-columns-repeated="3"/>
          <table:table-cell table:formula="of:=IF(AND(COUNTA([.L76:.N76]);SUMIF([.L76:.N76];&quot;&lt;&gt;*&quot;;[.L$2:.N$2]));((SUMIF([.L76:.N76];&quot;&lt;&gt;*&quot;;[.L76:.N76])/SUMIF([.L76:.N76];&quot;&lt;&gt;*&quot;;[.L$2:.N$2]))*[.O$2]);&quot;&quot;)">
            <text:p/>
          </table:table-cell>
          <table:table-cell table:formula="of:=IF((LEN([.O76])=0);&quot;&quot;;CONCATENATE(ROUND([.O76];2);&quot; (&quot;;ROUND((([.O76]/[.O$2])*100);2);&quot;%)&quot;))">
            <text:p/>
          </table:table-cell>
          <table:table-cell table:number-columns-repeated="3"/>
          <table:table-cell table:formula="of:=IF(AND(COUNTA([.Q76:.S76]);SUMIF([.Q76:.S76];&quot;&lt;&gt;*&quot;;[.Q$2:.S$2]));((SUMIF([.Q76:.S76];&quot;&lt;&gt;*&quot;;[.Q76:.S76])/SUMIF([.Q76:.S76];&quot;&lt;&gt;*&quot;;[.Q$2:.S$2]))*[.T$2]);&quot;&quot;)">
            <text:p/>
          </table:table-cell>
          <table:table-cell table:formula="of:=IF((LEN([.T76])=0);&quot;&quot;;CONCATENATE(ROUND([.T76];2);&quot; (&quot;;ROUND((([.T76]/[.T$2])*100);2);&quot;%)&quot;))">
            <text:p/>
          </table:table-cell>
          <table:table-cell table:number-columns-repeated="3"/>
          <table:table-cell table:formula="of:=IF(AND(COUNTA([.V76:.X76]);SUMIF([.V76:.X76];&quot;&lt;&gt;*&quot;;[.V$2:.X$2]));((SUMIF([.V76:.X76];&quot;&lt;&gt;*&quot;;[.V76:.X76])/SUMIF([.V76:.X76];&quot;&lt;&gt;*&quot;;[.V$2:.X$2]))*[.Y$2]);&quot;&quot;)">
            <text:p/>
          </table:table-cell>
          <table:table-cell table:formula="of:=IF((LEN([.Y76])=0);&quot;&quot;;CONCATENATE(ROUND([.Y76];2);&quot; (&quot;;ROUND((([.Y76]/[.Y$2])*100);2);&quot;%)&quot;))">
            <text:p/>
          </table:table-cell>
          <table:table-cell table:number-columns-repeated="3"/>
          <table:table-cell table:formula="of:=IF(AND(COUNTA([.AA76:.AC76]);SUMIF([.AA76:.AC76];&quot;&lt;&gt;*&quot;;[.AA$2:.AC$2]));((SUMIF([.AA76:.AC76];&quot;&lt;&gt;*&quot;;[.AA76:.AC76])/SUMIF([.AA76:.AC76];&quot;&lt;&gt;*&quot;;[.AA$2:.AC$2]))*[.AD$2]);&quot;&quot;)">
            <text:p/>
          </table:table-cell>
          <table:table-cell table:formula="of:=IF((LEN([.AD76])=0);&quot;&quot;;CONCATENATE(ROUND([.AD76];2);&quot; (&quot;;ROUND((([.AD7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7])&gt;0);SUM([.G77:.AF77]));([.E77]/SUM( IF(LEN([.J77])&gt;0;[.J$2];0); IF(LEN([.P77])&gt;0;[.P$2];0); IF(LEN([.U77])&gt;0;[.U$2];0); IF(LEN([.Z77])&gt;0;[.Z$2];0); IF(LEN([.AE77])&gt;0;[.AE$2];0) ));&quot;&quot;)">
            <text:p/>
          </table:table-cell>
          <table:table-cell table:formula="of:=IF(LEN([.C77]);SUM(IF(SUM([.G$2:.I$2]);[.J77];0);IF(SUM([.L$2:.N$2]);[.O77];0);IF(SUM([.Q$2:.S$2]);[.T77];0);IF(SUM([.V$2:.X$2]);[.Y77];0);IF(SUM([.AA$2:.AC$2]);[.AD77];0));&quot;&quot;)">
            <text:p/>
          </table:table-cell>
          <table:table-cell table:number-columns-repeated="4"/>
          <table:table-cell table:formula="of:=IF(AND(COUNTA([.G77:.I77]);SUMIF([.G77:.I77];&quot;&lt;&gt;*&quot;;[.G$2:.I$2]));((SUMIF([.G77:.I77];&quot;&lt;&gt;*&quot;;[.G77:.I77])/SUMIF([.G77:.I77];&quot;&lt;&gt;*&quot;;[.G$2:.I$2]))*[.J$2]);&quot;&quot;)">
            <text:p/>
          </table:table-cell>
          <table:table-cell table:formula="of:=IF((LEN([.J77])=0);&quot;&quot;;CONCATENATE(ROUND([.J77];2);&quot; (&quot;;ROUND((([.J77]/[.J$2])*100);2);&quot;%)&quot;))">
            <text:p/>
          </table:table-cell>
          <table:table-cell table:number-columns-repeated="3"/>
          <table:table-cell table:formula="of:=IF(AND(COUNTA([.L77:.N77]);SUMIF([.L77:.N77];&quot;&lt;&gt;*&quot;;[.L$2:.N$2]));((SUMIF([.L77:.N77];&quot;&lt;&gt;*&quot;;[.L77:.N77])/SUMIF([.L77:.N77];&quot;&lt;&gt;*&quot;;[.L$2:.N$2]))*[.O$2]);&quot;&quot;)">
            <text:p/>
          </table:table-cell>
          <table:table-cell table:formula="of:=IF((LEN([.O77])=0);&quot;&quot;;CONCATENATE(ROUND([.O77];2);&quot; (&quot;;ROUND((([.O77]/[.O$2])*100);2);&quot;%)&quot;))">
            <text:p/>
          </table:table-cell>
          <table:table-cell table:number-columns-repeated="3"/>
          <table:table-cell table:formula="of:=IF(AND(COUNTA([.Q77:.S77]);SUMIF([.Q77:.S77];&quot;&lt;&gt;*&quot;;[.Q$2:.S$2]));((SUMIF([.Q77:.S77];&quot;&lt;&gt;*&quot;;[.Q77:.S77])/SUMIF([.Q77:.S77];&quot;&lt;&gt;*&quot;;[.Q$2:.S$2]))*[.T$2]);&quot;&quot;)">
            <text:p/>
          </table:table-cell>
          <table:table-cell table:formula="of:=IF((LEN([.T77])=0);&quot;&quot;;CONCATENATE(ROUND([.T77];2);&quot; (&quot;;ROUND((([.T77]/[.T$2])*100);2);&quot;%)&quot;))">
            <text:p/>
          </table:table-cell>
          <table:table-cell table:number-columns-repeated="3"/>
          <table:table-cell table:formula="of:=IF(AND(COUNTA([.V77:.X77]);SUMIF([.V77:.X77];&quot;&lt;&gt;*&quot;;[.V$2:.X$2]));((SUMIF([.V77:.X77];&quot;&lt;&gt;*&quot;;[.V77:.X77])/SUMIF([.V77:.X77];&quot;&lt;&gt;*&quot;;[.V$2:.X$2]))*[.Y$2]);&quot;&quot;)">
            <text:p/>
          </table:table-cell>
          <table:table-cell table:formula="of:=IF((LEN([.Y77])=0);&quot;&quot;;CONCATENATE(ROUND([.Y77];2);&quot; (&quot;;ROUND((([.Y77]/[.Y$2])*100);2);&quot;%)&quot;))">
            <text:p/>
          </table:table-cell>
          <table:table-cell table:number-columns-repeated="3"/>
          <table:table-cell table:formula="of:=IF(AND(COUNTA([.AA77:.AC77]);SUMIF([.AA77:.AC77];&quot;&lt;&gt;*&quot;;[.AA$2:.AC$2]));((SUMIF([.AA77:.AC77];&quot;&lt;&gt;*&quot;;[.AA77:.AC77])/SUMIF([.AA77:.AC77];&quot;&lt;&gt;*&quot;;[.AA$2:.AC$2]))*[.AD$2]);&quot;&quot;)">
            <text:p/>
          </table:table-cell>
          <table:table-cell table:formula="of:=IF((LEN([.AD77])=0);&quot;&quot;;CONCATENATE(ROUND([.AD77];2);&quot; (&quot;;ROUND((([.AD7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8])&gt;0);SUM([.G78:.AF78]));([.E78]/SUM( IF(LEN([.J78])&gt;0;[.J$2];0); IF(LEN([.P78])&gt;0;[.P$2];0); IF(LEN([.U78])&gt;0;[.U$2];0); IF(LEN([.Z78])&gt;0;[.Z$2];0); IF(LEN([.AE78])&gt;0;[.AE$2];0) ));&quot;&quot;)">
            <text:p/>
          </table:table-cell>
          <table:table-cell table:formula="of:=IF(LEN([.C78]);SUM(IF(SUM([.G$2:.I$2]);[.J78];0);IF(SUM([.L$2:.N$2]);[.O78];0);IF(SUM([.Q$2:.S$2]);[.T78];0);IF(SUM([.V$2:.X$2]);[.Y78];0);IF(SUM([.AA$2:.AC$2]);[.AD78];0));&quot;&quot;)">
            <text:p/>
          </table:table-cell>
          <table:table-cell table:number-columns-repeated="4"/>
          <table:table-cell table:formula="of:=IF(AND(COUNTA([.G78:.I78]);SUMIF([.G78:.I78];&quot;&lt;&gt;*&quot;;[.G$2:.I$2]));((SUMIF([.G78:.I78];&quot;&lt;&gt;*&quot;;[.G78:.I78])/SUMIF([.G78:.I78];&quot;&lt;&gt;*&quot;;[.G$2:.I$2]))*[.J$2]);&quot;&quot;)">
            <text:p/>
          </table:table-cell>
          <table:table-cell table:formula="of:=IF((LEN([.J78])=0);&quot;&quot;;CONCATENATE(ROUND([.J78];2);&quot; (&quot;;ROUND((([.J78]/[.J$2])*100);2);&quot;%)&quot;))">
            <text:p/>
          </table:table-cell>
          <table:table-cell table:number-columns-repeated="3"/>
          <table:table-cell table:formula="of:=IF(AND(COUNTA([.L78:.N78]);SUMIF([.L78:.N78];&quot;&lt;&gt;*&quot;;[.L$2:.N$2]));((SUMIF([.L78:.N78];&quot;&lt;&gt;*&quot;;[.L78:.N78])/SUMIF([.L78:.N78];&quot;&lt;&gt;*&quot;;[.L$2:.N$2]))*[.O$2]);&quot;&quot;)">
            <text:p/>
          </table:table-cell>
          <table:table-cell table:formula="of:=IF((LEN([.O78])=0);&quot;&quot;;CONCATENATE(ROUND([.O78];2);&quot; (&quot;;ROUND((([.O78]/[.O$2])*100);2);&quot;%)&quot;))">
            <text:p/>
          </table:table-cell>
          <table:table-cell table:number-columns-repeated="3"/>
          <table:table-cell table:formula="of:=IF(AND(COUNTA([.Q78:.S78]);SUMIF([.Q78:.S78];&quot;&lt;&gt;*&quot;;[.Q$2:.S$2]));((SUMIF([.Q78:.S78];&quot;&lt;&gt;*&quot;;[.Q78:.S78])/SUMIF([.Q78:.S78];&quot;&lt;&gt;*&quot;;[.Q$2:.S$2]))*[.T$2]);&quot;&quot;)">
            <text:p/>
          </table:table-cell>
          <table:table-cell table:formula="of:=IF((LEN([.T78])=0);&quot;&quot;;CONCATENATE(ROUND([.T78];2);&quot; (&quot;;ROUND((([.T78]/[.T$2])*100);2);&quot;%)&quot;))">
            <text:p/>
          </table:table-cell>
          <table:table-cell table:number-columns-repeated="3"/>
          <table:table-cell table:formula="of:=IF(AND(COUNTA([.V78:.X78]);SUMIF([.V78:.X78];&quot;&lt;&gt;*&quot;;[.V$2:.X$2]));((SUMIF([.V78:.X78];&quot;&lt;&gt;*&quot;;[.V78:.X78])/SUMIF([.V78:.X78];&quot;&lt;&gt;*&quot;;[.V$2:.X$2]))*[.Y$2]);&quot;&quot;)">
            <text:p/>
          </table:table-cell>
          <table:table-cell table:formula="of:=IF((LEN([.Y78])=0);&quot;&quot;;CONCATENATE(ROUND([.Y78];2);&quot; (&quot;;ROUND((([.Y78]/[.Y$2])*100);2);&quot;%)&quot;))">
            <text:p/>
          </table:table-cell>
          <table:table-cell table:number-columns-repeated="3"/>
          <table:table-cell table:formula="of:=IF(AND(COUNTA([.AA78:.AC78]);SUMIF([.AA78:.AC78];&quot;&lt;&gt;*&quot;;[.AA$2:.AC$2]));((SUMIF([.AA78:.AC78];&quot;&lt;&gt;*&quot;;[.AA78:.AC78])/SUMIF([.AA78:.AC78];&quot;&lt;&gt;*&quot;;[.AA$2:.AC$2]))*[.AD$2]);&quot;&quot;)">
            <text:p/>
          </table:table-cell>
          <table:table-cell table:formula="of:=IF((LEN([.AD78])=0);&quot;&quot;;CONCATENATE(ROUND([.AD78];2);&quot; (&quot;;ROUND((([.AD7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79])&gt;0);SUM([.G79:.AF79]));([.E79]/SUM( IF(LEN([.J79])&gt;0;[.J$2];0); IF(LEN([.P79])&gt;0;[.P$2];0); IF(LEN([.U79])&gt;0;[.U$2];0); IF(LEN([.Z79])&gt;0;[.Z$2];0); IF(LEN([.AE79])&gt;0;[.AE$2];0) ));&quot;&quot;)">
            <text:p/>
          </table:table-cell>
          <table:table-cell table:formula="of:=IF(LEN([.C79]);SUM(IF(SUM([.G$2:.I$2]);[.J79];0);IF(SUM([.L$2:.N$2]);[.O79];0);IF(SUM([.Q$2:.S$2]);[.T79];0);IF(SUM([.V$2:.X$2]);[.Y79];0);IF(SUM([.AA$2:.AC$2]);[.AD79];0));&quot;&quot;)">
            <text:p/>
          </table:table-cell>
          <table:table-cell table:number-columns-repeated="4"/>
          <table:table-cell table:formula="of:=IF(AND(COUNTA([.G79:.I79]);SUMIF([.G79:.I79];&quot;&lt;&gt;*&quot;;[.G$2:.I$2]));((SUMIF([.G79:.I79];&quot;&lt;&gt;*&quot;;[.G79:.I79])/SUMIF([.G79:.I79];&quot;&lt;&gt;*&quot;;[.G$2:.I$2]))*[.J$2]);&quot;&quot;)">
            <text:p/>
          </table:table-cell>
          <table:table-cell table:formula="of:=IF((LEN([.J79])=0);&quot;&quot;;CONCATENATE(ROUND([.J79];2);&quot; (&quot;;ROUND((([.J79]/[.J$2])*100);2);&quot;%)&quot;))">
            <text:p/>
          </table:table-cell>
          <table:table-cell table:number-columns-repeated="3"/>
          <table:table-cell table:formula="of:=IF(AND(COUNTA([.L79:.N79]);SUMIF([.L79:.N79];&quot;&lt;&gt;*&quot;;[.L$2:.N$2]));((SUMIF([.L79:.N79];&quot;&lt;&gt;*&quot;;[.L79:.N79])/SUMIF([.L79:.N79];&quot;&lt;&gt;*&quot;;[.L$2:.N$2]))*[.O$2]);&quot;&quot;)">
            <text:p/>
          </table:table-cell>
          <table:table-cell table:formula="of:=IF((LEN([.O79])=0);&quot;&quot;;CONCATENATE(ROUND([.O79];2);&quot; (&quot;;ROUND((([.O79]/[.O$2])*100);2);&quot;%)&quot;))">
            <text:p/>
          </table:table-cell>
          <table:table-cell table:number-columns-repeated="3"/>
          <table:table-cell table:formula="of:=IF(AND(COUNTA([.Q79:.S79]);SUMIF([.Q79:.S79];&quot;&lt;&gt;*&quot;;[.Q$2:.S$2]));((SUMIF([.Q79:.S79];&quot;&lt;&gt;*&quot;;[.Q79:.S79])/SUMIF([.Q79:.S79];&quot;&lt;&gt;*&quot;;[.Q$2:.S$2]))*[.T$2]);&quot;&quot;)">
            <text:p/>
          </table:table-cell>
          <table:table-cell table:formula="of:=IF((LEN([.T79])=0);&quot;&quot;;CONCATENATE(ROUND([.T79];2);&quot; (&quot;;ROUND((([.T79]/[.T$2])*100);2);&quot;%)&quot;))">
            <text:p/>
          </table:table-cell>
          <table:table-cell table:number-columns-repeated="3"/>
          <table:table-cell table:formula="of:=IF(AND(COUNTA([.V79:.X79]);SUMIF([.V79:.X79];&quot;&lt;&gt;*&quot;;[.V$2:.X$2]));((SUMIF([.V79:.X79];&quot;&lt;&gt;*&quot;;[.V79:.X79])/SUMIF([.V79:.X79];&quot;&lt;&gt;*&quot;;[.V$2:.X$2]))*[.Y$2]);&quot;&quot;)">
            <text:p/>
          </table:table-cell>
          <table:table-cell table:formula="of:=IF((LEN([.Y79])=0);&quot;&quot;;CONCATENATE(ROUND([.Y79];2);&quot; (&quot;;ROUND((([.Y79]/[.Y$2])*100);2);&quot;%)&quot;))">
            <text:p/>
          </table:table-cell>
          <table:table-cell table:number-columns-repeated="3"/>
          <table:table-cell table:formula="of:=IF(AND(COUNTA([.AA79:.AC79]);SUMIF([.AA79:.AC79];&quot;&lt;&gt;*&quot;;[.AA$2:.AC$2]));((SUMIF([.AA79:.AC79];&quot;&lt;&gt;*&quot;;[.AA79:.AC79])/SUMIF([.AA79:.AC79];&quot;&lt;&gt;*&quot;;[.AA$2:.AC$2]))*[.AD$2]);&quot;&quot;)">
            <text:p/>
          </table:table-cell>
          <table:table-cell table:formula="of:=IF((LEN([.AD79])=0);&quot;&quot;;CONCATENATE(ROUND([.AD79];2);&quot; (&quot;;ROUND((([.AD7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0])&gt;0);SUM([.G80:.AF80]));([.E80]/SUM( IF(LEN([.J80])&gt;0;[.J$2];0); IF(LEN([.P80])&gt;0;[.P$2];0); IF(LEN([.U80])&gt;0;[.U$2];0); IF(LEN([.Z80])&gt;0;[.Z$2];0); IF(LEN([.AE80])&gt;0;[.AE$2];0) ));&quot;&quot;)">
            <text:p/>
          </table:table-cell>
          <table:table-cell table:formula="of:=IF(LEN([.C80]);SUM(IF(SUM([.G$2:.I$2]);[.J80];0);IF(SUM([.L$2:.N$2]);[.O80];0);IF(SUM([.Q$2:.S$2]);[.T80];0);IF(SUM([.V$2:.X$2]);[.Y80];0);IF(SUM([.AA$2:.AC$2]);[.AD80];0));&quot;&quot;)">
            <text:p/>
          </table:table-cell>
          <table:table-cell table:number-columns-repeated="4"/>
          <table:table-cell table:formula="of:=IF(AND(COUNTA([.G80:.I80]);SUMIF([.G80:.I80];&quot;&lt;&gt;*&quot;;[.G$2:.I$2]));((SUMIF([.G80:.I80];&quot;&lt;&gt;*&quot;;[.G80:.I80])/SUMIF([.G80:.I80];&quot;&lt;&gt;*&quot;;[.G$2:.I$2]))*[.J$2]);&quot;&quot;)">
            <text:p/>
          </table:table-cell>
          <table:table-cell table:formula="of:=IF((LEN([.J80])=0);&quot;&quot;;CONCATENATE(ROUND([.J80];2);&quot; (&quot;;ROUND((([.J80]/[.J$2])*100);2);&quot;%)&quot;))">
            <text:p/>
          </table:table-cell>
          <table:table-cell table:number-columns-repeated="3"/>
          <table:table-cell table:formula="of:=IF(AND(COUNTA([.L80:.N80]);SUMIF([.L80:.N80];&quot;&lt;&gt;*&quot;;[.L$2:.N$2]));((SUMIF([.L80:.N80];&quot;&lt;&gt;*&quot;;[.L80:.N80])/SUMIF([.L80:.N80];&quot;&lt;&gt;*&quot;;[.L$2:.N$2]))*[.O$2]);&quot;&quot;)">
            <text:p/>
          </table:table-cell>
          <table:table-cell table:formula="of:=IF((LEN([.O80])=0);&quot;&quot;;CONCATENATE(ROUND([.O80];2);&quot; (&quot;;ROUND((([.O80]/[.O$2])*100);2);&quot;%)&quot;))">
            <text:p/>
          </table:table-cell>
          <table:table-cell table:number-columns-repeated="3"/>
          <table:table-cell table:formula="of:=IF(AND(COUNTA([.Q80:.S80]);SUMIF([.Q80:.S80];&quot;&lt;&gt;*&quot;;[.Q$2:.S$2]));((SUMIF([.Q80:.S80];&quot;&lt;&gt;*&quot;;[.Q80:.S80])/SUMIF([.Q80:.S80];&quot;&lt;&gt;*&quot;;[.Q$2:.S$2]))*[.T$2]);&quot;&quot;)">
            <text:p/>
          </table:table-cell>
          <table:table-cell table:formula="of:=IF((LEN([.T80])=0);&quot;&quot;;CONCATENATE(ROUND([.T80];2);&quot; (&quot;;ROUND((([.T80]/[.T$2])*100);2);&quot;%)&quot;))">
            <text:p/>
          </table:table-cell>
          <table:table-cell table:number-columns-repeated="3"/>
          <table:table-cell table:formula="of:=IF(AND(COUNTA([.V80:.X80]);SUMIF([.V80:.X80];&quot;&lt;&gt;*&quot;;[.V$2:.X$2]));((SUMIF([.V80:.X80];&quot;&lt;&gt;*&quot;;[.V80:.X80])/SUMIF([.V80:.X80];&quot;&lt;&gt;*&quot;;[.V$2:.X$2]))*[.Y$2]);&quot;&quot;)">
            <text:p/>
          </table:table-cell>
          <table:table-cell table:formula="of:=IF((LEN([.Y80])=0);&quot;&quot;;CONCATENATE(ROUND([.Y80];2);&quot; (&quot;;ROUND((([.Y80]/[.Y$2])*100);2);&quot;%)&quot;))">
            <text:p/>
          </table:table-cell>
          <table:table-cell table:number-columns-repeated="3"/>
          <table:table-cell table:formula="of:=IF(AND(COUNTA([.AA80:.AC80]);SUMIF([.AA80:.AC80];&quot;&lt;&gt;*&quot;;[.AA$2:.AC$2]));((SUMIF([.AA80:.AC80];&quot;&lt;&gt;*&quot;;[.AA80:.AC80])/SUMIF([.AA80:.AC80];&quot;&lt;&gt;*&quot;;[.AA$2:.AC$2]))*[.AD$2]);&quot;&quot;)">
            <text:p/>
          </table:table-cell>
          <table:table-cell table:formula="of:=IF((LEN([.AD80])=0);&quot;&quot;;CONCATENATE(ROUND([.AD80];2);&quot; (&quot;;ROUND((([.AD8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1])&gt;0);SUM([.G81:.AF81]));([.E81]/SUM( IF(LEN([.J81])&gt;0;[.J$2];0); IF(LEN([.P81])&gt;0;[.P$2];0); IF(LEN([.U81])&gt;0;[.U$2];0); IF(LEN([.Z81])&gt;0;[.Z$2];0); IF(LEN([.AE81])&gt;0;[.AE$2];0) ));&quot;&quot;)">
            <text:p/>
          </table:table-cell>
          <table:table-cell table:formula="of:=IF(LEN([.C81]);SUM(IF(SUM([.G$2:.I$2]);[.J81];0);IF(SUM([.L$2:.N$2]);[.O81];0);IF(SUM([.Q$2:.S$2]);[.T81];0);IF(SUM([.V$2:.X$2]);[.Y81];0);IF(SUM([.AA$2:.AC$2]);[.AD81];0));&quot;&quot;)">
            <text:p/>
          </table:table-cell>
          <table:table-cell table:number-columns-repeated="4"/>
          <table:table-cell table:formula="of:=IF(AND(COUNTA([.G81:.I81]);SUMIF([.G81:.I81];&quot;&lt;&gt;*&quot;;[.G$2:.I$2]));((SUMIF([.G81:.I81];&quot;&lt;&gt;*&quot;;[.G81:.I81])/SUMIF([.G81:.I81];&quot;&lt;&gt;*&quot;;[.G$2:.I$2]))*[.J$2]);&quot;&quot;)">
            <text:p/>
          </table:table-cell>
          <table:table-cell table:formula="of:=IF((LEN([.J81])=0);&quot;&quot;;CONCATENATE(ROUND([.J81];2);&quot; (&quot;;ROUND((([.J81]/[.J$2])*100);2);&quot;%)&quot;))">
            <text:p/>
          </table:table-cell>
          <table:table-cell table:number-columns-repeated="3"/>
          <table:table-cell table:formula="of:=IF(AND(COUNTA([.L81:.N81]);SUMIF([.L81:.N81];&quot;&lt;&gt;*&quot;;[.L$2:.N$2]));((SUMIF([.L81:.N81];&quot;&lt;&gt;*&quot;;[.L81:.N81])/SUMIF([.L81:.N81];&quot;&lt;&gt;*&quot;;[.L$2:.N$2]))*[.O$2]);&quot;&quot;)">
            <text:p/>
          </table:table-cell>
          <table:table-cell table:formula="of:=IF((LEN([.O81])=0);&quot;&quot;;CONCATENATE(ROUND([.O81];2);&quot; (&quot;;ROUND((([.O81]/[.O$2])*100);2);&quot;%)&quot;))">
            <text:p/>
          </table:table-cell>
          <table:table-cell table:number-columns-repeated="3"/>
          <table:table-cell table:formula="of:=IF(AND(COUNTA([.Q81:.S81]);SUMIF([.Q81:.S81];&quot;&lt;&gt;*&quot;;[.Q$2:.S$2]));((SUMIF([.Q81:.S81];&quot;&lt;&gt;*&quot;;[.Q81:.S81])/SUMIF([.Q81:.S81];&quot;&lt;&gt;*&quot;;[.Q$2:.S$2]))*[.T$2]);&quot;&quot;)">
            <text:p/>
          </table:table-cell>
          <table:table-cell table:formula="of:=IF((LEN([.T81])=0);&quot;&quot;;CONCATENATE(ROUND([.T81];2);&quot; (&quot;;ROUND((([.T81]/[.T$2])*100);2);&quot;%)&quot;))">
            <text:p/>
          </table:table-cell>
          <table:table-cell table:number-columns-repeated="3"/>
          <table:table-cell table:formula="of:=IF(AND(COUNTA([.V81:.X81]);SUMIF([.V81:.X81];&quot;&lt;&gt;*&quot;;[.V$2:.X$2]));((SUMIF([.V81:.X81];&quot;&lt;&gt;*&quot;;[.V81:.X81])/SUMIF([.V81:.X81];&quot;&lt;&gt;*&quot;;[.V$2:.X$2]))*[.Y$2]);&quot;&quot;)">
            <text:p/>
          </table:table-cell>
          <table:table-cell table:formula="of:=IF((LEN([.Y81])=0);&quot;&quot;;CONCATENATE(ROUND([.Y81];2);&quot; (&quot;;ROUND((([.Y81]/[.Y$2])*100);2);&quot;%)&quot;))">
            <text:p/>
          </table:table-cell>
          <table:table-cell table:number-columns-repeated="3"/>
          <table:table-cell table:formula="of:=IF(AND(COUNTA([.AA81:.AC81]);SUMIF([.AA81:.AC81];&quot;&lt;&gt;*&quot;;[.AA$2:.AC$2]));((SUMIF([.AA81:.AC81];&quot;&lt;&gt;*&quot;;[.AA81:.AC81])/SUMIF([.AA81:.AC81];&quot;&lt;&gt;*&quot;;[.AA$2:.AC$2]))*[.AD$2]);&quot;&quot;)">
            <text:p/>
          </table:table-cell>
          <table:table-cell table:formula="of:=IF((LEN([.AD81])=0);&quot;&quot;;CONCATENATE(ROUND([.AD81];2);&quot; (&quot;;ROUND((([.AD8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2])&gt;0);SUM([.G82:.AF82]));([.E82]/SUM( IF(LEN([.J82])&gt;0;[.J$2];0); IF(LEN([.P82])&gt;0;[.P$2];0); IF(LEN([.U82])&gt;0;[.U$2];0); IF(LEN([.Z82])&gt;0;[.Z$2];0); IF(LEN([.AE82])&gt;0;[.AE$2];0) ));&quot;&quot;)">
            <text:p/>
          </table:table-cell>
          <table:table-cell table:formula="of:=IF(LEN([.C82]);SUM(IF(SUM([.G$2:.I$2]);[.J82];0);IF(SUM([.L$2:.N$2]);[.O82];0);IF(SUM([.Q$2:.S$2]);[.T82];0);IF(SUM([.V$2:.X$2]);[.Y82];0);IF(SUM([.AA$2:.AC$2]);[.AD82];0));&quot;&quot;)">
            <text:p/>
          </table:table-cell>
          <table:table-cell table:number-columns-repeated="4"/>
          <table:table-cell table:formula="of:=IF(AND(COUNTA([.G82:.I82]);SUMIF([.G82:.I82];&quot;&lt;&gt;*&quot;;[.G$2:.I$2]));((SUMIF([.G82:.I82];&quot;&lt;&gt;*&quot;;[.G82:.I82])/SUMIF([.G82:.I82];&quot;&lt;&gt;*&quot;;[.G$2:.I$2]))*[.J$2]);&quot;&quot;)">
            <text:p/>
          </table:table-cell>
          <table:table-cell table:formula="of:=IF((LEN([.J82])=0);&quot;&quot;;CONCATENATE(ROUND([.J82];2);&quot; (&quot;;ROUND((([.J82]/[.J$2])*100);2);&quot;%)&quot;))">
            <text:p/>
          </table:table-cell>
          <table:table-cell table:number-columns-repeated="3"/>
          <table:table-cell table:formula="of:=IF(AND(COUNTA([.L82:.N82]);SUMIF([.L82:.N82];&quot;&lt;&gt;*&quot;;[.L$2:.N$2]));((SUMIF([.L82:.N82];&quot;&lt;&gt;*&quot;;[.L82:.N82])/SUMIF([.L82:.N82];&quot;&lt;&gt;*&quot;;[.L$2:.N$2]))*[.O$2]);&quot;&quot;)">
            <text:p/>
          </table:table-cell>
          <table:table-cell table:formula="of:=IF((LEN([.O82])=0);&quot;&quot;;CONCATENATE(ROUND([.O82];2);&quot; (&quot;;ROUND((([.O82]/[.O$2])*100);2);&quot;%)&quot;))">
            <text:p/>
          </table:table-cell>
          <table:table-cell table:number-columns-repeated="3"/>
          <table:table-cell table:formula="of:=IF(AND(COUNTA([.Q82:.S82]);SUMIF([.Q82:.S82];&quot;&lt;&gt;*&quot;;[.Q$2:.S$2]));((SUMIF([.Q82:.S82];&quot;&lt;&gt;*&quot;;[.Q82:.S82])/SUMIF([.Q82:.S82];&quot;&lt;&gt;*&quot;;[.Q$2:.S$2]))*[.T$2]);&quot;&quot;)">
            <text:p/>
          </table:table-cell>
          <table:table-cell table:formula="of:=IF((LEN([.T82])=0);&quot;&quot;;CONCATENATE(ROUND([.T82];2);&quot; (&quot;;ROUND((([.T82]/[.T$2])*100);2);&quot;%)&quot;))">
            <text:p/>
          </table:table-cell>
          <table:table-cell table:number-columns-repeated="3"/>
          <table:table-cell table:formula="of:=IF(AND(COUNTA([.V82:.X82]);SUMIF([.V82:.X82];&quot;&lt;&gt;*&quot;;[.V$2:.X$2]));((SUMIF([.V82:.X82];&quot;&lt;&gt;*&quot;;[.V82:.X82])/SUMIF([.V82:.X82];&quot;&lt;&gt;*&quot;;[.V$2:.X$2]))*[.Y$2]);&quot;&quot;)">
            <text:p/>
          </table:table-cell>
          <table:table-cell table:formula="of:=IF((LEN([.Y82])=0);&quot;&quot;;CONCATENATE(ROUND([.Y82];2);&quot; (&quot;;ROUND((([.Y82]/[.Y$2])*100);2);&quot;%)&quot;))">
            <text:p/>
          </table:table-cell>
          <table:table-cell table:number-columns-repeated="3"/>
          <table:table-cell table:formula="of:=IF(AND(COUNTA([.AA82:.AC82]);SUMIF([.AA82:.AC82];&quot;&lt;&gt;*&quot;;[.AA$2:.AC$2]));((SUMIF([.AA82:.AC82];&quot;&lt;&gt;*&quot;;[.AA82:.AC82])/SUMIF([.AA82:.AC82];&quot;&lt;&gt;*&quot;;[.AA$2:.AC$2]))*[.AD$2]);&quot;&quot;)">
            <text:p/>
          </table:table-cell>
          <table:table-cell table:formula="of:=IF((LEN([.AD82])=0);&quot;&quot;;CONCATENATE(ROUND([.AD82];2);&quot; (&quot;;ROUND((([.AD8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3])&gt;0);SUM([.G83:.AF83]));([.E83]/SUM( IF(LEN([.J83])&gt;0;[.J$2];0); IF(LEN([.P83])&gt;0;[.P$2];0); IF(LEN([.U83])&gt;0;[.U$2];0); IF(LEN([.Z83])&gt;0;[.Z$2];0); IF(LEN([.AE83])&gt;0;[.AE$2];0) ));&quot;&quot;)">
            <text:p/>
          </table:table-cell>
          <table:table-cell table:formula="of:=IF(LEN([.C83]);SUM(IF(SUM([.G$2:.I$2]);[.J83];0);IF(SUM([.L$2:.N$2]);[.O83];0);IF(SUM([.Q$2:.S$2]);[.T83];0);IF(SUM([.V$2:.X$2]);[.Y83];0);IF(SUM([.AA$2:.AC$2]);[.AD83];0));&quot;&quot;)">
            <text:p/>
          </table:table-cell>
          <table:table-cell table:number-columns-repeated="4"/>
          <table:table-cell table:formula="of:=IF(AND(COUNTA([.G83:.I83]);SUMIF([.G83:.I83];&quot;&lt;&gt;*&quot;;[.G$2:.I$2]));((SUMIF([.G83:.I83];&quot;&lt;&gt;*&quot;;[.G83:.I83])/SUMIF([.G83:.I83];&quot;&lt;&gt;*&quot;;[.G$2:.I$2]))*[.J$2]);&quot;&quot;)">
            <text:p/>
          </table:table-cell>
          <table:table-cell table:formula="of:=IF((LEN([.J83])=0);&quot;&quot;;CONCATENATE(ROUND([.J83];2);&quot; (&quot;;ROUND((([.J83]/[.J$2])*100);2);&quot;%)&quot;))">
            <text:p/>
          </table:table-cell>
          <table:table-cell table:number-columns-repeated="3"/>
          <table:table-cell table:formula="of:=IF(AND(COUNTA([.L83:.N83]);SUMIF([.L83:.N83];&quot;&lt;&gt;*&quot;;[.L$2:.N$2]));((SUMIF([.L83:.N83];&quot;&lt;&gt;*&quot;;[.L83:.N83])/SUMIF([.L83:.N83];&quot;&lt;&gt;*&quot;;[.L$2:.N$2]))*[.O$2]);&quot;&quot;)">
            <text:p/>
          </table:table-cell>
          <table:table-cell table:formula="of:=IF((LEN([.O83])=0);&quot;&quot;;CONCATENATE(ROUND([.O83];2);&quot; (&quot;;ROUND((([.O83]/[.O$2])*100);2);&quot;%)&quot;))">
            <text:p/>
          </table:table-cell>
          <table:table-cell table:number-columns-repeated="3"/>
          <table:table-cell table:formula="of:=IF(AND(COUNTA([.Q83:.S83]);SUMIF([.Q83:.S83];&quot;&lt;&gt;*&quot;;[.Q$2:.S$2]));((SUMIF([.Q83:.S83];&quot;&lt;&gt;*&quot;;[.Q83:.S83])/SUMIF([.Q83:.S83];&quot;&lt;&gt;*&quot;;[.Q$2:.S$2]))*[.T$2]);&quot;&quot;)">
            <text:p/>
          </table:table-cell>
          <table:table-cell table:formula="of:=IF((LEN([.T83])=0);&quot;&quot;;CONCATENATE(ROUND([.T83];2);&quot; (&quot;;ROUND((([.T83]/[.T$2])*100);2);&quot;%)&quot;))">
            <text:p/>
          </table:table-cell>
          <table:table-cell table:number-columns-repeated="3"/>
          <table:table-cell table:formula="of:=IF(AND(COUNTA([.V83:.X83]);SUMIF([.V83:.X83];&quot;&lt;&gt;*&quot;;[.V$2:.X$2]));((SUMIF([.V83:.X83];&quot;&lt;&gt;*&quot;;[.V83:.X83])/SUMIF([.V83:.X83];&quot;&lt;&gt;*&quot;;[.V$2:.X$2]))*[.Y$2]);&quot;&quot;)">
            <text:p/>
          </table:table-cell>
          <table:table-cell table:formula="of:=IF((LEN([.Y83])=0);&quot;&quot;;CONCATENATE(ROUND([.Y83];2);&quot; (&quot;;ROUND((([.Y83]/[.Y$2])*100);2);&quot;%)&quot;))">
            <text:p/>
          </table:table-cell>
          <table:table-cell table:number-columns-repeated="3"/>
          <table:table-cell table:formula="of:=IF(AND(COUNTA([.AA83:.AC83]);SUMIF([.AA83:.AC83];&quot;&lt;&gt;*&quot;;[.AA$2:.AC$2]));((SUMIF([.AA83:.AC83];&quot;&lt;&gt;*&quot;;[.AA83:.AC83])/SUMIF([.AA83:.AC83];&quot;&lt;&gt;*&quot;;[.AA$2:.AC$2]))*[.AD$2]);&quot;&quot;)">
            <text:p/>
          </table:table-cell>
          <table:table-cell table:formula="of:=IF((LEN([.AD83])=0);&quot;&quot;;CONCATENATE(ROUND([.AD83];2);&quot; (&quot;;ROUND((([.AD8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4])&gt;0);SUM([.G84:.AF84]));([.E84]/SUM( IF(LEN([.J84])&gt;0;[.J$2];0); IF(LEN([.P84])&gt;0;[.P$2];0); IF(LEN([.U84])&gt;0;[.U$2];0); IF(LEN([.Z84])&gt;0;[.Z$2];0); IF(LEN([.AE84])&gt;0;[.AE$2];0) ));&quot;&quot;)">
            <text:p/>
          </table:table-cell>
          <table:table-cell table:formula="of:=IF(LEN([.C84]);SUM(IF(SUM([.G$2:.I$2]);[.J84];0);IF(SUM([.L$2:.N$2]);[.O84];0);IF(SUM([.Q$2:.S$2]);[.T84];0);IF(SUM([.V$2:.X$2]);[.Y84];0);IF(SUM([.AA$2:.AC$2]);[.AD84];0));&quot;&quot;)">
            <text:p/>
          </table:table-cell>
          <table:table-cell table:number-columns-repeated="4"/>
          <table:table-cell table:formula="of:=IF(AND(COUNTA([.G84:.I84]);SUMIF([.G84:.I84];&quot;&lt;&gt;*&quot;;[.G$2:.I$2]));((SUMIF([.G84:.I84];&quot;&lt;&gt;*&quot;;[.G84:.I84])/SUMIF([.G84:.I84];&quot;&lt;&gt;*&quot;;[.G$2:.I$2]))*[.J$2]);&quot;&quot;)">
            <text:p/>
          </table:table-cell>
          <table:table-cell table:formula="of:=IF((LEN([.J84])=0);&quot;&quot;;CONCATENATE(ROUND([.J84];2);&quot; (&quot;;ROUND((([.J84]/[.J$2])*100);2);&quot;%)&quot;))">
            <text:p/>
          </table:table-cell>
          <table:table-cell table:number-columns-repeated="3"/>
          <table:table-cell table:formula="of:=IF(AND(COUNTA([.L84:.N84]);SUMIF([.L84:.N84];&quot;&lt;&gt;*&quot;;[.L$2:.N$2]));((SUMIF([.L84:.N84];&quot;&lt;&gt;*&quot;;[.L84:.N84])/SUMIF([.L84:.N84];&quot;&lt;&gt;*&quot;;[.L$2:.N$2]))*[.O$2]);&quot;&quot;)">
            <text:p/>
          </table:table-cell>
          <table:table-cell table:formula="of:=IF((LEN([.O84])=0);&quot;&quot;;CONCATENATE(ROUND([.O84];2);&quot; (&quot;;ROUND((([.O84]/[.O$2])*100);2);&quot;%)&quot;))">
            <text:p/>
          </table:table-cell>
          <table:table-cell table:number-columns-repeated="3"/>
          <table:table-cell table:formula="of:=IF(AND(COUNTA([.Q84:.S84]);SUMIF([.Q84:.S84];&quot;&lt;&gt;*&quot;;[.Q$2:.S$2]));((SUMIF([.Q84:.S84];&quot;&lt;&gt;*&quot;;[.Q84:.S84])/SUMIF([.Q84:.S84];&quot;&lt;&gt;*&quot;;[.Q$2:.S$2]))*[.T$2]);&quot;&quot;)">
            <text:p/>
          </table:table-cell>
          <table:table-cell table:formula="of:=IF((LEN([.T84])=0);&quot;&quot;;CONCATENATE(ROUND([.T84];2);&quot; (&quot;;ROUND((([.T84]/[.T$2])*100);2);&quot;%)&quot;))">
            <text:p/>
          </table:table-cell>
          <table:table-cell table:number-columns-repeated="3"/>
          <table:table-cell table:formula="of:=IF(AND(COUNTA([.V84:.X84]);SUMIF([.V84:.X84];&quot;&lt;&gt;*&quot;;[.V$2:.X$2]));((SUMIF([.V84:.X84];&quot;&lt;&gt;*&quot;;[.V84:.X84])/SUMIF([.V84:.X84];&quot;&lt;&gt;*&quot;;[.V$2:.X$2]))*[.Y$2]);&quot;&quot;)">
            <text:p/>
          </table:table-cell>
          <table:table-cell table:formula="of:=IF((LEN([.Y84])=0);&quot;&quot;;CONCATENATE(ROUND([.Y84];2);&quot; (&quot;;ROUND((([.Y84]/[.Y$2])*100);2);&quot;%)&quot;))">
            <text:p/>
          </table:table-cell>
          <table:table-cell table:number-columns-repeated="3"/>
          <table:table-cell table:formula="of:=IF(AND(COUNTA([.AA84:.AC84]);SUMIF([.AA84:.AC84];&quot;&lt;&gt;*&quot;;[.AA$2:.AC$2]));((SUMIF([.AA84:.AC84];&quot;&lt;&gt;*&quot;;[.AA84:.AC84])/SUMIF([.AA84:.AC84];&quot;&lt;&gt;*&quot;;[.AA$2:.AC$2]))*[.AD$2]);&quot;&quot;)">
            <text:p/>
          </table:table-cell>
          <table:table-cell table:formula="of:=IF((LEN([.AD84])=0);&quot;&quot;;CONCATENATE(ROUND([.AD84];2);&quot; (&quot;;ROUND((([.AD8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5])&gt;0);SUM([.G85:.AF85]));([.E85]/SUM( IF(LEN([.J85])&gt;0;[.J$2];0); IF(LEN([.P85])&gt;0;[.P$2];0); IF(LEN([.U85])&gt;0;[.U$2];0); IF(LEN([.Z85])&gt;0;[.Z$2];0); IF(LEN([.AE85])&gt;0;[.AE$2];0) ));&quot;&quot;)">
            <text:p/>
          </table:table-cell>
          <table:table-cell table:formula="of:=IF(LEN([.C85]);SUM(IF(SUM([.G$2:.I$2]);[.J85];0);IF(SUM([.L$2:.N$2]);[.O85];0);IF(SUM([.Q$2:.S$2]);[.T85];0);IF(SUM([.V$2:.X$2]);[.Y85];0);IF(SUM([.AA$2:.AC$2]);[.AD85];0));&quot;&quot;)">
            <text:p/>
          </table:table-cell>
          <table:table-cell table:number-columns-repeated="4"/>
          <table:table-cell table:formula="of:=IF(AND(COUNTA([.G85:.I85]);SUMIF([.G85:.I85];&quot;&lt;&gt;*&quot;;[.G$2:.I$2]));((SUMIF([.G85:.I85];&quot;&lt;&gt;*&quot;;[.G85:.I85])/SUMIF([.G85:.I85];&quot;&lt;&gt;*&quot;;[.G$2:.I$2]))*[.J$2]);&quot;&quot;)">
            <text:p/>
          </table:table-cell>
          <table:table-cell table:formula="of:=IF((LEN([.J85])=0);&quot;&quot;;CONCATENATE(ROUND([.J85];2);&quot; (&quot;;ROUND((([.J85]/[.J$2])*100);2);&quot;%)&quot;))">
            <text:p/>
          </table:table-cell>
          <table:table-cell table:number-columns-repeated="3"/>
          <table:table-cell table:formula="of:=IF(AND(COUNTA([.L85:.N85]);SUMIF([.L85:.N85];&quot;&lt;&gt;*&quot;;[.L$2:.N$2]));((SUMIF([.L85:.N85];&quot;&lt;&gt;*&quot;;[.L85:.N85])/SUMIF([.L85:.N85];&quot;&lt;&gt;*&quot;;[.L$2:.N$2]))*[.O$2]);&quot;&quot;)">
            <text:p/>
          </table:table-cell>
          <table:table-cell table:formula="of:=IF((LEN([.O85])=0);&quot;&quot;;CONCATENATE(ROUND([.O85];2);&quot; (&quot;;ROUND((([.O85]/[.O$2])*100);2);&quot;%)&quot;))">
            <text:p/>
          </table:table-cell>
          <table:table-cell table:number-columns-repeated="3"/>
          <table:table-cell table:formula="of:=IF(AND(COUNTA([.Q85:.S85]);SUMIF([.Q85:.S85];&quot;&lt;&gt;*&quot;;[.Q$2:.S$2]));((SUMIF([.Q85:.S85];&quot;&lt;&gt;*&quot;;[.Q85:.S85])/SUMIF([.Q85:.S85];&quot;&lt;&gt;*&quot;;[.Q$2:.S$2]))*[.T$2]);&quot;&quot;)">
            <text:p/>
          </table:table-cell>
          <table:table-cell table:formula="of:=IF((LEN([.T85])=0);&quot;&quot;;CONCATENATE(ROUND([.T85];2);&quot; (&quot;;ROUND((([.T85]/[.T$2])*100);2);&quot;%)&quot;))">
            <text:p/>
          </table:table-cell>
          <table:table-cell table:number-columns-repeated="3"/>
          <table:table-cell table:formula="of:=IF(AND(COUNTA([.V85:.X85]);SUMIF([.V85:.X85];&quot;&lt;&gt;*&quot;;[.V$2:.X$2]));((SUMIF([.V85:.X85];&quot;&lt;&gt;*&quot;;[.V85:.X85])/SUMIF([.V85:.X85];&quot;&lt;&gt;*&quot;;[.V$2:.X$2]))*[.Y$2]);&quot;&quot;)">
            <text:p/>
          </table:table-cell>
          <table:table-cell table:formula="of:=IF((LEN([.Y85])=0);&quot;&quot;;CONCATENATE(ROUND([.Y85];2);&quot; (&quot;;ROUND((([.Y85]/[.Y$2])*100);2);&quot;%)&quot;))">
            <text:p/>
          </table:table-cell>
          <table:table-cell table:number-columns-repeated="3"/>
          <table:table-cell table:formula="of:=IF(AND(COUNTA([.AA85:.AC85]);SUMIF([.AA85:.AC85];&quot;&lt;&gt;*&quot;;[.AA$2:.AC$2]));((SUMIF([.AA85:.AC85];&quot;&lt;&gt;*&quot;;[.AA85:.AC85])/SUMIF([.AA85:.AC85];&quot;&lt;&gt;*&quot;;[.AA$2:.AC$2]))*[.AD$2]);&quot;&quot;)">
            <text:p/>
          </table:table-cell>
          <table:table-cell table:formula="of:=IF((LEN([.AD85])=0);&quot;&quot;;CONCATENATE(ROUND([.AD85];2);&quot; (&quot;;ROUND((([.AD8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6])&gt;0);SUM([.G86:.AF86]));([.E86]/SUM( IF(LEN([.J86])&gt;0;[.J$2];0); IF(LEN([.P86])&gt;0;[.P$2];0); IF(LEN([.U86])&gt;0;[.U$2];0); IF(LEN([.Z86])&gt;0;[.Z$2];0); IF(LEN([.AE86])&gt;0;[.AE$2];0) ));&quot;&quot;)">
            <text:p/>
          </table:table-cell>
          <table:table-cell table:formula="of:=IF(LEN([.C86]);SUM(IF(SUM([.G$2:.I$2]);[.J86];0);IF(SUM([.L$2:.N$2]);[.O86];0);IF(SUM([.Q$2:.S$2]);[.T86];0);IF(SUM([.V$2:.X$2]);[.Y86];0);IF(SUM([.AA$2:.AC$2]);[.AD86];0));&quot;&quot;)">
            <text:p/>
          </table:table-cell>
          <table:table-cell table:number-columns-repeated="4"/>
          <table:table-cell table:formula="of:=IF(AND(COUNTA([.G86:.I86]);SUMIF([.G86:.I86];&quot;&lt;&gt;*&quot;;[.G$2:.I$2]));((SUMIF([.G86:.I86];&quot;&lt;&gt;*&quot;;[.G86:.I86])/SUMIF([.G86:.I86];&quot;&lt;&gt;*&quot;;[.G$2:.I$2]))*[.J$2]);&quot;&quot;)">
            <text:p/>
          </table:table-cell>
          <table:table-cell table:formula="of:=IF((LEN([.J86])=0);&quot;&quot;;CONCATENATE(ROUND([.J86];2);&quot; (&quot;;ROUND((([.J86]/[.J$2])*100);2);&quot;%)&quot;))">
            <text:p/>
          </table:table-cell>
          <table:table-cell table:number-columns-repeated="3"/>
          <table:table-cell table:formula="of:=IF(AND(COUNTA([.L86:.N86]);SUMIF([.L86:.N86];&quot;&lt;&gt;*&quot;;[.L$2:.N$2]));((SUMIF([.L86:.N86];&quot;&lt;&gt;*&quot;;[.L86:.N86])/SUMIF([.L86:.N86];&quot;&lt;&gt;*&quot;;[.L$2:.N$2]))*[.O$2]);&quot;&quot;)">
            <text:p/>
          </table:table-cell>
          <table:table-cell table:formula="of:=IF((LEN([.O86])=0);&quot;&quot;;CONCATENATE(ROUND([.O86];2);&quot; (&quot;;ROUND((([.O86]/[.O$2])*100);2);&quot;%)&quot;))">
            <text:p/>
          </table:table-cell>
          <table:table-cell table:number-columns-repeated="3"/>
          <table:table-cell table:formula="of:=IF(AND(COUNTA([.Q86:.S86]);SUMIF([.Q86:.S86];&quot;&lt;&gt;*&quot;;[.Q$2:.S$2]));((SUMIF([.Q86:.S86];&quot;&lt;&gt;*&quot;;[.Q86:.S86])/SUMIF([.Q86:.S86];&quot;&lt;&gt;*&quot;;[.Q$2:.S$2]))*[.T$2]);&quot;&quot;)">
            <text:p/>
          </table:table-cell>
          <table:table-cell table:formula="of:=IF((LEN([.T86])=0);&quot;&quot;;CONCATENATE(ROUND([.T86];2);&quot; (&quot;;ROUND((([.T86]/[.T$2])*100);2);&quot;%)&quot;))">
            <text:p/>
          </table:table-cell>
          <table:table-cell table:number-columns-repeated="3"/>
          <table:table-cell table:formula="of:=IF(AND(COUNTA([.V86:.X86]);SUMIF([.V86:.X86];&quot;&lt;&gt;*&quot;;[.V$2:.X$2]));((SUMIF([.V86:.X86];&quot;&lt;&gt;*&quot;;[.V86:.X86])/SUMIF([.V86:.X86];&quot;&lt;&gt;*&quot;;[.V$2:.X$2]))*[.Y$2]);&quot;&quot;)">
            <text:p/>
          </table:table-cell>
          <table:table-cell table:formula="of:=IF((LEN([.Y86])=0);&quot;&quot;;CONCATENATE(ROUND([.Y86];2);&quot; (&quot;;ROUND((([.Y86]/[.Y$2])*100);2);&quot;%)&quot;))">
            <text:p/>
          </table:table-cell>
          <table:table-cell table:number-columns-repeated="3"/>
          <table:table-cell table:formula="of:=IF(AND(COUNTA([.AA86:.AC86]);SUMIF([.AA86:.AC86];&quot;&lt;&gt;*&quot;;[.AA$2:.AC$2]));((SUMIF([.AA86:.AC86];&quot;&lt;&gt;*&quot;;[.AA86:.AC86])/SUMIF([.AA86:.AC86];&quot;&lt;&gt;*&quot;;[.AA$2:.AC$2]))*[.AD$2]);&quot;&quot;)">
            <text:p/>
          </table:table-cell>
          <table:table-cell table:formula="of:=IF((LEN([.AD86])=0);&quot;&quot;;CONCATENATE(ROUND([.AD86];2);&quot; (&quot;;ROUND((([.AD8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7])&gt;0);SUM([.G87:.AF87]));([.E87]/SUM( IF(LEN([.J87])&gt;0;[.J$2];0); IF(LEN([.P87])&gt;0;[.P$2];0); IF(LEN([.U87])&gt;0;[.U$2];0); IF(LEN([.Z87])&gt;0;[.Z$2];0); IF(LEN([.AE87])&gt;0;[.AE$2];0) ));&quot;&quot;)">
            <text:p/>
          </table:table-cell>
          <table:table-cell table:formula="of:=IF(LEN([.C87]);SUM(IF(SUM([.G$2:.I$2]);[.J87];0);IF(SUM([.L$2:.N$2]);[.O87];0);IF(SUM([.Q$2:.S$2]);[.T87];0);IF(SUM([.V$2:.X$2]);[.Y87];0);IF(SUM([.AA$2:.AC$2]);[.AD87];0));&quot;&quot;)">
            <text:p/>
          </table:table-cell>
          <table:table-cell table:number-columns-repeated="4"/>
          <table:table-cell table:formula="of:=IF(AND(COUNTA([.G87:.I87]);SUMIF([.G87:.I87];&quot;&lt;&gt;*&quot;;[.G$2:.I$2]));((SUMIF([.G87:.I87];&quot;&lt;&gt;*&quot;;[.G87:.I87])/SUMIF([.G87:.I87];&quot;&lt;&gt;*&quot;;[.G$2:.I$2]))*[.J$2]);&quot;&quot;)">
            <text:p/>
          </table:table-cell>
          <table:table-cell table:formula="of:=IF((LEN([.J87])=0);&quot;&quot;;CONCATENATE(ROUND([.J87];2);&quot; (&quot;;ROUND((([.J87]/[.J$2])*100);2);&quot;%)&quot;))">
            <text:p/>
          </table:table-cell>
          <table:table-cell table:number-columns-repeated="3"/>
          <table:table-cell table:formula="of:=IF(AND(COUNTA([.L87:.N87]);SUMIF([.L87:.N87];&quot;&lt;&gt;*&quot;;[.L$2:.N$2]));((SUMIF([.L87:.N87];&quot;&lt;&gt;*&quot;;[.L87:.N87])/SUMIF([.L87:.N87];&quot;&lt;&gt;*&quot;;[.L$2:.N$2]))*[.O$2]);&quot;&quot;)">
            <text:p/>
          </table:table-cell>
          <table:table-cell table:formula="of:=IF((LEN([.O87])=0);&quot;&quot;;CONCATENATE(ROUND([.O87];2);&quot; (&quot;;ROUND((([.O87]/[.O$2])*100);2);&quot;%)&quot;))">
            <text:p/>
          </table:table-cell>
          <table:table-cell table:number-columns-repeated="3"/>
          <table:table-cell table:formula="of:=IF(AND(COUNTA([.Q87:.S87]);SUMIF([.Q87:.S87];&quot;&lt;&gt;*&quot;;[.Q$2:.S$2]));((SUMIF([.Q87:.S87];&quot;&lt;&gt;*&quot;;[.Q87:.S87])/SUMIF([.Q87:.S87];&quot;&lt;&gt;*&quot;;[.Q$2:.S$2]))*[.T$2]);&quot;&quot;)">
            <text:p/>
          </table:table-cell>
          <table:table-cell table:formula="of:=IF((LEN([.T87])=0);&quot;&quot;;CONCATENATE(ROUND([.T87];2);&quot; (&quot;;ROUND((([.T87]/[.T$2])*100);2);&quot;%)&quot;))">
            <text:p/>
          </table:table-cell>
          <table:table-cell table:number-columns-repeated="3"/>
          <table:table-cell table:formula="of:=IF(AND(COUNTA([.V87:.X87]);SUMIF([.V87:.X87];&quot;&lt;&gt;*&quot;;[.V$2:.X$2]));((SUMIF([.V87:.X87];&quot;&lt;&gt;*&quot;;[.V87:.X87])/SUMIF([.V87:.X87];&quot;&lt;&gt;*&quot;;[.V$2:.X$2]))*[.Y$2]);&quot;&quot;)">
            <text:p/>
          </table:table-cell>
          <table:table-cell table:formula="of:=IF((LEN([.Y87])=0);&quot;&quot;;CONCATENATE(ROUND([.Y87];2);&quot; (&quot;;ROUND((([.Y87]/[.Y$2])*100);2);&quot;%)&quot;))">
            <text:p/>
          </table:table-cell>
          <table:table-cell table:number-columns-repeated="3"/>
          <table:table-cell table:formula="of:=IF(AND(COUNTA([.AA87:.AC87]);SUMIF([.AA87:.AC87];&quot;&lt;&gt;*&quot;;[.AA$2:.AC$2]));((SUMIF([.AA87:.AC87];&quot;&lt;&gt;*&quot;;[.AA87:.AC87])/SUMIF([.AA87:.AC87];&quot;&lt;&gt;*&quot;;[.AA$2:.AC$2]))*[.AD$2]);&quot;&quot;)">
            <text:p/>
          </table:table-cell>
          <table:table-cell table:formula="of:=IF((LEN([.AD87])=0);&quot;&quot;;CONCATENATE(ROUND([.AD87];2);&quot; (&quot;;ROUND((([.AD8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8])&gt;0);SUM([.G88:.AF88]));([.E88]/SUM( IF(LEN([.J88])&gt;0;[.J$2];0); IF(LEN([.P88])&gt;0;[.P$2];0); IF(LEN([.U88])&gt;0;[.U$2];0); IF(LEN([.Z88])&gt;0;[.Z$2];0); IF(LEN([.AE88])&gt;0;[.AE$2];0) ));&quot;&quot;)">
            <text:p/>
          </table:table-cell>
          <table:table-cell table:formula="of:=IF(LEN([.C88]);SUM(IF(SUM([.G$2:.I$2]);[.J88];0);IF(SUM([.L$2:.N$2]);[.O88];0);IF(SUM([.Q$2:.S$2]);[.T88];0);IF(SUM([.V$2:.X$2]);[.Y88];0);IF(SUM([.AA$2:.AC$2]);[.AD88];0));&quot;&quot;)">
            <text:p/>
          </table:table-cell>
          <table:table-cell table:number-columns-repeated="4"/>
          <table:table-cell table:formula="of:=IF(AND(COUNTA([.G88:.I88]);SUMIF([.G88:.I88];&quot;&lt;&gt;*&quot;;[.G$2:.I$2]));((SUMIF([.G88:.I88];&quot;&lt;&gt;*&quot;;[.G88:.I88])/SUMIF([.G88:.I88];&quot;&lt;&gt;*&quot;;[.G$2:.I$2]))*[.J$2]);&quot;&quot;)">
            <text:p/>
          </table:table-cell>
          <table:table-cell table:formula="of:=IF((LEN([.J88])=0);&quot;&quot;;CONCATENATE(ROUND([.J88];2);&quot; (&quot;;ROUND((([.J88]/[.J$2])*100);2);&quot;%)&quot;))">
            <text:p/>
          </table:table-cell>
          <table:table-cell table:number-columns-repeated="3"/>
          <table:table-cell table:formula="of:=IF(AND(COUNTA([.L88:.N88]);SUMIF([.L88:.N88];&quot;&lt;&gt;*&quot;;[.L$2:.N$2]));((SUMIF([.L88:.N88];&quot;&lt;&gt;*&quot;;[.L88:.N88])/SUMIF([.L88:.N88];&quot;&lt;&gt;*&quot;;[.L$2:.N$2]))*[.O$2]);&quot;&quot;)">
            <text:p/>
          </table:table-cell>
          <table:table-cell table:formula="of:=IF((LEN([.O88])=0);&quot;&quot;;CONCATENATE(ROUND([.O88];2);&quot; (&quot;;ROUND((([.O88]/[.O$2])*100);2);&quot;%)&quot;))">
            <text:p/>
          </table:table-cell>
          <table:table-cell table:number-columns-repeated="3"/>
          <table:table-cell table:formula="of:=IF(AND(COUNTA([.Q88:.S88]);SUMIF([.Q88:.S88];&quot;&lt;&gt;*&quot;;[.Q$2:.S$2]));((SUMIF([.Q88:.S88];&quot;&lt;&gt;*&quot;;[.Q88:.S88])/SUMIF([.Q88:.S88];&quot;&lt;&gt;*&quot;;[.Q$2:.S$2]))*[.T$2]);&quot;&quot;)">
            <text:p/>
          </table:table-cell>
          <table:table-cell table:formula="of:=IF((LEN([.T88])=0);&quot;&quot;;CONCATENATE(ROUND([.T88];2);&quot; (&quot;;ROUND((([.T88]/[.T$2])*100);2);&quot;%)&quot;))">
            <text:p/>
          </table:table-cell>
          <table:table-cell table:number-columns-repeated="3"/>
          <table:table-cell table:formula="of:=IF(AND(COUNTA([.V88:.X88]);SUMIF([.V88:.X88];&quot;&lt;&gt;*&quot;;[.V$2:.X$2]));((SUMIF([.V88:.X88];&quot;&lt;&gt;*&quot;;[.V88:.X88])/SUMIF([.V88:.X88];&quot;&lt;&gt;*&quot;;[.V$2:.X$2]))*[.Y$2]);&quot;&quot;)">
            <text:p/>
          </table:table-cell>
          <table:table-cell table:formula="of:=IF((LEN([.Y88])=0);&quot;&quot;;CONCATENATE(ROUND([.Y88];2);&quot; (&quot;;ROUND((([.Y88]/[.Y$2])*100);2);&quot;%)&quot;))">
            <text:p/>
          </table:table-cell>
          <table:table-cell table:number-columns-repeated="3"/>
          <table:table-cell table:formula="of:=IF(AND(COUNTA([.AA88:.AC88]);SUMIF([.AA88:.AC88];&quot;&lt;&gt;*&quot;;[.AA$2:.AC$2]));((SUMIF([.AA88:.AC88];&quot;&lt;&gt;*&quot;;[.AA88:.AC88])/SUMIF([.AA88:.AC88];&quot;&lt;&gt;*&quot;;[.AA$2:.AC$2]))*[.AD$2]);&quot;&quot;)">
            <text:p/>
          </table:table-cell>
          <table:table-cell table:formula="of:=IF((LEN([.AD88])=0);&quot;&quot;;CONCATENATE(ROUND([.AD88];2);&quot; (&quot;;ROUND((([.AD8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89])&gt;0);SUM([.G89:.AF89]));([.E89]/SUM( IF(LEN([.J89])&gt;0;[.J$2];0); IF(LEN([.P89])&gt;0;[.P$2];0); IF(LEN([.U89])&gt;0;[.U$2];0); IF(LEN([.Z89])&gt;0;[.Z$2];0); IF(LEN([.AE89])&gt;0;[.AE$2];0) ));&quot;&quot;)">
            <text:p/>
          </table:table-cell>
          <table:table-cell table:formula="of:=IF(LEN([.C89]);SUM(IF(SUM([.G$2:.I$2]);[.J89];0);IF(SUM([.L$2:.N$2]);[.O89];0);IF(SUM([.Q$2:.S$2]);[.T89];0);IF(SUM([.V$2:.X$2]);[.Y89];0);IF(SUM([.AA$2:.AC$2]);[.AD89];0));&quot;&quot;)">
            <text:p/>
          </table:table-cell>
          <table:table-cell table:number-columns-repeated="4"/>
          <table:table-cell table:formula="of:=IF(AND(COUNTA([.G89:.I89]);SUMIF([.G89:.I89];&quot;&lt;&gt;*&quot;;[.G$2:.I$2]));((SUMIF([.G89:.I89];&quot;&lt;&gt;*&quot;;[.G89:.I89])/SUMIF([.G89:.I89];&quot;&lt;&gt;*&quot;;[.G$2:.I$2]))*[.J$2]);&quot;&quot;)">
            <text:p/>
          </table:table-cell>
          <table:table-cell table:formula="of:=IF((LEN([.J89])=0);&quot;&quot;;CONCATENATE(ROUND([.J89];2);&quot; (&quot;;ROUND((([.J89]/[.J$2])*100);2);&quot;%)&quot;))">
            <text:p/>
          </table:table-cell>
          <table:table-cell table:number-columns-repeated="3"/>
          <table:table-cell table:formula="of:=IF(AND(COUNTA([.L89:.N89]);SUMIF([.L89:.N89];&quot;&lt;&gt;*&quot;;[.L$2:.N$2]));((SUMIF([.L89:.N89];&quot;&lt;&gt;*&quot;;[.L89:.N89])/SUMIF([.L89:.N89];&quot;&lt;&gt;*&quot;;[.L$2:.N$2]))*[.O$2]);&quot;&quot;)">
            <text:p/>
          </table:table-cell>
          <table:table-cell table:formula="of:=IF((LEN([.O89])=0);&quot;&quot;;CONCATENATE(ROUND([.O89];2);&quot; (&quot;;ROUND((([.O89]/[.O$2])*100);2);&quot;%)&quot;))">
            <text:p/>
          </table:table-cell>
          <table:table-cell table:number-columns-repeated="3"/>
          <table:table-cell table:formula="of:=IF(AND(COUNTA([.Q89:.S89]);SUMIF([.Q89:.S89];&quot;&lt;&gt;*&quot;;[.Q$2:.S$2]));((SUMIF([.Q89:.S89];&quot;&lt;&gt;*&quot;;[.Q89:.S89])/SUMIF([.Q89:.S89];&quot;&lt;&gt;*&quot;;[.Q$2:.S$2]))*[.T$2]);&quot;&quot;)">
            <text:p/>
          </table:table-cell>
          <table:table-cell table:formula="of:=IF((LEN([.T89])=0);&quot;&quot;;CONCATENATE(ROUND([.T89];2);&quot; (&quot;;ROUND((([.T89]/[.T$2])*100);2);&quot;%)&quot;))">
            <text:p/>
          </table:table-cell>
          <table:table-cell table:number-columns-repeated="3"/>
          <table:table-cell table:formula="of:=IF(AND(COUNTA([.V89:.X89]);SUMIF([.V89:.X89];&quot;&lt;&gt;*&quot;;[.V$2:.X$2]));((SUMIF([.V89:.X89];&quot;&lt;&gt;*&quot;;[.V89:.X89])/SUMIF([.V89:.X89];&quot;&lt;&gt;*&quot;;[.V$2:.X$2]))*[.Y$2]);&quot;&quot;)">
            <text:p/>
          </table:table-cell>
          <table:table-cell table:formula="of:=IF((LEN([.Y89])=0);&quot;&quot;;CONCATENATE(ROUND([.Y89];2);&quot; (&quot;;ROUND((([.Y89]/[.Y$2])*100);2);&quot;%)&quot;))">
            <text:p/>
          </table:table-cell>
          <table:table-cell table:number-columns-repeated="3"/>
          <table:table-cell table:formula="of:=IF(AND(COUNTA([.AA89:.AC89]);SUMIF([.AA89:.AC89];&quot;&lt;&gt;*&quot;;[.AA$2:.AC$2]));((SUMIF([.AA89:.AC89];&quot;&lt;&gt;*&quot;;[.AA89:.AC89])/SUMIF([.AA89:.AC89];&quot;&lt;&gt;*&quot;;[.AA$2:.AC$2]))*[.AD$2]);&quot;&quot;)">
            <text:p/>
          </table:table-cell>
          <table:table-cell table:formula="of:=IF((LEN([.AD89])=0);&quot;&quot;;CONCATENATE(ROUND([.AD89];2);&quot; (&quot;;ROUND((([.AD8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0])&gt;0);SUM([.G90:.AF90]));([.E90]/SUM( IF(LEN([.J90])&gt;0;[.J$2];0); IF(LEN([.P90])&gt;0;[.P$2];0); IF(LEN([.U90])&gt;0;[.U$2];0); IF(LEN([.Z90])&gt;0;[.Z$2];0); IF(LEN([.AE90])&gt;0;[.AE$2];0) ));&quot;&quot;)">
            <text:p/>
          </table:table-cell>
          <table:table-cell table:formula="of:=IF(LEN([.C90]);SUM(IF(SUM([.G$2:.I$2]);[.J90];0);IF(SUM([.L$2:.N$2]);[.O90];0);IF(SUM([.Q$2:.S$2]);[.T90];0);IF(SUM([.V$2:.X$2]);[.Y90];0);IF(SUM([.AA$2:.AC$2]);[.AD90];0));&quot;&quot;)">
            <text:p/>
          </table:table-cell>
          <table:table-cell table:number-columns-repeated="4"/>
          <table:table-cell table:formula="of:=IF(AND(COUNTA([.G90:.I90]);SUMIF([.G90:.I90];&quot;&lt;&gt;*&quot;;[.G$2:.I$2]));((SUMIF([.G90:.I90];&quot;&lt;&gt;*&quot;;[.G90:.I90])/SUMIF([.G90:.I90];&quot;&lt;&gt;*&quot;;[.G$2:.I$2]))*[.J$2]);&quot;&quot;)">
            <text:p/>
          </table:table-cell>
          <table:table-cell table:formula="of:=IF((LEN([.J90])=0);&quot;&quot;;CONCATENATE(ROUND([.J90];2);&quot; (&quot;;ROUND((([.J90]/[.J$2])*100);2);&quot;%)&quot;))">
            <text:p/>
          </table:table-cell>
          <table:table-cell table:number-columns-repeated="3"/>
          <table:table-cell table:formula="of:=IF(AND(COUNTA([.L90:.N90]);SUMIF([.L90:.N90];&quot;&lt;&gt;*&quot;;[.L$2:.N$2]));((SUMIF([.L90:.N90];&quot;&lt;&gt;*&quot;;[.L90:.N90])/SUMIF([.L90:.N90];&quot;&lt;&gt;*&quot;;[.L$2:.N$2]))*[.O$2]);&quot;&quot;)">
            <text:p/>
          </table:table-cell>
          <table:table-cell table:formula="of:=IF((LEN([.O90])=0);&quot;&quot;;CONCATENATE(ROUND([.O90];2);&quot; (&quot;;ROUND((([.O90]/[.O$2])*100);2);&quot;%)&quot;))">
            <text:p/>
          </table:table-cell>
          <table:table-cell table:number-columns-repeated="3"/>
          <table:table-cell table:formula="of:=IF(AND(COUNTA([.Q90:.S90]);SUMIF([.Q90:.S90];&quot;&lt;&gt;*&quot;;[.Q$2:.S$2]));((SUMIF([.Q90:.S90];&quot;&lt;&gt;*&quot;;[.Q90:.S90])/SUMIF([.Q90:.S90];&quot;&lt;&gt;*&quot;;[.Q$2:.S$2]))*[.T$2]);&quot;&quot;)">
            <text:p/>
          </table:table-cell>
          <table:table-cell table:formula="of:=IF((LEN([.T90])=0);&quot;&quot;;CONCATENATE(ROUND([.T90];2);&quot; (&quot;;ROUND((([.T90]/[.T$2])*100);2);&quot;%)&quot;))">
            <text:p/>
          </table:table-cell>
          <table:table-cell table:number-columns-repeated="3"/>
          <table:table-cell table:formula="of:=IF(AND(COUNTA([.V90:.X90]);SUMIF([.V90:.X90];&quot;&lt;&gt;*&quot;;[.V$2:.X$2]));((SUMIF([.V90:.X90];&quot;&lt;&gt;*&quot;;[.V90:.X90])/SUMIF([.V90:.X90];&quot;&lt;&gt;*&quot;;[.V$2:.X$2]))*[.Y$2]);&quot;&quot;)">
            <text:p/>
          </table:table-cell>
          <table:table-cell table:formula="of:=IF((LEN([.Y90])=0);&quot;&quot;;CONCATENATE(ROUND([.Y90];2);&quot; (&quot;;ROUND((([.Y90]/[.Y$2])*100);2);&quot;%)&quot;))">
            <text:p/>
          </table:table-cell>
          <table:table-cell table:number-columns-repeated="3"/>
          <table:table-cell table:formula="of:=IF(AND(COUNTA([.AA90:.AC90]);SUMIF([.AA90:.AC90];&quot;&lt;&gt;*&quot;;[.AA$2:.AC$2]));((SUMIF([.AA90:.AC90];&quot;&lt;&gt;*&quot;;[.AA90:.AC90])/SUMIF([.AA90:.AC90];&quot;&lt;&gt;*&quot;;[.AA$2:.AC$2]))*[.AD$2]);&quot;&quot;)">
            <text:p/>
          </table:table-cell>
          <table:table-cell table:formula="of:=IF((LEN([.AD90])=0);&quot;&quot;;CONCATENATE(ROUND([.AD90];2);&quot; (&quot;;ROUND((([.AD90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1])&gt;0);SUM([.G91:.AF91]));([.E91]/SUM( IF(LEN([.J91])&gt;0;[.J$2];0); IF(LEN([.P91])&gt;0;[.P$2];0); IF(LEN([.U91])&gt;0;[.U$2];0); IF(LEN([.Z91])&gt;0;[.Z$2];0); IF(LEN([.AE91])&gt;0;[.AE$2];0) ));&quot;&quot;)">
            <text:p/>
          </table:table-cell>
          <table:table-cell table:formula="of:=IF(LEN([.C91]);SUM(IF(SUM([.G$2:.I$2]);[.J91];0);IF(SUM([.L$2:.N$2]);[.O91];0);IF(SUM([.Q$2:.S$2]);[.T91];0);IF(SUM([.V$2:.X$2]);[.Y91];0);IF(SUM([.AA$2:.AC$2]);[.AD91];0));&quot;&quot;)">
            <text:p/>
          </table:table-cell>
          <table:table-cell table:number-columns-repeated="4"/>
          <table:table-cell table:formula="of:=IF(AND(COUNTA([.G91:.I91]);SUMIF([.G91:.I91];&quot;&lt;&gt;*&quot;;[.G$2:.I$2]));((SUMIF([.G91:.I91];&quot;&lt;&gt;*&quot;;[.G91:.I91])/SUMIF([.G91:.I91];&quot;&lt;&gt;*&quot;;[.G$2:.I$2]))*[.J$2]);&quot;&quot;)">
            <text:p/>
          </table:table-cell>
          <table:table-cell table:formula="of:=IF((LEN([.J91])=0);&quot;&quot;;CONCATENATE(ROUND([.J91];2);&quot; (&quot;;ROUND((([.J91]/[.J$2])*100);2);&quot;%)&quot;))">
            <text:p/>
          </table:table-cell>
          <table:table-cell table:number-columns-repeated="3"/>
          <table:table-cell table:formula="of:=IF(AND(COUNTA([.L91:.N91]);SUMIF([.L91:.N91];&quot;&lt;&gt;*&quot;;[.L$2:.N$2]));((SUMIF([.L91:.N91];&quot;&lt;&gt;*&quot;;[.L91:.N91])/SUMIF([.L91:.N91];&quot;&lt;&gt;*&quot;;[.L$2:.N$2]))*[.O$2]);&quot;&quot;)">
            <text:p/>
          </table:table-cell>
          <table:table-cell table:formula="of:=IF((LEN([.O91])=0);&quot;&quot;;CONCATENATE(ROUND([.O91];2);&quot; (&quot;;ROUND((([.O91]/[.O$2])*100);2);&quot;%)&quot;))">
            <text:p/>
          </table:table-cell>
          <table:table-cell table:number-columns-repeated="3"/>
          <table:table-cell table:formula="of:=IF(AND(COUNTA([.Q91:.S91]);SUMIF([.Q91:.S91];&quot;&lt;&gt;*&quot;;[.Q$2:.S$2]));((SUMIF([.Q91:.S91];&quot;&lt;&gt;*&quot;;[.Q91:.S91])/SUMIF([.Q91:.S91];&quot;&lt;&gt;*&quot;;[.Q$2:.S$2]))*[.T$2]);&quot;&quot;)">
            <text:p/>
          </table:table-cell>
          <table:table-cell table:formula="of:=IF((LEN([.T91])=0);&quot;&quot;;CONCATENATE(ROUND([.T91];2);&quot; (&quot;;ROUND((([.T91]/[.T$2])*100);2);&quot;%)&quot;))">
            <text:p/>
          </table:table-cell>
          <table:table-cell table:number-columns-repeated="3"/>
          <table:table-cell table:formula="of:=IF(AND(COUNTA([.V91:.X91]);SUMIF([.V91:.X91];&quot;&lt;&gt;*&quot;;[.V$2:.X$2]));((SUMIF([.V91:.X91];&quot;&lt;&gt;*&quot;;[.V91:.X91])/SUMIF([.V91:.X91];&quot;&lt;&gt;*&quot;;[.V$2:.X$2]))*[.Y$2]);&quot;&quot;)">
            <text:p/>
          </table:table-cell>
          <table:table-cell table:formula="of:=IF((LEN([.Y91])=0);&quot;&quot;;CONCATENATE(ROUND([.Y91];2);&quot; (&quot;;ROUND((([.Y91]/[.Y$2])*100);2);&quot;%)&quot;))">
            <text:p/>
          </table:table-cell>
          <table:table-cell table:number-columns-repeated="3"/>
          <table:table-cell table:formula="of:=IF(AND(COUNTA([.AA91:.AC91]);SUMIF([.AA91:.AC91];&quot;&lt;&gt;*&quot;;[.AA$2:.AC$2]));((SUMIF([.AA91:.AC91];&quot;&lt;&gt;*&quot;;[.AA91:.AC91])/SUMIF([.AA91:.AC91];&quot;&lt;&gt;*&quot;;[.AA$2:.AC$2]))*[.AD$2]);&quot;&quot;)">
            <text:p/>
          </table:table-cell>
          <table:table-cell table:formula="of:=IF((LEN([.AD91])=0);&quot;&quot;;CONCATENATE(ROUND([.AD91];2);&quot; (&quot;;ROUND((([.AD91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2])&gt;0);SUM([.G92:.AF92]));([.E92]/SUM( IF(LEN([.J92])&gt;0;[.J$2];0); IF(LEN([.P92])&gt;0;[.P$2];0); IF(LEN([.U92])&gt;0;[.U$2];0); IF(LEN([.Z92])&gt;0;[.Z$2];0); IF(LEN([.AE92])&gt;0;[.AE$2];0) ));&quot;&quot;)">
            <text:p/>
          </table:table-cell>
          <table:table-cell table:formula="of:=IF(LEN([.C92]);SUM(IF(SUM([.G$2:.I$2]);[.J92];0);IF(SUM([.L$2:.N$2]);[.O92];0);IF(SUM([.Q$2:.S$2]);[.T92];0);IF(SUM([.V$2:.X$2]);[.Y92];0);IF(SUM([.AA$2:.AC$2]);[.AD92];0));&quot;&quot;)">
            <text:p/>
          </table:table-cell>
          <table:table-cell table:number-columns-repeated="4"/>
          <table:table-cell table:formula="of:=IF(AND(COUNTA([.G92:.I92]);SUMIF([.G92:.I92];&quot;&lt;&gt;*&quot;;[.G$2:.I$2]));((SUMIF([.G92:.I92];&quot;&lt;&gt;*&quot;;[.G92:.I92])/SUMIF([.G92:.I92];&quot;&lt;&gt;*&quot;;[.G$2:.I$2]))*[.J$2]);&quot;&quot;)">
            <text:p/>
          </table:table-cell>
          <table:table-cell table:formula="of:=IF((LEN([.J92])=0);&quot;&quot;;CONCATENATE(ROUND([.J92];2);&quot; (&quot;;ROUND((([.J92]/[.J$2])*100);2);&quot;%)&quot;))">
            <text:p/>
          </table:table-cell>
          <table:table-cell table:number-columns-repeated="3"/>
          <table:table-cell table:formula="of:=IF(AND(COUNTA([.L92:.N92]);SUMIF([.L92:.N92];&quot;&lt;&gt;*&quot;;[.L$2:.N$2]));((SUMIF([.L92:.N92];&quot;&lt;&gt;*&quot;;[.L92:.N92])/SUMIF([.L92:.N92];&quot;&lt;&gt;*&quot;;[.L$2:.N$2]))*[.O$2]);&quot;&quot;)">
            <text:p/>
          </table:table-cell>
          <table:table-cell table:formula="of:=IF((LEN([.O92])=0);&quot;&quot;;CONCATENATE(ROUND([.O92];2);&quot; (&quot;;ROUND((([.O92]/[.O$2])*100);2);&quot;%)&quot;))">
            <text:p/>
          </table:table-cell>
          <table:table-cell table:number-columns-repeated="3"/>
          <table:table-cell table:formula="of:=IF(AND(COUNTA([.Q92:.S92]);SUMIF([.Q92:.S92];&quot;&lt;&gt;*&quot;;[.Q$2:.S$2]));((SUMIF([.Q92:.S92];&quot;&lt;&gt;*&quot;;[.Q92:.S92])/SUMIF([.Q92:.S92];&quot;&lt;&gt;*&quot;;[.Q$2:.S$2]))*[.T$2]);&quot;&quot;)">
            <text:p/>
          </table:table-cell>
          <table:table-cell table:formula="of:=IF((LEN([.T92])=0);&quot;&quot;;CONCATENATE(ROUND([.T92];2);&quot; (&quot;;ROUND((([.T92]/[.T$2])*100);2);&quot;%)&quot;))">
            <text:p/>
          </table:table-cell>
          <table:table-cell table:number-columns-repeated="3"/>
          <table:table-cell table:formula="of:=IF(AND(COUNTA([.V92:.X92]);SUMIF([.V92:.X92];&quot;&lt;&gt;*&quot;;[.V$2:.X$2]));((SUMIF([.V92:.X92];&quot;&lt;&gt;*&quot;;[.V92:.X92])/SUMIF([.V92:.X92];&quot;&lt;&gt;*&quot;;[.V$2:.X$2]))*[.Y$2]);&quot;&quot;)">
            <text:p/>
          </table:table-cell>
          <table:table-cell table:formula="of:=IF((LEN([.Y92])=0);&quot;&quot;;CONCATENATE(ROUND([.Y92];2);&quot; (&quot;;ROUND((([.Y92]/[.Y$2])*100);2);&quot;%)&quot;))">
            <text:p/>
          </table:table-cell>
          <table:table-cell table:number-columns-repeated="3"/>
          <table:table-cell table:formula="of:=IF(AND(COUNTA([.AA92:.AC92]);SUMIF([.AA92:.AC92];&quot;&lt;&gt;*&quot;;[.AA$2:.AC$2]));((SUMIF([.AA92:.AC92];&quot;&lt;&gt;*&quot;;[.AA92:.AC92])/SUMIF([.AA92:.AC92];&quot;&lt;&gt;*&quot;;[.AA$2:.AC$2]))*[.AD$2]);&quot;&quot;)">
            <text:p/>
          </table:table-cell>
          <table:table-cell table:formula="of:=IF((LEN([.AD92])=0);&quot;&quot;;CONCATENATE(ROUND([.AD92];2);&quot; (&quot;;ROUND((([.AD92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3])&gt;0);SUM([.G93:.AF93]));([.E93]/SUM( IF(LEN([.J93])&gt;0;[.J$2];0); IF(LEN([.P93])&gt;0;[.P$2];0); IF(LEN([.U93])&gt;0;[.U$2];0); IF(LEN([.Z93])&gt;0;[.Z$2];0); IF(LEN([.AE93])&gt;0;[.AE$2];0) ));&quot;&quot;)">
            <text:p/>
          </table:table-cell>
          <table:table-cell table:formula="of:=IF(LEN([.C93]);SUM(IF(SUM([.G$2:.I$2]);[.J93];0);IF(SUM([.L$2:.N$2]);[.O93];0);IF(SUM([.Q$2:.S$2]);[.T93];0);IF(SUM([.V$2:.X$2]);[.Y93];0);IF(SUM([.AA$2:.AC$2]);[.AD93];0));&quot;&quot;)">
            <text:p/>
          </table:table-cell>
          <table:table-cell table:number-columns-repeated="4"/>
          <table:table-cell table:formula="of:=IF(AND(COUNTA([.G93:.I93]);SUMIF([.G93:.I93];&quot;&lt;&gt;*&quot;;[.G$2:.I$2]));((SUMIF([.G93:.I93];&quot;&lt;&gt;*&quot;;[.G93:.I93])/SUMIF([.G93:.I93];&quot;&lt;&gt;*&quot;;[.G$2:.I$2]))*[.J$2]);&quot;&quot;)">
            <text:p/>
          </table:table-cell>
          <table:table-cell table:formula="of:=IF((LEN([.J93])=0);&quot;&quot;;CONCATENATE(ROUND([.J93];2);&quot; (&quot;;ROUND((([.J93]/[.J$2])*100);2);&quot;%)&quot;))">
            <text:p/>
          </table:table-cell>
          <table:table-cell table:number-columns-repeated="3"/>
          <table:table-cell table:formula="of:=IF(AND(COUNTA([.L93:.N93]);SUMIF([.L93:.N93];&quot;&lt;&gt;*&quot;;[.L$2:.N$2]));((SUMIF([.L93:.N93];&quot;&lt;&gt;*&quot;;[.L93:.N93])/SUMIF([.L93:.N93];&quot;&lt;&gt;*&quot;;[.L$2:.N$2]))*[.O$2]);&quot;&quot;)">
            <text:p/>
          </table:table-cell>
          <table:table-cell table:formula="of:=IF((LEN([.O93])=0);&quot;&quot;;CONCATENATE(ROUND([.O93];2);&quot; (&quot;;ROUND((([.O93]/[.O$2])*100);2);&quot;%)&quot;))">
            <text:p/>
          </table:table-cell>
          <table:table-cell table:number-columns-repeated="3"/>
          <table:table-cell table:formula="of:=IF(AND(COUNTA([.Q93:.S93]);SUMIF([.Q93:.S93];&quot;&lt;&gt;*&quot;;[.Q$2:.S$2]));((SUMIF([.Q93:.S93];&quot;&lt;&gt;*&quot;;[.Q93:.S93])/SUMIF([.Q93:.S93];&quot;&lt;&gt;*&quot;;[.Q$2:.S$2]))*[.T$2]);&quot;&quot;)">
            <text:p/>
          </table:table-cell>
          <table:table-cell table:formula="of:=IF((LEN([.T93])=0);&quot;&quot;;CONCATENATE(ROUND([.T93];2);&quot; (&quot;;ROUND((([.T93]/[.T$2])*100);2);&quot;%)&quot;))">
            <text:p/>
          </table:table-cell>
          <table:table-cell table:number-columns-repeated="3"/>
          <table:table-cell table:formula="of:=IF(AND(COUNTA([.V93:.X93]);SUMIF([.V93:.X93];&quot;&lt;&gt;*&quot;;[.V$2:.X$2]));((SUMIF([.V93:.X93];&quot;&lt;&gt;*&quot;;[.V93:.X93])/SUMIF([.V93:.X93];&quot;&lt;&gt;*&quot;;[.V$2:.X$2]))*[.Y$2]);&quot;&quot;)">
            <text:p/>
          </table:table-cell>
          <table:table-cell table:formula="of:=IF((LEN([.Y93])=0);&quot;&quot;;CONCATENATE(ROUND([.Y93];2);&quot; (&quot;;ROUND((([.Y93]/[.Y$2])*100);2);&quot;%)&quot;))">
            <text:p/>
          </table:table-cell>
          <table:table-cell table:number-columns-repeated="3"/>
          <table:table-cell table:formula="of:=IF(AND(COUNTA([.AA93:.AC93]);SUMIF([.AA93:.AC93];&quot;&lt;&gt;*&quot;;[.AA$2:.AC$2]));((SUMIF([.AA93:.AC93];&quot;&lt;&gt;*&quot;;[.AA93:.AC93])/SUMIF([.AA93:.AC93];&quot;&lt;&gt;*&quot;;[.AA$2:.AC$2]))*[.AD$2]);&quot;&quot;)">
            <text:p/>
          </table:table-cell>
          <table:table-cell table:formula="of:=IF((LEN([.AD93])=0);&quot;&quot;;CONCATENATE(ROUND([.AD93];2);&quot; (&quot;;ROUND((([.AD93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4])&gt;0);SUM([.G94:.AF94]));([.E94]/SUM( IF(LEN([.J94])&gt;0;[.J$2];0); IF(LEN([.P94])&gt;0;[.P$2];0); IF(LEN([.U94])&gt;0;[.U$2];0); IF(LEN([.Z94])&gt;0;[.Z$2];0); IF(LEN([.AE94])&gt;0;[.AE$2];0) ));&quot;&quot;)">
            <text:p/>
          </table:table-cell>
          <table:table-cell table:formula="of:=IF(LEN([.C94]);SUM(IF(SUM([.G$2:.I$2]);[.J94];0);IF(SUM([.L$2:.N$2]);[.O94];0);IF(SUM([.Q$2:.S$2]);[.T94];0);IF(SUM([.V$2:.X$2]);[.Y94];0);IF(SUM([.AA$2:.AC$2]);[.AD94];0));&quot;&quot;)">
            <text:p/>
          </table:table-cell>
          <table:table-cell table:number-columns-repeated="4"/>
          <table:table-cell table:formula="of:=IF(AND(COUNTA([.G94:.I94]);SUMIF([.G94:.I94];&quot;&lt;&gt;*&quot;;[.G$2:.I$2]));((SUMIF([.G94:.I94];&quot;&lt;&gt;*&quot;;[.G94:.I94])/SUMIF([.G94:.I94];&quot;&lt;&gt;*&quot;;[.G$2:.I$2]))*[.J$2]);&quot;&quot;)">
            <text:p/>
          </table:table-cell>
          <table:table-cell table:formula="of:=IF((LEN([.J94])=0);&quot;&quot;;CONCATENATE(ROUND([.J94];2);&quot; (&quot;;ROUND((([.J94]/[.J$2])*100);2);&quot;%)&quot;))">
            <text:p/>
          </table:table-cell>
          <table:table-cell table:number-columns-repeated="3"/>
          <table:table-cell table:formula="of:=IF(AND(COUNTA([.L94:.N94]);SUMIF([.L94:.N94];&quot;&lt;&gt;*&quot;;[.L$2:.N$2]));((SUMIF([.L94:.N94];&quot;&lt;&gt;*&quot;;[.L94:.N94])/SUMIF([.L94:.N94];&quot;&lt;&gt;*&quot;;[.L$2:.N$2]))*[.O$2]);&quot;&quot;)">
            <text:p/>
          </table:table-cell>
          <table:table-cell table:formula="of:=IF((LEN([.O94])=0);&quot;&quot;;CONCATENATE(ROUND([.O94];2);&quot; (&quot;;ROUND((([.O94]/[.O$2])*100);2);&quot;%)&quot;))">
            <text:p/>
          </table:table-cell>
          <table:table-cell table:number-columns-repeated="3"/>
          <table:table-cell table:formula="of:=IF(AND(COUNTA([.Q94:.S94]);SUMIF([.Q94:.S94];&quot;&lt;&gt;*&quot;;[.Q$2:.S$2]));((SUMIF([.Q94:.S94];&quot;&lt;&gt;*&quot;;[.Q94:.S94])/SUMIF([.Q94:.S94];&quot;&lt;&gt;*&quot;;[.Q$2:.S$2]))*[.T$2]);&quot;&quot;)">
            <text:p/>
          </table:table-cell>
          <table:table-cell table:formula="of:=IF((LEN([.T94])=0);&quot;&quot;;CONCATENATE(ROUND([.T94];2);&quot; (&quot;;ROUND((([.T94]/[.T$2])*100);2);&quot;%)&quot;))">
            <text:p/>
          </table:table-cell>
          <table:table-cell table:number-columns-repeated="3"/>
          <table:table-cell table:formula="of:=IF(AND(COUNTA([.V94:.X94]);SUMIF([.V94:.X94];&quot;&lt;&gt;*&quot;;[.V$2:.X$2]));((SUMIF([.V94:.X94];&quot;&lt;&gt;*&quot;;[.V94:.X94])/SUMIF([.V94:.X94];&quot;&lt;&gt;*&quot;;[.V$2:.X$2]))*[.Y$2]);&quot;&quot;)">
            <text:p/>
          </table:table-cell>
          <table:table-cell table:formula="of:=IF((LEN([.Y94])=0);&quot;&quot;;CONCATENATE(ROUND([.Y94];2);&quot; (&quot;;ROUND((([.Y94]/[.Y$2])*100);2);&quot;%)&quot;))">
            <text:p/>
          </table:table-cell>
          <table:table-cell table:number-columns-repeated="3"/>
          <table:table-cell table:formula="of:=IF(AND(COUNTA([.AA94:.AC94]);SUMIF([.AA94:.AC94];&quot;&lt;&gt;*&quot;;[.AA$2:.AC$2]));((SUMIF([.AA94:.AC94];&quot;&lt;&gt;*&quot;;[.AA94:.AC94])/SUMIF([.AA94:.AC94];&quot;&lt;&gt;*&quot;;[.AA$2:.AC$2]))*[.AD$2]);&quot;&quot;)">
            <text:p/>
          </table:table-cell>
          <table:table-cell table:formula="of:=IF((LEN([.AD94])=0);&quot;&quot;;CONCATENATE(ROUND([.AD94];2);&quot; (&quot;;ROUND((([.AD94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5])&gt;0);SUM([.G95:.AF95]));([.E95]/SUM( IF(LEN([.J95])&gt;0;[.J$2];0); IF(LEN([.P95])&gt;0;[.P$2];0); IF(LEN([.U95])&gt;0;[.U$2];0); IF(LEN([.Z95])&gt;0;[.Z$2];0); IF(LEN([.AE95])&gt;0;[.AE$2];0) ));&quot;&quot;)">
            <text:p/>
          </table:table-cell>
          <table:table-cell table:formula="of:=IF(LEN([.C95]);SUM(IF(SUM([.G$2:.I$2]);[.J95];0);IF(SUM([.L$2:.N$2]);[.O95];0);IF(SUM([.Q$2:.S$2]);[.T95];0);IF(SUM([.V$2:.X$2]);[.Y95];0);IF(SUM([.AA$2:.AC$2]);[.AD95];0));&quot;&quot;)">
            <text:p/>
          </table:table-cell>
          <table:table-cell table:number-columns-repeated="4"/>
          <table:table-cell table:formula="of:=IF(AND(COUNTA([.G95:.I95]);SUMIF([.G95:.I95];&quot;&lt;&gt;*&quot;;[.G$2:.I$2]));((SUMIF([.G95:.I95];&quot;&lt;&gt;*&quot;;[.G95:.I95])/SUMIF([.G95:.I95];&quot;&lt;&gt;*&quot;;[.G$2:.I$2]))*[.J$2]);&quot;&quot;)">
            <text:p/>
          </table:table-cell>
          <table:table-cell table:formula="of:=IF((LEN([.J95])=0);&quot;&quot;;CONCATENATE(ROUND([.J95];2);&quot; (&quot;;ROUND((([.J95]/[.J$2])*100);2);&quot;%)&quot;))">
            <text:p/>
          </table:table-cell>
          <table:table-cell table:number-columns-repeated="3"/>
          <table:table-cell table:formula="of:=IF(AND(COUNTA([.L95:.N95]);SUMIF([.L95:.N95];&quot;&lt;&gt;*&quot;;[.L$2:.N$2]));((SUMIF([.L95:.N95];&quot;&lt;&gt;*&quot;;[.L95:.N95])/SUMIF([.L95:.N95];&quot;&lt;&gt;*&quot;;[.L$2:.N$2]))*[.O$2]);&quot;&quot;)">
            <text:p/>
          </table:table-cell>
          <table:table-cell table:formula="of:=IF((LEN([.O95])=0);&quot;&quot;;CONCATENATE(ROUND([.O95];2);&quot; (&quot;;ROUND((([.O95]/[.O$2])*100);2);&quot;%)&quot;))">
            <text:p/>
          </table:table-cell>
          <table:table-cell table:number-columns-repeated="3"/>
          <table:table-cell table:formula="of:=IF(AND(COUNTA([.Q95:.S95]);SUMIF([.Q95:.S95];&quot;&lt;&gt;*&quot;;[.Q$2:.S$2]));((SUMIF([.Q95:.S95];&quot;&lt;&gt;*&quot;;[.Q95:.S95])/SUMIF([.Q95:.S95];&quot;&lt;&gt;*&quot;;[.Q$2:.S$2]))*[.T$2]);&quot;&quot;)">
            <text:p/>
          </table:table-cell>
          <table:table-cell table:formula="of:=IF((LEN([.T95])=0);&quot;&quot;;CONCATENATE(ROUND([.T95];2);&quot; (&quot;;ROUND((([.T95]/[.T$2])*100);2);&quot;%)&quot;))">
            <text:p/>
          </table:table-cell>
          <table:table-cell table:number-columns-repeated="3"/>
          <table:table-cell table:formula="of:=IF(AND(COUNTA([.V95:.X95]);SUMIF([.V95:.X95];&quot;&lt;&gt;*&quot;;[.V$2:.X$2]));((SUMIF([.V95:.X95];&quot;&lt;&gt;*&quot;;[.V95:.X95])/SUMIF([.V95:.X95];&quot;&lt;&gt;*&quot;;[.V$2:.X$2]))*[.Y$2]);&quot;&quot;)">
            <text:p/>
          </table:table-cell>
          <table:table-cell table:formula="of:=IF((LEN([.Y95])=0);&quot;&quot;;CONCATENATE(ROUND([.Y95];2);&quot; (&quot;;ROUND((([.Y95]/[.Y$2])*100);2);&quot;%)&quot;))">
            <text:p/>
          </table:table-cell>
          <table:table-cell table:number-columns-repeated="3"/>
          <table:table-cell table:formula="of:=IF(AND(COUNTA([.AA95:.AC95]);SUMIF([.AA95:.AC95];&quot;&lt;&gt;*&quot;;[.AA$2:.AC$2]));((SUMIF([.AA95:.AC95];&quot;&lt;&gt;*&quot;;[.AA95:.AC95])/SUMIF([.AA95:.AC95];&quot;&lt;&gt;*&quot;;[.AA$2:.AC$2]))*[.AD$2]);&quot;&quot;)">
            <text:p/>
          </table:table-cell>
          <table:table-cell table:formula="of:=IF((LEN([.AD95])=0);&quot;&quot;;CONCATENATE(ROUND([.AD95];2);&quot; (&quot;;ROUND((([.AD95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6])&gt;0);SUM([.G96:.AF96]));([.E96]/SUM( IF(LEN([.J96])&gt;0;[.J$2];0); IF(LEN([.P96])&gt;0;[.P$2];0); IF(LEN([.U96])&gt;0;[.U$2];0); IF(LEN([.Z96])&gt;0;[.Z$2];0); IF(LEN([.AE96])&gt;0;[.AE$2];0) ));&quot;&quot;)">
            <text:p/>
          </table:table-cell>
          <table:table-cell table:formula="of:=IF(LEN([.C96]);SUM(IF(SUM([.G$2:.I$2]);[.J96];0);IF(SUM([.L$2:.N$2]);[.O96];0);IF(SUM([.Q$2:.S$2]);[.T96];0);IF(SUM([.V$2:.X$2]);[.Y96];0);IF(SUM([.AA$2:.AC$2]);[.AD96];0));&quot;&quot;)">
            <text:p/>
          </table:table-cell>
          <table:table-cell table:number-columns-repeated="4"/>
          <table:table-cell table:formula="of:=IF(AND(COUNTA([.G96:.I96]);SUMIF([.G96:.I96];&quot;&lt;&gt;*&quot;;[.G$2:.I$2]));((SUMIF([.G96:.I96];&quot;&lt;&gt;*&quot;;[.G96:.I96])/SUMIF([.G96:.I96];&quot;&lt;&gt;*&quot;;[.G$2:.I$2]))*[.J$2]);&quot;&quot;)">
            <text:p/>
          </table:table-cell>
          <table:table-cell table:formula="of:=IF((LEN([.J96])=0);&quot;&quot;;CONCATENATE(ROUND([.J96];2);&quot; (&quot;;ROUND((([.J96]/[.J$2])*100);2);&quot;%)&quot;))">
            <text:p/>
          </table:table-cell>
          <table:table-cell table:number-columns-repeated="3"/>
          <table:table-cell table:formula="of:=IF(AND(COUNTA([.L96:.N96]);SUMIF([.L96:.N96];&quot;&lt;&gt;*&quot;;[.L$2:.N$2]));((SUMIF([.L96:.N96];&quot;&lt;&gt;*&quot;;[.L96:.N96])/SUMIF([.L96:.N96];&quot;&lt;&gt;*&quot;;[.L$2:.N$2]))*[.O$2]);&quot;&quot;)">
            <text:p/>
          </table:table-cell>
          <table:table-cell table:formula="of:=IF((LEN([.O96])=0);&quot;&quot;;CONCATENATE(ROUND([.O96];2);&quot; (&quot;;ROUND((([.O96]/[.O$2])*100);2);&quot;%)&quot;))">
            <text:p/>
          </table:table-cell>
          <table:table-cell table:number-columns-repeated="3"/>
          <table:table-cell table:formula="of:=IF(AND(COUNTA([.Q96:.S96]);SUMIF([.Q96:.S96];&quot;&lt;&gt;*&quot;;[.Q$2:.S$2]));((SUMIF([.Q96:.S96];&quot;&lt;&gt;*&quot;;[.Q96:.S96])/SUMIF([.Q96:.S96];&quot;&lt;&gt;*&quot;;[.Q$2:.S$2]))*[.T$2]);&quot;&quot;)">
            <text:p/>
          </table:table-cell>
          <table:table-cell table:formula="of:=IF((LEN([.T96])=0);&quot;&quot;;CONCATENATE(ROUND([.T96];2);&quot; (&quot;;ROUND((([.T96]/[.T$2])*100);2);&quot;%)&quot;))">
            <text:p/>
          </table:table-cell>
          <table:table-cell table:number-columns-repeated="3"/>
          <table:table-cell table:formula="of:=IF(AND(COUNTA([.V96:.X96]);SUMIF([.V96:.X96];&quot;&lt;&gt;*&quot;;[.V$2:.X$2]));((SUMIF([.V96:.X96];&quot;&lt;&gt;*&quot;;[.V96:.X96])/SUMIF([.V96:.X96];&quot;&lt;&gt;*&quot;;[.V$2:.X$2]))*[.Y$2]);&quot;&quot;)">
            <text:p/>
          </table:table-cell>
          <table:table-cell table:formula="of:=IF((LEN([.Y96])=0);&quot;&quot;;CONCATENATE(ROUND([.Y96];2);&quot; (&quot;;ROUND((([.Y96]/[.Y$2])*100);2);&quot;%)&quot;))">
            <text:p/>
          </table:table-cell>
          <table:table-cell table:number-columns-repeated="3"/>
          <table:table-cell table:formula="of:=IF(AND(COUNTA([.AA96:.AC96]);SUMIF([.AA96:.AC96];&quot;&lt;&gt;*&quot;;[.AA$2:.AC$2]));((SUMIF([.AA96:.AC96];&quot;&lt;&gt;*&quot;;[.AA96:.AC96])/SUMIF([.AA96:.AC96];&quot;&lt;&gt;*&quot;;[.AA$2:.AC$2]))*[.AD$2]);&quot;&quot;)">
            <text:p/>
          </table:table-cell>
          <table:table-cell table:formula="of:=IF((LEN([.AD96])=0);&quot;&quot;;CONCATENATE(ROUND([.AD96];2);&quot; (&quot;;ROUND((([.AD96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7])&gt;0);SUM([.G97:.AF97]));([.E97]/SUM( IF(LEN([.J97])&gt;0;[.J$2];0); IF(LEN([.P97])&gt;0;[.P$2];0); IF(LEN([.U97])&gt;0;[.U$2];0); IF(LEN([.Z97])&gt;0;[.Z$2];0); IF(LEN([.AE97])&gt;0;[.AE$2];0) ));&quot;&quot;)">
            <text:p/>
          </table:table-cell>
          <table:table-cell table:formula="of:=IF(LEN([.C97]);SUM(IF(SUM([.G$2:.I$2]);[.J97];0);IF(SUM([.L$2:.N$2]);[.O97];0);IF(SUM([.Q$2:.S$2]);[.T97];0);IF(SUM([.V$2:.X$2]);[.Y97];0);IF(SUM([.AA$2:.AC$2]);[.AD97];0));&quot;&quot;)">
            <text:p/>
          </table:table-cell>
          <table:table-cell table:number-columns-repeated="4"/>
          <table:table-cell table:formula="of:=IF(AND(COUNTA([.G97:.I97]);SUMIF([.G97:.I97];&quot;&lt;&gt;*&quot;;[.G$2:.I$2]));((SUMIF([.G97:.I97];&quot;&lt;&gt;*&quot;;[.G97:.I97])/SUMIF([.G97:.I97];&quot;&lt;&gt;*&quot;;[.G$2:.I$2]))*[.J$2]);&quot;&quot;)">
            <text:p/>
          </table:table-cell>
          <table:table-cell table:formula="of:=IF((LEN([.J97])=0);&quot;&quot;;CONCATENATE(ROUND([.J97];2);&quot; (&quot;;ROUND((([.J97]/[.J$2])*100);2);&quot;%)&quot;))">
            <text:p/>
          </table:table-cell>
          <table:table-cell table:number-columns-repeated="3"/>
          <table:table-cell table:formula="of:=IF(AND(COUNTA([.L97:.N97]);SUMIF([.L97:.N97];&quot;&lt;&gt;*&quot;;[.L$2:.N$2]));((SUMIF([.L97:.N97];&quot;&lt;&gt;*&quot;;[.L97:.N97])/SUMIF([.L97:.N97];&quot;&lt;&gt;*&quot;;[.L$2:.N$2]))*[.O$2]);&quot;&quot;)">
            <text:p/>
          </table:table-cell>
          <table:table-cell table:formula="of:=IF((LEN([.O97])=0);&quot;&quot;;CONCATENATE(ROUND([.O97];2);&quot; (&quot;;ROUND((([.O97]/[.O$2])*100);2);&quot;%)&quot;))">
            <text:p/>
          </table:table-cell>
          <table:table-cell table:number-columns-repeated="3"/>
          <table:table-cell table:formula="of:=IF(AND(COUNTA([.Q97:.S97]);SUMIF([.Q97:.S97];&quot;&lt;&gt;*&quot;;[.Q$2:.S$2]));((SUMIF([.Q97:.S97];&quot;&lt;&gt;*&quot;;[.Q97:.S97])/SUMIF([.Q97:.S97];&quot;&lt;&gt;*&quot;;[.Q$2:.S$2]))*[.T$2]);&quot;&quot;)">
            <text:p/>
          </table:table-cell>
          <table:table-cell table:formula="of:=IF((LEN([.T97])=0);&quot;&quot;;CONCATENATE(ROUND([.T97];2);&quot; (&quot;;ROUND((([.T97]/[.T$2])*100);2);&quot;%)&quot;))">
            <text:p/>
          </table:table-cell>
          <table:table-cell table:number-columns-repeated="3"/>
          <table:table-cell table:formula="of:=IF(AND(COUNTA([.V97:.X97]);SUMIF([.V97:.X97];&quot;&lt;&gt;*&quot;;[.V$2:.X$2]));((SUMIF([.V97:.X97];&quot;&lt;&gt;*&quot;;[.V97:.X97])/SUMIF([.V97:.X97];&quot;&lt;&gt;*&quot;;[.V$2:.X$2]))*[.Y$2]);&quot;&quot;)">
            <text:p/>
          </table:table-cell>
          <table:table-cell table:formula="of:=IF((LEN([.Y97])=0);&quot;&quot;;CONCATENATE(ROUND([.Y97];2);&quot; (&quot;;ROUND((([.Y97]/[.Y$2])*100);2);&quot;%)&quot;))">
            <text:p/>
          </table:table-cell>
          <table:table-cell table:number-columns-repeated="3"/>
          <table:table-cell table:formula="of:=IF(AND(COUNTA([.AA97:.AC97]);SUMIF([.AA97:.AC97];&quot;&lt;&gt;*&quot;;[.AA$2:.AC$2]));((SUMIF([.AA97:.AC97];&quot;&lt;&gt;*&quot;;[.AA97:.AC97])/SUMIF([.AA97:.AC97];&quot;&lt;&gt;*&quot;;[.AA$2:.AC$2]))*[.AD$2]);&quot;&quot;)">
            <text:p/>
          </table:table-cell>
          <table:table-cell table:formula="of:=IF((LEN([.AD97])=0);&quot;&quot;;CONCATENATE(ROUND([.AD97];2);&quot; (&quot;;ROUND((([.AD97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8])&gt;0);SUM([.G98:.AF98]));([.E98]/SUM( IF(LEN([.J98])&gt;0;[.J$2];0); IF(LEN([.P98])&gt;0;[.P$2];0); IF(LEN([.U98])&gt;0;[.U$2];0); IF(LEN([.Z98])&gt;0;[.Z$2];0); IF(LEN([.AE98])&gt;0;[.AE$2];0) ));&quot;&quot;)">
            <text:p/>
          </table:table-cell>
          <table:table-cell table:formula="of:=IF(LEN([.C98]);SUM(IF(SUM([.G$2:.I$2]);[.J98];0);IF(SUM([.L$2:.N$2]);[.O98];0);IF(SUM([.Q$2:.S$2]);[.T98];0);IF(SUM([.V$2:.X$2]);[.Y98];0);IF(SUM([.AA$2:.AC$2]);[.AD98];0));&quot;&quot;)">
            <text:p/>
          </table:table-cell>
          <table:table-cell table:number-columns-repeated="4"/>
          <table:table-cell table:formula="of:=IF(AND(COUNTA([.G98:.I98]);SUMIF([.G98:.I98];&quot;&lt;&gt;*&quot;;[.G$2:.I$2]));((SUMIF([.G98:.I98];&quot;&lt;&gt;*&quot;;[.G98:.I98])/SUMIF([.G98:.I98];&quot;&lt;&gt;*&quot;;[.G$2:.I$2]))*[.J$2]);&quot;&quot;)">
            <text:p/>
          </table:table-cell>
          <table:table-cell table:formula="of:=IF((LEN([.J98])=0);&quot;&quot;;CONCATENATE(ROUND([.J98];2);&quot; (&quot;;ROUND((([.J98]/[.J$2])*100);2);&quot;%)&quot;))">
            <text:p/>
          </table:table-cell>
          <table:table-cell table:number-columns-repeated="3"/>
          <table:table-cell table:formula="of:=IF(AND(COUNTA([.L98:.N98]);SUMIF([.L98:.N98];&quot;&lt;&gt;*&quot;;[.L$2:.N$2]));((SUMIF([.L98:.N98];&quot;&lt;&gt;*&quot;;[.L98:.N98])/SUMIF([.L98:.N98];&quot;&lt;&gt;*&quot;;[.L$2:.N$2]))*[.O$2]);&quot;&quot;)">
            <text:p/>
          </table:table-cell>
          <table:table-cell table:formula="of:=IF((LEN([.O98])=0);&quot;&quot;;CONCATENATE(ROUND([.O98];2);&quot; (&quot;;ROUND((([.O98]/[.O$2])*100);2);&quot;%)&quot;))">
            <text:p/>
          </table:table-cell>
          <table:table-cell table:number-columns-repeated="3"/>
          <table:table-cell table:formula="of:=IF(AND(COUNTA([.Q98:.S98]);SUMIF([.Q98:.S98];&quot;&lt;&gt;*&quot;;[.Q$2:.S$2]));((SUMIF([.Q98:.S98];&quot;&lt;&gt;*&quot;;[.Q98:.S98])/SUMIF([.Q98:.S98];&quot;&lt;&gt;*&quot;;[.Q$2:.S$2]))*[.T$2]);&quot;&quot;)">
            <text:p/>
          </table:table-cell>
          <table:table-cell table:formula="of:=IF((LEN([.T98])=0);&quot;&quot;;CONCATENATE(ROUND([.T98];2);&quot; (&quot;;ROUND((([.T98]/[.T$2])*100);2);&quot;%)&quot;))">
            <text:p/>
          </table:table-cell>
          <table:table-cell table:number-columns-repeated="3"/>
          <table:table-cell table:formula="of:=IF(AND(COUNTA([.V98:.X98]);SUMIF([.V98:.X98];&quot;&lt;&gt;*&quot;;[.V$2:.X$2]));((SUMIF([.V98:.X98];&quot;&lt;&gt;*&quot;;[.V98:.X98])/SUMIF([.V98:.X98];&quot;&lt;&gt;*&quot;;[.V$2:.X$2]))*[.Y$2]);&quot;&quot;)">
            <text:p/>
          </table:table-cell>
          <table:table-cell table:formula="of:=IF((LEN([.Y98])=0);&quot;&quot;;CONCATENATE(ROUND([.Y98];2);&quot; (&quot;;ROUND((([.Y98]/[.Y$2])*100);2);&quot;%)&quot;))">
            <text:p/>
          </table:table-cell>
          <table:table-cell table:number-columns-repeated="3"/>
          <table:table-cell table:formula="of:=IF(AND(COUNTA([.AA98:.AC98]);SUMIF([.AA98:.AC98];&quot;&lt;&gt;*&quot;;[.AA$2:.AC$2]));((SUMIF([.AA98:.AC98];&quot;&lt;&gt;*&quot;;[.AA98:.AC98])/SUMIF([.AA98:.AC98];&quot;&lt;&gt;*&quot;;[.AA$2:.AC$2]))*[.AD$2]);&quot;&quot;)">
            <text:p/>
          </table:table-cell>
          <table:table-cell table:formula="of:=IF((LEN([.AD98])=0);&quot;&quot;;CONCATENATE(ROUND([.AD98];2);&quot; (&quot;;ROUND((([.AD98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99])&gt;0);SUM([.G99:.AF99]));([.E99]/SUM( IF(LEN([.J99])&gt;0;[.J$2];0); IF(LEN([.P99])&gt;0;[.P$2];0); IF(LEN([.U99])&gt;0;[.U$2];0); IF(LEN([.Z99])&gt;0;[.Z$2];0); IF(LEN([.AE99])&gt;0;[.AE$2];0) ));&quot;&quot;)">
            <text:p/>
          </table:table-cell>
          <table:table-cell table:formula="of:=IF(LEN([.C99]);SUM(IF(SUM([.G$2:.I$2]);[.J99];0);IF(SUM([.L$2:.N$2]);[.O99];0);IF(SUM([.Q$2:.S$2]);[.T99];0);IF(SUM([.V$2:.X$2]);[.Y99];0);IF(SUM([.AA$2:.AC$2]);[.AD99];0));&quot;&quot;)">
            <text:p/>
          </table:table-cell>
          <table:table-cell table:number-columns-repeated="4"/>
          <table:table-cell table:formula="of:=IF(AND(COUNTA([.G99:.I99]);SUMIF([.G99:.I99];&quot;&lt;&gt;*&quot;;[.G$2:.I$2]));((SUMIF([.G99:.I99];&quot;&lt;&gt;*&quot;;[.G99:.I99])/SUMIF([.G99:.I99];&quot;&lt;&gt;*&quot;;[.G$2:.I$2]))*[.J$2]);&quot;&quot;)">
            <text:p/>
          </table:table-cell>
          <table:table-cell table:formula="of:=IF((LEN([.J99])=0);&quot;&quot;;CONCATENATE(ROUND([.J99];2);&quot; (&quot;;ROUND((([.J99]/[.J$2])*100);2);&quot;%)&quot;))">
            <text:p/>
          </table:table-cell>
          <table:table-cell table:number-columns-repeated="3"/>
          <table:table-cell table:formula="of:=IF(AND(COUNTA([.L99:.N99]);SUMIF([.L99:.N99];&quot;&lt;&gt;*&quot;;[.L$2:.N$2]));((SUMIF([.L99:.N99];&quot;&lt;&gt;*&quot;;[.L99:.N99])/SUMIF([.L99:.N99];&quot;&lt;&gt;*&quot;;[.L$2:.N$2]))*[.O$2]);&quot;&quot;)">
            <text:p/>
          </table:table-cell>
          <table:table-cell table:formula="of:=IF((LEN([.O99])=0);&quot;&quot;;CONCATENATE(ROUND([.O99];2);&quot; (&quot;;ROUND((([.O99]/[.O$2])*100);2);&quot;%)&quot;))">
            <text:p/>
          </table:table-cell>
          <table:table-cell table:number-columns-repeated="3"/>
          <table:table-cell table:formula="of:=IF(AND(COUNTA([.Q99:.S99]);SUMIF([.Q99:.S99];&quot;&lt;&gt;*&quot;;[.Q$2:.S$2]));((SUMIF([.Q99:.S99];&quot;&lt;&gt;*&quot;;[.Q99:.S99])/SUMIF([.Q99:.S99];&quot;&lt;&gt;*&quot;;[.Q$2:.S$2]))*[.T$2]);&quot;&quot;)">
            <text:p/>
          </table:table-cell>
          <table:table-cell table:formula="of:=IF((LEN([.T99])=0);&quot;&quot;;CONCATENATE(ROUND([.T99];2);&quot; (&quot;;ROUND((([.T99]/[.T$2])*100);2);&quot;%)&quot;))">
            <text:p/>
          </table:table-cell>
          <table:table-cell table:number-columns-repeated="3"/>
          <table:table-cell table:formula="of:=IF(AND(COUNTA([.V99:.X99]);SUMIF([.V99:.X99];&quot;&lt;&gt;*&quot;;[.V$2:.X$2]));((SUMIF([.V99:.X99];&quot;&lt;&gt;*&quot;;[.V99:.X99])/SUMIF([.V99:.X99];&quot;&lt;&gt;*&quot;;[.V$2:.X$2]))*[.Y$2]);&quot;&quot;)">
            <text:p/>
          </table:table-cell>
          <table:table-cell table:formula="of:=IF((LEN([.Y99])=0);&quot;&quot;;CONCATENATE(ROUND([.Y99];2);&quot; (&quot;;ROUND((([.Y99]/[.Y$2])*100);2);&quot;%)&quot;))">
            <text:p/>
          </table:table-cell>
          <table:table-cell table:number-columns-repeated="3"/>
          <table:table-cell table:formula="of:=IF(AND(COUNTA([.AA99:.AC99]);SUMIF([.AA99:.AC99];&quot;&lt;&gt;*&quot;;[.AA$2:.AC$2]));((SUMIF([.AA99:.AC99];&quot;&lt;&gt;*&quot;;[.AA99:.AC99])/SUMIF([.AA99:.AC99];&quot;&lt;&gt;*&quot;;[.AA$2:.AC$2]))*[.AD$2]);&quot;&quot;)">
            <text:p/>
          </table:table-cell>
          <table:table-cell table:formula="of:=IF((LEN([.AD99])=0);&quot;&quot;;CONCATENATE(ROUND([.AD99];2);&quot; (&quot;;ROUND((([.AD99]/[.AD$2])*100);2);&quot;%)&quot;))">
            <text:p/>
          </table:table-cell>
          <table:table-cell table:number-columns-repeated="993"/>
        </table:table-row>
        <table:table-row table:style-name="ro2">
          <table:table-cell table:number-columns-repeated="2"/>
          <table:table-cell/>
          <table:table-cell table:formula="of:=IF(AND((LEN([.C100])&gt;0);SUM([.G100:.AF100]));([.E100]/SUM( IF(LEN([.J100])&gt;0;[.J$2];0); IF(LEN([.P100])&gt;0;[.P$2];0); IF(LEN([.U100])&gt;0;[.U$2];0); IF(LEN([.Z100])&gt;0;[.Z$2];0); IF(LEN([.AE100])&gt;0;[.AE$2];0) ));&quot;&quot;)">
            <text:p/>
          </table:table-cell>
          <table:table-cell table:formula="of:=IF(LEN([.C100]);SUM(IF(SUM([.G$2:.I$2]);[.J100];0);IF(SUM([.L$2:.N$2]);[.O100];0);IF(SUM([.Q$2:.S$2]);[.T100];0);IF(SUM([.V$2:.X$2]);[.Y100];0);IF(SUM([.AA$2:.AC$2]);[.AD100];0));&quot;&quot;)">
            <text:p/>
          </table:table-cell>
          <table:table-cell table:number-columns-repeated="4"/>
          <table:table-cell table:formula="of:=IF(AND(COUNTA([.G100:.I100]);SUMIF([.G100:.I100];&quot;&lt;&gt;*&quot;;[.G$2:.I$2]));((SUMIF([.G100:.I100];&quot;&lt;&gt;*&quot;;[.G100:.I100])/SUMIF([.G100:.I100];&quot;&lt;&gt;*&quot;;[.G$2:.I$2]))*[.J$2]);&quot;&quot;)">
            <text:p/>
          </table:table-cell>
          <table:table-cell table:formula="of:=IF((LEN([.J100])=0);&quot;&quot;;CONCATENATE(ROUND([.J100];2);&quot; (&quot;;ROUND((([.J100]/[.J$2])*100);2);&quot;%)&quot;))">
            <text:p/>
          </table:table-cell>
          <table:table-cell table:number-columns-repeated="3"/>
          <table:table-cell table:formula="of:=IF(AND(COUNTA([.L100:.N100]);SUMIF([.L100:.N100];&quot;&lt;&gt;*&quot;;[.L$2:.N$2]));((SUMIF([.L100:.N100];&quot;&lt;&gt;*&quot;;[.L100:.N100])/SUMIF([.L100:.N100];&quot;&lt;&gt;*&quot;;[.L$2:.N$2]))*[.O$2]);&quot;&quot;)">
            <text:p/>
          </table:table-cell>
          <table:table-cell table:formula="of:=IF((LEN([.O100])=0);&quot;&quot;;CONCATENATE(ROUND([.O100];2);&quot; (&quot;;ROUND((([.O100]/[.O$2])*100);2);&quot;%)&quot;))">
            <text:p/>
          </table:table-cell>
          <table:table-cell table:number-columns-repeated="3"/>
          <table:table-cell table:formula="of:=IF(AND(COUNTA([.Q100:.S100]);SUMIF([.Q100:.S100];&quot;&lt;&gt;*&quot;;[.Q$2:.S$2]));((SUMIF([.Q100:.S100];&quot;&lt;&gt;*&quot;;[.Q100:.S100])/SUMIF([.Q100:.S100];&quot;&lt;&gt;*&quot;;[.Q$2:.S$2]))*[.T$2]);&quot;&quot;)">
            <text:p/>
          </table:table-cell>
          <table:table-cell table:formula="of:=IF((LEN([.T100])=0);&quot;&quot;;CONCATENATE(ROUND([.T100];2);&quot; (&quot;;ROUND((([.T100]/[.T$2])*100);2);&quot;%)&quot;))">
            <text:p/>
          </table:table-cell>
          <table:table-cell table:number-columns-repeated="3"/>
          <table:table-cell table:formula="of:=IF(AND(COUNTA([.V100:.X100]);SUMIF([.V100:.X100];&quot;&lt;&gt;*&quot;;[.V$2:.X$2]));((SUMIF([.V100:.X100];&quot;&lt;&gt;*&quot;;[.V100:.X100])/SUMIF([.V100:.X100];&quot;&lt;&gt;*&quot;;[.V$2:.X$2]))*[.Y$2]);&quot;&quot;)">
            <text:p/>
          </table:table-cell>
          <table:table-cell table:formula="of:=IF((LEN([.Y100])=0);&quot;&quot;;CONCATENATE(ROUND([.Y100];2);&quot; (&quot;;ROUND((([.Y100]/[.Y$2])*100);2);&quot;%)&quot;))">
            <text:p/>
          </table:table-cell>
          <table:table-cell table:number-columns-repeated="3"/>
          <table:table-cell table:formula="of:=IF(AND(COUNTA([.AA100:.AC100]);SUMIF([.AA100:.AC100];&quot;&lt;&gt;*&quot;;[.AA$2:.AC$2]));((SUMIF([.AA100:.AC100];&quot;&lt;&gt;*&quot;;[.AA100:.AC100])/SUMIF([.AA100:.AC100];&quot;&lt;&gt;*&quot;;[.AA$2:.AC$2]))*[.AD$2]);&quot;&quot;)">
            <text:p/>
          </table:table-cell>
          <table:table-cell table:formula="of:=IF((LEN([.AD100])=0);&quot;&quot;;CONCATENATE(ROUND([.AD100];2);&quot; (&quot;;ROUND((([.AD100]/[.AD$2])*100);2);&quot;%)&quot;))">
            <text:p/>
          </table:table-cell>
          <table:table-cell table:number-columns-repeated="993"/>
        </table:table-row>
      </table:table>
      <table:table table:name="Category Weight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1019" table:default-cell-style-name="Default"/>
        <table:table-row table:style-name="ro2">
          <table:table-cell table:style-name="ce22" office:value-type="string">
            <text:p>Category</text:p>
          </table:table-cell>
          <table:table-cell table:style-name="ce22" office:value-type="string">
            <text:p>Nominal</text:p>
          </table:table-cell>
          <table:table-cell table:style-name="ce22" office:value-type="string">
            <text:p>Tri 1 2010</text:p>
          </table:table-cell>
          <table:table-cell table:style-name="ce22" office:value-type="string">
            <text:p>Tri 2 2010</text:p>
          </table:table-cell>
          <table:table-cell table:style-name="ce22" office:value-type="string">
            <text:p>Tri 3 201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Interim Assessment</text:p>
          </table:table-cell>
          <table:table-cell table:style-name="ce26" office:value-type="percentage" office:value="0.25">
            <text:p>25.00%</text:p>
          </table:table-cell>
          <table:table-cell table:style-name="ce30" office:value-type="percentage" office:value="0.2">
            <text:p>20.00%</text:p>
          </table:table-cell>
          <table:table-cell table:style-name="ce30" office:value-type="percentage" office:value="0.25">
            <text:p>25.00%</text:p>
          </table:table-cell>
          <table:table-cell table:style-name="ce30" office:value-type="percentage" office:value="0.3">
            <text:p>30.00%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Non-IA</text:p>
          </table:table-cell>
          <table:table-cell table:style-name="ce27" table:formula="of:=SUM([.B4:.B7])" office:value-type="percentage" office:value="0.75">
            <text:p>75.00%</text:p>
          </table:table-cell>
          <table:table-cell table:style-name="ce31" table:formula="of:=1-[.C2]" office:value-type="percentage" office:value="0.8">
            <text:p>80.00%</text:p>
          </table:table-cell>
          <table:table-cell table:style-name="ce31" table:formula="of:=1-[.D2]" office:value-type="percentage" office:value="0.75">
            <text:p>75.00%</text:p>
          </table:table-cell>
          <table:table-cell table:style-name="ce31" table:formula="of:=1-[.E2]" office:value-type="percentage" office:value="0.7">
            <text:p>70.00%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ests and Quizzes</text:p>
          </table:table-cell>
          <table:table-cell table:style-name="ce26" office:value-type="percentage" office:value="0.25">
            <text:p>25.00%</text:p>
          </table:table-cell>
          <table:table-cell table:style-name="ce30" table:formula="of:=([.$B4]/[.$B$3])*[.C$3]" office:value-type="percentage" office:value="0.266666666666667">
            <text:p>26.67%</text:p>
          </table:table-cell>
          <table:table-cell table:style-name="ce30" table:formula="of:=([.$B4]/[.$B$3])*[.D$3]" office:value-type="percentage" office:value="0.25">
            <text:p>25.00%</text:p>
          </table:table-cell>
          <table:table-cell table:style-name="ce30" table:formula="of:=([.$B4]/[.$B$3])*[.E$3]" office:value-type="percentage" office:value="0.233333333333333">
            <text:p>23.33%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lass Participation</text:p>
          </table:table-cell>
          <table:table-cell table:style-name="ce26" office:value-type="percentage" office:value="0.1">
            <text:p>10.00%</text:p>
          </table:table-cell>
          <table:table-cell table:style-name="ce30" table:formula="of:=([.$B5]/[.$B$3])*[.C$3]" office:value-type="percentage" office:value="0.106666666666667">
            <text:p>10.67%</text:p>
          </table:table-cell>
          <table:table-cell table:style-name="ce30" table:formula="of:=([.$B5]/[.$B$3])*[.D$3]" office:value-type="percentage" office:value="0.1">
            <text:p>10.00%</text:p>
          </table:table-cell>
          <table:table-cell table:style-name="ce30" table:formula="of:=([.$B5]/[.$B$3])*[.E$3]" office:value-type="percentage" office:value="0.0933333333333333">
            <text:p>9.33%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Homework</text:p>
          </table:table-cell>
          <table:table-cell table:style-name="ce26" office:value-type="percentage" office:value="0.2">
            <text:p>20.00%</text:p>
          </table:table-cell>
          <table:table-cell table:style-name="ce30" table:formula="of:=([.$B6]/[.$B$3])*[.C$3]" office:value-type="percentage" office:value="0.213333333333333">
            <text:p>21.33%</text:p>
          </table:table-cell>
          <table:table-cell table:style-name="ce30" table:formula="of:=([.$B6]/[.$B$3])*[.D$3]" office:value-type="percentage" office:value="0.2">
            <text:p>20.00%</text:p>
          </table:table-cell>
          <table:table-cell table:style-name="ce30" table:formula="of:=([.$B6]/[.$B$3])*[.E$3]" office:value-type="percentage" office:value="0.186666666666667">
            <text:p>18.67%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Departmental Project</text:p>
          </table:table-cell>
          <table:table-cell table:style-name="ce26" office:value-type="percentage" office:value="0.2">
            <text:p>20.00%</text:p>
          </table:table-cell>
          <table:table-cell table:style-name="ce30" table:formula="of:=([.$B7]/[.$B$3])*[.C$3]" office:value-type="percentage" office:value="0.213333333333333">
            <text:p>21.33%</text:p>
          </table:table-cell>
          <table:table-cell table:style-name="ce30" table:formula="of:=([.$B7]/[.$B$3])*[.D$3]" office:value-type="percentage" office:value="0.2">
            <text:p>20.00%</text:p>
          </table:table-cell>
          <table:table-cell table:style-name="ce30" table:formula="of:=([.$B7]/[.$B$3])*[.E$3]" office:value-type="percentage" office:value="0.186666666666667">
            <text:p>18.67%</text:p>
          </table:table-cell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5" office:value-type="string">
            <text:p>Sum</text:p>
          </table:table-cell>
          <table:table-cell table:style-name="ce29" table:formula="of:=SUM([.B2];[.B4:.B7])" office:value-type="percentage" office:value="1">
            <text:p>100.00%</text:p>
          </table:table-cell>
          <table:table-cell table:style-name="ce29" table:formula="of:=SUM([.C2];[.C4:.C7])" office:value-type="percentage" office:value="1">
            <text:p>100.00%</text:p>
          </table:table-cell>
          <table:table-cell table:style-name="ce29" table:formula="of:=SUM([.D2];[.D4:.D7])" office:value-type="percentage" office:value="1">
            <text:p>100.00%</text:p>
          </table:table-cell>
          <table:table-cell table:style-name="ce29" table:formula="of:=SUM([.E2];[.E4:.E7])" office:value-type="percentage" office:value="1">
            <text:p>100.00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5" table:number-rows-spanned="1">
            <text:p>NOTE: If your course does not use a departmental project, adjust the Nominal column accordingly. The spreadsheet will then recalculate affected weights automatically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ersion 20110406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number:number-style style:name="N132">
      <number:number number:decimal-places="2" number:min-integer-digits="1"/>
      <number:text>%</number:text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00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4-06T00:56:27</dc:date>
    <meta:print-date>1969-12-31T16:00:00</meta:print-date>
    <dc:creator>John Milner</dc:creator>
    <meta:editing-duration>PT56M45S</meta:editing-duration>
    <meta:editing-cycles>13</meta:editing-cycles>
    <meta:generator>LibreOffice/3.3$Unix LibreOffice_project/330m19$Build-6</meta:generator>
    <meta:document-statistic meta:table-count="4" meta:cell-count="3987" meta:object-count="0"/>
  </office:meta>
</office:document-meta>
</file>